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022cm" svg:height="15.199cm" svg:x="12.934cm" svg:y="0.446cm">
            <draw:object draw:notify-on-update-of-ranges="LOGGER01.B1:LOGGER01.B1 LOGGER01.B2:LOGGER01.B1808 LOGGER01.C1:LOGGER01.C1 LOGGER01.C2:LOGGER01.C18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41" calcext:value-type="float">
            <text:p>1.41</text:p>
          </table:table-cell>
          <table:table-cell office:value-type="float" office:value="141.4" calcext:value-type="float">
            <text:p>141.4</text:p>
          </table:table-cell>
          <table:table-cell office:value-type="float" office:value="199.96" calcext:value-type="float">
            <text:p>199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3" calcext:value-type="float">
            <text:p>15683</text:p>
          </table:table-cell>
          <table:table-cell table:formula="of:=[.A3]/1000/(60*60*24)" office:value-type="time" office:time-value="PT00H00M15.683S" calcext:value-type="time">
            <text:p>00:00:16</text:p>
          </table:table-cell>
          <table:table-cell office:value-type="float" office:value="1.41" calcext:value-type="float">
            <text:p>1.41</text:p>
          </table:table-cell>
          <table:table-cell office:value-type="float" office:value="141.1" calcext:value-type="float">
            <text:p>141.1</text:p>
          </table:table-cell>
          <table:table-cell office:value-type="float" office:value="198.97" calcext:value-type="float">
            <text:p>198.97</text:p>
          </table:table-cell>
          <table:table-cell office:value-type="float" office:value="0.62" calcext:value-type="float">
            <text:p>0.62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31683" calcext:value-type="float">
            <text:p>31683</text:p>
          </table:table-cell>
          <table:table-cell table:formula="of:=[.A4]/1000/(60*60*24)" office:value-type="time" office:time-value="PT00H00M31.683S" calcext:value-type="time">
            <text:p>00:00:32</text:p>
          </table:table-cell>
          <table:table-cell office:value-type="float" office:value="1.41" calcext:value-type="float">
            <text:p>1.41</text:p>
          </table:table-cell>
          <table:table-cell office:value-type="float" office:value="140.8" calcext:value-type="float">
            <text:p>140.8</text:p>
          </table:table-cell>
          <table:table-cell office:value-type="float" office:value="197.98" calcext:value-type="float">
            <text:p>197.98</text:p>
          </table:table-cell>
          <table:table-cell office:value-type="float" office:value="1.24" calcext:value-type="float">
            <text:p>1.24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7683" calcext:value-type="float">
            <text:p>47683</text:p>
          </table:table-cell>
          <table:table-cell table:formula="of:=[.A5]/1000/(60*60*24)" office:value-type="time" office:time-value="PT00H00M47.683S" calcext:value-type="time">
            <text:p>00:00:48</text:p>
          </table:table-cell>
          <table:table-cell office:value-type="float" office:value="1.4" calcext:value-type="float">
            <text:p>1.4</text:p>
          </table:table-cell>
          <table:table-cell office:value-type="float" office:value="140.7" calcext:value-type="float">
            <text:p>140.7</text:p>
          </table:table-cell>
          <table:table-cell office:value-type="float" office:value="197.27" calcext:value-type="float">
            <text:p>197.27</text:p>
          </table:table-cell>
          <table:table-cell office:value-type="float" office:value="1.87" calcext:value-type="float">
            <text:p>1.87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63683" calcext:value-type="float">
            <text:p>63683</text:p>
          </table:table-cell>
          <table:table-cell table:formula="of:=[.A6]/1000/(60*60*24)" office:value-type="time" office:time-value="PT00H01M03.683S" calcext:value-type="time">
            <text:p>00:01:04</text:p>
          </table:table-cell>
          <table:table-cell office:value-type="float" office:value="1.4" calcext:value-type="float">
            <text:p>1.4</text:p>
          </table:table-cell>
          <table:table-cell office:value-type="float" office:value="140.5" calcext:value-type="float">
            <text:p>140.5</text:p>
          </table:table-cell>
          <table:table-cell office:value-type="float" office:value="196.99" calcext:value-type="float">
            <text:p>196.99</text:p>
          </table:table-cell>
          <table:table-cell office:value-type="float" office:value="2.49" calcext:value-type="float">
            <text:p>2.4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79683" calcext:value-type="float">
            <text:p>79683</text:p>
          </table:table-cell>
          <table:table-cell table:formula="of:=[.A7]/1000/(60*60*24)" office:value-type="time" office:time-value="PT00H01M19.683S" calcext:value-type="time">
            <text:p>00:01:20</text:p>
          </table:table-cell>
          <table:table-cell office:value-type="float" office:value="1.4" calcext:value-type="float">
            <text:p>1.4</text:p>
          </table:table-cell>
          <table:table-cell office:value-type="float" office:value="140.3" calcext:value-type="float">
            <text:p>140.3</text:p>
          </table:table-cell>
          <table:table-cell office:value-type="float" office:value="196.71" calcext:value-type="float">
            <text:p>196.71</text:p>
          </table:table-cell>
          <table:table-cell office:value-type="float" office:value="3.12" calcext:value-type="float">
            <text:p>3.12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95683" calcext:value-type="float">
            <text:p>95683</text:p>
          </table:table-cell>
          <table:table-cell table:formula="of:=[.A8]/1000/(60*60*24)" office:value-type="time" office:time-value="PT00H01M35.683S" calcext:value-type="time">
            <text:p>00:01:36</text:p>
          </table:table-cell>
          <table:table-cell office:value-type="float" office:value="1.4" calcext:value-type="float">
            <text:p>1.4</text:p>
          </table:table-cell>
          <table:table-cell office:value-type="float" office:value="140.1" calcext:value-type="float">
            <text:p>140.1</text:p>
          </table:table-cell>
          <table:table-cell office:value-type="float" office:value="195.86" calcext:value-type="float">
            <text:p>195.86</text:p>
          </table:table-cell>
          <table:table-cell office:value-type="float" office:value="3.74" calcext:value-type="float">
            <text:p>3.74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111683" calcext:value-type="float">
            <text:p>111683</text:p>
          </table:table-cell>
          <table:table-cell table:formula="of:=[.A9]/1000/(60*60*24)" office:value-type="time" office:time-value="PT00H01M51.683S" calcext:value-type="time">
            <text:p>00:01:52</text:p>
          </table:table-cell>
          <table:table-cell office:value-type="float" office:value="1.4" calcext:value-type="float">
            <text:p>1.4</text:p>
          </table:table-cell>
          <table:table-cell office:value-type="float" office:value="140" calcext:value-type="float">
            <text:p>140</text:p>
          </table:table-cell>
          <table:table-cell office:value-type="float" office:value="195.72" calcext:value-type="float">
            <text:p>195.72</text:p>
          </table:table-cell>
          <table:table-cell office:value-type="float" office:value="4.36" calcext:value-type="float">
            <text:p>4.36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float" office:value="127683" calcext:value-type="float">
            <text:p>127683</text:p>
          </table:table-cell>
          <table:table-cell table:formula="of:=[.A10]/1000/(60*60*24)" office:value-type="time" office:time-value="PT00H02M07.683S" calcext:value-type="time">
            <text:p>00:02:08</text:p>
          </table:table-cell>
          <table:table-cell office:value-type="float" office:value="1.4" calcext:value-type="float">
            <text:p>1.4</text:p>
          </table:table-cell>
          <table:table-cell office:value-type="float" office:value="139.9" calcext:value-type="float">
            <text:p>139.9</text:p>
          </table:table-cell>
          <table:table-cell office:value-type="float" office:value="195.58" calcext:value-type="float">
            <text:p>195.58</text:p>
          </table:table-cell>
          <table:table-cell office:value-type="float" office:value="4.98" calcext:value-type="float">
            <text:p>4.98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float" office:value="143683" calcext:value-type="float">
            <text:p>143683</text:p>
          </table:table-cell>
          <table:table-cell table:formula="of:=[.A11]/1000/(60*60*24)" office:value-type="time" office:time-value="PT00H02M23.683S" calcext:value-type="time">
            <text:p>00:02:24</text:p>
          </table:table-cell>
          <table:table-cell office:value-type="float" office:value="1.39" calcext:value-type="float">
            <text:p>1.39</text:p>
          </table:table-cell>
          <table:table-cell office:value-type="float" office:value="139.8" calcext:value-type="float">
            <text:p>139.8</text:p>
          </table:table-cell>
          <table:table-cell office:value-type="float" office:value="194.88" calcext:value-type="float">
            <text:p>194.88</text:p>
          </table:table-cell>
          <table:table-cell office:value-type="float" office:value="5.61" calcext:value-type="float">
            <text:p>5.61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159683" calcext:value-type="float">
            <text:p>159683</text:p>
          </table:table-cell>
          <table:table-cell table:formula="of:=[.A12]/1000/(60*60*24)" office:value-type="time" office:time-value="PT00H02M39.683S" calcext:value-type="time">
            <text:p>00:02:40</text:p>
          </table:table-cell>
          <table:table-cell office:value-type="float" office:value="1.39" calcext:value-type="float">
            <text:p>1.39</text:p>
          </table:table-cell>
          <table:table-cell office:value-type="float" office:value="139.6" calcext:value-type="float">
            <text:p>139.6</text:p>
          </table:table-cell>
          <table:table-cell office:value-type="float" office:value="194.6" calcext:value-type="float">
            <text:p>194.6</text:p>
          </table:table-cell>
          <table:table-cell office:value-type="float" office:value="6.23" calcext:value-type="float">
            <text:p>6.23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75683" calcext:value-type="float">
            <text:p>175683</text:p>
          </table:table-cell>
          <table:table-cell table:formula="of:=[.A13]/1000/(60*60*24)" office:value-type="time" office:time-value="PT00H02M55.683S" calcext:value-type="time">
            <text:p>00:02:56</text:p>
          </table:table-cell>
          <table:table-cell office:value-type="float" office:value="1.39" calcext:value-type="float">
            <text:p>1.39</text:p>
          </table:table-cell>
          <table:table-cell office:value-type="float" office:value="139.5" calcext:value-type="float">
            <text:p>139.5</text:p>
          </table:table-cell>
          <table:table-cell office:value-type="float" office:value="194.46" calcext:value-type="float">
            <text:p>194.46</text:p>
          </table:table-cell>
          <table:table-cell office:value-type="float" office:value="6.85" calcext:value-type="float">
            <text:p>6.85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191683" calcext:value-type="float">
            <text:p>191683</text:p>
          </table:table-cell>
          <table:table-cell table:formula="of:=[.A14]/1000/(60*60*24)" office:value-type="time" office:time-value="PT00H03M11.683S" calcext:value-type="time">
            <text:p>00:03:12</text:p>
          </table:table-cell>
          <table:table-cell office:value-type="float" office:value="1.39" calcext:value-type="float">
            <text:p>1.39</text:p>
          </table:table-cell>
          <table:table-cell office:value-type="float" office:value="139.4" calcext:value-type="float">
            <text:p>139.4</text:p>
          </table:table-cell>
          <table:table-cell office:value-type="float" office:value="193.76" calcext:value-type="float">
            <text:p>193.76</text:p>
          </table:table-cell>
          <table:table-cell office:value-type="float" office:value="7.47" calcext:value-type="float">
            <text:p>7.47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207683" calcext:value-type="float">
            <text:p>207683</text:p>
          </table:table-cell>
          <table:table-cell table:formula="of:=[.A15]/1000/(60*60*24)" office:value-type="time" office:time-value="PT00H03M27.683S" calcext:value-type="time">
            <text:p>00:03:28</text:p>
          </table:table-cell>
          <table:table-cell office:value-type="float" office:value="1.39" calcext:value-type="float">
            <text:p>1.39</text:p>
          </table:table-cell>
          <table:table-cell office:value-type="float" office:value="139.3" calcext:value-type="float">
            <text:p>139.3</text:p>
          </table:table-cell>
          <table:table-cell office:value-type="float" office:value="193.62" calcext:value-type="float">
            <text:p>193.62</text:p>
          </table:table-cell>
          <table:table-cell office:value-type="float" office:value="8.09" calcext:value-type="float">
            <text:p>8.09</text:p>
          </table:table-cell>
          <table:table-cell office:value-type="float" office:value="11.31" calcext:value-type="float">
            <text:p>11.31</text:p>
          </table:table-cell>
        </table:table-row>
        <table:table-row table:style-name="ro1">
          <table:table-cell office:value-type="float" office:value="223683" calcext:value-type="float">
            <text:p>223683</text:p>
          </table:table-cell>
          <table:table-cell table:formula="of:=[.A16]/1000/(60*60*24)" office:value-type="time" office:time-value="PT00H03M43.683S" calcext:value-type="time">
            <text:p>00:03:44</text:p>
          </table:table-cell>
          <table:table-cell office:value-type="float" office:value="1.39" calcext:value-type="float">
            <text:p>1.39</text:p>
          </table:table-cell>
          <table:table-cell office:value-type="float" office:value="139.2" calcext:value-type="float">
            <text:p>139.2</text:p>
          </table:table-cell>
          <table:table-cell office:value-type="float" office:value="193.48" calcext:value-type="float">
            <text:p>193.48</text:p>
          </table:table-cell>
          <table:table-cell office:value-type="float" office:value="8.7" calcext:value-type="float">
            <text:p>8.7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float" office:value="239683" calcext:value-type="float">
            <text:p>239683</text:p>
          </table:table-cell>
          <table:table-cell table:formula="of:=[.A17]/1000/(60*60*24)" office:value-type="time" office:time-value="PT00H03M59.683S" calcext:value-type="time">
            <text:p>00:04:00</text:p>
          </table:table-cell>
          <table:table-cell office:value-type="float" office:value="1.39" calcext:value-type="float">
            <text:p>1.39</text:p>
          </table:table-cell>
          <table:table-cell office:value-type="float" office:value="139" calcext:value-type="float">
            <text:p>139</text:p>
          </table:table-cell>
          <table:table-cell office:value-type="float" office:value="192.64" calcext:value-type="float">
            <text:p>192.64</text:p>
          </table:table-cell>
          <table:table-cell office:value-type="float" office:value="9.32" calcext:value-type="float">
            <text:p>9.32</text:p>
          </table:table-cell>
          <table:table-cell office:value-type="float" office:value="13.03" calcext:value-type="float">
            <text:p>13.03</text:p>
          </table:table-cell>
        </table:table-row>
        <table:table-row table:style-name="ro1">
          <table:table-cell office:value-type="float" office:value="255683" calcext:value-type="float">
            <text:p>255683</text:p>
          </table:table-cell>
          <table:table-cell table:formula="of:=[.A18]/1000/(60*60*24)" office:value-type="time" office:time-value="PT00H04M15.683S" calcext:value-type="time">
            <text:p>00:04:16</text:p>
          </table:table-cell>
          <table:table-cell office:value-type="float" office:value="1.39" calcext:value-type="float">
            <text:p>1.39</text:p>
          </table:table-cell>
          <table:table-cell office:value-type="float" office:value="138.9" calcext:value-type="float">
            <text:p>138.9</text:p>
          </table:table-cell>
          <table:table-cell office:value-type="float" office:value="192.5" calcext:value-type="float">
            <text:p>192.5</text:p>
          </table:table-cell>
          <table:table-cell office:value-type="float" office:value="9.94" calcext:value-type="float">
            <text:p>9.94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float" office:value="271683" calcext:value-type="float">
            <text:p>271683</text:p>
          </table:table-cell>
          <table:table-cell table:formula="of:=[.A19]/1000/(60*60*24)" office:value-type="time" office:time-value="PT00H04M31.683S" calcext:value-type="time">
            <text:p>00:04:32</text:p>
          </table:table-cell>
          <table:table-cell office:value-type="float" office:value="1.39" calcext:value-type="float">
            <text:p>1.39</text:p>
          </table:table-cell>
          <table:table-cell office:value-type="float" office:value="138.8" calcext:value-type="float">
            <text:p>138.8</text:p>
          </table:table-cell>
          <table:table-cell office:value-type="float" office:value="192.36" calcext:value-type="float">
            <text:p>192.36</text:p>
          </table:table-cell>
          <table:table-cell office:value-type="float" office:value="10.56" calcext:value-type="float">
            <text:p>10.56</text:p>
          </table:table-cell>
          <table:table-cell office:value-type="float" office:value="14.74" calcext:value-type="float">
            <text:p>14.74</text:p>
          </table:table-cell>
        </table:table-row>
        <table:table-row table:style-name="ro1">
          <table:table-cell office:value-type="float" office:value="287683" calcext:value-type="float">
            <text:p>287683</text:p>
          </table:table-cell>
          <table:table-cell table:formula="of:=[.A20]/1000/(60*60*24)" office:value-type="time" office:time-value="PT00H04M47.683S" calcext:value-type="time">
            <text:p>00:04:48</text:p>
          </table:table-cell>
          <table:table-cell office:value-type="float" office:value="1.39" calcext:value-type="float">
            <text:p>1.39</text:p>
          </table:table-cell>
          <table:table-cell office:value-type="float" office:value="138.7" calcext:value-type="float">
            <text:p>138.7</text:p>
          </table:table-cell>
          <table:table-cell office:value-type="float" office:value="192.22" calcext:value-type="float">
            <text:p>192.22</text:p>
          </table:table-cell>
          <table:table-cell office:value-type="float" office:value="11.17" calcext:value-type="float">
            <text:p>11.17</text:p>
          </table:table-cell>
          <table:table-cell office:value-type="float" office:value="15.59" calcext:value-type="float">
            <text:p>15.59</text:p>
          </table:table-cell>
        </table:table-row>
        <table:table-row table:style-name="ro1">
          <table:table-cell office:value-type="float" office:value="303683" calcext:value-type="float">
            <text:p>303683</text:p>
          </table:table-cell>
          <table:table-cell table:formula="of:=[.A21]/1000/(60*60*24)" office:value-type="time" office:time-value="PT00H05M03.683S" calcext:value-type="time">
            <text:p>00:05:04</text:p>
          </table:table-cell>
          <table:table-cell office:value-type="float" office:value="1.38" calcext:value-type="float">
            <text:p>1.38</text:p>
          </table:table-cell>
          <table:table-cell office:value-type="float" office:value="138.6" calcext:value-type="float">
            <text:p>138.6</text:p>
          </table:table-cell>
          <table:table-cell office:value-type="float" office:value="191.53" calcext:value-type="float">
            <text:p>191.53</text:p>
          </table:table-cell>
          <table:table-cell office:value-type="float" office:value="11.79" calcext:value-type="float">
            <text:p>11.79</text:p>
          </table:table-cell>
          <table:table-cell office:value-type="float" office:value="16.44" calcext:value-type="float">
            <text:p>16.44</text:p>
          </table:table-cell>
        </table:table-row>
        <table:table-row table:style-name="ro1">
          <table:table-cell office:value-type="float" office:value="319683" calcext:value-type="float">
            <text:p>319683</text:p>
          </table:table-cell>
          <table:table-cell table:formula="of:=[.A22]/1000/(60*60*24)" office:value-type="time" office:time-value="PT00H05M19.683S" calcext:value-type="time">
            <text:p>00:05:20</text:p>
          </table:table-cell>
          <table:table-cell office:value-type="float" office:value="1.38" calcext:value-type="float">
            <text:p>1.38</text:p>
          </table:table-cell>
          <table:table-cell office:value-type="float" office:value="138.4" calcext:value-type="float">
            <text:p>138.4</text:p>
          </table:table-cell>
          <table:table-cell office:value-type="float" office:value="191.25" calcext:value-type="float">
            <text:p>191.25</text:p>
          </table:table-cell>
          <table:table-cell office:value-type="float" office:value="12.41" calcext:value-type="float">
            <text:p>12.41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335683" calcext:value-type="float">
            <text:p>335683</text:p>
          </table:table-cell>
          <table:table-cell table:formula="of:=[.A23]/1000/(60*60*24)" office:value-type="time" office:time-value="PT00H05M35.683S" calcext:value-type="time">
            <text:p>00:05:36</text:p>
          </table:table-cell>
          <table:table-cell office:value-type="float" office:value="1.38" calcext:value-type="float">
            <text:p>1.38</text:p>
          </table:table-cell>
          <table:table-cell office:value-type="float" office:value="138.3" calcext:value-type="float">
            <text:p>138.3</text:p>
          </table:table-cell>
          <table:table-cell office:value-type="float" office:value="190.55" calcext:value-type="float">
            <text:p>190.55</text:p>
          </table:table-cell>
          <table:table-cell office:value-type="float" office:value="13.02" calcext:value-type="float">
            <text:p>13.02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351683" calcext:value-type="float">
            <text:p>351683</text:p>
          </table:table-cell>
          <table:table-cell table:formula="of:=[.A24]/1000/(60*60*24)" office:value-type="time" office:time-value="PT00H05M51.683S" calcext:value-type="time">
            <text:p>00:05:52</text:p>
          </table:table-cell>
          <table:table-cell office:value-type="float" office:value="1.38" calcext:value-type="float">
            <text:p>1.38</text:p>
          </table:table-cell>
          <table:table-cell office:value-type="float" office:value="138.3" calcext:value-type="float">
            <text:p>138.3</text:p>
          </table:table-cell>
          <table:table-cell office:value-type="float" office:value="190.55" calcext:value-type="float">
            <text:p>190.55</text:p>
          </table:table-cell>
          <table:table-cell office:value-type="float" office:value="13.64" calcext:value-type="float">
            <text:p>13.64</text:p>
          </table:table-cell>
          <table:table-cell office:value-type="float" office:value="18.99" calcext:value-type="float">
            <text:p>18.99</text:p>
          </table:table-cell>
        </table:table-row>
        <table:table-row table:style-name="ro1">
          <table:table-cell office:value-type="float" office:value="367683" calcext:value-type="float">
            <text:p>367683</text:p>
          </table:table-cell>
          <table:table-cell table:formula="of:=[.A25]/1000/(60*60*24)" office:value-type="time" office:time-value="PT00H06M07.683S" calcext:value-type="time">
            <text:p>00:06:08</text:p>
          </table:table-cell>
          <table:table-cell office:value-type="float" office:value="1.38" calcext:value-type="float">
            <text:p>1.38</text:p>
          </table:table-cell>
          <table:table-cell office:value-type="float" office:value="138.2" calcext:value-type="float">
            <text:p>138.2</text:p>
          </table:table-cell>
          <table:table-cell office:value-type="float" office:value="190.41" calcext:value-type="float">
            <text:p>190.41</text:p>
          </table:table-cell>
          <table:table-cell office:value-type="float" office:value="14.25" calcext:value-type="float">
            <text:p>14.25</text:p>
          </table:table-cell>
          <table:table-cell office:value-type="float" office:value="19.84" calcext:value-type="float">
            <text:p>19.84</text:p>
          </table:table-cell>
        </table:table-row>
        <table:table-row table:style-name="ro1">
          <table:table-cell office:value-type="float" office:value="383683" calcext:value-type="float">
            <text:p>383683</text:p>
          </table:table-cell>
          <table:table-cell table:formula="of:=[.A26]/1000/(60*60*24)" office:value-type="time" office:time-value="PT00H06M23.683S" calcext:value-type="time">
            <text:p>00:06:24</text:p>
          </table:table-cell>
          <table:table-cell office:value-type="float" office:value="1.38" calcext:value-type="float">
            <text:p>1.38</text:p>
          </table:table-cell>
          <table:table-cell office:value-type="float" office:value="138.1" calcext:value-type="float">
            <text:p>138.1</text:p>
          </table:table-cell>
          <table:table-cell office:value-type="float" office:value="190.28" calcext:value-type="float">
            <text:p>190.28</text:p>
          </table:table-cell>
          <table:table-cell office:value-type="float" office:value="14.86" calcext:value-type="float">
            <text:p>14.86</text:p>
          </table:table-cell>
          <table:table-cell office:value-type="float" office:value="20.69" calcext:value-type="float">
            <text:p>20.69</text:p>
          </table:table-cell>
        </table:table-row>
        <table:table-row table:style-name="ro1">
          <table:table-cell office:value-type="float" office:value="399683" calcext:value-type="float">
            <text:p>399683</text:p>
          </table:table-cell>
          <table:table-cell table:formula="of:=[.A27]/1000/(60*60*24)" office:value-type="time" office:time-value="PT00H06M39.683S" calcext:value-type="time">
            <text:p>00:06:40</text:p>
          </table:table-cell>
          <table:table-cell office:value-type="float" office:value="1.38" calcext:value-type="float">
            <text:p>1.38</text:p>
          </table:table-cell>
          <table:table-cell office:value-type="float" office:value="138" calcext:value-type="float">
            <text:p>138</text:p>
          </table:table-cell>
          <table:table-cell office:value-type="float" office:value="190.14" calcext:value-type="float">
            <text:p>190.14</text:p>
          </table:table-cell>
          <table:table-cell office:value-type="float" office:value="15.48" calcext:value-type="float">
            <text:p>15.48</text:p>
          </table:table-cell>
          <table:table-cell office:value-type="float" office:value="21.53" calcext:value-type="float">
            <text:p>21.53</text:p>
          </table:table-cell>
        </table:table-row>
        <table:table-row table:style-name="ro1">
          <table:table-cell office:value-type="float" office:value="415683" calcext:value-type="float">
            <text:p>415683</text:p>
          </table:table-cell>
          <table:table-cell table:formula="of:=[.A28]/1000/(60*60*24)" office:value-type="time" office:time-value="PT00H06M55.683S" calcext:value-type="time">
            <text:p>00:06:56</text:p>
          </table:table-cell>
          <table:table-cell office:value-type="float" office:value="1.37" calcext:value-type="float">
            <text:p>1.37</text:p>
          </table:table-cell>
          <table:table-cell office:value-type="float" office:value="137.9" calcext:value-type="float">
            <text:p>137.9</text:p>
          </table:table-cell>
          <table:table-cell office:value-type="float" office:value="189.45" calcext:value-type="float">
            <text:p>189.45</text:p>
          </table:table-cell>
          <table:table-cell office:value-type="float" office:value="16.09" calcext:value-type="float">
            <text:p>16.09</text:p>
          </table:table-cell>
          <table:table-cell office:value-type="float" office:value="22.38" calcext:value-type="float">
            <text:p>22.38</text:p>
          </table:table-cell>
        </table:table-row>
        <table:table-row table:style-name="ro1">
          <table:table-cell office:value-type="float" office:value="431683" calcext:value-type="float">
            <text:p>431683</text:p>
          </table:table-cell>
          <table:table-cell table:formula="of:=[.A29]/1000/(60*60*24)" office:value-type="time" office:time-value="PT00H07M11.683S" calcext:value-type="time">
            <text:p>00:07:12</text:p>
          </table:table-cell>
          <table:table-cell office:value-type="float" office:value="1.38" calcext:value-type="float">
            <text:p>1.38</text:p>
          </table:table-cell>
          <table:table-cell office:value-type="float" office:value="137.8" calcext:value-type="float">
            <text:p>137.8</text:p>
          </table:table-cell>
          <table:table-cell office:value-type="float" office:value="189.86" calcext:value-type="float">
            <text:p>189.86</text:p>
          </table:table-cell>
          <table:table-cell office:value-type="float" office:value="16.7" calcext:value-type="float">
            <text:p>16.7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447683" calcext:value-type="float">
            <text:p>447683</text:p>
          </table:table-cell>
          <table:table-cell table:formula="of:=[.A30]/1000/(60*60*24)" office:value-type="time" office:time-value="PT00H07M27.683S" calcext:value-type="time">
            <text:p>00:07:28</text:p>
          </table:table-cell>
          <table:table-cell office:value-type="float" office:value="1.37" calcext:value-type="float">
            <text:p>1.37</text:p>
          </table:table-cell>
          <table:table-cell office:value-type="float" office:value="137.7" calcext:value-type="float">
            <text:p>137.7</text:p>
          </table:table-cell>
          <table:table-cell office:value-type="float" office:value="189.17" calcext:value-type="float">
            <text:p>189.17</text:p>
          </table:table-cell>
          <table:table-cell office:value-type="float" office:value="17.32" calcext:value-type="float">
            <text:p>17.32</text:p>
          </table:table-cell>
          <table:table-cell office:value-type="float" office:value="24.06" calcext:value-type="float">
            <text:p>24.06</text:p>
          </table:table-cell>
        </table:table-row>
        <table:table-row table:style-name="ro1">
          <table:table-cell office:value-type="float" office:value="463683" calcext:value-type="float">
            <text:p>463683</text:p>
          </table:table-cell>
          <table:table-cell table:formula="of:=[.A31]/1000/(60*60*24)" office:value-type="time" office:time-value="PT00H07M43.683S" calcext:value-type="time">
            <text:p>00:07:44</text:p>
          </table:table-cell>
          <table:table-cell office:value-type="float" office:value="1.37" calcext:value-type="float">
            <text:p>1.37</text:p>
          </table:table-cell>
          <table:table-cell office:value-type="float" office:value="137.5" calcext:value-type="float">
            <text:p>137.5</text:p>
          </table:table-cell>
          <table:table-cell office:value-type="float" office:value="188.89" calcext:value-type="float">
            <text:p>188.89</text:p>
          </table:table-cell>
          <table:table-cell office:value-type="float" office:value="17.93" calcext:value-type="float">
            <text:p>17.93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479683" calcext:value-type="float">
            <text:p>479683</text:p>
          </table:table-cell>
          <table:table-cell table:formula="of:=[.A32]/1000/(60*60*24)" office:value-type="time" office:time-value="PT00H07M59.683S" calcext:value-type="time">
            <text:p>00:08:00</text:p>
          </table:table-cell>
          <table:table-cell office:value-type="float" office:value="1.37" calcext:value-type="float">
            <text:p>1.37</text:p>
          </table:table-cell>
          <table:table-cell office:value-type="float" office:value="137.5" calcext:value-type="float">
            <text:p>137.5</text:p>
          </table:table-cell>
          <table:table-cell office:value-type="float" office:value="188.89" calcext:value-type="float">
            <text:p>188.89</text:p>
          </table:table-cell>
          <table:table-cell office:value-type="float" office:value="18.54" calcext:value-type="float">
            <text:p>18.54</text:p>
          </table:table-cell>
          <table:table-cell office:value-type="float" office:value="25.74" calcext:value-type="float">
            <text:p>25.74</text:p>
          </table:table-cell>
        </table:table-row>
        <table:table-row table:style-name="ro1">
          <table:table-cell office:value-type="float" office:value="495683" calcext:value-type="float">
            <text:p>495683</text:p>
          </table:table-cell>
          <table:table-cell table:formula="of:=[.A33]/1000/(60*60*24)" office:value-type="time" office:time-value="PT00H08M15.683S" calcext:value-type="time">
            <text:p>00:08:16</text:p>
          </table:table-cell>
          <table:table-cell office:value-type="float" office:value="1.37" calcext:value-type="float">
            <text:p>1.37</text:p>
          </table:table-cell>
          <table:table-cell office:value-type="float" office:value="137.4" calcext:value-type="float">
            <text:p>137.4</text:p>
          </table:table-cell>
          <table:table-cell office:value-type="float" office:value="188.2" calcext:value-type="float">
            <text:p>188.2</text:p>
          </table:table-cell>
          <table:table-cell office:value-type="float" office:value="19.15" calcext:value-type="float">
            <text:p>19.15</text:p>
          </table:table-cell>
          <table:table-cell office:value-type="float" office:value="26.58" calcext:value-type="float">
            <text:p>26.58</text:p>
          </table:table-cell>
        </table:table-row>
        <table:table-row table:style-name="ro1">
          <table:table-cell office:value-type="float" office:value="511683" calcext:value-type="float">
            <text:p>511683</text:p>
          </table:table-cell>
          <table:table-cell table:formula="of:=[.A34]/1000/(60*60*24)" office:value-type="time" office:time-value="PT00H08M31.683S" calcext:value-type="time">
            <text:p>00:08:32</text:p>
          </table:table-cell>
          <table:table-cell office:value-type="float" office:value="1.37" calcext:value-type="float">
            <text:p>1.37</text:p>
          </table:table-cell>
          <table:table-cell office:value-type="float" office:value="137.3" calcext:value-type="float">
            <text:p>137.3</text:p>
          </table:table-cell>
          <table:table-cell office:value-type="float" office:value="188.07" calcext:value-type="float">
            <text:p>188.07</text:p>
          </table:table-cell>
          <table:table-cell office:value-type="float" office:value="19.76" calcext:value-type="float">
            <text:p>19.76</text:p>
          </table:table-cell>
          <table:table-cell office:value-type="float" office:value="27.41" calcext:value-type="float">
            <text:p>27.41</text:p>
          </table:table-cell>
        </table:table-row>
        <table:table-row table:style-name="ro1">
          <table:table-cell office:value-type="float" office:value="527683" calcext:value-type="float">
            <text:p>527683</text:p>
          </table:table-cell>
          <table:table-cell table:formula="of:=[.A35]/1000/(60*60*24)" office:value-type="time" office:time-value="PT00H08M47.683S" calcext:value-type="time">
            <text:p>00:08:48</text:p>
          </table:table-cell>
          <table:table-cell office:value-type="float" office:value="1.37" calcext:value-type="float">
            <text:p>1.37</text:p>
          </table:table-cell>
          <table:table-cell office:value-type="float" office:value="137.2" calcext:value-type="float">
            <text:p>137.2</text:p>
          </table:table-cell>
          <table:table-cell office:value-type="float" office:value="187.93" calcext:value-type="float">
            <text:p>187.93</text:p>
          </table:table-cell>
          <table:table-cell office:value-type="float" office:value="20.37" calcext:value-type="float">
            <text:p>20.37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float" office:value="543683" calcext:value-type="float">
            <text:p>543683</text:p>
          </table:table-cell>
          <table:table-cell table:formula="of:=[.A36]/1000/(60*60*24)" office:value-type="time" office:time-value="PT00H09M03.683S" calcext:value-type="time">
            <text:p>00:09:04</text:p>
          </table:table-cell>
          <table:table-cell office:value-type="float" office:value="1.37" calcext:value-type="float">
            <text:p>1.37</text:p>
          </table:table-cell>
          <table:table-cell office:value-type="float" office:value="137.1" calcext:value-type="float">
            <text:p>137.1</text:p>
          </table:table-cell>
          <table:table-cell office:value-type="float" office:value="187.79" calcext:value-type="float">
            <text:p>187.79</text:p>
          </table:table-cell>
          <table:table-cell office:value-type="float" office:value="20.98" calcext:value-type="float">
            <text:p>20.98</text:p>
          </table:table-cell>
          <table:table-cell office:value-type="float" office:value="29.08" calcext:value-type="float">
            <text:p>29.08</text:p>
          </table:table-cell>
        </table:table-row>
        <table:table-row table:style-name="ro1">
          <table:table-cell office:value-type="float" office:value="559683" calcext:value-type="float">
            <text:p>559683</text:p>
          </table:table-cell>
          <table:table-cell table:formula="of:=[.A37]/1000/(60*60*24)" office:value-type="time" office:time-value="PT00H09M19.683S" calcext:value-type="time">
            <text:p>00:09:20</text:p>
          </table:table-cell>
          <table:table-cell office:value-type="float" office:value="1.37" calcext:value-type="float">
            <text:p>1.37</text:p>
          </table:table-cell>
          <table:table-cell office:value-type="float" office:value="137" calcext:value-type="float">
            <text:p>137</text:p>
          </table:table-cell>
          <table:table-cell office:value-type="float" office:value="187.1" calcext:value-type="float">
            <text:p>187.1</text:p>
          </table:table-cell>
          <table:table-cell office:value-type="float" office:value="21.59" calcext:value-type="float">
            <text:p>21.59</text:p>
          </table:table-cell>
          <table:table-cell office:value-type="float" office:value="29.92" calcext:value-type="float">
            <text:p>29.92</text:p>
          </table:table-cell>
        </table:table-row>
        <table:table-row table:style-name="ro1">
          <table:table-cell office:value-type="float" office:value="575683" calcext:value-type="float">
            <text:p>575683</text:p>
          </table:table-cell>
          <table:table-cell table:formula="of:=[.A38]/1000/(60*60*24)" office:value-type="time" office:time-value="PT00H09M35.683S" calcext:value-type="time">
            <text:p>00:09:36</text:p>
          </table:table-cell>
          <table:table-cell office:value-type="float" office:value="1.37" calcext:value-type="float">
            <text:p>1.37</text:p>
          </table:table-cell>
          <table:table-cell office:value-type="float" office:value="137" calcext:value-type="float">
            <text:p>137</text:p>
          </table:table-cell>
          <table:table-cell office:value-type="float" office:value="187.1" calcext:value-type="float">
            <text:p>187.1</text:p>
          </table:table-cell>
          <table:table-cell office:value-type="float" office:value="22.2" calcext:value-type="float">
            <text:p>22.2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591683" calcext:value-type="float">
            <text:p>591683</text:p>
          </table:table-cell>
          <table:table-cell table:formula="of:=[.A39]/1000/(60*60*24)" office:value-type="time" office:time-value="PT00H09M51.683S" calcext:value-type="time">
            <text:p>00:09:52</text:p>
          </table:table-cell>
          <table:table-cell office:value-type="float" office:value="1.37" calcext:value-type="float">
            <text:p>1.37</text:p>
          </table:table-cell>
          <table:table-cell office:value-type="float" office:value="136.9" calcext:value-type="float">
            <text:p>136.9</text:p>
          </table:table-cell>
          <table:table-cell office:value-type="float" office:value="186.96" calcext:value-type="float">
            <text:p>186.96</text:p>
          </table:table-cell>
          <table:table-cell office:value-type="float" office:value="22.81" calcext:value-type="float">
            <text:p>22.81</text:p>
          </table:table-cell>
          <table:table-cell office:value-type="float" office:value="31.58" calcext:value-type="float">
            <text:p>31.58</text:p>
          </table:table-cell>
        </table:table-row>
        <table:table-row table:style-name="ro1">
          <table:table-cell office:value-type="float" office:value="607683" calcext:value-type="float">
            <text:p>607683</text:p>
          </table:table-cell>
          <table:table-cell table:formula="of:=[.A40]/1000/(60*60*24)" office:value-type="time" office:time-value="PT00H10M07.683S" calcext:value-type="time">
            <text:p>00:10:08</text:p>
          </table:table-cell>
          <table:table-cell office:value-type="float" office:value="1.37" calcext:value-type="float">
            <text:p>1.37</text:p>
          </table:table-cell>
          <table:table-cell office:value-type="float" office:value="136.8" calcext:value-type="float">
            <text:p>136.8</text:p>
          </table:table-cell>
          <table:table-cell office:value-type="float" office:value="186.83" calcext:value-type="float">
            <text:p>186.83</text:p>
          </table:table-cell>
          <table:table-cell office:value-type="float" office:value="23.41" calcext:value-type="float">
            <text:p>23.41</text:p>
          </table:table-cell>
          <table:table-cell office:value-type="float" office:value="32.41" calcext:value-type="float">
            <text:p>32.41</text:p>
          </table:table-cell>
        </table:table-row>
        <table:table-row table:style-name="ro1">
          <table:table-cell office:value-type="float" office:value="623683" calcext:value-type="float">
            <text:p>623683</text:p>
          </table:table-cell>
          <table:table-cell table:formula="of:=[.A41]/1000/(60*60*24)" office:value-type="time" office:time-value="PT00H10M23.683S" calcext:value-type="time">
            <text:p>00:10:24</text:p>
          </table:table-cell>
          <table:table-cell office:value-type="float" office:value="1.37" calcext:value-type="float">
            <text:p>1.37</text:p>
          </table:table-cell>
          <table:table-cell office:value-type="float" office:value="136.7" calcext:value-type="float">
            <text:p>136.7</text:p>
          </table:table-cell>
          <table:table-cell office:value-type="float" office:value="186.69" calcext:value-type="float">
            <text:p>186.69</text:p>
          </table:table-cell>
          <table:table-cell office:value-type="float" office:value="24.02" calcext:value-type="float">
            <text:p>24.02</text:p>
          </table:table-cell>
          <table:table-cell office:value-type="float" office:value="33.24" calcext:value-type="float">
            <text:p>33.24</text:p>
          </table:table-cell>
        </table:table-row>
        <table:table-row table:style-name="ro1">
          <table:table-cell office:value-type="float" office:value="639683" calcext:value-type="float">
            <text:p>639683</text:p>
          </table:table-cell>
          <table:table-cell table:formula="of:=[.A42]/1000/(60*60*24)" office:value-type="time" office:time-value="PT00H10M39.683S" calcext:value-type="time">
            <text:p>00:10:40</text:p>
          </table:table-cell>
          <table:table-cell office:value-type="float" office:value="1.36" calcext:value-type="float">
            <text:p>1.36</text:p>
          </table:table-cell>
          <table:table-cell office:value-type="float" office:value="136.6" calcext:value-type="float">
            <text:p>136.6</text:p>
          </table:table-cell>
          <table:table-cell office:value-type="float" office:value="186" calcext:value-type="float">
            <text:p>186</text:p>
          </table:table-cell>
          <table:table-cell office:value-type="float" office:value="24.63" calcext:value-type="float">
            <text:p>24.63</text:p>
          </table:table-cell>
          <table:table-cell office:value-type="float" office:value="34.07" calcext:value-type="float">
            <text:p>34.07</text:p>
          </table:table-cell>
        </table:table-row>
        <table:table-row table:style-name="ro1">
          <table:table-cell office:value-type="float" office:value="655683" calcext:value-type="float">
            <text:p>655683</text:p>
          </table:table-cell>
          <table:table-cell table:formula="of:=[.A43]/1000/(60*60*24)" office:value-type="time" office:time-value="PT00H10M55.683S" calcext:value-type="time">
            <text:p>00:10:56</text:p>
          </table:table-cell>
          <table:table-cell office:value-type="float" office:value="1.36" calcext:value-type="float">
            <text:p>1.36</text:p>
          </table:table-cell>
          <table:table-cell office:value-type="float" office:value="136.5" calcext:value-type="float">
            <text:p>136.5</text:p>
          </table:table-cell>
          <table:table-cell office:value-type="float" office:value="185.87" calcext:value-type="float">
            <text:p>185.87</text:p>
          </table:table-cell>
          <table:table-cell office:value-type="float" office:value="25.24" calcext:value-type="float">
            <text:p>25.24</text:p>
          </table:table-cell>
          <table:table-cell office:value-type="float" office:value="34.89" calcext:value-type="float">
            <text:p>34.89</text:p>
          </table:table-cell>
        </table:table-row>
        <table:table-row table:style-name="ro1">
          <table:table-cell office:value-type="float" office:value="671683" calcext:value-type="float">
            <text:p>671683</text:p>
          </table:table-cell>
          <table:table-cell table:formula="of:=[.A44]/1000/(60*60*24)" office:value-type="time" office:time-value="PT00H11M11.683S" calcext:value-type="time">
            <text:p>00:11:12</text:p>
          </table:table-cell>
          <table:table-cell office:value-type="float" office:value="1.36" calcext:value-type="float">
            <text:p>1.36</text:p>
          </table:table-cell>
          <table:table-cell office:value-type="float" office:value="136.4" calcext:value-type="float">
            <text:p>136.4</text:p>
          </table:table-cell>
          <table:table-cell office:value-type="float" office:value="185.73" calcext:value-type="float">
            <text:p>185.73</text:p>
          </table:table-cell>
          <table:table-cell office:value-type="float" office:value="25.84" calcext:value-type="float">
            <text:p>25.84</text:p>
          </table:table-cell>
          <table:table-cell office:value-type="float" office:value="35.72" calcext:value-type="float">
            <text:p>35.72</text:p>
          </table:table-cell>
        </table:table-row>
        <table:table-row table:style-name="ro1">
          <table:table-cell office:value-type="float" office:value="687683" calcext:value-type="float">
            <text:p>687683</text:p>
          </table:table-cell>
          <table:table-cell table:formula="of:=[.A45]/1000/(60*60*24)" office:value-type="time" office:time-value="PT00H11M27.683S" calcext:value-type="time">
            <text:p>00:11:28</text:p>
          </table:table-cell>
          <table:table-cell office:value-type="float" office:value="1.36" calcext:value-type="float">
            <text:p>1.36</text:p>
          </table:table-cell>
          <table:table-cell office:value-type="float" office:value="136.4" calcext:value-type="float">
            <text:p>136.4</text:p>
          </table:table-cell>
          <table:table-cell office:value-type="float" office:value="185.73" calcext:value-type="float">
            <text:p>185.73</text:p>
          </table:table-cell>
          <table:table-cell office:value-type="float" office:value="26.45" calcext:value-type="float">
            <text:p>26.45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1">
          <table:table-cell office:value-type="float" office:value="703683" calcext:value-type="float">
            <text:p>703683</text:p>
          </table:table-cell>
          <table:table-cell table:formula="of:=[.A46]/1000/(60*60*24)" office:value-type="time" office:time-value="PT00H11M43.683S" calcext:value-type="time">
            <text:p>00:11:44</text:p>
          </table:table-cell>
          <table:table-cell office:value-type="float" office:value="1.36" calcext:value-type="float">
            <text:p>1.36</text:p>
          </table:table-cell>
          <table:table-cell office:value-type="float" office:value="136.3" calcext:value-type="float">
            <text:p>136.3</text:p>
          </table:table-cell>
          <table:table-cell office:value-type="float" office:value="185.05" calcext:value-type="float">
            <text:p>185.05</text:p>
          </table:table-cell>
          <table:table-cell office:value-type="float" office:value="27.06" calcext:value-type="float">
            <text:p>27.06</text:p>
          </table:table-cell>
          <table:table-cell office:value-type="float" office:value="37.37" calcext:value-type="float">
            <text:p>37.37</text:p>
          </table:table-cell>
        </table:table-row>
        <table:table-row table:style-name="ro1">
          <table:table-cell office:value-type="float" office:value="719683" calcext:value-type="float">
            <text:p>719683</text:p>
          </table:table-cell>
          <table:table-cell table:formula="of:=[.A47]/1000/(60*60*24)" office:value-type="time" office:time-value="PT00H11M59.683S" calcext:value-type="time">
            <text:p>00:12:00</text:p>
          </table:table-cell>
          <table:table-cell office:value-type="float" office:value="1.36" calcext:value-type="float">
            <text:p>1.36</text:p>
          </table:table-cell>
          <table:table-cell office:value-type="float" office:value="136.3" calcext:value-type="float">
            <text:p>136.3</text:p>
          </table:table-cell>
          <table:table-cell office:value-type="float" office:value="185.04" calcext:value-type="float">
            <text:p>185.04</text:p>
          </table:table-cell>
          <table:table-cell office:value-type="float" office:value="27.66" calcext:value-type="float">
            <text:p>27.66</text:p>
          </table:table-cell>
          <table:table-cell office:value-type="float" office:value="38.19" calcext:value-type="float">
            <text:p>38.19</text:p>
          </table:table-cell>
        </table:table-row>
        <table:table-row table:style-name="ro1">
          <table:table-cell office:value-type="float" office:value="735683" calcext:value-type="float">
            <text:p>735683</text:p>
          </table:table-cell>
          <table:table-cell table:formula="of:=[.A48]/1000/(60*60*24)" office:value-type="time" office:time-value="PT00H12M15.683S" calcext:value-type="time">
            <text:p>00:12:16</text:p>
          </table:table-cell>
          <table:table-cell office:value-type="float" office:value="1.36" calcext:value-type="float">
            <text:p>1.36</text:p>
          </table:table-cell>
          <table:table-cell office:value-type="float" office:value="136.1" calcext:value-type="float">
            <text:p>136.1</text:p>
          </table:table-cell>
          <table:table-cell office:value-type="float" office:value="184.77" calcext:value-type="float">
            <text:p>184.77</text:p>
          </table:table-cell>
          <table:table-cell office:value-type="float" office:value="28.27" calcext:value-type="float">
            <text:p>28.27</text:p>
          </table:table-cell>
          <table:table-cell office:value-type="float" office:value="39.01" calcext:value-type="float">
            <text:p>39.01</text:p>
          </table:table-cell>
        </table:table-row>
        <table:table-row table:style-name="ro1">
          <table:table-cell office:value-type="float" office:value="751683" calcext:value-type="float">
            <text:p>751683</text:p>
          </table:table-cell>
          <table:table-cell table:formula="of:=[.A49]/1000/(60*60*24)" office:value-type="time" office:time-value="PT00H12M31.683S" calcext:value-type="time">
            <text:p>00:12:32</text:p>
          </table:table-cell>
          <table:table-cell office:value-type="float" office:value="1.36" calcext:value-type="float">
            <text:p>1.36</text:p>
          </table:table-cell>
          <table:table-cell office:value-type="float" office:value="136.1" calcext:value-type="float">
            <text:p>136.1</text:p>
          </table:table-cell>
          <table:table-cell office:value-type="float" office:value="184.77" calcext:value-type="float">
            <text:p>184.77</text:p>
          </table:table-cell>
          <table:table-cell office:value-type="float" office:value="28.87" calcext:value-type="float">
            <text:p>28.87</text:p>
          </table:table-cell>
          <table:table-cell office:value-type="float" office:value="39.83" calcext:value-type="float">
            <text:p>39.83</text:p>
          </table:table-cell>
        </table:table-row>
        <table:table-row table:style-name="ro1">
          <table:table-cell office:value-type="float" office:value="767683" calcext:value-type="float">
            <text:p>767683</text:p>
          </table:table-cell>
          <table:table-cell table:formula="of:=[.A50]/1000/(60*60*24)" office:value-type="time" office:time-value="PT00H12M47.683S" calcext:value-type="time">
            <text:p>00:12:48</text:p>
          </table:table-cell>
          <table:table-cell office:value-type="float" office:value="1.35" calcext:value-type="float">
            <text:p>1.35</text:p>
          </table:table-cell>
          <table:table-cell office:value-type="float" office:value="136" calcext:value-type="float">
            <text:p>136</text:p>
          </table:table-cell>
          <table:table-cell office:value-type="float" office:value="184.09" calcext:value-type="float">
            <text:p>184.09</text:p>
          </table:table-cell>
          <table:table-cell office:value-type="float" office:value="29.48" calcext:value-type="float">
            <text:p>29.48</text:p>
          </table:table-cell>
          <table:table-cell office:value-type="float" office:value="40.65" calcext:value-type="float">
            <text:p>40.65</text:p>
          </table:table-cell>
        </table:table-row>
        <table:table-row table:style-name="ro1">
          <table:table-cell office:value-type="float" office:value="783683" calcext:value-type="float">
            <text:p>783683</text:p>
          </table:table-cell>
          <table:table-cell table:formula="of:=[.A51]/1000/(60*60*24)" office:value-type="time" office:time-value="PT00H13M03.683S" calcext:value-type="time">
            <text:p>00:13:04</text:p>
          </table:table-cell>
          <table:table-cell office:value-type="float" office:value="1.36" calcext:value-type="float">
            <text:p>1.36</text:p>
          </table:table-cell>
          <table:table-cell office:value-type="float" office:value="136" calcext:value-type="float">
            <text:p>136</text:p>
          </table:table-cell>
          <table:table-cell office:value-type="float" office:value="184.63" calcext:value-type="float">
            <text:p>184.63</text:p>
          </table:table-cell>
          <table:table-cell office:value-type="float" office:value="30.08" calcext:value-type="float">
            <text:p>30.08</text:p>
          </table:table-cell>
          <table:table-cell office:value-type="float" office:value="41.47" calcext:value-type="float">
            <text:p>41.47</text:p>
          </table:table-cell>
        </table:table-row>
        <table:table-row table:style-name="ro1">
          <table:table-cell office:value-type="float" office:value="799683" calcext:value-type="float">
            <text:p>799683</text:p>
          </table:table-cell>
          <table:table-cell table:formula="of:=[.A52]/1000/(60*60*24)" office:value-type="time" office:time-value="PT00H13M19.683S" calcext:value-type="time">
            <text:p>00:13:20</text:p>
          </table:table-cell>
          <table:table-cell office:value-type="float" office:value="1.36" calcext:value-type="float">
            <text:p>1.36</text:p>
          </table:table-cell>
          <table:table-cell office:value-type="float" office:value="135.8" calcext:value-type="float">
            <text:p>135.8</text:p>
          </table:table-cell>
          <table:table-cell office:value-type="float" office:value="184.36" calcext:value-type="float">
            <text:p>184.36</text:p>
          </table:table-cell>
          <table:table-cell office:value-type="float" office:value="30.68" calcext:value-type="float">
            <text:p>30.68</text:p>
          </table:table-cell>
          <table:table-cell office:value-type="float" office:value="42.29" calcext:value-type="float">
            <text:p>42.29</text:p>
          </table:table-cell>
        </table:table-row>
        <table:table-row table:style-name="ro1">
          <table:table-cell office:value-type="float" office:value="815683" calcext:value-type="float">
            <text:p>815683</text:p>
          </table:table-cell>
          <table:table-cell table:formula="of:=[.A53]/1000/(60*60*24)" office:value-type="time" office:time-value="PT00H13M35.683S" calcext:value-type="time">
            <text:p>00:13:36</text:p>
          </table:table-cell>
          <table:table-cell office:value-type="float" office:value="1.35" calcext:value-type="float">
            <text:p>1.35</text:p>
          </table:table-cell>
          <table:table-cell office:value-type="float" office:value="135.7" calcext:value-type="float">
            <text:p>135.7</text:p>
          </table:table-cell>
          <table:table-cell office:value-type="float" office:value="183.68" calcext:value-type="float">
            <text:p>183.68</text:p>
          </table:table-cell>
          <table:table-cell office:value-type="float" office:value="31.29" calcext:value-type="float">
            <text:p>31.29</text:p>
          </table:table-cell>
          <table:table-cell office:value-type="float" office:value="43.11" calcext:value-type="float">
            <text:p>43.11</text:p>
          </table:table-cell>
        </table:table-row>
        <table:table-row table:style-name="ro1">
          <table:table-cell office:value-type="float" office:value="831683" calcext:value-type="float">
            <text:p>831683</text:p>
          </table:table-cell>
          <table:table-cell table:formula="of:=[.A54]/1000/(60*60*24)" office:value-type="time" office:time-value="PT00H13M51.683S" calcext:value-type="time">
            <text:p>00:13:52</text:p>
          </table:table-cell>
          <table:table-cell office:value-type="float" office:value="1.35" calcext:value-type="float">
            <text:p>1.35</text:p>
          </table:table-cell>
          <table:table-cell office:value-type="float" office:value="135.7" calcext:value-type="float">
            <text:p>135.7</text:p>
          </table:table-cell>
          <table:table-cell office:value-type="float" office:value="183.68" calcext:value-type="float">
            <text:p>183.68</text:p>
          </table:table-cell>
          <table:table-cell office:value-type="float" office:value="31.89" calcext:value-type="float">
            <text:p>31.89</text:p>
          </table:table-cell>
          <table:table-cell office:value-type="float" office:value="43.93" calcext:value-type="float">
            <text:p>43.93</text:p>
          </table:table-cell>
        </table:table-row>
        <table:table-row table:style-name="ro1">
          <table:table-cell office:value-type="float" office:value="847683" calcext:value-type="float">
            <text:p>847683</text:p>
          </table:table-cell>
          <table:table-cell table:formula="of:=[.A55]/1000/(60*60*24)" office:value-type="time" office:time-value="PT00H14M07.683S" calcext:value-type="time">
            <text:p>00:14:08</text:p>
          </table:table-cell>
          <table:table-cell office:value-type="float" office:value="1.35" calcext:value-type="float">
            <text:p>1.35</text:p>
          </table:table-cell>
          <table:table-cell office:value-type="float" office:value="135.6" calcext:value-type="float">
            <text:p>135.6</text:p>
          </table:table-cell>
          <table:table-cell office:value-type="float" office:value="183.54" calcext:value-type="float">
            <text:p>183.54</text:p>
          </table:table-cell>
          <table:table-cell office:value-type="float" office:value="32.49" calcext:value-type="float">
            <text:p>32.49</text:p>
          </table:table-cell>
          <table:table-cell office:value-type="float" office:value="44.74" calcext:value-type="float">
            <text:p>44.74</text:p>
          </table:table-cell>
        </table:table-row>
        <table:table-row table:style-name="ro1">
          <table:table-cell office:value-type="float" office:value="863683" calcext:value-type="float">
            <text:p>863683</text:p>
          </table:table-cell>
          <table:table-cell table:formula="of:=[.A56]/1000/(60*60*24)" office:value-type="time" office:time-value="PT00H14M23.683S" calcext:value-type="time">
            <text:p>00:14:24</text:p>
          </table:table-cell>
          <table:table-cell office:value-type="float" office:value="1.35" calcext:value-type="float">
            <text:p>1.35</text:p>
          </table:table-cell>
          <table:table-cell office:value-type="float" office:value="135.6" calcext:value-type="float">
            <text:p>135.6</text:p>
          </table:table-cell>
          <table:table-cell office:value-type="float" office:value="183" calcext:value-type="float">
            <text:p>183</text:p>
          </table:table-cell>
          <table:table-cell office:value-type="float" office:value="33.1" calcext:value-type="float">
            <text:p>33.1</text:p>
          </table:table-cell>
          <table:table-cell office:value-type="float" office:value="45.56" calcext:value-type="float">
            <text:p>45.56</text:p>
          </table:table-cell>
        </table:table-row>
        <table:table-row table:style-name="ro1">
          <table:table-cell office:value-type="float" office:value="879683" calcext:value-type="float">
            <text:p>879683</text:p>
          </table:table-cell>
          <table:table-cell table:formula="of:=[.A57]/1000/(60*60*24)" office:value-type="time" office:time-value="PT00H14M39.683S" calcext:value-type="time">
            <text:p>00:14:40</text:p>
          </table:table-cell>
          <table:table-cell office:value-type="float" office:value="1.35" calcext:value-type="float">
            <text:p>1.35</text:p>
          </table:table-cell>
          <table:table-cell office:value-type="float" office:value="135.4" calcext:value-type="float">
            <text:p>135.4</text:p>
          </table:table-cell>
          <table:table-cell office:value-type="float" office:value="183.27" calcext:value-type="float">
            <text:p>183.27</text:p>
          </table:table-cell>
          <table:table-cell office:value-type="float" office:value="33.7" calcext:value-type="float">
            <text:p>33.7</text:p>
          </table:table-cell>
          <table:table-cell office:value-type="float" office:value="46.37" calcext:value-type="float">
            <text:p>46.37</text:p>
          </table:table-cell>
        </table:table-row>
        <table:table-row table:style-name="ro1">
          <table:table-cell office:value-type="float" office:value="895683" calcext:value-type="float">
            <text:p>895683</text:p>
          </table:table-cell>
          <table:table-cell table:formula="of:=[.A58]/1000/(60*60*24)" office:value-type="time" office:time-value="PT00H14M55.683S" calcext:value-type="time">
            <text:p>00:14:56</text:p>
          </table:table-cell>
          <table:table-cell office:value-type="float" office:value="1.35" calcext:value-type="float">
            <text:p>1.35</text:p>
          </table:table-cell>
          <table:table-cell office:value-type="float" office:value="135.4" calcext:value-type="float">
            <text:p>135.4</text:p>
          </table:table-cell>
          <table:table-cell office:value-type="float" office:value="182.73" calcext:value-type="float">
            <text:p>182.73</text:p>
          </table:table-cell>
          <table:table-cell office:value-type="float" office:value="34.3" calcext:value-type="float">
            <text:p>34.3</text:p>
          </table:table-cell>
          <table:table-cell office:value-type="float" office:value="47.18" calcext:value-type="float">
            <text:p>47.18</text:p>
          </table:table-cell>
        </table:table-row>
        <table:table-row table:style-name="ro1">
          <table:table-cell office:value-type="float" office:value="911683" calcext:value-type="float">
            <text:p>911683</text:p>
          </table:table-cell>
          <table:table-cell table:formula="of:=[.A59]/1000/(60*60*24)" office:value-type="time" office:time-value="PT00H15M11.683S" calcext:value-type="time">
            <text:p>00:15:12</text:p>
          </table:table-cell>
          <table:table-cell office:value-type="float" office:value="1.35" calcext:value-type="float">
            <text:p>1.35</text:p>
          </table:table-cell>
          <table:table-cell office:value-type="float" office:value="135.3" calcext:value-type="float">
            <text:p>135.3</text:p>
          </table:table-cell>
          <table:table-cell office:value-type="float" office:value="182.59" calcext:value-type="float">
            <text:p>182.59</text:p>
          </table:table-cell>
          <table:table-cell office:value-type="float" office:value="34.9" calcext:value-type="float">
            <text:p>34.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27683" calcext:value-type="float">
            <text:p>927683</text:p>
          </table:table-cell>
          <table:table-cell table:formula="of:=[.A60]/1000/(60*60*24)" office:value-type="time" office:time-value="PT00H15M27.683S" calcext:value-type="time">
            <text:p>00:15:28</text:p>
          </table:table-cell>
          <table:table-cell office:value-type="float" office:value="1.35" calcext:value-type="float">
            <text:p>1.35</text:p>
          </table:table-cell>
          <table:table-cell office:value-type="float" office:value="135.2" calcext:value-type="float">
            <text:p>135.2</text:p>
          </table:table-cell>
          <table:table-cell office:value-type="float" office:value="182.46" calcext:value-type="float">
            <text:p>182.46</text:p>
          </table:table-cell>
          <table:table-cell office:value-type="float" office:value="35.5" calcext:value-type="float">
            <text:p>35.5</text:p>
          </table:table-cell>
          <table:table-cell office:value-type="float" office:value="48.81" calcext:value-type="float">
            <text:p>48.81</text:p>
          </table:table-cell>
        </table:table-row>
        <table:table-row table:style-name="ro1">
          <table:table-cell office:value-type="float" office:value="943683" calcext:value-type="float">
            <text:p>943683</text:p>
          </table:table-cell>
          <table:table-cell table:formula="of:=[.A61]/1000/(60*60*24)" office:value-type="time" office:time-value="PT00H15M43.683S" calcext:value-type="time">
            <text:p>00:15:44</text:p>
          </table:table-cell>
          <table:table-cell office:value-type="float" office:value="1.35" calcext:value-type="float">
            <text:p>1.35</text:p>
          </table:table-cell>
          <table:table-cell office:value-type="float" office:value="135.2" calcext:value-type="float">
            <text:p>135.2</text:p>
          </table:table-cell>
          <table:table-cell office:value-type="float" office:value="182.46" calcext:value-type="float">
            <text:p>182.46</text:p>
          </table:table-cell>
          <table:table-cell office:value-type="float" office:value="36.1" calcext:value-type="float">
            <text:p>36.1</text:p>
          </table:table-cell>
          <table:table-cell office:value-type="float" office:value="49.62" calcext:value-type="float">
            <text:p>49.62</text:p>
          </table:table-cell>
        </table:table-row>
        <table:table-row table:style-name="ro1">
          <table:table-cell office:value-type="float" office:value="959683" calcext:value-type="float">
            <text:p>959683</text:p>
          </table:table-cell>
          <table:table-cell table:formula="of:=[.A62]/1000/(60*60*24)" office:value-type="time" office:time-value="PT00H15M59.683S" calcext:value-type="time">
            <text:p>00:16:00</text:p>
          </table:table-cell>
          <table:table-cell office:value-type="float" office:value="1.35" calcext:value-type="float">
            <text:p>1.35</text:p>
          </table:table-cell>
          <table:table-cell office:value-type="float" office:value="135.1" calcext:value-type="float">
            <text:p>135.1</text:p>
          </table:table-cell>
          <table:table-cell office:value-type="float" office:value="182.32" calcext:value-type="float">
            <text:p>182.32</text:p>
          </table:table-cell>
          <table:table-cell office:value-type="float" office:value="36.7" calcext:value-type="float">
            <text:p>36.7</text:p>
          </table:table-cell>
          <table:table-cell office:value-type="float" office:value="50.43" calcext:value-type="float">
            <text:p>50.43</text:p>
          </table:table-cell>
        </table:table-row>
        <table:table-row table:style-name="ro1">
          <table:table-cell office:value-type="float" office:value="975683" calcext:value-type="float">
            <text:p>975683</text:p>
          </table:table-cell>
          <table:table-cell table:formula="of:=[.A63]/1000/(60*60*24)" office:value-type="time" office:time-value="PT00H16M15.683S" calcext:value-type="time">
            <text:p>00:16:16</text:p>
          </table:table-cell>
          <table:table-cell office:value-type="float" office:value="1.35" calcext:value-type="float">
            <text:p>1.35</text:p>
          </table:table-cell>
          <table:table-cell office:value-type="float" office:value="135" calcext:value-type="float">
            <text:p>135</text:p>
          </table:table-cell>
          <table:table-cell office:value-type="float" office:value="182.18" calcext:value-type="float">
            <text:p>182.18</text:p>
          </table:table-cell>
          <table:table-cell office:value-type="float" office:value="37.3" calcext:value-type="float">
            <text:p>37.3</text:p>
          </table:table-cell>
          <table:table-cell office:value-type="float" office:value="51.23" calcext:value-type="float">
            <text:p>51.23</text:p>
          </table:table-cell>
        </table:table-row>
        <table:table-row table:style-name="ro1">
          <table:table-cell office:value-type="float" office:value="991683" calcext:value-type="float">
            <text:p>991683</text:p>
          </table:table-cell>
          <table:table-cell table:formula="of:=[.A64]/1000/(60*60*24)" office:value-type="time" office:time-value="PT00H16M31.683S" calcext:value-type="time">
            <text:p>00:16:32</text:p>
          </table:table-cell>
          <table:table-cell office:value-type="float" office:value="1.35" calcext:value-type="float">
            <text:p>1.35</text:p>
          </table:table-cell>
          <table:table-cell office:value-type="float" office:value="134.9" calcext:value-type="float">
            <text:p>134.9</text:p>
          </table:table-cell>
          <table:table-cell office:value-type="float" office:value="181.51" calcext:value-type="float">
            <text:p>181.51</text:p>
          </table:table-cell>
          <table:table-cell office:value-type="float" office:value="37.9" calcext:value-type="float">
            <text:p>37.9</text:p>
          </table:table-cell>
          <table:table-cell office:value-type="float" office:value="52.04" calcext:value-type="float">
            <text:p>52.04</text:p>
          </table:table-cell>
        </table:table-row>
        <table:table-row table:style-name="ro1">
          <table:table-cell office:value-type="float" office:value="1007683" calcext:value-type="float">
            <text:p>1007683</text:p>
          </table:table-cell>
          <table:table-cell table:formula="of:=[.A65]/1000/(60*60*24)" office:value-type="time" office:time-value="PT00H16M47.683S" calcext:value-type="time">
            <text:p>00:16:48</text:p>
          </table:table-cell>
          <table:table-cell office:value-type="float" office:value="1.35" calcext:value-type="float">
            <text:p>1.35</text:p>
          </table:table-cell>
          <table:table-cell office:value-type="float" office:value="134.9" calcext:value-type="float">
            <text:p>134.9</text:p>
          </table:table-cell>
          <table:table-cell office:value-type="float" office:value="181.51" calcext:value-type="float">
            <text:p>181.51</text:p>
          </table:table-cell>
          <table:table-cell office:value-type="float" office:value="38.5" calcext:value-type="float">
            <text:p>38.5</text:p>
          </table:table-cell>
          <table:table-cell office:value-type="float" office:value="52.85" calcext:value-type="float">
            <text:p>52.85</text:p>
          </table:table-cell>
        </table:table-row>
        <table:table-row table:style-name="ro1">
          <table:table-cell office:value-type="float" office:value="1023682" calcext:value-type="float">
            <text:p>1023682</text:p>
          </table:table-cell>
          <table:table-cell table:formula="of:=[.A66]/1000/(60*60*24)" office:value-type="time" office:time-value="PT00H17M03.682S" calcext:value-type="time">
            <text:p>00:17:04</text:p>
          </table:table-cell>
          <table:table-cell office:value-type="float" office:value="1.35" calcext:value-type="float">
            <text:p>1.35</text:p>
          </table:table-cell>
          <table:table-cell office:value-type="float" office:value="134.8" calcext:value-type="float">
            <text:p>134.8</text:p>
          </table:table-cell>
          <table:table-cell office:value-type="float" office:value="181.37" calcext:value-type="float">
            <text:p>181.37</text:p>
          </table:table-cell>
          <table:table-cell office:value-type="float" office:value="39.1" calcext:value-type="float">
            <text:p>39.1</text:p>
          </table:table-cell>
          <table:table-cell office:value-type="float" office:value="53.65" calcext:value-type="float">
            <text:p>53.65</text:p>
          </table:table-cell>
        </table:table-row>
        <table:table-row table:style-name="ro1">
          <table:table-cell office:value-type="float" office:value="1039683" calcext:value-type="float">
            <text:p>1039683</text:p>
          </table:table-cell>
          <table:table-cell table:formula="of:=[.A67]/1000/(60*60*24)" office:value-type="time" office:time-value="PT00H17M19.683S" calcext:value-type="time">
            <text:p>00:17:20</text:p>
          </table:table-cell>
          <table:table-cell office:value-type="float" office:value="1.35" calcext:value-type="float">
            <text:p>1.35</text:p>
          </table:table-cell>
          <table:table-cell office:value-type="float" office:value="134.7" calcext:value-type="float">
            <text:p>134.7</text:p>
          </table:table-cell>
          <table:table-cell office:value-type="float" office:value="181.24" calcext:value-type="float">
            <text:p>181.24</text:p>
          </table:table-cell>
          <table:table-cell office:value-type="float" office:value="39.7" calcext:value-type="float">
            <text:p>39.7</text:p>
          </table:table-cell>
          <table:table-cell office:value-type="float" office:value="54.46" calcext:value-type="float">
            <text:p>54.46</text:p>
          </table:table-cell>
        </table:table-row>
        <table:table-row table:style-name="ro1">
          <table:table-cell office:value-type="float" office:value="1055683" calcext:value-type="float">
            <text:p>1055683</text:p>
          </table:table-cell>
          <table:table-cell table:formula="of:=[.A68]/1000/(60*60*24)" office:value-type="time" office:time-value="PT00H17M35.683S" calcext:value-type="time">
            <text:p>00:17:36</text:p>
          </table:table-cell>
          <table:table-cell office:value-type="float" office:value="1.35" calcext:value-type="float">
            <text:p>1.35</text:p>
          </table:table-cell>
          <table:table-cell office:value-type="float" office:value="134.7" calcext:value-type="float">
            <text:p>134.7</text:p>
          </table:table-cell>
          <table:table-cell office:value-type="float" office:value="181.23" calcext:value-type="float">
            <text:p>181.23</text:p>
          </table:table-cell>
          <table:table-cell office:value-type="float" office:value="40.3" calcext:value-type="float">
            <text:p>40.3</text:p>
          </table:table-cell>
          <table:table-cell office:value-type="float" office:value="55.26" calcext:value-type="float">
            <text:p>55.26</text:p>
          </table:table-cell>
        </table:table-row>
        <table:table-row table:style-name="ro1">
          <table:table-cell office:value-type="float" office:value="1071683" calcext:value-type="float">
            <text:p>1071683</text:p>
          </table:table-cell>
          <table:table-cell table:formula="of:=[.A69]/1000/(60*60*24)" office:value-type="time" office:time-value="PT00H17M51.683S" calcext:value-type="time">
            <text:p>00:17:52</text:p>
          </table:table-cell>
          <table:table-cell office:value-type="float" office:value="1.34" calcext:value-type="float">
            <text:p>1.34</text:p>
          </table:table-cell>
          <table:table-cell office:value-type="float" office:value="134.6" calcext:value-type="float">
            <text:p>134.6</text:p>
          </table:table-cell>
          <table:table-cell office:value-type="float" office:value="180.56" calcext:value-type="float">
            <text:p>180.56</text:p>
          </table:table-cell>
          <table:table-cell office:value-type="float" office:value="40.9" calcext:value-type="float">
            <text:p>40.9</text:p>
          </table:table-cell>
          <table:table-cell office:value-type="float" office:value="56.07" calcext:value-type="float">
            <text:p>56.07</text:p>
          </table:table-cell>
        </table:table-row>
        <table:table-row table:style-name="ro1">
          <table:table-cell office:value-type="float" office:value="1087682" calcext:value-type="float">
            <text:p>1087682</text:p>
          </table:table-cell>
          <table:table-cell table:formula="of:=[.A70]/1000/(60*60*24)" office:value-type="time" office:time-value="PT00H18M07.682S" calcext:value-type="time">
            <text:p>00:18:08</text:p>
          </table:table-cell>
          <table:table-cell office:value-type="float" office:value="1.34" calcext:value-type="float">
            <text:p>1.34</text:p>
          </table:table-cell>
          <table:table-cell office:value-type="float" office:value="134.6" calcext:value-type="float">
            <text:p>134.6</text:p>
          </table:table-cell>
          <table:table-cell office:value-type="float" office:value="180.56" calcext:value-type="float">
            <text:p>180.56</text:p>
          </table:table-cell>
          <table:table-cell office:value-type="float" office:value="41.5" calcext:value-type="float">
            <text:p>41.5</text:p>
          </table:table-cell>
          <table:table-cell office:value-type="float" office:value="56.87" calcext:value-type="float">
            <text:p>56.87</text:p>
          </table:table-cell>
        </table:table-row>
        <table:table-row table:style-name="ro1">
          <table:table-cell office:value-type="float" office:value="1103683" calcext:value-type="float">
            <text:p>1103683</text:p>
          </table:table-cell>
          <table:table-cell table:formula="of:=[.A71]/1000/(60*60*24)" office:value-type="time" office:time-value="PT00H18M23.683S" calcext:value-type="time">
            <text:p>00:18:24</text:p>
          </table:table-cell>
          <table:table-cell office:value-type="float" office:value="1.34" calcext:value-type="float">
            <text:p>1.34</text:p>
          </table:table-cell>
          <table:table-cell office:value-type="float" office:value="134.4" calcext:value-type="float">
            <text:p>134.4</text:p>
          </table:table-cell>
          <table:table-cell office:value-type="float" office:value="180.29" calcext:value-type="float">
            <text:p>180.29</text:p>
          </table:table-cell>
          <table:table-cell office:value-type="float" office:value="42.1" calcext:value-type="float">
            <text:p>42.1</text:p>
          </table:table-cell>
          <table:table-cell office:value-type="float" office:value="57.67" calcext:value-type="float">
            <text:p>57.67</text:p>
          </table:table-cell>
        </table:table-row>
        <table:table-row table:style-name="ro1">
          <table:table-cell office:value-type="float" office:value="1119683" calcext:value-type="float">
            <text:p>1119683</text:p>
          </table:table-cell>
          <table:table-cell table:formula="of:=[.A72]/1000/(60*60*24)" office:value-type="time" office:time-value="PT00H18M39.683S" calcext:value-type="time">
            <text:p>00:18:40</text:p>
          </table:table-cell>
          <table:table-cell office:value-type="float" office:value="1.34" calcext:value-type="float">
            <text:p>1.34</text:p>
          </table:table-cell>
          <table:table-cell office:value-type="float" office:value="134.4" calcext:value-type="float">
            <text:p>134.4</text:p>
          </table:table-cell>
          <table:table-cell office:value-type="float" office:value="179.75" calcext:value-type="float">
            <text:p>179.75</text:p>
          </table:table-cell>
          <table:table-cell office:value-type="float" office:value="42.69" calcext:value-type="float">
            <text:p>42.69</text:p>
          </table:table-cell>
          <table:table-cell office:value-type="float" office:value="58.47" calcext:value-type="float">
            <text:p>58.47</text:p>
          </table:table-cell>
        </table:table-row>
        <table:table-row table:style-name="ro1">
          <table:table-cell office:value-type="float" office:value="1135683" calcext:value-type="float">
            <text:p>1135683</text:p>
          </table:table-cell>
          <table:table-cell table:formula="of:=[.A73]/1000/(60*60*24)" office:value-type="time" office:time-value="PT00H18M55.683S" calcext:value-type="time">
            <text:p>00:18:56</text:p>
          </table:table-cell>
          <table:table-cell office:value-type="float" office:value="1.34" calcext:value-type="float">
            <text:p>1.34</text:p>
          </table:table-cell>
          <table:table-cell office:value-type="float" office:value="134.4" calcext:value-type="float">
            <text:p>134.4</text:p>
          </table:table-cell>
          <table:table-cell office:value-type="float" office:value="179.75" calcext:value-type="float">
            <text:p>179.75</text:p>
          </table:table-cell>
          <table:table-cell office:value-type="float" office:value="43.29" calcext:value-type="float">
            <text:p>43.29</text:p>
          </table:table-cell>
          <table:table-cell office:value-type="float" office:value="59.27" calcext:value-type="float">
            <text:p>59.27</text:p>
          </table:table-cell>
        </table:table-row>
        <table:table-row table:style-name="ro1">
          <table:table-cell office:value-type="float" office:value="1151683" calcext:value-type="float">
            <text:p>1151683</text:p>
          </table:table-cell>
          <table:table-cell table:formula="of:=[.A74]/1000/(60*60*24)" office:value-type="time" office:time-value="PT00H19M11.683S" calcext:value-type="time">
            <text:p>00:19:12</text:p>
          </table:table-cell>
          <table:table-cell office:value-type="float" office:value="1.34" calcext:value-type="float">
            <text:p>1.34</text:p>
          </table:table-cell>
          <table:table-cell office:value-type="float" office:value="134.3" calcext:value-type="float">
            <text:p>134.3</text:p>
          </table:table-cell>
          <table:table-cell office:value-type="float" office:value="179.62" calcext:value-type="float">
            <text:p>179.62</text:p>
          </table:table-cell>
          <table:table-cell office:value-type="float" office:value="43.89" calcext:value-type="float">
            <text:p>43.89</text:p>
          </table:table-cell>
          <table:table-cell office:value-type="float" office:value="60.07" calcext:value-type="float">
            <text:p>60.07</text:p>
          </table:table-cell>
        </table:table-row>
        <table:table-row table:style-name="ro1">
          <table:table-cell office:value-type="float" office:value="1167683" calcext:value-type="float">
            <text:p>1167683</text:p>
          </table:table-cell>
          <table:table-cell table:formula="of:=[.A75]/1000/(60*60*24)" office:value-type="time" office:time-value="PT00H19M27.683S" calcext:value-type="time">
            <text:p>00:19:28</text:p>
          </table:table-cell>
          <table:table-cell office:value-type="float" office:value="1.34" calcext:value-type="float">
            <text:p>1.34</text:p>
          </table:table-cell>
          <table:table-cell office:value-type="float" office:value="134.3" calcext:value-type="float">
            <text:p>134.3</text:p>
          </table:table-cell>
          <table:table-cell office:value-type="float" office:value="179.62" calcext:value-type="float">
            <text:p>179.62</text:p>
          </table:table-cell>
          <table:table-cell office:value-type="float" office:value="44.48" calcext:value-type="float">
            <text:p>44.48</text:p>
          </table:table-cell>
          <table:table-cell office:value-type="float" office:value="60.87" calcext:value-type="float">
            <text:p>60.87</text:p>
          </table:table-cell>
        </table:table-row>
        <table:table-row table:style-name="ro1">
          <table:table-cell office:value-type="float" office:value="1183683" calcext:value-type="float">
            <text:p>1183683</text:p>
          </table:table-cell>
          <table:table-cell table:formula="of:=[.A76]/1000/(60*60*24)" office:value-type="time" office:time-value="PT00H19M43.683S" calcext:value-type="time">
            <text:p>00:19:44</text:p>
          </table:table-cell>
          <table:table-cell office:value-type="float" office:value="1.34" calcext:value-type="float">
            <text:p>1.34</text:p>
          </table:table-cell>
          <table:table-cell office:value-type="float" office:value="134.1" calcext:value-type="float">
            <text:p>134.1</text:p>
          </table:table-cell>
          <table:table-cell office:value-type="float" office:value="179.35" calcext:value-type="float">
            <text:p>179.35</text:p>
          </table:table-cell>
          <table:table-cell office:value-type="float" office:value="45.08" calcext:value-type="float">
            <text:p>45.08</text:p>
          </table:table-cell>
          <table:table-cell office:value-type="float" office:value="61.67" calcext:value-type="float">
            <text:p>61.67</text:p>
          </table:table-cell>
        </table:table-row>
        <table:table-row table:style-name="ro1">
          <table:table-cell office:value-type="float" office:value="1199683" calcext:value-type="float">
            <text:p>1199683</text:p>
          </table:table-cell>
          <table:table-cell table:formula="of:=[.A77]/1000/(60*60*24)" office:value-type="time" office:time-value="PT00H19M59.683S" calcext:value-type="time">
            <text:p>00:20:00</text:p>
          </table:table-cell>
          <table:table-cell office:value-type="float" office:value="1.34" calcext:value-type="float">
            <text:p>1.34</text:p>
          </table:table-cell>
          <table:table-cell office:value-type="float" office:value="134.1" calcext:value-type="float">
            <text:p>134.1</text:p>
          </table:table-cell>
          <table:table-cell office:value-type="float" office:value="179.35" calcext:value-type="float">
            <text:p>179.35</text:p>
          </table:table-cell>
          <table:table-cell office:value-type="float" office:value="45.68" calcext:value-type="float">
            <text:p>45.68</text:p>
          </table:table-cell>
          <table:table-cell office:value-type="float" office:value="62.46" calcext:value-type="float">
            <text:p>62.46</text:p>
          </table:table-cell>
        </table:table-row>
        <table:table-row table:style-name="ro1">
          <table:table-cell office:value-type="float" office:value="1215683" calcext:value-type="float">
            <text:p>1215683</text:p>
          </table:table-cell>
          <table:table-cell table:formula="of:=[.A78]/1000/(60*60*24)" office:value-type="time" office:time-value="PT00H20M15.683S" calcext:value-type="time">
            <text:p>00:20:16</text:p>
          </table:table-cell>
          <table:table-cell office:value-type="float" office:value="1.34" calcext:value-type="float">
            <text:p>1.34</text:p>
          </table:table-cell>
          <table:table-cell office:value-type="float" office:value="134" calcext:value-type="float">
            <text:p>134</text:p>
          </table:table-cell>
          <table:table-cell office:value-type="float" office:value="179.21" calcext:value-type="float">
            <text:p>179.21</text:p>
          </table:table-cell>
          <table:table-cell office:value-type="float" office:value="46.27" calcext:value-type="float">
            <text:p>46.27</text:p>
          </table:table-cell>
          <table:table-cell office:value-type="float" office:value="63.26" calcext:value-type="float">
            <text:p>63.26</text:p>
          </table:table-cell>
        </table:table-row>
        <table:table-row table:style-name="ro1">
          <table:table-cell office:value-type="float" office:value="1231683" calcext:value-type="float">
            <text:p>1231683</text:p>
          </table:table-cell>
          <table:table-cell table:formula="of:=[.A79]/1000/(60*60*24)" office:value-type="time" office:time-value="PT00H20M31.683S" calcext:value-type="time">
            <text:p>00:20:32</text:p>
          </table:table-cell>
          <table:table-cell office:value-type="float" office:value="1.34" calcext:value-type="float">
            <text:p>1.34</text:p>
          </table:table-cell>
          <table:table-cell office:value-type="float" office:value="133.9" calcext:value-type="float">
            <text:p>133.9</text:p>
          </table:table-cell>
          <table:table-cell office:value-type="float" office:value="179.08" calcext:value-type="float">
            <text:p>179.08</text:p>
          </table:table-cell>
          <table:table-cell office:value-type="float" office:value="46.87" calcext:value-type="float">
            <text:p>46.87</text:p>
          </table:table-cell>
          <table:table-cell office:value-type="float" office:value="64.06" calcext:value-type="float">
            <text:p>64.06</text:p>
          </table:table-cell>
        </table:table-row>
        <table:table-row table:style-name="ro1">
          <table:table-cell office:value-type="float" office:value="1247683" calcext:value-type="float">
            <text:p>1247683</text:p>
          </table:table-cell>
          <table:table-cell table:formula="of:=[.A80]/1000/(60*60*24)" office:value-type="time" office:time-value="PT00H20M47.683S" calcext:value-type="time">
            <text:p>00:20:48</text:p>
          </table:table-cell>
          <table:table-cell office:value-type="float" office:value="1.34" calcext:value-type="float">
            <text:p>1.34</text:p>
          </table:table-cell>
          <table:table-cell office:value-type="float" office:value="133.9" calcext:value-type="float">
            <text:p>133.9</text:p>
          </table:table-cell>
          <table:table-cell office:value-type="float" office:value="179.08" calcext:value-type="float">
            <text:p>179.08</text:p>
          </table:table-cell>
          <table:table-cell office:value-type="float" office:value="47.46" calcext:value-type="float">
            <text:p>47.46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float" office:value="1263683" calcext:value-type="float">
            <text:p>1263683</text:p>
          </table:table-cell>
          <table:table-cell table:formula="of:=[.A81]/1000/(60*60*24)" office:value-type="time" office:time-value="PT00H21M03.683S" calcext:value-type="time">
            <text:p>00:21:04</text:p>
          </table:table-cell>
          <table:table-cell office:value-type="float" office:value="1.33" calcext:value-type="float">
            <text:p>1.33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41" calcext:value-type="float">
            <text:p>178.41</text:p>
          </table:table-cell>
          <table:table-cell office:value-type="float" office:value="48.06" calcext:value-type="float">
            <text:p>48.06</text:p>
          </table:table-cell>
          <table:table-cell office:value-type="float" office:value="65.64" calcext:value-type="float">
            <text:p>65.64</text:p>
          </table:table-cell>
        </table:table-row>
        <table:table-row table:style-name="ro1">
          <table:table-cell office:value-type="float" office:value="1279682" calcext:value-type="float">
            <text:p>1279682</text:p>
          </table:table-cell>
          <table:table-cell table:formula="of:=[.A82]/1000/(60*60*24)" office:value-type="time" office:time-value="PT00H21M19.682S" calcext:value-type="time">
            <text:p>00:21:20</text:p>
          </table:table-cell>
          <table:table-cell office:value-type="float" office:value="1.33" calcext:value-type="float">
            <text:p>1.33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41" calcext:value-type="float">
            <text:p>178.41</text:p>
          </table:table-cell>
          <table:table-cell office:value-type="float" office:value="48.65" calcext:value-type="float">
            <text:p>48.65</text:p>
          </table:table-cell>
          <table:table-cell office:value-type="float" office:value="66.44" calcext:value-type="float">
            <text:p>66.44</text:p>
          </table:table-cell>
        </table:table-row>
        <table:table-row table:style-name="ro1">
          <table:table-cell office:value-type="float" office:value="1295683" calcext:value-type="float">
            <text:p>1295683</text:p>
          </table:table-cell>
          <table:table-cell table:formula="of:=[.A83]/1000/(60*60*24)" office:value-type="time" office:time-value="PT00H21M35.683S" calcext:value-type="time">
            <text:p>00:21:36</text:p>
          </table:table-cell>
          <table:table-cell office:value-type="float" office:value="1.33" calcext:value-type="float">
            <text:p>1.33</text:p>
          </table:table-cell>
          <table:table-cell office:value-type="float" office:value="133.7" calcext:value-type="float">
            <text:p>133.7</text:p>
          </table:table-cell>
          <table:table-cell office:value-type="float" office:value="177.74" calcext:value-type="float">
            <text:p>177.74</text:p>
          </table:table-cell>
          <table:table-cell office:value-type="float" office:value="49.25" calcext:value-type="float">
            <text:p>49.25</text:p>
          </table:table-cell>
          <table:table-cell office:value-type="float" office:value="67.23" calcext:value-type="float">
            <text:p>67.23</text:p>
          </table:table-cell>
        </table:table-row>
        <table:table-row table:style-name="ro1">
          <table:table-cell office:value-type="float" office:value="1311683" calcext:value-type="float">
            <text:p>1311683</text:p>
          </table:table-cell>
          <table:table-cell table:formula="of:=[.A84]/1000/(60*60*24)" office:value-type="time" office:time-value="PT00H21M51.683S" calcext:value-type="time">
            <text:p>00:21:52</text:p>
          </table:table-cell>
          <table:table-cell office:value-type="float" office:value="1.33" calcext:value-type="float">
            <text:p>1.33</text:p>
          </table:table-cell>
          <table:table-cell office:value-type="float" office:value="133.7" calcext:value-type="float">
            <text:p>133.7</text:p>
          </table:table-cell>
          <table:table-cell office:value-type="float" office:value="177.74" calcext:value-type="float">
            <text:p>177.74</text:p>
          </table:table-cell>
          <table:table-cell office:value-type="float" office:value="49.84" calcext:value-type="float">
            <text:p>49.84</text:p>
          </table:table-cell>
          <table:table-cell office:value-type="float" office:value="68.02" calcext:value-type="float">
            <text:p>68.02</text:p>
          </table:table-cell>
        </table:table-row>
        <table:table-row table:style-name="ro1">
          <table:table-cell office:value-type="float" office:value="1327683" calcext:value-type="float">
            <text:p>1327683</text:p>
          </table:table-cell>
          <table:table-cell table:formula="of:=[.A85]/1000/(60*60*24)" office:value-type="time" office:time-value="PT00H22M07.683S" calcext:value-type="time">
            <text:p>00:22:08</text:p>
          </table:table-cell>
          <table:table-cell office:value-type="float" office:value="1.33" calcext:value-type="float">
            <text:p>1.33</text:p>
          </table:table-cell>
          <table:table-cell office:value-type="float" office:value="133.6" calcext:value-type="float">
            <text:p>133.6</text:p>
          </table:table-cell>
          <table:table-cell office:value-type="float" office:value="177.6" calcext:value-type="float">
            <text:p>177.6</text:p>
          </table:table-cell>
          <table:table-cell office:value-type="float" office:value="50.43" calcext:value-type="float">
            <text:p>50.43</text:p>
          </table:table-cell>
          <table:table-cell office:value-type="float" office:value="68.81" calcext:value-type="float">
            <text:p>68.81</text:p>
          </table:table-cell>
        </table:table-row>
        <table:table-row table:style-name="ro1">
          <table:table-cell office:value-type="float" office:value="1343683" calcext:value-type="float">
            <text:p>1343683</text:p>
          </table:table-cell>
          <table:table-cell table:formula="of:=[.A86]/1000/(60*60*24)" office:value-type="time" office:time-value="PT00H22M23.683S" calcext:value-type="time">
            <text:p>00:22:24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7.47" calcext:value-type="float">
            <text:p>177.47</text:p>
          </table:table-cell>
          <table:table-cell office:value-type="float" office:value="51.03" calcext:value-type="float">
            <text:p>51.03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1359683" calcext:value-type="float">
            <text:p>1359683</text:p>
          </table:table-cell>
          <table:table-cell table:formula="of:=[.A87]/1000/(60*60*24)" office:value-type="time" office:time-value="PT00H22M39.683S" calcext:value-type="time">
            <text:p>00:22:40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3" calcext:value-type="float">
            <text:p>177.33</text:p>
          </table:table-cell>
          <table:table-cell office:value-type="float" office:value="51.62" calcext:value-type="float">
            <text:p>51.62</text:p>
          </table:table-cell>
          <table:table-cell office:value-type="float" office:value="70.39" calcext:value-type="float">
            <text:p>70.39</text:p>
          </table:table-cell>
        </table:table-row>
        <table:table-row table:style-name="ro1">
          <table:table-cell office:value-type="float" office:value="1375683" calcext:value-type="float">
            <text:p>1375683</text:p>
          </table:table-cell>
          <table:table-cell table:formula="of:=[.A88]/1000/(60*60*24)" office:value-type="time" office:time-value="PT00H22M55.683S" calcext:value-type="time">
            <text:p>00:22:56</text:p>
          </table:table-cell>
          <table:table-cell office:value-type="float" office:value="1.33" calcext:value-type="float">
            <text:p>1.33</text:p>
          </table:table-cell>
          <table:table-cell office:value-type="float" office:value="133.3" calcext:value-type="float">
            <text:p>133.3</text:p>
          </table:table-cell>
          <table:table-cell office:value-type="float" office:value="177.2" calcext:value-type="float">
            <text:p>177.2</text:p>
          </table:table-cell>
          <table:table-cell office:value-type="float" office:value="52.21" calcext:value-type="float">
            <text:p>52.21</text:p>
          </table:table-cell>
          <table:table-cell office:value-type="float" office:value="71.18" calcext:value-type="float">
            <text:p>71.18</text:p>
          </table:table-cell>
        </table:table-row>
        <table:table-row table:style-name="ro1">
          <table:table-cell office:value-type="float" office:value="1391683" calcext:value-type="float">
            <text:p>1391683</text:p>
          </table:table-cell>
          <table:table-cell table:formula="of:=[.A89]/1000/(60*60*24)" office:value-type="time" office:time-value="PT00H23M11.683S" calcext:value-type="time">
            <text:p>00:23:12</text:p>
          </table:table-cell>
          <table:table-cell office:value-type="float" office:value="1.33" calcext:value-type="float">
            <text:p>1.33</text:p>
          </table:table-cell>
          <table:table-cell office:value-type="float" office:value="133.3" calcext:value-type="float">
            <text:p>133.3</text:p>
          </table:table-cell>
          <table:table-cell office:value-type="float" office:value="177.2" calcext:value-type="float">
            <text:p>177.2</text:p>
          </table:table-cell>
          <table:table-cell office:value-type="float" office:value="52.81" calcext:value-type="float">
            <text:p>52.81</text:p>
          </table:table-cell>
          <table:table-cell office:value-type="float" office:value="71.96" calcext:value-type="float">
            <text:p>71.96</text:p>
          </table:table-cell>
        </table:table-row>
        <table:table-row table:style-name="ro1">
          <table:table-cell office:value-type="float" office:value="1407683" calcext:value-type="float">
            <text:p>1407683</text:p>
          </table:table-cell>
          <table:table-cell table:formula="of:=[.A90]/1000/(60*60*24)" office:value-type="time" office:time-value="PT00H23M27.683S" calcext:value-type="time">
            <text:p>00:23:28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7.07" calcext:value-type="float">
            <text:p>177.07</text:p>
          </table:table-cell>
          <table:table-cell office:value-type="float" office:value="53.4" calcext:value-type="float">
            <text:p>53.4</text:p>
          </table:table-cell>
          <table:table-cell office:value-type="float" office:value="72.75" calcext:value-type="float">
            <text:p>72.75</text:p>
          </table:table-cell>
        </table:table-row>
        <table:table-row table:style-name="ro1">
          <table:table-cell office:value-type="float" office:value="1423683" calcext:value-type="float">
            <text:p>1423683</text:p>
          </table:table-cell>
          <table:table-cell table:formula="of:=[.A91]/1000/(60*60*24)" office:value-type="time" office:time-value="PT00H23M43.683S" calcext:value-type="time">
            <text:p>00:23:44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7.07" calcext:value-type="float">
            <text:p>177.07</text:p>
          </table:table-cell>
          <table:table-cell office:value-type="float" office:value="53.99" calcext:value-type="float">
            <text:p>53.99</text:p>
          </table:table-cell>
          <table:table-cell office:value-type="float" office:value="73.54" calcext:value-type="float">
            <text:p>73.54</text:p>
          </table:table-cell>
        </table:table-row>
        <table:table-row table:style-name="ro1">
          <table:table-cell office:value-type="float" office:value="1439683" calcext:value-type="float">
            <text:p>1439683</text:p>
          </table:table-cell>
          <table:table-cell table:formula="of:=[.A92]/1000/(60*60*24)" office:value-type="time" office:time-value="PT00H23M59.683S" calcext:value-type="time">
            <text:p>00:24:00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4" calcext:value-type="float">
            <text:p>176.4</text:p>
          </table:table-cell>
          <table:table-cell office:value-type="float" office:value="54.58" calcext:value-type="float">
            <text:p>54.58</text:p>
          </table:table-cell>
          <table:table-cell office:value-type="float" office:value="74.32" calcext:value-type="float">
            <text:p>74.32</text:p>
          </table:table-cell>
        </table:table-row>
        <table:table-row table:style-name="ro1">
          <table:table-cell office:value-type="float" office:value="1455683" calcext:value-type="float">
            <text:p>1455683</text:p>
          </table:table-cell>
          <table:table-cell table:formula="of:=[.A93]/1000/(60*60*24)" office:value-type="time" office:time-value="PT00H24M15.683S" calcext:value-type="time">
            <text:p>00:24:16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27" calcext:value-type="float">
            <text:p>176.27</text:p>
          </table:table-cell>
          <table:table-cell office:value-type="float" office:value="55.18" calcext:value-type="float">
            <text:p>55.18</text:p>
          </table:table-cell>
          <table:table-cell office:value-type="float" office:value="75.11" calcext:value-type="float">
            <text:p>75.11</text:p>
          </table:table-cell>
        </table:table-row>
        <table:table-row table:style-name="ro1">
          <table:table-cell office:value-type="float" office:value="1471683" calcext:value-type="float">
            <text:p>1471683</text:p>
          </table:table-cell>
          <table:table-cell table:formula="of:=[.A94]/1000/(60*60*24)" office:value-type="time" office:time-value="PT00H24M31.683S" calcext:value-type="time">
            <text:p>00:24:32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26" calcext:value-type="float">
            <text:p>176.26</text:p>
          </table:table-cell>
          <table:table-cell office:value-type="float" office:value="55.77" calcext:value-type="float">
            <text:p>55.77</text:p>
          </table:table-cell>
          <table:table-cell office:value-type="float" office:value="75.89" calcext:value-type="float">
            <text:p>75.89</text:p>
          </table:table-cell>
        </table:table-row>
        <table:table-row table:style-name="ro1">
          <table:table-cell office:value-type="float" office:value="1487683" calcext:value-type="float">
            <text:p>1487683</text:p>
          </table:table-cell>
          <table:table-cell table:formula="of:=[.A95]/1000/(60*60*24)" office:value-type="time" office:time-value="PT00H24M47.683S" calcext:value-type="time">
            <text:p>00:24:48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26" calcext:value-type="float">
            <text:p>176.26</text:p>
          </table:table-cell>
          <table:table-cell office:value-type="float" office:value="56.36" calcext:value-type="float">
            <text:p>56.36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float" office:value="1503683" calcext:value-type="float">
            <text:p>1503683</text:p>
          </table:table-cell>
          <table:table-cell table:formula="of:=[.A96]/1000/(60*60*24)" office:value-type="time" office:time-value="PT00H25M03.683S" calcext:value-type="time">
            <text:p>00:25:04</text:p>
          </table:table-cell>
          <table:table-cell office:value-type="float" office:value="1.32" calcext:value-type="float">
            <text:p>1.32</text:p>
          </table:table-cell>
          <table:table-cell office:value-type="float" office:value="133" calcext:value-type="float">
            <text:p>133</text:p>
          </table:table-cell>
          <table:table-cell office:value-type="float" office:value="175.73" calcext:value-type="float">
            <text:p>175.73</text:p>
          </table:table-cell>
          <table:table-cell office:value-type="float" office:value="56.95" calcext:value-type="float">
            <text:p>56.95</text:p>
          </table:table-cell>
          <table:table-cell office:value-type="float" office:value="77.46" calcext:value-type="float">
            <text:p>77.46</text:p>
          </table:table-cell>
        </table:table-row>
        <table:table-row table:style-name="ro1">
          <table:table-cell office:value-type="float" office:value="1519683" calcext:value-type="float">
            <text:p>1519683</text:p>
          </table:table-cell>
          <table:table-cell table:formula="of:=[.A97]/1000/(60*60*24)" office:value-type="time" office:time-value="PT00H25M19.683S" calcext:value-type="time">
            <text:p>00:25:20</text:p>
          </table:table-cell>
          <table:table-cell office:value-type="float" office:value="1.32" calcext:value-type="float">
            <text:p>1.32</text:p>
          </table:table-cell>
          <table:table-cell office:value-type="float" office:value="132.8" calcext:value-type="float">
            <text:p>132.8</text:p>
          </table:table-cell>
          <table:table-cell office:value-type="float" office:value="175.47" calcext:value-type="float">
            <text:p>175.47</text:p>
          </table:table-cell>
          <table:table-cell office:value-type="float" office:value="57.54" calcext:value-type="float">
            <text:p>57.54</text:p>
          </table:table-cell>
          <table:table-cell office:value-type="float" office:value="78.24" calcext:value-type="float">
            <text:p>78.24</text:p>
          </table:table-cell>
        </table:table-row>
        <table:table-row table:style-name="ro1">
          <table:table-cell office:value-type="float" office:value="1535683" calcext:value-type="float">
            <text:p>1535683</text:p>
          </table:table-cell>
          <table:table-cell table:formula="of:=[.A98]/1000/(60*60*24)" office:value-type="time" office:time-value="PT00H25M35.683S" calcext:value-type="time">
            <text:p>00:25:36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58.13" calcext:value-type="float">
            <text:p>58.13</text:p>
          </table:table-cell>
          <table:table-cell office:value-type="float" office:value="79.02" calcext:value-type="float">
            <text:p>79.02</text:p>
          </table:table-cell>
        </table:table-row>
        <table:table-row table:style-name="ro1">
          <table:table-cell office:value-type="float" office:value="1551683" calcext:value-type="float">
            <text:p>1551683</text:p>
          </table:table-cell>
          <table:table-cell table:formula="of:=[.A99]/1000/(60*60*24)" office:value-type="time" office:time-value="PT00H25M51.683S" calcext:value-type="time">
            <text:p>00:25:52</text:p>
          </table:table-cell>
          <table:table-cell office:value-type="float" office:value="1.32" calcext:value-type="float">
            <text:p>1.32</text:p>
          </table:table-cell>
          <table:table-cell office:value-type="float" office:value="132.8" calcext:value-type="float">
            <text:p>132.8</text:p>
          </table:table-cell>
          <table:table-cell office:value-type="float" office:value="175.46" calcext:value-type="float">
            <text:p>175.46</text:p>
          </table:table-cell>
          <table:table-cell office:value-type="float" office:value="58.72" calcext:value-type="float">
            <text:p>58.72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1567682" calcext:value-type="float">
            <text:p>1567682</text:p>
          </table:table-cell>
          <table:table-cell table:formula="of:=[.A100]/1000/(60*60*24)" office:value-type="time" office:time-value="PT00H26M07.682S" calcext:value-type="time">
            <text:p>00:26:08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59.31" calcext:value-type="float">
            <text:p>59.31</text:p>
          </table:table-cell>
          <table:table-cell office:value-type="float" office:value="80.58" calcext:value-type="float">
            <text:p>80.58</text:p>
          </table:table-cell>
        </table:table-row>
        <table:table-row table:style-name="ro1">
          <table:table-cell office:value-type="float" office:value="1583683" calcext:value-type="float">
            <text:p>1583683</text:p>
          </table:table-cell>
          <table:table-cell table:formula="of:=[.A101]/1000/(60*60*24)" office:value-type="time" office:time-value="PT00H26M23.683S" calcext:value-type="time">
            <text:p>00:26:24</text:p>
          </table:table-cell>
          <table:table-cell office:value-type="float" office:value="1.33" calcext:value-type="float">
            <text:p>1.33</text:p>
          </table:table-cell>
          <table:table-cell office:value-type="float" office:value="132.6" calcext:value-type="float">
            <text:p>132.6</text:p>
          </table:table-cell>
          <table:table-cell office:value-type="float" office:value="175.73" calcext:value-type="float">
            <text:p>175.73</text:p>
          </table:table-cell>
          <table:table-cell office:value-type="float" office:value="59.9" calcext:value-type="float">
            <text:p>59.9</text:p>
          </table:table-cell>
          <table:table-cell office:value-type="float" office:value="81.36" calcext:value-type="float">
            <text:p>81.36</text:p>
          </table:table-cell>
        </table:table-row>
        <table:table-row table:style-name="ro1">
          <table:table-cell office:value-type="float" office:value="1599683" calcext:value-type="float">
            <text:p>1599683</text:p>
          </table:table-cell>
          <table:table-cell table:formula="of:=[.A102]/1000/(60*60*24)" office:value-type="time" office:time-value="PT00H26M39.683S" calcext:value-type="time">
            <text:p>00:26:40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60.49" calcext:value-type="float">
            <text:p>60.49</text:p>
          </table:table-cell>
          <table:table-cell office:value-type="float" office:value="82.14" calcext:value-type="float">
            <text:p>82.14</text:p>
          </table:table-cell>
        </table:table-row>
        <table:table-row table:style-name="ro1">
          <table:table-cell office:value-type="float" office:value="1615683" calcext:value-type="float">
            <text:p>1615683</text:p>
          </table:table-cell>
          <table:table-cell table:formula="of:=[.A103]/1000/(60*60*24)" office:value-type="time" office:time-value="PT00H26M55.683S" calcext:value-type="time">
            <text:p>00:26:56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61.08" calcext:value-type="float">
            <text:p>61.08</text:p>
          </table:table-cell>
          <table:table-cell office:value-type="float" office:value="82.92" calcext:value-type="float">
            <text:p>82.92</text:p>
          </table:table-cell>
        </table:table-row>
        <table:table-row table:style-name="ro1">
          <table:table-cell office:value-type="float" office:value="1631683" calcext:value-type="float">
            <text:p>1631683</text:p>
          </table:table-cell>
          <table:table-cell table:formula="of:=[.A104]/1000/(60*60*24)" office:value-type="time" office:time-value="PT00H27M11.683S" calcext:value-type="time">
            <text:p>00:27:12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93" calcext:value-type="float">
            <text:p>174.93</text:p>
          </table:table-cell>
          <table:table-cell office:value-type="float" office:value="61.67" calcext:value-type="float">
            <text:p>61.67</text:p>
          </table:table-cell>
          <table:table-cell office:value-type="float" office:value="83.7" calcext:value-type="float">
            <text:p>83.7</text:p>
          </table:table-cell>
        </table:table-row>
        <table:table-row table:style-name="ro1">
          <table:table-cell office:value-type="float" office:value="1647683" calcext:value-type="float">
            <text:p>1647683</text:p>
          </table:table-cell>
          <table:table-cell table:formula="of:=[.A105]/1000/(60*60*24)" office:value-type="time" office:time-value="PT00H27M27.683S" calcext:value-type="time">
            <text:p>00:27:28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93" calcext:value-type="float">
            <text:p>174.93</text:p>
          </table:table-cell>
          <table:table-cell office:value-type="float" office:value="62.25" calcext:value-type="float">
            <text:p>62.25</text:p>
          </table:table-cell>
          <table:table-cell office:value-type="float" office:value="84.47" calcext:value-type="float">
            <text:p>84.47</text:p>
          </table:table-cell>
        </table:table-row>
        <table:table-row table:style-name="ro1">
          <table:table-cell office:value-type="float" office:value="1663683" calcext:value-type="float">
            <text:p>1663683</text:p>
          </table:table-cell>
          <table:table-cell table:formula="of:=[.A106]/1000/(60*60*24)" office:value-type="time" office:time-value="PT00H27M43.683S" calcext:value-type="time">
            <text:p>00:27:44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27" calcext:value-type="float">
            <text:p>174.27</text:p>
          </table:table-cell>
          <table:table-cell office:value-type="float" office:value="62.84" calcext:value-type="float">
            <text:p>62.84</text:p>
          </table:table-cell>
          <table:table-cell office:value-type="float" office:value="85.25" calcext:value-type="float">
            <text:p>85.25</text:p>
          </table:table-cell>
        </table:table-row>
        <table:table-row table:style-name="ro1">
          <table:table-cell office:value-type="float" office:value="1679683" calcext:value-type="float">
            <text:p>1679683</text:p>
          </table:table-cell>
          <table:table-cell table:formula="of:=[.A107]/1000/(60*60*24)" office:value-type="time" office:time-value="PT00H27M59.683S" calcext:value-type="time">
            <text:p>00:28:00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27" calcext:value-type="float">
            <text:p>174.27</text:p>
          </table:table-cell>
          <table:table-cell office:value-type="float" office:value="63.43" calcext:value-type="float">
            <text:p>63.43</text:p>
          </table:table-cell>
          <table:table-cell office:value-type="float" office:value="86.02" calcext:value-type="float">
            <text:p>86.02</text:p>
          </table:table-cell>
        </table:table-row>
        <table:table-row table:style-name="ro1">
          <table:table-cell office:value-type="float" office:value="1695683" calcext:value-type="float">
            <text:p>1695683</text:p>
          </table:table-cell>
          <table:table-cell table:formula="of:=[.A108]/1000/(60*60*24)" office:value-type="time" office:time-value="PT00H28M15.683S" calcext:value-type="time">
            <text:p>00:28:16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64.02" calcext:value-type="float">
            <text:p>64.02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>
          <table:table-cell office:value-type="float" office:value="1711683" calcext:value-type="float">
            <text:p>1711683</text:p>
          </table:table-cell>
          <table:table-cell table:formula="of:=[.A109]/1000/(60*60*24)" office:value-type="time" office:time-value="PT00H28M31.683S" calcext:value-type="time">
            <text:p>00:28:32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64.61" calcext:value-type="float">
            <text:p>64.61</text:p>
          </table:table-cell>
          <table:table-cell office:value-type="float" office:value="87.57" calcext:value-type="float">
            <text:p>87.57</text:p>
          </table:table-cell>
        </table:table-row>
        <table:table-row table:style-name="ro1">
          <table:table-cell office:value-type="float" office:value="1727683" calcext:value-type="float">
            <text:p>1727683</text:p>
          </table:table-cell>
          <table:table-cell table:formula="of:=[.A110]/1000/(60*60*24)" office:value-type="time" office:time-value="PT00H28M47.683S" calcext:value-type="time">
            <text:p>00:28:48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65.19" calcext:value-type="float">
            <text:p>65.19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office:value-type="float" office:value="1743683" calcext:value-type="float">
            <text:p>1743683</text:p>
          </table:table-cell>
          <table:table-cell table:formula="of:=[.A111]/1000/(60*60*24)" office:value-type="time" office:time-value="PT00H29M03.683S" calcext:value-type="time">
            <text:p>00:29:04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65.78" calcext:value-type="float">
            <text:p>65.78</text:p>
          </table:table-cell>
          <table:table-cell office:value-type="float" office:value="89.12" calcext:value-type="float">
            <text:p>89.12</text:p>
          </table:table-cell>
        </table:table-row>
        <table:table-row table:style-name="ro1">
          <table:table-cell office:value-type="float" office:value="1759683" calcext:value-type="float">
            <text:p>1759683</text:p>
          </table:table-cell>
          <table:table-cell table:formula="of:=[.A112]/1000/(60*60*24)" office:value-type="time" office:time-value="PT00H29M19.683S" calcext:value-type="time">
            <text:p>00:29:20</text:p>
          </table:table-cell>
          <table:table-cell office:value-type="float" office:value="1.31" calcext:value-type="float">
            <text:p>1.31</text:p>
          </table:table-cell>
          <table:table-cell office:value-type="float" office:value="132" calcext:value-type="float">
            <text:p>132</text:p>
          </table:table-cell>
          <table:table-cell office:value-type="float" office:value="173.34" calcext:value-type="float">
            <text:p>173.34</text:p>
          </table:table-cell>
          <table:table-cell office:value-type="float" office:value="66.37" calcext:value-type="float">
            <text:p>66.37</text:p>
          </table:table-cell>
          <table:table-cell office:value-type="float" office:value="89.89" calcext:value-type="float">
            <text:p>89.89</text:p>
          </table:table-cell>
        </table:table-row>
        <table:table-row table:style-name="ro1">
          <table:table-cell office:value-type="float" office:value="1775683" calcext:value-type="float">
            <text:p>1775683</text:p>
          </table:table-cell>
          <table:table-cell table:formula="of:=[.A113]/1000/(60*60*24)" office:value-type="time" office:time-value="PT00H29M35.683S" calcext:value-type="time">
            <text:p>00:29:36</text:p>
          </table:table-cell>
          <table:table-cell office:value-type="float" office:value="1.31" calcext:value-type="float">
            <text:p>1.31</text:p>
          </table:table-cell>
          <table:table-cell office:value-type="float" office:value="132" calcext:value-type="float">
            <text:p>132</text:p>
          </table:table-cell>
          <table:table-cell office:value-type="float" office:value="173.34" calcext:value-type="float">
            <text:p>173.34</text:p>
          </table:table-cell>
          <table:table-cell office:value-type="float" office:value="66.95" calcext:value-type="float">
            <text:p>66.95</text:p>
          </table:table-cell>
          <table:table-cell office:value-type="float" office:value="90.66" calcext:value-type="float">
            <text:p>90.66</text:p>
          </table:table-cell>
        </table:table-row>
        <table:table-row table:style-name="ro1">
          <table:table-cell office:value-type="float" office:value="1791683" calcext:value-type="float">
            <text:p>1791683</text:p>
          </table:table-cell>
          <table:table-cell table:formula="of:=[.A114]/1000/(60*60*24)" office:value-type="time" office:time-value="PT00H29M51.683S" calcext:value-type="time">
            <text:p>00:29:52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67.54" calcext:value-type="float">
            <text:p>67.54</text:p>
          </table:table-cell>
          <table:table-cell office:value-type="float" office:value="91.43" calcext:value-type="float">
            <text:p>91.43</text:p>
          </table:table-cell>
        </table:table-row>
        <table:table-row table:style-name="ro1">
          <table:table-cell office:value-type="float" office:value="1807682" calcext:value-type="float">
            <text:p>1807682</text:p>
          </table:table-cell>
          <table:table-cell table:formula="of:=[.A115]/1000/(60*60*24)" office:value-type="time" office:time-value="PT00H30M07.682S" calcext:value-type="time">
            <text:p>00:30:08</text:p>
          </table:table-cell>
          <table:table-cell office:value-type="float" office:value="1.32" calcext:value-type="float">
            <text:p>1.32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6" calcext:value-type="float">
            <text:p>173.6</text:p>
          </table:table-cell>
          <table:table-cell office:value-type="float" office:value="68.13" calcext:value-type="float">
            <text:p>68.13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float" office:value="1823683" calcext:value-type="float">
            <text:p>1823683</text:p>
          </table:table-cell>
          <table:table-cell table:formula="of:=[.A116]/1000/(60*60*24)" office:value-type="time" office:time-value="PT00H30M23.683S" calcext:value-type="time">
            <text:p>00:30:24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68.71" calcext:value-type="float">
            <text:p>68.71</text:p>
          </table:table-cell>
          <table:table-cell office:value-type="float" office:value="92.97" calcext:value-type="float">
            <text:p>92.97</text:p>
          </table:table-cell>
        </table:table-row>
        <table:table-row table:style-name="ro1">
          <table:table-cell office:value-type="float" office:value="1839683" calcext:value-type="float">
            <text:p>1839683</text:p>
          </table:table-cell>
          <table:table-cell table:formula="of:=[.A117]/1000/(60*60*24)" office:value-type="time" office:time-value="PT00H30M39.683S" calcext:value-type="time">
            <text:p>00:30:40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69.3" calcext:value-type="float">
            <text:p>69.3</text:p>
          </table:table-cell>
          <table:table-cell office:value-type="float" office:value="93.74" calcext:value-type="float">
            <text:p>93.74</text:p>
          </table:table-cell>
        </table:table-row>
        <table:table-row table:style-name="ro1">
          <table:table-cell office:value-type="float" office:value="1855683" calcext:value-type="float">
            <text:p>1855683</text:p>
          </table:table-cell>
          <table:table-cell table:formula="of:=[.A118]/1000/(60*60*24)" office:value-type="time" office:time-value="PT00H30M55.683S" calcext:value-type="time">
            <text:p>00:30:56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42" calcext:value-type="float">
            <text:p>172.42</text:p>
          </table:table-cell>
          <table:table-cell office:value-type="float" office:value="69.88" calcext:value-type="float">
            <text:p>69.88</text:p>
          </table:table-cell>
          <table:table-cell office:value-type="float" office:value="94.51" calcext:value-type="float">
            <text:p>94.51</text:p>
          </table:table-cell>
        </table:table-row>
        <table:table-row table:style-name="ro1">
          <table:table-cell office:value-type="float" office:value="1871683" calcext:value-type="float">
            <text:p>1871683</text:p>
          </table:table-cell>
          <table:table-cell table:formula="of:=[.A119]/1000/(60*60*24)" office:value-type="time" office:time-value="PT00H31M11.683S" calcext:value-type="time">
            <text:p>00:31:12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29" calcext:value-type="float">
            <text:p>172.29</text:p>
          </table:table-cell>
          <table:table-cell office:value-type="float" office:value="70.47" calcext:value-type="float">
            <text:p>70.47</text:p>
          </table:table-cell>
          <table:table-cell office:value-type="float" office:value="95.27" calcext:value-type="float">
            <text:p>95.27</text:p>
          </table:table-cell>
        </table:table-row>
        <table:table-row table:style-name="ro1">
          <table:table-cell office:value-type="float" office:value="1887683" calcext:value-type="float">
            <text:p>1887683</text:p>
          </table:table-cell>
          <table:table-cell table:formula="of:=[.A120]/1000/(60*60*24)" office:value-type="time" office:time-value="PT00H31M27.683S" calcext:value-type="time">
            <text:p>00:31:28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29" calcext:value-type="float">
            <text:p>172.29</text:p>
          </table:table-cell>
          <table:table-cell office:value-type="float" office:value="71.05" calcext:value-type="float">
            <text:p>71.05</text:p>
          </table:table-cell>
          <table:table-cell office:value-type="float" office:value="96.04" calcext:value-type="float">
            <text:p>96.04</text:p>
          </table:table-cell>
        </table:table-row>
        <table:table-row table:style-name="ro1">
          <table:table-cell office:value-type="float" office:value="1903683" calcext:value-type="float">
            <text:p>1903683</text:p>
          </table:table-cell>
          <table:table-cell table:formula="of:=[.A121]/1000/(60*60*24)" office:value-type="time" office:time-value="PT00H31M43.683S" calcext:value-type="time">
            <text:p>00:31:44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71.64" calcext:value-type="float">
            <text:p>71.64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float" office:value="1919683" calcext:value-type="float">
            <text:p>1919683</text:p>
          </table:table-cell>
          <table:table-cell table:formula="of:=[.A122]/1000/(60*60*24)" office:value-type="time" office:time-value="PT00H31M59.683S" calcext:value-type="time">
            <text:p>00:32:00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72.22" calcext:value-type="float">
            <text:p>72.22</text:p>
          </table:table-cell>
          <table:table-cell office:value-type="float" office:value="97.57" calcext:value-type="float">
            <text:p>97.57</text:p>
          </table:table-cell>
        </table:table-row>
        <table:table-row table:style-name="ro1">
          <table:table-cell office:value-type="float" office:value="1935683" calcext:value-type="float">
            <text:p>1935683</text:p>
          </table:table-cell>
          <table:table-cell table:formula="of:=[.A123]/1000/(60*60*24)" office:value-type="time" office:time-value="PT00H32M15.683S" calcext:value-type="time">
            <text:p>00:32:16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72.81" calcext:value-type="float">
            <text:p>72.81</text:p>
          </table:table-cell>
          <table:table-cell office:value-type="float" office:value="98.33" calcext:value-type="float">
            <text:p>98.33</text:p>
          </table:table-cell>
        </table:table-row>
        <table:table-row table:style-name="ro1">
          <table:table-cell office:value-type="float" office:value="1951683" calcext:value-type="float">
            <text:p>1951683</text:p>
          </table:table-cell>
          <table:table-cell table:formula="of:=[.A124]/1000/(60*60*24)" office:value-type="time" office:time-value="PT00H32M31.683S" calcext:value-type="time">
            <text:p>00:32:32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73.39" calcext:value-type="float">
            <text:p>73.39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float" office:value="1967683" calcext:value-type="float">
            <text:p>1967683</text:p>
          </table:table-cell>
          <table:table-cell table:formula="of:=[.A125]/1000/(60*60*24)" office:value-type="time" office:time-value="PT00H32M47.683S" calcext:value-type="time">
            <text:p>00:32:48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73.97" calcext:value-type="float">
            <text:p>73.97</text:p>
          </table:table-cell>
          <table:table-cell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1983683" calcext:value-type="float">
            <text:p>1983683</text:p>
          </table:table-cell>
          <table:table-cell table:formula="of:=[.A126]/1000/(60*60*24)" office:value-type="time" office:time-value="PT00H33M03.683S" calcext:value-type="time">
            <text:p>00:33:04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74.56" calcext:value-type="float">
            <text:p>74.56</text:p>
          </table:table-cell>
          <table:table-cell office:value-type="float" office:value="100.62" calcext:value-type="float">
            <text:p>100.62</text:p>
          </table:table-cell>
        </table:table-row>
        <table:table-row table:style-name="ro1">
          <table:table-cell office:value-type="float" office:value="1999683" calcext:value-type="float">
            <text:p>1999683</text:p>
          </table:table-cell>
          <table:table-cell table:formula="of:=[.A127]/1000/(60*60*24)" office:value-type="time" office:time-value="PT00H33M19.683S" calcext:value-type="time">
            <text:p>00:33:20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23" calcext:value-type="float">
            <text:p>171.23</text:p>
          </table:table-cell>
          <table:table-cell office:value-type="float" office:value="75.14" calcext:value-type="float">
            <text:p>75.14</text:p>
          </table:table-cell>
          <table:table-cell office:value-type="float" office:value="101.39" calcext:value-type="float">
            <text:p>101.39</text:p>
          </table:table-cell>
        </table:table-row>
        <table:table-row table:style-name="ro1">
          <table:table-cell office:value-type="float" office:value="2015683" calcext:value-type="float">
            <text:p>2015683</text:p>
          </table:table-cell>
          <table:table-cell table:formula="of:=[.A128]/1000/(60*60*24)" office:value-type="time" office:time-value="PT00H33M35.683S" calcext:value-type="time">
            <text:p>00:33:36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63" calcext:value-type="float">
            <text:p>171.63</text:p>
          </table:table-cell>
          <table:table-cell office:value-type="float" office:value="75.72" calcext:value-type="float">
            <text:p>75.72</text:p>
          </table:table-cell>
          <table:table-cell office:value-type="float" office:value="102.15" calcext:value-type="float">
            <text:p>102.15</text:p>
          </table:table-cell>
        </table:table-row>
        <table:table-row table:style-name="ro1">
          <table:table-cell office:value-type="float" office:value="2031683" calcext:value-type="float">
            <text:p>2031683</text:p>
          </table:table-cell>
          <table:table-cell table:formula="of:=[.A129]/1000/(60*60*24)" office:value-type="time" office:time-value="PT00H33M51.683S" calcext:value-type="time">
            <text:p>00:33:52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76.3" calcext:value-type="float">
            <text:p>76.3</text:p>
          </table:table-cell>
          <table:table-cell office:value-type="float" office:value="102.91" calcext:value-type="float">
            <text:p>102.91</text:p>
          </table:table-cell>
        </table:table-row>
        <table:table-row table:style-name="ro1">
          <table:table-cell office:value-type="float" office:value="2047683" calcext:value-type="float">
            <text:p>2047683</text:p>
          </table:table-cell>
          <table:table-cell table:formula="of:=[.A130]/1000/(60*60*24)" office:value-type="time" office:time-value="PT00H34M07.683S" calcext:value-type="time">
            <text:p>00:34:08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76.89" calcext:value-type="float">
            <text:p>76.89</text:p>
          </table:table-cell>
          <table:table-cell office:value-type="float" office:value="103.67" calcext:value-type="float">
            <text:p>103.67</text:p>
          </table:table-cell>
        </table:table-row>
        <table:table-row table:style-name="ro1">
          <table:table-cell office:value-type="float" office:value="2063683" calcext:value-type="float">
            <text:p>2063683</text:p>
          </table:table-cell>
          <table:table-cell table:formula="of:=[.A131]/1000/(60*60*24)" office:value-type="time" office:time-value="PT00H34M23.683S" calcext:value-type="time">
            <text:p>00:34:24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77.47" calcext:value-type="float">
            <text:p>77.47</text:p>
          </table:table-cell>
          <table:table-cell office:value-type="float" office:value="104.43" calcext:value-type="float">
            <text:p>104.43</text:p>
          </table:table-cell>
        </table:table-row>
        <table:table-row table:style-name="ro1">
          <table:table-cell office:value-type="float" office:value="2079683" calcext:value-type="float">
            <text:p>2079683</text:p>
          </table:table-cell>
          <table:table-cell table:formula="of:=[.A132]/1000/(60*60*24)" office:value-type="time" office:time-value="PT00H34M39.683S" calcext:value-type="time">
            <text:p>00:34:40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78.05" calcext:value-type="float">
            <text:p>78.05</text:p>
          </table:table-cell>
          <table:table-cell office:value-type="float" office:value="105.19" calcext:value-type="float">
            <text:p>105.19</text:p>
          </table:table-cell>
        </table:table-row>
        <table:table-row table:style-name="ro1">
          <table:table-cell office:value-type="float" office:value="2095682" calcext:value-type="float">
            <text:p>2095682</text:p>
          </table:table-cell>
          <table:table-cell table:formula="of:=[.A133]/1000/(60*60*24)" office:value-type="time" office:time-value="PT00H34M55.682S" calcext:value-type="time">
            <text:p>00:34:56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78.63" calcext:value-type="float">
            <text:p>78.63</text:p>
          </table:table-cell>
          <table:table-cell office:value-type="float" office:value="105.95" calcext:value-type="float">
            <text:p>105.95</text:p>
          </table:table-cell>
        </table:table-row>
        <table:table-row table:style-name="ro1">
          <table:table-cell office:value-type="float" office:value="2111683" calcext:value-type="float">
            <text:p>2111683</text:p>
          </table:table-cell>
          <table:table-cell table:formula="of:=[.A134]/1000/(60*60*24)" office:value-type="time" office:time-value="PT00H35M11.683S" calcext:value-type="time">
            <text:p>00:35:12</text:p>
          </table:table-cell>
          <table:table-cell office:value-type="float" office:value="1.3" calcext:value-type="float">
            <text:p>1.3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31" calcext:value-type="float">
            <text:p>170.31</text:p>
          </table:table-cell>
          <table:table-cell office:value-type="float" office:value="79.22" calcext:value-type="float">
            <text:p>79.22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2127683" calcext:value-type="float">
            <text:p>2127683</text:p>
          </table:table-cell>
          <table:table-cell table:formula="of:=[.A135]/1000/(60*60*24)" office:value-type="time" office:time-value="PT00H35M27.683S" calcext:value-type="time">
            <text:p>00:35:28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79.8" calcext:value-type="float">
            <text:p>79.8</text:p>
          </table:table-cell>
          <table:table-cell office:value-type="float" office:value="107.46" calcext:value-type="float">
            <text:p>107.46</text:p>
          </table:table-cell>
        </table:table-row>
        <table:table-row table:style-name="ro1">
          <table:table-cell office:value-type="float" office:value="2143683" calcext:value-type="float">
            <text:p>2143683</text:p>
          </table:table-cell>
          <table:table-cell table:formula="of:=[.A136]/1000/(60*60*24)" office:value-type="time" office:time-value="PT00H35M43.683S" calcext:value-type="time">
            <text:p>00:35:44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80.38" calcext:value-type="float">
            <text:p>80.38</text:p>
          </table:table-cell>
          <table:table-cell office:value-type="float" office:value="108.22" calcext:value-type="float">
            <text:p>108.22</text:p>
          </table:table-cell>
        </table:table-row>
        <table:table-row table:style-name="ro1">
          <table:table-cell office:value-type="float" office:value="2159683" calcext:value-type="float">
            <text:p>2159683</text:p>
          </table:table-cell>
          <table:table-cell table:formula="of:=[.A137]/1000/(60*60*24)" office:value-type="time" office:time-value="PT00H35M59.683S" calcext:value-type="time">
            <text:p>00:36:00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80.96" calcext:value-type="float">
            <text:p>80.96</text:p>
          </table:table-cell>
          <table:table-cell office:value-type="float" office:value="108.97" calcext:value-type="float">
            <text:p>108.97</text:p>
          </table:table-cell>
        </table:table-row>
        <table:table-row table:style-name="ro1">
          <table:table-cell office:value-type="float" office:value="2175683" calcext:value-type="float">
            <text:p>2175683</text:p>
          </table:table-cell>
          <table:table-cell table:formula="of:=[.A138]/1000/(60*60*24)" office:value-type="time" office:time-value="PT00H36M15.683S" calcext:value-type="time">
            <text:p>00:36:16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81.54" calcext:value-type="float">
            <text:p>81.54</text:p>
          </table:table-cell>
          <table:table-cell office:value-type="float" office:value="109.73" calcext:value-type="float">
            <text:p>109.73</text:p>
          </table:table-cell>
        </table:table-row>
        <table:table-row table:style-name="ro1">
          <table:table-cell office:value-type="float" office:value="2191683" calcext:value-type="float">
            <text:p>2191683</text:p>
          </table:table-cell>
          <table:table-cell table:formula="of:=[.A139]/1000/(60*60*24)" office:value-type="time" office:time-value="PT00H36M31.683S" calcext:value-type="time">
            <text:p>00:36:32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82.12" calcext:value-type="float">
            <text:p>82.12</text:p>
          </table:table-cell>
          <table:table-cell office:value-type="float" office:value="110.48" calcext:value-type="float">
            <text:p>110.48</text:p>
          </table:table-cell>
        </table:table-row>
        <table:table-row table:style-name="ro1">
          <table:table-cell office:value-type="float" office:value="2207683" calcext:value-type="float">
            <text:p>2207683</text:p>
          </table:table-cell>
          <table:table-cell table:formula="of:=[.A140]/1000/(60*60*24)" office:value-type="time" office:time-value="PT00H36M47.683S" calcext:value-type="time">
            <text:p>00:36:48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82.7" calcext:value-type="float">
            <text:p>82.7</text:p>
          </table:table-cell>
          <table:table-cell office:value-type="float" office:value="111.24" calcext:value-type="float">
            <text:p>111.24</text:p>
          </table:table-cell>
        </table:table-row>
        <table:table-row table:style-name="ro1">
          <table:table-cell office:value-type="float" office:value="2223683" calcext:value-type="float">
            <text:p>2223683</text:p>
          </table:table-cell>
          <table:table-cell table:formula="of:=[.A141]/1000/(60*60*24)" office:value-type="time" office:time-value="PT00H37M03.683S" calcext:value-type="time">
            <text:p>00:37:04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26" calcext:value-type="float">
            <text:p>169.26</text:p>
          </table:table-cell>
          <table:table-cell office:value-type="float" office:value="83.28" calcext:value-type="float">
            <text:p>83.28</text:p>
          </table:table-cell>
          <table:table-cell office:value-type="float" office:value="111.99" calcext:value-type="float">
            <text:p>111.99</text:p>
          </table:table-cell>
        </table:table-row>
        <table:table-row table:style-name="ro1">
          <table:table-cell office:value-type="float" office:value="2239682" calcext:value-type="float">
            <text:p>2239682</text:p>
          </table:table-cell>
          <table:table-cell table:formula="of:=[.A142]/1000/(60*60*24)" office:value-type="time" office:time-value="PT00H37M19.682S" calcext:value-type="time">
            <text:p>00:37:20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27" calcext:value-type="float">
            <text:p>169.27</text:p>
          </table:table-cell>
          <table:table-cell office:value-type="float" office:value="83.86" calcext:value-type="float">
            <text:p>83.86</text:p>
          </table:table-cell>
          <table:table-cell office:value-type="float" office:value="112.75" calcext:value-type="float">
            <text:p>112.75</text:p>
          </table:table-cell>
        </table:table-row>
        <table:table-row table:style-name="ro1">
          <table:table-cell office:value-type="float" office:value="2255683" calcext:value-type="float">
            <text:p>2255683</text:p>
          </table:table-cell>
          <table:table-cell table:formula="of:=[.A143]/1000/(60*60*24)" office:value-type="time" office:time-value="PT00H37M35.683S" calcext:value-type="time">
            <text:p>00:37:36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13" calcext:value-type="float">
            <text:p>169.13</text:p>
          </table:table-cell>
          <table:table-cell office:value-type="float" office:value="84.44" calcext:value-type="float">
            <text:p>84.44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2271683" calcext:value-type="float">
            <text:p>2271683</text:p>
          </table:table-cell>
          <table:table-cell table:formula="of:=[.A144]/1000/(60*60*24)" office:value-type="time" office:time-value="PT00H37M51.683S" calcext:value-type="time">
            <text:p>00:37:52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85.02" calcext:value-type="float">
            <text:p>85.02</text:p>
          </table:table-cell>
          <table:table-cell office:value-type="float" office:value="114.25" calcext:value-type="float">
            <text:p>114.25</text:p>
          </table:table-cell>
        </table:table-row>
        <table:table-row table:style-name="ro1">
          <table:table-cell office:value-type="float" office:value="2287683" calcext:value-type="float">
            <text:p>2287683</text:p>
          </table:table-cell>
          <table:table-cell table:formula="of:=[.A145]/1000/(60*60*24)" office:value-type="time" office:time-value="PT00H38M07.683S" calcext:value-type="time">
            <text:p>00:38:08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13" calcext:value-type="float">
            <text:p>169.13</text:p>
          </table:table-cell>
          <table:table-cell office:value-type="float" office:value="85.6" calcext:value-type="float">
            <text:p>85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03683" calcext:value-type="float">
            <text:p>2303683</text:p>
          </table:table-cell>
          <table:table-cell table:formula="of:=[.A146]/1000/(60*60*24)" office:value-type="time" office:time-value="PT00H38M23.683S" calcext:value-type="time">
            <text:p>00:38:24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86.18" calcext:value-type="float">
            <text:p>86.18</text:p>
          </table:table-cell>
          <table:table-cell office:value-type="float" office:value="115.75" calcext:value-type="float">
            <text:p>115.75</text:p>
          </table:table-cell>
        </table:table-row>
        <table:table-row table:style-name="ro1">
          <table:table-cell office:value-type="float" office:value="2319683" calcext:value-type="float">
            <text:p>2319683</text:p>
          </table:table-cell>
          <table:table-cell table:formula="of:=[.A147]/1000/(60*60*24)" office:value-type="time" office:time-value="PT00H38M39.683S" calcext:value-type="time">
            <text:p>00:38:40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86.76" calcext:value-type="float">
            <text:p>86.76</text:p>
          </table:table-cell>
          <table:table-cell office:value-type="float" office:value="116.51" calcext:value-type="float">
            <text:p>116.51</text:p>
          </table:table-cell>
        </table:table-row>
        <table:table-row table:style-name="ro1">
          <table:table-cell office:value-type="float" office:value="2335683" calcext:value-type="float">
            <text:p>2335683</text:p>
          </table:table-cell>
          <table:table-cell table:formula="of:=[.A148]/1000/(60*60*24)" office:value-type="time" office:time-value="PT00H38M55.683S" calcext:value-type="time">
            <text:p>00:38:56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87.34" calcext:value-type="float">
            <text:p>87.34</text:p>
          </table:table-cell>
          <table:table-cell office:value-type="float" office:value="117.26" calcext:value-type="float">
            <text:p>117.26</text:p>
          </table:table-cell>
        </table:table-row>
        <table:table-row table:style-name="ro1">
          <table:table-cell office:value-type="float" office:value="2351683" calcext:value-type="float">
            <text:p>2351683</text:p>
          </table:table-cell>
          <table:table-cell table:formula="of:=[.A149]/1000/(60*60*24)" office:value-type="time" office:time-value="PT00H39M11.683S" calcext:value-type="time">
            <text:p>00:39:12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87.91" calcext:value-type="float">
            <text:p>87.91</text:p>
          </table:table-cell>
          <table:table-cell office:value-type="float" office:value="118.01" calcext:value-type="float">
            <text:p>118.01</text:p>
          </table:table-cell>
        </table:table-row>
        <table:table-row table:style-name="ro1">
          <table:table-cell office:value-type="float" office:value="2367683" calcext:value-type="float">
            <text:p>2367683</text:p>
          </table:table-cell>
          <table:table-cell table:formula="of:=[.A150]/1000/(60*60*24)" office:value-type="time" office:time-value="PT00H39M27.683S" calcext:value-type="time">
            <text:p>00:39:28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88.49" calcext:value-type="float">
            <text:p>88.49</text:p>
          </table:table-cell>
          <table:table-cell office:value-type="float" office:value="118.76" calcext:value-type="float">
            <text:p>118.76</text:p>
          </table:table-cell>
        </table:table-row>
        <table:table-row table:style-name="ro1">
          <table:table-cell office:value-type="float" office:value="2383683" calcext:value-type="float">
            <text:p>2383683</text:p>
          </table:table-cell>
          <table:table-cell table:formula="of:=[.A151]/1000/(60*60*24)" office:value-type="time" office:time-value="PT00H39M43.683S" calcext:value-type="time">
            <text:p>00:39:44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89.07" calcext:value-type="float">
            <text:p>89.07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1">
          <table:table-cell office:value-type="float" office:value="2399683" calcext:value-type="float">
            <text:p>2399683</text:p>
          </table:table-cell>
          <table:table-cell table:formula="of:=[.A152]/1000/(60*60*24)" office:value-type="time" office:time-value="PT00H39M59.683S" calcext:value-type="time">
            <text:p>00:40:00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89.65" calcext:value-type="float">
            <text:p>89.65</text:p>
          </table:table-cell>
          <table:table-cell office:value-type="float" office:value="120.25" calcext:value-type="float">
            <text:p>120.25</text:p>
          </table:table-cell>
        </table:table-row>
        <table:table-row table:style-name="ro1">
          <table:table-cell office:value-type="float" office:value="2415683" calcext:value-type="float">
            <text:p>2415683</text:p>
          </table:table-cell>
          <table:table-cell table:formula="of:=[.A153]/1000/(60*60*24)" office:value-type="time" office:time-value="PT00H40M15.683S" calcext:value-type="time">
            <text:p>00:40:16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90.23" calcext:value-type="float">
            <text:p>90.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431683" calcext:value-type="float">
            <text:p>2431683</text:p>
          </table:table-cell>
          <table:table-cell table:formula="of:=[.A154]/1000/(60*60*24)" office:value-type="time" office:time-value="PT00H40M31.683S" calcext:value-type="time">
            <text:p>00:40:32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90.8" calcext:value-type="float">
            <text:p>90.8</text:p>
          </table:table-cell>
          <table:table-cell office:value-type="float" office:value="121.74" calcext:value-type="float">
            <text:p>121.74</text:p>
          </table:table-cell>
        </table:table-row>
        <table:table-row table:style-name="ro1">
          <table:table-cell office:value-type="float" office:value="2447683" calcext:value-type="float">
            <text:p>2447683</text:p>
          </table:table-cell>
          <table:table-cell table:formula="of:=[.A155]/1000/(60*60*24)" office:value-type="time" office:time-value="PT00H40M47.683S" calcext:value-type="time">
            <text:p>00:40:48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91.38" calcext:value-type="float">
            <text:p>91.38</text:p>
          </table:table-cell>
          <table:table-cell office:value-type="float" office:value="122.49" calcext:value-type="float">
            <text:p>122.49</text:p>
          </table:table-cell>
        </table:table-row>
        <table:table-row table:style-name="ro1">
          <table:table-cell office:value-type="float" office:value="2463683" calcext:value-type="float">
            <text:p>2463683</text:p>
          </table:table-cell>
          <table:table-cell table:formula="of:=[.A156]/1000/(60*60*24)" office:value-type="time" office:time-value="PT00H41M03.683S" calcext:value-type="time">
            <text:p>00:41:04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91.96" calcext:value-type="float">
            <text:p>91.96</text:p>
          </table:table-cell>
          <table:table-cell office:value-type="float" office:value="123.24" calcext:value-type="float">
            <text:p>123.24</text:p>
          </table:table-cell>
        </table:table-row>
        <table:table-row table:style-name="ro1">
          <table:table-cell office:value-type="float" office:value="2479683" calcext:value-type="float">
            <text:p>2479683</text:p>
          </table:table-cell>
          <table:table-cell table:formula="of:=[.A157]/1000/(60*60*24)" office:value-type="time" office:time-value="PT00H41M19.683S" calcext:value-type="time">
            <text:p>00:41:20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92.53" calcext:value-type="float">
            <text:p>92.53</text:p>
          </table:table-cell>
          <table:table-cell office:value-type="float" office:value="123.98" calcext:value-type="float">
            <text:p>123.98</text:p>
          </table:table-cell>
        </table:table-row>
        <table:table-row table:style-name="ro1">
          <table:table-cell office:value-type="float" office:value="2495683" calcext:value-type="float">
            <text:p>2495683</text:p>
          </table:table-cell>
          <table:table-cell table:formula="of:=[.A158]/1000/(60*60*24)" office:value-type="time" office:time-value="PT00H41M35.683S" calcext:value-type="time">
            <text:p>00:41:36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93.11" calcext:value-type="float">
            <text:p>93.11</text:p>
          </table:table-cell>
          <table:table-cell office:value-type="float" office:value="124.73" calcext:value-type="float">
            <text:p>124.73</text:p>
          </table:table-cell>
        </table:table-row>
        <table:table-row table:style-name="ro1">
          <table:table-cell office:value-type="float" office:value="2511683" calcext:value-type="float">
            <text:p>2511683</text:p>
          </table:table-cell>
          <table:table-cell table:formula="of:=[.A159]/1000/(60*60*24)" office:value-type="time" office:time-value="PT00H41M51.683S" calcext:value-type="time">
            <text:p>00:41:52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18" calcext:value-type="float">
            <text:p>167.18</text:p>
          </table:table-cell>
          <table:table-cell office:value-type="float" office:value="93.69" calcext:value-type="float">
            <text:p>93.69</text:p>
          </table:table-cell>
          <table:table-cell office:value-type="float" office:value="125.47" calcext:value-type="float">
            <text:p>125.47</text:p>
          </table:table-cell>
        </table:table-row>
        <table:table-row table:style-name="ro1">
          <table:table-cell office:value-type="float" office:value="2527682" calcext:value-type="float">
            <text:p>2527682</text:p>
          </table:table-cell>
          <table:table-cell table:formula="of:=[.A160]/1000/(60*60*24)" office:value-type="time" office:time-value="PT00H42M07.682S" calcext:value-type="time">
            <text:p>00:42:08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94.26" calcext:value-type="float">
            <text:p>94.26</text:p>
          </table:table-cell>
          <table:table-cell office:value-type="float" office:value="126.22" calcext:value-type="float">
            <text:p>126.22</text:p>
          </table:table-cell>
        </table:table-row>
        <table:table-row table:style-name="ro1">
          <table:table-cell office:value-type="float" office:value="2543683" calcext:value-type="float">
            <text:p>2543683</text:p>
          </table:table-cell>
          <table:table-cell table:formula="of:=[.A161]/1000/(60*60*24)" office:value-type="time" office:time-value="PT00H42M23.683S" calcext:value-type="time">
            <text:p>00:42:24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94.84" calcext:value-type="float">
            <text:p>94.84</text:p>
          </table:table-cell>
          <table:table-cell office:value-type="float" office:value="126.96" calcext:value-type="float">
            <text:p>126.96</text:p>
          </table:table-cell>
        </table:table-row>
        <table:table-row table:style-name="ro1">
          <table:table-cell office:value-type="float" office:value="2559683" calcext:value-type="float">
            <text:p>2559683</text:p>
          </table:table-cell>
          <table:table-cell table:formula="of:=[.A162]/1000/(60*60*24)" office:value-type="time" office:time-value="PT00H42M39.683S" calcext:value-type="time">
            <text:p>00:42:40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95.41" calcext:value-type="float">
            <text:p>95.41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float" office:value="2575683" calcext:value-type="float">
            <text:p>2575683</text:p>
          </table:table-cell>
          <table:table-cell table:formula="of:=[.A163]/1000/(60*60*24)" office:value-type="time" office:time-value="PT00H42M55.683S" calcext:value-type="time">
            <text:p>00:42:56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95.99" calcext:value-type="float">
            <text:p>95.99</text:p>
          </table:table-cell>
          <table:table-cell office:value-type="float" office:value="128.44" calcext:value-type="float">
            <text:p>128.44</text:p>
          </table:table-cell>
        </table:table-row>
        <table:table-row table:style-name="ro1">
          <table:table-cell office:value-type="float" office:value="2591683" calcext:value-type="float">
            <text:p>2591683</text:p>
          </table:table-cell>
          <table:table-cell table:formula="of:=[.A164]/1000/(60*60*24)" office:value-type="time" office:time-value="PT00H43M11.683S" calcext:value-type="time">
            <text:p>00:43:12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96.57" calcext:value-type="float">
            <text:p>96.57</text:p>
          </table:table-cell>
          <table:table-cell office:value-type="float" office:value="129.18" calcext:value-type="float">
            <text:p>129.18</text:p>
          </table:table-cell>
        </table:table-row>
        <table:table-row table:style-name="ro1">
          <table:table-cell office:value-type="float" office:value="2607683" calcext:value-type="float">
            <text:p>2607683</text:p>
          </table:table-cell>
          <table:table-cell table:formula="of:=[.A165]/1000/(60*60*24)" office:value-type="time" office:time-value="PT00H43M27.683S" calcext:value-type="time">
            <text:p>00:43:28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97.14" calcext:value-type="float">
            <text:p>97.14</text:p>
          </table:table-cell>
          <table:table-cell office:value-type="float" office:value="129.93" calcext:value-type="float">
            <text:p>129.93</text:p>
          </table:table-cell>
        </table:table-row>
        <table:table-row table:style-name="ro1">
          <table:table-cell office:value-type="float" office:value="2623683" calcext:value-type="float">
            <text:p>2623683</text:p>
          </table:table-cell>
          <table:table-cell table:formula="of:=[.A166]/1000/(60*60*24)" office:value-type="time" office:time-value="PT00H43M43.683S" calcext:value-type="time">
            <text:p>00:43:44</text:p>
          </table:table-cell>
          <table:table-cell office:value-type="float" office:value="1.28" calcext:value-type="float">
            <text:p>1.28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27" calcext:value-type="float">
            <text:p>166.27</text:p>
          </table:table-cell>
          <table:table-cell office:value-type="float" office:value="97.72" calcext:value-type="float">
            <text:p>97.72</text:p>
          </table:table-cell>
          <table:table-cell office:value-type="float" office:value="130.67" calcext:value-type="float">
            <text:p>130.67</text:p>
          </table:table-cell>
        </table:table-row>
        <table:table-row table:style-name="ro1">
          <table:table-cell office:value-type="float" office:value="2639683" calcext:value-type="float">
            <text:p>2639683</text:p>
          </table:table-cell>
          <table:table-cell table:formula="of:=[.A167]/1000/(60*60*24)" office:value-type="time" office:time-value="PT00H43M59.683S" calcext:value-type="time">
            <text:p>00:44:00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98.29" calcext:value-type="float">
            <text:p>98.29</text:p>
          </table:table-cell>
          <table:table-cell office:value-type="float" office:value="131.41" calcext:value-type="float">
            <text:p>131.41</text:p>
          </table:table-cell>
        </table:table-row>
        <table:table-row table:style-name="ro1">
          <table:table-cell office:value-type="float" office:value="2655683" calcext:value-type="float">
            <text:p>2655683</text:p>
          </table:table-cell>
          <table:table-cell table:formula="of:=[.A168]/1000/(60*60*24)" office:value-type="time" office:time-value="PT00H44M15.683S" calcext:value-type="time">
            <text:p>00:44:16</text:p>
          </table:table-cell>
          <table:table-cell office:value-type="float" office:value="1.28" calcext:value-type="float">
            <text:p>1.28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14" calcext:value-type="float">
            <text:p>166.14</text:p>
          </table:table-cell>
          <table:table-cell office:value-type="float" office:value="98.87" calcext:value-type="float">
            <text:p>98.87</text:p>
          </table:table-cell>
          <table:table-cell office:value-type="float" office:value="132.15" calcext:value-type="float">
            <text:p>132.15</text:p>
          </table:table-cell>
        </table:table-row>
        <table:table-row table:style-name="ro1">
          <table:table-cell office:value-type="float" office:value="2671683" calcext:value-type="float">
            <text:p>2671683</text:p>
          </table:table-cell>
          <table:table-cell table:formula="of:=[.A169]/1000/(60*60*24)" office:value-type="time" office:time-value="PT00H44M31.683S" calcext:value-type="time">
            <text:p>00:44:32</text:p>
          </table:table-cell>
          <table:table-cell office:value-type="float" office:value="1.28" calcext:value-type="float">
            <text:p>1.28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14" calcext:value-type="float">
            <text:p>166.14</text:p>
          </table:table-cell>
          <table:table-cell office:value-type="float" office:value="99.44" calcext:value-type="float">
            <text:p>99.44</text:p>
          </table:table-cell>
          <table:table-cell office:value-type="float" office:value="132.89" calcext:value-type="float">
            <text:p>132.89</text:p>
          </table:table-cell>
        </table:table-row>
        <table:table-row table:style-name="ro1">
          <table:table-cell office:value-type="float" office:value="2687683" calcext:value-type="float">
            <text:p>2687683</text:p>
          </table:table-cell>
          <table:table-cell table:formula="of:=[.A170]/1000/(60*60*24)" office:value-type="time" office:time-value="PT00H44M47.683S" calcext:value-type="time">
            <text:p>00:44:48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100.01" calcext:value-type="float">
            <text:p>100.01</text:p>
          </table:table-cell>
          <table:table-cell office:value-type="float" office:value="133.62" calcext:value-type="float">
            <text:p>133.62</text:p>
          </table:table-cell>
        </table:table-row>
        <table:table-row table:style-name="ro1">
          <table:table-cell office:value-type="float" office:value="2703683" calcext:value-type="float">
            <text:p>2703683</text:p>
          </table:table-cell>
          <table:table-cell table:formula="of:=[.A171]/1000/(60*60*24)" office:value-type="time" office:time-value="PT00H45M03.683S" calcext:value-type="time">
            <text:p>00:45:04</text:p>
          </table:table-cell>
          <table:table-cell office:value-type="float" office:value="1.29" calcext:value-type="float">
            <text:p>1.29</text:p>
          </table:table-cell>
          <table:table-cell office:value-type="float" office:value="129.1" calcext:value-type="float">
            <text:p>129.1</text:p>
          </table:table-cell>
          <table:table-cell office:value-type="float" office:value="166.4" calcext:value-type="float">
            <text:p>166.4</text:p>
          </table:table-cell>
          <table:table-cell office:value-type="float" office:value="100.59" calcext:value-type="float">
            <text:p>100.59</text:p>
          </table:table-cell>
          <table:table-cell office:value-type="float" office:value="134.36" calcext:value-type="float">
            <text:p>134.36</text:p>
          </table:table-cell>
        </table:table-row>
        <table:table-row table:style-name="ro1">
          <table:table-cell office:value-type="float" office:value="2719683" calcext:value-type="float">
            <text:p>2719683</text:p>
          </table:table-cell>
          <table:table-cell table:formula="of:=[.A172]/1000/(60*60*24)" office:value-type="time" office:time-value="PT00H45M19.683S" calcext:value-type="time">
            <text:p>00:45:20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101.16" calcext:value-type="float">
            <text:p>101.16</text:p>
          </table:table-cell>
          <table:table-cell office:value-type="float" office:value="135.1" calcext:value-type="float">
            <text:p>135.1</text:p>
          </table:table-cell>
        </table:table-row>
        <table:table-row table:style-name="ro1">
          <table:table-cell office:value-type="float" office:value="2735683" calcext:value-type="float">
            <text:p>2735683</text:p>
          </table:table-cell>
          <table:table-cell table:formula="of:=[.A173]/1000/(60*60*24)" office:value-type="time" office:time-value="PT00H45M35.683S" calcext:value-type="time">
            <text:p>00:45:36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101.74" calcext:value-type="float">
            <text:p>101.74</text:p>
          </table:table-cell>
          <table:table-cell office:value-type="float" office:value="135.84" calcext:value-type="float">
            <text:p>135.84</text:p>
          </table:table-cell>
        </table:table-row>
        <table:table-row table:style-name="ro1">
          <table:table-cell office:value-type="float" office:value="2751683" calcext:value-type="float">
            <text:p>2751683</text:p>
          </table:table-cell>
          <table:table-cell table:formula="of:=[.A174]/1000/(60*60*24)" office:value-type="time" office:time-value="PT00H45M51.683S" calcext:value-type="time">
            <text:p>00:45:52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02.31" calcext:value-type="float">
            <text:p>102.31</text:p>
          </table:table-cell>
          <table:table-cell office:value-type="float" office:value="136.57" calcext:value-type="float">
            <text:p>136.57</text:p>
          </table:table-cell>
        </table:table-row>
        <table:table-row table:style-name="ro1">
          <table:table-cell office:value-type="float" office:value="2767683" calcext:value-type="float">
            <text:p>2767683</text:p>
          </table:table-cell>
          <table:table-cell table:formula="of:=[.A175]/1000/(60*60*24)" office:value-type="time" office:time-value="PT00H46M07.683S" calcext:value-type="time">
            <text:p>00:46:08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02.88" calcext:value-type="float">
            <text:p>102.88</text:p>
          </table:table-cell>
          <table:table-cell office:value-type="float" office:value="137.31" calcext:value-type="float">
            <text:p>137.31</text:p>
          </table:table-cell>
        </table:table-row>
        <table:table-row table:style-name="ro1">
          <table:table-cell office:value-type="float" office:value="2783683" calcext:value-type="float">
            <text:p>2783683</text:p>
          </table:table-cell>
          <table:table-cell table:formula="of:=[.A176]/1000/(60*60*24)" office:value-type="time" office:time-value="PT00H46M23.683S" calcext:value-type="time">
            <text:p>00:46:24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103.46" calcext:value-type="float">
            <text:p>103.46</text:p>
          </table:table-cell>
          <table:table-cell office:value-type="float" office:value="138.05" calcext:value-type="float">
            <text:p>138.05</text:p>
          </table:table-cell>
        </table:table-row>
        <table:table-row table:style-name="ro1">
          <table:table-cell office:value-type="float" office:value="2799683" calcext:value-type="float">
            <text:p>2799683</text:p>
          </table:table-cell>
          <table:table-cell table:formula="of:=[.A177]/1000/(60*60*24)" office:value-type="time" office:time-value="PT00H46M39.683S" calcext:value-type="time">
            <text:p>00:46:40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11" calcext:value-type="float">
            <text:p>165.11</text:p>
          </table:table-cell>
          <table:table-cell office:value-type="float" office:value="104.03" calcext:value-type="float">
            <text:p>104.03</text:p>
          </table:table-cell>
          <table:table-cell office:value-type="float" office:value="138.78" calcext:value-type="float">
            <text:p>138.78</text:p>
          </table:table-cell>
        </table:table-row>
        <table:table-row table:style-name="ro1">
          <table:table-cell office:value-type="float" office:value="2815683" calcext:value-type="float">
            <text:p>2815683</text:p>
          </table:table-cell>
          <table:table-cell table:formula="of:=[.A178]/1000/(60*60*24)" office:value-type="time" office:time-value="PT00H46M55.683S" calcext:value-type="time">
            <text:p>00:46:56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104.6" calcext:value-type="float">
            <text:p>104.6</text:p>
          </table:table-cell>
          <table:table-cell office:value-type="float" office:value="139.52" calcext:value-type="float">
            <text:p>139.52</text:p>
          </table:table-cell>
        </table:table-row>
        <table:table-row table:style-name="ro1">
          <table:table-cell office:value-type="float" office:value="2831683" calcext:value-type="float">
            <text:p>2831683</text:p>
          </table:table-cell>
          <table:table-cell table:formula="of:=[.A179]/1000/(60*60*24)" office:value-type="time" office:time-value="PT00H47M11.683S" calcext:value-type="time">
            <text:p>00:47:12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105.18" calcext:value-type="float">
            <text:p>105.18</text:p>
          </table:table-cell>
          <table:table-cell office:value-type="float" office:value="140.25" calcext:value-type="float">
            <text:p>140.25</text:p>
          </table:table-cell>
        </table:table-row>
        <table:table-row table:style-name="ro1">
          <table:table-cell office:value-type="float" office:value="2847683" calcext:value-type="float">
            <text:p>2847683</text:p>
          </table:table-cell>
          <table:table-cell table:formula="of:=[.A180]/1000/(60*60*24)" office:value-type="time" office:time-value="PT00H47M27.683S" calcext:value-type="time">
            <text:p>00:47:28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105.75" calcext:value-type="float">
            <text:p>105.75</text:p>
          </table:table-cell>
          <table:table-cell office:value-type="float" office:value="140.98" calcext:value-type="float">
            <text:p>140.98</text:p>
          </table:table-cell>
        </table:table-row>
        <table:table-row table:style-name="ro1">
          <table:table-cell office:value-type="float" office:value="2863683" calcext:value-type="float">
            <text:p>2863683</text:p>
          </table:table-cell>
          <table:table-cell table:formula="of:=[.A181]/1000/(60*60*24)" office:value-type="time" office:time-value="PT00H47M43.683S" calcext:value-type="time">
            <text:p>00:47:44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106.32" calcext:value-type="float">
            <text:p>106.32</text:p>
          </table:table-cell>
          <table:table-cell office:value-type="float" office:value="141.72" calcext:value-type="float">
            <text:p>141.72</text:p>
          </table:table-cell>
        </table:table-row>
        <table:table-row table:style-name="ro1">
          <table:table-cell office:value-type="float" office:value="2879683" calcext:value-type="float">
            <text:p>2879683</text:p>
          </table:table-cell>
          <table:table-cell table:formula="of:=[.A182]/1000/(60*60*24)" office:value-type="time" office:time-value="PT00H47M59.683S" calcext:value-type="time">
            <text:p>00:48:00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106.89" calcext:value-type="float">
            <text:p>106.89</text:p>
          </table:table-cell>
          <table:table-cell office:value-type="float" office:value="142.45" calcext:value-type="float">
            <text:p>142.45</text:p>
          </table:table-cell>
        </table:table-row>
        <table:table-row table:style-name="ro1">
          <table:table-cell office:value-type="float" office:value="2895683" calcext:value-type="float">
            <text:p>2895683</text:p>
          </table:table-cell>
          <table:table-cell table:formula="of:=[.A183]/1000/(60*60*24)" office:value-type="time" office:time-value="PT00H48M15.683S" calcext:value-type="time">
            <text:p>00:48:16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107.46" calcext:value-type="float">
            <text:p>107.46</text:p>
          </table:table-cell>
          <table:table-cell office:value-type="float" office:value="143.18" calcext:value-type="float">
            <text:p>143.18</text:p>
          </table:table-cell>
        </table:table-row>
        <table:table-row table:style-name="ro1">
          <table:table-cell office:value-type="float" office:value="2911683" calcext:value-type="float">
            <text:p>2911683</text:p>
          </table:table-cell>
          <table:table-cell table:formula="of:=[.A184]/1000/(60*60*24)" office:value-type="time" office:time-value="PT00H48M31.683S" calcext:value-type="time">
            <text:p>00:48:32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08.04" calcext:value-type="float">
            <text:p>108.04</text:p>
          </table:table-cell>
          <table:table-cell office:value-type="float" office:value="143.92" calcext:value-type="float">
            <text:p>143.92</text:p>
          </table:table-cell>
        </table:table-row>
        <table:table-row table:style-name="ro1">
          <table:table-cell office:value-type="float" office:value="2927683" calcext:value-type="float">
            <text:p>2927683</text:p>
          </table:table-cell>
          <table:table-cell table:formula="of:=[.A185]/1000/(60*60*24)" office:value-type="time" office:time-value="PT00H48M47.683S" calcext:value-type="time">
            <text:p>00:48:48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108.61" calcext:value-type="float">
            <text:p>108.61</text:p>
          </table:table-cell>
          <table:table-cell office:value-type="float" office:value="144.65" calcext:value-type="float">
            <text:p>144.65</text:p>
          </table:table-cell>
        </table:table-row>
        <table:table-row table:style-name="ro1">
          <table:table-cell office:value-type="float" office:value="2943683" calcext:value-type="float">
            <text:p>2943683</text:p>
          </table:table-cell>
          <table:table-cell table:formula="of:=[.A186]/1000/(60*60*24)" office:value-type="time" office:time-value="PT00H49M03.683S" calcext:value-type="time">
            <text:p>00:49:04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09.18" calcext:value-type="float">
            <text:p>109.18</text:p>
          </table:table-cell>
          <table:table-cell office:value-type="float" office:value="145.38" calcext:value-type="float">
            <text:p>145.38</text:p>
          </table:table-cell>
        </table:table-row>
        <table:table-row table:style-name="ro1">
          <table:table-cell office:value-type="float" office:value="2959683" calcext:value-type="float">
            <text:p>2959683</text:p>
          </table:table-cell>
          <table:table-cell table:formula="of:=[.A187]/1000/(60*60*24)" office:value-type="time" office:time-value="PT00H49M19.683S" calcext:value-type="time">
            <text:p>00:49:20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09.75" calcext:value-type="float">
            <text:p>109.75</text:p>
          </table:table-cell>
          <table:table-cell office:value-type="float" office:value="146.11" calcext:value-type="float">
            <text:p>146.11</text:p>
          </table:table-cell>
        </table:table-row>
        <table:table-row table:style-name="ro1">
          <table:table-cell office:value-type="float" office:value="2975683" calcext:value-type="float">
            <text:p>2975683</text:p>
          </table:table-cell>
          <table:table-cell table:formula="of:=[.A188]/1000/(60*60*24)" office:value-type="time" office:time-value="PT00H49M35.683S" calcext:value-type="time">
            <text:p>00:49:36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08" calcext:value-type="float">
            <text:p>164.08</text:p>
          </table:table-cell>
          <table:table-cell office:value-type="float" office:value="110.32" calcext:value-type="float">
            <text:p>110.32</text:p>
          </table:table-cell>
          <table:table-cell office:value-type="float" office:value="146.84" calcext:value-type="float">
            <text:p>146.84</text:p>
          </table:table-cell>
        </table:table-row>
        <table:table-row table:style-name="ro1">
          <table:table-cell office:value-type="float" office:value="2991683" calcext:value-type="float">
            <text:p>2991683</text:p>
          </table:table-cell>
          <table:table-cell table:formula="of:=[.A189]/1000/(60*60*24)" office:value-type="time" office:time-value="PT00H49M51.683S" calcext:value-type="time">
            <text:p>00:49:52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110.89" calcext:value-type="float">
            <text:p>110.89</text:p>
          </table:table-cell>
          <table:table-cell office:value-type="float" office:value="147.57" calcext:value-type="float">
            <text:p>147.57</text:p>
          </table:table-cell>
        </table:table-row>
        <table:table-row table:style-name="ro1">
          <table:table-cell office:value-type="float" office:value="3007683" calcext:value-type="float">
            <text:p>3007683</text:p>
          </table:table-cell>
          <table:table-cell table:formula="of:=[.A190]/1000/(60*60*24)" office:value-type="time" office:time-value="PT00H50M07.683S" calcext:value-type="time">
            <text:p>00:50:08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07" calcext:value-type="float">
            <text:p>164.07</text:p>
          </table:table-cell>
          <table:table-cell office:value-type="float" office:value="111.46" calcext:value-type="float">
            <text:p>111.46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1">
          <table:table-cell office:value-type="float" office:value="3023683" calcext:value-type="float">
            <text:p>3023683</text:p>
          </table:table-cell>
          <table:table-cell table:formula="of:=[.A191]/1000/(60*60*24)" office:value-type="time" office:time-value="PT00H50M23.683S" calcext:value-type="time">
            <text:p>00:50:24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2.03" calcext:value-type="float">
            <text:p>112.03</text:p>
          </table:table-cell>
          <table:table-cell office:value-type="float" office:value="149.03" calcext:value-type="float">
            <text:p>149.03</text:p>
          </table:table-cell>
        </table:table-row>
        <table:table-row table:style-name="ro1">
          <table:table-cell office:value-type="float" office:value="3039683" calcext:value-type="float">
            <text:p>3039683</text:p>
          </table:table-cell>
          <table:table-cell table:formula="of:=[.A192]/1000/(60*60*24)" office:value-type="time" office:time-value="PT00H50M39.683S" calcext:value-type="time">
            <text:p>00:50:40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2.6" calcext:value-type="float">
            <text:p>112.6</text:p>
          </table:table-cell>
          <table:table-cell office:value-type="float" office:value="149.76" calcext:value-type="float">
            <text:p>149.76</text:p>
          </table:table-cell>
        </table:table-row>
        <table:table-row table:style-name="ro1">
          <table:table-cell office:value-type="float" office:value="3055683" calcext:value-type="float">
            <text:p>3055683</text:p>
          </table:table-cell>
          <table:table-cell table:formula="of:=[.A193]/1000/(60*60*24)" office:value-type="time" office:time-value="PT00H50M55.683S" calcext:value-type="time">
            <text:p>00:50:56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3.17" calcext:value-type="float">
            <text:p>113.17</text:p>
          </table:table-cell>
          <table:table-cell office:value-type="float" office:value="150.49" calcext:value-type="float">
            <text:p>150.49</text:p>
          </table:table-cell>
        </table:table-row>
        <table:table-row table:style-name="ro1">
          <table:table-cell office:value-type="float" office:value="3071683" calcext:value-type="float">
            <text:p>3071683</text:p>
          </table:table-cell>
          <table:table-cell table:formula="of:=[.A194]/1000/(60*60*24)" office:value-type="time" office:time-value="PT00H51M11.683S" calcext:value-type="time">
            <text:p>00:51:12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3.74" calcext:value-type="float">
            <text:p>113.74</text:p>
          </table:table-cell>
          <table:table-cell office:value-type="float" office:value="151.21" calcext:value-type="float">
            <text:p>151.21</text:p>
          </table:table-cell>
        </table:table-row>
        <table:table-row table:style-name="ro1">
          <table:table-cell office:value-type="float" office:value="3087683" calcext:value-type="float">
            <text:p>3087683</text:p>
          </table:table-cell>
          <table:table-cell table:formula="of:=[.A195]/1000/(60*60*24)" office:value-type="time" office:time-value="PT00H51M27.683S" calcext:value-type="time">
            <text:p>00:51:28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14.31" calcext:value-type="float">
            <text:p>114.31</text:p>
          </table:table-cell>
          <table:table-cell office:value-type="float" office:value="151.94" calcext:value-type="float">
            <text:p>151.94</text:p>
          </table:table-cell>
        </table:table-row>
        <table:table-row table:style-name="ro1">
          <table:table-cell office:value-type="float" office:value="3103683" calcext:value-type="float">
            <text:p>3103683</text:p>
          </table:table-cell>
          <table:table-cell table:formula="of:=[.A196]/1000/(60*60*24)" office:value-type="time" office:time-value="PT00H51M43.683S" calcext:value-type="time">
            <text:p>00:51:44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114.88" calcext:value-type="float">
            <text:p>114.88</text:p>
          </table:table-cell>
          <table:table-cell office:value-type="float" office:value="152.67" calcext:value-type="float">
            <text:p>152.67</text:p>
          </table:table-cell>
        </table:table-row>
        <table:table-row table:style-name="ro1">
          <table:table-cell office:value-type="float" office:value="3119682" calcext:value-type="float">
            <text:p>3119682</text:p>
          </table:table-cell>
          <table:table-cell table:formula="of:=[.A197]/1000/(60*60*24)" office:value-type="time" office:time-value="PT00H51M59.682S" calcext:value-type="time">
            <text:p>00:52:00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115.45" calcext:value-type="float">
            <text:p>115.45</text:p>
          </table:table-cell>
          <table:table-cell office:value-type="float" office:value="153.4" calcext:value-type="float">
            <text:p>153.4</text:p>
          </table:table-cell>
        </table:table-row>
        <table:table-row table:style-name="ro1">
          <table:table-cell office:value-type="float" office:value="3135683" calcext:value-type="float">
            <text:p>3135683</text:p>
          </table:table-cell>
          <table:table-cell table:formula="of:=[.A198]/1000/(60*60*24)" office:value-type="time" office:time-value="PT00H52M15.683S" calcext:value-type="time">
            <text:p>00:52:16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116.02" calcext:value-type="float">
            <text:p>116.02</text:p>
          </table:table-cell>
          <table:table-cell office:value-type="float" office:value="154.12" calcext:value-type="float">
            <text:p>154.12</text:p>
          </table:table-cell>
        </table:table-row>
        <table:table-row table:style-name="ro1">
          <table:table-cell office:value-type="float" office:value="3151683" calcext:value-type="float">
            <text:p>3151683</text:p>
          </table:table-cell>
          <table:table-cell table:formula="of:=[.A199]/1000/(60*60*24)" office:value-type="time" office:time-value="PT00H52M31.683S" calcext:value-type="time">
            <text:p>00:52:32</text:p>
          </table:table-cell>
          <table:table-cell office:value-type="float" office:value="1.27" calcext:value-type="float">
            <text:p>1.27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05" calcext:value-type="float">
            <text:p>163.05</text:p>
          </table:table-cell>
          <table:table-cell office:value-type="float" office:value="116.59" calcext:value-type="float">
            <text:p>116.59</text:p>
          </table:table-cell>
          <table:table-cell office:value-type="float" office:value="154.85" calcext:value-type="float">
            <text:p>154.85</text:p>
          </table:table-cell>
        </table:table-row>
        <table:table-row table:style-name="ro1">
          <table:table-cell office:value-type="float" office:value="3167683" calcext:value-type="float">
            <text:p>3167683</text:p>
          </table:table-cell>
          <table:table-cell table:formula="of:=[.A200]/1000/(60*60*24)" office:value-type="time" office:time-value="PT00H52M47.683S" calcext:value-type="time">
            <text:p>00:52:48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117.16" calcext:value-type="float">
            <text:p>117.16</text:p>
          </table:table-cell>
          <table:table-cell office:value-type="float" office:value="155.57" calcext:value-type="float">
            <text:p>155.57</text:p>
          </table:table-cell>
        </table:table-row>
        <table:table-row table:style-name="ro1">
          <table:table-cell office:value-type="float" office:value="3183683" calcext:value-type="float">
            <text:p>3183683</text:p>
          </table:table-cell>
          <table:table-cell table:formula="of:=[.A201]/1000/(60*60*24)" office:value-type="time" office:time-value="PT00H53M03.683S" calcext:value-type="time">
            <text:p>00:53:04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117.73" calcext:value-type="float">
            <text:p>117.73</text:p>
          </table:table-cell>
          <table:table-cell office:value-type="float" office:value="156.3" calcext:value-type="float">
            <text:p>156.3</text:p>
          </table:table-cell>
        </table:table-row>
        <table:table-row table:style-name="ro1">
          <table:table-cell office:value-type="float" office:value="3199683" calcext:value-type="float">
            <text:p>3199683</text:p>
          </table:table-cell>
          <table:table-cell table:formula="of:=[.A202]/1000/(60*60*24)" office:value-type="time" office:time-value="PT00H53M19.683S" calcext:value-type="time">
            <text:p>00:53:20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18.3" calcext:value-type="float">
            <text:p>118.3</text:p>
          </table:table-cell>
          <table:table-cell office:value-type="float" office:value="157.02" calcext:value-type="float">
            <text:p>157.02</text:p>
          </table:table-cell>
        </table:table-row>
        <table:table-row table:style-name="ro1">
          <table:table-cell office:value-type="float" office:value="3215683" calcext:value-type="float">
            <text:p>3215683</text:p>
          </table:table-cell>
          <table:table-cell table:formula="of:=[.A203]/1000/(60*60*24)" office:value-type="time" office:time-value="PT00H53M35.683S" calcext:value-type="time">
            <text:p>00:53:36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18.87" calcext:value-type="float">
            <text:p>118.87</text:p>
          </table:table-cell>
          <table:table-cell office:value-type="float" office:value="157.75" calcext:value-type="float">
            <text:p>157.75</text:p>
          </table:table-cell>
        </table:table-row>
        <table:table-row table:style-name="ro1">
          <table:table-cell office:value-type="float" office:value="3231683" calcext:value-type="float">
            <text:p>3231683</text:p>
          </table:table-cell>
          <table:table-cell table:formula="of:=[.A204]/1000/(60*60*24)" office:value-type="time" office:time-value="PT00H53M51.683S" calcext:value-type="time">
            <text:p>00:53:52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19.44" calcext:value-type="float">
            <text:p>119.44</text:p>
          </table:table-cell>
          <table:table-cell office:value-type="float" office:value="158.47" calcext:value-type="float">
            <text:p>158.47</text:p>
          </table:table-cell>
        </table:table-row>
        <table:table-row table:style-name="ro1">
          <table:table-cell office:value-type="float" office:value="3247683" calcext:value-type="float">
            <text:p>3247683</text:p>
          </table:table-cell>
          <table:table-cell table:formula="of:=[.A205]/1000/(60*60*24)" office:value-type="time" office:time-value="PT00H54M07.683S" calcext:value-type="time">
            <text:p>00:54:08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20.01" calcext:value-type="float">
            <text:p>120.01</text:p>
          </table:table-cell>
          <table:table-cell office:value-type="float" office:value="159.19" calcext:value-type="float">
            <text:p>159.19</text:p>
          </table:table-cell>
        </table:table-row>
        <table:table-row table:style-name="ro1">
          <table:table-cell office:value-type="float" office:value="3263683" calcext:value-type="float">
            <text:p>3263683</text:p>
          </table:table-cell>
          <table:table-cell table:formula="of:=[.A206]/1000/(60*60*24)" office:value-type="time" office:time-value="PT00H54M23.683S" calcext:value-type="time">
            <text:p>00:54:24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120.57" calcext:value-type="float">
            <text:p>120.57</text:p>
          </table:table-cell>
          <table:table-cell office:value-type="float" office:value="159.92" calcext:value-type="float">
            <text:p>159.92</text:p>
          </table:table-cell>
        </table:table-row>
        <table:table-row table:style-name="ro1">
          <table:table-cell office:value-type="float" office:value="3279683" calcext:value-type="float">
            <text:p>3279683</text:p>
          </table:table-cell>
          <table:table-cell table:formula="of:=[.A207]/1000/(60*60*24)" office:value-type="time" office:time-value="PT00H54M39.683S" calcext:value-type="time">
            <text:p>00:54:40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21.14" calcext:value-type="float">
            <text:p>121.14</text:p>
          </table:table-cell>
          <table:table-cell office:value-type="float" office:value="160.64" calcext:value-type="float">
            <text:p>160.64</text:p>
          </table:table-cell>
        </table:table-row>
        <table:table-row table:style-name="ro1">
          <table:table-cell office:value-type="float" office:value="3295683" calcext:value-type="float">
            <text:p>3295683</text:p>
          </table:table-cell>
          <table:table-cell table:formula="of:=[.A208]/1000/(60*60*24)" office:value-type="time" office:time-value="PT00H54M55.683S" calcext:value-type="time">
            <text:p>00:54:56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121.71" calcext:value-type="float">
            <text:p>121.71</text:p>
          </table:table-cell>
          <table:table-cell office:value-type="float" office:value="161.36" calcext:value-type="float">
            <text:p>161.36</text:p>
          </table:table-cell>
        </table:table-row>
        <table:table-row table:style-name="ro1">
          <table:table-cell office:value-type="float" office:value="3311683" calcext:value-type="float">
            <text:p>3311683</text:p>
          </table:table-cell>
          <table:table-cell table:formula="of:=[.A209]/1000/(60*60*24)" office:value-type="time" office:time-value="PT00H55M11.683S" calcext:value-type="time">
            <text:p>00:55:12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122.28" calcext:value-type="float">
            <text:p>122.28</text:p>
          </table:table-cell>
          <table:table-cell office:value-type="float" office:value="162.08" calcext:value-type="float">
            <text:p>162.08</text:p>
          </table:table-cell>
        </table:table-row>
        <table:table-row table:style-name="ro1">
          <table:table-cell office:value-type="float" office:value="3327683" calcext:value-type="float">
            <text:p>3327683</text:p>
          </table:table-cell>
          <table:table-cell table:formula="of:=[.A210]/1000/(60*60*24)" office:value-type="time" office:time-value="PT00H55M27.683S" calcext:value-type="time">
            <text:p>00:55:28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122.85" calcext:value-type="float">
            <text:p>122.85</text:p>
          </table:table-cell>
          <table:table-cell office:value-type="float" office:value="162.81" calcext:value-type="float">
            <text:p>162.81</text:p>
          </table:table-cell>
        </table:table-row>
        <table:table-row table:style-name="ro1">
          <table:table-cell office:value-type="float" office:value="3343683" calcext:value-type="float">
            <text:p>3343683</text:p>
          </table:table-cell>
          <table:table-cell table:formula="of:=[.A211]/1000/(60*60*24)" office:value-type="time" office:time-value="PT00H55M43.683S" calcext:value-type="time">
            <text:p>00:55:44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123.41" calcext:value-type="float">
            <text:p>123.41</text:p>
          </table:table-cell>
          <table:table-cell office:value-type="float" office:value="163.53" calcext:value-type="float">
            <text:p>163.53</text:p>
          </table:table-cell>
        </table:table-row>
        <table:table-row table:style-name="ro1">
          <table:table-cell office:value-type="float" office:value="3359683" calcext:value-type="float">
            <text:p>3359683</text:p>
          </table:table-cell>
          <table:table-cell table:formula="of:=[.A212]/1000/(60*60*24)" office:value-type="time" office:time-value="PT00H55M59.683S" calcext:value-type="time">
            <text:p>00:56:00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123.98" calcext:value-type="float">
            <text:p>123.98</text:p>
          </table:table-cell>
          <table:table-cell office:value-type="float" office:value="164.25" calcext:value-type="float">
            <text:p>164.25</text:p>
          </table:table-cell>
        </table:table-row>
        <table:table-row table:style-name="ro1">
          <table:table-cell office:value-type="float" office:value="3375683" calcext:value-type="float">
            <text:p>3375683</text:p>
          </table:table-cell>
          <table:table-cell table:formula="of:=[.A213]/1000/(60*60*24)" office:value-type="time" office:time-value="PT00H56M15.683S" calcext:value-type="time">
            <text:p>00:56:16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124.55" calcext:value-type="float">
            <text:p>124.55</text:p>
          </table:table-cell>
          <table:table-cell office:value-type="float" office:value="164.97" calcext:value-type="float">
            <text:p>164.97</text:p>
          </table:table-cell>
        </table:table-row>
        <table:table-row table:style-name="ro1">
          <table:table-cell office:value-type="float" office:value="3391683" calcext:value-type="float">
            <text:p>3391683</text:p>
          </table:table-cell>
          <table:table-cell table:formula="of:=[.A214]/1000/(60*60*24)" office:value-type="time" office:time-value="PT00H56M31.683S" calcext:value-type="time">
            <text:p>00:56:32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125.12" calcext:value-type="float">
            <text:p>125.12</text:p>
          </table:table-cell>
          <table:table-cell office:value-type="float" office:value="165.69" calcext:value-type="float">
            <text:p>165.69</text:p>
          </table:table-cell>
        </table:table-row>
        <table:table-row table:style-name="ro1">
          <table:table-cell office:value-type="float" office:value="3407683" calcext:value-type="float">
            <text:p>3407683</text:p>
          </table:table-cell>
          <table:table-cell table:formula="of:=[.A215]/1000/(60*60*24)" office:value-type="time" office:time-value="PT00H56M47.683S" calcext:value-type="time">
            <text:p>00:56:48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125.68" calcext:value-type="float">
            <text:p>125.68</text:p>
          </table:table-cell>
          <table:table-cell office:value-type="float" office:value="166.41" calcext:value-type="float">
            <text:p>166.41</text:p>
          </table:table-cell>
        </table:table-row>
        <table:table-row table:style-name="ro1">
          <table:table-cell office:value-type="float" office:value="3423683" calcext:value-type="float">
            <text:p>3423683</text:p>
          </table:table-cell>
          <table:table-cell table:formula="of:=[.A216]/1000/(60*60*24)" office:value-type="time" office:time-value="PT00H57M03.683S" calcext:value-type="time">
            <text:p>00:57:04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126.25" calcext:value-type="float">
            <text:p>126.25</text:p>
          </table:table-cell>
          <table:table-cell office:value-type="float" office:value="167.13" calcext:value-type="float">
            <text:p>167.13</text:p>
          </table:table-cell>
        </table:table-row>
        <table:table-row table:style-name="ro1">
          <table:table-cell office:value-type="float" office:value="3439683" calcext:value-type="float">
            <text:p>3439683</text:p>
          </table:table-cell>
          <table:table-cell table:formula="of:=[.A217]/1000/(60*60*24)" office:value-type="time" office:time-value="PT00H57M19.683S" calcext:value-type="time">
            <text:p>00:57:20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26.82" calcext:value-type="float">
            <text:p>126.82</text:p>
          </table:table-cell>
          <table:table-cell office:value-type="float" office:value="167.85" calcext:value-type="float">
            <text:p>167.85</text:p>
          </table:table-cell>
        </table:table-row>
        <table:table-row table:style-name="ro1">
          <table:table-cell office:value-type="float" office:value="3455683" calcext:value-type="float">
            <text:p>3455683</text:p>
          </table:table-cell>
          <table:table-cell table:formula="of:=[.A218]/1000/(60*60*24)" office:value-type="time" office:time-value="PT00H57M35.683S" calcext:value-type="time">
            <text:p>00:57:36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6" calcext:value-type="float">
            <text:p>161.76</text:p>
          </table:table-cell>
          <table:table-cell office:value-type="float" office:value="127.38" calcext:value-type="float">
            <text:p>127.38</text:p>
          </table:table-cell>
          <table:table-cell office:value-type="float" office:value="168.57" calcext:value-type="float">
            <text:p>168.57</text:p>
          </table:table-cell>
        </table:table-row>
        <table:table-row table:style-name="ro1">
          <table:table-cell office:value-type="float" office:value="3471682" calcext:value-type="float">
            <text:p>3471682</text:p>
          </table:table-cell>
          <table:table-cell table:formula="of:=[.A219]/1000/(60*60*24)" office:value-type="time" office:time-value="PT00H57M51.682S" calcext:value-type="time">
            <text:p>00:57:52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27.95" calcext:value-type="float">
            <text:p>127.95</text:p>
          </table:table-cell>
          <table:table-cell office:value-type="float" office:value="169.29" calcext:value-type="float">
            <text:p>169.29</text:p>
          </table:table-cell>
        </table:table-row>
        <table:table-row table:style-name="ro1">
          <table:table-cell office:value-type="float" office:value="3487683" calcext:value-type="float">
            <text:p>3487683</text:p>
          </table:table-cell>
          <table:table-cell table:formula="of:=[.A220]/1000/(60*60*24)" office:value-type="time" office:time-value="PT00H58M07.683S" calcext:value-type="time">
            <text:p>00:58:08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28.51" calcext:value-type="float">
            <text:p>128.5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03683" calcext:value-type="float">
            <text:p>3503683</text:p>
          </table:table-cell>
          <table:table-cell table:formula="of:=[.A221]/1000/(60*60*24)" office:value-type="time" office:time-value="PT00H58M23.683S" calcext:value-type="time">
            <text:p>00:58:24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129.08" calcext:value-type="float">
            <text:p>129.08</text:p>
          </table:table-cell>
          <table:table-cell office:value-type="float" office:value="170.72" calcext:value-type="float">
            <text:p>170.72</text:p>
          </table:table-cell>
        </table:table-row>
        <table:table-row table:style-name="ro1">
          <table:table-cell office:value-type="float" office:value="3519683" calcext:value-type="float">
            <text:p>3519683</text:p>
          </table:table-cell>
          <table:table-cell table:formula="of:=[.A222]/1000/(60*60*24)" office:value-type="time" office:time-value="PT00H58M39.683S" calcext:value-type="time">
            <text:p>00:58:40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29.65" calcext:value-type="float">
            <text:p>129.65</text:p>
          </table:table-cell>
          <table:table-cell office:value-type="float" office:value="171.44" calcext:value-type="float">
            <text:p>171.44</text:p>
          </table:table-cell>
        </table:table-row>
        <table:table-row table:style-name="ro1">
          <table:table-cell office:value-type="float" office:value="3535683" calcext:value-type="float">
            <text:p>3535683</text:p>
          </table:table-cell>
          <table:table-cell table:formula="of:=[.A223]/1000/(60*60*24)" office:value-type="time" office:time-value="PT00H58M55.683S" calcext:value-type="time">
            <text:p>00:58:56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130.21" calcext:value-type="float">
            <text:p>130.21</text:p>
          </table:table-cell>
          <table:table-cell office:value-type="float" office:value="172.16" calcext:value-type="float">
            <text:p>172.16</text:p>
          </table:table-cell>
        </table:table-row>
        <table:table-row table:style-name="ro1">
          <table:table-cell office:value-type="float" office:value="3551683" calcext:value-type="float">
            <text:p>3551683</text:p>
          </table:table-cell>
          <table:table-cell table:formula="of:=[.A224]/1000/(60*60*24)" office:value-type="time" office:time-value="PT00H59M11.683S" calcext:value-type="time">
            <text:p>00:59:12</text:p>
          </table:table-cell>
          <table:table-cell office:value-type="float" office:value="1.26" calcext:value-type="float">
            <text:p>1.26</text:p>
          </table:table-cell>
          <table:table-cell office:value-type="float" office:value="127.3" calcext:value-type="float">
            <text:p>127.3</text:p>
          </table:table-cell>
          <table:table-cell office:value-type="float" office:value="161" calcext:value-type="float">
            <text:p>161</text:p>
          </table:table-cell>
          <table:table-cell office:value-type="float" office:value="130.78" calcext:value-type="float">
            <text:p>130.78</text:p>
          </table:table-cell>
          <table:table-cell office:value-type="float" office:value="172.87" calcext:value-type="float">
            <text:p>172.87</text:p>
          </table:table-cell>
        </table:table-row>
        <table:table-row table:style-name="ro1">
          <table:table-cell office:value-type="float" office:value="3567683" calcext:value-type="float">
            <text:p>3567683</text:p>
          </table:table-cell>
          <table:table-cell table:formula="of:=[.A225]/1000/(60*60*24)" office:value-type="time" office:time-value="PT00H59M27.683S" calcext:value-type="time">
            <text:p>00:59:28</text:p>
          </table:table-cell>
          <table:table-cell office:value-type="float" office:value="1.26" calcext:value-type="float">
            <text:p>1.26</text:p>
          </table:table-cell>
          <table:table-cell office:value-type="float" office:value="127.3" calcext:value-type="float">
            <text:p>127.3</text:p>
          </table:table-cell>
          <table:table-cell office:value-type="float" office:value="161" calcext:value-type="float">
            <text:p>161</text:p>
          </table:table-cell>
          <table:table-cell office:value-type="float" office:value="131.34" calcext:value-type="float">
            <text:p>131.34</text:p>
          </table:table-cell>
          <table:table-cell office:value-type="float" office:value="173.59" calcext:value-type="float">
            <text:p>173.59</text:p>
          </table:table-cell>
        </table:table-row>
        <table:table-row table:style-name="ro1">
          <table:table-cell office:value-type="float" office:value="3583683" calcext:value-type="float">
            <text:p>3583683</text:p>
          </table:table-cell>
          <table:table-cell table:formula="of:=[.A226]/1000/(60*60*24)" office:value-type="time" office:time-value="PT00H59M43.683S" calcext:value-type="time">
            <text:p>00:59:44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131.91" calcext:value-type="float">
            <text:p>131.91</text:p>
          </table:table-cell>
          <table:table-cell office:value-type="float" office:value="174.31" calcext:value-type="float">
            <text:p>174.31</text:p>
          </table:table-cell>
        </table:table-row>
        <table:table-row table:style-name="ro1">
          <table:table-cell office:value-type="float" office:value="3599683" calcext:value-type="float">
            <text:p>3599683</text:p>
          </table:table-cell>
          <table:table-cell table:formula="of:=[.A227]/1000/(60*60*24)" office:value-type="time" office:time-value="PT00H59M59.683S" calcext:value-type="time">
            <text:p>01:00:00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132.47" calcext:value-type="float">
            <text:p>132.47</text:p>
          </table:table-cell>
          <table:table-cell office:value-type="float" office:value="175.02" calcext:value-type="float">
            <text:p>175.02</text:p>
          </table:table-cell>
        </table:table-row>
        <table:table-row table:style-name="ro1">
          <table:table-cell office:value-type="float" office:value="3615683" calcext:value-type="float">
            <text:p>3615683</text:p>
          </table:table-cell>
          <table:table-cell table:formula="of:=[.A228]/1000/(60*60*24)" office:value-type="time" office:time-value="PT01H00M15.683S" calcext:value-type="time">
            <text:p>01:00:16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33.04" calcext:value-type="float">
            <text:p>133.04</text:p>
          </table:table-cell>
          <table:table-cell office:value-type="float" office:value="175.74" calcext:value-type="float">
            <text:p>175.74</text:p>
          </table:table-cell>
        </table:table-row>
        <table:table-row table:style-name="ro1">
          <table:table-cell office:value-type="float" office:value="3631683" calcext:value-type="float">
            <text:p>3631683</text:p>
          </table:table-cell>
          <table:table-cell table:formula="of:=[.A229]/1000/(60*60*24)" office:value-type="time" office:time-value="PT01H00M31.683S" calcext:value-type="time">
            <text:p>01:00:32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5" calcext:value-type="float">
            <text:p>160.75</text:p>
          </table:table-cell>
          <table:table-cell office:value-type="float" office:value="133.6" calcext:value-type="float">
            <text:p>133.6</text:p>
          </table:table-cell>
          <table:table-cell office:value-type="float" office:value="176.45" calcext:value-type="float">
            <text:p>176.45</text:p>
          </table:table-cell>
        </table:table-row>
        <table:table-row table:style-name="ro1">
          <table:table-cell office:value-type="float" office:value="3647683" calcext:value-type="float">
            <text:p>3647683</text:p>
          </table:table-cell>
          <table:table-cell table:formula="of:=[.A230]/1000/(60*60*24)" office:value-type="time" office:time-value="PT01H00M47.683S" calcext:value-type="time">
            <text:p>01:00:48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134.17" calcext:value-type="float">
            <text:p>134.17</text:p>
          </table:table-cell>
          <table:table-cell office:value-type="float" office:value="177.17" calcext:value-type="float">
            <text:p>177.17</text:p>
          </table:table-cell>
        </table:table-row>
        <table:table-row table:style-name="ro1">
          <table:table-cell office:value-type="float" office:value="3663683" calcext:value-type="float">
            <text:p>3663683</text:p>
          </table:table-cell>
          <table:table-cell table:formula="of:=[.A231]/1000/(60*60*24)" office:value-type="time" office:time-value="PT01H01M03.683S" calcext:value-type="time">
            <text:p>01:01:04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34.73" calcext:value-type="float">
            <text:p>134.73</text:p>
          </table:table-cell>
          <table:table-cell office:value-type="float" office:value="177.88" calcext:value-type="float">
            <text:p>177.88</text:p>
          </table:table-cell>
        </table:table-row>
        <table:table-row table:style-name="ro1">
          <table:table-cell office:value-type="float" office:value="3679683" calcext:value-type="float">
            <text:p>3679683</text:p>
          </table:table-cell>
          <table:table-cell table:formula="of:=[.A232]/1000/(60*60*24)" office:value-type="time" office:time-value="PT01H01M19.683S" calcext:value-type="time">
            <text:p>01:01:20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135.3" calcext:value-type="float">
            <text:p>135.3</text:p>
          </table:table-cell>
          <table:table-cell office:value-type="float" office:value="178.6" calcext:value-type="float">
            <text:p>178.6</text:p>
          </table:table-cell>
        </table:table-row>
        <table:table-row table:style-name="ro1">
          <table:table-cell office:value-type="float" office:value="3695683" calcext:value-type="float">
            <text:p>3695683</text:p>
          </table:table-cell>
          <table:table-cell table:formula="of:=[.A233]/1000/(60*60*24)" office:value-type="time" office:time-value="PT01H01M35.683S" calcext:value-type="time">
            <text:p>01:01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35.86" calcext:value-type="float">
            <text:p>135.86</text:p>
          </table:table-cell>
          <table:table-cell office:value-type="float" office:value="179.31" calcext:value-type="float">
            <text:p>179.31</text:p>
          </table:table-cell>
        </table:table-row>
        <table:table-row table:style-name="ro1">
          <table:table-cell office:value-type="float" office:value="3711683" calcext:value-type="float">
            <text:p>3711683</text:p>
          </table:table-cell>
          <table:table-cell table:formula="of:=[.A234]/1000/(60*60*24)" office:value-type="time" office:time-value="PT01H01M51.683S" calcext:value-type="time">
            <text:p>01:01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36.43" calcext:value-type="float">
            <text:p>136.43</text:p>
          </table:table-cell>
          <table:table-cell office:value-type="float" office:value="180.02" calcext:value-type="float">
            <text:p>180.02</text:p>
          </table:table-cell>
        </table:table-row>
        <table:table-row table:style-name="ro1">
          <table:table-cell office:value-type="float" office:value="3727683" calcext:value-type="float">
            <text:p>3727683</text:p>
          </table:table-cell>
          <table:table-cell table:formula="of:=[.A235]/1000/(60*60*24)" office:value-type="time" office:time-value="PT01H02M07.683S" calcext:value-type="time">
            <text:p>01:02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36.99" calcext:value-type="float">
            <text:p>136.99</text:p>
          </table:table-cell>
          <table:table-cell office:value-type="float" office:value="180.74" calcext:value-type="float">
            <text:p>180.74</text:p>
          </table:table-cell>
        </table:table-row>
        <table:table-row table:style-name="ro1">
          <table:table-cell office:value-type="float" office:value="3743683" calcext:value-type="float">
            <text:p>3743683</text:p>
          </table:table-cell>
          <table:table-cell table:formula="of:=[.A236]/1000/(60*60*24)" office:value-type="time" office:time-value="PT01H02M23.683S" calcext:value-type="time">
            <text:p>01:02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37.56" calcext:value-type="float">
            <text:p>137.56</text:p>
          </table:table-cell>
          <table:table-cell office:value-type="float" office:value="181.45" calcext:value-type="float">
            <text:p>181.45</text:p>
          </table:table-cell>
        </table:table-row>
        <table:table-row table:style-name="ro1">
          <table:table-cell office:value-type="float" office:value="3759683" calcext:value-type="float">
            <text:p>3759683</text:p>
          </table:table-cell>
          <table:table-cell table:formula="of:=[.A237]/1000/(60*60*24)" office:value-type="time" office:time-value="PT01H02M39.683S" calcext:value-type="time">
            <text:p>01:02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138.12" calcext:value-type="float">
            <text:p>138.12</text:p>
          </table:table-cell>
          <table:table-cell office:value-type="float" office:value="182.16" calcext:value-type="float">
            <text:p>182.16</text:p>
          </table:table-cell>
        </table:table-row>
        <table:table-row table:style-name="ro1">
          <table:table-cell office:value-type="float" office:value="3775682" calcext:value-type="float">
            <text:p>3775682</text:p>
          </table:table-cell>
          <table:table-cell table:formula="of:=[.A238]/1000/(60*60*24)" office:value-type="time" office:time-value="PT01H02M55.682S" calcext:value-type="time">
            <text:p>01:02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138.68" calcext:value-type="float">
            <text:p>138.68</text:p>
          </table:table-cell>
          <table:table-cell office:value-type="float" office:value="182.87" calcext:value-type="float">
            <text:p>182.87</text:p>
          </table:table-cell>
        </table:table-row>
        <table:table-row table:style-name="ro1">
          <table:table-cell office:value-type="float" office:value="3791683" calcext:value-type="float">
            <text:p>3791683</text:p>
          </table:table-cell>
          <table:table-cell table:formula="of:=[.A239]/1000/(60*60*24)" office:value-type="time" office:time-value="PT01H03M11.683S" calcext:value-type="time">
            <text:p>01:03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39.25" calcext:value-type="float">
            <text:p>139.25</text:p>
          </table:table-cell>
          <table:table-cell office:value-type="float" office:value="183.59" calcext:value-type="float">
            <text:p>183.59</text:p>
          </table:table-cell>
        </table:table-row>
        <table:table-row table:style-name="ro1">
          <table:table-cell office:value-type="float" office:value="3807683" calcext:value-type="float">
            <text:p>3807683</text:p>
          </table:table-cell>
          <table:table-cell table:formula="of:=[.A240]/1000/(60*60*24)" office:value-type="time" office:time-value="PT01H03M27.683S" calcext:value-type="time">
            <text:p>01:03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39.81" calcext:value-type="float">
            <text:p>139.81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1">
          <table:table-cell office:value-type="float" office:value="3823683" calcext:value-type="float">
            <text:p>3823683</text:p>
          </table:table-cell>
          <table:table-cell table:formula="of:=[.A241]/1000/(60*60*24)" office:value-type="time" office:time-value="PT01H03M43.683S" calcext:value-type="time">
            <text:p>01:03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40.38" calcext:value-type="float">
            <text:p>140.38</text:p>
          </table:table-cell>
          <table:table-cell office:value-type="float" office:value="185.01" calcext:value-type="float">
            <text:p>185.01</text:p>
          </table:table-cell>
        </table:table-row>
        <table:table-row table:style-name="ro1">
          <table:table-cell office:value-type="float" office:value="3839683" calcext:value-type="float">
            <text:p>3839683</text:p>
          </table:table-cell>
          <table:table-cell table:formula="of:=[.A242]/1000/(60*60*24)" office:value-type="time" office:time-value="PT01H03M59.683S" calcext:value-type="time">
            <text:p>01:04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40.94" calcext:value-type="float">
            <text:p>140.94</text:p>
          </table:table-cell>
          <table:table-cell office:value-type="float" office:value="185.72" calcext:value-type="float">
            <text:p>185.72</text:p>
          </table:table-cell>
        </table:table-row>
        <table:table-row table:style-name="ro1">
          <table:table-cell office:value-type="float" office:value="3855683" calcext:value-type="float">
            <text:p>3855683</text:p>
          </table:table-cell>
          <table:table-cell table:formula="of:=[.A243]/1000/(60*60*24)" office:value-type="time" office:time-value="PT01H04M15.683S" calcext:value-type="time">
            <text:p>01:04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41.5" calcext:value-type="float">
            <text:p>141.5</text:p>
          </table:table-cell>
          <table:table-cell office:value-type="float" office:value="186.43" calcext:value-type="float">
            <text:p>186.43</text:p>
          </table:table-cell>
        </table:table-row>
        <table:table-row table:style-name="ro1">
          <table:table-cell office:value-type="float" office:value="3871683" calcext:value-type="float">
            <text:p>3871683</text:p>
          </table:table-cell>
          <table:table-cell table:formula="of:=[.A244]/1000/(60*60*24)" office:value-type="time" office:time-value="PT01H04M31.683S" calcext:value-type="time">
            <text:p>01:04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142.07" calcext:value-type="float">
            <text:p>142.07</text:p>
          </table:table-cell>
          <table:table-cell office:value-type="float" office:value="187.14" calcext:value-type="float">
            <text:p>187.14</text:p>
          </table:table-cell>
        </table:table-row>
        <table:table-row table:style-name="ro1">
          <table:table-cell office:value-type="float" office:value="3887683" calcext:value-type="float">
            <text:p>3887683</text:p>
          </table:table-cell>
          <table:table-cell table:formula="of:=[.A245]/1000/(60*60*24)" office:value-type="time" office:time-value="PT01H04M47.683S" calcext:value-type="time">
            <text:p>01:04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42.63" calcext:value-type="float">
            <text:p>142.63</text:p>
          </table:table-cell>
          <table:table-cell office:value-type="float" office:value="187.85" calcext:value-type="float">
            <text:p>187.85</text:p>
          </table:table-cell>
        </table:table-row>
        <table:table-row table:style-name="ro1">
          <table:table-cell office:value-type="float" office:value="3903683" calcext:value-type="float">
            <text:p>3903683</text:p>
          </table:table-cell>
          <table:table-cell table:formula="of:=[.A246]/1000/(60*60*24)" office:value-type="time" office:time-value="PT01H05M03.683S" calcext:value-type="time">
            <text:p>01:05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43.19" calcext:value-type="float">
            <text:p>143.19</text:p>
          </table:table-cell>
          <table:table-cell office:value-type="float" office:value="188.56" calcext:value-type="float">
            <text:p>188.56</text:p>
          </table:table-cell>
        </table:table-row>
        <table:table-row table:style-name="ro1">
          <table:table-cell office:value-type="float" office:value="3919683" calcext:value-type="float">
            <text:p>3919683</text:p>
          </table:table-cell>
          <table:table-cell table:formula="of:=[.A247]/1000/(60*60*24)" office:value-type="time" office:time-value="PT01H05M19.683S" calcext:value-type="time">
            <text:p>01:05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143.75" calcext:value-type="float">
            <text:p>143.75</text:p>
          </table:table-cell>
          <table:table-cell office:value-type="float" office:value="189.27" calcext:value-type="float">
            <text:p>189.27</text:p>
          </table:table-cell>
        </table:table-row>
        <table:table-row table:style-name="ro1">
          <table:table-cell office:value-type="float" office:value="3935683" calcext:value-type="float">
            <text:p>3935683</text:p>
          </table:table-cell>
          <table:table-cell table:formula="of:=[.A248]/1000/(60*60*24)" office:value-type="time" office:time-value="PT01H05M35.683S" calcext:value-type="time">
            <text:p>01:05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44.32" calcext:value-type="float">
            <text:p>144.32</text:p>
          </table:table-cell>
          <table:table-cell office:value-type="float" office:value="189.98" calcext:value-type="float">
            <text:p>189.98</text:p>
          </table:table-cell>
        </table:table-row>
        <table:table-row table:style-name="ro1">
          <table:table-cell office:value-type="float" office:value="3951683" calcext:value-type="float">
            <text:p>3951683</text:p>
          </table:table-cell>
          <table:table-cell table:formula="of:=[.A249]/1000/(60*60*24)" office:value-type="time" office:time-value="PT01H05M51.683S" calcext:value-type="time">
            <text:p>01:05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44.88" calcext:value-type="float">
            <text:p>144.88</text:p>
          </table:table-cell>
          <table:table-cell office:value-type="float" office:value="190.69" calcext:value-type="float">
            <text:p>190.69</text:p>
          </table:table-cell>
        </table:table-row>
        <table:table-row table:style-name="ro1">
          <table:table-cell office:value-type="float" office:value="3967683" calcext:value-type="float">
            <text:p>3967683</text:p>
          </table:table-cell>
          <table:table-cell table:formula="of:=[.A250]/1000/(60*60*24)" office:value-type="time" office:time-value="PT01H06M07.683S" calcext:value-type="time">
            <text:p>01:06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145.44" calcext:value-type="float">
            <text:p>145.44</text:p>
          </table:table-cell>
          <table:table-cell office:value-type="float" office:value="191.4" calcext:value-type="float">
            <text:p>191.4</text:p>
          </table:table-cell>
        </table:table-row>
        <table:table-row table:style-name="ro1">
          <table:table-cell office:value-type="float" office:value="3983683" calcext:value-type="float">
            <text:p>3983683</text:p>
          </table:table-cell>
          <table:table-cell table:formula="of:=[.A251]/1000/(60*60*24)" office:value-type="time" office:time-value="PT01H06M23.683S" calcext:value-type="time">
            <text:p>01:06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146" calcext:value-type="float">
            <text:p>146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1">
          <table:table-cell office:value-type="float" office:value="3999683" calcext:value-type="float">
            <text:p>3999683</text:p>
          </table:table-cell>
          <table:table-cell table:formula="of:=[.A252]/1000/(60*60*24)" office:value-type="time" office:time-value="PT01H06M39.683S" calcext:value-type="time">
            <text:p>01:06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46.57" calcext:value-type="float">
            <text:p>146.57</text:p>
          </table:table-cell>
          <table:table-cell office:value-type="float" office:value="192.81" calcext:value-type="float">
            <text:p>192.81</text:p>
          </table:table-cell>
        </table:table-row>
        <table:table-row table:style-name="ro1">
          <table:table-cell office:value-type="float" office:value="4015683" calcext:value-type="float">
            <text:p>4015683</text:p>
          </table:table-cell>
          <table:table-cell table:formula="of:=[.A253]/1000/(60*60*24)" office:value-type="time" office:time-value="PT01H06M55.683S" calcext:value-type="time">
            <text:p>01:06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147.13" calcext:value-type="float">
            <text:p>147.13</text:p>
          </table:table-cell>
          <table:table-cell office:value-type="float" office:value="193.52" calcext:value-type="float">
            <text:p>193.52</text:p>
          </table:table-cell>
        </table:table-row>
        <table:table-row table:style-name="ro1">
          <table:table-cell office:value-type="float" office:value="4031683" calcext:value-type="float">
            <text:p>4031683</text:p>
          </table:table-cell>
          <table:table-cell table:formula="of:=[.A254]/1000/(60*60*24)" office:value-type="time" office:time-value="PT01H07M11.683S" calcext:value-type="time">
            <text:p>01:07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147.69" calcext:value-type="float">
            <text:p>147.69</text:p>
          </table:table-cell>
          <table:table-cell office:value-type="float" office:value="194.22" calcext:value-type="float">
            <text:p>194.22</text:p>
          </table:table-cell>
        </table:table-row>
        <table:table-row table:style-name="ro1">
          <table:table-cell office:value-type="float" office:value="4047683" calcext:value-type="float">
            <text:p>4047683</text:p>
          </table:table-cell>
          <table:table-cell table:formula="of:=[.A255]/1000/(60*60*24)" office:value-type="time" office:time-value="PT01H07M27.683S" calcext:value-type="time">
            <text:p>01:07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148.25" calcext:value-type="float">
            <text:p>148.25</text:p>
          </table:table-cell>
          <table:table-cell office:value-type="float" office:value="194.93" calcext:value-type="float">
            <text:p>194.93</text:p>
          </table:table-cell>
        </table:table-row>
        <table:table-row table:style-name="ro1">
          <table:table-cell office:value-type="float" office:value="4063683" calcext:value-type="float">
            <text:p>4063683</text:p>
          </table:table-cell>
          <table:table-cell table:formula="of:=[.A256]/1000/(60*60*24)" office:value-type="time" office:time-value="PT01H07M43.683S" calcext:value-type="time">
            <text:p>01:07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48.82" calcext:value-type="float">
            <text:p>148.82</text:p>
          </table:table-cell>
          <table:table-cell office:value-type="float" office:value="195.64" calcext:value-type="float">
            <text:p>195.64</text:p>
          </table:table-cell>
        </table:table-row>
        <table:table-row table:style-name="ro1">
          <table:table-cell office:value-type="float" office:value="4079683" calcext:value-type="float">
            <text:p>4079683</text:p>
          </table:table-cell>
          <table:table-cell table:formula="of:=[.A257]/1000/(60*60*24)" office:value-type="time" office:time-value="PT01H07M59.683S" calcext:value-type="time">
            <text:p>01:08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49.38" calcext:value-type="float">
            <text:p>149.38</text:p>
          </table:table-cell>
          <table:table-cell office:value-type="float" office:value="196.35" calcext:value-type="float">
            <text:p>196.35</text:p>
          </table:table-cell>
        </table:table-row>
        <table:table-row table:style-name="ro1">
          <table:table-cell office:value-type="float" office:value="4095683" calcext:value-type="float">
            <text:p>4095683</text:p>
          </table:table-cell>
          <table:table-cell table:formula="of:=[.A258]/1000/(60*60*24)" office:value-type="time" office:time-value="PT01H08M15.683S" calcext:value-type="time">
            <text:p>01:08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49.94" calcext:value-type="float">
            <text:p>149.94</text:p>
          </table:table-cell>
          <table:table-cell office:value-type="float" office:value="197.05" calcext:value-type="float">
            <text:p>197.05</text:p>
          </table:table-cell>
        </table:table-row>
        <table:table-row table:style-name="ro1">
          <table:table-cell office:value-type="float" office:value="4111683" calcext:value-type="float">
            <text:p>4111683</text:p>
          </table:table-cell>
          <table:table-cell table:formula="of:=[.A259]/1000/(60*60*24)" office:value-type="time" office:time-value="PT01H08M31.683S" calcext:value-type="time">
            <text:p>01:08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50.5" calcext:value-type="float">
            <text:p>150.5</text:p>
          </table:table-cell>
          <table:table-cell office:value-type="float" office:value="197.76" calcext:value-type="float">
            <text:p>197.76</text:p>
          </table:table-cell>
        </table:table-row>
        <table:table-row table:style-name="ro1">
          <table:table-cell office:value-type="float" office:value="4127683" calcext:value-type="float">
            <text:p>4127683</text:p>
          </table:table-cell>
          <table:table-cell table:formula="of:=[.A260]/1000/(60*60*24)" office:value-type="time" office:time-value="PT01H08M47.683S" calcext:value-type="time">
            <text:p>01:08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151.06" calcext:value-type="float">
            <text:p>151.06</text:p>
          </table:table-cell>
          <table:table-cell office:value-type="float" office:value="198.46" calcext:value-type="float">
            <text:p>198.46</text:p>
          </table:table-cell>
        </table:table-row>
        <table:table-row table:style-name="ro1">
          <table:table-cell office:value-type="float" office:value="4143683" calcext:value-type="float">
            <text:p>4143683</text:p>
          </table:table-cell>
          <table:table-cell table:formula="of:=[.A261]/1000/(60*60*24)" office:value-type="time" office:time-value="PT01H09M03.683S" calcext:value-type="time">
            <text:p>01:09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51.62" calcext:value-type="float">
            <text:p>151.62</text:p>
          </table:table-cell>
          <table:table-cell office:value-type="float" office:value="199.17" calcext:value-type="float">
            <text:p>199.17</text:p>
          </table:table-cell>
        </table:table-row>
        <table:table-row table:style-name="ro1">
          <table:table-cell office:value-type="float" office:value="4159683" calcext:value-type="float">
            <text:p>4159683</text:p>
          </table:table-cell>
          <table:table-cell table:formula="of:=[.A262]/1000/(60*60*24)" office:value-type="time" office:time-value="PT01H09M19.683S" calcext:value-type="time">
            <text:p>01:09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52.18" calcext:value-type="float">
            <text:p>152.18</text:p>
          </table:table-cell>
          <table:table-cell office:value-type="float" office:value="199.87" calcext:value-type="float">
            <text:p>199.87</text:p>
          </table:table-cell>
        </table:table-row>
        <table:table-row table:style-name="ro1">
          <table:table-cell office:value-type="float" office:value="4175683" calcext:value-type="float">
            <text:p>4175683</text:p>
          </table:table-cell>
          <table:table-cell table:formula="of:=[.A263]/1000/(60*60*24)" office:value-type="time" office:time-value="PT01H09M35.683S" calcext:value-type="time">
            <text:p>01:09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52.75" calcext:value-type="float">
            <text:p>152.75</text:p>
          </table:table-cell>
          <table:table-cell office:value-type="float" office:value="200.58" calcext:value-type="float">
            <text:p>200.58</text:p>
          </table:table-cell>
        </table:table-row>
        <table:table-row table:style-name="ro1">
          <table:table-cell office:value-type="float" office:value="4191683" calcext:value-type="float">
            <text:p>4191683</text:p>
          </table:table-cell>
          <table:table-cell table:formula="of:=[.A264]/1000/(60*60*24)" office:value-type="time" office:time-value="PT01H09M51.683S" calcext:value-type="time">
            <text:p>01:09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153.31" calcext:value-type="float">
            <text:p>153.31</text:p>
          </table:table-cell>
          <table:table-cell office:value-type="float" office:value="201.29" calcext:value-type="float">
            <text:p>201.29</text:p>
          </table:table-cell>
        </table:table-row>
        <table:table-row table:style-name="ro1">
          <table:table-cell office:value-type="float" office:value="4207683" calcext:value-type="float">
            <text:p>4207683</text:p>
          </table:table-cell>
          <table:table-cell table:formula="of:=[.A265]/1000/(60*60*24)" office:value-type="time" office:time-value="PT01H10M07.683S" calcext:value-type="time">
            <text:p>01:10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53.87" calcext:value-type="float">
            <text:p>153.87</text:p>
          </table:table-cell>
          <table:table-cell office:value-type="float" office:value="201.99" calcext:value-type="float">
            <text:p>201.99</text:p>
          </table:table-cell>
        </table:table-row>
        <table:table-row table:style-name="ro1">
          <table:table-cell office:value-type="float" office:value="4223683" calcext:value-type="float">
            <text:p>4223683</text:p>
          </table:table-cell>
          <table:table-cell table:formula="of:=[.A266]/1000/(60*60*24)" office:value-type="time" office:time-value="PT01H10M23.683S" calcext:value-type="time">
            <text:p>01:10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54.43" calcext:value-type="float">
            <text:p>154.43</text:p>
          </table:table-cell>
          <table:table-cell office:value-type="float" office:value="202.69" calcext:value-type="float">
            <text:p>202.69</text:p>
          </table:table-cell>
        </table:table-row>
        <table:table-row table:style-name="ro1">
          <table:table-cell office:value-type="float" office:value="4239683" calcext:value-type="float">
            <text:p>4239683</text:p>
          </table:table-cell>
          <table:table-cell table:formula="of:=[.A267]/1000/(60*60*24)" office:value-type="time" office:time-value="PT01H10M39.683S" calcext:value-type="time">
            <text:p>01:10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154.99" calcext:value-type="float">
            <text:p>154.99</text:p>
          </table:table-cell>
          <table:table-cell office:value-type="float" office:value="203.4" calcext:value-type="float">
            <text:p>203.4</text:p>
          </table:table-cell>
        </table:table-row>
        <table:table-row table:style-name="ro1">
          <table:table-cell office:value-type="float" office:value="4255683" calcext:value-type="float">
            <text:p>4255683</text:p>
          </table:table-cell>
          <table:table-cell table:formula="of:=[.A268]/1000/(60*60*24)" office:value-type="time" office:time-value="PT01H10M55.683S" calcext:value-type="time">
            <text:p>01:10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55.55" calcext:value-type="float">
            <text:p>155.55</text:p>
          </table:table-cell>
          <table:table-cell office:value-type="float" office:value="204.1" calcext:value-type="float">
            <text:p>204.1</text:p>
          </table:table-cell>
        </table:table-row>
        <table:table-row table:style-name="ro1">
          <table:table-cell office:value-type="float" office:value="4271683" calcext:value-type="float">
            <text:p>4271683</text:p>
          </table:table-cell>
          <table:table-cell table:formula="of:=[.A269]/1000/(60*60*24)" office:value-type="time" office:time-value="PT01H11M11.683S" calcext:value-type="time">
            <text:p>01:11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56.11" calcext:value-type="float">
            <text:p>156.11</text:p>
          </table:table-cell>
          <table:table-cell office:value-type="float" office:value="204.81" calcext:value-type="float">
            <text:p>204.81</text:p>
          </table:table-cell>
        </table:table-row>
        <table:table-row table:style-name="ro1">
          <table:table-cell office:value-type="float" office:value="4287683" calcext:value-type="float">
            <text:p>4287683</text:p>
          </table:table-cell>
          <table:table-cell table:formula="of:=[.A270]/1000/(60*60*24)" office:value-type="time" office:time-value="PT01H11M27.683S" calcext:value-type="time">
            <text:p>01:11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56.67" calcext:value-type="float">
            <text:p>156.67</text:p>
          </table:table-cell>
          <table:table-cell office:value-type="float" office:value="205.51" calcext:value-type="float">
            <text:p>205.51</text:p>
          </table:table-cell>
        </table:table-row>
        <table:table-row table:style-name="ro1">
          <table:table-cell office:value-type="float" office:value="4303683" calcext:value-type="float">
            <text:p>4303683</text:p>
          </table:table-cell>
          <table:table-cell table:formula="of:=[.A271]/1000/(60*60*24)" office:value-type="time" office:time-value="PT01H11M43.683S" calcext:value-type="time">
            <text:p>01:11:44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157.23" calcext:value-type="float">
            <text:p>157.23</text:p>
          </table:table-cell>
          <table:table-cell office:value-type="float" office:value="206.21" calcext:value-type="float">
            <text:p>206.21</text:p>
          </table:table-cell>
        </table:table-row>
        <table:table-row table:style-name="ro1">
          <table:table-cell office:value-type="float" office:value="4319683" calcext:value-type="float">
            <text:p>4319683</text:p>
          </table:table-cell>
          <table:table-cell table:formula="of:=[.A272]/1000/(60*60*24)" office:value-type="time" office:time-value="PT01H11M59.683S" calcext:value-type="time">
            <text:p>01:12:00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57.79" calcext:value-type="float">
            <text:p>157.79</text:p>
          </table:table-cell>
          <table:table-cell office:value-type="float" office:value="206.92" calcext:value-type="float">
            <text:p>206.92</text:p>
          </table:table-cell>
        </table:table-row>
        <table:table-row table:style-name="ro1">
          <table:table-cell office:value-type="float" office:value="4335683" calcext:value-type="float">
            <text:p>4335683</text:p>
          </table:table-cell>
          <table:table-cell table:formula="of:=[.A273]/1000/(60*60*24)" office:value-type="time" office:time-value="PT01H12M15.683S" calcext:value-type="time">
            <text:p>01:12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158.35" calcext:value-type="float">
            <text:p>158.35</text:p>
          </table:table-cell>
          <table:table-cell office:value-type="float" office:value="207.62" calcext:value-type="float">
            <text:p>207.62</text:p>
          </table:table-cell>
        </table:table-row>
        <table:table-row table:style-name="ro1">
          <table:table-cell office:value-type="float" office:value="4351683" calcext:value-type="float">
            <text:p>4351683</text:p>
          </table:table-cell>
          <table:table-cell table:formula="of:=[.A274]/1000/(60*60*24)" office:value-type="time" office:time-value="PT01H12M31.683S" calcext:value-type="time">
            <text:p>01:12:32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58.91" calcext:value-type="float">
            <text:p>158.91</text:p>
          </table:table-cell>
          <table:table-cell office:value-type="float" office:value="208.32" calcext:value-type="float">
            <text:p>208.32</text:p>
          </table:table-cell>
        </table:table-row>
        <table:table-row table:style-name="ro1">
          <table:table-cell office:value-type="float" office:value="4367683" calcext:value-type="float">
            <text:p>4367683</text:p>
          </table:table-cell>
          <table:table-cell table:formula="of:=[.A275]/1000/(60*60*24)" office:value-type="time" office:time-value="PT01H12M47.683S" calcext:value-type="time">
            <text:p>01:12:48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159.47" calcext:value-type="float">
            <text:p>159.47</text:p>
          </table:table-cell>
          <table:table-cell office:value-type="float" office:value="209.02" calcext:value-type="float">
            <text:p>209.02</text:p>
          </table:table-cell>
        </table:table-row>
        <table:table-row table:style-name="ro1">
          <table:table-cell office:value-type="float" office:value="4383683" calcext:value-type="float">
            <text:p>4383683</text:p>
          </table:table-cell>
          <table:table-cell table:formula="of:=[.A276]/1000/(60*60*24)" office:value-type="time" office:time-value="PT01H13M03.683S" calcext:value-type="time">
            <text:p>01:13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0.03" calcext:value-type="float">
            <text:p>160.03</text:p>
          </table:table-cell>
          <table:table-cell office:value-type="float" office:value="209.72" calcext:value-type="float">
            <text:p>209.72</text:p>
          </table:table-cell>
        </table:table-row>
        <table:table-row table:style-name="ro1">
          <table:table-cell office:value-type="float" office:value="4399683" calcext:value-type="float">
            <text:p>4399683</text:p>
          </table:table-cell>
          <table:table-cell table:formula="of:=[.A277]/1000/(60*60*24)" office:value-type="time" office:time-value="PT01H13M19.683S" calcext:value-type="time">
            <text:p>01:13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0.59" calcext:value-type="float">
            <text:p>160.59</text:p>
          </table:table-cell>
          <table:table-cell office:value-type="float" office:value="210.42" calcext:value-type="float">
            <text:p>210.42</text:p>
          </table:table-cell>
        </table:table-row>
        <table:table-row table:style-name="ro1">
          <table:table-cell office:value-type="float" office:value="4415683" calcext:value-type="float">
            <text:p>4415683</text:p>
          </table:table-cell>
          <table:table-cell table:formula="of:=[.A278]/1000/(60*60*24)" office:value-type="time" office:time-value="PT01H13M35.683S" calcext:value-type="time">
            <text:p>01:13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1.15" calcext:value-type="float">
            <text:p>161.15</text:p>
          </table:table-cell>
          <table:table-cell office:value-type="float" office:value="211.13" calcext:value-type="float">
            <text:p>211.13</text:p>
          </table:table-cell>
        </table:table-row>
        <table:table-row table:style-name="ro1">
          <table:table-cell office:value-type="float" office:value="4431683" calcext:value-type="float">
            <text:p>4431683</text:p>
          </table:table-cell>
          <table:table-cell table:formula="of:=[.A279]/1000/(60*60*24)" office:value-type="time" office:time-value="PT01H13M51.683S" calcext:value-type="time">
            <text:p>01:13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1.71" calcext:value-type="float">
            <text:p>161.71</text:p>
          </table:table-cell>
          <table:table-cell office:value-type="float" office:value="211.83" calcext:value-type="float">
            <text:p>211.83</text:p>
          </table:table-cell>
        </table:table-row>
        <table:table-row table:style-name="ro1">
          <table:table-cell office:value-type="float" office:value="4447683" calcext:value-type="float">
            <text:p>4447683</text:p>
          </table:table-cell>
          <table:table-cell table:formula="of:=[.A280]/1000/(60*60*24)" office:value-type="time" office:time-value="PT01H14M07.683S" calcext:value-type="time">
            <text:p>01:14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2.27" calcext:value-type="float">
            <text:p>162.27</text:p>
          </table:table-cell>
          <table:table-cell office:value-type="float" office:value="212.53" calcext:value-type="float">
            <text:p>212.53</text:p>
          </table:table-cell>
        </table:table-row>
        <table:table-row table:style-name="ro1">
          <table:table-cell office:value-type="float" office:value="4463683" calcext:value-type="float">
            <text:p>4463683</text:p>
          </table:table-cell>
          <table:table-cell table:formula="of:=[.A281]/1000/(60*60*24)" office:value-type="time" office:time-value="PT01H14M23.683S" calcext:value-type="time">
            <text:p>01:14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2.83" calcext:value-type="float">
            <text:p>162.83</text:p>
          </table:table-cell>
          <table:table-cell office:value-type="float" office:value="213.23" calcext:value-type="float">
            <text:p>213.23</text:p>
          </table:table-cell>
        </table:table-row>
        <table:table-row table:style-name="ro1">
          <table:table-cell office:value-type="float" office:value="4479683" calcext:value-type="float">
            <text:p>4479683</text:p>
          </table:table-cell>
          <table:table-cell table:formula="of:=[.A282]/1000/(60*60*24)" office:value-type="time" office:time-value="PT01H14M39.683S" calcext:value-type="time">
            <text:p>01:14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3.39" calcext:value-type="float">
            <text:p>163.39</text:p>
          </table:table-cell>
          <table:table-cell office:value-type="float" office:value="213.93" calcext:value-type="float">
            <text:p>213.93</text:p>
          </table:table-cell>
        </table:table-row>
        <table:table-row table:style-name="ro1">
          <table:table-cell office:value-type="float" office:value="4495683" calcext:value-type="float">
            <text:p>4495683</text:p>
          </table:table-cell>
          <table:table-cell table:formula="of:=[.A283]/1000/(60*60*24)" office:value-type="time" office:time-value="PT01H14M55.683S" calcext:value-type="time">
            <text:p>01:14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63.95" calcext:value-type="float">
            <text:p>163.95</text:p>
          </table:table-cell>
          <table:table-cell office:value-type="float" office:value="214.63" calcext:value-type="float">
            <text:p>214.63</text:p>
          </table:table-cell>
        </table:table-row>
        <table:table-row table:style-name="ro1">
          <table:table-cell office:value-type="float" office:value="4511682" calcext:value-type="float">
            <text:p>4511682</text:p>
          </table:table-cell>
          <table:table-cell table:formula="of:=[.A284]/1000/(60*60*24)" office:value-type="time" office:time-value="PT01H15M11.682S" calcext:value-type="time">
            <text:p>01:15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164.51" calcext:value-type="float">
            <text:p>164.51</text:p>
          </table:table-cell>
          <table:table-cell office:value-type="float" office:value="215.33" calcext:value-type="float">
            <text:p>215.33</text:p>
          </table:table-cell>
        </table:table-row>
        <table:table-row table:style-name="ro1">
          <table:table-cell office:value-type="float" office:value="4527683" calcext:value-type="float">
            <text:p>4527683</text:p>
          </table:table-cell>
          <table:table-cell table:formula="of:=[.A285]/1000/(60*60*24)" office:value-type="time" office:time-value="PT01H15M27.683S" calcext:value-type="time">
            <text:p>01:15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65.07" calcext:value-type="float">
            <text:p>165.07</text:p>
          </table:table-cell>
          <table:table-cell office:value-type="float" office:value="216.03" calcext:value-type="float">
            <text:p>216.03</text:p>
          </table:table-cell>
        </table:table-row>
        <table:table-row table:style-name="ro1">
          <table:table-cell office:value-type="float" office:value="4543683" calcext:value-type="float">
            <text:p>4543683</text:p>
          </table:table-cell>
          <table:table-cell table:formula="of:=[.A286]/1000/(60*60*24)" office:value-type="time" office:time-value="PT01H15M43.683S" calcext:value-type="time">
            <text:p>01:15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65.63" calcext:value-type="float">
            <text:p>165.63</text:p>
          </table:table-cell>
          <table:table-cell office:value-type="float" office:value="216.73" calcext:value-type="float">
            <text:p>216.73</text:p>
          </table:table-cell>
        </table:table-row>
        <table:table-row table:style-name="ro1">
          <table:table-cell office:value-type="float" office:value="4559683" calcext:value-type="float">
            <text:p>4559683</text:p>
          </table:table-cell>
          <table:table-cell table:formula="of:=[.A287]/1000/(60*60*24)" office:value-type="time" office:time-value="PT01H15M59.683S" calcext:value-type="time">
            <text:p>01:16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66.19" calcext:value-type="float">
            <text:p>166.19</text:p>
          </table:table-cell>
          <table:table-cell office:value-type="float" office:value="217.43" calcext:value-type="float">
            <text:p>217.43</text:p>
          </table:table-cell>
        </table:table-row>
        <table:table-row table:style-name="ro1">
          <table:table-cell office:value-type="float" office:value="4575683" calcext:value-type="float">
            <text:p>4575683</text:p>
          </table:table-cell>
          <table:table-cell table:formula="of:=[.A288]/1000/(60*60*24)" office:value-type="time" office:time-value="PT01H16M15.683S" calcext:value-type="time">
            <text:p>01:16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07" calcext:value-type="float">
            <text:p>157.07</text:p>
          </table:table-cell>
          <table:table-cell office:value-type="float" office:value="166.74" calcext:value-type="float">
            <text:p>166.74</text:p>
          </table:table-cell>
          <table:table-cell office:value-type="float" office:value="218.13" calcext:value-type="float">
            <text:p>218.13</text:p>
          </table:table-cell>
        </table:table-row>
        <table:table-row table:style-name="ro1">
          <table:table-cell office:value-type="float" office:value="4591683" calcext:value-type="float">
            <text:p>4591683</text:p>
          </table:table-cell>
          <table:table-cell table:formula="of:=[.A289]/1000/(60*60*24)" office:value-type="time" office:time-value="PT01H16M31.683S" calcext:value-type="time">
            <text:p>01:16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67.3" calcext:value-type="float">
            <text:p>167.3</text:p>
          </table:table-cell>
          <table:table-cell office:value-type="float" office:value="218.83" calcext:value-type="float">
            <text:p>218.83</text:p>
          </table:table-cell>
        </table:table-row>
        <table:table-row table:style-name="ro1">
          <table:table-cell office:value-type="float" office:value="4607683" calcext:value-type="float">
            <text:p>4607683</text:p>
          </table:table-cell>
          <table:table-cell table:formula="of:=[.A290]/1000/(60*60*24)" office:value-type="time" office:time-value="PT01H16M47.683S" calcext:value-type="time">
            <text:p>01:16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67.86" calcext:value-type="float">
            <text:p>167.86</text:p>
          </table:table-cell>
          <table:table-cell office:value-type="float" office:value="219.53" calcext:value-type="float">
            <text:p>219.53</text:p>
          </table:table-cell>
        </table:table-row>
        <table:table-row table:style-name="ro1">
          <table:table-cell office:value-type="float" office:value="4623683" calcext:value-type="float">
            <text:p>4623683</text:p>
          </table:table-cell>
          <table:table-cell table:formula="of:=[.A291]/1000/(60*60*24)" office:value-type="time" office:time-value="PT01H17M03.683S" calcext:value-type="time">
            <text:p>01:17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68.42" calcext:value-type="float">
            <text:p>168.42</text:p>
          </table:table-cell>
          <table:table-cell office:value-type="float" office:value="220.23" calcext:value-type="float">
            <text:p>220.23</text:p>
          </table:table-cell>
        </table:table-row>
        <table:table-row table:style-name="ro1">
          <table:table-cell office:value-type="float" office:value="4639683" calcext:value-type="float">
            <text:p>4639683</text:p>
          </table:table-cell>
          <table:table-cell table:formula="of:=[.A292]/1000/(60*60*24)" office:value-type="time" office:time-value="PT01H17M19.683S" calcext:value-type="time">
            <text:p>01:17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4" calcext:value-type="float">
            <text:p>156.94</text:p>
          </table:table-cell>
          <table:table-cell office:value-type="float" office:value="168.98" calcext:value-type="float">
            <text:p>168.98</text:p>
          </table:table-cell>
          <table:table-cell office:value-type="float" office:value="220.93" calcext:value-type="float">
            <text:p>220.93</text:p>
          </table:table-cell>
        </table:table-row>
        <table:table-row table:style-name="ro1">
          <table:table-cell office:value-type="float" office:value="4655683" calcext:value-type="float">
            <text:p>4655683</text:p>
          </table:table-cell>
          <table:table-cell table:formula="of:=[.A293]/1000/(60*60*24)" office:value-type="time" office:time-value="PT01H17M35.683S" calcext:value-type="time">
            <text:p>01:17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69.54" calcext:value-type="float">
            <text:p>169.54</text:p>
          </table:table-cell>
          <table:table-cell office:value-type="float" office:value="221.62" calcext:value-type="float">
            <text:p>221.62</text:p>
          </table:table-cell>
        </table:table-row>
        <table:table-row table:style-name="ro1">
          <table:table-cell office:value-type="float" office:value="4671683" calcext:value-type="float">
            <text:p>4671683</text:p>
          </table:table-cell>
          <table:table-cell table:formula="of:=[.A294]/1000/(60*60*24)" office:value-type="time" office:time-value="PT01H17M51.683S" calcext:value-type="time">
            <text:p>01:17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70.1" calcext:value-type="float">
            <text:p>170.1</text:p>
          </table:table-cell>
          <table:table-cell office:value-type="float" office:value="222.32" calcext:value-type="float">
            <text:p>222.32</text:p>
          </table:table-cell>
        </table:table-row>
        <table:table-row table:style-name="ro1">
          <table:table-cell office:value-type="float" office:value="4687683" calcext:value-type="float">
            <text:p>4687683</text:p>
          </table:table-cell>
          <table:table-cell table:formula="of:=[.A295]/1000/(60*60*24)" office:value-type="time" office:time-value="PT01H18M07.683S" calcext:value-type="time">
            <text:p>01:18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70.65" calcext:value-type="float">
            <text:p>170.65</text:p>
          </table:table-cell>
          <table:table-cell office:value-type="float" office:value="223.02" calcext:value-type="float">
            <text:p>223.02</text:p>
          </table:table-cell>
        </table:table-row>
        <table:table-row table:style-name="ro1">
          <table:table-cell office:value-type="float" office:value="4703683" calcext:value-type="float">
            <text:p>4703683</text:p>
          </table:table-cell>
          <table:table-cell table:formula="of:=[.A296]/1000/(60*60*24)" office:value-type="time" office:time-value="PT01H18M23.683S" calcext:value-type="time">
            <text:p>01:18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71.21" calcext:value-type="float">
            <text:p>171.21</text:p>
          </table:table-cell>
          <table:table-cell office:value-type="float" office:value="223.72" calcext:value-type="float">
            <text:p>223.72</text:p>
          </table:table-cell>
        </table:table-row>
        <table:table-row table:style-name="ro1">
          <table:table-cell office:value-type="float" office:value="4719683" calcext:value-type="float">
            <text:p>4719683</text:p>
          </table:table-cell>
          <table:table-cell table:formula="of:=[.A297]/1000/(60*60*24)" office:value-type="time" office:time-value="PT01H18M39.683S" calcext:value-type="time">
            <text:p>01:18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71.77" calcext:value-type="float">
            <text:p>171.77</text:p>
          </table:table-cell>
          <table:table-cell office:value-type="float" office:value="224.41" calcext:value-type="float">
            <text:p>224.41</text:p>
          </table:table-cell>
        </table:table-row>
        <table:table-row table:style-name="ro1">
          <table:table-cell office:value-type="float" office:value="4735683" calcext:value-type="float">
            <text:p>4735683</text:p>
          </table:table-cell>
          <table:table-cell table:formula="of:=[.A298]/1000/(60*60*24)" office:value-type="time" office:time-value="PT01H18M55.683S" calcext:value-type="time">
            <text:p>01:18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72.33" calcext:value-type="float">
            <text:p>172.33</text:p>
          </table:table-cell>
          <table:table-cell office:value-type="float" office:value="225.11" calcext:value-type="float">
            <text:p>225.11</text:p>
          </table:table-cell>
        </table:table-row>
        <table:table-row table:style-name="ro1">
          <table:table-cell office:value-type="float" office:value="4751683" calcext:value-type="float">
            <text:p>4751683</text:p>
          </table:table-cell>
          <table:table-cell table:formula="of:=[.A299]/1000/(60*60*24)" office:value-type="time" office:time-value="PT01H19M11.683S" calcext:value-type="time">
            <text:p>01:19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72.89" calcext:value-type="float">
            <text:p>172.89</text:p>
          </table:table-cell>
          <table:table-cell office:value-type="float" office:value="225.81" calcext:value-type="float">
            <text:p>225.81</text:p>
          </table:table-cell>
        </table:table-row>
        <table:table-row table:style-name="ro1">
          <table:table-cell office:value-type="float" office:value="4767683" calcext:value-type="float">
            <text:p>4767683</text:p>
          </table:table-cell>
          <table:table-cell table:formula="of:=[.A300]/1000/(60*60*24)" office:value-type="time" office:time-value="PT01H19M27.683S" calcext:value-type="time">
            <text:p>01:19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73.45" calcext:value-type="float">
            <text:p>173.45</text:p>
          </table:table-cell>
          <table:table-cell office:value-type="float" office:value="226.5" calcext:value-type="float">
            <text:p>226.5</text:p>
          </table:table-cell>
        </table:table-row>
        <table:table-row table:style-name="ro1">
          <table:table-cell office:value-type="float" office:value="4783683" calcext:value-type="float">
            <text:p>4783683</text:p>
          </table:table-cell>
          <table:table-cell table:formula="of:=[.A301]/1000/(60*60*24)" office:value-type="time" office:time-value="PT01H19M43.683S" calcext:value-type="time">
            <text:p>01:19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74" calcext:value-type="float">
            <text:p>174</text:p>
          </table:table-cell>
          <table:table-cell office:value-type="float" office:value="227.2" calcext:value-type="float">
            <text:p>227.2</text:p>
          </table:table-cell>
        </table:table-row>
        <table:table-row table:style-name="ro1">
          <table:table-cell office:value-type="float" office:value="4799683" calcext:value-type="float">
            <text:p>4799683</text:p>
          </table:table-cell>
          <table:table-cell table:formula="of:=[.A302]/1000/(60*60*24)" office:value-type="time" office:time-value="PT01H19M59.683S" calcext:value-type="time">
            <text:p>01:20:00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74.56" calcext:value-type="float">
            <text:p>174.56</text:p>
          </table:table-cell>
          <table:table-cell office:value-type="float" office:value="227.9" calcext:value-type="float">
            <text:p>227.9</text:p>
          </table:table-cell>
        </table:table-row>
        <table:table-row table:style-name="ro1">
          <table:table-cell office:value-type="float" office:value="4815683" calcext:value-type="float">
            <text:p>4815683</text:p>
          </table:table-cell>
          <table:table-cell table:formula="of:=[.A303]/1000/(60*60*24)" office:value-type="time" office:time-value="PT01H20M15.683S" calcext:value-type="time">
            <text:p>01:20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75.12" calcext:value-type="float">
            <text:p>175.12</text:p>
          </table:table-cell>
          <table:table-cell office:value-type="float" office:value="228.59" calcext:value-type="float">
            <text:p>228.59</text:p>
          </table:table-cell>
        </table:table-row>
        <table:table-row table:style-name="ro1">
          <table:table-cell office:value-type="float" office:value="4831683" calcext:value-type="float">
            <text:p>4831683</text:p>
          </table:table-cell>
          <table:table-cell table:formula="of:=[.A304]/1000/(60*60*24)" office:value-type="time" office:time-value="PT01H20M31.683S" calcext:value-type="time">
            <text:p>01:20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75.68" calcext:value-type="float">
            <text:p>175.68</text:p>
          </table:table-cell>
          <table:table-cell office:value-type="float" office:value="229.29" calcext:value-type="float">
            <text:p>229.29</text:p>
          </table:table-cell>
        </table:table-row>
        <table:table-row table:style-name="ro1">
          <table:table-cell office:value-type="float" office:value="4847683" calcext:value-type="float">
            <text:p>4847683</text:p>
          </table:table-cell>
          <table:table-cell table:formula="of:=[.A305]/1000/(60*60*24)" office:value-type="time" office:time-value="PT01H20M47.683S" calcext:value-type="time">
            <text:p>01:20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6.23" calcext:value-type="float">
            <text:p>176.23</text:p>
          </table:table-cell>
          <table:table-cell office:value-type="float" office:value="229.99" calcext:value-type="float">
            <text:p>229.99</text:p>
          </table:table-cell>
        </table:table-row>
        <table:table-row table:style-name="ro1">
          <table:table-cell office:value-type="float" office:value="4863683" calcext:value-type="float">
            <text:p>4863683</text:p>
          </table:table-cell>
          <table:table-cell table:formula="of:=[.A306]/1000/(60*60*24)" office:value-type="time" office:time-value="PT01H21M03.683S" calcext:value-type="time">
            <text:p>01:21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76.79" calcext:value-type="float">
            <text:p>176.79</text:p>
          </table:table-cell>
          <table:table-cell office:value-type="float" office:value="230.68" calcext:value-type="float">
            <text:p>230.68</text:p>
          </table:table-cell>
        </table:table-row>
        <table:table-row table:style-name="ro1">
          <table:table-cell office:value-type="float" office:value="4879683" calcext:value-type="float">
            <text:p>4879683</text:p>
          </table:table-cell>
          <table:table-cell table:formula="of:=[.A307]/1000/(60*60*24)" office:value-type="time" office:time-value="PT01H21M19.683S" calcext:value-type="time">
            <text:p>01:21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7.35" calcext:value-type="float">
            <text:p>177.35</text:p>
          </table:table-cell>
          <table:table-cell office:value-type="float" office:value="231.38" calcext:value-type="float">
            <text:p>231.38</text:p>
          </table:table-cell>
        </table:table-row>
        <table:table-row table:style-name="ro1">
          <table:table-cell office:value-type="float" office:value="4895683" calcext:value-type="float">
            <text:p>4895683</text:p>
          </table:table-cell>
          <table:table-cell table:formula="of:=[.A308]/1000/(60*60*24)" office:value-type="time" office:time-value="PT01H21M35.683S" calcext:value-type="time">
            <text:p>01:21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7.91" calcext:value-type="float">
            <text:p>177.91</text:p>
          </table:table-cell>
          <table:table-cell office:value-type="float" office:value="232.07" calcext:value-type="float">
            <text:p>232.07</text:p>
          </table:table-cell>
        </table:table-row>
        <table:table-row table:style-name="ro1">
          <table:table-cell office:value-type="float" office:value="4911683" calcext:value-type="float">
            <text:p>4911683</text:p>
          </table:table-cell>
          <table:table-cell table:formula="of:=[.A309]/1000/(60*60*24)" office:value-type="time" office:time-value="PT01H21M51.683S" calcext:value-type="time">
            <text:p>01:21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78.46" calcext:value-type="float">
            <text:p>178.46</text:p>
          </table:table-cell>
          <table:table-cell office:value-type="float" office:value="232.77" calcext:value-type="float">
            <text:p>232.77</text:p>
          </table:table-cell>
        </table:table-row>
        <table:table-row table:style-name="ro1">
          <table:table-cell office:value-type="float" office:value="4927683" calcext:value-type="float">
            <text:p>4927683</text:p>
          </table:table-cell>
          <table:table-cell table:formula="of:=[.A310]/1000/(60*60*24)" office:value-type="time" office:time-value="PT01H22M07.683S" calcext:value-type="time">
            <text:p>01:22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9.02" calcext:value-type="float">
            <text:p>179.02</text:p>
          </table:table-cell>
          <table:table-cell office:value-type="float" office:value="233.46" calcext:value-type="float">
            <text:p>233.46</text:p>
          </table:table-cell>
        </table:table-row>
        <table:table-row table:style-name="ro1">
          <table:table-cell office:value-type="float" office:value="4943683" calcext:value-type="float">
            <text:p>4943683</text:p>
          </table:table-cell>
          <table:table-cell table:formula="of:=[.A311]/1000/(60*60*24)" office:value-type="time" office:time-value="PT01H22M23.683S" calcext:value-type="time">
            <text:p>01:22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79.58" calcext:value-type="float">
            <text:p>179.58</text:p>
          </table:table-cell>
          <table:table-cell office:value-type="float" office:value="234.16" calcext:value-type="float">
            <text:p>234.16</text:p>
          </table:table-cell>
        </table:table-row>
        <table:table-row table:style-name="ro1">
          <table:table-cell office:value-type="float" office:value="4959683" calcext:value-type="float">
            <text:p>4959683</text:p>
          </table:table-cell>
          <table:table-cell table:formula="of:=[.A312]/1000/(60*60*24)" office:value-type="time" office:time-value="PT01H22M39.683S" calcext:value-type="time">
            <text:p>01:22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07" calcext:value-type="float">
            <text:p>156.07</text:p>
          </table:table-cell>
          <table:table-cell office:value-type="float" office:value="180.14" calcext:value-type="float">
            <text:p>180.14</text:p>
          </table:table-cell>
          <table:table-cell office:value-type="float" office:value="234.85" calcext:value-type="float">
            <text:p>234.85</text:p>
          </table:table-cell>
        </table:table-row>
        <table:table-row table:style-name="ro1">
          <table:table-cell office:value-type="float" office:value="4975683" calcext:value-type="float">
            <text:p>4975683</text:p>
          </table:table-cell>
          <table:table-cell table:formula="of:=[.A313]/1000/(60*60*24)" office:value-type="time" office:time-value="PT01H22M55.683S" calcext:value-type="time">
            <text:p>01:22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80.69" calcext:value-type="float">
            <text:p>180.69</text:p>
          </table:table-cell>
          <table:table-cell office:value-type="float" office:value="235.55" calcext:value-type="float">
            <text:p>235.55</text:p>
          </table:table-cell>
        </table:table-row>
        <table:table-row table:style-name="ro1">
          <table:table-cell office:value-type="float" office:value="4991683" calcext:value-type="float">
            <text:p>4991683</text:p>
          </table:table-cell>
          <table:table-cell table:formula="of:=[.A314]/1000/(60*60*24)" office:value-type="time" office:time-value="PT01H23M11.683S" calcext:value-type="time">
            <text:p>01:23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1.25" calcext:value-type="float">
            <text:p>181.25</text:p>
          </table:table-cell>
          <table:table-cell office:value-type="float" office:value="236.24" calcext:value-type="float">
            <text:p>236.24</text:p>
          </table:table-cell>
        </table:table-row>
        <table:table-row table:style-name="ro1">
          <table:table-cell office:value-type="float" office:value="5007683" calcext:value-type="float">
            <text:p>5007683</text:p>
          </table:table-cell>
          <table:table-cell table:formula="of:=[.A315]/1000/(60*60*24)" office:value-type="time" office:time-value="PT01H23M27.683S" calcext:value-type="time">
            <text:p>01:23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81.81" calcext:value-type="float">
            <text:p>181.81</text:p>
          </table:table-cell>
          <table:table-cell office:value-type="float" office:value="236.94" calcext:value-type="float">
            <text:p>236.94</text:p>
          </table:table-cell>
        </table:table-row>
        <table:table-row table:style-name="ro1">
          <table:table-cell office:value-type="float" office:value="5023683" calcext:value-type="float">
            <text:p>5023683</text:p>
          </table:table-cell>
          <table:table-cell table:formula="of:=[.A316]/1000/(60*60*24)" office:value-type="time" office:time-value="PT01H23M43.683S" calcext:value-type="time">
            <text:p>01:23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82.36" calcext:value-type="float">
            <text:p>182.36</text:p>
          </table:table-cell>
          <table:table-cell office:value-type="float" office:value="237.63" calcext:value-type="float">
            <text:p>237.63</text:p>
          </table:table-cell>
        </table:table-row>
        <table:table-row table:style-name="ro1">
          <table:table-cell office:value-type="float" office:value="5039683" calcext:value-type="float">
            <text:p>5039683</text:p>
          </table:table-cell>
          <table:table-cell table:formula="of:=[.A317]/1000/(60*60*24)" office:value-type="time" office:time-value="PT01H23M59.683S" calcext:value-type="time">
            <text:p>01:24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82.92" calcext:value-type="float">
            <text:p>182.92</text:p>
          </table:table-cell>
          <table:table-cell office:value-type="float" office:value="238.33" calcext:value-type="float">
            <text:p>238.33</text:p>
          </table:table-cell>
        </table:table-row>
        <table:table-row table:style-name="ro1">
          <table:table-cell office:value-type="float" office:value="5055683" calcext:value-type="float">
            <text:p>5055683</text:p>
          </table:table-cell>
          <table:table-cell table:formula="of:=[.A318]/1000/(60*60*24)" office:value-type="time" office:time-value="PT01H24M15.683S" calcext:value-type="time">
            <text:p>01:24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83.48" calcext:value-type="float">
            <text:p>183.48</text:p>
          </table:table-cell>
          <table:table-cell office:value-type="float" office:value="239.02" calcext:value-type="float">
            <text:p>239.02</text:p>
          </table:table-cell>
        </table:table-row>
        <table:table-row table:style-name="ro1">
          <table:table-cell office:value-type="float" office:value="5071683" calcext:value-type="float">
            <text:p>5071683</text:p>
          </table:table-cell>
          <table:table-cell table:formula="of:=[.A319]/1000/(60*60*24)" office:value-type="time" office:time-value="PT01H24M31.683S" calcext:value-type="time">
            <text:p>01:24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84.03" calcext:value-type="float">
            <text:p>184.03</text:p>
          </table:table-cell>
          <table:table-cell office:value-type="float" office:value="239.71" calcext:value-type="float">
            <text:p>239.71</text:p>
          </table:table-cell>
        </table:table-row>
        <table:table-row table:style-name="ro1">
          <table:table-cell office:value-type="float" office:value="5087683" calcext:value-type="float">
            <text:p>5087683</text:p>
          </table:table-cell>
          <table:table-cell table:formula="of:=[.A320]/1000/(60*60*24)" office:value-type="time" office:time-value="PT01H24M47.683S" calcext:value-type="time">
            <text:p>01:24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84.59" calcext:value-type="float">
            <text:p>184.59</text:p>
          </table:table-cell>
          <table:table-cell office:value-type="float" office:value="240.41" calcext:value-type="float">
            <text:p>240.41</text:p>
          </table:table-cell>
        </table:table-row>
        <table:table-row table:style-name="ro1">
          <table:table-cell office:value-type="float" office:value="5103683" calcext:value-type="float">
            <text:p>5103683</text:p>
          </table:table-cell>
          <table:table-cell table:formula="of:=[.A321]/1000/(60*60*24)" office:value-type="time" office:time-value="PT01H25M03.683S" calcext:value-type="time">
            <text:p>01:25:04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85.15" calcext:value-type="float">
            <text:p>185.15</text:p>
          </table:table-cell>
          <table:table-cell office:value-type="float" office:value="241.1" calcext:value-type="float">
            <text:p>241.1</text:p>
          </table:table-cell>
        </table:table-row>
        <table:table-row table:style-name="ro1">
          <table:table-cell office:value-type="float" office:value="5119683" calcext:value-type="float">
            <text:p>5119683</text:p>
          </table:table-cell>
          <table:table-cell table:formula="of:=[.A322]/1000/(60*60*24)" office:value-type="time" office:time-value="PT01H25M19.683S" calcext:value-type="time">
            <text:p>01:25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85.7" calcext:value-type="float">
            <text:p>185.7</text:p>
          </table:table-cell>
          <table:table-cell office:value-type="float" office:value="241.79" calcext:value-type="float">
            <text:p>241.79</text:p>
          </table:table-cell>
        </table:table-row>
        <table:table-row table:style-name="ro1">
          <table:table-cell office:value-type="float" office:value="5135683" calcext:value-type="float">
            <text:p>5135683</text:p>
          </table:table-cell>
          <table:table-cell table:formula="of:=[.A323]/1000/(60*60*24)" office:value-type="time" office:time-value="PT01H25M35.683S" calcext:value-type="time">
            <text:p>01:25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86.26" calcext:value-type="float">
            <text:p>186.26</text:p>
          </table:table-cell>
          <table:table-cell office:value-type="float" office:value="242.49" calcext:value-type="float">
            <text:p>242.49</text:p>
          </table:table-cell>
        </table:table-row>
        <table:table-row table:style-name="ro1">
          <table:table-cell office:value-type="float" office:value="5151683" calcext:value-type="float">
            <text:p>5151683</text:p>
          </table:table-cell>
          <table:table-cell table:formula="of:=[.A324]/1000/(60*60*24)" office:value-type="time" office:time-value="PT01H25M51.683S" calcext:value-type="time">
            <text:p>01:25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86.82" calcext:value-type="float">
            <text:p>186.82</text:p>
          </table:table-cell>
          <table:table-cell office:value-type="float" office:value="243.18" calcext:value-type="float">
            <text:p>243.18</text:p>
          </table:table-cell>
        </table:table-row>
        <table:table-row table:style-name="ro1">
          <table:table-cell office:value-type="float" office:value="5167683" calcext:value-type="float">
            <text:p>5167683</text:p>
          </table:table-cell>
          <table:table-cell table:formula="of:=[.A325]/1000/(60*60*24)" office:value-type="time" office:time-value="PT01H26M07.683S" calcext:value-type="time">
            <text:p>01:26:08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87.37" calcext:value-type="float">
            <text:p>187.37</text:p>
          </table:table-cell>
          <table:table-cell office:value-type="float" office:value="243.87" calcext:value-type="float">
            <text:p>243.87</text:p>
          </table:table-cell>
        </table:table-row>
        <table:table-row table:style-name="ro1">
          <table:table-cell office:value-type="float" office:value="5183683" calcext:value-type="float">
            <text:p>5183683</text:p>
          </table:table-cell>
          <table:table-cell table:formula="of:=[.A326]/1000/(60*60*24)" office:value-type="time" office:time-value="PT01H26M23.683S" calcext:value-type="time">
            <text:p>01:26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87.93" calcext:value-type="float">
            <text:p>187.93</text:p>
          </table:table-cell>
          <table:table-cell office:value-type="float" office:value="244.56" calcext:value-type="float">
            <text:p>244.56</text:p>
          </table:table-cell>
        </table:table-row>
        <table:table-row table:style-name="ro1">
          <table:table-cell office:value-type="float" office:value="5199683" calcext:value-type="float">
            <text:p>5199683</text:p>
          </table:table-cell>
          <table:table-cell table:formula="of:=[.A327]/1000/(60*60*24)" office:value-type="time" office:time-value="PT01H26M39.683S" calcext:value-type="time">
            <text:p>01:26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88.48" calcext:value-type="float">
            <text:p>188.48</text:p>
          </table:table-cell>
          <table:table-cell office:value-type="float" office:value="245.25" calcext:value-type="float">
            <text:p>245.25</text:p>
          </table:table-cell>
        </table:table-row>
        <table:table-row table:style-name="ro1">
          <table:table-cell office:value-type="float" office:value="5215683" calcext:value-type="float">
            <text:p>5215683</text:p>
          </table:table-cell>
          <table:table-cell table:formula="of:=[.A328]/1000/(60*60*24)" office:value-type="time" office:time-value="PT01H26M55.683S" calcext:value-type="time">
            <text:p>01:26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89.04" calcext:value-type="float">
            <text:p>189.04</text:p>
          </table:table-cell>
          <table:table-cell office:value-type="float" office:value="245.95" calcext:value-type="float">
            <text:p>245.95</text:p>
          </table:table-cell>
        </table:table-row>
        <table:table-row table:style-name="ro1">
          <table:table-cell office:value-type="float" office:value="5231683" calcext:value-type="float">
            <text:p>5231683</text:p>
          </table:table-cell>
          <table:table-cell table:formula="of:=[.A329]/1000/(60*60*24)" office:value-type="time" office:time-value="PT01H27M11.683S" calcext:value-type="time">
            <text:p>01:27:1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89.6" calcext:value-type="float">
            <text:p>189.6</text:p>
          </table:table-cell>
          <table:table-cell office:value-type="float" office:value="246.64" calcext:value-type="float">
            <text:p>246.64</text:p>
          </table:table-cell>
        </table:table-row>
        <table:table-row table:style-name="ro1">
          <table:table-cell office:value-type="float" office:value="5247683" calcext:value-type="float">
            <text:p>5247683</text:p>
          </table:table-cell>
          <table:table-cell table:formula="of:=[.A330]/1000/(60*60*24)" office:value-type="time" office:time-value="PT01H27M27.683S" calcext:value-type="time">
            <text:p>01:27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90.15" calcext:value-type="float">
            <text:p>190.15</text:p>
          </table:table-cell>
          <table:table-cell office:value-type="float" office:value="247.33" calcext:value-type="float">
            <text:p>247.33</text:p>
          </table:table-cell>
        </table:table-row>
        <table:table-row table:style-name="ro1">
          <table:table-cell office:value-type="float" office:value="5263683" calcext:value-type="float">
            <text:p>5263683</text:p>
          </table:table-cell>
          <table:table-cell table:formula="of:=[.A331]/1000/(60*60*24)" office:value-type="time" office:time-value="PT01H27M43.683S" calcext:value-type="time">
            <text:p>01:27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90.71" calcext:value-type="float">
            <text:p>190.71</text:p>
          </table:table-cell>
          <table:table-cell office:value-type="float" office:value="248.02" calcext:value-type="float">
            <text:p>248.02</text:p>
          </table:table-cell>
        </table:table-row>
        <table:table-row table:style-name="ro1">
          <table:table-cell office:value-type="float" office:value="5279683" calcext:value-type="float">
            <text:p>5279683</text:p>
          </table:table-cell>
          <table:table-cell table:formula="of:=[.A332]/1000/(60*60*24)" office:value-type="time" office:time-value="PT01H27M59.683S" calcext:value-type="time">
            <text:p>01:28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91.26" calcext:value-type="float">
            <text:p>191.26</text:p>
          </table:table-cell>
          <table:table-cell office:value-type="float" office:value="248.72" calcext:value-type="float">
            <text:p>248.72</text:p>
          </table:table-cell>
        </table:table-row>
        <table:table-row table:style-name="ro1">
          <table:table-cell office:value-type="float" office:value="5295683" calcext:value-type="float">
            <text:p>5295683</text:p>
          </table:table-cell>
          <table:table-cell table:formula="of:=[.A333]/1000/(60*60*24)" office:value-type="time" office:time-value="PT01H28M15.683S" calcext:value-type="time">
            <text:p>01:28:1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1.82" calcext:value-type="float">
            <text:p>191.82</text:p>
          </table:table-cell>
          <table:table-cell office:value-type="float" office:value="249.41" calcext:value-type="float">
            <text:p>249.41</text:p>
          </table:table-cell>
        </table:table-row>
        <table:table-row table:style-name="ro1">
          <table:table-cell office:value-type="float" office:value="5311683" calcext:value-type="float">
            <text:p>5311683</text:p>
          </table:table-cell>
          <table:table-cell table:formula="of:=[.A334]/1000/(60*60*24)" office:value-type="time" office:time-value="PT01H28M31.683S" calcext:value-type="time">
            <text:p>01:28:3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92.38" calcext:value-type="float">
            <text:p>192.38</text:p>
          </table:table-cell>
          <table:table-cell office:value-type="float" office:value="250.1" calcext:value-type="float">
            <text:p>250.1</text:p>
          </table:table-cell>
        </table:table-row>
        <table:table-row table:style-name="ro1">
          <table:table-cell office:value-type="float" office:value="5327683" calcext:value-type="float">
            <text:p>5327683</text:p>
          </table:table-cell>
          <table:table-cell table:formula="of:=[.A335]/1000/(60*60*24)" office:value-type="time" office:time-value="PT01H28M47.683S" calcext:value-type="time">
            <text:p>01:28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92.93" calcext:value-type="float">
            <text:p>192.93</text:p>
          </table:table-cell>
          <table:table-cell office:value-type="float" office:value="250.79" calcext:value-type="float">
            <text:p>250.79</text:p>
          </table:table-cell>
        </table:table-row>
        <table:table-row table:style-name="ro1">
          <table:table-cell office:value-type="float" office:value="5343683" calcext:value-type="float">
            <text:p>5343683</text:p>
          </table:table-cell>
          <table:table-cell table:formula="of:=[.A336]/1000/(60*60*24)" office:value-type="time" office:time-value="PT01H29M03.683S" calcext:value-type="time">
            <text:p>01:29:0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3.49" calcext:value-type="float">
            <text:p>193.49</text:p>
          </table:table-cell>
          <table:table-cell office:value-type="float" office:value="251.48" calcext:value-type="float">
            <text:p>251.48</text:p>
          </table:table-cell>
        </table:table-row>
        <table:table-row table:style-name="ro1">
          <table:table-cell office:value-type="float" office:value="5359683" calcext:value-type="float">
            <text:p>5359683</text:p>
          </table:table-cell>
          <table:table-cell table:formula="of:=[.A337]/1000/(60*60*24)" office:value-type="time" office:time-value="PT01H29M19.683S" calcext:value-type="time">
            <text:p>01:29:2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4.04" calcext:value-type="float">
            <text:p>194.04</text:p>
          </table:table-cell>
          <table:table-cell office:value-type="float" office:value="252.17" calcext:value-type="float">
            <text:p>252.17</text:p>
          </table:table-cell>
        </table:table-row>
        <table:table-row table:style-name="ro1">
          <table:table-cell office:value-type="float" office:value="5375683" calcext:value-type="float">
            <text:p>5375683</text:p>
          </table:table-cell>
          <table:table-cell table:formula="of:=[.A338]/1000/(60*60*24)" office:value-type="time" office:time-value="PT01H29M35.683S" calcext:value-type="time">
            <text:p>01:29:3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4.6" calcext:value-type="float">
            <text:p>194.6</text:p>
          </table:table-cell>
          <table:table-cell office:value-type="float" office:value="252.86" calcext:value-type="float">
            <text:p>252.86</text:p>
          </table:table-cell>
        </table:table-row>
        <table:table-row table:style-name="ro1">
          <table:table-cell office:value-type="float" office:value="5391683" calcext:value-type="float">
            <text:p>5391683</text:p>
          </table:table-cell>
          <table:table-cell table:formula="of:=[.A339]/1000/(60*60*24)" office:value-type="time" office:time-value="PT01H29M51.683S" calcext:value-type="time">
            <text:p>01:29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95.15" calcext:value-type="float">
            <text:p>195.15</text:p>
          </table:table-cell>
          <table:table-cell office:value-type="float" office:value="253.56" calcext:value-type="float">
            <text:p>253.56</text:p>
          </table:table-cell>
        </table:table-row>
        <table:table-row table:style-name="ro1">
          <table:table-cell office:value-type="float" office:value="5407683" calcext:value-type="float">
            <text:p>5407683</text:p>
          </table:table-cell>
          <table:table-cell table:formula="of:=[.A340]/1000/(60*60*24)" office:value-type="time" office:time-value="PT01H30M07.683S" calcext:value-type="time">
            <text:p>01:30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95.71" calcext:value-type="float">
            <text:p>195.71</text:p>
          </table:table-cell>
          <table:table-cell office:value-type="float" office:value="254.25" calcext:value-type="float">
            <text:p>254.25</text:p>
          </table:table-cell>
        </table:table-row>
        <table:table-row table:style-name="ro1">
          <table:table-cell office:value-type="float" office:value="5423683" calcext:value-type="float">
            <text:p>5423683</text:p>
          </table:table-cell>
          <table:table-cell table:formula="of:=[.A341]/1000/(60*60*24)" office:value-type="time" office:time-value="PT01H30M23.683S" calcext:value-type="time">
            <text:p>01:30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6.27" calcext:value-type="float">
            <text:p>196.27</text:p>
          </table:table-cell>
          <table:table-cell office:value-type="float" office:value="254.94" calcext:value-type="float">
            <text:p>254.94</text:p>
          </table:table-cell>
        </table:table-row>
        <table:table-row table:style-name="ro1">
          <table:table-cell office:value-type="float" office:value="5439683" calcext:value-type="float">
            <text:p>5439683</text:p>
          </table:table-cell>
          <table:table-cell table:formula="of:=[.A342]/1000/(60*60*24)" office:value-type="time" office:time-value="PT01H30M39.683S" calcext:value-type="time">
            <text:p>01:30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96.82" calcext:value-type="float">
            <text:p>196.82</text:p>
          </table:table-cell>
          <table:table-cell office:value-type="float" office:value="255.63" calcext:value-type="float">
            <text:p>255.63</text:p>
          </table:table-cell>
        </table:table-row>
        <table:table-row table:style-name="ro1">
          <table:table-cell office:value-type="float" office:value="5455683" calcext:value-type="float">
            <text:p>5455683</text:p>
          </table:table-cell>
          <table:table-cell table:formula="of:=[.A343]/1000/(60*60*24)" office:value-type="time" office:time-value="PT01H30M55.683S" calcext:value-type="time">
            <text:p>01:30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06" calcext:value-type="float">
            <text:p>155.06</text:p>
          </table:table-cell>
          <table:table-cell office:value-type="float" office:value="197.38" calcext:value-type="float">
            <text:p>197.38</text:p>
          </table:table-cell>
          <table:table-cell office:value-type="float" office:value="256.32" calcext:value-type="float">
            <text:p>256.32</text:p>
          </table:table-cell>
        </table:table-row>
        <table:table-row table:style-name="ro1">
          <table:table-cell office:value-type="float" office:value="5471683" calcext:value-type="float">
            <text:p>5471683</text:p>
          </table:table-cell>
          <table:table-cell table:formula="of:=[.A344]/1000/(60*60*24)" office:value-type="time" office:time-value="PT01H31M11.683S" calcext:value-type="time">
            <text:p>01:31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97.93" calcext:value-type="float">
            <text:p>197.93</text:p>
          </table:table-cell>
          <table:table-cell office:value-type="float" office:value="257.01" calcext:value-type="float">
            <text:p>257.01</text:p>
          </table:table-cell>
        </table:table-row>
        <table:table-row table:style-name="ro1">
          <table:table-cell office:value-type="float" office:value="5487683" calcext:value-type="float">
            <text:p>5487683</text:p>
          </table:table-cell>
          <table:table-cell table:formula="of:=[.A345]/1000/(60*60*24)" office:value-type="time" office:time-value="PT01H31M27.683S" calcext:value-type="time">
            <text:p>01:31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06" calcext:value-type="float">
            <text:p>155.06</text:p>
          </table:table-cell>
          <table:table-cell office:value-type="float" office:value="198.49" calcext:value-type="float">
            <text:p>198.49</text:p>
          </table:table-cell>
          <table:table-cell office:value-type="float" office:value="257.7" calcext:value-type="float">
            <text:p>257.7</text:p>
          </table:table-cell>
        </table:table-row>
        <table:table-row table:style-name="ro1">
          <table:table-cell office:value-type="float" office:value="5503683" calcext:value-type="float">
            <text:p>5503683</text:p>
          </table:table-cell>
          <table:table-cell table:formula="of:=[.A346]/1000/(60*60*24)" office:value-type="time" office:time-value="PT01H31M43.683S" calcext:value-type="time">
            <text:p>01:31:4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99.04" calcext:value-type="float">
            <text:p>199.04</text:p>
          </table:table-cell>
          <table:table-cell office:value-type="float" office:value="258.39" calcext:value-type="float">
            <text:p>258.39</text:p>
          </table:table-cell>
        </table:table-row>
        <table:table-row table:style-name="ro1">
          <table:table-cell office:value-type="float" office:value="5519683" calcext:value-type="float">
            <text:p>5519683</text:p>
          </table:table-cell>
          <table:table-cell table:formula="of:=[.A347]/1000/(60*60*24)" office:value-type="time" office:time-value="PT01H31M59.683S" calcext:value-type="time">
            <text:p>01:32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99.6" calcext:value-type="float">
            <text:p>199.6</text:p>
          </table:table-cell>
          <table:table-cell office:value-type="float" office:value="259.08" calcext:value-type="float">
            <text:p>259.08</text:p>
          </table:table-cell>
        </table:table-row>
        <table:table-row table:style-name="ro1">
          <table:table-cell office:value-type="float" office:value="5535683" calcext:value-type="float">
            <text:p>5535683</text:p>
          </table:table-cell>
          <table:table-cell table:formula="of:=[.A348]/1000/(60*60*24)" office:value-type="time" office:time-value="PT01H32M15.683S" calcext:value-type="time">
            <text:p>01:32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200.15" calcext:value-type="float">
            <text:p>200.15</text:p>
          </table:table-cell>
          <table:table-cell office:value-type="float" office:value="259.77" calcext:value-type="float">
            <text:p>259.77</text:p>
          </table:table-cell>
        </table:table-row>
        <table:table-row table:style-name="ro1">
          <table:table-cell office:value-type="float" office:value="5551683" calcext:value-type="float">
            <text:p>5551683</text:p>
          </table:table-cell>
          <table:table-cell table:formula="of:=[.A349]/1000/(60*60*24)" office:value-type="time" office:time-value="PT01H32M31.683S" calcext:value-type="time">
            <text:p>01:32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00.71" calcext:value-type="float">
            <text:p>200.71</text:p>
          </table:table-cell>
          <table:table-cell office:value-type="float" office:value="260.46" calcext:value-type="float">
            <text:p>260.46</text:p>
          </table:table-cell>
        </table:table-row>
        <table:table-row table:style-name="ro1">
          <table:table-cell office:value-type="float" office:value="5567683" calcext:value-type="float">
            <text:p>5567683</text:p>
          </table:table-cell>
          <table:table-cell table:formula="of:=[.A350]/1000/(60*60*24)" office:value-type="time" office:time-value="PT01H32M47.683S" calcext:value-type="time">
            <text:p>01:32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201.26" calcext:value-type="float">
            <text:p>201.26</text:p>
          </table:table-cell>
          <table:table-cell office:value-type="float" office:value="261.15" calcext:value-type="float">
            <text:p>261.15</text:p>
          </table:table-cell>
        </table:table-row>
        <table:table-row table:style-name="ro1">
          <table:table-cell office:value-type="float" office:value="5583683" calcext:value-type="float">
            <text:p>5583683</text:p>
          </table:table-cell>
          <table:table-cell table:formula="of:=[.A351]/1000/(60*60*24)" office:value-type="time" office:time-value="PT01H33M03.683S" calcext:value-type="time">
            <text:p>01:33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01.82" calcext:value-type="float">
            <text:p>201.82</text:p>
          </table:table-cell>
          <table:table-cell office:value-type="float" office:value="261.84" calcext:value-type="float">
            <text:p>261.84</text:p>
          </table:table-cell>
        </table:table-row>
        <table:table-row table:style-name="ro1">
          <table:table-cell office:value-type="float" office:value="5599683" calcext:value-type="float">
            <text:p>5599683</text:p>
          </table:table-cell>
          <table:table-cell table:formula="of:=[.A352]/1000/(60*60*24)" office:value-type="time" office:time-value="PT01H33M19.683S" calcext:value-type="time">
            <text:p>01:33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02.37" calcext:value-type="float">
            <text:p>202.37</text:p>
          </table:table-cell>
          <table:table-cell office:value-type="float" office:value="262.53" calcext:value-type="float">
            <text:p>262.53</text:p>
          </table:table-cell>
        </table:table-row>
        <table:table-row table:style-name="ro1">
          <table:table-cell office:value-type="float" office:value="5615683" calcext:value-type="float">
            <text:p>5615683</text:p>
          </table:table-cell>
          <table:table-cell table:formula="of:=[.A353]/1000/(60*60*24)" office:value-type="time" office:time-value="PT01H33M35.683S" calcext:value-type="time">
            <text:p>01:33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202.93" calcext:value-type="float">
            <text:p>202.93</text:p>
          </table:table-cell>
          <table:table-cell office:value-type="float" office:value="263.22" calcext:value-type="float">
            <text:p>263.22</text:p>
          </table:table-cell>
        </table:table-row>
        <table:table-row table:style-name="ro1">
          <table:table-cell office:value-type="float" office:value="5631683" calcext:value-type="float">
            <text:p>5631683</text:p>
          </table:table-cell>
          <table:table-cell table:formula="of:=[.A354]/1000/(60*60*24)" office:value-type="time" office:time-value="PT01H33M51.683S" calcext:value-type="time">
            <text:p>01:33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03.48" calcext:value-type="float">
            <text:p>203.48</text:p>
          </table:table-cell>
          <table:table-cell office:value-type="float" office:value="263.9" calcext:value-type="float">
            <text:p>263.9</text:p>
          </table:table-cell>
        </table:table-row>
        <table:table-row table:style-name="ro1">
          <table:table-cell office:value-type="float" office:value="5647683" calcext:value-type="float">
            <text:p>5647683</text:p>
          </table:table-cell>
          <table:table-cell table:formula="of:=[.A355]/1000/(60*60*24)" office:value-type="time" office:time-value="PT01H34M07.683S" calcext:value-type="time">
            <text:p>01:34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204.04" calcext:value-type="float">
            <text:p>204.04</text:p>
          </table:table-cell>
          <table:table-cell office:value-type="float" office:value="264.59" calcext:value-type="float">
            <text:p>264.59</text:p>
          </table:table-cell>
        </table:table-row>
        <table:table-row table:style-name="ro1">
          <table:table-cell office:value-type="float" office:value="5663683" calcext:value-type="float">
            <text:p>5663683</text:p>
          </table:table-cell>
          <table:table-cell table:formula="of:=[.A356]/1000/(60*60*24)" office:value-type="time" office:time-value="PT01H34M23.683S" calcext:value-type="time">
            <text:p>01:34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04.59" calcext:value-type="float">
            <text:p>204.59</text:p>
          </table:table-cell>
          <table:table-cell office:value-type="float" office:value="265.28" calcext:value-type="float">
            <text:p>265.28</text:p>
          </table:table-cell>
        </table:table-row>
        <table:table-row table:style-name="ro1">
          <table:table-cell office:value-type="float" office:value="5679683" calcext:value-type="float">
            <text:p>5679683</text:p>
          </table:table-cell>
          <table:table-cell table:formula="of:=[.A357]/1000/(60*60*24)" office:value-type="time" office:time-value="PT01H34M39.683S" calcext:value-type="time">
            <text:p>01:34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05.15" calcext:value-type="float">
            <text:p>205.15</text:p>
          </table:table-cell>
          <table:table-cell office:value-type="float" office:value="265.97" calcext:value-type="float">
            <text:p>265.97</text:p>
          </table:table-cell>
        </table:table-row>
        <table:table-row table:style-name="ro1">
          <table:table-cell office:value-type="float" office:value="5695683" calcext:value-type="float">
            <text:p>5695683</text:p>
          </table:table-cell>
          <table:table-cell table:formula="of:=[.A358]/1000/(60*60*24)" office:value-type="time" office:time-value="PT01H34M55.683S" calcext:value-type="time">
            <text:p>01:34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205.7" calcext:value-type="float">
            <text:p>205.7</text:p>
          </table:table-cell>
          <table:table-cell office:value-type="float" office:value="266.66" calcext:value-type="float">
            <text:p>266.66</text:p>
          </table:table-cell>
        </table:table-row>
        <table:table-row table:style-name="ro1">
          <table:table-cell office:value-type="float" office:value="5711683" calcext:value-type="float">
            <text:p>5711683</text:p>
          </table:table-cell>
          <table:table-cell table:formula="of:=[.A359]/1000/(60*60*24)" office:value-type="time" office:time-value="PT01H35M11.683S" calcext:value-type="time">
            <text:p>01:35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06.25" calcext:value-type="float">
            <text:p>206.25</text:p>
          </table:table-cell>
          <table:table-cell office:value-type="float" office:value="267.35" calcext:value-type="float">
            <text:p>267.35</text:p>
          </table:table-cell>
        </table:table-row>
        <table:table-row table:style-name="ro1">
          <table:table-cell office:value-type="float" office:value="5727683" calcext:value-type="float">
            <text:p>5727683</text:p>
          </table:table-cell>
          <table:table-cell table:formula="of:=[.A360]/1000/(60*60*24)" office:value-type="time" office:time-value="PT01H35M27.683S" calcext:value-type="time">
            <text:p>01:35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06.81" calcext:value-type="float">
            <text:p>206.81</text:p>
          </table:table-cell>
          <table:table-cell office:value-type="float" office:value="268.03" calcext:value-type="float">
            <text:p>268.03</text:p>
          </table:table-cell>
        </table:table-row>
        <table:table-row table:style-name="ro1">
          <table:table-cell office:value-type="float" office:value="5743683" calcext:value-type="float">
            <text:p>5743683</text:p>
          </table:table-cell>
          <table:table-cell table:formula="of:=[.A361]/1000/(60*60*24)" office:value-type="time" office:time-value="PT01H35M43.683S" calcext:value-type="time">
            <text:p>01:35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07.36" calcext:value-type="float">
            <text:p>207.36</text:p>
          </table:table-cell>
          <table:table-cell office:value-type="float" office:value="268.72" calcext:value-type="float">
            <text:p>268.72</text:p>
          </table:table-cell>
        </table:table-row>
        <table:table-row table:style-name="ro1">
          <table:table-cell office:value-type="float" office:value="5759683" calcext:value-type="float">
            <text:p>5759683</text:p>
          </table:table-cell>
          <table:table-cell table:formula="of:=[.A362]/1000/(60*60*24)" office:value-type="time" office:time-value="PT01H35M59.683S" calcext:value-type="time">
            <text:p>01:36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207.92" calcext:value-type="float">
            <text:p>207.92</text:p>
          </table:table-cell>
          <table:table-cell office:value-type="float" office:value="269.41" calcext:value-type="float">
            <text:p>269.41</text:p>
          </table:table-cell>
        </table:table-row>
        <table:table-row table:style-name="ro1">
          <table:table-cell office:value-type="float" office:value="5775683" calcext:value-type="float">
            <text:p>5775683</text:p>
          </table:table-cell>
          <table:table-cell table:formula="of:=[.A363]/1000/(60*60*24)" office:value-type="time" office:time-value="PT01H36M15.683S" calcext:value-type="time">
            <text:p>01:36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08.47" calcext:value-type="float">
            <text:p>208.47</text:p>
          </table:table-cell>
          <table:table-cell office:value-type="float" office:value="270.1" calcext:value-type="float">
            <text:p>270.1</text:p>
          </table:table-cell>
        </table:table-row>
        <table:table-row table:style-name="ro1">
          <table:table-cell office:value-type="float" office:value="5791683" calcext:value-type="float">
            <text:p>5791683</text:p>
          </table:table-cell>
          <table:table-cell table:formula="of:=[.A364]/1000/(60*60*24)" office:value-type="time" office:time-value="PT01H36M31.683S" calcext:value-type="time">
            <text:p>01:36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09.03" calcext:value-type="float">
            <text:p>209.03</text:p>
          </table:table-cell>
          <table:table-cell office:value-type="float" office:value="270.78" calcext:value-type="float">
            <text:p>270.78</text:p>
          </table:table-cell>
        </table:table-row>
        <table:table-row table:style-name="ro1">
          <table:table-cell office:value-type="float" office:value="5807683" calcext:value-type="float">
            <text:p>5807683</text:p>
          </table:table-cell>
          <table:table-cell table:formula="of:=[.A365]/1000/(60*60*24)" office:value-type="time" office:time-value="PT01H36M47.683S" calcext:value-type="time">
            <text:p>01:36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09.58" calcext:value-type="float">
            <text:p>209.58</text:p>
          </table:table-cell>
          <table:table-cell office:value-type="float" office:value="271.47" calcext:value-type="float">
            <text:p>271.47</text:p>
          </table:table-cell>
        </table:table-row>
        <table:table-row table:style-name="ro1">
          <table:table-cell office:value-type="float" office:value="5823683" calcext:value-type="float">
            <text:p>5823683</text:p>
          </table:table-cell>
          <table:table-cell table:formula="of:=[.A366]/1000/(60*60*24)" office:value-type="time" office:time-value="PT01H37M03.683S" calcext:value-type="time">
            <text:p>01:37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10.14" calcext:value-type="float">
            <text:p>210.14</text:p>
          </table:table-cell>
          <table:table-cell office:value-type="float" office:value="272.16" calcext:value-type="float">
            <text:p>272.16</text:p>
          </table:table-cell>
        </table:table-row>
        <table:table-row table:style-name="ro1">
          <table:table-cell office:value-type="float" office:value="5839683" calcext:value-type="float">
            <text:p>5839683</text:p>
          </table:table-cell>
          <table:table-cell table:formula="of:=[.A367]/1000/(60*60*24)" office:value-type="time" office:time-value="PT01H37M19.683S" calcext:value-type="time">
            <text:p>01:37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10.69" calcext:value-type="float">
            <text:p>210.69</text:p>
          </table:table-cell>
          <table:table-cell office:value-type="float" office:value="272.85" calcext:value-type="float">
            <text:p>272.85</text:p>
          </table:table-cell>
        </table:table-row>
        <table:table-row table:style-name="ro1">
          <table:table-cell office:value-type="float" office:value="5855683" calcext:value-type="float">
            <text:p>5855683</text:p>
          </table:table-cell>
          <table:table-cell table:formula="of:=[.A368]/1000/(60*60*24)" office:value-type="time" office:time-value="PT01H37M35.683S" calcext:value-type="time">
            <text:p>01:37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1.24" calcext:value-type="float">
            <text:p>211.24</text:p>
          </table:table-cell>
          <table:table-cell office:value-type="float" office:value="273.53" calcext:value-type="float">
            <text:p>273.53</text:p>
          </table:table-cell>
        </table:table-row>
        <table:table-row table:style-name="ro1">
          <table:table-cell office:value-type="float" office:value="5871683" calcext:value-type="float">
            <text:p>5871683</text:p>
          </table:table-cell>
          <table:table-cell table:formula="of:=[.A369]/1000/(60*60*24)" office:value-type="time" office:time-value="PT01H37M51.683S" calcext:value-type="time">
            <text:p>01:37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11.8" calcext:value-type="float">
            <text:p>211.8</text:p>
          </table:table-cell>
          <table:table-cell office:value-type="float" office:value="274.22" calcext:value-type="float">
            <text:p>274.22</text:p>
          </table:table-cell>
        </table:table-row>
        <table:table-row table:style-name="ro1">
          <table:table-cell office:value-type="float" office:value="5887683" calcext:value-type="float">
            <text:p>5887683</text:p>
          </table:table-cell>
          <table:table-cell table:formula="of:=[.A370]/1000/(60*60*24)" office:value-type="time" office:time-value="PT01H38M07.683S" calcext:value-type="time">
            <text:p>01:38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2.35" calcext:value-type="float">
            <text:p>212.35</text:p>
          </table:table-cell>
          <table:table-cell office:value-type="float" office:value="274.91" calcext:value-type="float">
            <text:p>274.91</text:p>
          </table:table-cell>
        </table:table-row>
        <table:table-row table:style-name="ro1">
          <table:table-cell office:value-type="float" office:value="5903683" calcext:value-type="float">
            <text:p>5903683</text:p>
          </table:table-cell>
          <table:table-cell table:formula="of:=[.A371]/1000/(60*60*24)" office:value-type="time" office:time-value="PT01H38M23.683S" calcext:value-type="time">
            <text:p>01:38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2.91" calcext:value-type="float">
            <text:p>212.91</text:p>
          </table:table-cell>
          <table:table-cell office:value-type="float" office:value="275.6" calcext:value-type="float">
            <text:p>275.6</text:p>
          </table:table-cell>
        </table:table-row>
        <table:table-row table:style-name="ro1">
          <table:table-cell office:value-type="float" office:value="5919683" calcext:value-type="float">
            <text:p>5919683</text:p>
          </table:table-cell>
          <table:table-cell table:formula="of:=[.A372]/1000/(60*60*24)" office:value-type="time" office:time-value="PT01H38M39.683S" calcext:value-type="time">
            <text:p>01:38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213.46" calcext:value-type="float">
            <text:p>213.46</text:p>
          </table:table-cell>
          <table:table-cell office:value-type="float" office:value="276.28" calcext:value-type="float">
            <text:p>276.28</text:p>
          </table:table-cell>
        </table:table-row>
        <table:table-row table:style-name="ro1">
          <table:table-cell office:value-type="float" office:value="5935683" calcext:value-type="float">
            <text:p>5935683</text:p>
          </table:table-cell>
          <table:table-cell table:formula="of:=[.A373]/1000/(60*60*24)" office:value-type="time" office:time-value="PT01H38M55.683S" calcext:value-type="time">
            <text:p>01:38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4.01" calcext:value-type="float">
            <text:p>214.01</text:p>
          </table:table-cell>
          <table:table-cell office:value-type="float" office:value="276.97" calcext:value-type="float">
            <text:p>276.97</text:p>
          </table:table-cell>
        </table:table-row>
        <table:table-row table:style-name="ro1">
          <table:table-cell office:value-type="float" office:value="5951683" calcext:value-type="float">
            <text:p>5951683</text:p>
          </table:table-cell>
          <table:table-cell table:formula="of:=[.A374]/1000/(60*60*24)" office:value-type="time" office:time-value="PT01H39M11.683S" calcext:value-type="time">
            <text:p>01:39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4.57" calcext:value-type="float">
            <text:p>214.57</text:p>
          </table:table-cell>
          <table:table-cell office:value-type="float" office:value="277.66" calcext:value-type="float">
            <text:p>277.66</text:p>
          </table:table-cell>
        </table:table-row>
        <table:table-row table:style-name="ro1">
          <table:table-cell office:value-type="float" office:value="5967683" calcext:value-type="float">
            <text:p>5967683</text:p>
          </table:table-cell>
          <table:table-cell table:formula="of:=[.A375]/1000/(60*60*24)" office:value-type="time" office:time-value="PT01H39M27.683S" calcext:value-type="time">
            <text:p>01:39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5.12" calcext:value-type="float">
            <text:p>215.12</text:p>
          </table:table-cell>
          <table:table-cell office:value-type="float" office:value="278.35" calcext:value-type="float">
            <text:p>278.35</text:p>
          </table:table-cell>
        </table:table-row>
        <table:table-row table:style-name="ro1">
          <table:table-cell office:value-type="float" office:value="5983683" calcext:value-type="float">
            <text:p>5983683</text:p>
          </table:table-cell>
          <table:table-cell table:formula="of:=[.A376]/1000/(60*60*24)" office:value-type="time" office:time-value="PT01H39M43.683S" calcext:value-type="time">
            <text:p>01:39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5.68" calcext:value-type="float">
            <text:p>215.68</text:p>
          </table:table-cell>
          <table:table-cell office:value-type="float" office:value="279.03" calcext:value-type="float">
            <text:p>279.03</text:p>
          </table:table-cell>
        </table:table-row>
        <table:table-row table:style-name="ro1">
          <table:table-cell office:value-type="float" office:value="5999683" calcext:value-type="float">
            <text:p>5999683</text:p>
          </table:table-cell>
          <table:table-cell table:formula="of:=[.A377]/1000/(60*60*24)" office:value-type="time" office:time-value="PT01H39M59.683S" calcext:value-type="time">
            <text:p>01:40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6.23" calcext:value-type="float">
            <text:p>216.23</text:p>
          </table:table-cell>
          <table:table-cell office:value-type="float" office:value="279.72" calcext:value-type="float">
            <text:p>279.72</text:p>
          </table:table-cell>
        </table:table-row>
        <table:table-row table:style-name="ro1">
          <table:table-cell office:value-type="float" office:value="6015683" calcext:value-type="float">
            <text:p>6015683</text:p>
          </table:table-cell>
          <table:table-cell table:formula="of:=[.A378]/1000/(60*60*24)" office:value-type="time" office:time-value="PT01H40M15.683S" calcext:value-type="time">
            <text:p>01:4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6.78" calcext:value-type="float">
            <text:p>216.78</text:p>
          </table:table-cell>
          <table:table-cell office:value-type="float" office:value="280.41" calcext:value-type="float">
            <text:p>280.41</text:p>
          </table:table-cell>
        </table:table-row>
        <table:table-row table:style-name="ro1">
          <table:table-cell office:value-type="float" office:value="6031683" calcext:value-type="float">
            <text:p>6031683</text:p>
          </table:table-cell>
          <table:table-cell table:formula="of:=[.A379]/1000/(60*60*24)" office:value-type="time" office:time-value="PT01H40M31.683S" calcext:value-type="time">
            <text:p>01:40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7.34" calcext:value-type="float">
            <text:p>217.34</text:p>
          </table:table-cell>
          <table:table-cell office:value-type="float" office:value="281.09" calcext:value-type="float">
            <text:p>281.09</text:p>
          </table:table-cell>
        </table:table-row>
        <table:table-row table:style-name="ro1">
          <table:table-cell office:value-type="float" office:value="6047683" calcext:value-type="float">
            <text:p>6047683</text:p>
          </table:table-cell>
          <table:table-cell table:formula="of:=[.A380]/1000/(60*60*24)" office:value-type="time" office:time-value="PT01H40M47.683S" calcext:value-type="time">
            <text:p>01:4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7.89" calcext:value-type="float">
            <text:p>217.89</text:p>
          </table:table-cell>
          <table:table-cell office:value-type="float" office:value="281.78" calcext:value-type="float">
            <text:p>281.78</text:p>
          </table:table-cell>
        </table:table-row>
        <table:table-row table:style-name="ro1">
          <table:table-cell office:value-type="float" office:value="6063683" calcext:value-type="float">
            <text:p>6063683</text:p>
          </table:table-cell>
          <table:table-cell table:formula="of:=[.A381]/1000/(60*60*24)" office:value-type="time" office:time-value="PT01H41M03.683S" calcext:value-type="time">
            <text:p>01:41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06" calcext:value-type="float">
            <text:p>154.06</text:p>
          </table:table-cell>
          <table:table-cell office:value-type="float" office:value="218.44" calcext:value-type="float">
            <text:p>218.44</text:p>
          </table:table-cell>
          <table:table-cell office:value-type="float" office:value="282.47" calcext:value-type="float">
            <text:p>282.47</text:p>
          </table:table-cell>
        </table:table-row>
        <table:table-row table:style-name="ro1">
          <table:table-cell office:value-type="float" office:value="6079683" calcext:value-type="float">
            <text:p>6079683</text:p>
          </table:table-cell>
          <table:table-cell table:formula="of:=[.A382]/1000/(60*60*24)" office:value-type="time" office:time-value="PT01H41M19.683S" calcext:value-type="time">
            <text:p>01:41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19" calcext:value-type="float">
            <text:p>219</text:p>
          </table:table-cell>
          <table:table-cell office:value-type="float" office:value="283.15" calcext:value-type="float">
            <text:p>283.15</text:p>
          </table:table-cell>
        </table:table-row>
        <table:table-row table:style-name="ro1">
          <table:table-cell office:value-type="float" office:value="6095683" calcext:value-type="float">
            <text:p>6095683</text:p>
          </table:table-cell>
          <table:table-cell table:formula="of:=[.A383]/1000/(60*60*24)" office:value-type="time" office:time-value="PT01H41M35.683S" calcext:value-type="time">
            <text:p>01:41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19.55" calcext:value-type="float">
            <text:p>219.55</text:p>
          </table:table-cell>
          <table:table-cell office:value-type="float" office:value="283.84" calcext:value-type="float">
            <text:p>283.84</text:p>
          </table:table-cell>
        </table:table-row>
        <table:table-row table:style-name="ro1">
          <table:table-cell office:value-type="float" office:value="6111683" calcext:value-type="float">
            <text:p>6111683</text:p>
          </table:table-cell>
          <table:table-cell table:formula="of:=[.A384]/1000/(60*60*24)" office:value-type="time" office:time-value="PT01H41M51.683S" calcext:value-type="time">
            <text:p>01:41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0.1" calcext:value-type="float">
            <text:p>220.1</text:p>
          </table:table-cell>
          <table:table-cell office:value-type="float" office:value="284.52" calcext:value-type="float">
            <text:p>284.52</text:p>
          </table:table-cell>
        </table:table-row>
        <table:table-row table:style-name="ro1">
          <table:table-cell office:value-type="float" office:value="6127683" calcext:value-type="float">
            <text:p>6127683</text:p>
          </table:table-cell>
          <table:table-cell table:formula="of:=[.A385]/1000/(60*60*24)" office:value-type="time" office:time-value="PT01H42M07.683S" calcext:value-type="time">
            <text:p>01:42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220.66" calcext:value-type="float">
            <text:p>220.66</text:p>
          </table:table-cell>
          <table:table-cell office:value-type="float" office:value="285.21" calcext:value-type="float">
            <text:p>285.21</text:p>
          </table:table-cell>
        </table:table-row>
        <table:table-row table:style-name="ro1">
          <table:table-cell office:value-type="float" office:value="6143683" calcext:value-type="float">
            <text:p>6143683</text:p>
          </table:table-cell>
          <table:table-cell table:formula="of:=[.A386]/1000/(60*60*24)" office:value-type="time" office:time-value="PT01H42M23.683S" calcext:value-type="time">
            <text:p>01:42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1.21" calcext:value-type="float">
            <text:p>221.21</text:p>
          </table:table-cell>
          <table:table-cell office:value-type="float" office:value="285.89" calcext:value-type="float">
            <text:p>285.89</text:p>
          </table:table-cell>
        </table:table-row>
        <table:table-row table:style-name="ro1">
          <table:table-cell office:value-type="float" office:value="6159683" calcext:value-type="float">
            <text:p>6159683</text:p>
          </table:table-cell>
          <table:table-cell table:formula="of:=[.A387]/1000/(60*60*24)" office:value-type="time" office:time-value="PT01H42M39.683S" calcext:value-type="time">
            <text:p>01:42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21.76" calcext:value-type="float">
            <text:p>221.76</text:p>
          </table:table-cell>
          <table:table-cell office:value-type="float" office:value="286.58" calcext:value-type="float">
            <text:p>286.58</text:p>
          </table:table-cell>
        </table:table-row>
        <table:table-row table:style-name="ro1">
          <table:table-cell office:value-type="float" office:value="6175683" calcext:value-type="float">
            <text:p>6175683</text:p>
          </table:table-cell>
          <table:table-cell table:formula="of:=[.A388]/1000/(60*60*24)" office:value-type="time" office:time-value="PT01H42M55.683S" calcext:value-type="time">
            <text:p>01:4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2.32" calcext:value-type="float">
            <text:p>222.32</text:p>
          </table:table-cell>
          <table:table-cell office:value-type="float" office:value="287.27" calcext:value-type="float">
            <text:p>287.27</text:p>
          </table:table-cell>
        </table:table-row>
        <table:table-row table:style-name="ro1">
          <table:table-cell office:value-type="float" office:value="6191683" calcext:value-type="float">
            <text:p>6191683</text:p>
          </table:table-cell>
          <table:table-cell table:formula="of:=[.A389]/1000/(60*60*24)" office:value-type="time" office:time-value="PT01H43M11.683S" calcext:value-type="time">
            <text:p>01:43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2.87" calcext:value-type="float">
            <text:p>222.87</text:p>
          </table:table-cell>
          <table:table-cell office:value-type="float" office:value="287.95" calcext:value-type="float">
            <text:p>287.95</text:p>
          </table:table-cell>
        </table:table-row>
        <table:table-row table:style-name="ro1">
          <table:table-cell office:value-type="float" office:value="6207683" calcext:value-type="float">
            <text:p>6207683</text:p>
          </table:table-cell>
          <table:table-cell table:formula="of:=[.A390]/1000/(60*60*24)" office:value-type="time" office:time-value="PT01H43M27.683S" calcext:value-type="time">
            <text:p>01:43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23.42" calcext:value-type="float">
            <text:p>223.42</text:p>
          </table:table-cell>
          <table:table-cell office:value-type="float" office:value="288.64" calcext:value-type="float">
            <text:p>288.64</text:p>
          </table:table-cell>
        </table:table-row>
        <table:table-row table:style-name="ro1">
          <table:table-cell office:value-type="float" office:value="6223683" calcext:value-type="float">
            <text:p>6223683</text:p>
          </table:table-cell>
          <table:table-cell table:formula="of:=[.A391]/1000/(60*60*24)" office:value-type="time" office:time-value="PT01H43M43.683S" calcext:value-type="time">
            <text:p>01:43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3.98" calcext:value-type="float">
            <text:p>223.98</text:p>
          </table:table-cell>
          <table:table-cell office:value-type="float" office:value="289.32" calcext:value-type="float">
            <text:p>289.32</text:p>
          </table:table-cell>
        </table:table-row>
        <table:table-row table:style-name="ro1">
          <table:table-cell office:value-type="float" office:value="6239683" calcext:value-type="float">
            <text:p>6239683</text:p>
          </table:table-cell>
          <table:table-cell table:formula="of:=[.A392]/1000/(60*60*24)" office:value-type="time" office:time-value="PT01H43M59.683S" calcext:value-type="time">
            <text:p>01:44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4.53" calcext:value-type="float">
            <text:p>224.53</text:p>
          </table:table-cell>
          <table:table-cell office:value-type="float" office:value="290.01" calcext:value-type="float">
            <text:p>290.01</text:p>
          </table:table-cell>
        </table:table-row>
        <table:table-row table:style-name="ro1">
          <table:table-cell office:value-type="float" office:value="6255683" calcext:value-type="float">
            <text:p>6255683</text:p>
          </table:table-cell>
          <table:table-cell table:formula="of:=[.A393]/1000/(60*60*24)" office:value-type="time" office:time-value="PT01H44M15.683S" calcext:value-type="time">
            <text:p>01:44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5.08" calcext:value-type="float">
            <text:p>225.08</text:p>
          </table:table-cell>
          <table:table-cell office:value-type="float" office:value="290.69" calcext:value-type="float">
            <text:p>290.69</text:p>
          </table:table-cell>
        </table:table-row>
        <table:table-row table:style-name="ro1">
          <table:table-cell office:value-type="float" office:value="6271683" calcext:value-type="float">
            <text:p>6271683</text:p>
          </table:table-cell>
          <table:table-cell table:formula="of:=[.A394]/1000/(60*60*24)" office:value-type="time" office:time-value="PT01H44M31.683S" calcext:value-type="time">
            <text:p>01:44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5.64" calcext:value-type="float">
            <text:p>225.64</text:p>
          </table:table-cell>
          <table:table-cell office:value-type="float" office:value="291.38" calcext:value-type="float">
            <text:p>291.38</text:p>
          </table:table-cell>
        </table:table-row>
        <table:table-row table:style-name="ro1">
          <table:table-cell office:value-type="float" office:value="6287683" calcext:value-type="float">
            <text:p>6287683</text:p>
          </table:table-cell>
          <table:table-cell table:formula="of:=[.A395]/1000/(60*60*24)" office:value-type="time" office:time-value="PT01H44M47.683S" calcext:value-type="time">
            <text:p>01:44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26.19" calcext:value-type="float">
            <text:p>226.19</text:p>
          </table:table-cell>
          <table:table-cell office:value-type="float" office:value="292.06" calcext:value-type="float">
            <text:p>292.06</text:p>
          </table:table-cell>
        </table:table-row>
        <table:table-row table:style-name="ro1">
          <table:table-cell office:value-type="float" office:value="6303683" calcext:value-type="float">
            <text:p>6303683</text:p>
          </table:table-cell>
          <table:table-cell table:formula="of:=[.A396]/1000/(60*60*24)" office:value-type="time" office:time-value="PT01H45M03.683S" calcext:value-type="time">
            <text:p>01:45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6.74" calcext:value-type="float">
            <text:p>226.74</text:p>
          </table:table-cell>
          <table:table-cell office:value-type="float" office:value="292.75" calcext:value-type="float">
            <text:p>292.75</text:p>
          </table:table-cell>
        </table:table-row>
        <table:table-row table:style-name="ro1">
          <table:table-cell office:value-type="float" office:value="6319683" calcext:value-type="float">
            <text:p>6319683</text:p>
          </table:table-cell>
          <table:table-cell table:formula="of:=[.A397]/1000/(60*60*24)" office:value-type="time" office:time-value="PT01H45M19.683S" calcext:value-type="time">
            <text:p>01:45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7.3" calcext:value-type="float">
            <text:p>227.3</text:p>
          </table:table-cell>
          <table:table-cell office:value-type="float" office:value="293.43" calcext:value-type="float">
            <text:p>293.43</text:p>
          </table:table-cell>
        </table:table-row>
        <table:table-row table:style-name="ro1">
          <table:table-cell office:value-type="float" office:value="6335683" calcext:value-type="float">
            <text:p>6335683</text:p>
          </table:table-cell>
          <table:table-cell table:formula="of:=[.A398]/1000/(60*60*24)" office:value-type="time" office:time-value="PT01H45M35.683S" calcext:value-type="time">
            <text:p>01:45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7.85" calcext:value-type="float">
            <text:p>227.85</text:p>
          </table:table-cell>
          <table:table-cell office:value-type="float" office:value="294.11" calcext:value-type="float">
            <text:p>294.11</text:p>
          </table:table-cell>
        </table:table-row>
        <table:table-row table:style-name="ro1">
          <table:table-cell office:value-type="float" office:value="6351683" calcext:value-type="float">
            <text:p>6351683</text:p>
          </table:table-cell>
          <table:table-cell table:formula="of:=[.A399]/1000/(60*60*24)" office:value-type="time" office:time-value="PT01H45M51.683S" calcext:value-type="time">
            <text:p>01:45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8.4" calcext:value-type="float">
            <text:p>228.4</text:p>
          </table:table-cell>
          <table:table-cell office:value-type="float" office:value="294.8" calcext:value-type="float">
            <text:p>294.8</text:p>
          </table:table-cell>
        </table:table-row>
        <table:table-row table:style-name="ro1">
          <table:table-cell office:value-type="float" office:value="6367683" calcext:value-type="float">
            <text:p>6367683</text:p>
          </table:table-cell>
          <table:table-cell table:formula="of:=[.A400]/1000/(60*60*24)" office:value-type="time" office:time-value="PT01H46M07.683S" calcext:value-type="time">
            <text:p>01:46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8.96" calcext:value-type="float">
            <text:p>228.96</text:p>
          </table:table-cell>
          <table:table-cell office:value-type="float" office:value="295.48" calcext:value-type="float">
            <text:p>295.48</text:p>
          </table:table-cell>
        </table:table-row>
        <table:table-row table:style-name="ro1">
          <table:table-cell office:value-type="float" office:value="6383683" calcext:value-type="float">
            <text:p>6383683</text:p>
          </table:table-cell>
          <table:table-cell table:formula="of:=[.A401]/1000/(60*60*24)" office:value-type="time" office:time-value="PT01H46M23.683S" calcext:value-type="time">
            <text:p>01:46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9.51" calcext:value-type="float">
            <text:p>229.51</text:p>
          </table:table-cell>
          <table:table-cell office:value-type="float" office:value="296.17" calcext:value-type="float">
            <text:p>296.17</text:p>
          </table:table-cell>
        </table:table-row>
        <table:table-row table:style-name="ro1">
          <table:table-cell office:value-type="float" office:value="6399683" calcext:value-type="float">
            <text:p>6399683</text:p>
          </table:table-cell>
          <table:table-cell table:formula="of:=[.A402]/1000/(60*60*24)" office:value-type="time" office:time-value="PT01H46M39.683S" calcext:value-type="time">
            <text:p>01:46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30.06" calcext:value-type="float">
            <text:p>230.06</text:p>
          </table:table-cell>
          <table:table-cell office:value-type="float" office:value="296.85" calcext:value-type="float">
            <text:p>296.85</text:p>
          </table:table-cell>
        </table:table-row>
        <table:table-row table:style-name="ro1">
          <table:table-cell office:value-type="float" office:value="6415683" calcext:value-type="float">
            <text:p>6415683</text:p>
          </table:table-cell>
          <table:table-cell table:formula="of:=[.A403]/1000/(60*60*24)" office:value-type="time" office:time-value="PT01H46M55.683S" calcext:value-type="time">
            <text:p>01:46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0.61" calcext:value-type="float">
            <text:p>230.61</text:p>
          </table:table-cell>
          <table:table-cell office:value-type="float" office:value="297.54" calcext:value-type="float">
            <text:p>297.54</text:p>
          </table:table-cell>
        </table:table-row>
        <table:table-row table:style-name="ro1">
          <table:table-cell office:value-type="float" office:value="6431683" calcext:value-type="float">
            <text:p>6431683</text:p>
          </table:table-cell>
          <table:table-cell table:formula="of:=[.A404]/1000/(60*60*24)" office:value-type="time" office:time-value="PT01H47M11.683S" calcext:value-type="time">
            <text:p>01:47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1.17" calcext:value-type="float">
            <text:p>231.17</text:p>
          </table:table-cell>
          <table:table-cell office:value-type="float" office:value="298.22" calcext:value-type="float">
            <text:p>298.22</text:p>
          </table:table-cell>
        </table:table-row>
        <table:table-row table:style-name="ro1">
          <table:table-cell office:value-type="float" office:value="6447683" calcext:value-type="float">
            <text:p>6447683</text:p>
          </table:table-cell>
          <table:table-cell table:formula="of:=[.A405]/1000/(60*60*24)" office:value-type="time" office:time-value="PT01H47M27.683S" calcext:value-type="time">
            <text:p>01:47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1.72" calcext:value-type="float">
            <text:p>231.72</text:p>
          </table:table-cell>
          <table:table-cell office:value-type="float" office:value="298.9" calcext:value-type="float">
            <text:p>298.9</text:p>
          </table:table-cell>
        </table:table-row>
        <table:table-row table:style-name="ro1">
          <table:table-cell office:value-type="float" office:value="6463683" calcext:value-type="float">
            <text:p>6463683</text:p>
          </table:table-cell>
          <table:table-cell table:formula="of:=[.A406]/1000/(60*60*24)" office:value-type="time" office:time-value="PT01H47M43.683S" calcext:value-type="time">
            <text:p>01:47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2.27" calcext:value-type="float">
            <text:p>232.27</text:p>
          </table:table-cell>
          <table:table-cell office:value-type="float" office:value="299.59" calcext:value-type="float">
            <text:p>299.59</text:p>
          </table:table-cell>
        </table:table-row>
        <table:table-row table:style-name="ro1">
          <table:table-cell office:value-type="float" office:value="6479683" calcext:value-type="float">
            <text:p>6479683</text:p>
          </table:table-cell>
          <table:table-cell table:formula="of:=[.A407]/1000/(60*60*24)" office:value-type="time" office:time-value="PT01H47M59.683S" calcext:value-type="time">
            <text:p>01:48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2.83" calcext:value-type="float">
            <text:p>232.83</text:p>
          </table:table-cell>
          <table:table-cell office:value-type="float" office:value="300.27" calcext:value-type="float">
            <text:p>300.27</text:p>
          </table:table-cell>
        </table:table-row>
        <table:table-row table:style-name="ro1">
          <table:table-cell office:value-type="float" office:value="6495683" calcext:value-type="float">
            <text:p>6495683</text:p>
          </table:table-cell>
          <table:table-cell table:formula="of:=[.A408]/1000/(60*60*24)" office:value-type="time" office:time-value="PT01H48M15.683S" calcext:value-type="time">
            <text:p>01:48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3.38" calcext:value-type="float">
            <text:p>233.38</text:p>
          </table:table-cell>
          <table:table-cell office:value-type="float" office:value="300.95" calcext:value-type="float">
            <text:p>300.95</text:p>
          </table:table-cell>
        </table:table-row>
        <table:table-row table:style-name="ro1">
          <table:table-cell office:value-type="float" office:value="6511683" calcext:value-type="float">
            <text:p>6511683</text:p>
          </table:table-cell>
          <table:table-cell table:formula="of:=[.A409]/1000/(60*60*24)" office:value-type="time" office:time-value="PT01H48M31.683S" calcext:value-type="time">
            <text:p>01:48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3.93" calcext:value-type="float">
            <text:p>233.93</text:p>
          </table:table-cell>
          <table:table-cell office:value-type="float" office:value="301.64" calcext:value-type="float">
            <text:p>301.64</text:p>
          </table:table-cell>
        </table:table-row>
        <table:table-row table:style-name="ro1">
          <table:table-cell office:value-type="float" office:value="6527683" calcext:value-type="float">
            <text:p>6527683</text:p>
          </table:table-cell>
          <table:table-cell table:formula="of:=[.A410]/1000/(60*60*24)" office:value-type="time" office:time-value="PT01H48M47.683S" calcext:value-type="time">
            <text:p>01:48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4.48" calcext:value-type="float">
            <text:p>234.48</text:p>
          </table:table-cell>
          <table:table-cell office:value-type="float" office:value="302.32" calcext:value-type="float">
            <text:p>302.32</text:p>
          </table:table-cell>
        </table:table-row>
        <table:table-row table:style-name="ro1">
          <table:table-cell office:value-type="float" office:value="6543683" calcext:value-type="float">
            <text:p>6543683</text:p>
          </table:table-cell>
          <table:table-cell table:formula="of:=[.A411]/1000/(60*60*24)" office:value-type="time" office:time-value="PT01H49M03.683S" calcext:value-type="time">
            <text:p>01:49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5.04" calcext:value-type="float">
            <text:p>235.0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559683" calcext:value-type="float">
            <text:p>6559683</text:p>
          </table:table-cell>
          <table:table-cell table:formula="of:=[.A412]/1000/(60*60*24)" office:value-type="time" office:time-value="PT01H49M19.683S" calcext:value-type="time">
            <text:p>01:49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5.59" calcext:value-type="float">
            <text:p>235.59</text:p>
          </table:table-cell>
          <table:table-cell office:value-type="float" office:value="303.69" calcext:value-type="float">
            <text:p>303.69</text:p>
          </table:table-cell>
        </table:table-row>
        <table:table-row table:style-name="ro1">
          <table:table-cell office:value-type="float" office:value="6575683" calcext:value-type="float">
            <text:p>6575683</text:p>
          </table:table-cell>
          <table:table-cell table:formula="of:=[.A413]/1000/(60*60*24)" office:value-type="time" office:time-value="PT01H49M35.683S" calcext:value-type="time">
            <text:p>01:49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6.14" calcext:value-type="float">
            <text:p>236.14</text:p>
          </table:table-cell>
          <table:table-cell office:value-type="float" office:value="304.37" calcext:value-type="float">
            <text:p>304.37</text:p>
          </table:table-cell>
        </table:table-row>
        <table:table-row table:style-name="ro1">
          <table:table-cell office:value-type="float" office:value="6591683" calcext:value-type="float">
            <text:p>6591683</text:p>
          </table:table-cell>
          <table:table-cell table:formula="of:=[.A414]/1000/(60*60*24)" office:value-type="time" office:time-value="PT01H49M51.683S" calcext:value-type="time">
            <text:p>01:49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6.7" calcext:value-type="float">
            <text:p>236.7</text:p>
          </table:table-cell>
          <table:table-cell office:value-type="float" office:value="305.05" calcext:value-type="float">
            <text:p>305.05</text:p>
          </table:table-cell>
        </table:table-row>
        <table:table-row table:style-name="ro1">
          <table:table-cell office:value-type="float" office:value="6607683" calcext:value-type="float">
            <text:p>6607683</text:p>
          </table:table-cell>
          <table:table-cell table:formula="of:=[.A415]/1000/(60*60*24)" office:value-type="time" office:time-value="PT01H50M07.683S" calcext:value-type="time">
            <text:p>01:50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7.25" calcext:value-type="float">
            <text:p>237.25</text:p>
          </table:table-cell>
          <table:table-cell office:value-type="float" office:value="305.74" calcext:value-type="float">
            <text:p>305.74</text:p>
          </table:table-cell>
        </table:table-row>
        <table:table-row table:style-name="ro1">
          <table:table-cell office:value-type="float" office:value="6623683" calcext:value-type="float">
            <text:p>6623683</text:p>
          </table:table-cell>
          <table:table-cell table:formula="of:=[.A416]/1000/(60*60*24)" office:value-type="time" office:time-value="PT01H50M23.683S" calcext:value-type="time">
            <text:p>01:50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7.8" calcext:value-type="float">
            <text:p>237.8</text:p>
          </table:table-cell>
          <table:table-cell office:value-type="float" office:value="306.42" calcext:value-type="float">
            <text:p>306.42</text:p>
          </table:table-cell>
        </table:table-row>
        <table:table-row table:style-name="ro1">
          <table:table-cell office:value-type="float" office:value="6639683" calcext:value-type="float">
            <text:p>6639683</text:p>
          </table:table-cell>
          <table:table-cell table:formula="of:=[.A417]/1000/(60*60*24)" office:value-type="time" office:time-value="PT01H50M39.683S" calcext:value-type="time">
            <text:p>01:50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8.35" calcext:value-type="float">
            <text:p>238.35</text:p>
          </table:table-cell>
          <table:table-cell office:value-type="float" office:value="307.1" calcext:value-type="float">
            <text:p>307.1</text:p>
          </table:table-cell>
        </table:table-row>
        <table:table-row table:style-name="ro1">
          <table:table-cell office:value-type="float" office:value="6655683" calcext:value-type="float">
            <text:p>6655683</text:p>
          </table:table-cell>
          <table:table-cell table:formula="of:=[.A418]/1000/(60*60*24)" office:value-type="time" office:time-value="PT01H50M55.683S" calcext:value-type="time">
            <text:p>01:50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8.91" calcext:value-type="float">
            <text:p>238.91</text:p>
          </table:table-cell>
          <table:table-cell office:value-type="float" office:value="307.79" calcext:value-type="float">
            <text:p>307.79</text:p>
          </table:table-cell>
        </table:table-row>
        <table:table-row table:style-name="ro1">
          <table:table-cell office:value-type="float" office:value="6671683" calcext:value-type="float">
            <text:p>6671683</text:p>
          </table:table-cell>
          <table:table-cell table:formula="of:=[.A419]/1000/(60*60*24)" office:value-type="time" office:time-value="PT01H51M11.683S" calcext:value-type="time">
            <text:p>01:51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39.46" calcext:value-type="float">
            <text:p>239.46</text:p>
          </table:table-cell>
          <table:table-cell office:value-type="float" office:value="308.47" calcext:value-type="float">
            <text:p>308.47</text:p>
          </table:table-cell>
        </table:table-row>
        <table:table-row table:style-name="ro1">
          <table:table-cell office:value-type="float" office:value="6687683" calcext:value-type="float">
            <text:p>6687683</text:p>
          </table:table-cell>
          <table:table-cell table:formula="of:=[.A420]/1000/(60*60*24)" office:value-type="time" office:time-value="PT01H51M27.683S" calcext:value-type="time">
            <text:p>01:51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0.01" calcext:value-type="float">
            <text:p>240.01</text:p>
          </table:table-cell>
          <table:table-cell office:value-type="float" office:value="309.15" calcext:value-type="float">
            <text:p>309.15</text:p>
          </table:table-cell>
        </table:table-row>
        <table:table-row table:style-name="ro1">
          <table:table-cell office:value-type="float" office:value="6703683" calcext:value-type="float">
            <text:p>6703683</text:p>
          </table:table-cell>
          <table:table-cell table:formula="of:=[.A421]/1000/(60*60*24)" office:value-type="time" office:time-value="PT01H51M43.683S" calcext:value-type="time">
            <text:p>01:51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0.56" calcext:value-type="float">
            <text:p>240.56</text:p>
          </table:table-cell>
          <table:table-cell office:value-type="float" office:value="309.84" calcext:value-type="float">
            <text:p>309.84</text:p>
          </table:table-cell>
        </table:table-row>
        <table:table-row table:style-name="ro1">
          <table:table-cell office:value-type="float" office:value="6719683" calcext:value-type="float">
            <text:p>6719683</text:p>
          </table:table-cell>
          <table:table-cell table:formula="of:=[.A422]/1000/(60*60*24)" office:value-type="time" office:time-value="PT01H51M59.683S" calcext:value-type="time">
            <text:p>01:52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1.12" calcext:value-type="float">
            <text:p>241.12</text:p>
          </table:table-cell>
          <table:table-cell office:value-type="float" office:value="310.52" calcext:value-type="float">
            <text:p>310.52</text:p>
          </table:table-cell>
        </table:table-row>
        <table:table-row table:style-name="ro1">
          <table:table-cell office:value-type="float" office:value="6735683" calcext:value-type="float">
            <text:p>6735683</text:p>
          </table:table-cell>
          <table:table-cell table:formula="of:=[.A423]/1000/(60*60*24)" office:value-type="time" office:time-value="PT01H52M15.683S" calcext:value-type="time">
            <text:p>01:52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1.67" calcext:value-type="float">
            <text:p>241.67</text:p>
          </table:table-cell>
          <table:table-cell office:value-type="float" office:value="311.2" calcext:value-type="float">
            <text:p>311.2</text:p>
          </table:table-cell>
        </table:table-row>
        <table:table-row table:style-name="ro1">
          <table:table-cell office:value-type="float" office:value="6751683" calcext:value-type="float">
            <text:p>6751683</text:p>
          </table:table-cell>
          <table:table-cell table:formula="of:=[.A424]/1000/(60*60*24)" office:value-type="time" office:time-value="PT01H52M31.683S" calcext:value-type="time">
            <text:p>01:52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2.22" calcext:value-type="float">
            <text:p>242.22</text:p>
          </table:table-cell>
          <table:table-cell office:value-type="float" office:value="311.88" calcext:value-type="float">
            <text:p>311.88</text:p>
          </table:table-cell>
        </table:table-row>
        <table:table-row table:style-name="ro1">
          <table:table-cell office:value-type="float" office:value="6767683" calcext:value-type="float">
            <text:p>6767683</text:p>
          </table:table-cell>
          <table:table-cell table:formula="of:=[.A425]/1000/(60*60*24)" office:value-type="time" office:time-value="PT01H52M47.683S" calcext:value-type="time">
            <text:p>01:52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2.77" calcext:value-type="float">
            <text:p>242.77</text:p>
          </table:table-cell>
          <table:table-cell office:value-type="float" office:value="312.57" calcext:value-type="float">
            <text:p>312.57</text:p>
          </table:table-cell>
        </table:table-row>
        <table:table-row table:style-name="ro1">
          <table:table-cell office:value-type="float" office:value="6783683" calcext:value-type="float">
            <text:p>6783683</text:p>
          </table:table-cell>
          <table:table-cell table:formula="of:=[.A426]/1000/(60*60*24)" office:value-type="time" office:time-value="PT01H53M03.683S" calcext:value-type="time">
            <text:p>01:53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3.33" calcext:value-type="float">
            <text:p>243.33</text:p>
          </table:table-cell>
          <table:table-cell office:value-type="float" office:value="313.25" calcext:value-type="float">
            <text:p>313.25</text:p>
          </table:table-cell>
        </table:table-row>
        <table:table-row table:style-name="ro1">
          <table:table-cell office:value-type="float" office:value="6799683" calcext:value-type="float">
            <text:p>6799683</text:p>
          </table:table-cell>
          <table:table-cell table:formula="of:=[.A427]/1000/(60*60*24)" office:value-type="time" office:time-value="PT01H53M19.683S" calcext:value-type="time">
            <text:p>01:53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3.88" calcext:value-type="float">
            <text:p>243.88</text:p>
          </table:table-cell>
          <table:table-cell office:value-type="float" office:value="313.93" calcext:value-type="float">
            <text:p>313.93</text:p>
          </table:table-cell>
        </table:table-row>
        <table:table-row table:style-name="ro1">
          <table:table-cell office:value-type="float" office:value="6815683" calcext:value-type="float">
            <text:p>6815683</text:p>
          </table:table-cell>
          <table:table-cell table:formula="of:=[.A428]/1000/(60*60*24)" office:value-type="time" office:time-value="PT01H53M35.683S" calcext:value-type="time">
            <text:p>01:53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4.43" calcext:value-type="float">
            <text:p>244.43</text:p>
          </table:table-cell>
          <table:table-cell office:value-type="float" office:value="314.62" calcext:value-type="float">
            <text:p>314.62</text:p>
          </table:table-cell>
        </table:table-row>
        <table:table-row table:style-name="ro1">
          <table:table-cell office:value-type="float" office:value="6831683" calcext:value-type="float">
            <text:p>6831683</text:p>
          </table:table-cell>
          <table:table-cell table:formula="of:=[.A429]/1000/(60*60*24)" office:value-type="time" office:time-value="PT01H53M51.683S" calcext:value-type="time">
            <text:p>01:53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4.98" calcext:value-type="float">
            <text:p>244.98</text:p>
          </table:table-cell>
          <table:table-cell office:value-type="float" office:value="315.3" calcext:value-type="float">
            <text:p>315.3</text:p>
          </table:table-cell>
        </table:table-row>
        <table:table-row table:style-name="ro1">
          <table:table-cell office:value-type="float" office:value="6847683" calcext:value-type="float">
            <text:p>6847683</text:p>
          </table:table-cell>
          <table:table-cell table:formula="of:=[.A430]/1000/(60*60*24)" office:value-type="time" office:time-value="PT01H54M07.683S" calcext:value-type="time">
            <text:p>01:54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5.53" calcext:value-type="float">
            <text:p>245.53</text:p>
          </table:table-cell>
          <table:table-cell office:value-type="float" office:value="315.98" calcext:value-type="float">
            <text:p>315.98</text:p>
          </table:table-cell>
        </table:table-row>
        <table:table-row table:style-name="ro1">
          <table:table-cell office:value-type="float" office:value="6863682" calcext:value-type="float">
            <text:p>6863682</text:p>
          </table:table-cell>
          <table:table-cell table:formula="of:=[.A431]/1000/(60*60*24)" office:value-type="time" office:time-value="PT01H54M23.682S" calcext:value-type="time">
            <text:p>01:54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6.09" calcext:value-type="float">
            <text:p>246.09</text:p>
          </table:table-cell>
          <table:table-cell office:value-type="float" office:value="316.66" calcext:value-type="float">
            <text:p>316.66</text:p>
          </table:table-cell>
        </table:table-row>
        <table:table-row table:style-name="ro1">
          <table:table-cell office:value-type="float" office:value="6879683" calcext:value-type="float">
            <text:p>6879683</text:p>
          </table:table-cell>
          <table:table-cell table:formula="of:=[.A432]/1000/(60*60*24)" office:value-type="time" office:time-value="PT01H54M39.683S" calcext:value-type="time">
            <text:p>01:54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6.64" calcext:value-type="float">
            <text:p>246.64</text:p>
          </table:table-cell>
          <table:table-cell office:value-type="float" office:value="317.35" calcext:value-type="float">
            <text:p>317.35</text:p>
          </table:table-cell>
        </table:table-row>
        <table:table-row table:style-name="ro1">
          <table:table-cell office:value-type="float" office:value="6895683" calcext:value-type="float">
            <text:p>6895683</text:p>
          </table:table-cell>
          <table:table-cell table:formula="of:=[.A433]/1000/(60*60*24)" office:value-type="time" office:time-value="PT01H54M55.683S" calcext:value-type="time">
            <text:p>01:54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7.19" calcext:value-type="float">
            <text:p>247.19</text:p>
          </table:table-cell>
          <table:table-cell office:value-type="float" office:value="318.03" calcext:value-type="float">
            <text:p>318.03</text:p>
          </table:table-cell>
        </table:table-row>
        <table:table-row table:style-name="ro1">
          <table:table-cell office:value-type="float" office:value="6911683" calcext:value-type="float">
            <text:p>6911683</text:p>
          </table:table-cell>
          <table:table-cell table:formula="of:=[.A434]/1000/(60*60*24)" office:value-type="time" office:time-value="PT01H55M11.683S" calcext:value-type="time">
            <text:p>01:55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7.74" calcext:value-type="float">
            <text:p>247.74</text:p>
          </table:table-cell>
          <table:table-cell office:value-type="float" office:value="318.71" calcext:value-type="float">
            <text:p>318.71</text:p>
          </table:table-cell>
        </table:table-row>
        <table:table-row table:style-name="ro1">
          <table:table-cell office:value-type="float" office:value="6927683" calcext:value-type="float">
            <text:p>6927683</text:p>
          </table:table-cell>
          <table:table-cell table:formula="of:=[.A435]/1000/(60*60*24)" office:value-type="time" office:time-value="PT01H55M27.683S" calcext:value-type="time">
            <text:p>01:55:28</text:p>
          </table:table-cell>
          <table:table-cell office:value-type="float" office:value="1.23" calcext:value-type="float">
            <text:p>1.23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07" calcext:value-type="float">
            <text:p>153.07</text:p>
          </table:table-cell>
          <table:table-cell office:value-type="float" office:value="248.29" calcext:value-type="float">
            <text:p>248.29</text:p>
          </table:table-cell>
          <table:table-cell office:value-type="float" office:value="319.39" calcext:value-type="float">
            <text:p>319.39</text:p>
          </table:table-cell>
        </table:table-row>
        <table:table-row table:style-name="ro1">
          <table:table-cell office:value-type="float" office:value="6943683" calcext:value-type="float">
            <text:p>6943683</text:p>
          </table:table-cell>
          <table:table-cell table:formula="of:=[.A436]/1000/(60*60*24)" office:value-type="time" office:time-value="PT01H55M43.683S" calcext:value-type="time">
            <text:p>01:55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8.85" calcext:value-type="float">
            <text:p>248.85</text:p>
          </table:table-cell>
          <table:table-cell office:value-type="float" office:value="320.08" calcext:value-type="float">
            <text:p>320.08</text:p>
          </table:table-cell>
        </table:table-row>
        <table:table-row table:style-name="ro1">
          <table:table-cell office:value-type="float" office:value="6959683" calcext:value-type="float">
            <text:p>6959683</text:p>
          </table:table-cell>
          <table:table-cell table:formula="of:=[.A437]/1000/(60*60*24)" office:value-type="time" office:time-value="PT01H55M59.683S" calcext:value-type="time">
            <text:p>01:56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49.4" calcext:value-type="float">
            <text:p>249.4</text:p>
          </table:table-cell>
          <table:table-cell office:value-type="float" office:value="320.76" calcext:value-type="float">
            <text:p>320.76</text:p>
          </table:table-cell>
        </table:table-row>
        <table:table-row table:style-name="ro1">
          <table:table-cell office:value-type="float" office:value="6975683" calcext:value-type="float">
            <text:p>6975683</text:p>
          </table:table-cell>
          <table:table-cell table:formula="of:=[.A438]/1000/(60*60*24)" office:value-type="time" office:time-value="PT01H56M15.683S" calcext:value-type="time">
            <text:p>01:56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9.95" calcext:value-type="float">
            <text:p>249.95</text:p>
          </table:table-cell>
          <table:table-cell office:value-type="float" office:value="321.44" calcext:value-type="float">
            <text:p>321.44</text:p>
          </table:table-cell>
        </table:table-row>
        <table:table-row table:style-name="ro1">
          <table:table-cell office:value-type="float" office:value="6991683" calcext:value-type="float">
            <text:p>6991683</text:p>
          </table:table-cell>
          <table:table-cell table:formula="of:=[.A439]/1000/(60*60*24)" office:value-type="time" office:time-value="PT01H56M31.683S" calcext:value-type="time">
            <text:p>01:56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0.5" calcext:value-type="float">
            <text:p>250.5</text:p>
          </table:table-cell>
          <table:table-cell office:value-type="float" office:value="322.12" calcext:value-type="float">
            <text:p>322.12</text:p>
          </table:table-cell>
        </table:table-row>
        <table:table-row table:style-name="ro1">
          <table:table-cell office:value-type="float" office:value="7007683" calcext:value-type="float">
            <text:p>7007683</text:p>
          </table:table-cell>
          <table:table-cell table:formula="of:=[.A440]/1000/(60*60*24)" office:value-type="time" office:time-value="PT01H56M47.683S" calcext:value-type="time">
            <text:p>01:56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1.05" calcext:value-type="float">
            <text:p>251.05</text:p>
          </table:table-cell>
          <table:table-cell office:value-type="float" office:value="322.81" calcext:value-type="float">
            <text:p>322.81</text:p>
          </table:table-cell>
        </table:table-row>
        <table:table-row table:style-name="ro1">
          <table:table-cell office:value-type="float" office:value="7023683" calcext:value-type="float">
            <text:p>7023683</text:p>
          </table:table-cell>
          <table:table-cell table:formula="of:=[.A441]/1000/(60*60*24)" office:value-type="time" office:time-value="PT01H57M03.683S" calcext:value-type="time">
            <text:p>01:57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1.61" calcext:value-type="float">
            <text:p>251.61</text:p>
          </table:table-cell>
          <table:table-cell office:value-type="float" office:value="323.49" calcext:value-type="float">
            <text:p>323.49</text:p>
          </table:table-cell>
        </table:table-row>
        <table:table-row table:style-name="ro1">
          <table:table-cell office:value-type="float" office:value="7039683" calcext:value-type="float">
            <text:p>7039683</text:p>
          </table:table-cell>
          <table:table-cell table:formula="of:=[.A442]/1000/(60*60*24)" office:value-type="time" office:time-value="PT01H57M19.683S" calcext:value-type="time">
            <text:p>01:57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2.16" calcext:value-type="float">
            <text:p>252.16</text:p>
          </table:table-cell>
          <table:table-cell office:value-type="float" office:value="324.17" calcext:value-type="float">
            <text:p>324.17</text:p>
          </table:table-cell>
        </table:table-row>
        <table:table-row table:style-name="ro1">
          <table:table-cell office:value-type="float" office:value="7055683" calcext:value-type="float">
            <text:p>7055683</text:p>
          </table:table-cell>
          <table:table-cell table:formula="of:=[.A443]/1000/(60*60*24)" office:value-type="time" office:time-value="PT01H57M35.683S" calcext:value-type="time">
            <text:p>01:57:36</text:p>
          </table:table-cell>
          <table:table-cell office:value-type="float" office:value="1.23" calcext:value-type="float">
            <text:p>1.23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07" calcext:value-type="float">
            <text:p>153.07</text:p>
          </table:table-cell>
          <table:table-cell office:value-type="float" office:value="252.71" calcext:value-type="float">
            <text:p>252.71</text:p>
          </table:table-cell>
          <table:table-cell office:value-type="float" office:value="324.85" calcext:value-type="float">
            <text:p>324.85</text:p>
          </table:table-cell>
        </table:table-row>
        <table:table-row table:style-name="ro1">
          <table:table-cell office:value-type="float" office:value="7071683" calcext:value-type="float">
            <text:p>7071683</text:p>
          </table:table-cell>
          <table:table-cell table:formula="of:=[.A444]/1000/(60*60*24)" office:value-type="time" office:time-value="PT01H57M51.683S" calcext:value-type="time">
            <text:p>01:57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3.26" calcext:value-type="float">
            <text:p>253.26</text:p>
          </table:table-cell>
          <table:table-cell office:value-type="float" office:value="325.53" calcext:value-type="float">
            <text:p>325.53</text:p>
          </table:table-cell>
        </table:table-row>
        <table:table-row table:style-name="ro1">
          <table:table-cell office:value-type="float" office:value="7087683" calcext:value-type="float">
            <text:p>7087683</text:p>
          </table:table-cell>
          <table:table-cell table:formula="of:=[.A445]/1000/(60*60*24)" office:value-type="time" office:time-value="PT01H58M07.683S" calcext:value-type="time">
            <text:p>01:58:08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53.81" calcext:value-type="float">
            <text:p>253.81</text:p>
          </table:table-cell>
          <table:table-cell office:value-type="float" office:value="326.21" calcext:value-type="float">
            <text:p>326.21</text:p>
          </table:table-cell>
        </table:table-row>
        <table:table-row table:style-name="ro1">
          <table:table-cell office:value-type="float" office:value="7103683" calcext:value-type="float">
            <text:p>7103683</text:p>
          </table:table-cell>
          <table:table-cell table:formula="of:=[.A446]/1000/(60*60*24)" office:value-type="time" office:time-value="PT01H58M23.683S" calcext:value-type="time">
            <text:p>01:58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4.37" calcext:value-type="float">
            <text:p>254.37</text:p>
          </table:table-cell>
          <table:table-cell office:value-type="float" office:value="326.9" calcext:value-type="float">
            <text:p>326.9</text:p>
          </table:table-cell>
        </table:table-row>
        <table:table-row table:style-name="ro1">
          <table:table-cell office:value-type="float" office:value="7119683" calcext:value-type="float">
            <text:p>7119683</text:p>
          </table:table-cell>
          <table:table-cell table:formula="of:=[.A447]/1000/(60*60*24)" office:value-type="time" office:time-value="PT01H58M39.683S" calcext:value-type="time">
            <text:p>01:58:40</text:p>
          </table:table-cell>
          <table:table-cell office:value-type="float" office:value="1.23" calcext:value-type="float">
            <text:p>1.23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07" calcext:value-type="float">
            <text:p>153.07</text:p>
          </table:table-cell>
          <table:table-cell office:value-type="float" office:value="254.92" calcext:value-type="float">
            <text:p>254.92</text:p>
          </table:table-cell>
          <table:table-cell office:value-type="float" office:value="327.58" calcext:value-type="float">
            <text:p>327.58</text:p>
          </table:table-cell>
        </table:table-row>
        <table:table-row table:style-name="ro1">
          <table:table-cell office:value-type="float" office:value="7135683" calcext:value-type="float">
            <text:p>7135683</text:p>
          </table:table-cell>
          <table:table-cell table:formula="of:=[.A448]/1000/(60*60*24)" office:value-type="time" office:time-value="PT01H58M55.683S" calcext:value-type="time">
            <text:p>01:58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5.47" calcext:value-type="float">
            <text:p>255.47</text:p>
          </table:table-cell>
          <table:table-cell office:value-type="float" office:value="328.26" calcext:value-type="float">
            <text:p>328.26</text:p>
          </table:table-cell>
        </table:table-row>
        <table:table-row table:style-name="ro1">
          <table:table-cell office:value-type="float" office:value="7151683" calcext:value-type="float">
            <text:p>7151683</text:p>
          </table:table-cell>
          <table:table-cell table:formula="of:=[.A449]/1000/(60*60*24)" office:value-type="time" office:time-value="PT01H59M11.683S" calcext:value-type="time">
            <text:p>01:59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6.02" calcext:value-type="float">
            <text:p>256.02</text:p>
          </table:table-cell>
          <table:table-cell office:value-type="float" office:value="328.94" calcext:value-type="float">
            <text:p>328.94</text:p>
          </table:table-cell>
        </table:table-row>
        <table:table-row table:style-name="ro1">
          <table:table-cell office:value-type="float" office:value="7167683" calcext:value-type="float">
            <text:p>7167683</text:p>
          </table:table-cell>
          <table:table-cell table:formula="of:=[.A450]/1000/(60*60*24)" office:value-type="time" office:time-value="PT01H59M27.683S" calcext:value-type="time">
            <text:p>01:59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6.57" calcext:value-type="float">
            <text:p>256.57</text:p>
          </table:table-cell>
          <table:table-cell office:value-type="float" office:value="329.62" calcext:value-type="float">
            <text:p>329.62</text:p>
          </table:table-cell>
        </table:table-row>
        <table:table-row table:style-name="ro1">
          <table:table-cell office:value-type="float" office:value="7183683" calcext:value-type="float">
            <text:p>7183683</text:p>
          </table:table-cell>
          <table:table-cell table:formula="of:=[.A451]/1000/(60*60*24)" office:value-type="time" office:time-value="PT01H59M43.683S" calcext:value-type="time">
            <text:p>01:59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7.12" calcext:value-type="float">
            <text:p>257.12</text:p>
          </table:table-cell>
          <table:table-cell office:value-type="float" office:value="330.31" calcext:value-type="float">
            <text:p>330.31</text:p>
          </table:table-cell>
        </table:table-row>
        <table:table-row table:style-name="ro1">
          <table:table-cell office:value-type="float" office:value="7199683" calcext:value-type="float">
            <text:p>7199683</text:p>
          </table:table-cell>
          <table:table-cell table:formula="of:=[.A452]/1000/(60*60*24)" office:value-type="time" office:time-value="PT01H59M59.683S" calcext:value-type="time">
            <text:p>02:00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7.68" calcext:value-type="float">
            <text:p>257.68</text:p>
          </table:table-cell>
          <table:table-cell office:value-type="float" office:value="330.99" calcext:value-type="float">
            <text:p>330.99</text:p>
          </table:table-cell>
        </table:table-row>
        <table:table-row table:style-name="ro1">
          <table:table-cell office:value-type="float" office:value="7215683" calcext:value-type="float">
            <text:p>7215683</text:p>
          </table:table-cell>
          <table:table-cell table:formula="of:=[.A453]/1000/(60*60*24)" office:value-type="time" office:time-value="PT02H00M15.683S" calcext:value-type="time">
            <text:p>02:0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8.23" calcext:value-type="float">
            <text:p>258.23</text:p>
          </table:table-cell>
          <table:table-cell office:value-type="float" office:value="331.67" calcext:value-type="float">
            <text:p>331.67</text:p>
          </table:table-cell>
        </table:table-row>
        <table:table-row table:style-name="ro1">
          <table:table-cell office:value-type="float" office:value="7231683" calcext:value-type="float">
            <text:p>7231683</text:p>
          </table:table-cell>
          <table:table-cell table:formula="of:=[.A454]/1000/(60*60*24)" office:value-type="time" office:time-value="PT02H00M31.683S" calcext:value-type="time">
            <text:p>02:00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8.78" calcext:value-type="float">
            <text:p>258.78</text:p>
          </table:table-cell>
          <table:table-cell office:value-type="float" office:value="332.35" calcext:value-type="float">
            <text:p>332.35</text:p>
          </table:table-cell>
        </table:table-row>
        <table:table-row table:style-name="ro1">
          <table:table-cell office:value-type="float" office:value="7247683" calcext:value-type="float">
            <text:p>7247683</text:p>
          </table:table-cell>
          <table:table-cell table:formula="of:=[.A455]/1000/(60*60*24)" office:value-type="time" office:time-value="PT02H00M47.683S" calcext:value-type="time">
            <text:p>02:0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59.33" calcext:value-type="float">
            <text:p>259.33</text:p>
          </table:table-cell>
          <table:table-cell office:value-type="float" office:value="333.03" calcext:value-type="float">
            <text:p>333.03</text:p>
          </table:table-cell>
        </table:table-row>
        <table:table-row table:style-name="ro1">
          <table:table-cell office:value-type="float" office:value="7263683" calcext:value-type="float">
            <text:p>7263683</text:p>
          </table:table-cell>
          <table:table-cell table:formula="of:=[.A456]/1000/(60*60*24)" office:value-type="time" office:time-value="PT02H01M03.683S" calcext:value-type="time">
            <text:p>02:01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59.88" calcext:value-type="float">
            <text:p>259.88</text:p>
          </table:table-cell>
          <table:table-cell office:value-type="float" office:value="333.72" calcext:value-type="float">
            <text:p>333.72</text:p>
          </table:table-cell>
        </table:table-row>
        <table:table-row table:style-name="ro1">
          <table:table-cell office:value-type="float" office:value="7279683" calcext:value-type="float">
            <text:p>7279683</text:p>
          </table:table-cell>
          <table:table-cell table:formula="of:=[.A457]/1000/(60*60*24)" office:value-type="time" office:time-value="PT02H01M19.683S" calcext:value-type="time">
            <text:p>02:01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0.43" calcext:value-type="float">
            <text:p>260.43</text:p>
          </table:table-cell>
          <table:table-cell office:value-type="float" office:value="334.4" calcext:value-type="float">
            <text:p>334.4</text:p>
          </table:table-cell>
        </table:table-row>
        <table:table-row table:style-name="ro1">
          <table:table-cell office:value-type="float" office:value="7295683" calcext:value-type="float">
            <text:p>7295683</text:p>
          </table:table-cell>
          <table:table-cell table:formula="of:=[.A458]/1000/(60*60*24)" office:value-type="time" office:time-value="PT02H01M35.683S" calcext:value-type="time">
            <text:p>02:01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0.99" calcext:value-type="float">
            <text:p>260.99</text:p>
          </table:table-cell>
          <table:table-cell office:value-type="float" office:value="335.08" calcext:value-type="float">
            <text:p>335.08</text:p>
          </table:table-cell>
        </table:table-row>
        <table:table-row table:style-name="ro1">
          <table:table-cell office:value-type="float" office:value="7311683" calcext:value-type="float">
            <text:p>7311683</text:p>
          </table:table-cell>
          <table:table-cell table:formula="of:=[.A459]/1000/(60*60*24)" office:value-type="time" office:time-value="PT02H01M51.683S" calcext:value-type="time">
            <text:p>02:01:5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61.54" calcext:value-type="float">
            <text:p>261.54</text:p>
          </table:table-cell>
          <table:table-cell office:value-type="float" office:value="335.76" calcext:value-type="float">
            <text:p>335.76</text:p>
          </table:table-cell>
        </table:table-row>
        <table:table-row table:style-name="ro1">
          <table:table-cell office:value-type="float" office:value="7327683" calcext:value-type="float">
            <text:p>7327683</text:p>
          </table:table-cell>
          <table:table-cell table:formula="of:=[.A460]/1000/(60*60*24)" office:value-type="time" office:time-value="PT02H02M07.683S" calcext:value-type="time">
            <text:p>02:02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2.09" calcext:value-type="float">
            <text:p>262.09</text:p>
          </table:table-cell>
          <table:table-cell office:value-type="float" office:value="336.44" calcext:value-type="float">
            <text:p>336.44</text:p>
          </table:table-cell>
        </table:table-row>
        <table:table-row table:style-name="ro1">
          <table:table-cell office:value-type="float" office:value="7343683" calcext:value-type="float">
            <text:p>7343683</text:p>
          </table:table-cell>
          <table:table-cell table:formula="of:=[.A461]/1000/(60*60*24)" office:value-type="time" office:time-value="PT02H02M23.683S" calcext:value-type="time">
            <text:p>02:02:24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62.64" calcext:value-type="float">
            <text:p>262.64</text:p>
          </table:table-cell>
          <table:table-cell office:value-type="float" office:value="337.12" calcext:value-type="float">
            <text:p>337.12</text:p>
          </table:table-cell>
        </table:table-row>
        <table:table-row table:style-name="ro1">
          <table:table-cell office:value-type="float" office:value="7359683" calcext:value-type="float">
            <text:p>7359683</text:p>
          </table:table-cell>
          <table:table-cell table:formula="of:=[.A462]/1000/(60*60*24)" office:value-type="time" office:time-value="PT02H02M39.683S" calcext:value-type="time">
            <text:p>02:02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3.19" calcext:value-type="float">
            <text:p>263.19</text:p>
          </table:table-cell>
          <table:table-cell office:value-type="float" office:value="337.8" calcext:value-type="float">
            <text:p>337.8</text:p>
          </table:table-cell>
        </table:table-row>
        <table:table-row table:style-name="ro1">
          <table:table-cell office:value-type="float" office:value="7375683" calcext:value-type="float">
            <text:p>7375683</text:p>
          </table:table-cell>
          <table:table-cell table:formula="of:=[.A463]/1000/(60*60*24)" office:value-type="time" office:time-value="PT02H02M55.683S" calcext:value-type="time">
            <text:p>02:02:56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63.74" calcext:value-type="float">
            <text:p>263.74</text:p>
          </table:table-cell>
          <table:table-cell office:value-type="float" office:value="338.48" calcext:value-type="float">
            <text:p>338.48</text:p>
          </table:table-cell>
        </table:table-row>
        <table:table-row table:style-name="ro1">
          <table:table-cell office:value-type="float" office:value="7391683" calcext:value-type="float">
            <text:p>7391683</text:p>
          </table:table-cell>
          <table:table-cell table:formula="of:=[.A464]/1000/(60*60*24)" office:value-type="time" office:time-value="PT02H03M11.683S" calcext:value-type="time">
            <text:p>02:03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4.3" calcext:value-type="float">
            <text:p>264.3</text:p>
          </table:table-cell>
          <table:table-cell office:value-type="float" office:value="339.17" calcext:value-type="float">
            <text:p>339.17</text:p>
          </table:table-cell>
        </table:table-row>
        <table:table-row table:style-name="ro1">
          <table:table-cell office:value-type="float" office:value="7407683" calcext:value-type="float">
            <text:p>7407683</text:p>
          </table:table-cell>
          <table:table-cell table:formula="of:=[.A465]/1000/(60*60*24)" office:value-type="time" office:time-value="PT02H03M27.683S" calcext:value-type="time">
            <text:p>02:03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4.85" calcext:value-type="float">
            <text:p>264.85</text:p>
          </table:table-cell>
          <table:table-cell office:value-type="float" office:value="339.85" calcext:value-type="float">
            <text:p>339.85</text:p>
          </table:table-cell>
        </table:table-row>
        <table:table-row table:style-name="ro1">
          <table:table-cell office:value-type="float" office:value="7423683" calcext:value-type="float">
            <text:p>7423683</text:p>
          </table:table-cell>
          <table:table-cell table:formula="of:=[.A466]/1000/(60*60*24)" office:value-type="time" office:time-value="PT02H03M43.683S" calcext:value-type="time">
            <text:p>02:03:4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65.4" calcext:value-type="float">
            <text:p>265.4</text:p>
          </table:table-cell>
          <table:table-cell office:value-type="float" office:value="340.53" calcext:value-type="float">
            <text:p>340.53</text:p>
          </table:table-cell>
        </table:table-row>
        <table:table-row table:style-name="ro1">
          <table:table-cell office:value-type="float" office:value="7439683" calcext:value-type="float">
            <text:p>7439683</text:p>
          </table:table-cell>
          <table:table-cell table:formula="of:=[.A467]/1000/(60*60*24)" office:value-type="time" office:time-value="PT02H03M59.683S" calcext:value-type="time">
            <text:p>02:04:00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65.95" calcext:value-type="float">
            <text:p>265.95</text:p>
          </table:table-cell>
          <table:table-cell office:value-type="float" office:value="341.21" calcext:value-type="float">
            <text:p>341.21</text:p>
          </table:table-cell>
        </table:table-row>
        <table:table-row table:style-name="ro1">
          <table:table-cell office:value-type="float" office:value="7455683" calcext:value-type="float">
            <text:p>7455683</text:p>
          </table:table-cell>
          <table:table-cell table:formula="of:=[.A468]/1000/(60*60*24)" office:value-type="time" office:time-value="PT02H04M15.683S" calcext:value-type="time">
            <text:p>02:04:16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66.5" calcext:value-type="float">
            <text:p>266.5</text:p>
          </table:table-cell>
          <table:table-cell office:value-type="float" office:value="341.89" calcext:value-type="float">
            <text:p>341.89</text:p>
          </table:table-cell>
        </table:table-row>
        <table:table-row table:style-name="ro1">
          <table:table-cell office:value-type="float" office:value="7471683" calcext:value-type="float">
            <text:p>7471683</text:p>
          </table:table-cell>
          <table:table-cell table:formula="of:=[.A469]/1000/(60*60*24)" office:value-type="time" office:time-value="PT02H04M31.683S" calcext:value-type="time">
            <text:p>02:04:3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67.05" calcext:value-type="float">
            <text:p>267.05</text:p>
          </table:table-cell>
          <table:table-cell office:value-type="float" office:value="342.57" calcext:value-type="float">
            <text:p>342.57</text:p>
          </table:table-cell>
        </table:table-row>
        <table:table-row table:style-name="ro1">
          <table:table-cell office:value-type="float" office:value="7487683" calcext:value-type="float">
            <text:p>7487683</text:p>
          </table:table-cell>
          <table:table-cell table:formula="of:=[.A470]/1000/(60*60*24)" office:value-type="time" office:time-value="PT02H04M47.683S" calcext:value-type="time">
            <text:p>02:04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67.61" calcext:value-type="float">
            <text:p>267.61</text:p>
          </table:table-cell>
          <table:table-cell office:value-type="float" office:value="343.25" calcext:value-type="float">
            <text:p>343.25</text:p>
          </table:table-cell>
        </table:table-row>
        <table:table-row table:style-name="ro1">
          <table:table-cell office:value-type="float" office:value="7503683" calcext:value-type="float">
            <text:p>7503683</text:p>
          </table:table-cell>
          <table:table-cell table:formula="of:=[.A471]/1000/(60*60*24)" office:value-type="time" office:time-value="PT02H05M03.683S" calcext:value-type="time">
            <text:p>02:05:04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68.16" calcext:value-type="float">
            <text:p>268.16</text:p>
          </table:table-cell>
          <table:table-cell office:value-type="float" office:value="343.93" calcext:value-type="float">
            <text:p>343.93</text:p>
          </table:table-cell>
        </table:table-row>
        <table:table-row table:style-name="ro1">
          <table:table-cell office:value-type="float" office:value="7519683" calcext:value-type="float">
            <text:p>7519683</text:p>
          </table:table-cell>
          <table:table-cell table:formula="of:=[.A472]/1000/(60*60*24)" office:value-type="time" office:time-value="PT02H05M19.683S" calcext:value-type="time">
            <text:p>02:05:20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68.71" calcext:value-type="float">
            <text:p>268.71</text:p>
          </table:table-cell>
          <table:table-cell office:value-type="float" office:value="344.61" calcext:value-type="float">
            <text:p>344.61</text:p>
          </table:table-cell>
        </table:table-row>
        <table:table-row table:style-name="ro1">
          <table:table-cell office:value-type="float" office:value="7535683" calcext:value-type="float">
            <text:p>7535683</text:p>
          </table:table-cell>
          <table:table-cell table:formula="of:=[.A473]/1000/(60*60*24)" office:value-type="time" office:time-value="PT02H05M35.683S" calcext:value-type="time">
            <text:p>02:05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69.26" calcext:value-type="float">
            <text:p>269.26</text:p>
          </table:table-cell>
          <table:table-cell office:value-type="float" office:value="345.29" calcext:value-type="float">
            <text:p>345.29</text:p>
          </table:table-cell>
        </table:table-row>
        <table:table-row table:style-name="ro1">
          <table:table-cell office:value-type="float" office:value="7551683" calcext:value-type="float">
            <text:p>7551683</text:p>
          </table:table-cell>
          <table:table-cell table:formula="of:=[.A474]/1000/(60*60*24)" office:value-type="time" office:time-value="PT02H05M51.683S" calcext:value-type="time">
            <text:p>02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69.81" calcext:value-type="float">
            <text:p>269.81</text:p>
          </table:table-cell>
          <table:table-cell office:value-type="float" office:value="345.97" calcext:value-type="float">
            <text:p>345.97</text:p>
          </table:table-cell>
        </table:table-row>
        <table:table-row table:style-name="ro1">
          <table:table-cell office:value-type="float" office:value="7567683" calcext:value-type="float">
            <text:p>7567683</text:p>
          </table:table-cell>
          <table:table-cell table:formula="of:=[.A475]/1000/(60*60*24)" office:value-type="time" office:time-value="PT02H06M07.683S" calcext:value-type="time">
            <text:p>02:06:0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0.36" calcext:value-type="float">
            <text:p>270.36</text:p>
          </table:table-cell>
          <table:table-cell office:value-type="float" office:value="346.65" calcext:value-type="float">
            <text:p>346.65</text:p>
          </table:table-cell>
        </table:table-row>
        <table:table-row table:style-name="ro1">
          <table:table-cell office:value-type="float" office:value="7583683" calcext:value-type="float">
            <text:p>7583683</text:p>
          </table:table-cell>
          <table:table-cell table:formula="of:=[.A476]/1000/(60*60*24)" office:value-type="time" office:time-value="PT02H06M23.683S" calcext:value-type="time">
            <text:p>02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70.91" calcext:value-type="float">
            <text:p>270.91</text:p>
          </table:table-cell>
          <table:table-cell office:value-type="float" office:value="347.33" calcext:value-type="float">
            <text:p>347.33</text:p>
          </table:table-cell>
        </table:table-row>
        <table:table-row table:style-name="ro1">
          <table:table-cell office:value-type="float" office:value="7599683" calcext:value-type="float">
            <text:p>7599683</text:p>
          </table:table-cell>
          <table:table-cell table:formula="of:=[.A477]/1000/(60*60*24)" office:value-type="time" office:time-value="PT02H06M39.683S" calcext:value-type="time">
            <text:p>02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71.46" calcext:value-type="float">
            <text:p>271.46</text:p>
          </table:table-cell>
          <table:table-cell office:value-type="float" office:value="348.01" calcext:value-type="float">
            <text:p>348.01</text:p>
          </table:table-cell>
        </table:table-row>
        <table:table-row table:style-name="ro1">
          <table:table-cell office:value-type="float" office:value="7615683" calcext:value-type="float">
            <text:p>7615683</text:p>
          </table:table-cell>
          <table:table-cell table:formula="of:=[.A478]/1000/(60*60*24)" office:value-type="time" office:time-value="PT02H06M55.683S" calcext:value-type="time">
            <text:p>02:0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2.02" calcext:value-type="float">
            <text:p>272.02</text:p>
          </table:table-cell>
          <table:table-cell office:value-type="float" office:value="348.68" calcext:value-type="float">
            <text:p>348.68</text:p>
          </table:table-cell>
        </table:table-row>
        <table:table-row table:style-name="ro1">
          <table:table-cell office:value-type="float" office:value="7631683" calcext:value-type="float">
            <text:p>7631683</text:p>
          </table:table-cell>
          <table:table-cell table:formula="of:=[.A479]/1000/(60*60*24)" office:value-type="time" office:time-value="PT02H07M11.683S" calcext:value-type="time">
            <text:p>02:07:1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2.57" calcext:value-type="float">
            <text:p>272.57</text:p>
          </table:table-cell>
          <table:table-cell office:value-type="float" office:value="349.36" calcext:value-type="float">
            <text:p>349.36</text:p>
          </table:table-cell>
        </table:table-row>
        <table:table-row table:style-name="ro1">
          <table:table-cell office:value-type="float" office:value="7647683" calcext:value-type="float">
            <text:p>7647683</text:p>
          </table:table-cell>
          <table:table-cell table:formula="of:=[.A480]/1000/(60*60*24)" office:value-type="time" office:time-value="PT02H07M27.683S" calcext:value-type="time">
            <text:p>02:07:2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3.12" calcext:value-type="float">
            <text:p>273.12</text:p>
          </table:table-cell>
          <table:table-cell office:value-type="float" office:value="350.04" calcext:value-type="float">
            <text:p>350.04</text:p>
          </table:table-cell>
        </table:table-row>
        <table:table-row table:style-name="ro1">
          <table:table-cell office:value-type="float" office:value="7663683" calcext:value-type="float">
            <text:p>7663683</text:p>
          </table:table-cell>
          <table:table-cell table:formula="of:=[.A481]/1000/(60*60*24)" office:value-type="time" office:time-value="PT02H07M43.683S" calcext:value-type="time">
            <text:p>02:07:4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3.67" calcext:value-type="float">
            <text:p>273.67</text:p>
          </table:table-cell>
          <table:table-cell office:value-type="float" office:value="350.72" calcext:value-type="float">
            <text:p>350.72</text:p>
          </table:table-cell>
        </table:table-row>
        <table:table-row table:style-name="ro1">
          <table:table-cell office:value-type="float" office:value="7679682" calcext:value-type="float">
            <text:p>7679682</text:p>
          </table:table-cell>
          <table:table-cell table:formula="of:=[.A482]/1000/(60*60*24)" office:value-type="time" office:time-value="PT02H07M59.682S" calcext:value-type="time">
            <text:p>02:08:0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4.22" calcext:value-type="float">
            <text:p>274.22</text:p>
          </table:table-cell>
          <table:table-cell office:value-type="float" office:value="351.4" calcext:value-type="float">
            <text:p>351.4</text:p>
          </table:table-cell>
        </table:table-row>
        <table:table-row table:style-name="ro1">
          <table:table-cell office:value-type="float" office:value="7695682" calcext:value-type="float">
            <text:p>7695682</text:p>
          </table:table-cell>
          <table:table-cell table:formula="of:=[.A483]/1000/(60*60*24)" office:value-type="time" office:time-value="PT02H08M15.682S" calcext:value-type="time">
            <text:p>02:08:1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4.77" calcext:value-type="float">
            <text:p>274.77</text:p>
          </table:table-cell>
          <table:table-cell office:value-type="float" office:value="352.08" calcext:value-type="float">
            <text:p>352.08</text:p>
          </table:table-cell>
        </table:table-row>
        <table:table-row table:style-name="ro1">
          <table:table-cell office:value-type="float" office:value="7711683" calcext:value-type="float">
            <text:p>7711683</text:p>
          </table:table-cell>
          <table:table-cell table:formula="of:=[.A484]/1000/(60*60*24)" office:value-type="time" office:time-value="PT02H08M31.683S" calcext:value-type="time">
            <text:p>02:08:3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5.32" calcext:value-type="float">
            <text:p>275.32</text:p>
          </table:table-cell>
          <table:table-cell office:value-type="float" office:value="352.76" calcext:value-type="float">
            <text:p>352.76</text:p>
          </table:table-cell>
        </table:table-row>
        <table:table-row table:style-name="ro1">
          <table:table-cell office:value-type="float" office:value="7727683" calcext:value-type="float">
            <text:p>7727683</text:p>
          </table:table-cell>
          <table:table-cell table:formula="of:=[.A485]/1000/(60*60*24)" office:value-type="time" office:time-value="PT02H08M47.683S" calcext:value-type="time">
            <text:p>02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5.87" calcext:value-type="float">
            <text:p>275.87</text:p>
          </table:table-cell>
          <table:table-cell office:value-type="float" office:value="353.44" calcext:value-type="float">
            <text:p>353.44</text:p>
          </table:table-cell>
        </table:table-row>
        <table:table-row table:style-name="ro1">
          <table:table-cell office:value-type="float" office:value="7743683" calcext:value-type="float">
            <text:p>7743683</text:p>
          </table:table-cell>
          <table:table-cell table:formula="of:=[.A486]/1000/(60*60*24)" office:value-type="time" office:time-value="PT02H09M03.683S" calcext:value-type="time">
            <text:p>02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76.43" calcext:value-type="float">
            <text:p>276.43</text:p>
          </table:table-cell>
          <table:table-cell office:value-type="float" office:value="354.12" calcext:value-type="float">
            <text:p>354.12</text:p>
          </table:table-cell>
        </table:table-row>
        <table:table-row table:style-name="ro1">
          <table:table-cell office:value-type="float" office:value="7759683" calcext:value-type="float">
            <text:p>7759683</text:p>
          </table:table-cell>
          <table:table-cell table:formula="of:=[.A487]/1000/(60*60*24)" office:value-type="time" office:time-value="PT02H09M19.683S" calcext:value-type="time">
            <text:p>02:09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276.98" calcext:value-type="float">
            <text:p>276.98</text:p>
          </table:table-cell>
          <table:table-cell office:value-type="float" office:value="354.8" calcext:value-type="float">
            <text:p>354.8</text:p>
          </table:table-cell>
        </table:table-row>
        <table:table-row table:style-name="ro1">
          <table:table-cell office:value-type="float" office:value="7775683" calcext:value-type="float">
            <text:p>7775683</text:p>
          </table:table-cell>
          <table:table-cell table:formula="of:=[.A488]/1000/(60*60*24)" office:value-type="time" office:time-value="PT02H09M35.683S" calcext:value-type="time">
            <text:p>02:09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77.53" calcext:value-type="float">
            <text:p>277.53</text:p>
          </table:table-cell>
          <table:table-cell office:value-type="float" office:value="355.48" calcext:value-type="float">
            <text:p>355.48</text:p>
          </table:table-cell>
        </table:table-row>
        <table:table-row table:style-name="ro1">
          <table:table-cell office:value-type="float" office:value="7791683" calcext:value-type="float">
            <text:p>7791683</text:p>
          </table:table-cell>
          <table:table-cell table:formula="of:=[.A489]/1000/(60*60*24)" office:value-type="time" office:time-value="PT02H09M51.683S" calcext:value-type="time">
            <text:p>02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78.08" calcext:value-type="float">
            <text:p>278.08</text:p>
          </table:table-cell>
          <table:table-cell office:value-type="float" office:value="356.16" calcext:value-type="float">
            <text:p>356.16</text:p>
          </table:table-cell>
        </table:table-row>
        <table:table-row table:style-name="ro1">
          <table:table-cell office:value-type="float" office:value="7807683" calcext:value-type="float">
            <text:p>7807683</text:p>
          </table:table-cell>
          <table:table-cell table:formula="of:=[.A490]/1000/(60*60*24)" office:value-type="time" office:time-value="PT02H10M07.683S" calcext:value-type="time">
            <text:p>02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78.63" calcext:value-type="float">
            <text:p>278.63</text:p>
          </table:table-cell>
          <table:table-cell office:value-type="float" office:value="356.84" calcext:value-type="float">
            <text:p>356.84</text:p>
          </table:table-cell>
        </table:table-row>
        <table:table-row table:style-name="ro1">
          <table:table-cell office:value-type="float" office:value="7823683" calcext:value-type="float">
            <text:p>7823683</text:p>
          </table:table-cell>
          <table:table-cell table:formula="of:=[.A491]/1000/(60*60*24)" office:value-type="time" office:time-value="PT02H10M23.683S" calcext:value-type="time">
            <text:p>02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79.18" calcext:value-type="float">
            <text:p>279.18</text:p>
          </table:table-cell>
          <table:table-cell office:value-type="float" office:value="357.51" calcext:value-type="float">
            <text:p>357.51</text:p>
          </table:table-cell>
        </table:table-row>
        <table:table-row table:style-name="ro1">
          <table:table-cell office:value-type="float" office:value="7839683" calcext:value-type="float">
            <text:p>7839683</text:p>
          </table:table-cell>
          <table:table-cell table:formula="of:=[.A492]/1000/(60*60*24)" office:value-type="time" office:time-value="PT02H10M39.683S" calcext:value-type="time">
            <text:p>02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79.73" calcext:value-type="float">
            <text:p>279.73</text:p>
          </table:table-cell>
          <table:table-cell office:value-type="float" office:value="358.19" calcext:value-type="float">
            <text:p>358.19</text:p>
          </table:table-cell>
        </table:table-row>
        <table:table-row table:style-name="ro1">
          <table:table-cell office:value-type="float" office:value="7855683" calcext:value-type="float">
            <text:p>7855683</text:p>
          </table:table-cell>
          <table:table-cell table:formula="of:=[.A493]/1000/(60*60*24)" office:value-type="time" office:time-value="PT02H10M55.683S" calcext:value-type="time">
            <text:p>02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0.28" calcext:value-type="float">
            <text:p>280.28</text:p>
          </table:table-cell>
          <table:table-cell office:value-type="float" office:value="358.87" calcext:value-type="float">
            <text:p>358.87</text:p>
          </table:table-cell>
        </table:table-row>
        <table:table-row table:style-name="ro1">
          <table:table-cell office:value-type="float" office:value="7871683" calcext:value-type="float">
            <text:p>7871683</text:p>
          </table:table-cell>
          <table:table-cell table:formula="of:=[.A494]/1000/(60*60*24)" office:value-type="time" office:time-value="PT02H11M11.683S" calcext:value-type="time">
            <text:p>02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80.83" calcext:value-type="float">
            <text:p>280.83</text:p>
          </table:table-cell>
          <table:table-cell office:value-type="float" office:value="359.55" calcext:value-type="float">
            <text:p>359.55</text:p>
          </table:table-cell>
        </table:table-row>
        <table:table-row table:style-name="ro1">
          <table:table-cell office:value-type="float" office:value="7887683" calcext:value-type="float">
            <text:p>7887683</text:p>
          </table:table-cell>
          <table:table-cell table:formula="of:=[.A495]/1000/(60*60*24)" office:value-type="time" office:time-value="PT02H11M27.683S" calcext:value-type="time">
            <text:p>02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81.38" calcext:value-type="float">
            <text:p>281.38</text:p>
          </table:table-cell>
          <table:table-cell office:value-type="float" office:value="360.23" calcext:value-type="float">
            <text:p>360.23</text:p>
          </table:table-cell>
        </table:table-row>
        <table:table-row table:style-name="ro1">
          <table:table-cell office:value-type="float" office:value="7903683" calcext:value-type="float">
            <text:p>7903683</text:p>
          </table:table-cell>
          <table:table-cell table:formula="of:=[.A496]/1000/(60*60*24)" office:value-type="time" office:time-value="PT02H11M43.683S" calcext:value-type="time">
            <text:p>02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1.94" calcext:value-type="float">
            <text:p>281.94</text:p>
          </table:table-cell>
          <table:table-cell office:value-type="float" office:value="360.91" calcext:value-type="float">
            <text:p>360.91</text:p>
          </table:table-cell>
        </table:table-row>
        <table:table-row table:style-name="ro1">
          <table:table-cell office:value-type="float" office:value="7919683" calcext:value-type="float">
            <text:p>7919683</text:p>
          </table:table-cell>
          <table:table-cell table:formula="of:=[.A497]/1000/(60*60*24)" office:value-type="time" office:time-value="PT02H11M59.683S" calcext:value-type="time">
            <text:p>02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82.49" calcext:value-type="float">
            <text:p>282.49</text:p>
          </table:table-cell>
          <table:table-cell office:value-type="float" office:value="361.59" calcext:value-type="float">
            <text:p>361.59</text:p>
          </table:table-cell>
        </table:table-row>
        <table:table-row table:style-name="ro1">
          <table:table-cell office:value-type="float" office:value="7935683" calcext:value-type="float">
            <text:p>7935683</text:p>
          </table:table-cell>
          <table:table-cell table:formula="of:=[.A498]/1000/(60*60*24)" office:value-type="time" office:time-value="PT02H12M15.683S" calcext:value-type="time">
            <text:p>02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3.04" calcext:value-type="float">
            <text:p>283.04</text:p>
          </table:table-cell>
          <table:table-cell office:value-type="float" office:value="362.27" calcext:value-type="float">
            <text:p>362.27</text:p>
          </table:table-cell>
        </table:table-row>
        <table:table-row table:style-name="ro1">
          <table:table-cell office:value-type="float" office:value="7951683" calcext:value-type="float">
            <text:p>7951683</text:p>
          </table:table-cell>
          <table:table-cell table:formula="of:=[.A499]/1000/(60*60*24)" office:value-type="time" office:time-value="PT02H12M31.683S" calcext:value-type="time">
            <text:p>02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3.59" calcext:value-type="float">
            <text:p>283.59</text:p>
          </table:table-cell>
          <table:table-cell office:value-type="float" office:value="362.95" calcext:value-type="float">
            <text:p>362.95</text:p>
          </table:table-cell>
        </table:table-row>
        <table:table-row table:style-name="ro1">
          <table:table-cell office:value-type="float" office:value="7967683" calcext:value-type="float">
            <text:p>7967683</text:p>
          </table:table-cell>
          <table:table-cell table:formula="of:=[.A500]/1000/(60*60*24)" office:value-type="time" office:time-value="PT02H12M47.683S" calcext:value-type="time">
            <text:p>02:12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4.14" calcext:value-type="float">
            <text:p>284.14</text:p>
          </table:table-cell>
          <table:table-cell office:value-type="float" office:value="363.62" calcext:value-type="float">
            <text:p>363.62</text:p>
          </table:table-cell>
        </table:table-row>
        <table:table-row table:style-name="ro1">
          <table:table-cell office:value-type="float" office:value="7983683" calcext:value-type="float">
            <text:p>7983683</text:p>
          </table:table-cell>
          <table:table-cell table:formula="of:=[.A501]/1000/(60*60*24)" office:value-type="time" office:time-value="PT02H13M03.683S" calcext:value-type="time">
            <text:p>02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4.69" calcext:value-type="float">
            <text:p>284.69</text:p>
          </table:table-cell>
          <table:table-cell office:value-type="float" office:value="364.3" calcext:value-type="float">
            <text:p>364.3</text:p>
          </table:table-cell>
        </table:table-row>
        <table:table-row table:style-name="ro1">
          <table:table-cell office:value-type="float" office:value="7999683" calcext:value-type="float">
            <text:p>7999683</text:p>
          </table:table-cell>
          <table:table-cell table:formula="of:=[.A502]/1000/(60*60*24)" office:value-type="time" office:time-value="PT02H13M19.683S" calcext:value-type="time">
            <text:p>02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5.24" calcext:value-type="float">
            <text:p>285.24</text:p>
          </table:table-cell>
          <table:table-cell office:value-type="float" office:value="364.98" calcext:value-type="float">
            <text:p>364.98</text:p>
          </table:table-cell>
        </table:table-row>
        <table:table-row table:style-name="ro1">
          <table:table-cell office:value-type="float" office:value="8015683" calcext:value-type="float">
            <text:p>8015683</text:p>
          </table:table-cell>
          <table:table-cell table:formula="of:=[.A503]/1000/(60*60*24)" office:value-type="time" office:time-value="PT02H13M35.683S" calcext:value-type="time">
            <text:p>02:13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5.79" calcext:value-type="float">
            <text:p>285.79</text:p>
          </table:table-cell>
          <table:table-cell office:value-type="float" office:value="365.66" calcext:value-type="float">
            <text:p>365.66</text:p>
          </table:table-cell>
        </table:table-row>
        <table:table-row table:style-name="ro1">
          <table:table-cell office:value-type="float" office:value="8031683" calcext:value-type="float">
            <text:p>8031683</text:p>
          </table:table-cell>
          <table:table-cell table:formula="of:=[.A504]/1000/(60*60*24)" office:value-type="time" office:time-value="PT02H13M51.683S" calcext:value-type="time">
            <text:p>02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6.34" calcext:value-type="float">
            <text:p>286.34</text:p>
          </table:table-cell>
          <table:table-cell office:value-type="float" office:value="366.34" calcext:value-type="float">
            <text:p>366.34</text:p>
          </table:table-cell>
        </table:table-row>
        <table:table-row table:style-name="ro1">
          <table:table-cell office:value-type="float" office:value="8047683" calcext:value-type="float">
            <text:p>8047683</text:p>
          </table:table-cell>
          <table:table-cell table:formula="of:=[.A505]/1000/(60*60*24)" office:value-type="time" office:time-value="PT02H14M07.683S" calcext:value-type="time">
            <text:p>02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6.89" calcext:value-type="float">
            <text:p>286.89</text:p>
          </table:table-cell>
          <table:table-cell office:value-type="float" office:value="367.02" calcext:value-type="float">
            <text:p>367.02</text:p>
          </table:table-cell>
        </table:table-row>
        <table:table-row table:style-name="ro1">
          <table:table-cell office:value-type="float" office:value="8063683" calcext:value-type="float">
            <text:p>8063683</text:p>
          </table:table-cell>
          <table:table-cell table:formula="of:=[.A506]/1000/(60*60*24)" office:value-type="time" office:time-value="PT02H14M23.683S" calcext:value-type="time">
            <text:p>02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87.44" calcext:value-type="float">
            <text:p>287.44</text:p>
          </table:table-cell>
          <table:table-cell office:value-type="float" office:value="367.7" calcext:value-type="float">
            <text:p>367.7</text:p>
          </table:table-cell>
        </table:table-row>
        <table:table-row table:style-name="ro1">
          <table:table-cell office:value-type="float" office:value="8079683" calcext:value-type="float">
            <text:p>8079683</text:p>
          </table:table-cell>
          <table:table-cell table:formula="of:=[.A507]/1000/(60*60*24)" office:value-type="time" office:time-value="PT02H14M39.683S" calcext:value-type="time">
            <text:p>02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87.99" calcext:value-type="float">
            <text:p>287.99</text:p>
          </table:table-cell>
          <table:table-cell office:value-type="float" office:value="368.37" calcext:value-type="float">
            <text:p>368.37</text:p>
          </table:table-cell>
        </table:table-row>
        <table:table-row table:style-name="ro1">
          <table:table-cell office:value-type="float" office:value="8095683" calcext:value-type="float">
            <text:p>8095683</text:p>
          </table:table-cell>
          <table:table-cell table:formula="of:=[.A508]/1000/(60*60*24)" office:value-type="time" office:time-value="PT02H14M55.683S" calcext:value-type="time">
            <text:p>02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88.54" calcext:value-type="float">
            <text:p>288.54</text:p>
          </table:table-cell>
          <table:table-cell office:value-type="float" office:value="369.05" calcext:value-type="float">
            <text:p>369.05</text:p>
          </table:table-cell>
        </table:table-row>
        <table:table-row table:style-name="ro1">
          <table:table-cell office:value-type="float" office:value="8111683" calcext:value-type="float">
            <text:p>8111683</text:p>
          </table:table-cell>
          <table:table-cell table:formula="of:=[.A509]/1000/(60*60*24)" office:value-type="time" office:time-value="PT02H15M11.683S" calcext:value-type="time">
            <text:p>02:15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89.09" calcext:value-type="float">
            <text:p>289.09</text:p>
          </table:table-cell>
          <table:table-cell office:value-type="float" office:value="369.73" calcext:value-type="float">
            <text:p>369.73</text:p>
          </table:table-cell>
        </table:table-row>
        <table:table-row table:style-name="ro1">
          <table:table-cell office:value-type="float" office:value="8127683" calcext:value-type="float">
            <text:p>8127683</text:p>
          </table:table-cell>
          <table:table-cell table:formula="of:=[.A510]/1000/(60*60*24)" office:value-type="time" office:time-value="PT02H15M27.683S" calcext:value-type="time">
            <text:p>02:15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89.65" calcext:value-type="float">
            <text:p>289.65</text:p>
          </table:table-cell>
          <table:table-cell office:value-type="float" office:value="370.41" calcext:value-type="float">
            <text:p>370.41</text:p>
          </table:table-cell>
        </table:table-row>
        <table:table-row table:style-name="ro1">
          <table:table-cell office:value-type="float" office:value="8143683" calcext:value-type="float">
            <text:p>8143683</text:p>
          </table:table-cell>
          <table:table-cell table:formula="of:=[.A511]/1000/(60*60*24)" office:value-type="time" office:time-value="PT02H15M43.683S" calcext:value-type="time">
            <text:p>02:15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90.2" calcext:value-type="float">
            <text:p>290.2</text:p>
          </table:table-cell>
          <table:table-cell office:value-type="float" office:value="371.09" calcext:value-type="float">
            <text:p>371.09</text:p>
          </table:table-cell>
        </table:table-row>
        <table:table-row table:style-name="ro1">
          <table:table-cell office:value-type="float" office:value="8159683" calcext:value-type="float">
            <text:p>8159683</text:p>
          </table:table-cell>
          <table:table-cell table:formula="of:=[.A512]/1000/(60*60*24)" office:value-type="time" office:time-value="PT02H15M59.683S" calcext:value-type="time">
            <text:p>02:16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0.75" calcext:value-type="float">
            <text:p>290.75</text:p>
          </table:table-cell>
          <table:table-cell office:value-type="float" office:value="371.77" calcext:value-type="float">
            <text:p>371.77</text:p>
          </table:table-cell>
        </table:table-row>
        <table:table-row table:style-name="ro1">
          <table:table-cell office:value-type="float" office:value="8175682" calcext:value-type="float">
            <text:p>8175682</text:p>
          </table:table-cell>
          <table:table-cell table:formula="of:=[.A513]/1000/(60*60*24)" office:value-type="time" office:time-value="PT02H16M15.682S" calcext:value-type="time">
            <text:p>02:16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91.3" calcext:value-type="float">
            <text:p>291.3</text:p>
          </table:table-cell>
          <table:table-cell office:value-type="float" office:value="372.44" calcext:value-type="float">
            <text:p>372.44</text:p>
          </table:table-cell>
        </table:table-row>
        <table:table-row table:style-name="ro1">
          <table:table-cell office:value-type="float" office:value="8191683" calcext:value-type="float">
            <text:p>8191683</text:p>
          </table:table-cell>
          <table:table-cell table:formula="of:=[.A514]/1000/(60*60*24)" office:value-type="time" office:time-value="PT02H16M31.683S" calcext:value-type="time">
            <text:p>02:16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91.85" calcext:value-type="float">
            <text:p>291.85</text:p>
          </table:table-cell>
          <table:table-cell office:value-type="float" office:value="373.12" calcext:value-type="float">
            <text:p>373.12</text:p>
          </table:table-cell>
        </table:table-row>
        <table:table-row table:style-name="ro1">
          <table:table-cell office:value-type="float" office:value="8207683" calcext:value-type="float">
            <text:p>8207683</text:p>
          </table:table-cell>
          <table:table-cell table:formula="of:=[.A515]/1000/(60*60*24)" office:value-type="time" office:time-value="PT02H16M47.683S" calcext:value-type="time">
            <text:p>02:16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2.4" calcext:value-type="float">
            <text:p>292.4</text:p>
          </table:table-cell>
          <table:table-cell office:value-type="float" office:value="373.8" calcext:value-type="float">
            <text:p>373.8</text:p>
          </table:table-cell>
        </table:table-row>
        <table:table-row table:style-name="ro1">
          <table:table-cell office:value-type="float" office:value="8223683" calcext:value-type="float">
            <text:p>8223683</text:p>
          </table:table-cell>
          <table:table-cell table:formula="of:=[.A516]/1000/(60*60*24)" office:value-type="time" office:time-value="PT02H17M03.683S" calcext:value-type="time">
            <text:p>02:17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2.95" calcext:value-type="float">
            <text:p>292.95</text:p>
          </table:table-cell>
          <table:table-cell office:value-type="float" office:value="374.48" calcext:value-type="float">
            <text:p>374.48</text:p>
          </table:table-cell>
        </table:table-row>
        <table:table-row table:style-name="ro1">
          <table:table-cell office:value-type="float" office:value="8239683" calcext:value-type="float">
            <text:p>8239683</text:p>
          </table:table-cell>
          <table:table-cell table:formula="of:=[.A517]/1000/(60*60*24)" office:value-type="time" office:time-value="PT02H17M19.683S" calcext:value-type="time">
            <text:p>02:17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3.5" calcext:value-type="float">
            <text:p>293.5</text:p>
          </table:table-cell>
          <table:table-cell office:value-type="float" office:value="375.16" calcext:value-type="float">
            <text:p>375.16</text:p>
          </table:table-cell>
        </table:table-row>
        <table:table-row table:style-name="ro1">
          <table:table-cell office:value-type="float" office:value="8255683" calcext:value-type="float">
            <text:p>8255683</text:p>
          </table:table-cell>
          <table:table-cell table:formula="of:=[.A518]/1000/(60*60*24)" office:value-type="time" office:time-value="PT02H17M35.683S" calcext:value-type="time">
            <text:p>02:17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294.05" calcext:value-type="float">
            <text:p>294.05</text:p>
          </table:table-cell>
          <table:table-cell office:value-type="float" office:value="375.83" calcext:value-type="float">
            <text:p>375.83</text:p>
          </table:table-cell>
        </table:table-row>
        <table:table-row table:style-name="ro1">
          <table:table-cell office:value-type="float" office:value="8271683" calcext:value-type="float">
            <text:p>8271683</text:p>
          </table:table-cell>
          <table:table-cell table:formula="of:=[.A519]/1000/(60*60*24)" office:value-type="time" office:time-value="PT02H17M51.683S" calcext:value-type="time">
            <text:p>02:17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4.6" calcext:value-type="float">
            <text:p>294.6</text:p>
          </table:table-cell>
          <table:table-cell office:value-type="float" office:value="376.51" calcext:value-type="float">
            <text:p>376.51</text:p>
          </table:table-cell>
        </table:table-row>
        <table:table-row table:style-name="ro1">
          <table:table-cell office:value-type="float" office:value="8287683" calcext:value-type="float">
            <text:p>8287683</text:p>
          </table:table-cell>
          <table:table-cell table:formula="of:=[.A520]/1000/(60*60*24)" office:value-type="time" office:time-value="PT02H18M07.683S" calcext:value-type="time">
            <text:p>02:18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5.15" calcext:value-type="float">
            <text:p>295.15</text:p>
          </table:table-cell>
          <table:table-cell office:value-type="float" office:value="377.19" calcext:value-type="float">
            <text:p>377.19</text:p>
          </table:table-cell>
        </table:table-row>
        <table:table-row table:style-name="ro1">
          <table:table-cell office:value-type="float" office:value="8303683" calcext:value-type="float">
            <text:p>8303683</text:p>
          </table:table-cell>
          <table:table-cell table:formula="of:=[.A521]/1000/(60*60*24)" office:value-type="time" office:time-value="PT02H18M23.683S" calcext:value-type="time">
            <text:p>02:18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5.7" calcext:value-type="float">
            <text:p>295.7</text:p>
          </table:table-cell>
          <table:table-cell office:value-type="float" office:value="377.87" calcext:value-type="float">
            <text:p>377.87</text:p>
          </table:table-cell>
        </table:table-row>
        <table:table-row table:style-name="ro1">
          <table:table-cell office:value-type="float" office:value="8319683" calcext:value-type="float">
            <text:p>8319683</text:p>
          </table:table-cell>
          <table:table-cell table:formula="of:=[.A522]/1000/(60*60*24)" office:value-type="time" office:time-value="PT02H18M39.683S" calcext:value-type="time">
            <text:p>02:18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296.25" calcext:value-type="float">
            <text:p>296.25</text:p>
          </table:table-cell>
          <table:table-cell office:value-type="float" office:value="378.55" calcext:value-type="float">
            <text:p>378.55</text:p>
          </table:table-cell>
        </table:table-row>
        <table:table-row table:style-name="ro1">
          <table:table-cell office:value-type="float" office:value="8335683" calcext:value-type="float">
            <text:p>8335683</text:p>
          </table:table-cell>
          <table:table-cell table:formula="of:=[.A523]/1000/(60*60*24)" office:value-type="time" office:time-value="PT02H18M55.683S" calcext:value-type="time">
            <text:p>02:18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296.8" calcext:value-type="float">
            <text:p>296.8</text:p>
          </table:table-cell>
          <table:table-cell office:value-type="float" office:value="379.22" calcext:value-type="float">
            <text:p>379.22</text:p>
          </table:table-cell>
        </table:table-row>
        <table:table-row table:style-name="ro1">
          <table:table-cell office:value-type="float" office:value="8351683" calcext:value-type="float">
            <text:p>8351683</text:p>
          </table:table-cell>
          <table:table-cell table:formula="of:=[.A524]/1000/(60*60*24)" office:value-type="time" office:time-value="PT02H19M11.683S" calcext:value-type="time">
            <text:p>02:19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7.35" calcext:value-type="float">
            <text:p>297.35</text:p>
          </table:table-cell>
          <table:table-cell office:value-type="float" office:value="379.9" calcext:value-type="float">
            <text:p>379.9</text:p>
          </table:table-cell>
        </table:table-row>
        <table:table-row table:style-name="ro1">
          <table:table-cell office:value-type="float" office:value="8367683" calcext:value-type="float">
            <text:p>8367683</text:p>
          </table:table-cell>
          <table:table-cell table:formula="of:=[.A525]/1000/(60*60*24)" office:value-type="time" office:time-value="PT02H19M27.683S" calcext:value-type="time">
            <text:p>02:19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297.9" calcext:value-type="float">
            <text:p>297.9</text:p>
          </table:table-cell>
          <table:table-cell office:value-type="float" office:value="380.58" calcext:value-type="float">
            <text:p>380.58</text:p>
          </table:table-cell>
        </table:table-row>
        <table:table-row table:style-name="ro1">
          <table:table-cell office:value-type="float" office:value="8383683" calcext:value-type="float">
            <text:p>8383683</text:p>
          </table:table-cell>
          <table:table-cell table:formula="of:=[.A526]/1000/(60*60*24)" office:value-type="time" office:time-value="PT02H19M43.683S" calcext:value-type="time">
            <text:p>02:19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8.45" calcext:value-type="float">
            <text:p>298.45</text:p>
          </table:table-cell>
          <table:table-cell office:value-type="float" office:value="381.26" calcext:value-type="float">
            <text:p>381.26</text:p>
          </table:table-cell>
        </table:table-row>
        <table:table-row table:style-name="ro1">
          <table:table-cell office:value-type="float" office:value="8399683" calcext:value-type="float">
            <text:p>8399683</text:p>
          </table:table-cell>
          <table:table-cell table:formula="of:=[.A527]/1000/(60*60*24)" office:value-type="time" office:time-value="PT02H19M59.683S" calcext:value-type="time">
            <text:p>02:20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299" calcext:value-type="float">
            <text:p>299</text:p>
          </table:table-cell>
          <table:table-cell office:value-type="float" office:value="381.93" calcext:value-type="float">
            <text:p>381.93</text:p>
          </table:table-cell>
        </table:table-row>
        <table:table-row table:style-name="ro1">
          <table:table-cell office:value-type="float" office:value="8415683" calcext:value-type="float">
            <text:p>8415683</text:p>
          </table:table-cell>
          <table:table-cell table:formula="of:=[.A528]/1000/(60*60*24)" office:value-type="time" office:time-value="PT02H20M15.683S" calcext:value-type="time">
            <text:p>02:20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299.55" calcext:value-type="float">
            <text:p>299.55</text:p>
          </table:table-cell>
          <table:table-cell office:value-type="float" office:value="382.61" calcext:value-type="float">
            <text:p>382.61</text:p>
          </table:table-cell>
        </table:table-row>
        <table:table-row table:style-name="ro1">
          <table:table-cell office:value-type="float" office:value="8431683" calcext:value-type="float">
            <text:p>8431683</text:p>
          </table:table-cell>
          <table:table-cell table:formula="of:=[.A529]/1000/(60*60*24)" office:value-type="time" office:time-value="PT02H20M31.683S" calcext:value-type="time">
            <text:p>02:20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300.1" calcext:value-type="float">
            <text:p>300.1</text:p>
          </table:table-cell>
          <table:table-cell office:value-type="float" office:value="383.29" calcext:value-type="float">
            <text:p>383.29</text:p>
          </table:table-cell>
        </table:table-row>
        <table:table-row table:style-name="ro1">
          <table:table-cell office:value-type="float" office:value="8447683" calcext:value-type="float">
            <text:p>8447683</text:p>
          </table:table-cell>
          <table:table-cell table:formula="of:=[.A530]/1000/(60*60*24)" office:value-type="time" office:time-value="PT02H20M47.683S" calcext:value-type="time">
            <text:p>02:20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300.65" calcext:value-type="float">
            <text:p>300.65</text:p>
          </table:table-cell>
          <table:table-cell office:value-type="float" office:value="383.97" calcext:value-type="float">
            <text:p>383.97</text:p>
          </table:table-cell>
        </table:table-row>
        <table:table-row table:style-name="ro1">
          <table:table-cell office:value-type="float" office:value="8463683" calcext:value-type="float">
            <text:p>8463683</text:p>
          </table:table-cell>
          <table:table-cell table:formula="of:=[.A531]/1000/(60*60*24)" office:value-type="time" office:time-value="PT02H21M03.683S" calcext:value-type="time">
            <text:p>02:21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301.2" calcext:value-type="float">
            <text:p>301.2</text:p>
          </table:table-cell>
          <table:table-cell office:value-type="float" office:value="384.64" calcext:value-type="float">
            <text:p>384.64</text:p>
          </table:table-cell>
        </table:table-row>
        <table:table-row table:style-name="ro1">
          <table:table-cell office:value-type="float" office:value="8479683" calcext:value-type="float">
            <text:p>8479683</text:p>
          </table:table-cell>
          <table:table-cell table:formula="of:=[.A532]/1000/(60*60*24)" office:value-type="time" office:time-value="PT02H21M19.683S" calcext:value-type="time">
            <text:p>02:21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301.75" calcext:value-type="float">
            <text:p>301.75</text:p>
          </table:table-cell>
          <table:table-cell office:value-type="float" office:value="385.32" calcext:value-type="float">
            <text:p>385.32</text:p>
          </table:table-cell>
        </table:table-row>
        <table:table-row table:style-name="ro1">
          <table:table-cell office:value-type="float" office:value="8495683" calcext:value-type="float">
            <text:p>8495683</text:p>
          </table:table-cell>
          <table:table-cell table:formula="of:=[.A533]/1000/(60*60*24)" office:value-type="time" office:time-value="PT02H21M35.683S" calcext:value-type="time">
            <text:p>02:21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02.3" calcext:value-type="float">
            <text:p>302.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8511683" calcext:value-type="float">
            <text:p>8511683</text:p>
          </table:table-cell>
          <table:table-cell table:formula="of:=[.A534]/1000/(60*60*24)" office:value-type="time" office:time-value="PT02H21M51.683S" calcext:value-type="time">
            <text:p>02:21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02.85" calcext:value-type="float">
            <text:p>302.85</text:p>
          </table:table-cell>
          <table:table-cell office:value-type="float" office:value="386.67" calcext:value-type="float">
            <text:p>386.67</text:p>
          </table:table-cell>
        </table:table-row>
        <table:table-row table:style-name="ro1">
          <table:table-cell office:value-type="float" office:value="8527683" calcext:value-type="float">
            <text:p>8527683</text:p>
          </table:table-cell>
          <table:table-cell table:formula="of:=[.A535]/1000/(60*60*24)" office:value-type="time" office:time-value="PT02H22M07.683S" calcext:value-type="time">
            <text:p>02:22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03.4" calcext:value-type="float">
            <text:p>303.4</text:p>
          </table:table-cell>
          <table:table-cell office:value-type="float" office:value="387.35" calcext:value-type="float">
            <text:p>387.35</text:p>
          </table:table-cell>
        </table:table-row>
        <table:table-row table:style-name="ro1">
          <table:table-cell office:value-type="float" office:value="8543683" calcext:value-type="float">
            <text:p>8543683</text:p>
          </table:table-cell>
          <table:table-cell table:formula="of:=[.A536]/1000/(60*60*24)" office:value-type="time" office:time-value="PT02H22M23.683S" calcext:value-type="time">
            <text:p>02:22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03.95" calcext:value-type="float">
            <text:p>303.95</text:p>
          </table:table-cell>
          <table:table-cell office:value-type="float" office:value="388.03" calcext:value-type="float">
            <text:p>388.03</text:p>
          </table:table-cell>
        </table:table-row>
        <table:table-row table:style-name="ro1">
          <table:table-cell office:value-type="float" office:value="8559683" calcext:value-type="float">
            <text:p>8559683</text:p>
          </table:table-cell>
          <table:table-cell table:formula="of:=[.A537]/1000/(60*60*24)" office:value-type="time" office:time-value="PT02H22M39.683S" calcext:value-type="time">
            <text:p>02:22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04.5" calcext:value-type="float">
            <text:p>304.5</text:p>
          </table:table-cell>
          <table:table-cell office:value-type="float" office:value="388.7" calcext:value-type="float">
            <text:p>388.7</text:p>
          </table:table-cell>
        </table:table-row>
        <table:table-row table:style-name="ro1">
          <table:table-cell office:value-type="float" office:value="8575683" calcext:value-type="float">
            <text:p>8575683</text:p>
          </table:table-cell>
          <table:table-cell table:formula="of:=[.A538]/1000/(60*60*24)" office:value-type="time" office:time-value="PT02H22M55.683S" calcext:value-type="time">
            <text:p>02:22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305.05" calcext:value-type="float">
            <text:p>305.05</text:p>
          </table:table-cell>
          <table:table-cell office:value-type="float" office:value="389.38" calcext:value-type="float">
            <text:p>389.38</text:p>
          </table:table-cell>
        </table:table-row>
        <table:table-row table:style-name="ro1">
          <table:table-cell office:value-type="float" office:value="8591683" calcext:value-type="float">
            <text:p>8591683</text:p>
          </table:table-cell>
          <table:table-cell table:formula="of:=[.A539]/1000/(60*60*24)" office:value-type="time" office:time-value="PT02H23M11.683S" calcext:value-type="time">
            <text:p>02:23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05.6" calcext:value-type="float">
            <text:p>305.6</text:p>
          </table:table-cell>
          <table:table-cell office:value-type="float" office:value="390.06" calcext:value-type="float">
            <text:p>390.06</text:p>
          </table:table-cell>
        </table:table-row>
        <table:table-row table:style-name="ro1">
          <table:table-cell office:value-type="float" office:value="8607683" calcext:value-type="float">
            <text:p>8607683</text:p>
          </table:table-cell>
          <table:table-cell table:formula="of:=[.A540]/1000/(60*60*24)" office:value-type="time" office:time-value="PT02H23M27.683S" calcext:value-type="time">
            <text:p>02:23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06.15" calcext:value-type="float">
            <text:p>306.15</text:p>
          </table:table-cell>
          <table:table-cell office:value-type="float" office:value="390.73" calcext:value-type="float">
            <text:p>390.73</text:p>
          </table:table-cell>
        </table:table-row>
        <table:table-row table:style-name="ro1">
          <table:table-cell office:value-type="float" office:value="8623683" calcext:value-type="float">
            <text:p>8623683</text:p>
          </table:table-cell>
          <table:table-cell table:formula="of:=[.A541]/1000/(60*60*24)" office:value-type="time" office:time-value="PT02H23M43.683S" calcext:value-type="time">
            <text:p>02:23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06.7" calcext:value-type="float">
            <text:p>306.7</text:p>
          </table:table-cell>
          <table:table-cell office:value-type="float" office:value="391.41" calcext:value-type="float">
            <text:p>391.41</text:p>
          </table:table-cell>
        </table:table-row>
        <table:table-row table:style-name="ro1">
          <table:table-cell office:value-type="float" office:value="8639683" calcext:value-type="float">
            <text:p>8639683</text:p>
          </table:table-cell>
          <table:table-cell table:formula="of:=[.A542]/1000/(60*60*24)" office:value-type="time" office:time-value="PT02H23M59.683S" calcext:value-type="time">
            <text:p>02:24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07.25" calcext:value-type="float">
            <text:p>307.25</text:p>
          </table:table-cell>
          <table:table-cell office:value-type="float" office:value="392.09" calcext:value-type="float">
            <text:p>392.09</text:p>
          </table:table-cell>
        </table:table-row>
        <table:table-row table:style-name="ro1">
          <table:table-cell office:value-type="float" office:value="8655683" calcext:value-type="float">
            <text:p>8655683</text:p>
          </table:table-cell>
          <table:table-cell table:formula="of:=[.A543]/1000/(60*60*24)" office:value-type="time" office:time-value="PT02H24M15.683S" calcext:value-type="time">
            <text:p>02:24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07.8" calcext:value-type="float">
            <text:p>307.8</text:p>
          </table:table-cell>
          <table:table-cell office:value-type="float" office:value="392.76" calcext:value-type="float">
            <text:p>392.76</text:p>
          </table:table-cell>
        </table:table-row>
        <table:table-row table:style-name="ro1">
          <table:table-cell office:value-type="float" office:value="8671683" calcext:value-type="float">
            <text:p>8671683</text:p>
          </table:table-cell>
          <table:table-cell table:formula="of:=[.A544]/1000/(60*60*24)" office:value-type="time" office:time-value="PT02H24M31.683S" calcext:value-type="time">
            <text:p>02:24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08.35" calcext:value-type="float">
            <text:p>308.35</text:p>
          </table:table-cell>
          <table:table-cell office:value-type="float" office:value="393.44" calcext:value-type="float">
            <text:p>393.44</text:p>
          </table:table-cell>
        </table:table-row>
        <table:table-row table:style-name="ro1">
          <table:table-cell office:value-type="float" office:value="8687683" calcext:value-type="float">
            <text:p>8687683</text:p>
          </table:table-cell>
          <table:table-cell table:formula="of:=[.A545]/1000/(60*60*24)" office:value-type="time" office:time-value="PT02H24M47.683S" calcext:value-type="time">
            <text:p>02:24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08.9" calcext:value-type="float">
            <text:p>308.9</text:p>
          </table:table-cell>
          <table:table-cell office:value-type="float" office:value="394.11" calcext:value-type="float">
            <text:p>394.11</text:p>
          </table:table-cell>
        </table:table-row>
        <table:table-row table:style-name="ro1">
          <table:table-cell office:value-type="float" office:value="8703682" calcext:value-type="float">
            <text:p>8703682</text:p>
          </table:table-cell>
          <table:table-cell table:formula="of:=[.A546]/1000/(60*60*24)" office:value-type="time" office:time-value="PT02H25M03.682S" calcext:value-type="time">
            <text:p>02:25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09.45" calcext:value-type="float">
            <text:p>309.45</text:p>
          </table:table-cell>
          <table:table-cell office:value-type="float" office:value="394.79" calcext:value-type="float">
            <text:p>394.79</text:p>
          </table:table-cell>
        </table:table-row>
        <table:table-row table:style-name="ro1">
          <table:table-cell office:value-type="float" office:value="8719683" calcext:value-type="float">
            <text:p>8719683</text:p>
          </table:table-cell>
          <table:table-cell table:formula="of:=[.A547]/1000/(60*60*24)" office:value-type="time" office:time-value="PT02H25M19.683S" calcext:value-type="time">
            <text:p>02:25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10" calcext:value-type="float">
            <text:p>310</text:p>
          </table:table-cell>
          <table:table-cell office:value-type="float" office:value="395.47" calcext:value-type="float">
            <text:p>395.47</text:p>
          </table:table-cell>
        </table:table-row>
        <table:table-row table:style-name="ro1">
          <table:table-cell office:value-type="float" office:value="8735683" calcext:value-type="float">
            <text:p>8735683</text:p>
          </table:table-cell>
          <table:table-cell table:formula="of:=[.A548]/1000/(60*60*24)" office:value-type="time" office:time-value="PT02H25M35.683S" calcext:value-type="time">
            <text:p>02:25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0.55" calcext:value-type="float">
            <text:p>310.55</text:p>
          </table:table-cell>
          <table:table-cell office:value-type="float" office:value="396.14" calcext:value-type="float">
            <text:p>396.14</text:p>
          </table:table-cell>
        </table:table-row>
        <table:table-row table:style-name="ro1">
          <table:table-cell office:value-type="float" office:value="8751683" calcext:value-type="float">
            <text:p>8751683</text:p>
          </table:table-cell>
          <table:table-cell table:formula="of:=[.A549]/1000/(60*60*24)" office:value-type="time" office:time-value="PT02H25M51.683S" calcext:value-type="time">
            <text:p>02:25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11.1" calcext:value-type="float">
            <text:p>311.1</text:p>
          </table:table-cell>
          <table:table-cell office:value-type="float" office:value="396.82" calcext:value-type="float">
            <text:p>396.82</text:p>
          </table:table-cell>
        </table:table-row>
        <table:table-row table:style-name="ro1">
          <table:table-cell office:value-type="float" office:value="8767683" calcext:value-type="float">
            <text:p>8767683</text:p>
          </table:table-cell>
          <table:table-cell table:formula="of:=[.A550]/1000/(60*60*24)" office:value-type="time" office:time-value="PT02H26M07.683S" calcext:value-type="time">
            <text:p>02:26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1.65" calcext:value-type="float">
            <text:p>311.65</text:p>
          </table:table-cell>
          <table:table-cell office:value-type="float" office:value="397.49" calcext:value-type="float">
            <text:p>397.49</text:p>
          </table:table-cell>
        </table:table-row>
        <table:table-row table:style-name="ro1">
          <table:table-cell office:value-type="float" office:value="8783683" calcext:value-type="float">
            <text:p>8783683</text:p>
          </table:table-cell>
          <table:table-cell table:formula="of:=[.A551]/1000/(60*60*24)" office:value-type="time" office:time-value="PT02H26M23.683S" calcext:value-type="time">
            <text:p>02:26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12.2" calcext:value-type="float">
            <text:p>312.2</text:p>
          </table:table-cell>
          <table:table-cell office:value-type="float" office:value="398.17" calcext:value-type="float">
            <text:p>398.17</text:p>
          </table:table-cell>
        </table:table-row>
        <table:table-row table:style-name="ro1">
          <table:table-cell office:value-type="float" office:value="8799683" calcext:value-type="float">
            <text:p>8799683</text:p>
          </table:table-cell>
          <table:table-cell table:formula="of:=[.A552]/1000/(60*60*24)" office:value-type="time" office:time-value="PT02H26M39.683S" calcext:value-type="time">
            <text:p>02:26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2.75" calcext:value-type="float">
            <text:p>312.75</text:p>
          </table:table-cell>
          <table:table-cell office:value-type="float" office:value="398.84" calcext:value-type="float">
            <text:p>398.84</text:p>
          </table:table-cell>
        </table:table-row>
        <table:table-row table:style-name="ro1">
          <table:table-cell office:value-type="float" office:value="8815682" calcext:value-type="float">
            <text:p>8815682</text:p>
          </table:table-cell>
          <table:table-cell table:formula="of:=[.A553]/1000/(60*60*24)" office:value-type="time" office:time-value="PT02H26M55.682S" calcext:value-type="time">
            <text:p>02:2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13.3" calcext:value-type="float">
            <text:p>313.3</text:p>
          </table:table-cell>
          <table:table-cell office:value-type="float" office:value="399.52" calcext:value-type="float">
            <text:p>399.52</text:p>
          </table:table-cell>
        </table:table-row>
        <table:table-row table:style-name="ro1">
          <table:table-cell office:value-type="float" office:value="8831683" calcext:value-type="float">
            <text:p>8831683</text:p>
          </table:table-cell>
          <table:table-cell table:formula="of:=[.A554]/1000/(60*60*24)" office:value-type="time" office:time-value="PT02H27M11.683S" calcext:value-type="time">
            <text:p>02:27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3.85" calcext:value-type="float">
            <text:p>313.85</text:p>
          </table:table-cell>
          <table:table-cell office:value-type="float" office:value="400.19" calcext:value-type="float">
            <text:p>400.19</text:p>
          </table:table-cell>
        </table:table-row>
        <table:table-row table:style-name="ro1">
          <table:table-cell office:value-type="float" office:value="8847683" calcext:value-type="float">
            <text:p>8847683</text:p>
          </table:table-cell>
          <table:table-cell table:formula="of:=[.A555]/1000/(60*60*24)" office:value-type="time" office:time-value="PT02H27M27.683S" calcext:value-type="time">
            <text:p>02:27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14.39" calcext:value-type="float">
            <text:p>314.39</text:p>
          </table:table-cell>
          <table:table-cell office:value-type="float" office:value="400.87" calcext:value-type="float">
            <text:p>400.87</text:p>
          </table:table-cell>
        </table:table-row>
        <table:table-row table:style-name="ro1">
          <table:table-cell office:value-type="float" office:value="8863683" calcext:value-type="float">
            <text:p>8863683</text:p>
          </table:table-cell>
          <table:table-cell table:formula="of:=[.A556]/1000/(60*60*24)" office:value-type="time" office:time-value="PT02H27M43.683S" calcext:value-type="time">
            <text:p>02:27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14.94" calcext:value-type="float">
            <text:p>314.94</text:p>
          </table:table-cell>
          <table:table-cell office:value-type="float" office:value="401.54" calcext:value-type="float">
            <text:p>401.54</text:p>
          </table:table-cell>
        </table:table-row>
        <table:table-row table:style-name="ro1">
          <table:table-cell office:value-type="float" office:value="8879683" calcext:value-type="float">
            <text:p>8879683</text:p>
          </table:table-cell>
          <table:table-cell table:formula="of:=[.A557]/1000/(60*60*24)" office:value-type="time" office:time-value="PT02H27M59.683S" calcext:value-type="time">
            <text:p>02:28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5.49" calcext:value-type="float">
            <text:p>315.49</text:p>
          </table:table-cell>
          <table:table-cell office:value-type="float" office:value="402.22" calcext:value-type="float">
            <text:p>402.22</text:p>
          </table:table-cell>
        </table:table-row>
        <table:table-row table:style-name="ro1">
          <table:table-cell office:value-type="float" office:value="8895683" calcext:value-type="float">
            <text:p>8895683</text:p>
          </table:table-cell>
          <table:table-cell table:formula="of:=[.A558]/1000/(60*60*24)" office:value-type="time" office:time-value="PT02H28M15.683S" calcext:value-type="time">
            <text:p>02:28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6.04" calcext:value-type="float">
            <text:p>316.04</text:p>
          </table:table-cell>
          <table:table-cell office:value-type="float" office:value="402.89" calcext:value-type="float">
            <text:p>402.89</text:p>
          </table:table-cell>
        </table:table-row>
        <table:table-row table:style-name="ro1">
          <table:table-cell office:value-type="float" office:value="8911683" calcext:value-type="float">
            <text:p>8911683</text:p>
          </table:table-cell>
          <table:table-cell table:formula="of:=[.A559]/1000/(60*60*24)" office:value-type="time" office:time-value="PT02H28M31.683S" calcext:value-type="time">
            <text:p>02:28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6.59" calcext:value-type="float">
            <text:p>316.59</text:p>
          </table:table-cell>
          <table:table-cell office:value-type="float" office:value="403.57" calcext:value-type="float">
            <text:p>403.57</text:p>
          </table:table-cell>
        </table:table-row>
        <table:table-row table:style-name="ro1">
          <table:table-cell office:value-type="float" office:value="8927683" calcext:value-type="float">
            <text:p>8927683</text:p>
          </table:table-cell>
          <table:table-cell table:formula="of:=[.A560]/1000/(60*60*24)" office:value-type="time" office:time-value="PT02H28M47.683S" calcext:value-type="time">
            <text:p>02:28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7.14" calcext:value-type="float">
            <text:p>317.14</text:p>
          </table:table-cell>
          <table:table-cell office:value-type="float" office:value="404.24" calcext:value-type="float">
            <text:p>404.24</text:p>
          </table:table-cell>
        </table:table-row>
        <table:table-row table:style-name="ro1">
          <table:table-cell office:value-type="float" office:value="8943683" calcext:value-type="float">
            <text:p>8943683</text:p>
          </table:table-cell>
          <table:table-cell table:formula="of:=[.A561]/1000/(60*60*24)" office:value-type="time" office:time-value="PT02H29M03.683S" calcext:value-type="time">
            <text:p>02:29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7.69" calcext:value-type="float">
            <text:p>317.69</text:p>
          </table:table-cell>
          <table:table-cell office:value-type="float" office:value="404.92" calcext:value-type="float">
            <text:p>404.92</text:p>
          </table:table-cell>
        </table:table-row>
        <table:table-row table:style-name="ro1">
          <table:table-cell office:value-type="float" office:value="8959683" calcext:value-type="float">
            <text:p>8959683</text:p>
          </table:table-cell>
          <table:table-cell table:formula="of:=[.A562]/1000/(60*60*24)" office:value-type="time" office:time-value="PT02H29M19.683S" calcext:value-type="time">
            <text:p>02:29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8.24" calcext:value-type="float">
            <text:p>318.24</text:p>
          </table:table-cell>
          <table:table-cell office:value-type="float" office:value="405.59" calcext:value-type="float">
            <text:p>405.59</text:p>
          </table:table-cell>
        </table:table-row>
        <table:table-row table:style-name="ro1">
          <table:table-cell office:value-type="float" office:value="8975683" calcext:value-type="float">
            <text:p>8975683</text:p>
          </table:table-cell>
          <table:table-cell table:formula="of:=[.A563]/1000/(60*60*24)" office:value-type="time" office:time-value="PT02H29M35.683S" calcext:value-type="time">
            <text:p>02:29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8.79" calcext:value-type="float">
            <text:p>318.79</text:p>
          </table:table-cell>
          <table:table-cell office:value-type="float" office:value="406.27" calcext:value-type="float">
            <text:p>406.27</text:p>
          </table:table-cell>
        </table:table-row>
        <table:table-row table:style-name="ro1">
          <table:table-cell office:value-type="float" office:value="8991683" calcext:value-type="float">
            <text:p>8991683</text:p>
          </table:table-cell>
          <table:table-cell table:formula="of:=[.A564]/1000/(60*60*24)" office:value-type="time" office:time-value="PT02H29M51.683S" calcext:value-type="time">
            <text:p>02:29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319.34" calcext:value-type="float">
            <text:p>319.34</text:p>
          </table:table-cell>
          <table:table-cell office:value-type="float" office:value="406.94" calcext:value-type="float">
            <text:p>406.94</text:p>
          </table:table-cell>
        </table:table-row>
        <table:table-row table:style-name="ro1">
          <table:table-cell office:value-type="float" office:value="9007683" calcext:value-type="float">
            <text:p>9007683</text:p>
          </table:table-cell>
          <table:table-cell table:formula="of:=[.A565]/1000/(60*60*24)" office:value-type="time" office:time-value="PT02H30M07.683S" calcext:value-type="time">
            <text:p>02:30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19.89" calcext:value-type="float">
            <text:p>319.89</text:p>
          </table:table-cell>
          <table:table-cell office:value-type="float" office:value="407.62" calcext:value-type="float">
            <text:p>407.62</text:p>
          </table:table-cell>
        </table:table-row>
        <table:table-row table:style-name="ro1">
          <table:table-cell office:value-type="float" office:value="9023683" calcext:value-type="float">
            <text:p>9023683</text:p>
          </table:table-cell>
          <table:table-cell table:formula="of:=[.A566]/1000/(60*60*24)" office:value-type="time" office:time-value="PT02H30M23.683S" calcext:value-type="time">
            <text:p>02:30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20.44" calcext:value-type="float">
            <text:p>320.44</text:p>
          </table:table-cell>
          <table:table-cell office:value-type="float" office:value="408.29" calcext:value-type="float">
            <text:p>408.29</text:p>
          </table:table-cell>
        </table:table-row>
        <table:table-row table:style-name="ro1">
          <table:table-cell office:value-type="float" office:value="9039683" calcext:value-type="float">
            <text:p>9039683</text:p>
          </table:table-cell>
          <table:table-cell table:formula="of:=[.A567]/1000/(60*60*24)" office:value-type="time" office:time-value="PT02H30M39.683S" calcext:value-type="time">
            <text:p>02:30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20.99" calcext:value-type="float">
            <text:p>320.99</text:p>
          </table:table-cell>
          <table:table-cell office:value-type="float" office:value="408.97" calcext:value-type="float">
            <text:p>408.97</text:p>
          </table:table-cell>
        </table:table-row>
        <table:table-row table:style-name="ro1">
          <table:table-cell office:value-type="float" office:value="9055683" calcext:value-type="float">
            <text:p>9055683</text:p>
          </table:table-cell>
          <table:table-cell table:formula="of:=[.A568]/1000/(60*60*24)" office:value-type="time" office:time-value="PT02H30M55.683S" calcext:value-type="time">
            <text:p>02:30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1.53" calcext:value-type="float">
            <text:p>321.53</text:p>
          </table:table-cell>
          <table:table-cell office:value-type="float" office:value="409.64" calcext:value-type="float">
            <text:p>409.64</text:p>
          </table:table-cell>
        </table:table-row>
        <table:table-row table:style-name="ro1">
          <table:table-cell office:value-type="float" office:value="9071683" calcext:value-type="float">
            <text:p>9071683</text:p>
          </table:table-cell>
          <table:table-cell table:formula="of:=[.A569]/1000/(60*60*24)" office:value-type="time" office:time-value="PT02H31M11.683S" calcext:value-type="time">
            <text:p>02:31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2.08" calcext:value-type="float">
            <text:p>322.08</text:p>
          </table:table-cell>
          <table:table-cell office:value-type="float" office:value="410.31" calcext:value-type="float">
            <text:p>410.31</text:p>
          </table:table-cell>
        </table:table-row>
        <table:table-row table:style-name="ro1">
          <table:table-cell office:value-type="float" office:value="9087683" calcext:value-type="float">
            <text:p>9087683</text:p>
          </table:table-cell>
          <table:table-cell table:formula="of:=[.A570]/1000/(60*60*24)" office:value-type="time" office:time-value="PT02H31M27.683S" calcext:value-type="time">
            <text:p>02:31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2.63" calcext:value-type="float">
            <text:p>322.63</text:p>
          </table:table-cell>
          <table:table-cell office:value-type="float" office:value="410.99" calcext:value-type="float">
            <text:p>410.99</text:p>
          </table:table-cell>
        </table:table-row>
        <table:table-row table:style-name="ro1">
          <table:table-cell office:value-type="float" office:value="9103682" calcext:value-type="float">
            <text:p>9103682</text:p>
          </table:table-cell>
          <table:table-cell table:formula="of:=[.A571]/1000/(60*60*24)" office:value-type="time" office:time-value="PT02H31M43.682S" calcext:value-type="time">
            <text:p>02:31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3.18" calcext:value-type="float">
            <text:p>323.18</text:p>
          </table:table-cell>
          <table:table-cell office:value-type="float" office:value="411.66" calcext:value-type="float">
            <text:p>411.66</text:p>
          </table:table-cell>
        </table:table-row>
        <table:table-row table:style-name="ro1">
          <table:table-cell office:value-type="float" office:value="9119683" calcext:value-type="float">
            <text:p>9119683</text:p>
          </table:table-cell>
          <table:table-cell table:formula="of:=[.A572]/1000/(60*60*24)" office:value-type="time" office:time-value="PT02H31M59.683S" calcext:value-type="time">
            <text:p>02:32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3.73" calcext:value-type="float">
            <text:p>323.73</text:p>
          </table:table-cell>
          <table:table-cell office:value-type="float" office:value="412.34" calcext:value-type="float">
            <text:p>412.34</text:p>
          </table:table-cell>
        </table:table-row>
        <table:table-row table:style-name="ro1">
          <table:table-cell office:value-type="float" office:value="9135683" calcext:value-type="float">
            <text:p>9135683</text:p>
          </table:table-cell>
          <table:table-cell table:formula="of:=[.A573]/1000/(60*60*24)" office:value-type="time" office:time-value="PT02H32M15.683S" calcext:value-type="time">
            <text:p>02:32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4.28" calcext:value-type="float">
            <text:p>324.28</text:p>
          </table:table-cell>
          <table:table-cell office:value-type="float" office:value="413.01" calcext:value-type="float">
            <text:p>413.01</text:p>
          </table:table-cell>
        </table:table-row>
        <table:table-row table:style-name="ro1">
          <table:table-cell office:value-type="float" office:value="9151683" calcext:value-type="float">
            <text:p>9151683</text:p>
          </table:table-cell>
          <table:table-cell table:formula="of:=[.A574]/1000/(60*60*24)" office:value-type="time" office:time-value="PT02H32M31.683S" calcext:value-type="time">
            <text:p>02:32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4.83" calcext:value-type="float">
            <text:p>324.83</text:p>
          </table:table-cell>
          <table:table-cell office:value-type="float" office:value="413.69" calcext:value-type="float">
            <text:p>413.69</text:p>
          </table:table-cell>
        </table:table-row>
        <table:table-row table:style-name="ro1">
          <table:table-cell office:value-type="float" office:value="9167682" calcext:value-type="float">
            <text:p>9167682</text:p>
          </table:table-cell>
          <table:table-cell table:formula="of:=[.A575]/1000/(60*60*24)" office:value-type="time" office:time-value="PT02H32M47.682S" calcext:value-type="time">
            <text:p>02:32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5.38" calcext:value-type="float">
            <text:p>325.38</text:p>
          </table:table-cell>
          <table:table-cell office:value-type="float" office:value="414.36" calcext:value-type="float">
            <text:p>414.36</text:p>
          </table:table-cell>
        </table:table-row>
        <table:table-row table:style-name="ro1">
          <table:table-cell office:value-type="float" office:value="9183683" calcext:value-type="float">
            <text:p>9183683</text:p>
          </table:table-cell>
          <table:table-cell table:formula="of:=[.A576]/1000/(60*60*24)" office:value-type="time" office:time-value="PT02H33M03.683S" calcext:value-type="time">
            <text:p>02:33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5.93" calcext:value-type="float">
            <text:p>325.93</text:p>
          </table:table-cell>
          <table:table-cell office:value-type="float" office:value="415.04" calcext:value-type="float">
            <text:p>415.04</text:p>
          </table:table-cell>
        </table:table-row>
        <table:table-row table:style-name="ro1">
          <table:table-cell office:value-type="float" office:value="9199683" calcext:value-type="float">
            <text:p>9199683</text:p>
          </table:table-cell>
          <table:table-cell table:formula="of:=[.A577]/1000/(60*60*24)" office:value-type="time" office:time-value="PT02H33M19.683S" calcext:value-type="time">
            <text:p>02:33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6.47" calcext:value-type="float">
            <text:p>326.47</text:p>
          </table:table-cell>
          <table:table-cell office:value-type="float" office:value="415.71" calcext:value-type="float">
            <text:p>415.71</text:p>
          </table:table-cell>
        </table:table-row>
        <table:table-row table:style-name="ro1">
          <table:table-cell office:value-type="float" office:value="9215683" calcext:value-type="float">
            <text:p>9215683</text:p>
          </table:table-cell>
          <table:table-cell table:formula="of:=[.A578]/1000/(60*60*24)" office:value-type="time" office:time-value="PT02H33M35.683S" calcext:value-type="time">
            <text:p>02:33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7.02" calcext:value-type="float">
            <text:p>327.02</text:p>
          </table:table-cell>
          <table:table-cell office:value-type="float" office:value="416.38" calcext:value-type="float">
            <text:p>416.38</text:p>
          </table:table-cell>
        </table:table-row>
        <table:table-row table:style-name="ro1">
          <table:table-cell office:value-type="float" office:value="9231683" calcext:value-type="float">
            <text:p>9231683</text:p>
          </table:table-cell>
          <table:table-cell table:formula="of:=[.A579]/1000/(60*60*24)" office:value-type="time" office:time-value="PT02H33M51.683S" calcext:value-type="time">
            <text:p>02:33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7.57" calcext:value-type="float">
            <text:p>327.57</text:p>
          </table:table-cell>
          <table:table-cell office:value-type="float" office:value="417.06" calcext:value-type="float">
            <text:p>417.06</text:p>
          </table:table-cell>
        </table:table-row>
        <table:table-row table:style-name="ro1">
          <table:table-cell office:value-type="float" office:value="9247683" calcext:value-type="float">
            <text:p>9247683</text:p>
          </table:table-cell>
          <table:table-cell table:formula="of:=[.A580]/1000/(60*60*24)" office:value-type="time" office:time-value="PT02H34M07.683S" calcext:value-type="time">
            <text:p>02:34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8.12" calcext:value-type="float">
            <text:p>328.12</text:p>
          </table:table-cell>
          <table:table-cell office:value-type="float" office:value="417.73" calcext:value-type="float">
            <text:p>417.73</text:p>
          </table:table-cell>
        </table:table-row>
        <table:table-row table:style-name="ro1">
          <table:table-cell office:value-type="float" office:value="9263683" calcext:value-type="float">
            <text:p>9263683</text:p>
          </table:table-cell>
          <table:table-cell table:formula="of:=[.A581]/1000/(60*60*24)" office:value-type="time" office:time-value="PT02H34M23.683S" calcext:value-type="time">
            <text:p>02:34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8.67" calcext:value-type="float">
            <text:p>328.67</text:p>
          </table:table-cell>
          <table:table-cell office:value-type="float" office:value="418.41" calcext:value-type="float">
            <text:p>418.41</text:p>
          </table:table-cell>
        </table:table-row>
        <table:table-row table:style-name="ro1">
          <table:table-cell office:value-type="float" office:value="9279683" calcext:value-type="float">
            <text:p>9279683</text:p>
          </table:table-cell>
          <table:table-cell table:formula="of:=[.A582]/1000/(60*60*24)" office:value-type="time" office:time-value="PT02H34M39.683S" calcext:value-type="time">
            <text:p>02:34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29.22" calcext:value-type="float">
            <text:p>329.22</text:p>
          </table:table-cell>
          <table:table-cell office:value-type="float" office:value="419.08" calcext:value-type="float">
            <text:p>419.08</text:p>
          </table:table-cell>
        </table:table-row>
        <table:table-row table:style-name="ro1">
          <table:table-cell office:value-type="float" office:value="9295683" calcext:value-type="float">
            <text:p>9295683</text:p>
          </table:table-cell>
          <table:table-cell table:formula="of:=[.A583]/1000/(60*60*24)" office:value-type="time" office:time-value="PT02H34M55.683S" calcext:value-type="time">
            <text:p>02:34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29.77" calcext:value-type="float">
            <text:p>329.77</text:p>
          </table:table-cell>
          <table:table-cell office:value-type="float" office:value="419.75" calcext:value-type="float">
            <text:p>419.75</text:p>
          </table:table-cell>
        </table:table-row>
        <table:table-row table:style-name="ro1">
          <table:table-cell office:value-type="float" office:value="9311683" calcext:value-type="float">
            <text:p>9311683</text:p>
          </table:table-cell>
          <table:table-cell table:formula="of:=[.A584]/1000/(60*60*24)" office:value-type="time" office:time-value="PT02H35M11.683S" calcext:value-type="time">
            <text:p>02:35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30.32" calcext:value-type="float">
            <text:p>330.32</text:p>
          </table:table-cell>
          <table:table-cell office:value-type="float" office:value="420.43" calcext:value-type="float">
            <text:p>420.43</text:p>
          </table:table-cell>
        </table:table-row>
        <table:table-row table:style-name="ro1">
          <table:table-cell office:value-type="float" office:value="9327683" calcext:value-type="float">
            <text:p>9327683</text:p>
          </table:table-cell>
          <table:table-cell table:formula="of:=[.A585]/1000/(60*60*24)" office:value-type="time" office:time-value="PT02H35M27.683S" calcext:value-type="time">
            <text:p>02:35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0.86" calcext:value-type="float">
            <text:p>330.86</text:p>
          </table:table-cell>
          <table:table-cell office:value-type="float" office:value="421.1" calcext:value-type="float">
            <text:p>421.1</text:p>
          </table:table-cell>
        </table:table-row>
        <table:table-row table:style-name="ro1">
          <table:table-cell office:value-type="float" office:value="9343683" calcext:value-type="float">
            <text:p>9343683</text:p>
          </table:table-cell>
          <table:table-cell table:formula="of:=[.A586]/1000/(60*60*24)" office:value-type="time" office:time-value="PT02H35M43.683S" calcext:value-type="time">
            <text:p>02:35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1.41" calcext:value-type="float">
            <text:p>331.41</text:p>
          </table:table-cell>
          <table:table-cell office:value-type="float" office:value="421.78" calcext:value-type="float">
            <text:p>421.78</text:p>
          </table:table-cell>
        </table:table-row>
        <table:table-row table:style-name="ro1">
          <table:table-cell office:value-type="float" office:value="9359683" calcext:value-type="float">
            <text:p>9359683</text:p>
          </table:table-cell>
          <table:table-cell table:formula="of:=[.A587]/1000/(60*60*24)" office:value-type="time" office:time-value="PT02H35M59.683S" calcext:value-type="time">
            <text:p>02:36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31.96" calcext:value-type="float">
            <text:p>331.96</text:p>
          </table:table-cell>
          <table:table-cell office:value-type="float" office:value="422.45" calcext:value-type="float">
            <text:p>422.45</text:p>
          </table:table-cell>
        </table:table-row>
        <table:table-row table:style-name="ro1">
          <table:table-cell office:value-type="float" office:value="9375683" calcext:value-type="float">
            <text:p>9375683</text:p>
          </table:table-cell>
          <table:table-cell table:formula="of:=[.A588]/1000/(60*60*24)" office:value-type="time" office:time-value="PT02H36M15.683S" calcext:value-type="time">
            <text:p>02:36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2.51" calcext:value-type="float">
            <text:p>332.51</text:p>
          </table:table-cell>
          <table:table-cell office:value-type="float" office:value="423.12" calcext:value-type="float">
            <text:p>423.12</text:p>
          </table:table-cell>
        </table:table-row>
        <table:table-row table:style-name="ro1">
          <table:table-cell office:value-type="float" office:value="9391683" calcext:value-type="float">
            <text:p>9391683</text:p>
          </table:table-cell>
          <table:table-cell table:formula="of:=[.A589]/1000/(60*60*24)" office:value-type="time" office:time-value="PT02H36M31.683S" calcext:value-type="time">
            <text:p>02:36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3.06" calcext:value-type="float">
            <text:p>333.06</text:p>
          </table:table-cell>
          <table:table-cell office:value-type="float" office:value="423.8" calcext:value-type="float">
            <text:p>423.8</text:p>
          </table:table-cell>
        </table:table-row>
        <table:table-row table:style-name="ro1">
          <table:table-cell office:value-type="float" office:value="9407682" calcext:value-type="float">
            <text:p>9407682</text:p>
          </table:table-cell>
          <table:table-cell table:formula="of:=[.A590]/1000/(60*60*24)" office:value-type="time" office:time-value="PT02H36M47.682S" calcext:value-type="time">
            <text:p>02:36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3.61" calcext:value-type="float">
            <text:p>333.61</text:p>
          </table:table-cell>
          <table:table-cell office:value-type="float" office:value="424.47" calcext:value-type="float">
            <text:p>424.47</text:p>
          </table:table-cell>
        </table:table-row>
        <table:table-row table:style-name="ro1">
          <table:table-cell office:value-type="float" office:value="9423683" calcext:value-type="float">
            <text:p>9423683</text:p>
          </table:table-cell>
          <table:table-cell table:formula="of:=[.A591]/1000/(60*60*24)" office:value-type="time" office:time-value="PT02H37M03.683S" calcext:value-type="time">
            <text:p>02:37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4.15" calcext:value-type="float">
            <text:p>334.15</text:p>
          </table:table-cell>
          <table:table-cell office:value-type="float" office:value="425.15" calcext:value-type="float">
            <text:p>425.15</text:p>
          </table:table-cell>
        </table:table-row>
        <table:table-row table:style-name="ro1">
          <table:table-cell office:value-type="float" office:value="9439683" calcext:value-type="float">
            <text:p>9439683</text:p>
          </table:table-cell>
          <table:table-cell table:formula="of:=[.A592]/1000/(60*60*24)" office:value-type="time" office:time-value="PT02H37M19.683S" calcext:value-type="time">
            <text:p>02:37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4.7" calcext:value-type="float">
            <text:p>334.7</text:p>
          </table:table-cell>
          <table:table-cell office:value-type="float" office:value="425.82" calcext:value-type="float">
            <text:p>425.82</text:p>
          </table:table-cell>
        </table:table-row>
        <table:table-row table:style-name="ro1">
          <table:table-cell office:value-type="float" office:value="9455683" calcext:value-type="float">
            <text:p>9455683</text:p>
          </table:table-cell>
          <table:table-cell table:formula="of:=[.A593]/1000/(60*60*24)" office:value-type="time" office:time-value="PT02H37M35.683S" calcext:value-type="time">
            <text:p>02:37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35.25" calcext:value-type="float">
            <text:p>335.25</text:p>
          </table:table-cell>
          <table:table-cell office:value-type="float" office:value="426.49" calcext:value-type="float">
            <text:p>426.49</text:p>
          </table:table-cell>
        </table:table-row>
        <table:table-row table:style-name="ro1">
          <table:table-cell office:value-type="float" office:value="9471683" calcext:value-type="float">
            <text:p>9471683</text:p>
          </table:table-cell>
          <table:table-cell table:formula="of:=[.A594]/1000/(60*60*24)" office:value-type="time" office:time-value="PT02H37M51.683S" calcext:value-type="time">
            <text:p>02:37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5.8" calcext:value-type="float">
            <text:p>335.8</text:p>
          </table:table-cell>
          <table:table-cell office:value-type="float" office:value="427.17" calcext:value-type="float">
            <text:p>427.17</text:p>
          </table:table-cell>
        </table:table-row>
        <table:table-row table:style-name="ro1">
          <table:table-cell office:value-type="float" office:value="9487683" calcext:value-type="float">
            <text:p>9487683</text:p>
          </table:table-cell>
          <table:table-cell table:formula="of:=[.A595]/1000/(60*60*24)" office:value-type="time" office:time-value="PT02H38M07.683S" calcext:value-type="time">
            <text:p>02:38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6.35" calcext:value-type="float">
            <text:p>336.35</text:p>
          </table:table-cell>
          <table:table-cell office:value-type="float" office:value="427.84" calcext:value-type="float">
            <text:p>427.84</text:p>
          </table:table-cell>
        </table:table-row>
        <table:table-row table:style-name="ro1">
          <table:table-cell office:value-type="float" office:value="9503683" calcext:value-type="float">
            <text:p>9503683</text:p>
          </table:table-cell>
          <table:table-cell table:formula="of:=[.A596]/1000/(60*60*24)" office:value-type="time" office:time-value="PT02H38M23.683S" calcext:value-type="time">
            <text:p>02:38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6.9" calcext:value-type="float">
            <text:p>336.9</text:p>
          </table:table-cell>
          <table:table-cell office:value-type="float" office:value="428.51" calcext:value-type="float">
            <text:p>428.51</text:p>
          </table:table-cell>
        </table:table-row>
        <table:table-row table:style-name="ro1">
          <table:table-cell office:value-type="float" office:value="9519682" calcext:value-type="float">
            <text:p>9519682</text:p>
          </table:table-cell>
          <table:table-cell table:formula="of:=[.A597]/1000/(60*60*24)" office:value-type="time" office:time-value="PT02H38M39.682S" calcext:value-type="time">
            <text:p>02:38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7.44" calcext:value-type="float">
            <text:p>337.44</text:p>
          </table:table-cell>
          <table:table-cell office:value-type="float" office:value="429.19" calcext:value-type="float">
            <text:p>429.19</text:p>
          </table:table-cell>
        </table:table-row>
        <table:table-row table:style-name="ro1">
          <table:table-cell office:value-type="float" office:value="9535682" calcext:value-type="float">
            <text:p>9535682</text:p>
          </table:table-cell>
          <table:table-cell table:formula="of:=[.A598]/1000/(60*60*24)" office:value-type="time" office:time-value="PT02H38M55.682S" calcext:value-type="time">
            <text:p>02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337.99" calcext:value-type="float">
            <text:p>337.99</text:p>
          </table:table-cell>
          <table:table-cell office:value-type="float" office:value="429.86" calcext:value-type="float">
            <text:p>429.86</text:p>
          </table:table-cell>
        </table:table-row>
        <table:table-row table:style-name="ro1">
          <table:table-cell office:value-type="float" office:value="9551683" calcext:value-type="float">
            <text:p>9551683</text:p>
          </table:table-cell>
          <table:table-cell table:formula="of:=[.A599]/1000/(60*60*24)" office:value-type="time" office:time-value="PT02H39M11.683S" calcext:value-type="time">
            <text:p>02:39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8.54" calcext:value-type="float">
            <text:p>338.54</text:p>
          </table:table-cell>
          <table:table-cell office:value-type="float" office:value="430.53" calcext:value-type="float">
            <text:p>430.53</text:p>
          </table:table-cell>
        </table:table-row>
        <table:table-row table:style-name="ro1">
          <table:table-cell office:value-type="float" office:value="9567683" calcext:value-type="float">
            <text:p>9567683</text:p>
          </table:table-cell>
          <table:table-cell table:formula="of:=[.A600]/1000/(60*60*24)" office:value-type="time" office:time-value="PT02H39M27.683S" calcext:value-type="time">
            <text:p>02:39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39.09" calcext:value-type="float">
            <text:p>339.09</text:p>
          </table:table-cell>
          <table:table-cell office:value-type="float" office:value="431.21" calcext:value-type="float">
            <text:p>431.21</text:p>
          </table:table-cell>
        </table:table-row>
        <table:table-row table:style-name="ro1">
          <table:table-cell office:value-type="float" office:value="9583683" calcext:value-type="float">
            <text:p>9583683</text:p>
          </table:table-cell>
          <table:table-cell table:formula="of:=[.A601]/1000/(60*60*24)" office:value-type="time" office:time-value="PT02H39M43.683S" calcext:value-type="time">
            <text:p>02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339.64" calcext:value-type="float">
            <text:p>339.64</text:p>
          </table:table-cell>
          <table:table-cell office:value-type="float" office:value="431.88" calcext:value-type="float">
            <text:p>431.88</text:p>
          </table:table-cell>
        </table:table-row>
        <table:table-row table:style-name="ro1">
          <table:table-cell office:value-type="float" office:value="9599683" calcext:value-type="float">
            <text:p>9599683</text:p>
          </table:table-cell>
          <table:table-cell table:formula="of:=[.A602]/1000/(60*60*24)" office:value-type="time" office:time-value="PT02H39M59.683S" calcext:value-type="time">
            <text:p>02:4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340.19" calcext:value-type="float">
            <text:p>340.19</text:p>
          </table:table-cell>
          <table:table-cell office:value-type="float" office:value="432.55" calcext:value-type="float">
            <text:p>432.55</text:p>
          </table:table-cell>
        </table:table-row>
        <table:table-row table:style-name="ro1">
          <table:table-cell office:value-type="float" office:value="9615683" calcext:value-type="float">
            <text:p>9615683</text:p>
          </table:table-cell>
          <table:table-cell table:formula="of:=[.A603]/1000/(60*60*24)" office:value-type="time" office:time-value="PT02H40M15.683S" calcext:value-type="time">
            <text:p>02:40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40.73" calcext:value-type="float">
            <text:p>340.73</text:p>
          </table:table-cell>
          <table:table-cell office:value-type="float" office:value="433.23" calcext:value-type="float">
            <text:p>433.23</text:p>
          </table:table-cell>
        </table:table-row>
        <table:table-row table:style-name="ro1">
          <table:table-cell office:value-type="float" office:value="9631683" calcext:value-type="float">
            <text:p>9631683</text:p>
          </table:table-cell>
          <table:table-cell table:formula="of:=[.A604]/1000/(60*60*24)" office:value-type="time" office:time-value="PT02H40M31.683S" calcext:value-type="time">
            <text:p>02:40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1.28" calcext:value-type="float">
            <text:p>341.28</text:p>
          </table:table-cell>
          <table:table-cell office:value-type="float" office:value="433.9" calcext:value-type="float">
            <text:p>433.9</text:p>
          </table:table-cell>
        </table:table-row>
        <table:table-row table:style-name="ro1">
          <table:table-cell office:value-type="float" office:value="9647683" calcext:value-type="float">
            <text:p>9647683</text:p>
          </table:table-cell>
          <table:table-cell table:formula="of:=[.A605]/1000/(60*60*24)" office:value-type="time" office:time-value="PT02H40M47.683S" calcext:value-type="time">
            <text:p>02:40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41.83" calcext:value-type="float">
            <text:p>341.83</text:p>
          </table:table-cell>
          <table:table-cell office:value-type="float" office:value="434.57" calcext:value-type="float">
            <text:p>434.57</text:p>
          </table:table-cell>
        </table:table-row>
        <table:table-row table:style-name="ro1">
          <table:table-cell office:value-type="float" office:value="9663683" calcext:value-type="float">
            <text:p>9663683</text:p>
          </table:table-cell>
          <table:table-cell table:formula="of:=[.A606]/1000/(60*60*24)" office:value-type="time" office:time-value="PT02H41M03.683S" calcext:value-type="time">
            <text:p>02:41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42.38" calcext:value-type="float">
            <text:p>342.38</text:p>
          </table:table-cell>
          <table:table-cell office:value-type="float" office:value="435.25" calcext:value-type="float">
            <text:p>435.25</text:p>
          </table:table-cell>
        </table:table-row>
        <table:table-row table:style-name="ro1">
          <table:table-cell office:value-type="float" office:value="9679683" calcext:value-type="float">
            <text:p>9679683</text:p>
          </table:table-cell>
          <table:table-cell table:formula="of:=[.A607]/1000/(60*60*24)" office:value-type="time" office:time-value="PT02H41M19.683S" calcext:value-type="time">
            <text:p>02:41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2.93" calcext:value-type="float">
            <text:p>342.93</text:p>
          </table:table-cell>
          <table:table-cell office:value-type="float" office:value="435.92" calcext:value-type="float">
            <text:p>435.92</text:p>
          </table:table-cell>
        </table:table-row>
        <table:table-row table:style-name="ro1">
          <table:table-cell office:value-type="float" office:value="9695683" calcext:value-type="float">
            <text:p>9695683</text:p>
          </table:table-cell>
          <table:table-cell table:formula="of:=[.A608]/1000/(60*60*24)" office:value-type="time" office:time-value="PT02H41M35.683S" calcext:value-type="time">
            <text:p>02:41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3.47" calcext:value-type="float">
            <text:p>343.47</text:p>
          </table:table-cell>
          <table:table-cell office:value-type="float" office:value="436.59" calcext:value-type="float">
            <text:p>436.59</text:p>
          </table:table-cell>
        </table:table-row>
        <table:table-row table:style-name="ro1">
          <table:table-cell office:value-type="float" office:value="9711683" calcext:value-type="float">
            <text:p>9711683</text:p>
          </table:table-cell>
          <table:table-cell table:formula="of:=[.A609]/1000/(60*60*24)" office:value-type="time" office:time-value="PT02H41M51.683S" calcext:value-type="time">
            <text:p>02:4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344.02" calcext:value-type="float">
            <text:p>344.02</text:p>
          </table:table-cell>
          <table:table-cell office:value-type="float" office:value="437.26" calcext:value-type="float">
            <text:p>437.26</text:p>
          </table:table-cell>
        </table:table-row>
        <table:table-row table:style-name="ro1">
          <table:table-cell office:value-type="float" office:value="9727683" calcext:value-type="float">
            <text:p>9727683</text:p>
          </table:table-cell>
          <table:table-cell table:formula="of:=[.A610]/1000/(60*60*24)" office:value-type="time" office:time-value="PT02H42M07.683S" calcext:value-type="time">
            <text:p>02:42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4.57" calcext:value-type="float">
            <text:p>344.57</text:p>
          </table:table-cell>
          <table:table-cell office:value-type="float" office:value="437.94" calcext:value-type="float">
            <text:p>437.94</text:p>
          </table:table-cell>
        </table:table-row>
        <table:table-row table:style-name="ro1">
          <table:table-cell office:value-type="float" office:value="9743683" calcext:value-type="float">
            <text:p>9743683</text:p>
          </table:table-cell>
          <table:table-cell table:formula="of:=[.A611]/1000/(60*60*24)" office:value-type="time" office:time-value="PT02H42M23.683S" calcext:value-type="time">
            <text:p>02:42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5.12" calcext:value-type="float">
            <text:p>345.12</text:p>
          </table:table-cell>
          <table:table-cell office:value-type="float" office:value="438.61" calcext:value-type="float">
            <text:p>438.61</text:p>
          </table:table-cell>
        </table:table-row>
        <table:table-row table:style-name="ro1">
          <table:table-cell office:value-type="float" office:value="9759683" calcext:value-type="float">
            <text:p>9759683</text:p>
          </table:table-cell>
          <table:table-cell table:formula="of:=[.A612]/1000/(60*60*24)" office:value-type="time" office:time-value="PT02H42M39.683S" calcext:value-type="time">
            <text:p>02:4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45.67" calcext:value-type="float">
            <text:p>345.67</text:p>
          </table:table-cell>
          <table:table-cell office:value-type="float" office:value="439.28" calcext:value-type="float">
            <text:p>439.28</text:p>
          </table:table-cell>
        </table:table-row>
        <table:table-row table:style-name="ro1">
          <table:table-cell office:value-type="float" office:value="9775683" calcext:value-type="float">
            <text:p>9775683</text:p>
          </table:table-cell>
          <table:table-cell table:formula="of:=[.A613]/1000/(60*60*24)" office:value-type="time" office:time-value="PT02H42M55.683S" calcext:value-type="time">
            <text:p>02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46.21" calcext:value-type="float">
            <text:p>346.21</text:p>
          </table:table-cell>
          <table:table-cell office:value-type="float" office:value="439.95" calcext:value-type="float">
            <text:p>439.95</text:p>
          </table:table-cell>
        </table:table-row>
        <table:table-row table:style-name="ro1">
          <table:table-cell office:value-type="float" office:value="9791683" calcext:value-type="float">
            <text:p>9791683</text:p>
          </table:table-cell>
          <table:table-cell table:formula="of:=[.A614]/1000/(60*60*24)" office:value-type="time" office:time-value="PT02H43M11.683S" calcext:value-type="time">
            <text:p>02:43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6.76" calcext:value-type="float">
            <text:p>346.76</text:p>
          </table:table-cell>
          <table:table-cell office:value-type="float" office:value="440.62" calcext:value-type="float">
            <text:p>440.62</text:p>
          </table:table-cell>
        </table:table-row>
        <table:table-row table:style-name="ro1">
          <table:table-cell office:value-type="float" office:value="9807683" calcext:value-type="float">
            <text:p>9807683</text:p>
          </table:table-cell>
          <table:table-cell table:formula="of:=[.A615]/1000/(60*60*24)" office:value-type="time" office:time-value="PT02H43M27.683S" calcext:value-type="time">
            <text:p>02:43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7.31" calcext:value-type="float">
            <text:p>347.31</text:p>
          </table:table-cell>
          <table:table-cell office:value-type="float" office:value="441.3" calcext:value-type="float">
            <text:p>441.3</text:p>
          </table:table-cell>
        </table:table-row>
        <table:table-row table:style-name="ro1">
          <table:table-cell office:value-type="float" office:value="9823683" calcext:value-type="float">
            <text:p>9823683</text:p>
          </table:table-cell>
          <table:table-cell table:formula="of:=[.A616]/1000/(60*60*24)" office:value-type="time" office:time-value="PT02H43M43.683S" calcext:value-type="time">
            <text:p>02:43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47.86" calcext:value-type="float">
            <text:p>347.86</text:p>
          </table:table-cell>
          <table:table-cell office:value-type="float" office:value="441.97" calcext:value-type="float">
            <text:p>441.97</text:p>
          </table:table-cell>
        </table:table-row>
        <table:table-row table:style-name="ro1">
          <table:table-cell office:value-type="float" office:value="9839683" calcext:value-type="float">
            <text:p>9839683</text:p>
          </table:table-cell>
          <table:table-cell table:formula="of:=[.A617]/1000/(60*60*24)" office:value-type="time" office:time-value="PT02H43M59.683S" calcext:value-type="time">
            <text:p>02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48.4" calcext:value-type="float">
            <text:p>348.4</text:p>
          </table:table-cell>
          <table:table-cell office:value-type="float" office:value="442.64" calcext:value-type="float">
            <text:p>442.64</text:p>
          </table:table-cell>
        </table:table-row>
        <table:table-row table:style-name="ro1">
          <table:table-cell office:value-type="float" office:value="9855683" calcext:value-type="float">
            <text:p>9855683</text:p>
          </table:table-cell>
          <table:table-cell table:formula="of:=[.A618]/1000/(60*60*24)" office:value-type="time" office:time-value="PT02H44M15.683S" calcext:value-type="time">
            <text:p>02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48.95" calcext:value-type="float">
            <text:p>348.95</text:p>
          </table:table-cell>
          <table:table-cell office:value-type="float" office:value="443.31" calcext:value-type="float">
            <text:p>443.31</text:p>
          </table:table-cell>
        </table:table-row>
        <table:table-row table:style-name="ro1">
          <table:table-cell office:value-type="float" office:value="9871683" calcext:value-type="float">
            <text:p>9871683</text:p>
          </table:table-cell>
          <table:table-cell table:formula="of:=[.A619]/1000/(60*60*24)" office:value-type="time" office:time-value="PT02H44M31.683S" calcext:value-type="time">
            <text:p>02:44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49.5" calcext:value-type="float">
            <text:p>349.5</text:p>
          </table:table-cell>
          <table:table-cell office:value-type="float" office:value="443.98" calcext:value-type="float">
            <text:p>443.98</text:p>
          </table:table-cell>
        </table:table-row>
        <table:table-row table:style-name="ro1">
          <table:table-cell office:value-type="float" office:value="9887683" calcext:value-type="float">
            <text:p>9887683</text:p>
          </table:table-cell>
          <table:table-cell table:formula="of:=[.A620]/1000/(60*60*24)" office:value-type="time" office:time-value="PT02H44M47.683S" calcext:value-type="time">
            <text:p>02:4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50.05" calcext:value-type="float">
            <text:p>350.05</text:p>
          </table:table-cell>
          <table:table-cell office:value-type="float" office:value="444.66" calcext:value-type="float">
            <text:p>444.66</text:p>
          </table:table-cell>
        </table:table-row>
        <table:table-row table:style-name="ro1">
          <table:table-cell office:value-type="float" office:value="9903683" calcext:value-type="float">
            <text:p>9903683</text:p>
          </table:table-cell>
          <table:table-cell table:formula="of:=[.A621]/1000/(60*60*24)" office:value-type="time" office:time-value="PT02H45M03.683S" calcext:value-type="time">
            <text:p>02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50.6" calcext:value-type="float">
            <text:p>350.6</text:p>
          </table:table-cell>
          <table:table-cell office:value-type="float" office:value="445.33" calcext:value-type="float">
            <text:p>445.33</text:p>
          </table:table-cell>
        </table:table-row>
        <table:table-row table:style-name="ro1">
          <table:table-cell office:value-type="float" office:value="9919683" calcext:value-type="float">
            <text:p>9919683</text:p>
          </table:table-cell>
          <table:table-cell table:formula="of:=[.A622]/1000/(60*60*24)" office:value-type="time" office:time-value="PT02H45M19.683S" calcext:value-type="time">
            <text:p>02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51.14" calcext:value-type="float">
            <text:p>351.1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9935683" calcext:value-type="float">
            <text:p>9935683</text:p>
          </table:table-cell>
          <table:table-cell table:formula="of:=[.A623]/1000/(60*60*24)" office:value-type="time" office:time-value="PT02H45M35.683S" calcext:value-type="time">
            <text:p>02:4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1.69" calcext:value-type="float">
            <text:p>351.69</text:p>
          </table:table-cell>
          <table:table-cell office:value-type="float" office:value="446.67" calcext:value-type="float">
            <text:p>446.67</text:p>
          </table:table-cell>
        </table:table-row>
        <table:table-row table:style-name="ro1">
          <table:table-cell office:value-type="float" office:value="9951683" calcext:value-type="float">
            <text:p>9951683</text:p>
          </table:table-cell>
          <table:table-cell table:formula="of:=[.A624]/1000/(60*60*24)" office:value-type="time" office:time-value="PT02H45M51.683S" calcext:value-type="time">
            <text:p>02:4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2.24" calcext:value-type="float">
            <text:p>352.24</text:p>
          </table:table-cell>
          <table:table-cell office:value-type="float" office:value="447.34" calcext:value-type="float">
            <text:p>447.34</text:p>
          </table:table-cell>
        </table:table-row>
        <table:table-row table:style-name="ro1">
          <table:table-cell office:value-type="float" office:value="9967683" calcext:value-type="float">
            <text:p>9967683</text:p>
          </table:table-cell>
          <table:table-cell table:formula="of:=[.A625]/1000/(60*60*24)" office:value-type="time" office:time-value="PT02H46M07.683S" calcext:value-type="time">
            <text:p>02:4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52.79" calcext:value-type="float">
            <text:p>352.79</text:p>
          </table:table-cell>
          <table:table-cell office:value-type="float" office:value="448.01" calcext:value-type="float">
            <text:p>448.01</text:p>
          </table:table-cell>
        </table:table-row>
        <table:table-row table:style-name="ro1">
          <table:table-cell office:value-type="float" office:value="9983683" calcext:value-type="float">
            <text:p>9983683</text:p>
          </table:table-cell>
          <table:table-cell table:formula="of:=[.A626]/1000/(60*60*24)" office:value-type="time" office:time-value="PT02H46M23.683S" calcext:value-type="time">
            <text:p>02:4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3.33" calcext:value-type="float">
            <text:p>353.33</text:p>
          </table:table-cell>
          <table:table-cell office:value-type="float" office:value="448.68" calcext:value-type="float">
            <text:p>448.68</text:p>
          </table:table-cell>
        </table:table-row>
        <table:table-row table:style-name="ro1">
          <table:table-cell office:value-type="float" office:value="9999683" calcext:value-type="float">
            <text:p>9999683</text:p>
          </table:table-cell>
          <table:table-cell table:formula="of:=[.A627]/1000/(60*60*24)" office:value-type="time" office:time-value="PT02H46M39.683S" calcext:value-type="time">
            <text:p>02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3.88" calcext:value-type="float">
            <text:p>353.88</text:p>
          </table:table-cell>
          <table:table-cell office:value-type="float" office:value="449.35" calcext:value-type="float">
            <text:p>449.35</text:p>
          </table:table-cell>
        </table:table-row>
        <table:table-row table:style-name="ro1">
          <table:table-cell office:value-type="float" office:value="10015683" calcext:value-type="float">
            <text:p>10015683</text:p>
          </table:table-cell>
          <table:table-cell table:formula="of:=[.A628]/1000/(60*60*24)" office:value-type="time" office:time-value="PT02H46M55.683S" calcext:value-type="time">
            <text:p>02:4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54.43" calcext:value-type="float">
            <text:p>354.43</text:p>
          </table:table-cell>
          <table:table-cell office:value-type="float" office:value="450.02" calcext:value-type="float">
            <text:p>450.02</text:p>
          </table:table-cell>
        </table:table-row>
        <table:table-row table:style-name="ro1">
          <table:table-cell office:value-type="float" office:value="10031683" calcext:value-type="float">
            <text:p>10031683</text:p>
          </table:table-cell>
          <table:table-cell table:formula="of:=[.A629]/1000/(60*60*24)" office:value-type="time" office:time-value="PT02H47M11.683S" calcext:value-type="time">
            <text:p>02:4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4.98" calcext:value-type="float">
            <text:p>354.98</text:p>
          </table:table-cell>
          <table:table-cell office:value-type="float" office:value="450.7" calcext:value-type="float">
            <text:p>450.7</text:p>
          </table:table-cell>
        </table:table-row>
        <table:table-row table:style-name="ro1">
          <table:table-cell office:value-type="float" office:value="10047683" calcext:value-type="float">
            <text:p>10047683</text:p>
          </table:table-cell>
          <table:table-cell table:formula="of:=[.A630]/1000/(60*60*24)" office:value-type="time" office:time-value="PT02H47M27.683S" calcext:value-type="time">
            <text:p>02:47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55.52" calcext:value-type="float">
            <text:p>355.52</text:p>
          </table:table-cell>
          <table:table-cell office:value-type="float" office:value="451.37" calcext:value-type="float">
            <text:p>451.37</text:p>
          </table:table-cell>
        </table:table-row>
        <table:table-row table:style-name="ro1">
          <table:table-cell office:value-type="float" office:value="10063683" calcext:value-type="float">
            <text:p>10063683</text:p>
          </table:table-cell>
          <table:table-cell table:formula="of:=[.A631]/1000/(60*60*24)" office:value-type="time" office:time-value="PT02H47M43.683S" calcext:value-type="time">
            <text:p>02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6.07" calcext:value-type="float">
            <text:p>356.07</text:p>
          </table:table-cell>
          <table:table-cell office:value-type="float" office:value="452.04" calcext:value-type="float">
            <text:p>452.04</text:p>
          </table:table-cell>
        </table:table-row>
        <table:table-row table:style-name="ro1">
          <table:table-cell office:value-type="float" office:value="10079683" calcext:value-type="float">
            <text:p>10079683</text:p>
          </table:table-cell>
          <table:table-cell table:formula="of:=[.A632]/1000/(60*60*24)" office:value-type="time" office:time-value="PT02H47M59.683S" calcext:value-type="time">
            <text:p>02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6.62" calcext:value-type="float">
            <text:p>356.62</text:p>
          </table:table-cell>
          <table:table-cell office:value-type="float" office:value="452.71" calcext:value-type="float">
            <text:p>452.71</text:p>
          </table:table-cell>
        </table:table-row>
        <table:table-row table:style-name="ro1">
          <table:table-cell office:value-type="float" office:value="10095683" calcext:value-type="float">
            <text:p>10095683</text:p>
          </table:table-cell>
          <table:table-cell table:formula="of:=[.A633]/1000/(60*60*24)" office:value-type="time" office:time-value="PT02H48M15.683S" calcext:value-type="time">
            <text:p>02:4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7.16" calcext:value-type="float">
            <text:p>357.16</text:p>
          </table:table-cell>
          <table:table-cell office:value-type="float" office:value="453.38" calcext:value-type="float">
            <text:p>453.38</text:p>
          </table:table-cell>
        </table:table-row>
        <table:table-row table:style-name="ro1">
          <table:table-cell office:value-type="float" office:value="10111683" calcext:value-type="float">
            <text:p>10111683</text:p>
          </table:table-cell>
          <table:table-cell table:formula="of:=[.A634]/1000/(60*60*24)" office:value-type="time" office:time-value="PT02H48M31.683S" calcext:value-type="time">
            <text:p>02:4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7.71" calcext:value-type="float">
            <text:p>357.71</text:p>
          </table:table-cell>
          <table:table-cell office:value-type="float" office:value="454.05" calcext:value-type="float">
            <text:p>454.05</text:p>
          </table:table-cell>
        </table:table-row>
        <table:table-row table:style-name="ro1">
          <table:table-cell office:value-type="float" office:value="10127683" calcext:value-type="float">
            <text:p>10127683</text:p>
          </table:table-cell>
          <table:table-cell table:formula="of:=[.A635]/1000/(60*60*24)" office:value-type="time" office:time-value="PT02H48M47.683S" calcext:value-type="time">
            <text:p>02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8.26" calcext:value-type="float">
            <text:p>358.26</text:p>
          </table:table-cell>
          <table:table-cell office:value-type="float" office:value="454.72" calcext:value-type="float">
            <text:p>454.72</text:p>
          </table:table-cell>
        </table:table-row>
        <table:table-row table:style-name="ro1">
          <table:table-cell office:value-type="float" office:value="10143683" calcext:value-type="float">
            <text:p>10143683</text:p>
          </table:table-cell>
          <table:table-cell table:formula="of:=[.A636]/1000/(60*60*24)" office:value-type="time" office:time-value="PT02H49M03.683S" calcext:value-type="time">
            <text:p>02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58.81" calcext:value-type="float">
            <text:p>358.81</text:p>
          </table:table-cell>
          <table:table-cell office:value-type="float" office:value="455.39" calcext:value-type="float">
            <text:p>455.39</text:p>
          </table:table-cell>
        </table:table-row>
        <table:table-row table:style-name="ro1">
          <table:table-cell office:value-type="float" office:value="10159683" calcext:value-type="float">
            <text:p>10159683</text:p>
          </table:table-cell>
          <table:table-cell table:formula="of:=[.A637]/1000/(60*60*24)" office:value-type="time" office:time-value="PT02H49M19.683S" calcext:value-type="time">
            <text:p>02:4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59.35" calcext:value-type="float">
            <text:p>359.35</text:p>
          </table:table-cell>
          <table:table-cell office:value-type="float" office:value="456.06" calcext:value-type="float">
            <text:p>456.06</text:p>
          </table:table-cell>
        </table:table-row>
        <table:table-row table:style-name="ro1">
          <table:table-cell office:value-type="float" office:value="10175683" calcext:value-type="float">
            <text:p>10175683</text:p>
          </table:table-cell>
          <table:table-cell table:formula="of:=[.A638]/1000/(60*60*24)" office:value-type="time" office:time-value="PT02H49M35.683S" calcext:value-type="time">
            <text:p>02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59.9" calcext:value-type="float">
            <text:p>359.9</text:p>
          </table:table-cell>
          <table:table-cell office:value-type="float" office:value="456.73" calcext:value-type="float">
            <text:p>456.73</text:p>
          </table:table-cell>
        </table:table-row>
        <table:table-row table:style-name="ro1">
          <table:table-cell office:value-type="float" office:value="10191683" calcext:value-type="float">
            <text:p>10191683</text:p>
          </table:table-cell>
          <table:table-cell table:formula="of:=[.A639]/1000/(60*60*24)" office:value-type="time" office:time-value="PT02H49M51.683S" calcext:value-type="time">
            <text:p>02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0.45" calcext:value-type="float">
            <text:p>360.45</text:p>
          </table:table-cell>
          <table:table-cell office:value-type="float" office:value="457.4" calcext:value-type="float">
            <text:p>457.4</text:p>
          </table:table-cell>
        </table:table-row>
        <table:table-row table:style-name="ro1">
          <table:table-cell office:value-type="float" office:value="10207683" calcext:value-type="float">
            <text:p>10207683</text:p>
          </table:table-cell>
          <table:table-cell table:formula="of:=[.A640]/1000/(60*60*24)" office:value-type="time" office:time-value="PT02H50M07.683S" calcext:value-type="time">
            <text:p>02:5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61" calcext:value-type="float">
            <text:p>361</text:p>
          </table:table-cell>
          <table:table-cell office:value-type="float" office:value="458.07" calcext:value-type="float">
            <text:p>458.07</text:p>
          </table:table-cell>
        </table:table-row>
        <table:table-row table:style-name="ro1">
          <table:table-cell office:value-type="float" office:value="10223683" calcext:value-type="float">
            <text:p>10223683</text:p>
          </table:table-cell>
          <table:table-cell table:formula="of:=[.A641]/1000/(60*60*24)" office:value-type="time" office:time-value="PT02H50M23.683S" calcext:value-type="time">
            <text:p>02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61.54" calcext:value-type="float">
            <text:p>361.54</text:p>
          </table:table-cell>
          <table:table-cell office:value-type="float" office:value="458.74" calcext:value-type="float">
            <text:p>458.74</text:p>
          </table:table-cell>
        </table:table-row>
        <table:table-row table:style-name="ro1">
          <table:table-cell office:value-type="float" office:value="10239683" calcext:value-type="float">
            <text:p>10239683</text:p>
          </table:table-cell>
          <table:table-cell table:formula="of:=[.A642]/1000/(60*60*24)" office:value-type="time" office:time-value="PT02H50M39.683S" calcext:value-type="time">
            <text:p>02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2.09" calcext:value-type="float">
            <text:p>362.09</text:p>
          </table:table-cell>
          <table:table-cell office:value-type="float" office:value="459.41" calcext:value-type="float">
            <text:p>459.41</text:p>
          </table:table-cell>
        </table:table-row>
        <table:table-row table:style-name="ro1">
          <table:table-cell office:value-type="float" office:value="10255683" calcext:value-type="float">
            <text:p>10255683</text:p>
          </table:table-cell>
          <table:table-cell table:formula="of:=[.A643]/1000/(60*60*24)" office:value-type="time" office:time-value="PT02H50M55.683S" calcext:value-type="time">
            <text:p>02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2.64" calcext:value-type="float">
            <text:p>362.64</text:p>
          </table:table-cell>
          <table:table-cell office:value-type="float" office:value="460.08" calcext:value-type="float">
            <text:p>460.08</text:p>
          </table:table-cell>
        </table:table-row>
        <table:table-row table:style-name="ro1">
          <table:table-cell office:value-type="float" office:value="10271683" calcext:value-type="float">
            <text:p>10271683</text:p>
          </table:table-cell>
          <table:table-cell table:formula="of:=[.A644]/1000/(60*60*24)" office:value-type="time" office:time-value="PT02H51M11.683S" calcext:value-type="time">
            <text:p>02:5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3.18" calcext:value-type="float">
            <text:p>363.18</text:p>
          </table:table-cell>
          <table:table-cell office:value-type="float" office:value="460.75" calcext:value-type="float">
            <text:p>460.75</text:p>
          </table:table-cell>
        </table:table-row>
        <table:table-row table:style-name="ro1">
          <table:table-cell office:value-type="float" office:value="10287683" calcext:value-type="float">
            <text:p>10287683</text:p>
          </table:table-cell>
          <table:table-cell table:formula="of:=[.A645]/1000/(60*60*24)" office:value-type="time" office:time-value="PT02H51M27.683S" calcext:value-type="time">
            <text:p>02:5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3.73" calcext:value-type="float">
            <text:p>363.73</text:p>
          </table:table-cell>
          <table:table-cell office:value-type="float" office:value="461.42" calcext:value-type="float">
            <text:p>461.42</text:p>
          </table:table-cell>
        </table:table-row>
        <table:table-row table:style-name="ro1">
          <table:table-cell office:value-type="float" office:value="10303683" calcext:value-type="float">
            <text:p>10303683</text:p>
          </table:table-cell>
          <table:table-cell table:formula="of:=[.A646]/1000/(60*60*24)" office:value-type="time" office:time-value="PT02H51M43.683S" calcext:value-type="time">
            <text:p>02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4.28" calcext:value-type="float">
            <text:p>364.28</text:p>
          </table:table-cell>
          <table:table-cell office:value-type="float" office:value="462.09" calcext:value-type="float">
            <text:p>462.09</text:p>
          </table:table-cell>
        </table:table-row>
        <table:table-row table:style-name="ro1">
          <table:table-cell office:value-type="float" office:value="10319683" calcext:value-type="float">
            <text:p>10319683</text:p>
          </table:table-cell>
          <table:table-cell table:formula="of:=[.A647]/1000/(60*60*24)" office:value-type="time" office:time-value="PT02H51M59.683S" calcext:value-type="time">
            <text:p>02:5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4.82" calcext:value-type="float">
            <text:p>364.82</text:p>
          </table:table-cell>
          <table:table-cell office:value-type="float" office:value="462.76" calcext:value-type="float">
            <text:p>462.76</text:p>
          </table:table-cell>
        </table:table-row>
        <table:table-row table:style-name="ro1">
          <table:table-cell office:value-type="float" office:value="10335683" calcext:value-type="float">
            <text:p>10335683</text:p>
          </table:table-cell>
          <table:table-cell table:formula="of:=[.A648]/1000/(60*60*24)" office:value-type="time" office:time-value="PT02H52M15.683S" calcext:value-type="time">
            <text:p>02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5.37" calcext:value-type="float">
            <text:p>365.37</text:p>
          </table:table-cell>
          <table:table-cell office:value-type="float" office:value="463.43" calcext:value-type="float">
            <text:p>463.43</text:p>
          </table:table-cell>
        </table:table-row>
        <table:table-row table:style-name="ro1">
          <table:table-cell office:value-type="float" office:value="10351683" calcext:value-type="float">
            <text:p>10351683</text:p>
          </table:table-cell>
          <table:table-cell table:formula="of:=[.A649]/1000/(60*60*24)" office:value-type="time" office:time-value="PT02H52M31.683S" calcext:value-type="time">
            <text:p>02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5.92" calcext:value-type="float">
            <text:p>365.92</text:p>
          </table:table-cell>
          <table:table-cell office:value-type="float" office:value="464.1" calcext:value-type="float">
            <text:p>464.1</text:p>
          </table:table-cell>
        </table:table-row>
        <table:table-row table:style-name="ro1">
          <table:table-cell office:value-type="float" office:value="10367683" calcext:value-type="float">
            <text:p>10367683</text:p>
          </table:table-cell>
          <table:table-cell table:formula="of:=[.A650]/1000/(60*60*24)" office:value-type="time" office:time-value="PT02H52M47.683S" calcext:value-type="time">
            <text:p>02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6.47" calcext:value-type="float">
            <text:p>366.47</text:p>
          </table:table-cell>
          <table:table-cell office:value-type="float" office:value="464.77" calcext:value-type="float">
            <text:p>464.77</text:p>
          </table:table-cell>
        </table:table-row>
        <table:table-row table:style-name="ro1">
          <table:table-cell office:value-type="float" office:value="10383683" calcext:value-type="float">
            <text:p>10383683</text:p>
          </table:table-cell>
          <table:table-cell table:formula="of:=[.A651]/1000/(60*60*24)" office:value-type="time" office:time-value="PT02H53M03.683S" calcext:value-type="time">
            <text:p>02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7.01" calcext:value-type="float">
            <text:p>367.01</text:p>
          </table:table-cell>
          <table:table-cell office:value-type="float" office:value="465.44" calcext:value-type="float">
            <text:p>465.44</text:p>
          </table:table-cell>
        </table:table-row>
        <table:table-row table:style-name="ro1">
          <table:table-cell office:value-type="float" office:value="10399683" calcext:value-type="float">
            <text:p>10399683</text:p>
          </table:table-cell>
          <table:table-cell table:formula="of:=[.A652]/1000/(60*60*24)" office:value-type="time" office:time-value="PT02H53M19.683S" calcext:value-type="time">
            <text:p>02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7.56" calcext:value-type="float">
            <text:p>367.56</text:p>
          </table:table-cell>
          <table:table-cell office:value-type="float" office:value="466.11" calcext:value-type="float">
            <text:p>466.11</text:p>
          </table:table-cell>
        </table:table-row>
        <table:table-row table:style-name="ro1">
          <table:table-cell office:value-type="float" office:value="10415683" calcext:value-type="float">
            <text:p>10415683</text:p>
          </table:table-cell>
          <table:table-cell table:formula="of:=[.A653]/1000/(60*60*24)" office:value-type="time" office:time-value="PT02H53M35.683S" calcext:value-type="time">
            <text:p>02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8.11" calcext:value-type="float">
            <text:p>368.11</text:p>
          </table:table-cell>
          <table:table-cell office:value-type="float" office:value="466.78" calcext:value-type="float">
            <text:p>466.78</text:p>
          </table:table-cell>
        </table:table-row>
        <table:table-row table:style-name="ro1">
          <table:table-cell office:value-type="float" office:value="10431683" calcext:value-type="float">
            <text:p>10431683</text:p>
          </table:table-cell>
          <table:table-cell table:formula="of:=[.A654]/1000/(60*60*24)" office:value-type="time" office:time-value="PT02H53M51.683S" calcext:value-type="time">
            <text:p>02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8.65" calcext:value-type="float">
            <text:p>368.65</text:p>
          </table:table-cell>
          <table:table-cell office:value-type="float" office:value="467.45" calcext:value-type="float">
            <text:p>467.45</text:p>
          </table:table-cell>
        </table:table-row>
        <table:table-row table:style-name="ro1">
          <table:table-cell office:value-type="float" office:value="10447683" calcext:value-type="float">
            <text:p>10447683</text:p>
          </table:table-cell>
          <table:table-cell table:formula="of:=[.A655]/1000/(60*60*24)" office:value-type="time" office:time-value="PT02H54M07.683S" calcext:value-type="time">
            <text:p>02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69.2" calcext:value-type="float">
            <text:p>369.2</text:p>
          </table:table-cell>
          <table:table-cell office:value-type="float" office:value="468.12" calcext:value-type="float">
            <text:p>468.12</text:p>
          </table:table-cell>
        </table:table-row>
        <table:table-row table:style-name="ro1">
          <table:table-cell office:value-type="float" office:value="10463682" calcext:value-type="float">
            <text:p>10463682</text:p>
          </table:table-cell>
          <table:table-cell table:formula="of:=[.A656]/1000/(60*60*24)" office:value-type="time" office:time-value="PT02H54M23.682S" calcext:value-type="time">
            <text:p>02:5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69.75" calcext:value-type="float">
            <text:p>369.75</text:p>
          </table:table-cell>
          <table:table-cell office:value-type="float" office:value="468.79" calcext:value-type="float">
            <text:p>468.79</text:p>
          </table:table-cell>
        </table:table-row>
        <table:table-row table:style-name="ro1">
          <table:table-cell office:value-type="float" office:value="10479683" calcext:value-type="float">
            <text:p>10479683</text:p>
          </table:table-cell>
          <table:table-cell table:formula="of:=[.A657]/1000/(60*60*24)" office:value-type="time" office:time-value="PT02H54M39.683S" calcext:value-type="time">
            <text:p>02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0.29" calcext:value-type="float">
            <text:p>370.29</text:p>
          </table:table-cell>
          <table:table-cell office:value-type="float" office:value="469.46" calcext:value-type="float">
            <text:p>469.46</text:p>
          </table:table-cell>
        </table:table-row>
        <table:table-row table:style-name="ro1">
          <table:table-cell office:value-type="float" office:value="10495683" calcext:value-type="float">
            <text:p>10495683</text:p>
          </table:table-cell>
          <table:table-cell table:formula="of:=[.A658]/1000/(60*60*24)" office:value-type="time" office:time-value="PT02H54M55.683S" calcext:value-type="time">
            <text:p>02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0.84" calcext:value-type="float">
            <text:p>370.84</text:p>
          </table:table-cell>
          <table:table-cell office:value-type="float" office:value="470.13" calcext:value-type="float">
            <text:p>470.13</text:p>
          </table:table-cell>
        </table:table-row>
        <table:table-row table:style-name="ro1">
          <table:table-cell office:value-type="float" office:value="10511683" calcext:value-type="float">
            <text:p>10511683</text:p>
          </table:table-cell>
          <table:table-cell table:formula="of:=[.A659]/1000/(60*60*24)" office:value-type="time" office:time-value="PT02H55M11.683S" calcext:value-type="time">
            <text:p>02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1.39" calcext:value-type="float">
            <text:p>371.39</text:p>
          </table:table-cell>
          <table:table-cell office:value-type="float" office:value="470.8" calcext:value-type="float">
            <text:p>470.8</text:p>
          </table:table-cell>
        </table:table-row>
        <table:table-row table:style-name="ro1">
          <table:table-cell office:value-type="float" office:value="10527683" calcext:value-type="float">
            <text:p>10527683</text:p>
          </table:table-cell>
          <table:table-cell table:formula="of:=[.A660]/1000/(60*60*24)" office:value-type="time" office:time-value="PT02H55M27.683S" calcext:value-type="time">
            <text:p>02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1.93" calcext:value-type="float">
            <text:p>371.93</text:p>
          </table:table-cell>
          <table:table-cell office:value-type="float" office:value="471.47" calcext:value-type="float">
            <text:p>471.47</text:p>
          </table:table-cell>
        </table:table-row>
        <table:table-row table:style-name="ro1">
          <table:table-cell office:value-type="float" office:value="10543683" calcext:value-type="float">
            <text:p>10543683</text:p>
          </table:table-cell>
          <table:table-cell table:formula="of:=[.A661]/1000/(60*60*24)" office:value-type="time" office:time-value="PT02H55M43.683S" calcext:value-type="time">
            <text:p>02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2.48" calcext:value-type="float">
            <text:p>372.48</text:p>
          </table:table-cell>
          <table:table-cell office:value-type="float" office:value="472.14" calcext:value-type="float">
            <text:p>472.14</text:p>
          </table:table-cell>
        </table:table-row>
        <table:table-row table:style-name="ro1">
          <table:table-cell office:value-type="float" office:value="10559683" calcext:value-type="float">
            <text:p>10559683</text:p>
          </table:table-cell>
          <table:table-cell table:formula="of:=[.A662]/1000/(60*60*24)" office:value-type="time" office:time-value="PT02H55M59.683S" calcext:value-type="time">
            <text:p>02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3.03" calcext:value-type="float">
            <text:p>373.03</text:p>
          </table:table-cell>
          <table:table-cell office:value-type="float" office:value="472.8" calcext:value-type="float">
            <text:p>472.8</text:p>
          </table:table-cell>
        </table:table-row>
        <table:table-row table:style-name="ro1">
          <table:table-cell office:value-type="float" office:value="10575683" calcext:value-type="float">
            <text:p>10575683</text:p>
          </table:table-cell>
          <table:table-cell table:formula="of:=[.A663]/1000/(60*60*24)" office:value-type="time" office:time-value="PT02H56M15.683S" calcext:value-type="time">
            <text:p>02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373.58" calcext:value-type="float">
            <text:p>373.58</text:p>
          </table:table-cell>
          <table:table-cell office:value-type="float" office:value="473.47" calcext:value-type="float">
            <text:p>473.47</text:p>
          </table:table-cell>
        </table:table-row>
        <table:table-row table:style-name="ro1">
          <table:table-cell office:value-type="float" office:value="10591683" calcext:value-type="float">
            <text:p>10591683</text:p>
          </table:table-cell>
          <table:table-cell table:formula="of:=[.A664]/1000/(60*60*24)" office:value-type="time" office:time-value="PT02H56M31.683S" calcext:value-type="time">
            <text:p>02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74.12" calcext:value-type="float">
            <text:p>374.12</text:p>
          </table:table-cell>
          <table:table-cell office:value-type="float" office:value="474.14" calcext:value-type="float">
            <text:p>474.14</text:p>
          </table:table-cell>
        </table:table-row>
        <table:table-row table:style-name="ro1">
          <table:table-cell office:value-type="float" office:value="10607683" calcext:value-type="float">
            <text:p>10607683</text:p>
          </table:table-cell>
          <table:table-cell table:formula="of:=[.A665]/1000/(60*60*24)" office:value-type="time" office:time-value="PT02H56M47.683S" calcext:value-type="time">
            <text:p>02:5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4.67" calcext:value-type="float">
            <text:p>374.67</text:p>
          </table:table-cell>
          <table:table-cell office:value-type="float" office:value="474.81" calcext:value-type="float">
            <text:p>474.81</text:p>
          </table:table-cell>
        </table:table-row>
        <table:table-row table:style-name="ro1">
          <table:table-cell office:value-type="float" office:value="10623683" calcext:value-type="float">
            <text:p>10623683</text:p>
          </table:table-cell>
          <table:table-cell table:formula="of:=[.A666]/1000/(60*60*24)" office:value-type="time" office:time-value="PT02H57M03.683S" calcext:value-type="time">
            <text:p>02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5.22" calcext:value-type="float">
            <text:p>375.22</text:p>
          </table:table-cell>
          <table:table-cell office:value-type="float" office:value="475.48" calcext:value-type="float">
            <text:p>475.48</text:p>
          </table:table-cell>
        </table:table-row>
        <table:table-row table:style-name="ro1">
          <table:table-cell office:value-type="float" office:value="10639683" calcext:value-type="float">
            <text:p>10639683</text:p>
          </table:table-cell>
          <table:table-cell table:formula="of:=[.A667]/1000/(60*60*24)" office:value-type="time" office:time-value="PT02H57M19.683S" calcext:value-type="time">
            <text:p>02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5.76" calcext:value-type="float">
            <text:p>375.76</text:p>
          </table:table-cell>
          <table:table-cell office:value-type="float" office:value="476.15" calcext:value-type="float">
            <text:p>476.15</text:p>
          </table:table-cell>
        </table:table-row>
        <table:table-row table:style-name="ro1">
          <table:table-cell office:value-type="float" office:value="10655683" calcext:value-type="float">
            <text:p>10655683</text:p>
          </table:table-cell>
          <table:table-cell table:formula="of:=[.A668]/1000/(60*60*24)" office:value-type="time" office:time-value="PT02H57M35.683S" calcext:value-type="time">
            <text:p>02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6.31" calcext:value-type="float">
            <text:p>376.31</text:p>
          </table:table-cell>
          <table:table-cell office:value-type="float" office:value="476.82" calcext:value-type="float">
            <text:p>476.82</text:p>
          </table:table-cell>
        </table:table-row>
        <table:table-row table:style-name="ro1">
          <table:table-cell office:value-type="float" office:value="10671683" calcext:value-type="float">
            <text:p>10671683</text:p>
          </table:table-cell>
          <table:table-cell table:formula="of:=[.A669]/1000/(60*60*24)" office:value-type="time" office:time-value="PT02H57M51.683S" calcext:value-type="time">
            <text:p>02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376.86" calcext:value-type="float">
            <text:p>376.86</text:p>
          </table:table-cell>
          <table:table-cell office:value-type="float" office:value="477.49" calcext:value-type="float">
            <text:p>477.49</text:p>
          </table:table-cell>
        </table:table-row>
        <table:table-row table:style-name="ro1">
          <table:table-cell office:value-type="float" office:value="10687683" calcext:value-type="float">
            <text:p>10687683</text:p>
          </table:table-cell>
          <table:table-cell table:formula="of:=[.A670]/1000/(60*60*24)" office:value-type="time" office:time-value="PT02H58M07.683S" calcext:value-type="time">
            <text:p>02:5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7.4" calcext:value-type="float">
            <text:p>377.4</text:p>
          </table:table-cell>
          <table:table-cell office:value-type="float" office:value="478.16" calcext:value-type="float">
            <text:p>478.16</text:p>
          </table:table-cell>
        </table:table-row>
        <table:table-row table:style-name="ro1">
          <table:table-cell office:value-type="float" office:value="10703683" calcext:value-type="float">
            <text:p>10703683</text:p>
          </table:table-cell>
          <table:table-cell table:formula="of:=[.A671]/1000/(60*60*24)" office:value-type="time" office:time-value="PT02H58M23.683S" calcext:value-type="time">
            <text:p>02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7.95" calcext:value-type="float">
            <text:p>377.95</text:p>
          </table:table-cell>
          <table:table-cell office:value-type="float" office:value="478.83" calcext:value-type="float">
            <text:p>478.83</text:p>
          </table:table-cell>
        </table:table-row>
        <table:table-row table:style-name="ro1">
          <table:table-cell office:value-type="float" office:value="10719683" calcext:value-type="float">
            <text:p>10719683</text:p>
          </table:table-cell>
          <table:table-cell table:formula="of:=[.A672]/1000/(60*60*24)" office:value-type="time" office:time-value="PT02H58M39.683S" calcext:value-type="time">
            <text:p>02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8.5" calcext:value-type="float">
            <text:p>378.5</text:p>
          </table:table-cell>
          <table:table-cell office:value-type="float" office:value="479.5" calcext:value-type="float">
            <text:p>479.5</text:p>
          </table:table-cell>
        </table:table-row>
        <table:table-row table:style-name="ro1">
          <table:table-cell office:value-type="float" office:value="10735683" calcext:value-type="float">
            <text:p>10735683</text:p>
          </table:table-cell>
          <table:table-cell table:formula="of:=[.A673]/1000/(60*60*24)" office:value-type="time" office:time-value="PT02H58M55.683S" calcext:value-type="time">
            <text:p>02:5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379.04" calcext:value-type="float">
            <text:p>379.04</text:p>
          </table:table-cell>
          <table:table-cell office:value-type="float" office:value="480.16" calcext:value-type="float">
            <text:p>480.16</text:p>
          </table:table-cell>
        </table:table-row>
        <table:table-row table:style-name="ro1">
          <table:table-cell office:value-type="float" office:value="10751683" calcext:value-type="float">
            <text:p>10751683</text:p>
          </table:table-cell>
          <table:table-cell table:formula="of:=[.A674]/1000/(60*60*24)" office:value-type="time" office:time-value="PT02H59M11.683S" calcext:value-type="time">
            <text:p>02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79.59" calcext:value-type="float">
            <text:p>379.59</text:p>
          </table:table-cell>
          <table:table-cell office:value-type="float" office:value="480.83" calcext:value-type="float">
            <text:p>480.83</text:p>
          </table:table-cell>
        </table:table-row>
        <table:table-row table:style-name="ro1">
          <table:table-cell office:value-type="float" office:value="10767683" calcext:value-type="float">
            <text:p>10767683</text:p>
          </table:table-cell>
          <table:table-cell table:formula="of:=[.A675]/1000/(60*60*24)" office:value-type="time" office:time-value="PT02H59M27.683S" calcext:value-type="time">
            <text:p>02:5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0.14" calcext:value-type="float">
            <text:p>380.14</text:p>
          </table:table-cell>
          <table:table-cell office:value-type="float" office:value="481.5" calcext:value-type="float">
            <text:p>481.5</text:p>
          </table:table-cell>
        </table:table-row>
        <table:table-row table:style-name="ro1">
          <table:table-cell office:value-type="float" office:value="10783683" calcext:value-type="float">
            <text:p>10783683</text:p>
          </table:table-cell>
          <table:table-cell table:formula="of:=[.A676]/1000/(60*60*24)" office:value-type="time" office:time-value="PT02H59M43.683S" calcext:value-type="time">
            <text:p>02:5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0.68" calcext:value-type="float">
            <text:p>380.68</text:p>
          </table:table-cell>
          <table:table-cell office:value-type="float" office:value="482.17" calcext:value-type="float">
            <text:p>482.17</text:p>
          </table:table-cell>
        </table:table-row>
        <table:table-row table:style-name="ro1">
          <table:table-cell office:value-type="float" office:value="10799683" calcext:value-type="float">
            <text:p>10799683</text:p>
          </table:table-cell>
          <table:table-cell table:formula="of:=[.A677]/1000/(60*60*24)" office:value-type="time" office:time-value="PT02H59M59.683S" calcext:value-type="time">
            <text:p>03:0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381.23" calcext:value-type="float">
            <text:p>381.23</text:p>
          </table:table-cell>
          <table:table-cell office:value-type="float" office:value="482.84" calcext:value-type="float">
            <text:p>482.84</text:p>
          </table:table-cell>
        </table:table-row>
        <table:table-row table:style-name="ro1">
          <table:table-cell office:value-type="float" office:value="10815683" calcext:value-type="float">
            <text:p>10815683</text:p>
          </table:table-cell>
          <table:table-cell table:formula="of:=[.A678]/1000/(60*60*24)" office:value-type="time" office:time-value="PT03H00M15.683S" calcext:value-type="time">
            <text:p>03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1.78" calcext:value-type="float">
            <text:p>381.78</text:p>
          </table:table-cell>
          <table:table-cell office:value-type="float" office:value="483.51" calcext:value-type="float">
            <text:p>483.51</text:p>
          </table:table-cell>
        </table:table-row>
        <table:table-row table:style-name="ro1">
          <table:table-cell office:value-type="float" office:value="10831683" calcext:value-type="float">
            <text:p>10831683</text:p>
          </table:table-cell>
          <table:table-cell table:formula="of:=[.A679]/1000/(60*60*24)" office:value-type="time" office:time-value="PT03H00M31.683S" calcext:value-type="time">
            <text:p>03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2.32" calcext:value-type="float">
            <text:p>382.32</text:p>
          </table:table-cell>
          <table:table-cell office:value-type="float" office:value="484.18" calcext:value-type="float">
            <text:p>484.18</text:p>
          </table:table-cell>
        </table:table-row>
        <table:table-row table:style-name="ro1">
          <table:table-cell office:value-type="float" office:value="10847683" calcext:value-type="float">
            <text:p>10847683</text:p>
          </table:table-cell>
          <table:table-cell table:formula="of:=[.A680]/1000/(60*60*24)" office:value-type="time" office:time-value="PT03H00M47.683S" calcext:value-type="time">
            <text:p>03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382.87" calcext:value-type="float">
            <text:p>382.87</text:p>
          </table:table-cell>
          <table:table-cell office:value-type="float" office:value="484.85" calcext:value-type="float">
            <text:p>484.85</text:p>
          </table:table-cell>
        </table:table-row>
        <table:table-row table:style-name="ro1">
          <table:table-cell office:value-type="float" office:value="10863683" calcext:value-type="float">
            <text:p>10863683</text:p>
          </table:table-cell>
          <table:table-cell table:formula="of:=[.A681]/1000/(60*60*24)" office:value-type="time" office:time-value="PT03H01M03.683S" calcext:value-type="time">
            <text:p>03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3.42" calcext:value-type="float">
            <text:p>383.42</text:p>
          </table:table-cell>
          <table:table-cell office:value-type="float" office:value="485.52" calcext:value-type="float">
            <text:p>485.52</text:p>
          </table:table-cell>
        </table:table-row>
        <table:table-row table:style-name="ro1">
          <table:table-cell office:value-type="float" office:value="10879683" calcext:value-type="float">
            <text:p>10879683</text:p>
          </table:table-cell>
          <table:table-cell table:formula="of:=[.A682]/1000/(60*60*24)" office:value-type="time" office:time-value="PT03H01M19.683S" calcext:value-type="time">
            <text:p>03:0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3.96" calcext:value-type="float">
            <text:p>383.96</text:p>
          </table:table-cell>
          <table:table-cell office:value-type="float" office:value="486.18" calcext:value-type="float">
            <text:p>486.18</text:p>
          </table:table-cell>
        </table:table-row>
        <table:table-row table:style-name="ro1">
          <table:table-cell office:value-type="float" office:value="10895683" calcext:value-type="float">
            <text:p>10895683</text:p>
          </table:table-cell>
          <table:table-cell table:formula="of:=[.A683]/1000/(60*60*24)" office:value-type="time" office:time-value="PT03H01M35.683S" calcext:value-type="time">
            <text:p>03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4.51" calcext:value-type="float">
            <text:p>384.51</text:p>
          </table:table-cell>
          <table:table-cell office:value-type="float" office:value="486.85" calcext:value-type="float">
            <text:p>486.85</text:p>
          </table:table-cell>
        </table:table-row>
        <table:table-row table:style-name="ro1">
          <table:table-cell office:value-type="float" office:value="10911683" calcext:value-type="float">
            <text:p>10911683</text:p>
          </table:table-cell>
          <table:table-cell table:formula="of:=[.A684]/1000/(60*60*24)" office:value-type="time" office:time-value="PT03H01M51.683S" calcext:value-type="time">
            <text:p>03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85.06" calcext:value-type="float">
            <text:p>385.06</text:p>
          </table:table-cell>
          <table:table-cell office:value-type="float" office:value="487.52" calcext:value-type="float">
            <text:p>487.52</text:p>
          </table:table-cell>
        </table:table-row>
        <table:table-row table:style-name="ro1">
          <table:table-cell office:value-type="float" office:value="10927683" calcext:value-type="float">
            <text:p>10927683</text:p>
          </table:table-cell>
          <table:table-cell table:formula="of:=[.A685]/1000/(60*60*24)" office:value-type="time" office:time-value="PT03H02M07.683S" calcext:value-type="time">
            <text:p>03:0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5.6" calcext:value-type="float">
            <text:p>385.6</text:p>
          </table:table-cell>
          <table:table-cell office:value-type="float" office:value="488.19" calcext:value-type="float">
            <text:p>488.19</text:p>
          </table:table-cell>
        </table:table-row>
        <table:table-row table:style-name="ro1">
          <table:table-cell office:value-type="float" office:value="10943683" calcext:value-type="float">
            <text:p>10943683</text:p>
          </table:table-cell>
          <table:table-cell table:formula="of:=[.A686]/1000/(60*60*24)" office:value-type="time" office:time-value="PT03H02M23.683S" calcext:value-type="time">
            <text:p>03:0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86.15" calcext:value-type="float">
            <text:p>386.15</text:p>
          </table:table-cell>
          <table:table-cell office:value-type="float" office:value="488.86" calcext:value-type="float">
            <text:p>488.86</text:p>
          </table:table-cell>
        </table:table-row>
        <table:table-row table:style-name="ro1">
          <table:table-cell office:value-type="float" office:value="10959683" calcext:value-type="float">
            <text:p>10959683</text:p>
          </table:table-cell>
          <table:table-cell table:formula="of:=[.A687]/1000/(60*60*24)" office:value-type="time" office:time-value="PT03H02M39.683S" calcext:value-type="time">
            <text:p>03:0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6.69" calcext:value-type="float">
            <text:p>386.69</text:p>
          </table:table-cell>
          <table:table-cell office:value-type="float" office:value="489.52" calcext:value-type="float">
            <text:p>489.52</text:p>
          </table:table-cell>
        </table:table-row>
        <table:table-row table:style-name="ro1">
          <table:table-cell office:value-type="float" office:value="10975683" calcext:value-type="float">
            <text:p>10975683</text:p>
          </table:table-cell>
          <table:table-cell table:formula="of:=[.A688]/1000/(60*60*24)" office:value-type="time" office:time-value="PT03H02M55.683S" calcext:value-type="time">
            <text:p>03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87.24" calcext:value-type="float">
            <text:p>387.24</text:p>
          </table:table-cell>
          <table:table-cell office:value-type="float" office:value="490.19" calcext:value-type="float">
            <text:p>490.19</text:p>
          </table:table-cell>
        </table:table-row>
        <table:table-row table:style-name="ro1">
          <table:table-cell office:value-type="float" office:value="10991683" calcext:value-type="float">
            <text:p>10991683</text:p>
          </table:table-cell>
          <table:table-cell table:formula="of:=[.A689]/1000/(60*60*24)" office:value-type="time" office:time-value="PT03H03M11.683S" calcext:value-type="time">
            <text:p>03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7.79" calcext:value-type="float">
            <text:p>387.79</text:p>
          </table:table-cell>
          <table:table-cell office:value-type="float" office:value="490.86" calcext:value-type="float">
            <text:p>490.86</text:p>
          </table:table-cell>
        </table:table-row>
        <table:table-row table:style-name="ro1">
          <table:table-cell office:value-type="float" office:value="11007683" calcext:value-type="float">
            <text:p>11007683</text:p>
          </table:table-cell>
          <table:table-cell table:formula="of:=[.A690]/1000/(60*60*24)" office:value-type="time" office:time-value="PT03H03M27.683S" calcext:value-type="time">
            <text:p>03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8.33" calcext:value-type="float">
            <text:p>388.33</text:p>
          </table:table-cell>
          <table:table-cell office:value-type="float" office:value="491.53" calcext:value-type="float">
            <text:p>491.53</text:p>
          </table:table-cell>
        </table:table-row>
        <table:table-row table:style-name="ro1">
          <table:table-cell office:value-type="float" office:value="11023683" calcext:value-type="float">
            <text:p>11023683</text:p>
          </table:table-cell>
          <table:table-cell table:formula="of:=[.A691]/1000/(60*60*24)" office:value-type="time" office:time-value="PT03H03M43.683S" calcext:value-type="time">
            <text:p>03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88.88" calcext:value-type="float">
            <text:p>388.88</text:p>
          </table:table-cell>
          <table:table-cell office:value-type="float" office:value="492.2" calcext:value-type="float">
            <text:p>492.2</text:p>
          </table:table-cell>
        </table:table-row>
        <table:table-row table:style-name="ro1">
          <table:table-cell office:value-type="float" office:value="11039683" calcext:value-type="float">
            <text:p>11039683</text:p>
          </table:table-cell>
          <table:table-cell table:formula="of:=[.A692]/1000/(60*60*24)" office:value-type="time" office:time-value="PT03H03M59.683S" calcext:value-type="time">
            <text:p>03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89.43" calcext:value-type="float">
            <text:p>389.43</text:p>
          </table:table-cell>
          <table:table-cell office:value-type="float" office:value="492.87" calcext:value-type="float">
            <text:p>492.87</text:p>
          </table:table-cell>
        </table:table-row>
        <table:table-row table:style-name="ro1">
          <table:table-cell office:value-type="float" office:value="11055683" calcext:value-type="float">
            <text:p>11055683</text:p>
          </table:table-cell>
          <table:table-cell table:formula="of:=[.A693]/1000/(60*60*24)" office:value-type="time" office:time-value="PT03H04M15.683S" calcext:value-type="time">
            <text:p>03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89.97" calcext:value-type="float">
            <text:p>389.97</text:p>
          </table:table-cell>
          <table:table-cell office:value-type="float" office:value="493.53" calcext:value-type="float">
            <text:p>493.53</text:p>
          </table:table-cell>
        </table:table-row>
        <table:table-row table:style-name="ro1">
          <table:table-cell office:value-type="float" office:value="11071683" calcext:value-type="float">
            <text:p>11071683</text:p>
          </table:table-cell>
          <table:table-cell table:formula="of:=[.A694]/1000/(60*60*24)" office:value-type="time" office:time-value="PT03H04M31.683S" calcext:value-type="time">
            <text:p>03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390.52" calcext:value-type="float">
            <text:p>390.52</text:p>
          </table:table-cell>
          <table:table-cell office:value-type="float" office:value="494.2" calcext:value-type="float">
            <text:p>494.2</text:p>
          </table:table-cell>
        </table:table-row>
        <table:table-row table:style-name="ro1">
          <table:table-cell office:value-type="float" office:value="11087683" calcext:value-type="float">
            <text:p>11087683</text:p>
          </table:table-cell>
          <table:table-cell table:formula="of:=[.A695]/1000/(60*60*24)" office:value-type="time" office:time-value="PT03H04M47.683S" calcext:value-type="time">
            <text:p>03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1.07" calcext:value-type="float">
            <text:p>391.07</text:p>
          </table:table-cell>
          <table:table-cell office:value-type="float" office:value="494.87" calcext:value-type="float">
            <text:p>494.87</text:p>
          </table:table-cell>
        </table:table-row>
        <table:table-row table:style-name="ro1">
          <table:table-cell office:value-type="float" office:value="11103683" calcext:value-type="float">
            <text:p>11103683</text:p>
          </table:table-cell>
          <table:table-cell table:formula="of:=[.A696]/1000/(60*60*24)" office:value-type="time" office:time-value="PT03H05M03.683S" calcext:value-type="time">
            <text:p>03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1.61" calcext:value-type="float">
            <text:p>391.61</text:p>
          </table:table-cell>
          <table:table-cell office:value-type="float" office:value="495.54" calcext:value-type="float">
            <text:p>495.54</text:p>
          </table:table-cell>
        </table:table-row>
        <table:table-row table:style-name="ro1">
          <table:table-cell office:value-type="float" office:value="11119683" calcext:value-type="float">
            <text:p>11119683</text:p>
          </table:table-cell>
          <table:table-cell table:formula="of:=[.A697]/1000/(60*60*24)" office:value-type="time" office:time-value="PT03H05M19.683S" calcext:value-type="time">
            <text:p>03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2.16" calcext:value-type="float">
            <text:p>392.16</text:p>
          </table:table-cell>
          <table:table-cell office:value-type="float" office:value="496.2" calcext:value-type="float">
            <text:p>496.2</text:p>
          </table:table-cell>
        </table:table-row>
        <table:table-row table:style-name="ro1">
          <table:table-cell office:value-type="float" office:value="11135683" calcext:value-type="float">
            <text:p>11135683</text:p>
          </table:table-cell>
          <table:table-cell table:formula="of:=[.A698]/1000/(60*60*24)" office:value-type="time" office:time-value="PT03H05M35.683S" calcext:value-type="time">
            <text:p>03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2.7" calcext:value-type="float">
            <text:p>392.7</text:p>
          </table:table-cell>
          <table:table-cell office:value-type="float" office:value="496.87" calcext:value-type="float">
            <text:p>496.87</text:p>
          </table:table-cell>
        </table:table-row>
        <table:table-row table:style-name="ro1">
          <table:table-cell office:value-type="float" office:value="11151683" calcext:value-type="float">
            <text:p>11151683</text:p>
          </table:table-cell>
          <table:table-cell table:formula="of:=[.A699]/1000/(60*60*24)" office:value-type="time" office:time-value="PT03H05M51.683S" calcext:value-type="time">
            <text:p>03:0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3.25" calcext:value-type="float">
            <text:p>393.25</text:p>
          </table:table-cell>
          <table:table-cell office:value-type="float" office:value="497.54" calcext:value-type="float">
            <text:p>497.54</text:p>
          </table:table-cell>
        </table:table-row>
        <table:table-row table:style-name="ro1">
          <table:table-cell office:value-type="float" office:value="11167683" calcext:value-type="float">
            <text:p>11167683</text:p>
          </table:table-cell>
          <table:table-cell table:formula="of:=[.A700]/1000/(60*60*24)" office:value-type="time" office:time-value="PT03H06M07.683S" calcext:value-type="time">
            <text:p>03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3.8" calcext:value-type="float">
            <text:p>393.8</text:p>
          </table:table-cell>
          <table:table-cell office:value-type="float" office:value="498.2" calcext:value-type="float">
            <text:p>498.2</text:p>
          </table:table-cell>
        </table:table-row>
        <table:table-row table:style-name="ro1">
          <table:table-cell office:value-type="float" office:value="11183683" calcext:value-type="float">
            <text:p>11183683</text:p>
          </table:table-cell>
          <table:table-cell table:formula="of:=[.A701]/1000/(60*60*24)" office:value-type="time" office:time-value="PT03H06M23.683S" calcext:value-type="time">
            <text:p>03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4.34" calcext:value-type="float">
            <text:p>394.34</text:p>
          </table:table-cell>
          <table:table-cell office:value-type="float" office:value="498.87" calcext:value-type="float">
            <text:p>498.87</text:p>
          </table:table-cell>
        </table:table-row>
        <table:table-row table:style-name="ro1">
          <table:table-cell office:value-type="float" office:value="11199683" calcext:value-type="float">
            <text:p>11199683</text:p>
          </table:table-cell>
          <table:table-cell table:formula="of:=[.A702]/1000/(60*60*24)" office:value-type="time" office:time-value="PT03H06M39.683S" calcext:value-type="time">
            <text:p>03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94.89" calcext:value-type="float">
            <text:p>394.89</text:p>
          </table:table-cell>
          <table:table-cell office:value-type="float" office:value="499.54" calcext:value-type="float">
            <text:p>499.54</text:p>
          </table:table-cell>
        </table:table-row>
        <table:table-row table:style-name="ro1">
          <table:table-cell office:value-type="float" office:value="11215683" calcext:value-type="float">
            <text:p>11215683</text:p>
          </table:table-cell>
          <table:table-cell table:formula="of:=[.A703]/1000/(60*60*24)" office:value-type="time" office:time-value="PT03H06M55.683S" calcext:value-type="time">
            <text:p>03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95.43" calcext:value-type="float">
            <text:p>395.43</text:p>
          </table:table-cell>
          <table:table-cell office:value-type="float" office:value="500.21" calcext:value-type="float">
            <text:p>500.21</text:p>
          </table:table-cell>
        </table:table-row>
        <table:table-row table:style-name="ro1">
          <table:table-cell office:value-type="float" office:value="11231683" calcext:value-type="float">
            <text:p>11231683</text:p>
          </table:table-cell>
          <table:table-cell table:formula="of:=[.A704]/1000/(60*60*24)" office:value-type="time" office:time-value="PT03H07M11.683S" calcext:value-type="time">
            <text:p>03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395.98" calcext:value-type="float">
            <text:p>395.98</text:p>
          </table:table-cell>
          <table:table-cell office:value-type="float" office:value="500.87" calcext:value-type="float">
            <text:p>500.87</text:p>
          </table:table-cell>
        </table:table-row>
        <table:table-row table:style-name="ro1">
          <table:table-cell office:value-type="float" office:value="11247683" calcext:value-type="float">
            <text:p>11247683</text:p>
          </table:table-cell>
          <table:table-cell table:formula="of:=[.A705]/1000/(60*60*24)" office:value-type="time" office:time-value="PT03H07M27.683S" calcext:value-type="time">
            <text:p>03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96.53" calcext:value-type="float">
            <text:p>396.53</text:p>
          </table:table-cell>
          <table:table-cell office:value-type="float" office:value="501.54" calcext:value-type="float">
            <text:p>501.54</text:p>
          </table:table-cell>
        </table:table-row>
        <table:table-row table:style-name="ro1">
          <table:table-cell office:value-type="float" office:value="11263683" calcext:value-type="float">
            <text:p>11263683</text:p>
          </table:table-cell>
          <table:table-cell table:formula="of:=[.A706]/1000/(60*60*24)" office:value-type="time" office:time-value="PT03H07M43.683S" calcext:value-type="time">
            <text:p>03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97.07" calcext:value-type="float">
            <text:p>397.07</text:p>
          </table:table-cell>
          <table:table-cell office:value-type="float" office:value="502.21" calcext:value-type="float">
            <text:p>502.21</text:p>
          </table:table-cell>
        </table:table-row>
        <table:table-row table:style-name="ro1">
          <table:table-cell office:value-type="float" office:value="11279683" calcext:value-type="float">
            <text:p>11279683</text:p>
          </table:table-cell>
          <table:table-cell table:formula="of:=[.A707]/1000/(60*60*24)" office:value-type="time" office:time-value="PT03H07M59.683S" calcext:value-type="time">
            <text:p>03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97.62" calcext:value-type="float">
            <text:p>397.62</text:p>
          </table:table-cell>
          <table:table-cell office:value-type="float" office:value="502.87" calcext:value-type="float">
            <text:p>502.87</text:p>
          </table:table-cell>
        </table:table-row>
        <table:table-row table:style-name="ro1">
          <table:table-cell office:value-type="float" office:value="11295683" calcext:value-type="float">
            <text:p>11295683</text:p>
          </table:table-cell>
          <table:table-cell table:formula="of:=[.A708]/1000/(60*60*24)" office:value-type="time" office:time-value="PT03H08M15.683S" calcext:value-type="time">
            <text:p>03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98.16" calcext:value-type="float">
            <text:p>398.16</text:p>
          </table:table-cell>
          <table:table-cell office:value-type="float" office:value="503.54" calcext:value-type="float">
            <text:p>503.54</text:p>
          </table:table-cell>
        </table:table-row>
        <table:table-row table:style-name="ro1">
          <table:table-cell office:value-type="float" office:value="11311683" calcext:value-type="float">
            <text:p>11311683</text:p>
          </table:table-cell>
          <table:table-cell table:formula="of:=[.A709]/1000/(60*60*24)" office:value-type="time" office:time-value="PT03H08M31.683S" calcext:value-type="time">
            <text:p>03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98.71" calcext:value-type="float">
            <text:p>398.71</text:p>
          </table:table-cell>
          <table:table-cell office:value-type="float" office:value="504.2" calcext:value-type="float">
            <text:p>504.2</text:p>
          </table:table-cell>
        </table:table-row>
        <table:table-row table:style-name="ro1">
          <table:table-cell office:value-type="float" office:value="11327682" calcext:value-type="float">
            <text:p>11327682</text:p>
          </table:table-cell>
          <table:table-cell table:formula="of:=[.A710]/1000/(60*60*24)" office:value-type="time" office:time-value="PT03H08M47.682S" calcext:value-type="time">
            <text:p>03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399.26" calcext:value-type="float">
            <text:p>399.26</text:p>
          </table:table-cell>
          <table:table-cell office:value-type="float" office:value="504.87" calcext:value-type="float">
            <text:p>504.87</text:p>
          </table:table-cell>
        </table:table-row>
        <table:table-row table:style-name="ro1">
          <table:table-cell office:value-type="float" office:value="11343683" calcext:value-type="float">
            <text:p>11343683</text:p>
          </table:table-cell>
          <table:table-cell table:formula="of:=[.A711]/1000/(60*60*24)" office:value-type="time" office:time-value="PT03H09M03.683S" calcext:value-type="time">
            <text:p>03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399.8" calcext:value-type="float">
            <text:p>399.8</text:p>
          </table:table-cell>
          <table:table-cell office:value-type="float" office:value="505.54" calcext:value-type="float">
            <text:p>505.54</text:p>
          </table:table-cell>
        </table:table-row>
        <table:table-row table:style-name="ro1">
          <table:table-cell office:value-type="float" office:value="11359683" calcext:value-type="float">
            <text:p>11359683</text:p>
          </table:table-cell>
          <table:table-cell table:formula="of:=[.A712]/1000/(60*60*24)" office:value-type="time" office:time-value="PT03H09M19.683S" calcext:value-type="time">
            <text:p>03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0.35" calcext:value-type="float">
            <text:p>400.35</text:p>
          </table:table-cell>
          <table:table-cell office:value-type="float" office:value="506.2" calcext:value-type="float">
            <text:p>506.2</text:p>
          </table:table-cell>
        </table:table-row>
        <table:table-row table:style-name="ro1">
          <table:table-cell office:value-type="float" office:value="11375683" calcext:value-type="float">
            <text:p>11375683</text:p>
          </table:table-cell>
          <table:table-cell table:formula="of:=[.A713]/1000/(60*60*24)" office:value-type="time" office:time-value="PT03H09M35.683S" calcext:value-type="time">
            <text:p>03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0.89" calcext:value-type="float">
            <text:p>400.89</text:p>
          </table:table-cell>
          <table:table-cell office:value-type="float" office:value="506.87" calcext:value-type="float">
            <text:p>506.87</text:p>
          </table:table-cell>
        </table:table-row>
        <table:table-row table:style-name="ro1">
          <table:table-cell office:value-type="float" office:value="11391683" calcext:value-type="float">
            <text:p>11391683</text:p>
          </table:table-cell>
          <table:table-cell table:formula="of:=[.A714]/1000/(60*60*24)" office:value-type="time" office:time-value="PT03H09M51.683S" calcext:value-type="time">
            <text:p>03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01.44" calcext:value-type="float">
            <text:p>401.44</text:p>
          </table:table-cell>
          <table:table-cell office:value-type="float" office:value="507.54" calcext:value-type="float">
            <text:p>507.54</text:p>
          </table:table-cell>
        </table:table-row>
        <table:table-row table:style-name="ro1">
          <table:table-cell office:value-type="float" office:value="11407683" calcext:value-type="float">
            <text:p>11407683</text:p>
          </table:table-cell>
          <table:table-cell table:formula="of:=[.A715]/1000/(60*60*24)" office:value-type="time" office:time-value="PT03H10M07.683S" calcext:value-type="time">
            <text:p>03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1.99" calcext:value-type="float">
            <text:p>401.99</text:p>
          </table:table-cell>
          <table:table-cell office:value-type="float" office:value="508.2" calcext:value-type="float">
            <text:p>508.2</text:p>
          </table:table-cell>
        </table:table-row>
        <table:table-row table:style-name="ro1">
          <table:table-cell office:value-type="float" office:value="11423683" calcext:value-type="float">
            <text:p>11423683</text:p>
          </table:table-cell>
          <table:table-cell table:formula="of:=[.A716]/1000/(60*60*24)" office:value-type="time" office:time-value="PT03H10M23.683S" calcext:value-type="time">
            <text:p>03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2.53" calcext:value-type="float">
            <text:p>402.53</text:p>
          </table:table-cell>
          <table:table-cell office:value-type="float" office:value="508.87" calcext:value-type="float">
            <text:p>508.87</text:p>
          </table:table-cell>
        </table:table-row>
        <table:table-row table:style-name="ro1">
          <table:table-cell office:value-type="float" office:value="11439683" calcext:value-type="float">
            <text:p>11439683</text:p>
          </table:table-cell>
          <table:table-cell table:formula="of:=[.A717]/1000/(60*60*24)" office:value-type="time" office:time-value="PT03H10M39.683S" calcext:value-type="time">
            <text:p>03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3.08" calcext:value-type="float">
            <text:p>403.08</text:p>
          </table:table-cell>
          <table:table-cell office:value-type="float" office:value="509.53" calcext:value-type="float">
            <text:p>509.53</text:p>
          </table:table-cell>
        </table:table-row>
        <table:table-row table:style-name="ro1">
          <table:table-cell office:value-type="float" office:value="11455683" calcext:value-type="float">
            <text:p>11455683</text:p>
          </table:table-cell>
          <table:table-cell table:formula="of:=[.A718]/1000/(60*60*24)" office:value-type="time" office:time-value="PT03H10M55.683S" calcext:value-type="time">
            <text:p>03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3.62" calcext:value-type="float">
            <text:p>403.62</text:p>
          </table:table-cell>
          <table:table-cell office:value-type="float" office:value="510.2" calcext:value-type="float">
            <text:p>510.2</text:p>
          </table:table-cell>
        </table:table-row>
        <table:table-row table:style-name="ro1">
          <table:table-cell office:value-type="float" office:value="11471683" calcext:value-type="float">
            <text:p>11471683</text:p>
          </table:table-cell>
          <table:table-cell table:formula="of:=[.A719]/1000/(60*60*24)" office:value-type="time" office:time-value="PT03H11M11.683S" calcext:value-type="time">
            <text:p>03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4.17" calcext:value-type="float">
            <text:p>404.17</text:p>
          </table:table-cell>
          <table:table-cell office:value-type="float" office:value="510.87" calcext:value-type="float">
            <text:p>510.87</text:p>
          </table:table-cell>
        </table:table-row>
        <table:table-row table:style-name="ro1">
          <table:table-cell office:value-type="float" office:value="11487683" calcext:value-type="float">
            <text:p>11487683</text:p>
          </table:table-cell>
          <table:table-cell table:formula="of:=[.A720]/1000/(60*60*24)" office:value-type="time" office:time-value="PT03H11M27.683S" calcext:value-type="time">
            <text:p>03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4.72" calcext:value-type="float">
            <text:p>404.72</text:p>
          </table:table-cell>
          <table:table-cell office:value-type="float" office:value="511.53" calcext:value-type="float">
            <text:p>511.53</text:p>
          </table:table-cell>
        </table:table-row>
        <table:table-row table:style-name="ro1">
          <table:table-cell office:value-type="float" office:value="11503683" calcext:value-type="float">
            <text:p>11503683</text:p>
          </table:table-cell>
          <table:table-cell table:formula="of:=[.A721]/1000/(60*60*24)" office:value-type="time" office:time-value="PT03H11M43.683S" calcext:value-type="time">
            <text:p>03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5.26" calcext:value-type="float">
            <text:p>405.26</text:p>
          </table:table-cell>
          <table:table-cell office:value-type="float" office:value="512.2" calcext:value-type="float">
            <text:p>512.2</text:p>
          </table:table-cell>
        </table:table-row>
        <table:table-row table:style-name="ro1">
          <table:table-cell office:value-type="float" office:value="11519683" calcext:value-type="float">
            <text:p>11519683</text:p>
          </table:table-cell>
          <table:table-cell table:formula="of:=[.A722]/1000/(60*60*24)" office:value-type="time" office:time-value="PT03H11M59.683S" calcext:value-type="time">
            <text:p>03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5.81" calcext:value-type="float">
            <text:p>405.81</text:p>
          </table:table-cell>
          <table:table-cell office:value-type="float" office:value="512.86" calcext:value-type="float">
            <text:p>512.86</text:p>
          </table:table-cell>
        </table:table-row>
        <table:table-row table:style-name="ro1">
          <table:table-cell office:value-type="float" office:value="11535683" calcext:value-type="float">
            <text:p>11535683</text:p>
          </table:table-cell>
          <table:table-cell table:formula="of:=[.A723]/1000/(60*60*24)" office:value-type="time" office:time-value="PT03H12M15.683S" calcext:value-type="time">
            <text:p>03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6.35" calcext:value-type="float">
            <text:p>406.35</text:p>
          </table:table-cell>
          <table:table-cell office:value-type="float" office:value="513.53" calcext:value-type="float">
            <text:p>513.53</text:p>
          </table:table-cell>
        </table:table-row>
        <table:table-row table:style-name="ro1">
          <table:table-cell office:value-type="float" office:value="11551683" calcext:value-type="float">
            <text:p>11551683</text:p>
          </table:table-cell>
          <table:table-cell table:formula="of:=[.A724]/1000/(60*60*24)" office:value-type="time" office:time-value="PT03H12M31.683S" calcext:value-type="time">
            <text:p>03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406.9" calcext:value-type="float">
            <text:p>406.9</text:p>
          </table:table-cell>
          <table:table-cell office:value-type="float" office:value="514.2" calcext:value-type="float">
            <text:p>514.2</text:p>
          </table:table-cell>
        </table:table-row>
        <table:table-row table:style-name="ro1">
          <table:table-cell office:value-type="float" office:value="11567683" calcext:value-type="float">
            <text:p>11567683</text:p>
          </table:table-cell>
          <table:table-cell table:formula="of:=[.A725]/1000/(60*60*24)" office:value-type="time" office:time-value="PT03H12M47.683S" calcext:value-type="time">
            <text:p>03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07.44" calcext:value-type="float">
            <text:p>407.44</text:p>
          </table:table-cell>
          <table:table-cell office:value-type="float" office:value="514.86" calcext:value-type="float">
            <text:p>514.86</text:p>
          </table:table-cell>
        </table:table-row>
        <table:table-row table:style-name="ro1">
          <table:table-cell office:value-type="float" office:value="11583683" calcext:value-type="float">
            <text:p>11583683</text:p>
          </table:table-cell>
          <table:table-cell table:formula="of:=[.A726]/1000/(60*60*24)" office:value-type="time" office:time-value="PT03H13M03.683S" calcext:value-type="time">
            <text:p>03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7.99" calcext:value-type="float">
            <text:p>407.99</text:p>
          </table:table-cell>
          <table:table-cell office:value-type="float" office:value="515.53" calcext:value-type="float">
            <text:p>515.53</text:p>
          </table:table-cell>
        </table:table-row>
        <table:table-row table:style-name="ro1">
          <table:table-cell office:value-type="float" office:value="11599683" calcext:value-type="float">
            <text:p>11599683</text:p>
          </table:table-cell>
          <table:table-cell table:formula="of:=[.A727]/1000/(60*60*24)" office:value-type="time" office:time-value="PT03H13M19.683S" calcext:value-type="time">
            <text:p>03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08.54" calcext:value-type="float">
            <text:p>408.54</text:p>
          </table:table-cell>
          <table:table-cell office:value-type="float" office:value="516.19" calcext:value-type="float">
            <text:p>516.19</text:p>
          </table:table-cell>
        </table:table-row>
        <table:table-row table:style-name="ro1">
          <table:table-cell office:value-type="float" office:value="11615683" calcext:value-type="float">
            <text:p>11615683</text:p>
          </table:table-cell>
          <table:table-cell table:formula="of:=[.A728]/1000/(60*60*24)" office:value-type="time" office:time-value="PT03H13M35.683S" calcext:value-type="time">
            <text:p>03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09.08" calcext:value-type="float">
            <text:p>409.08</text:p>
          </table:table-cell>
          <table:table-cell office:value-type="float" office:value="516.86" calcext:value-type="float">
            <text:p>516.86</text:p>
          </table:table-cell>
        </table:table-row>
        <table:table-row table:style-name="ro1">
          <table:table-cell office:value-type="float" office:value="11631683" calcext:value-type="float">
            <text:p>11631683</text:p>
          </table:table-cell>
          <table:table-cell table:formula="of:=[.A729]/1000/(60*60*24)" office:value-type="time" office:time-value="PT03H13M51.683S" calcext:value-type="time">
            <text:p>03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09.63" calcext:value-type="float">
            <text:p>409.63</text:p>
          </table:table-cell>
          <table:table-cell office:value-type="float" office:value="517.52" calcext:value-type="float">
            <text:p>517.52</text:p>
          </table:table-cell>
        </table:table-row>
        <table:table-row table:style-name="ro1">
          <table:table-cell office:value-type="float" office:value="11647683" calcext:value-type="float">
            <text:p>11647683</text:p>
          </table:table-cell>
          <table:table-cell table:formula="of:=[.A730]/1000/(60*60*24)" office:value-type="time" office:time-value="PT03H14M07.683S" calcext:value-type="time">
            <text:p>03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0.17" calcext:value-type="float">
            <text:p>410.17</text:p>
          </table:table-cell>
          <table:table-cell office:value-type="float" office:value="518.19" calcext:value-type="float">
            <text:p>518.19</text:p>
          </table:table-cell>
        </table:table-row>
        <table:table-row table:style-name="ro1">
          <table:table-cell office:value-type="float" office:value="11663682" calcext:value-type="float">
            <text:p>11663682</text:p>
          </table:table-cell>
          <table:table-cell table:formula="of:=[.A731]/1000/(60*60*24)" office:value-type="time" office:time-value="PT03H14M23.682S" calcext:value-type="time">
            <text:p>03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0.72" calcext:value-type="float">
            <text:p>410.72</text:p>
          </table:table-cell>
          <table:table-cell office:value-type="float" office:value="518.85" calcext:value-type="float">
            <text:p>518.85</text:p>
          </table:table-cell>
        </table:table-row>
        <table:table-row table:style-name="ro1">
          <table:table-cell office:value-type="float" office:value="11679683" calcext:value-type="float">
            <text:p>11679683</text:p>
          </table:table-cell>
          <table:table-cell table:formula="of:=[.A732]/1000/(60*60*24)" office:value-type="time" office:time-value="PT03H14M39.683S" calcext:value-type="time">
            <text:p>03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1.26" calcext:value-type="float">
            <text:p>411.26</text:p>
          </table:table-cell>
          <table:table-cell office:value-type="float" office:value="519.52" calcext:value-type="float">
            <text:p>519.52</text:p>
          </table:table-cell>
        </table:table-row>
        <table:table-row table:style-name="ro1">
          <table:table-cell office:value-type="float" office:value="11695683" calcext:value-type="float">
            <text:p>11695683</text:p>
          </table:table-cell>
          <table:table-cell table:formula="of:=[.A733]/1000/(60*60*24)" office:value-type="time" office:time-value="PT03H14M55.683S" calcext:value-type="time">
            <text:p>03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1.81" calcext:value-type="float">
            <text:p>411.81</text:p>
          </table:table-cell>
          <table:table-cell office:value-type="float" office:value="520.19" calcext:value-type="float">
            <text:p>520.19</text:p>
          </table:table-cell>
        </table:table-row>
        <table:table-row table:style-name="ro1">
          <table:table-cell office:value-type="float" office:value="11711683" calcext:value-type="float">
            <text:p>11711683</text:p>
          </table:table-cell>
          <table:table-cell table:formula="of:=[.A734]/1000/(60*60*24)" office:value-type="time" office:time-value="PT03H15M11.683S" calcext:value-type="time">
            <text:p>03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2.35" calcext:value-type="float">
            <text:p>412.35</text:p>
          </table:table-cell>
          <table:table-cell office:value-type="float" office:value="520.85" calcext:value-type="float">
            <text:p>520.85</text:p>
          </table:table-cell>
        </table:table-row>
        <table:table-row table:style-name="ro1">
          <table:table-cell office:value-type="float" office:value="11727683" calcext:value-type="float">
            <text:p>11727683</text:p>
          </table:table-cell>
          <table:table-cell table:formula="of:=[.A735]/1000/(60*60*24)" office:value-type="time" office:time-value="PT03H15M27.683S" calcext:value-type="time">
            <text:p>03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2.9" calcext:value-type="float">
            <text:p>412.9</text:p>
          </table:table-cell>
          <table:table-cell office:value-type="float" office:value="521.52" calcext:value-type="float">
            <text:p>521.52</text:p>
          </table:table-cell>
        </table:table-row>
        <table:table-row table:style-name="ro1">
          <table:table-cell office:value-type="float" office:value="11743683" calcext:value-type="float">
            <text:p>11743683</text:p>
          </table:table-cell>
          <table:table-cell table:formula="of:=[.A736]/1000/(60*60*24)" office:value-type="time" office:time-value="PT03H15M43.683S" calcext:value-type="time">
            <text:p>03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3.45" calcext:value-type="float">
            <text:p>413.45</text:p>
          </table:table-cell>
          <table:table-cell office:value-type="float" office:value="522.18" calcext:value-type="float">
            <text:p>522.18</text:p>
          </table:table-cell>
        </table:table-row>
        <table:table-row table:style-name="ro1">
          <table:table-cell office:value-type="float" office:value="11759683" calcext:value-type="float">
            <text:p>11759683</text:p>
          </table:table-cell>
          <table:table-cell table:formula="of:=[.A737]/1000/(60*60*24)" office:value-type="time" office:time-value="PT03H15M59.683S" calcext:value-type="time">
            <text:p>03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3.99" calcext:value-type="float">
            <text:p>413.99</text:p>
          </table:table-cell>
          <table:table-cell office:value-type="float" office:value="522.85" calcext:value-type="float">
            <text:p>522.85</text:p>
          </table:table-cell>
        </table:table-row>
        <table:table-row table:style-name="ro1">
          <table:table-cell office:value-type="float" office:value="11775683" calcext:value-type="float">
            <text:p>11775683</text:p>
          </table:table-cell>
          <table:table-cell table:formula="of:=[.A738]/1000/(60*60*24)" office:value-type="time" office:time-value="PT03H16M15.683S" calcext:value-type="time">
            <text:p>03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4.54" calcext:value-type="float">
            <text:p>414.54</text:p>
          </table:table-cell>
          <table:table-cell office:value-type="float" office:value="523.51" calcext:value-type="float">
            <text:p>523.51</text:p>
          </table:table-cell>
        </table:table-row>
        <table:table-row table:style-name="ro1">
          <table:table-cell office:value-type="float" office:value="11791682" calcext:value-type="float">
            <text:p>11791682</text:p>
          </table:table-cell>
          <table:table-cell table:formula="of:=[.A739]/1000/(60*60*24)" office:value-type="time" office:time-value="PT03H16M31.682S" calcext:value-type="time">
            <text:p>03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5.08" calcext:value-type="float">
            <text:p>415.08</text:p>
          </table:table-cell>
          <table:table-cell office:value-type="float" office:value="524.18" calcext:value-type="float">
            <text:p>524.18</text:p>
          </table:table-cell>
        </table:table-row>
        <table:table-row table:style-name="ro1">
          <table:table-cell office:value-type="float" office:value="11807683" calcext:value-type="float">
            <text:p>11807683</text:p>
          </table:table-cell>
          <table:table-cell table:formula="of:=[.A740]/1000/(60*60*24)" office:value-type="time" office:time-value="PT03H16M47.683S" calcext:value-type="time">
            <text:p>03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5.63" calcext:value-type="float">
            <text:p>415.63</text:p>
          </table:table-cell>
          <table:table-cell office:value-type="float" office:value="524.84" calcext:value-type="float">
            <text:p>524.84</text:p>
          </table:table-cell>
        </table:table-row>
        <table:table-row table:style-name="ro1">
          <table:table-cell office:value-type="float" office:value="11823683" calcext:value-type="float">
            <text:p>11823683</text:p>
          </table:table-cell>
          <table:table-cell table:formula="of:=[.A741]/1000/(60*60*24)" office:value-type="time" office:time-value="PT03H17M03.683S" calcext:value-type="time">
            <text:p>03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6.17" calcext:value-type="float">
            <text:p>416.17</text:p>
          </table:table-cell>
          <table:table-cell office:value-type="float" office:value="525.51" calcext:value-type="float">
            <text:p>525.51</text:p>
          </table:table-cell>
        </table:table-row>
        <table:table-row table:style-name="ro1">
          <table:table-cell office:value-type="float" office:value="11839683" calcext:value-type="float">
            <text:p>11839683</text:p>
          </table:table-cell>
          <table:table-cell table:formula="of:=[.A742]/1000/(60*60*24)" office:value-type="time" office:time-value="PT03H17M19.683S" calcext:value-type="time">
            <text:p>03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6.72" calcext:value-type="float">
            <text:p>416.72</text:p>
          </table:table-cell>
          <table:table-cell office:value-type="float" office:value="526.17" calcext:value-type="float">
            <text:p>526.17</text:p>
          </table:table-cell>
        </table:table-row>
        <table:table-row table:style-name="ro1">
          <table:table-cell office:value-type="float" office:value="11855683" calcext:value-type="float">
            <text:p>11855683</text:p>
          </table:table-cell>
          <table:table-cell table:formula="of:=[.A743]/1000/(60*60*24)" office:value-type="time" office:time-value="PT03H17M35.683S" calcext:value-type="time">
            <text:p>03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7.26" calcext:value-type="float">
            <text:p>417.26</text:p>
          </table:table-cell>
          <table:table-cell office:value-type="float" office:value="526.84" calcext:value-type="float">
            <text:p>526.84</text:p>
          </table:table-cell>
        </table:table-row>
        <table:table-row table:style-name="ro1">
          <table:table-cell office:value-type="float" office:value="11871683" calcext:value-type="float">
            <text:p>11871683</text:p>
          </table:table-cell>
          <table:table-cell table:formula="of:=[.A744]/1000/(60*60*24)" office:value-type="time" office:time-value="PT03H17M51.683S" calcext:value-type="time">
            <text:p>03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7.81" calcext:value-type="float">
            <text:p>417.81</text:p>
          </table:table-cell>
          <table:table-cell office:value-type="float" office:value="527.5" calcext:value-type="float">
            <text:p>527.5</text:p>
          </table:table-cell>
        </table:table-row>
        <table:table-row table:style-name="ro1">
          <table:table-cell office:value-type="float" office:value="11887683" calcext:value-type="float">
            <text:p>11887683</text:p>
          </table:table-cell>
          <table:table-cell table:formula="of:=[.A745]/1000/(60*60*24)" office:value-type="time" office:time-value="PT03H18M07.683S" calcext:value-type="time">
            <text:p>03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8.35" calcext:value-type="float">
            <text:p>418.35</text:p>
          </table:table-cell>
          <table:table-cell office:value-type="float" office:value="528.17" calcext:value-type="float">
            <text:p>528.17</text:p>
          </table:table-cell>
        </table:table-row>
        <table:table-row table:style-name="ro1">
          <table:table-cell office:value-type="float" office:value="11903683" calcext:value-type="float">
            <text:p>11903683</text:p>
          </table:table-cell>
          <table:table-cell table:formula="of:=[.A746]/1000/(60*60*24)" office:value-type="time" office:time-value="PT03H18M23.683S" calcext:value-type="time">
            <text:p>03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8.9" calcext:value-type="float">
            <text:p>418.9</text:p>
          </table:table-cell>
          <table:table-cell office:value-type="float" office:value="528.83" calcext:value-type="float">
            <text:p>528.83</text:p>
          </table:table-cell>
        </table:table-row>
        <table:table-row table:style-name="ro1">
          <table:table-cell office:value-type="float" office:value="11919683" calcext:value-type="float">
            <text:p>11919683</text:p>
          </table:table-cell>
          <table:table-cell table:formula="of:=[.A747]/1000/(60*60*24)" office:value-type="time" office:time-value="PT03H18M39.683S" calcext:value-type="time">
            <text:p>03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9.44" calcext:value-type="float">
            <text:p>419.44</text:p>
          </table:table-cell>
          <table:table-cell office:value-type="float" office:value="529.5" calcext:value-type="float">
            <text:p>529.5</text:p>
          </table:table-cell>
        </table:table-row>
        <table:table-row table:style-name="ro1">
          <table:table-cell office:value-type="float" office:value="11935683" calcext:value-type="float">
            <text:p>11935683</text:p>
          </table:table-cell>
          <table:table-cell table:formula="of:=[.A748]/1000/(60*60*24)" office:value-type="time" office:time-value="PT03H18M55.683S" calcext:value-type="time">
            <text:p>03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9.99" calcext:value-type="float">
            <text:p>419.99</text:p>
          </table:table-cell>
          <table:table-cell office:value-type="float" office:value="530.16" calcext:value-type="float">
            <text:p>530.16</text:p>
          </table:table-cell>
        </table:table-row>
        <table:table-row table:style-name="ro1">
          <table:table-cell office:value-type="float" office:value="11951683" calcext:value-type="float">
            <text:p>11951683</text:p>
          </table:table-cell>
          <table:table-cell table:formula="of:=[.A749]/1000/(60*60*24)" office:value-type="time" office:time-value="PT03H19M11.683S" calcext:value-type="time">
            <text:p>03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0.53" calcext:value-type="float">
            <text:p>420.53</text:p>
          </table:table-cell>
          <table:table-cell office:value-type="float" office:value="530.83" calcext:value-type="float">
            <text:p>530.83</text:p>
          </table:table-cell>
        </table:table-row>
        <table:table-row table:style-name="ro1">
          <table:table-cell office:value-type="float" office:value="11967683" calcext:value-type="float">
            <text:p>11967683</text:p>
          </table:table-cell>
          <table:table-cell table:formula="of:=[.A750]/1000/(60*60*24)" office:value-type="time" office:time-value="PT03H19M27.683S" calcext:value-type="time">
            <text:p>03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1.08" calcext:value-type="float">
            <text:p>421.08</text:p>
          </table:table-cell>
          <table:table-cell office:value-type="float" office:value="531.49" calcext:value-type="float">
            <text:p>531.49</text:p>
          </table:table-cell>
        </table:table-row>
        <table:table-row table:style-name="ro1">
          <table:table-cell office:value-type="float" office:value="11983683" calcext:value-type="float">
            <text:p>11983683</text:p>
          </table:table-cell>
          <table:table-cell table:formula="of:=[.A751]/1000/(60*60*24)" office:value-type="time" office:time-value="PT03H19M43.683S" calcext:value-type="time">
            <text:p>03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1.63" calcext:value-type="float">
            <text:p>421.63</text:p>
          </table:table-cell>
          <table:table-cell office:value-type="float" office:value="532.16" calcext:value-type="float">
            <text:p>532.16</text:p>
          </table:table-cell>
        </table:table-row>
        <table:table-row table:style-name="ro1">
          <table:table-cell office:value-type="float" office:value="11999683" calcext:value-type="float">
            <text:p>11999683</text:p>
          </table:table-cell>
          <table:table-cell table:formula="of:=[.A752]/1000/(60*60*24)" office:value-type="time" office:time-value="PT03H19M59.683S" calcext:value-type="time">
            <text:p>03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2.17" calcext:value-type="float">
            <text:p>422.17</text:p>
          </table:table-cell>
          <table:table-cell office:value-type="float" office:value="532.82" calcext:value-type="float">
            <text:p>532.82</text:p>
          </table:table-cell>
        </table:table-row>
        <table:table-row table:style-name="ro1">
          <table:table-cell office:value-type="float" office:value="12015683" calcext:value-type="float">
            <text:p>12015683</text:p>
          </table:table-cell>
          <table:table-cell table:formula="of:=[.A753]/1000/(60*60*24)" office:value-type="time" office:time-value="PT03H20M15.683S" calcext:value-type="time">
            <text:p>03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2.72" calcext:value-type="float">
            <text:p>422.72</text:p>
          </table:table-cell>
          <table:table-cell office:value-type="float" office:value="533.49" calcext:value-type="float">
            <text:p>533.49</text:p>
          </table:table-cell>
        </table:table-row>
        <table:table-row table:style-name="ro1">
          <table:table-cell office:value-type="float" office:value="12031683" calcext:value-type="float">
            <text:p>12031683</text:p>
          </table:table-cell>
          <table:table-cell table:formula="of:=[.A754]/1000/(60*60*24)" office:value-type="time" office:time-value="PT03H20M31.683S" calcext:value-type="time">
            <text:p>03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3.26" calcext:value-type="float">
            <text:p>423.26</text:p>
          </table:table-cell>
          <table:table-cell office:value-type="float" office:value="534.15" calcext:value-type="float">
            <text:p>534.15</text:p>
          </table:table-cell>
        </table:table-row>
        <table:table-row table:style-name="ro1">
          <table:table-cell office:value-type="float" office:value="12047683" calcext:value-type="float">
            <text:p>12047683</text:p>
          </table:table-cell>
          <table:table-cell table:formula="of:=[.A755]/1000/(60*60*24)" office:value-type="time" office:time-value="PT03H20M47.683S" calcext:value-type="time">
            <text:p>03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3.81" calcext:value-type="float">
            <text:p>423.81</text:p>
          </table:table-cell>
          <table:table-cell office:value-type="float" office:value="534.82" calcext:value-type="float">
            <text:p>534.82</text:p>
          </table:table-cell>
        </table:table-row>
        <table:table-row table:style-name="ro1">
          <table:table-cell office:value-type="float" office:value="12063683" calcext:value-type="float">
            <text:p>12063683</text:p>
          </table:table-cell>
          <table:table-cell table:formula="of:=[.A756]/1000/(60*60*24)" office:value-type="time" office:time-value="PT03H21M03.683S" calcext:value-type="time">
            <text:p>03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4.35" calcext:value-type="float">
            <text:p>424.35</text:p>
          </table:table-cell>
          <table:table-cell office:value-type="float" office:value="535.48" calcext:value-type="float">
            <text:p>535.48</text:p>
          </table:table-cell>
        </table:table-row>
        <table:table-row table:style-name="ro1">
          <table:table-cell office:value-type="float" office:value="12079683" calcext:value-type="float">
            <text:p>12079683</text:p>
          </table:table-cell>
          <table:table-cell table:formula="of:=[.A757]/1000/(60*60*24)" office:value-type="time" office:time-value="PT03H21M19.683S" calcext:value-type="time">
            <text:p>03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4.9" calcext:value-type="float">
            <text:p>424.9</text:p>
          </table:table-cell>
          <table:table-cell office:value-type="float" office:value="536.15" calcext:value-type="float">
            <text:p>536.15</text:p>
          </table:table-cell>
        </table:table-row>
        <table:table-row table:style-name="ro1">
          <table:table-cell office:value-type="float" office:value="12095683" calcext:value-type="float">
            <text:p>12095683</text:p>
          </table:table-cell>
          <table:table-cell table:formula="of:=[.A758]/1000/(60*60*24)" office:value-type="time" office:time-value="PT03H21M35.683S" calcext:value-type="time">
            <text:p>03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425.44" calcext:value-type="float">
            <text:p>425.44</text:p>
          </table:table-cell>
          <table:table-cell office:value-type="float" office:value="536.81" calcext:value-type="float">
            <text:p>536.81</text:p>
          </table:table-cell>
        </table:table-row>
        <table:table-row table:style-name="ro1">
          <table:table-cell office:value-type="float" office:value="12111683" calcext:value-type="float">
            <text:p>12111683</text:p>
          </table:table-cell>
          <table:table-cell table:formula="of:=[.A759]/1000/(60*60*24)" office:value-type="time" office:time-value="PT03H21M51.683S" calcext:value-type="time">
            <text:p>03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5.99" calcext:value-type="float">
            <text:p>425.99</text:p>
          </table:table-cell>
          <table:table-cell office:value-type="float" office:value="537.48" calcext:value-type="float">
            <text:p>537.48</text:p>
          </table:table-cell>
        </table:table-row>
        <table:table-row table:style-name="ro1">
          <table:table-cell office:value-type="float" office:value="12127683" calcext:value-type="float">
            <text:p>12127683</text:p>
          </table:table-cell>
          <table:table-cell table:formula="of:=[.A760]/1000/(60*60*24)" office:value-type="time" office:time-value="PT03H22M07.683S" calcext:value-type="time">
            <text:p>03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26.53" calcext:value-type="float">
            <text:p>426.53</text:p>
          </table:table-cell>
          <table:table-cell office:value-type="float" office:value="538.14" calcext:value-type="float">
            <text:p>538.14</text:p>
          </table:table-cell>
        </table:table-row>
        <table:table-row table:style-name="ro1">
          <table:table-cell office:value-type="float" office:value="12143683" calcext:value-type="float">
            <text:p>12143683</text:p>
          </table:table-cell>
          <table:table-cell table:formula="of:=[.A761]/1000/(60*60*24)" office:value-type="time" office:time-value="PT03H22M23.683S" calcext:value-type="time">
            <text:p>03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27.08" calcext:value-type="float">
            <text:p>427.08</text:p>
          </table:table-cell>
          <table:table-cell office:value-type="float" office:value="538.81" calcext:value-type="float">
            <text:p>538.81</text:p>
          </table:table-cell>
        </table:table-row>
        <table:table-row table:style-name="ro1">
          <table:table-cell office:value-type="float" office:value="12159683" calcext:value-type="float">
            <text:p>12159683</text:p>
          </table:table-cell>
          <table:table-cell table:formula="of:=[.A762]/1000/(60*60*24)" office:value-type="time" office:time-value="PT03H22M39.683S" calcext:value-type="time">
            <text:p>03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7.62" calcext:value-type="float">
            <text:p>427.62</text:p>
          </table:table-cell>
          <table:table-cell office:value-type="float" office:value="539.47" calcext:value-type="float">
            <text:p>539.47</text:p>
          </table:table-cell>
        </table:table-row>
        <table:table-row table:style-name="ro1">
          <table:table-cell office:value-type="float" office:value="12175683" calcext:value-type="float">
            <text:p>12175683</text:p>
          </table:table-cell>
          <table:table-cell table:formula="of:=[.A763]/1000/(60*60*24)" office:value-type="time" office:time-value="PT03H22M55.683S" calcext:value-type="time">
            <text:p>03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24" calcext:value-type="float">
            <text:p>149.24</text:p>
          </table:table-cell>
          <table:table-cell office:value-type="float" office:value="428.17" calcext:value-type="float">
            <text:p>428.17</text:p>
          </table:table-cell>
          <table:table-cell office:value-type="float" office:value="540.14" calcext:value-type="float">
            <text:p>540.14</text:p>
          </table:table-cell>
        </table:table-row>
        <table:table-row table:style-name="ro1">
          <table:table-cell office:value-type="float" office:value="12191683" calcext:value-type="float">
            <text:p>12191683</text:p>
          </table:table-cell>
          <table:table-cell table:formula="of:=[.A764]/1000/(60*60*24)" office:value-type="time" office:time-value="PT03H23M11.683S" calcext:value-type="time">
            <text:p>03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8.71" calcext:value-type="float">
            <text:p>428.71</text:p>
          </table:table-cell>
          <table:table-cell office:value-type="float" office:value="540.8" calcext:value-type="float">
            <text:p>540.8</text:p>
          </table:table-cell>
        </table:table-row>
        <table:table-row table:style-name="ro1">
          <table:table-cell office:value-type="float" office:value="12207683" calcext:value-type="float">
            <text:p>12207683</text:p>
          </table:table-cell>
          <table:table-cell table:formula="of:=[.A765]/1000/(60*60*24)" office:value-type="time" office:time-value="PT03H23M27.683S" calcext:value-type="time">
            <text:p>03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9.26" calcext:value-type="float">
            <text:p>429.26</text:p>
          </table:table-cell>
          <table:table-cell office:value-type="float" office:value="541.47" calcext:value-type="float">
            <text:p>541.47</text:p>
          </table:table-cell>
        </table:table-row>
        <table:table-row table:style-name="ro1">
          <table:table-cell office:value-type="float" office:value="12223683" calcext:value-type="float">
            <text:p>12223683</text:p>
          </table:table-cell>
          <table:table-cell table:formula="of:=[.A766]/1000/(60*60*24)" office:value-type="time" office:time-value="PT03H23M43.683S" calcext:value-type="time">
            <text:p>03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9.8" calcext:value-type="float">
            <text:p>429.8</text:p>
          </table:table-cell>
          <table:table-cell office:value-type="float" office:value="542.13" calcext:value-type="float">
            <text:p>542.13</text:p>
          </table:table-cell>
        </table:table-row>
        <table:table-row table:style-name="ro1">
          <table:table-cell office:value-type="float" office:value="12239683" calcext:value-type="float">
            <text:p>12239683</text:p>
          </table:table-cell>
          <table:table-cell table:formula="of:=[.A767]/1000/(60*60*24)" office:value-type="time" office:time-value="PT03H23M59.683S" calcext:value-type="time">
            <text:p>03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30.35" calcext:value-type="float">
            <text:p>430.35</text:p>
          </table:table-cell>
          <table:table-cell office:value-type="float" office:value="542.8" calcext:value-type="float">
            <text:p>542.8</text:p>
          </table:table-cell>
        </table:table-row>
        <table:table-row table:style-name="ro1">
          <table:table-cell office:value-type="float" office:value="12255683" calcext:value-type="float">
            <text:p>12255683</text:p>
          </table:table-cell>
          <table:table-cell table:formula="of:=[.A768]/1000/(60*60*24)" office:value-type="time" office:time-value="PT03H24M15.683S" calcext:value-type="time">
            <text:p>03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0.89" calcext:value-type="float">
            <text:p>430.89</text:p>
          </table:table-cell>
          <table:table-cell office:value-type="float" office:value="543.46" calcext:value-type="float">
            <text:p>543.46</text:p>
          </table:table-cell>
        </table:table-row>
        <table:table-row table:style-name="ro1">
          <table:table-cell office:value-type="float" office:value="12271683" calcext:value-type="float">
            <text:p>12271683</text:p>
          </table:table-cell>
          <table:table-cell table:formula="of:=[.A769]/1000/(60*60*24)" office:value-type="time" office:time-value="PT03H24M31.683S" calcext:value-type="time">
            <text:p>03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31.44" calcext:value-type="float">
            <text:p>431.44</text:p>
          </table:table-cell>
          <table:table-cell office:value-type="float" office:value="544.13" calcext:value-type="float">
            <text:p>544.13</text:p>
          </table:table-cell>
        </table:table-row>
        <table:table-row table:style-name="ro1">
          <table:table-cell office:value-type="float" office:value="12287683" calcext:value-type="float">
            <text:p>12287683</text:p>
          </table:table-cell>
          <table:table-cell table:formula="of:=[.A770]/1000/(60*60*24)" office:value-type="time" office:time-value="PT03H24M47.683S" calcext:value-type="time">
            <text:p>03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1.98" calcext:value-type="float">
            <text:p>431.98</text:p>
          </table:table-cell>
          <table:table-cell office:value-type="float" office:value="544.79" calcext:value-type="float">
            <text:p>544.79</text:p>
          </table:table-cell>
        </table:table-row>
        <table:table-row table:style-name="ro1">
          <table:table-cell office:value-type="float" office:value="12303683" calcext:value-type="float">
            <text:p>12303683</text:p>
          </table:table-cell>
          <table:table-cell table:formula="of:=[.A771]/1000/(60*60*24)" office:value-type="time" office:time-value="PT03H25M03.683S" calcext:value-type="time">
            <text:p>03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2.53" calcext:value-type="float">
            <text:p>432.53</text:p>
          </table:table-cell>
          <table:table-cell office:value-type="float" office:value="545.46" calcext:value-type="float">
            <text:p>545.46</text:p>
          </table:table-cell>
        </table:table-row>
        <table:table-row table:style-name="ro1">
          <table:table-cell office:value-type="float" office:value="12319683" calcext:value-type="float">
            <text:p>12319683</text:p>
          </table:table-cell>
          <table:table-cell table:formula="of:=[.A772]/1000/(60*60*24)" office:value-type="time" office:time-value="PT03H25M19.683S" calcext:value-type="time">
            <text:p>03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33.07" calcext:value-type="float">
            <text:p>433.07</text:p>
          </table:table-cell>
          <table:table-cell office:value-type="float" office:value="546.12" calcext:value-type="float">
            <text:p>546.12</text:p>
          </table:table-cell>
        </table:table-row>
        <table:table-row table:style-name="ro1">
          <table:table-cell office:value-type="float" office:value="12335683" calcext:value-type="float">
            <text:p>12335683</text:p>
          </table:table-cell>
          <table:table-cell table:formula="of:=[.A773]/1000/(60*60*24)" office:value-type="time" office:time-value="PT03H25M35.683S" calcext:value-type="time">
            <text:p>03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3.62" calcext:value-type="float">
            <text:p>433.62</text:p>
          </table:table-cell>
          <table:table-cell office:value-type="float" office:value="546.79" calcext:value-type="float">
            <text:p>546.79</text:p>
          </table:table-cell>
        </table:table-row>
        <table:table-row table:style-name="ro1">
          <table:table-cell office:value-type="float" office:value="12351683" calcext:value-type="float">
            <text:p>12351683</text:p>
          </table:table-cell>
          <table:table-cell table:formula="of:=[.A774]/1000/(60*60*24)" office:value-type="time" office:time-value="PT03H25M51.683S" calcext:value-type="time">
            <text:p>03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4.16" calcext:value-type="float">
            <text:p>434.16</text:p>
          </table:table-cell>
          <table:table-cell office:value-type="float" office:value="547.45" calcext:value-type="float">
            <text:p>547.45</text:p>
          </table:table-cell>
        </table:table-row>
        <table:table-row table:style-name="ro1">
          <table:table-cell office:value-type="float" office:value="12367683" calcext:value-type="float">
            <text:p>12367683</text:p>
          </table:table-cell>
          <table:table-cell table:formula="of:=[.A775]/1000/(60*60*24)" office:value-type="time" office:time-value="PT03H26M07.683S" calcext:value-type="time">
            <text:p>03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4.7" calcext:value-type="float">
            <text:p>434.7</text:p>
          </table:table-cell>
          <table:table-cell office:value-type="float" office:value="548.12" calcext:value-type="float">
            <text:p>548.12</text:p>
          </table:table-cell>
        </table:table-row>
        <table:table-row table:style-name="ro1">
          <table:table-cell office:value-type="float" office:value="12383683" calcext:value-type="float">
            <text:p>12383683</text:p>
          </table:table-cell>
          <table:table-cell table:formula="of:=[.A776]/1000/(60*60*24)" office:value-type="time" office:time-value="PT03H26M23.683S" calcext:value-type="time">
            <text:p>03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5.25" calcext:value-type="float">
            <text:p>435.25</text:p>
          </table:table-cell>
          <table:table-cell office:value-type="float" office:value="548.78" calcext:value-type="float">
            <text:p>548.78</text:p>
          </table:table-cell>
        </table:table-row>
        <table:table-row table:style-name="ro1">
          <table:table-cell office:value-type="float" office:value="12399683" calcext:value-type="float">
            <text:p>12399683</text:p>
          </table:table-cell>
          <table:table-cell table:formula="of:=[.A777]/1000/(60*60*24)" office:value-type="time" office:time-value="PT03H26M39.683S" calcext:value-type="time">
            <text:p>03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5.79" calcext:value-type="float">
            <text:p>435.79</text:p>
          </table:table-cell>
          <table:table-cell office:value-type="float" office:value="549.44" calcext:value-type="float">
            <text:p>549.44</text:p>
          </table:table-cell>
        </table:table-row>
        <table:table-row table:style-name="ro1">
          <table:table-cell office:value-type="float" office:value="12415683" calcext:value-type="float">
            <text:p>12415683</text:p>
          </table:table-cell>
          <table:table-cell table:formula="of:=[.A778]/1000/(60*60*24)" office:value-type="time" office:time-value="PT03H26M55.683S" calcext:value-type="time">
            <text:p>03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36.34" calcext:value-type="float">
            <text:p>436.34</text:p>
          </table:table-cell>
          <table:table-cell office:value-type="float" office:value="550.11" calcext:value-type="float">
            <text:p>550.11</text:p>
          </table:table-cell>
        </table:table-row>
        <table:table-row table:style-name="ro1">
          <table:table-cell office:value-type="float" office:value="12431683" calcext:value-type="float">
            <text:p>12431683</text:p>
          </table:table-cell>
          <table:table-cell table:formula="of:=[.A779]/1000/(60*60*24)" office:value-type="time" office:time-value="PT03H27M11.683S" calcext:value-type="time">
            <text:p>03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36.88" calcext:value-type="float">
            <text:p>436.88</text:p>
          </table:table-cell>
          <table:table-cell office:value-type="float" office:value="550.77" calcext:value-type="float">
            <text:p>550.77</text:p>
          </table:table-cell>
        </table:table-row>
        <table:table-row table:style-name="ro1">
          <table:table-cell office:value-type="float" office:value="12447683" calcext:value-type="float">
            <text:p>12447683</text:p>
          </table:table-cell>
          <table:table-cell table:formula="of:=[.A780]/1000/(60*60*24)" office:value-type="time" office:time-value="PT03H27M27.683S" calcext:value-type="time">
            <text:p>03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37.43" calcext:value-type="float">
            <text:p>437.43</text:p>
          </table:table-cell>
          <table:table-cell office:value-type="float" office:value="551.44" calcext:value-type="float">
            <text:p>551.44</text:p>
          </table:table-cell>
        </table:table-row>
        <table:table-row table:style-name="ro1">
          <table:table-cell office:value-type="float" office:value="12463683" calcext:value-type="float">
            <text:p>12463683</text:p>
          </table:table-cell>
          <table:table-cell table:formula="of:=[.A781]/1000/(60*60*24)" office:value-type="time" office:time-value="PT03H27M43.683S" calcext:value-type="time">
            <text:p>03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37.97" calcext:value-type="float">
            <text:p>437.97</text:p>
          </table:table-cell>
          <table:table-cell office:value-type="float" office:value="552.1" calcext:value-type="float">
            <text:p>552.1</text:p>
          </table:table-cell>
        </table:table-row>
        <table:table-row table:style-name="ro1">
          <table:table-cell office:value-type="float" office:value="12479683" calcext:value-type="float">
            <text:p>12479683</text:p>
          </table:table-cell>
          <table:table-cell table:formula="of:=[.A782]/1000/(60*60*24)" office:value-type="time" office:time-value="PT03H27M59.683S" calcext:value-type="time">
            <text:p>03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38.52" calcext:value-type="float">
            <text:p>438.52</text:p>
          </table:table-cell>
          <table:table-cell office:value-type="float" office:value="552.77" calcext:value-type="float">
            <text:p>552.77</text:p>
          </table:table-cell>
        </table:table-row>
        <table:table-row table:style-name="ro1">
          <table:table-cell office:value-type="float" office:value="12495683" calcext:value-type="float">
            <text:p>12495683</text:p>
          </table:table-cell>
          <table:table-cell table:formula="of:=[.A783]/1000/(60*60*24)" office:value-type="time" office:time-value="PT03H28M15.683S" calcext:value-type="time">
            <text:p>03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39.06" calcext:value-type="float">
            <text:p>439.06</text:p>
          </table:table-cell>
          <table:table-cell office:value-type="float" office:value="553.43" calcext:value-type="float">
            <text:p>553.43</text:p>
          </table:table-cell>
        </table:table-row>
        <table:table-row table:style-name="ro1">
          <table:table-cell office:value-type="float" office:value="12511683" calcext:value-type="float">
            <text:p>12511683</text:p>
          </table:table-cell>
          <table:table-cell table:formula="of:=[.A784]/1000/(60*60*24)" office:value-type="time" office:time-value="PT03H28M31.683S" calcext:value-type="time">
            <text:p>03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39.61" calcext:value-type="float">
            <text:p>439.61</text:p>
          </table:table-cell>
          <table:table-cell office:value-type="float" office:value="554.1" calcext:value-type="float">
            <text:p>554.1</text:p>
          </table:table-cell>
        </table:table-row>
        <table:table-row table:style-name="ro1">
          <table:table-cell office:value-type="float" office:value="12527683" calcext:value-type="float">
            <text:p>12527683</text:p>
          </table:table-cell>
          <table:table-cell table:formula="of:=[.A785]/1000/(60*60*24)" office:value-type="time" office:time-value="PT03H28M47.683S" calcext:value-type="time">
            <text:p>03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0.15" calcext:value-type="float">
            <text:p>440.15</text:p>
          </table:table-cell>
          <table:table-cell office:value-type="float" office:value="554.76" calcext:value-type="float">
            <text:p>554.76</text:p>
          </table:table-cell>
        </table:table-row>
        <table:table-row table:style-name="ro1">
          <table:table-cell office:value-type="float" office:value="12543683" calcext:value-type="float">
            <text:p>12543683</text:p>
          </table:table-cell>
          <table:table-cell table:formula="of:=[.A786]/1000/(60*60*24)" office:value-type="time" office:time-value="PT03H29M03.683S" calcext:value-type="time">
            <text:p>03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0.7" calcext:value-type="float">
            <text:p>440.7</text:p>
          </table:table-cell>
          <table:table-cell office:value-type="float" office:value="555.42" calcext:value-type="float">
            <text:p>555.42</text:p>
          </table:table-cell>
        </table:table-row>
        <table:table-row table:style-name="ro1">
          <table:table-cell office:value-type="float" office:value="12559683" calcext:value-type="float">
            <text:p>12559683</text:p>
          </table:table-cell>
          <table:table-cell table:formula="of:=[.A787]/1000/(60*60*24)" office:value-type="time" office:time-value="PT03H29M19.683S" calcext:value-type="time">
            <text:p>03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1.24" calcext:value-type="float">
            <text:p>441.24</text:p>
          </table:table-cell>
          <table:table-cell office:value-type="float" office:value="556.09" calcext:value-type="float">
            <text:p>556.09</text:p>
          </table:table-cell>
        </table:table-row>
        <table:table-row table:style-name="ro1">
          <table:table-cell office:value-type="float" office:value="12575683" calcext:value-type="float">
            <text:p>12575683</text:p>
          </table:table-cell>
          <table:table-cell table:formula="of:=[.A788]/1000/(60*60*24)" office:value-type="time" office:time-value="PT03H29M35.683S" calcext:value-type="time">
            <text:p>03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1.79" calcext:value-type="float">
            <text:p>441.79</text:p>
          </table:table-cell>
          <table:table-cell office:value-type="float" office:value="556.75" calcext:value-type="float">
            <text:p>556.75</text:p>
          </table:table-cell>
        </table:table-row>
        <table:table-row table:style-name="ro1">
          <table:table-cell office:value-type="float" office:value="12591683" calcext:value-type="float">
            <text:p>12591683</text:p>
          </table:table-cell>
          <table:table-cell table:formula="of:=[.A789]/1000/(60*60*24)" office:value-type="time" office:time-value="PT03H29M51.683S" calcext:value-type="time">
            <text:p>03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42.33" calcext:value-type="float">
            <text:p>442.33</text:p>
          </table:table-cell>
          <table:table-cell office:value-type="float" office:value="557.42" calcext:value-type="float">
            <text:p>557.42</text:p>
          </table:table-cell>
        </table:table-row>
        <table:table-row table:style-name="ro1">
          <table:table-cell office:value-type="float" office:value="12607683" calcext:value-type="float">
            <text:p>12607683</text:p>
          </table:table-cell>
          <table:table-cell table:formula="of:=[.A790]/1000/(60*60*24)" office:value-type="time" office:time-value="PT03H30M07.683S" calcext:value-type="time">
            <text:p>03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2.87" calcext:value-type="float">
            <text:p>442.87</text:p>
          </table:table-cell>
          <table:table-cell office:value-type="float" office:value="558.08" calcext:value-type="float">
            <text:p>558.08</text:p>
          </table:table-cell>
        </table:table-row>
        <table:table-row table:style-name="ro1">
          <table:table-cell office:value-type="float" office:value="12623683" calcext:value-type="float">
            <text:p>12623683</text:p>
          </table:table-cell>
          <table:table-cell table:formula="of:=[.A791]/1000/(60*60*24)" office:value-type="time" office:time-value="PT03H30M23.683S" calcext:value-type="time">
            <text:p>03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3.42" calcext:value-type="float">
            <text:p>443.42</text:p>
          </table:table-cell>
          <table:table-cell office:value-type="float" office:value="558.74" calcext:value-type="float">
            <text:p>558.74</text:p>
          </table:table-cell>
        </table:table-row>
        <table:table-row table:style-name="ro1">
          <table:table-cell office:value-type="float" office:value="12639683" calcext:value-type="float">
            <text:p>12639683</text:p>
          </table:table-cell>
          <table:table-cell table:formula="of:=[.A792]/1000/(60*60*24)" office:value-type="time" office:time-value="PT03H30M39.683S" calcext:value-type="time">
            <text:p>03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3.96" calcext:value-type="float">
            <text:p>443.96</text:p>
          </table:table-cell>
          <table:table-cell office:value-type="float" office:value="559.41" calcext:value-type="float">
            <text:p>559.41</text:p>
          </table:table-cell>
        </table:table-row>
        <table:table-row table:style-name="ro1">
          <table:table-cell office:value-type="float" office:value="12655683" calcext:value-type="float">
            <text:p>12655683</text:p>
          </table:table-cell>
          <table:table-cell table:formula="of:=[.A793]/1000/(60*60*24)" office:value-type="time" office:time-value="PT03H30M55.683S" calcext:value-type="time">
            <text:p>03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4.51" calcext:value-type="float">
            <text:p>444.51</text:p>
          </table:table-cell>
          <table:table-cell office:value-type="float" office:value="560.07" calcext:value-type="float">
            <text:p>560.07</text:p>
          </table:table-cell>
        </table:table-row>
        <table:table-row table:style-name="ro1">
          <table:table-cell office:value-type="float" office:value="12671683" calcext:value-type="float">
            <text:p>12671683</text:p>
          </table:table-cell>
          <table:table-cell table:formula="of:=[.A794]/1000/(60*60*24)" office:value-type="time" office:time-value="PT03H31M11.683S" calcext:value-type="time">
            <text:p>03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5.05" calcext:value-type="float">
            <text:p>445.05</text:p>
          </table:table-cell>
          <table:table-cell office:value-type="float" office:value="560.73" calcext:value-type="float">
            <text:p>560.73</text:p>
          </table:table-cell>
        </table:table-row>
        <table:table-row table:style-name="ro1">
          <table:table-cell office:value-type="float" office:value="12687683" calcext:value-type="float">
            <text:p>12687683</text:p>
          </table:table-cell>
          <table:table-cell table:formula="of:=[.A795]/1000/(60*60*24)" office:value-type="time" office:time-value="PT03H31M27.683S" calcext:value-type="time">
            <text:p>03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5.6" calcext:value-type="float">
            <text:p>445.6</text:p>
          </table:table-cell>
          <table:table-cell office:value-type="float" office:value="561.4" calcext:value-type="float">
            <text:p>561.4</text:p>
          </table:table-cell>
        </table:table-row>
        <table:table-row table:style-name="ro1">
          <table:table-cell office:value-type="float" office:value="12703683" calcext:value-type="float">
            <text:p>12703683</text:p>
          </table:table-cell>
          <table:table-cell table:formula="of:=[.A796]/1000/(60*60*24)" office:value-type="time" office:time-value="PT03H31M43.683S" calcext:value-type="time">
            <text:p>03:3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6.14" calcext:value-type="float">
            <text:p>446.14</text:p>
          </table:table-cell>
          <table:table-cell office:value-type="float" office:value="562.06" calcext:value-type="float">
            <text:p>562.06</text:p>
          </table:table-cell>
        </table:table-row>
        <table:table-row table:style-name="ro1">
          <table:table-cell office:value-type="float" office:value="12719683" calcext:value-type="float">
            <text:p>12719683</text:p>
          </table:table-cell>
          <table:table-cell table:formula="of:=[.A797]/1000/(60*60*24)" office:value-type="time" office:time-value="PT03H31M59.683S" calcext:value-type="time">
            <text:p>03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6.69" calcext:value-type="float">
            <text:p>446.69</text:p>
          </table:table-cell>
          <table:table-cell office:value-type="float" office:value="562.72" calcext:value-type="float">
            <text:p>562.72</text:p>
          </table:table-cell>
        </table:table-row>
        <table:table-row table:style-name="ro1">
          <table:table-cell office:value-type="float" office:value="12735683" calcext:value-type="float">
            <text:p>12735683</text:p>
          </table:table-cell>
          <table:table-cell table:formula="of:=[.A798]/1000/(60*60*24)" office:value-type="time" office:time-value="PT03H32M15.683S" calcext:value-type="time">
            <text:p>03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7.23" calcext:value-type="float">
            <text:p>447.23</text:p>
          </table:table-cell>
          <table:table-cell office:value-type="float" office:value="563.39" calcext:value-type="float">
            <text:p>563.39</text:p>
          </table:table-cell>
        </table:table-row>
        <table:table-row table:style-name="ro1">
          <table:table-cell office:value-type="float" office:value="12751683" calcext:value-type="float">
            <text:p>12751683</text:p>
          </table:table-cell>
          <table:table-cell table:formula="of:=[.A799]/1000/(60*60*24)" office:value-type="time" office:time-value="PT03H32M31.683S" calcext:value-type="time">
            <text:p>03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7.77" calcext:value-type="float">
            <text:p>447.77</text:p>
          </table:table-cell>
          <table:table-cell office:value-type="float" office:value="564.05" calcext:value-type="float">
            <text:p>564.05</text:p>
          </table:table-cell>
        </table:table-row>
        <table:table-row table:style-name="ro1">
          <table:table-cell office:value-type="float" office:value="12767683" calcext:value-type="float">
            <text:p>12767683</text:p>
          </table:table-cell>
          <table:table-cell table:formula="of:=[.A800]/1000/(60*60*24)" office:value-type="time" office:time-value="PT03H32M47.683S" calcext:value-type="time">
            <text:p>03:3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8.32" calcext:value-type="float">
            <text:p>448.32</text:p>
          </table:table-cell>
          <table:table-cell office:value-type="float" office:value="564.71" calcext:value-type="float">
            <text:p>564.71</text:p>
          </table:table-cell>
        </table:table-row>
        <table:table-row table:style-name="ro1">
          <table:table-cell office:value-type="float" office:value="12783683" calcext:value-type="float">
            <text:p>12783683</text:p>
          </table:table-cell>
          <table:table-cell table:formula="of:=[.A801]/1000/(60*60*24)" office:value-type="time" office:time-value="PT03H33M03.683S" calcext:value-type="time">
            <text:p>03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8.86" calcext:value-type="float">
            <text:p>448.86</text:p>
          </table:table-cell>
          <table:table-cell office:value-type="float" office:value="565.38" calcext:value-type="float">
            <text:p>565.38</text:p>
          </table:table-cell>
        </table:table-row>
        <table:table-row table:style-name="ro1">
          <table:table-cell office:value-type="float" office:value="12799683" calcext:value-type="float">
            <text:p>12799683</text:p>
          </table:table-cell>
          <table:table-cell table:formula="of:=[.A802]/1000/(60*60*24)" office:value-type="time" office:time-value="PT03H33M19.683S" calcext:value-type="time">
            <text:p>03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49.41" calcext:value-type="float">
            <text:p>449.41</text:p>
          </table:table-cell>
          <table:table-cell office:value-type="float" office:value="566.04" calcext:value-type="float">
            <text:p>566.04</text:p>
          </table:table-cell>
        </table:table-row>
        <table:table-row table:style-name="ro1">
          <table:table-cell office:value-type="float" office:value="12815683" calcext:value-type="float">
            <text:p>12815683</text:p>
          </table:table-cell>
          <table:table-cell table:formula="of:=[.A803]/1000/(60*60*24)" office:value-type="time" office:time-value="PT03H33M35.683S" calcext:value-type="time">
            <text:p>03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49.95" calcext:value-type="float">
            <text:p>449.95</text:p>
          </table:table-cell>
          <table:table-cell office:value-type="float" office:value="566.7" calcext:value-type="float">
            <text:p>566.7</text:p>
          </table:table-cell>
        </table:table-row>
        <table:table-row table:style-name="ro1">
          <table:table-cell office:value-type="float" office:value="12831683" calcext:value-type="float">
            <text:p>12831683</text:p>
          </table:table-cell>
          <table:table-cell table:formula="of:=[.A804]/1000/(60*60*24)" office:value-type="time" office:time-value="PT03H33M51.683S" calcext:value-type="time">
            <text:p>03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0.5" calcext:value-type="float">
            <text:p>450.5</text:p>
          </table:table-cell>
          <table:table-cell office:value-type="float" office:value="567.36" calcext:value-type="float">
            <text:p>567.36</text:p>
          </table:table-cell>
        </table:table-row>
        <table:table-row table:style-name="ro1">
          <table:table-cell office:value-type="float" office:value="12847683" calcext:value-type="float">
            <text:p>12847683</text:p>
          </table:table-cell>
          <table:table-cell table:formula="of:=[.A805]/1000/(60*60*24)" office:value-type="time" office:time-value="PT03H34M07.683S" calcext:value-type="time">
            <text:p>03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1.04" calcext:value-type="float">
            <text:p>451.04</text:p>
          </table:table-cell>
          <table:table-cell office:value-type="float" office:value="568.03" calcext:value-type="float">
            <text:p>568.03</text:p>
          </table:table-cell>
        </table:table-row>
        <table:table-row table:style-name="ro1">
          <table:table-cell office:value-type="float" office:value="12863683" calcext:value-type="float">
            <text:p>12863683</text:p>
          </table:table-cell>
          <table:table-cell table:formula="of:=[.A806]/1000/(60*60*24)" office:value-type="time" office:time-value="PT03H34M23.683S" calcext:value-type="time">
            <text:p>03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51.59" calcext:value-type="float">
            <text:p>451.59</text:p>
          </table:table-cell>
          <table:table-cell office:value-type="float" office:value="568.69" calcext:value-type="float">
            <text:p>568.69</text:p>
          </table:table-cell>
        </table:table-row>
        <table:table-row table:style-name="ro1">
          <table:table-cell office:value-type="float" office:value="12879683" calcext:value-type="float">
            <text:p>12879683</text:p>
          </table:table-cell>
          <table:table-cell table:formula="of:=[.A807]/1000/(60*60*24)" office:value-type="time" office:time-value="PT03H34M39.683S" calcext:value-type="time">
            <text:p>03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52.13" calcext:value-type="float">
            <text:p>452.13</text:p>
          </table:table-cell>
          <table:table-cell office:value-type="float" office:value="569.35" calcext:value-type="float">
            <text:p>569.35</text:p>
          </table:table-cell>
        </table:table-row>
        <table:table-row table:style-name="ro1">
          <table:table-cell office:value-type="float" office:value="12895683" calcext:value-type="float">
            <text:p>12895683</text:p>
          </table:table-cell>
          <table:table-cell table:formula="of:=[.A808]/1000/(60*60*24)" office:value-type="time" office:time-value="PT03H34M55.683S" calcext:value-type="time">
            <text:p>03:3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52.67" calcext:value-type="float">
            <text:p>452.67</text:p>
          </table:table-cell>
          <table:table-cell office:value-type="float" office:value="570.02" calcext:value-type="float">
            <text:p>570.02</text:p>
          </table:table-cell>
        </table:table-row>
        <table:table-row table:style-name="ro1">
          <table:table-cell office:value-type="float" office:value="12911683" calcext:value-type="float">
            <text:p>12911683</text:p>
          </table:table-cell>
          <table:table-cell table:formula="of:=[.A809]/1000/(60*60*24)" office:value-type="time" office:time-value="PT03H35M11.683S" calcext:value-type="time">
            <text:p>03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3.22" calcext:value-type="float">
            <text:p>453.22</text:p>
          </table:table-cell>
          <table:table-cell office:value-type="float" office:value="570.68" calcext:value-type="float">
            <text:p>570.68</text:p>
          </table:table-cell>
        </table:table-row>
        <table:table-row table:style-name="ro1">
          <table:table-cell office:value-type="float" office:value="12927683" calcext:value-type="float">
            <text:p>12927683</text:p>
          </table:table-cell>
          <table:table-cell table:formula="of:=[.A810]/1000/(60*60*24)" office:value-type="time" office:time-value="PT03H35M27.683S" calcext:value-type="time">
            <text:p>03:3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3.76" calcext:value-type="float">
            <text:p>453.76</text:p>
          </table:table-cell>
          <table:table-cell office:value-type="float" office:value="571.34" calcext:value-type="float">
            <text:p>571.34</text:p>
          </table:table-cell>
        </table:table-row>
        <table:table-row table:style-name="ro1">
          <table:table-cell office:value-type="float" office:value="12943683" calcext:value-type="float">
            <text:p>12943683</text:p>
          </table:table-cell>
          <table:table-cell table:formula="of:=[.A811]/1000/(60*60*24)" office:value-type="time" office:time-value="PT03H35M43.683S" calcext:value-type="time">
            <text:p>03:3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4.31" calcext:value-type="float">
            <text:p>454.3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2959683" calcext:value-type="float">
            <text:p>12959683</text:p>
          </table:table-cell>
          <table:table-cell table:formula="of:=[.A812]/1000/(60*60*24)" office:value-type="time" office:time-value="PT03H35M59.683S" calcext:value-type="time">
            <text:p>03:3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4.85" calcext:value-type="float">
            <text:p>454.85</text:p>
          </table:table-cell>
          <table:table-cell office:value-type="float" office:value="572.67" calcext:value-type="float">
            <text:p>572.67</text:p>
          </table:table-cell>
        </table:table-row>
        <table:table-row table:style-name="ro1">
          <table:table-cell office:value-type="float" office:value="12975683" calcext:value-type="float">
            <text:p>12975683</text:p>
          </table:table-cell>
          <table:table-cell table:formula="of:=[.A813]/1000/(60*60*24)" office:value-type="time" office:time-value="PT03H36M15.683S" calcext:value-type="time">
            <text:p>03:3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5.39" calcext:value-type="float">
            <text:p>455.39</text:p>
          </table:table-cell>
          <table:table-cell office:value-type="float" office:value="573.33" calcext:value-type="float">
            <text:p>573.33</text:p>
          </table:table-cell>
        </table:table-row>
        <table:table-row table:style-name="ro1">
          <table:table-cell office:value-type="float" office:value="12991683" calcext:value-type="float">
            <text:p>12991683</text:p>
          </table:table-cell>
          <table:table-cell table:formula="of:=[.A814]/1000/(60*60*24)" office:value-type="time" office:time-value="PT03H36M31.683S" calcext:value-type="time">
            <text:p>03:3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5.94" calcext:value-type="float">
            <text:p>455.94</text:p>
          </table:table-cell>
          <table:table-cell office:value-type="float" office:value="573.99" calcext:value-type="float">
            <text:p>573.99</text:p>
          </table:table-cell>
        </table:table-row>
        <table:table-row table:style-name="ro1">
          <table:table-cell office:value-type="float" office:value="13007683" calcext:value-type="float">
            <text:p>13007683</text:p>
          </table:table-cell>
          <table:table-cell table:formula="of:=[.A815]/1000/(60*60*24)" office:value-type="time" office:time-value="PT03H36M47.683S" calcext:value-type="time">
            <text:p>03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56.48" calcext:value-type="float">
            <text:p>456.48</text:p>
          </table:table-cell>
          <table:table-cell office:value-type="float" office:value="574.65" calcext:value-type="float">
            <text:p>574.65</text:p>
          </table:table-cell>
        </table:table-row>
        <table:table-row table:style-name="ro1">
          <table:table-cell office:value-type="float" office:value="13023683" calcext:value-type="float">
            <text:p>13023683</text:p>
          </table:table-cell>
          <table:table-cell table:formula="of:=[.A816]/1000/(60*60*24)" office:value-type="time" office:time-value="PT03H37M03.683S" calcext:value-type="time">
            <text:p>03:3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57.03" calcext:value-type="float">
            <text:p>457.03</text:p>
          </table:table-cell>
          <table:table-cell office:value-type="float" office:value="575.32" calcext:value-type="float">
            <text:p>575.32</text:p>
          </table:table-cell>
        </table:table-row>
        <table:table-row table:style-name="ro1">
          <table:table-cell office:value-type="float" office:value="13039683" calcext:value-type="float">
            <text:p>13039683</text:p>
          </table:table-cell>
          <table:table-cell table:formula="of:=[.A817]/1000/(60*60*24)" office:value-type="time" office:time-value="PT03H37M19.683S" calcext:value-type="time">
            <text:p>03:3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7.57" calcext:value-type="float">
            <text:p>457.57</text:p>
          </table:table-cell>
          <table:table-cell office:value-type="float" office:value="575.98" calcext:value-type="float">
            <text:p>575.98</text:p>
          </table:table-cell>
        </table:table-row>
        <table:table-row table:style-name="ro1">
          <table:table-cell office:value-type="float" office:value="13055683" calcext:value-type="float">
            <text:p>13055683</text:p>
          </table:table-cell>
          <table:table-cell table:formula="of:=[.A818]/1000/(60*60*24)" office:value-type="time" office:time-value="PT03H37M35.683S" calcext:value-type="time">
            <text:p>03:3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8.11" calcext:value-type="float">
            <text:p>458.11</text:p>
          </table:table-cell>
          <table:table-cell office:value-type="float" office:value="576.64" calcext:value-type="float">
            <text:p>576.64</text:p>
          </table:table-cell>
        </table:table-row>
        <table:table-row table:style-name="ro1">
          <table:table-cell office:value-type="float" office:value="13071683" calcext:value-type="float">
            <text:p>13071683</text:p>
          </table:table-cell>
          <table:table-cell table:formula="of:=[.A819]/1000/(60*60*24)" office:value-type="time" office:time-value="PT03H37M51.683S" calcext:value-type="time">
            <text:p>03:3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58.66" calcext:value-type="float">
            <text:p>458.66</text:p>
          </table:table-cell>
          <table:table-cell office:value-type="float" office:value="577.3" calcext:value-type="float">
            <text:p>577.3</text:p>
          </table:table-cell>
        </table:table-row>
        <table:table-row table:style-name="ro1">
          <table:table-cell office:value-type="float" office:value="13087683" calcext:value-type="float">
            <text:p>13087683</text:p>
          </table:table-cell>
          <table:table-cell table:formula="of:=[.A820]/1000/(60*60*24)" office:value-type="time" office:time-value="PT03H38M07.683S" calcext:value-type="time">
            <text:p>03:3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9.2" calcext:value-type="float">
            <text:p>459.2</text:p>
          </table:table-cell>
          <table:table-cell office:value-type="float" office:value="577.97" calcext:value-type="float">
            <text:p>577.97</text:p>
          </table:table-cell>
        </table:table-row>
        <table:table-row table:style-name="ro1">
          <table:table-cell office:value-type="float" office:value="13103683" calcext:value-type="float">
            <text:p>13103683</text:p>
          </table:table-cell>
          <table:table-cell table:formula="of:=[.A821]/1000/(60*60*24)" office:value-type="time" office:time-value="PT03H38M23.683S" calcext:value-type="time">
            <text:p>03:3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59.75" calcext:value-type="float">
            <text:p>459.75</text:p>
          </table:table-cell>
          <table:table-cell office:value-type="float" office:value="578.63" calcext:value-type="float">
            <text:p>578.63</text:p>
          </table:table-cell>
        </table:table-row>
        <table:table-row table:style-name="ro1">
          <table:table-cell office:value-type="float" office:value="13119683" calcext:value-type="float">
            <text:p>13119683</text:p>
          </table:table-cell>
          <table:table-cell table:formula="of:=[.A822]/1000/(60*60*24)" office:value-type="time" office:time-value="PT03H38M39.683S" calcext:value-type="time">
            <text:p>03:3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60.29" calcext:value-type="float">
            <text:p>460.29</text:p>
          </table:table-cell>
          <table:table-cell office:value-type="float" office:value="579.29" calcext:value-type="float">
            <text:p>579.29</text:p>
          </table:table-cell>
        </table:table-row>
        <table:table-row table:style-name="ro1">
          <table:table-cell office:value-type="float" office:value="13135683" calcext:value-type="float">
            <text:p>13135683</text:p>
          </table:table-cell>
          <table:table-cell table:formula="of:=[.A823]/1000/(60*60*24)" office:value-type="time" office:time-value="PT03H38M55.683S" calcext:value-type="time">
            <text:p>03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0.83" calcext:value-type="float">
            <text:p>460.83</text:p>
          </table:table-cell>
          <table:table-cell office:value-type="float" office:value="579.95" calcext:value-type="float">
            <text:p>579.95</text:p>
          </table:table-cell>
        </table:table-row>
        <table:table-row table:style-name="ro1">
          <table:table-cell office:value-type="float" office:value="13151683" calcext:value-type="float">
            <text:p>13151683</text:p>
          </table:table-cell>
          <table:table-cell table:formula="of:=[.A824]/1000/(60*60*24)" office:value-type="time" office:time-value="PT03H39M11.683S" calcext:value-type="time">
            <text:p>03:3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1.38" calcext:value-type="float">
            <text:p>461.38</text:p>
          </table:table-cell>
          <table:table-cell office:value-type="float" office:value="580.62" calcext:value-type="float">
            <text:p>580.62</text:p>
          </table:table-cell>
        </table:table-row>
        <table:table-row table:style-name="ro1">
          <table:table-cell office:value-type="float" office:value="13167683" calcext:value-type="float">
            <text:p>13167683</text:p>
          </table:table-cell>
          <table:table-cell table:formula="of:=[.A825]/1000/(60*60*24)" office:value-type="time" office:time-value="PT03H39M27.683S" calcext:value-type="time">
            <text:p>03:3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1.92" calcext:value-type="float">
            <text:p>461.92</text:p>
          </table:table-cell>
          <table:table-cell office:value-type="float" office:value="581.28" calcext:value-type="float">
            <text:p>581.28</text:p>
          </table:table-cell>
        </table:table-row>
        <table:table-row table:style-name="ro1">
          <table:table-cell office:value-type="float" office:value="13183683" calcext:value-type="float">
            <text:p>13183683</text:p>
          </table:table-cell>
          <table:table-cell table:formula="of:=[.A826]/1000/(60*60*24)" office:value-type="time" office:time-value="PT03H39M43.683S" calcext:value-type="time">
            <text:p>03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62.47" calcext:value-type="float">
            <text:p>462.47</text:p>
          </table:table-cell>
          <table:table-cell office:value-type="float" office:value="581.94" calcext:value-type="float">
            <text:p>581.94</text:p>
          </table:table-cell>
        </table:table-row>
        <table:table-row table:style-name="ro1">
          <table:table-cell office:value-type="float" office:value="13199683" calcext:value-type="float">
            <text:p>13199683</text:p>
          </table:table-cell>
          <table:table-cell table:formula="of:=[.A827]/1000/(60*60*24)" office:value-type="time" office:time-value="PT03H39M59.683S" calcext:value-type="time">
            <text:p>03:4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3.01" calcext:value-type="float">
            <text:p>463.01</text:p>
          </table:table-cell>
          <table:table-cell office:value-type="float" office:value="582.6" calcext:value-type="float">
            <text:p>582.6</text:p>
          </table:table-cell>
        </table:table-row>
        <table:table-row table:style-name="ro1">
          <table:table-cell office:value-type="float" office:value="13215683" calcext:value-type="float">
            <text:p>13215683</text:p>
          </table:table-cell>
          <table:table-cell table:formula="of:=[.A828]/1000/(60*60*24)" office:value-type="time" office:time-value="PT03H40M15.683S" calcext:value-type="time">
            <text:p>03:4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3.55" calcext:value-type="float">
            <text:p>463.55</text:p>
          </table:table-cell>
          <table:table-cell office:value-type="float" office:value="583.26" calcext:value-type="float">
            <text:p>583.26</text:p>
          </table:table-cell>
        </table:table-row>
        <table:table-row table:style-name="ro1">
          <table:table-cell office:value-type="float" office:value="13231683" calcext:value-type="float">
            <text:p>13231683</text:p>
          </table:table-cell>
          <table:table-cell table:formula="of:=[.A829]/1000/(60*60*24)" office:value-type="time" office:time-value="PT03H40M31.683S" calcext:value-type="time">
            <text:p>03:4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4.1" calcext:value-type="float">
            <text:p>464.1</text:p>
          </table:table-cell>
          <table:table-cell office:value-type="float" office:value="583.93" calcext:value-type="float">
            <text:p>583.93</text:p>
          </table:table-cell>
        </table:table-row>
        <table:table-row table:style-name="ro1">
          <table:table-cell office:value-type="float" office:value="13247683" calcext:value-type="float">
            <text:p>13247683</text:p>
          </table:table-cell>
          <table:table-cell table:formula="of:=[.A830]/1000/(60*60*24)" office:value-type="time" office:time-value="PT03H40M47.683S" calcext:value-type="time">
            <text:p>03:4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4.64" calcext:value-type="float">
            <text:p>464.64</text:p>
          </table:table-cell>
          <table:table-cell office:value-type="float" office:value="584.59" calcext:value-type="float">
            <text:p>584.59</text:p>
          </table:table-cell>
        </table:table-row>
        <table:table-row table:style-name="ro1">
          <table:table-cell office:value-type="float" office:value="13263683" calcext:value-type="float">
            <text:p>13263683</text:p>
          </table:table-cell>
          <table:table-cell table:formula="of:=[.A831]/1000/(60*60*24)" office:value-type="time" office:time-value="PT03H41M03.683S" calcext:value-type="time">
            <text:p>03:4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5.19" calcext:value-type="float">
            <text:p>465.19</text:p>
          </table:table-cell>
          <table:table-cell office:value-type="float" office:value="585.25" calcext:value-type="float">
            <text:p>585.25</text:p>
          </table:table-cell>
        </table:table-row>
        <table:table-row table:style-name="ro1">
          <table:table-cell office:value-type="float" office:value="13279683" calcext:value-type="float">
            <text:p>13279683</text:p>
          </table:table-cell>
          <table:table-cell table:formula="of:=[.A832]/1000/(60*60*24)" office:value-type="time" office:time-value="PT03H41M19.683S" calcext:value-type="time">
            <text:p>03:4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5.73" calcext:value-type="float">
            <text:p>465.73</text:p>
          </table:table-cell>
          <table:table-cell office:value-type="float" office:value="585.91" calcext:value-type="float">
            <text:p>585.91</text:p>
          </table:table-cell>
        </table:table-row>
        <table:table-row table:style-name="ro1">
          <table:table-cell office:value-type="float" office:value="13295683" calcext:value-type="float">
            <text:p>13295683</text:p>
          </table:table-cell>
          <table:table-cell table:formula="of:=[.A833]/1000/(60*60*24)" office:value-type="time" office:time-value="PT03H41M35.683S" calcext:value-type="time">
            <text:p>03:4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6.27" calcext:value-type="float">
            <text:p>466.27</text:p>
          </table:table-cell>
          <table:table-cell office:value-type="float" office:value="586.57" calcext:value-type="float">
            <text:p>586.57</text:p>
          </table:table-cell>
        </table:table-row>
        <table:table-row table:style-name="ro1">
          <table:table-cell office:value-type="float" office:value="13311683" calcext:value-type="float">
            <text:p>13311683</text:p>
          </table:table-cell>
          <table:table-cell table:formula="of:=[.A834]/1000/(60*60*24)" office:value-type="time" office:time-value="PT03H41M51.683S" calcext:value-type="time">
            <text:p>03:4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6.82" calcext:value-type="float">
            <text:p>466.82</text:p>
          </table:table-cell>
          <table:table-cell office:value-type="float" office:value="587.24" calcext:value-type="float">
            <text:p>587.24</text:p>
          </table:table-cell>
        </table:table-row>
        <table:table-row table:style-name="ro1">
          <table:table-cell office:value-type="float" office:value="13327683" calcext:value-type="float">
            <text:p>13327683</text:p>
          </table:table-cell>
          <table:table-cell table:formula="of:=[.A835]/1000/(60*60*24)" office:value-type="time" office:time-value="PT03H42M07.683S" calcext:value-type="time">
            <text:p>03:4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7.36" calcext:value-type="float">
            <text:p>467.36</text:p>
          </table:table-cell>
          <table:table-cell office:value-type="float" office:value="587.9" calcext:value-type="float">
            <text:p>587.9</text:p>
          </table:table-cell>
        </table:table-row>
        <table:table-row table:style-name="ro1">
          <table:table-cell office:value-type="float" office:value="13343683" calcext:value-type="float">
            <text:p>13343683</text:p>
          </table:table-cell>
          <table:table-cell table:formula="of:=[.A836]/1000/(60*60*24)" office:value-type="time" office:time-value="PT03H42M23.683S" calcext:value-type="time">
            <text:p>03:4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7.91" calcext:value-type="float">
            <text:p>467.91</text:p>
          </table:table-cell>
          <table:table-cell office:value-type="float" office:value="588.56" calcext:value-type="float">
            <text:p>588.56</text:p>
          </table:table-cell>
        </table:table-row>
        <table:table-row table:style-name="ro1">
          <table:table-cell office:value-type="float" office:value="13359683" calcext:value-type="float">
            <text:p>13359683</text:p>
          </table:table-cell>
          <table:table-cell table:formula="of:=[.A837]/1000/(60*60*24)" office:value-type="time" office:time-value="PT03H42M39.683S" calcext:value-type="time">
            <text:p>03:4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68.45" calcext:value-type="float">
            <text:p>468.45</text:p>
          </table:table-cell>
          <table:table-cell office:value-type="float" office:value="589.22" calcext:value-type="float">
            <text:p>589.22</text:p>
          </table:table-cell>
        </table:table-row>
        <table:table-row table:style-name="ro1">
          <table:table-cell office:value-type="float" office:value="13375683" calcext:value-type="float">
            <text:p>13375683</text:p>
          </table:table-cell>
          <table:table-cell table:formula="of:=[.A838]/1000/(60*60*24)" office:value-type="time" office:time-value="PT03H42M55.683S" calcext:value-type="time">
            <text:p>03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68.99" calcext:value-type="float">
            <text:p>468.99</text:p>
          </table:table-cell>
          <table:table-cell office:value-type="float" office:value="589.88" calcext:value-type="float">
            <text:p>589.88</text:p>
          </table:table-cell>
        </table:table-row>
        <table:table-row table:style-name="ro1">
          <table:table-cell office:value-type="float" office:value="13391683" calcext:value-type="float">
            <text:p>13391683</text:p>
          </table:table-cell>
          <table:table-cell table:formula="of:=[.A839]/1000/(60*60*24)" office:value-type="time" office:time-value="PT03H43M11.683S" calcext:value-type="time">
            <text:p>03:4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69.54" calcext:value-type="float">
            <text:p>469.54</text:p>
          </table:table-cell>
          <table:table-cell office:value-type="float" office:value="590.54" calcext:value-type="float">
            <text:p>590.54</text:p>
          </table:table-cell>
        </table:table-row>
        <table:table-row table:style-name="ro1">
          <table:table-cell office:value-type="float" office:value="13407683" calcext:value-type="float">
            <text:p>13407683</text:p>
          </table:table-cell>
          <table:table-cell table:formula="of:=[.A840]/1000/(60*60*24)" office:value-type="time" office:time-value="PT03H43M27.683S" calcext:value-type="time">
            <text:p>03:4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70.08" calcext:value-type="float">
            <text:p>470.08</text:p>
          </table:table-cell>
          <table:table-cell office:value-type="float" office:value="591.21" calcext:value-type="float">
            <text:p>591.21</text:p>
          </table:table-cell>
        </table:table-row>
        <table:table-row table:style-name="ro1">
          <table:table-cell office:value-type="float" office:value="13423683" calcext:value-type="float">
            <text:p>13423683</text:p>
          </table:table-cell>
          <table:table-cell table:formula="of:=[.A841]/1000/(60*60*24)" office:value-type="time" office:time-value="PT03H43M43.683S" calcext:value-type="time">
            <text:p>03:4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70.62" calcext:value-type="float">
            <text:p>470.62</text:p>
          </table:table-cell>
          <table:table-cell office:value-type="float" office:value="591.87" calcext:value-type="float">
            <text:p>591.87</text:p>
          </table:table-cell>
        </table:table-row>
        <table:table-row table:style-name="ro1">
          <table:table-cell office:value-type="float" office:value="13439683" calcext:value-type="float">
            <text:p>13439683</text:p>
          </table:table-cell>
          <table:table-cell table:formula="of:=[.A842]/1000/(60*60*24)" office:value-type="time" office:time-value="PT03H43M59.683S" calcext:value-type="time">
            <text:p>03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1.17" calcext:value-type="float">
            <text:p>471.17</text:p>
          </table:table-cell>
          <table:table-cell office:value-type="float" office:value="592.53" calcext:value-type="float">
            <text:p>592.53</text:p>
          </table:table-cell>
        </table:table-row>
        <table:table-row table:style-name="ro1">
          <table:table-cell office:value-type="float" office:value="13455683" calcext:value-type="float">
            <text:p>13455683</text:p>
          </table:table-cell>
          <table:table-cell table:formula="of:=[.A843]/1000/(60*60*24)" office:value-type="time" office:time-value="PT03H44M15.683S" calcext:value-type="time">
            <text:p>03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1.71" calcext:value-type="float">
            <text:p>471.71</text:p>
          </table:table-cell>
          <table:table-cell office:value-type="float" office:value="593.19" calcext:value-type="float">
            <text:p>593.19</text:p>
          </table:table-cell>
        </table:table-row>
        <table:table-row table:style-name="ro1">
          <table:table-cell office:value-type="float" office:value="13471683" calcext:value-type="float">
            <text:p>13471683</text:p>
          </table:table-cell>
          <table:table-cell table:formula="of:=[.A844]/1000/(60*60*24)" office:value-type="time" office:time-value="PT03H44M31.683S" calcext:value-type="time">
            <text:p>03:4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72.26" calcext:value-type="float">
            <text:p>472.26</text:p>
          </table:table-cell>
          <table:table-cell office:value-type="float" office:value="593.85" calcext:value-type="float">
            <text:p>593.85</text:p>
          </table:table-cell>
        </table:table-row>
        <table:table-row table:style-name="ro1">
          <table:table-cell office:value-type="float" office:value="13487683" calcext:value-type="float">
            <text:p>13487683</text:p>
          </table:table-cell>
          <table:table-cell table:formula="of:=[.A845]/1000/(60*60*24)" office:value-type="time" office:time-value="PT03H44M47.683S" calcext:value-type="time">
            <text:p>03:4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2.8" calcext:value-type="float">
            <text:p>472.8</text:p>
          </table:table-cell>
          <table:table-cell office:value-type="float" office:value="594.51" calcext:value-type="float">
            <text:p>594.51</text:p>
          </table:table-cell>
        </table:table-row>
        <table:table-row table:style-name="ro1">
          <table:table-cell office:value-type="float" office:value="13503683" calcext:value-type="float">
            <text:p>13503683</text:p>
          </table:table-cell>
          <table:table-cell table:formula="of:=[.A846]/1000/(60*60*24)" office:value-type="time" office:time-value="PT03H45M03.683S" calcext:value-type="time">
            <text:p>03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73.34" calcext:value-type="float">
            <text:p>473.34</text:p>
          </table:table-cell>
          <table:table-cell office:value-type="float" office:value="595.18" calcext:value-type="float">
            <text:p>595.18</text:p>
          </table:table-cell>
        </table:table-row>
        <table:table-row table:style-name="ro1">
          <table:table-cell office:value-type="float" office:value="13519683" calcext:value-type="float">
            <text:p>13519683</text:p>
          </table:table-cell>
          <table:table-cell table:formula="of:=[.A847]/1000/(60*60*24)" office:value-type="time" office:time-value="PT03H45M19.683S" calcext:value-type="time">
            <text:p>03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73.89" calcext:value-type="float">
            <text:p>473.89</text:p>
          </table:table-cell>
          <table:table-cell office:value-type="float" office:value="595.84" calcext:value-type="float">
            <text:p>595.84</text:p>
          </table:table-cell>
        </table:table-row>
        <table:table-row table:style-name="ro1">
          <table:table-cell office:value-type="float" office:value="13535683" calcext:value-type="float">
            <text:p>13535683</text:p>
          </table:table-cell>
          <table:table-cell table:formula="of:=[.A848]/1000/(60*60*24)" office:value-type="time" office:time-value="PT03H45M35.683S" calcext:value-type="time">
            <text:p>03:4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4.43" calcext:value-type="float">
            <text:p>474.43</text:p>
          </table:table-cell>
          <table:table-cell office:value-type="float" office:value="596.5" calcext:value-type="float">
            <text:p>596.5</text:p>
          </table:table-cell>
        </table:table-row>
        <table:table-row table:style-name="ro1">
          <table:table-cell office:value-type="float" office:value="13551683" calcext:value-type="float">
            <text:p>13551683</text:p>
          </table:table-cell>
          <table:table-cell table:formula="of:=[.A849]/1000/(60*60*24)" office:value-type="time" office:time-value="PT03H45M51.683S" calcext:value-type="time">
            <text:p>03:4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4.97" calcext:value-type="float">
            <text:p>474.97</text:p>
          </table:table-cell>
          <table:table-cell office:value-type="float" office:value="597.16" calcext:value-type="float">
            <text:p>597.16</text:p>
          </table:table-cell>
        </table:table-row>
        <table:table-row table:style-name="ro1">
          <table:table-cell office:value-type="float" office:value="13567683" calcext:value-type="float">
            <text:p>13567683</text:p>
          </table:table-cell>
          <table:table-cell table:formula="of:=[.A850]/1000/(60*60*24)" office:value-type="time" office:time-value="PT03H46M07.683S" calcext:value-type="time">
            <text:p>03:4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75.52" calcext:value-type="float">
            <text:p>475.52</text:p>
          </table:table-cell>
          <table:table-cell office:value-type="float" office:value="597.82" calcext:value-type="float">
            <text:p>597.82</text:p>
          </table:table-cell>
        </table:table-row>
        <table:table-row table:style-name="ro1">
          <table:table-cell office:value-type="float" office:value="13583683" calcext:value-type="float">
            <text:p>13583683</text:p>
          </table:table-cell>
          <table:table-cell table:formula="of:=[.A851]/1000/(60*60*24)" office:value-type="time" office:time-value="PT03H46M23.683S" calcext:value-type="time">
            <text:p>03:4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6.06" calcext:value-type="float">
            <text:p>476.06</text:p>
          </table:table-cell>
          <table:table-cell office:value-type="float" office:value="598.48" calcext:value-type="float">
            <text:p>598.48</text:p>
          </table:table-cell>
        </table:table-row>
        <table:table-row table:style-name="ro1">
          <table:table-cell office:value-type="float" office:value="13599683" calcext:value-type="float">
            <text:p>13599683</text:p>
          </table:table-cell>
          <table:table-cell table:formula="of:=[.A852]/1000/(60*60*24)" office:value-type="time" office:time-value="PT03H46M39.683S" calcext:value-type="time">
            <text:p>03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6.6" calcext:value-type="float">
            <text:p>476.6</text:p>
          </table:table-cell>
          <table:table-cell office:value-type="float" office:value="599.14" calcext:value-type="float">
            <text:p>599.14</text:p>
          </table:table-cell>
        </table:table-row>
        <table:table-row table:style-name="ro1">
          <table:table-cell office:value-type="float" office:value="13615683" calcext:value-type="float">
            <text:p>13615683</text:p>
          </table:table-cell>
          <table:table-cell table:formula="of:=[.A853]/1000/(60*60*24)" office:value-type="time" office:time-value="PT03H46M55.683S" calcext:value-type="time">
            <text:p>03:4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7.15" calcext:value-type="float">
            <text:p>477.15</text:p>
          </table:table-cell>
          <table:table-cell office:value-type="float" office:value="599.8" calcext:value-type="float">
            <text:p>599.8</text:p>
          </table:table-cell>
        </table:table-row>
        <table:table-row table:style-name="ro1">
          <table:table-cell office:value-type="float" office:value="13631683" calcext:value-type="float">
            <text:p>13631683</text:p>
          </table:table-cell>
          <table:table-cell table:formula="of:=[.A854]/1000/(60*60*24)" office:value-type="time" office:time-value="PT03H47M11.683S" calcext:value-type="time">
            <text:p>03:4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77.69" calcext:value-type="float">
            <text:p>477.69</text:p>
          </table:table-cell>
          <table:table-cell office:value-type="float" office:value="600.47" calcext:value-type="float">
            <text:p>600.47</text:p>
          </table:table-cell>
        </table:table-row>
        <table:table-row table:style-name="ro1">
          <table:table-cell office:value-type="float" office:value="13647683" calcext:value-type="float">
            <text:p>13647683</text:p>
          </table:table-cell>
          <table:table-cell table:formula="of:=[.A855]/1000/(60*60*24)" office:value-type="time" office:time-value="PT03H47M27.683S" calcext:value-type="time">
            <text:p>03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8.23" calcext:value-type="float">
            <text:p>478.23</text:p>
          </table:table-cell>
          <table:table-cell office:value-type="float" office:value="601.13" calcext:value-type="float">
            <text:p>601.13</text:p>
          </table:table-cell>
        </table:table-row>
        <table:table-row table:style-name="ro1">
          <table:table-cell office:value-type="float" office:value="13663683" calcext:value-type="float">
            <text:p>13663683</text:p>
          </table:table-cell>
          <table:table-cell table:formula="of:=[.A856]/1000/(60*60*24)" office:value-type="time" office:time-value="PT03H47M43.683S" calcext:value-type="time">
            <text:p>03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8.78" calcext:value-type="float">
            <text:p>478.78</text:p>
          </table:table-cell>
          <table:table-cell office:value-type="float" office:value="601.79" calcext:value-type="float">
            <text:p>601.79</text:p>
          </table:table-cell>
        </table:table-row>
        <table:table-row table:style-name="ro1">
          <table:table-cell office:value-type="float" office:value="13679683" calcext:value-type="float">
            <text:p>13679683</text:p>
          </table:table-cell>
          <table:table-cell table:formula="of:=[.A857]/1000/(60*60*24)" office:value-type="time" office:time-value="PT03H47M59.683S" calcext:value-type="time">
            <text:p>03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9.32" calcext:value-type="float">
            <text:p>479.32</text:p>
          </table:table-cell>
          <table:table-cell office:value-type="float" office:value="602.45" calcext:value-type="float">
            <text:p>602.45</text:p>
          </table:table-cell>
        </table:table-row>
        <table:table-row table:style-name="ro1">
          <table:table-cell office:value-type="float" office:value="13695683" calcext:value-type="float">
            <text:p>13695683</text:p>
          </table:table-cell>
          <table:table-cell table:formula="of:=[.A858]/1000/(60*60*24)" office:value-type="time" office:time-value="PT03H48M15.683S" calcext:value-type="time">
            <text:p>03:4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79.86" calcext:value-type="float">
            <text:p>479.86</text:p>
          </table:table-cell>
          <table:table-cell office:value-type="float" office:value="603.11" calcext:value-type="float">
            <text:p>603.11</text:p>
          </table:table-cell>
        </table:table-row>
        <table:table-row table:style-name="ro1">
          <table:table-cell office:value-type="float" office:value="13711683" calcext:value-type="float">
            <text:p>13711683</text:p>
          </table:table-cell>
          <table:table-cell table:formula="of:=[.A859]/1000/(60*60*24)" office:value-type="time" office:time-value="PT03H48M31.683S" calcext:value-type="time">
            <text:p>03:4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0.41" calcext:value-type="float">
            <text:p>480.41</text:p>
          </table:table-cell>
          <table:table-cell office:value-type="float" office:value="603.77" calcext:value-type="float">
            <text:p>603.77</text:p>
          </table:table-cell>
        </table:table-row>
        <table:table-row table:style-name="ro1">
          <table:table-cell office:value-type="float" office:value="13727683" calcext:value-type="float">
            <text:p>13727683</text:p>
          </table:table-cell>
          <table:table-cell table:formula="of:=[.A860]/1000/(60*60*24)" office:value-type="time" office:time-value="PT03H48M47.683S" calcext:value-type="time">
            <text:p>03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0.95" calcext:value-type="float">
            <text:p>480.95</text:p>
          </table:table-cell>
          <table:table-cell office:value-type="float" office:value="604.43" calcext:value-type="float">
            <text:p>604.43</text:p>
          </table:table-cell>
        </table:table-row>
        <table:table-row table:style-name="ro1">
          <table:table-cell office:value-type="float" office:value="13743683" calcext:value-type="float">
            <text:p>13743683</text:p>
          </table:table-cell>
          <table:table-cell table:formula="of:=[.A861]/1000/(60*60*24)" office:value-type="time" office:time-value="PT03H49M03.683S" calcext:value-type="time">
            <text:p>03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1.49" calcext:value-type="float">
            <text:p>481.49</text:p>
          </table:table-cell>
          <table:table-cell office:value-type="float" office:value="605.09" calcext:value-type="float">
            <text:p>605.09</text:p>
          </table:table-cell>
        </table:table-row>
        <table:table-row table:style-name="ro1">
          <table:table-cell office:value-type="float" office:value="13759683" calcext:value-type="float">
            <text:p>13759683</text:p>
          </table:table-cell>
          <table:table-cell table:formula="of:=[.A862]/1000/(60*60*24)" office:value-type="time" office:time-value="PT03H49M19.683S" calcext:value-type="time">
            <text:p>03:4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2.04" calcext:value-type="float">
            <text:p>482.04</text:p>
          </table:table-cell>
          <table:table-cell office:value-type="float" office:value="605.75" calcext:value-type="float">
            <text:p>605.75</text:p>
          </table:table-cell>
        </table:table-row>
        <table:table-row table:style-name="ro1">
          <table:table-cell office:value-type="float" office:value="13775683" calcext:value-type="float">
            <text:p>13775683</text:p>
          </table:table-cell>
          <table:table-cell table:formula="of:=[.A863]/1000/(60*60*24)" office:value-type="time" office:time-value="PT03H49M35.683S" calcext:value-type="time">
            <text:p>03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2.58" calcext:value-type="float">
            <text:p>482.58</text:p>
          </table:table-cell>
          <table:table-cell office:value-type="float" office:value="606.41" calcext:value-type="float">
            <text:p>606.41</text:p>
          </table:table-cell>
        </table:table-row>
        <table:table-row table:style-name="ro1">
          <table:table-cell office:value-type="float" office:value="13791683" calcext:value-type="float">
            <text:p>13791683</text:p>
          </table:table-cell>
          <table:table-cell table:formula="of:=[.A864]/1000/(60*60*24)" office:value-type="time" office:time-value="PT03H49M51.683S" calcext:value-type="time">
            <text:p>03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3.12" calcext:value-type="float">
            <text:p>483.12</text:p>
          </table:table-cell>
          <table:table-cell office:value-type="float" office:value="607.08" calcext:value-type="float">
            <text:p>607.08</text:p>
          </table:table-cell>
        </table:table-row>
        <table:table-row table:style-name="ro1">
          <table:table-cell office:value-type="float" office:value="13807683" calcext:value-type="float">
            <text:p>13807683</text:p>
          </table:table-cell>
          <table:table-cell table:formula="of:=[.A865]/1000/(60*60*24)" office:value-type="time" office:time-value="PT03H50M07.683S" calcext:value-type="time">
            <text:p>03:5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3.67" calcext:value-type="float">
            <text:p>483.67</text:p>
          </table:table-cell>
          <table:table-cell office:value-type="float" office:value="607.74" calcext:value-type="float">
            <text:p>607.74</text:p>
          </table:table-cell>
        </table:table-row>
        <table:table-row table:style-name="ro1">
          <table:table-cell office:value-type="float" office:value="13823683" calcext:value-type="float">
            <text:p>13823683</text:p>
          </table:table-cell>
          <table:table-cell table:formula="of:=[.A866]/1000/(60*60*24)" office:value-type="time" office:time-value="PT03H50M23.683S" calcext:value-type="time">
            <text:p>03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4.21" calcext:value-type="float">
            <text:p>484.21</text:p>
          </table:table-cell>
          <table:table-cell office:value-type="float" office:value="608.4" calcext:value-type="float">
            <text:p>608.4</text:p>
          </table:table-cell>
        </table:table-row>
        <table:table-row table:style-name="ro1">
          <table:table-cell office:value-type="float" office:value="13839683" calcext:value-type="float">
            <text:p>13839683</text:p>
          </table:table-cell>
          <table:table-cell table:formula="of:=[.A867]/1000/(60*60*24)" office:value-type="time" office:time-value="PT03H50M39.683S" calcext:value-type="time">
            <text:p>03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4.75" calcext:value-type="float">
            <text:p>484.75</text:p>
          </table:table-cell>
          <table:table-cell office:value-type="float" office:value="609.06" calcext:value-type="float">
            <text:p>609.06</text:p>
          </table:table-cell>
        </table:table-row>
        <table:table-row table:style-name="ro1">
          <table:table-cell office:value-type="float" office:value="13855683" calcext:value-type="float">
            <text:p>13855683</text:p>
          </table:table-cell>
          <table:table-cell table:formula="of:=[.A868]/1000/(60*60*24)" office:value-type="time" office:time-value="PT03H50M55.683S" calcext:value-type="time">
            <text:p>03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5.3" calcext:value-type="float">
            <text:p>485.3</text:p>
          </table:table-cell>
          <table:table-cell office:value-type="float" office:value="609.72" calcext:value-type="float">
            <text:p>609.72</text:p>
          </table:table-cell>
        </table:table-row>
        <table:table-row table:style-name="ro1">
          <table:table-cell office:value-type="float" office:value="13871683" calcext:value-type="float">
            <text:p>13871683</text:p>
          </table:table-cell>
          <table:table-cell table:formula="of:=[.A869]/1000/(60*60*24)" office:value-type="time" office:time-value="PT03H51M11.683S" calcext:value-type="time">
            <text:p>03:5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5.84" calcext:value-type="float">
            <text:p>485.84</text:p>
          </table:table-cell>
          <table:table-cell office:value-type="float" office:value="610.38" calcext:value-type="float">
            <text:p>610.38</text:p>
          </table:table-cell>
        </table:table-row>
        <table:table-row table:style-name="ro1">
          <table:table-cell office:value-type="float" office:value="13887683" calcext:value-type="float">
            <text:p>13887683</text:p>
          </table:table-cell>
          <table:table-cell table:formula="of:=[.A870]/1000/(60*60*24)" office:value-type="time" office:time-value="PT03H51M27.683S" calcext:value-type="time">
            <text:p>03:5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6.38" calcext:value-type="float">
            <text:p>486.38</text:p>
          </table:table-cell>
          <table:table-cell office:value-type="float" office:value="611.04" calcext:value-type="float">
            <text:p>611.04</text:p>
          </table:table-cell>
        </table:table-row>
        <table:table-row table:style-name="ro1">
          <table:table-cell office:value-type="float" office:value="13903683" calcext:value-type="float">
            <text:p>13903683</text:p>
          </table:table-cell>
          <table:table-cell table:formula="of:=[.A871]/1000/(60*60*24)" office:value-type="time" office:time-value="PT03H51M43.683S" calcext:value-type="time">
            <text:p>03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6.93" calcext:value-type="float">
            <text:p>486.93</text:p>
          </table:table-cell>
          <table:table-cell office:value-type="float" office:value="611.7" calcext:value-type="float">
            <text:p>611.7</text:p>
          </table:table-cell>
        </table:table-row>
        <table:table-row table:style-name="ro1">
          <table:table-cell office:value-type="float" office:value="13919683" calcext:value-type="float">
            <text:p>13919683</text:p>
          </table:table-cell>
          <table:table-cell table:formula="of:=[.A872]/1000/(60*60*24)" office:value-type="time" office:time-value="PT03H51M59.683S" calcext:value-type="time">
            <text:p>03:5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7.47" calcext:value-type="float">
            <text:p>487.47</text:p>
          </table:table-cell>
          <table:table-cell office:value-type="float" office:value="612.36" calcext:value-type="float">
            <text:p>612.36</text:p>
          </table:table-cell>
        </table:table-row>
        <table:table-row table:style-name="ro1">
          <table:table-cell office:value-type="float" office:value="13935683" calcext:value-type="float">
            <text:p>13935683</text:p>
          </table:table-cell>
          <table:table-cell table:formula="of:=[.A873]/1000/(60*60*24)" office:value-type="time" office:time-value="PT03H52M15.683S" calcext:value-type="time">
            <text:p>03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8.01" calcext:value-type="float">
            <text:p>488.01</text:p>
          </table:table-cell>
          <table:table-cell office:value-type="float" office:value="613.02" calcext:value-type="float">
            <text:p>613.02</text:p>
          </table:table-cell>
        </table:table-row>
        <table:table-row table:style-name="ro1">
          <table:table-cell office:value-type="float" office:value="13951683" calcext:value-type="float">
            <text:p>13951683</text:p>
          </table:table-cell>
          <table:table-cell table:formula="of:=[.A874]/1000/(60*60*24)" office:value-type="time" office:time-value="PT03H52M31.683S" calcext:value-type="time">
            <text:p>03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8.56" calcext:value-type="float">
            <text:p>488.56</text:p>
          </table:table-cell>
          <table:table-cell office:value-type="float" office:value="613.68" calcext:value-type="float">
            <text:p>613.68</text:p>
          </table:table-cell>
        </table:table-row>
        <table:table-row table:style-name="ro1">
          <table:table-cell office:value-type="float" office:value="13967683" calcext:value-type="float">
            <text:p>13967683</text:p>
          </table:table-cell>
          <table:table-cell table:formula="of:=[.A875]/1000/(60*60*24)" office:value-type="time" office:time-value="PT03H52M47.683S" calcext:value-type="time">
            <text:p>03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89.1" calcext:value-type="float">
            <text:p>489.1</text:p>
          </table:table-cell>
          <table:table-cell office:value-type="float" office:value="614.34" calcext:value-type="float">
            <text:p>614.34</text:p>
          </table:table-cell>
        </table:table-row>
        <table:table-row table:style-name="ro1">
          <table:table-cell office:value-type="float" office:value="13983683" calcext:value-type="float">
            <text:p>13983683</text:p>
          </table:table-cell>
          <table:table-cell table:formula="of:=[.A876]/1000/(60*60*24)" office:value-type="time" office:time-value="PT03H53M03.683S" calcext:value-type="time">
            <text:p>03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89.64" calcext:value-type="float">
            <text:p>489.64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3999683" calcext:value-type="float">
            <text:p>13999683</text:p>
          </table:table-cell>
          <table:table-cell table:formula="of:=[.A877]/1000/(60*60*24)" office:value-type="time" office:time-value="PT03H53M19.683S" calcext:value-type="time">
            <text:p>03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0.19" calcext:value-type="float">
            <text:p>490.19</text:p>
          </table:table-cell>
          <table:table-cell office:value-type="float" office:value="615.66" calcext:value-type="float">
            <text:p>615.66</text:p>
          </table:table-cell>
        </table:table-row>
        <table:table-row table:style-name="ro1">
          <table:table-cell office:value-type="float" office:value="14015683" calcext:value-type="float">
            <text:p>14015683</text:p>
          </table:table-cell>
          <table:table-cell table:formula="of:=[.A878]/1000/(60*60*24)" office:value-type="time" office:time-value="PT03H53M35.683S" calcext:value-type="time">
            <text:p>03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0.73" calcext:value-type="float">
            <text:p>490.73</text:p>
          </table:table-cell>
          <table:table-cell office:value-type="float" office:value="616.32" calcext:value-type="float">
            <text:p>616.32</text:p>
          </table:table-cell>
        </table:table-row>
        <table:table-row table:style-name="ro1">
          <table:table-cell office:value-type="float" office:value="14031683" calcext:value-type="float">
            <text:p>14031683</text:p>
          </table:table-cell>
          <table:table-cell table:formula="of:=[.A879]/1000/(60*60*24)" office:value-type="time" office:time-value="PT03H53M51.683S" calcext:value-type="time">
            <text:p>03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1.27" calcext:value-type="float">
            <text:p>491.27</text:p>
          </table:table-cell>
          <table:table-cell office:value-type="float" office:value="616.98" calcext:value-type="float">
            <text:p>616.98</text:p>
          </table:table-cell>
        </table:table-row>
        <table:table-row table:style-name="ro1">
          <table:table-cell office:value-type="float" office:value="14047683" calcext:value-type="float">
            <text:p>14047683</text:p>
          </table:table-cell>
          <table:table-cell table:formula="of:=[.A880]/1000/(60*60*24)" office:value-type="time" office:time-value="PT03H54M07.683S" calcext:value-type="time">
            <text:p>03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1.82" calcext:value-type="float">
            <text:p>491.82</text:p>
          </table:table-cell>
          <table:table-cell office:value-type="float" office:value="617.65" calcext:value-type="float">
            <text:p>617.65</text:p>
          </table:table-cell>
        </table:table-row>
        <table:table-row table:style-name="ro1">
          <table:table-cell office:value-type="float" office:value="14063683" calcext:value-type="float">
            <text:p>14063683</text:p>
          </table:table-cell>
          <table:table-cell table:formula="of:=[.A881]/1000/(60*60*24)" office:value-type="time" office:time-value="PT03H54M23.683S" calcext:value-type="time">
            <text:p>03:5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2.36" calcext:value-type="float">
            <text:p>492.36</text:p>
          </table:table-cell>
          <table:table-cell office:value-type="float" office:value="618.31" calcext:value-type="float">
            <text:p>618.31</text:p>
          </table:table-cell>
        </table:table-row>
        <table:table-row table:style-name="ro1">
          <table:table-cell office:value-type="float" office:value="14079683" calcext:value-type="float">
            <text:p>14079683</text:p>
          </table:table-cell>
          <table:table-cell table:formula="of:=[.A882]/1000/(60*60*24)" office:value-type="time" office:time-value="PT03H54M39.683S" calcext:value-type="time">
            <text:p>03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2.9" calcext:value-type="float">
            <text:p>492.9</text:p>
          </table:table-cell>
          <table:table-cell office:value-type="float" office:value="618.97" calcext:value-type="float">
            <text:p>618.97</text:p>
          </table:table-cell>
        </table:table-row>
        <table:table-row table:style-name="ro1">
          <table:table-cell office:value-type="float" office:value="14095683" calcext:value-type="float">
            <text:p>14095683</text:p>
          </table:table-cell>
          <table:table-cell table:formula="of:=[.A883]/1000/(60*60*24)" office:value-type="time" office:time-value="PT03H54M55.683S" calcext:value-type="time">
            <text:p>03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3.44" calcext:value-type="float">
            <text:p>493.44</text:p>
          </table:table-cell>
          <table:table-cell office:value-type="float" office:value="619.63" calcext:value-type="float">
            <text:p>619.63</text:p>
          </table:table-cell>
        </table:table-row>
        <table:table-row table:style-name="ro1">
          <table:table-cell office:value-type="float" office:value="14111683" calcext:value-type="float">
            <text:p>14111683</text:p>
          </table:table-cell>
          <table:table-cell table:formula="of:=[.A884]/1000/(60*60*24)" office:value-type="time" office:time-value="PT03H55M11.683S" calcext:value-type="time">
            <text:p>03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3.99" calcext:value-type="float">
            <text:p>493.99</text:p>
          </table:table-cell>
          <table:table-cell office:value-type="float" office:value="620.29" calcext:value-type="float">
            <text:p>620.29</text:p>
          </table:table-cell>
        </table:table-row>
        <table:table-row table:style-name="ro1">
          <table:table-cell office:value-type="float" office:value="14127683" calcext:value-type="float">
            <text:p>14127683</text:p>
          </table:table-cell>
          <table:table-cell table:formula="of:=[.A885]/1000/(60*60*24)" office:value-type="time" office:time-value="PT03H55M27.683S" calcext:value-type="time">
            <text:p>03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4.53" calcext:value-type="float">
            <text:p>494.53</text:p>
          </table:table-cell>
          <table:table-cell office:value-type="float" office:value="620.95" calcext:value-type="float">
            <text:p>620.95</text:p>
          </table:table-cell>
        </table:table-row>
        <table:table-row table:style-name="ro1">
          <table:table-cell office:value-type="float" office:value="14143683" calcext:value-type="float">
            <text:p>14143683</text:p>
          </table:table-cell>
          <table:table-cell table:formula="of:=[.A886]/1000/(60*60*24)" office:value-type="time" office:time-value="PT03H55M43.683S" calcext:value-type="time">
            <text:p>03:55:44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495.07" calcext:value-type="float">
            <text:p>495.07</text:p>
          </table:table-cell>
          <table:table-cell office:value-type="float" office:value="621.61" calcext:value-type="float">
            <text:p>621.61</text:p>
          </table:table-cell>
        </table:table-row>
        <table:table-row table:style-name="ro1">
          <table:table-cell office:value-type="float" office:value="14159682" calcext:value-type="float">
            <text:p>14159682</text:p>
          </table:table-cell>
          <table:table-cell table:formula="of:=[.A887]/1000/(60*60*24)" office:value-type="time" office:time-value="PT03H55M59.682S" calcext:value-type="time">
            <text:p>03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5.62" calcext:value-type="float">
            <text:p>495.62</text:p>
          </table:table-cell>
          <table:table-cell office:value-type="float" office:value="622.27" calcext:value-type="float">
            <text:p>622.27</text:p>
          </table:table-cell>
        </table:table-row>
        <table:table-row table:style-name="ro1">
          <table:table-cell office:value-type="float" office:value="14175683" calcext:value-type="float">
            <text:p>14175683</text:p>
          </table:table-cell>
          <table:table-cell table:formula="of:=[.A888]/1000/(60*60*24)" office:value-type="time" office:time-value="PT03H56M15.683S" calcext:value-type="time">
            <text:p>03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6.16" calcext:value-type="float">
            <text:p>496.16</text:p>
          </table:table-cell>
          <table:table-cell office:value-type="float" office:value="622.93" calcext:value-type="float">
            <text:p>622.93</text:p>
          </table:table-cell>
        </table:table-row>
        <table:table-row table:style-name="ro1">
          <table:table-cell office:value-type="float" office:value="14191683" calcext:value-type="float">
            <text:p>14191683</text:p>
          </table:table-cell>
          <table:table-cell table:formula="of:=[.A889]/1000/(60*60*24)" office:value-type="time" office:time-value="PT03H56M31.683S" calcext:value-type="time">
            <text:p>03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6.7" calcext:value-type="float">
            <text:p>496.7</text:p>
          </table:table-cell>
          <table:table-cell office:value-type="float" office:value="623.59" calcext:value-type="float">
            <text:p>623.59</text:p>
          </table:table-cell>
        </table:table-row>
        <table:table-row table:style-name="ro1">
          <table:table-cell office:value-type="float" office:value="14207683" calcext:value-type="float">
            <text:p>14207683</text:p>
          </table:table-cell>
          <table:table-cell table:formula="of:=[.A890]/1000/(60*60*24)" office:value-type="time" office:time-value="PT03H56M47.683S" calcext:value-type="time">
            <text:p>03:5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7.25" calcext:value-type="float">
            <text:p>497.25</text:p>
          </table:table-cell>
          <table:table-cell office:value-type="float" office:value="624.25" calcext:value-type="float">
            <text:p>624.25</text:p>
          </table:table-cell>
        </table:table-row>
        <table:table-row table:style-name="ro1">
          <table:table-cell office:value-type="float" office:value="14223683" calcext:value-type="float">
            <text:p>14223683</text:p>
          </table:table-cell>
          <table:table-cell table:formula="of:=[.A891]/1000/(60*60*24)" office:value-type="time" office:time-value="PT03H57M03.683S" calcext:value-type="time">
            <text:p>03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7.79" calcext:value-type="float">
            <text:p>497.79</text:p>
          </table:table-cell>
          <table:table-cell office:value-type="float" office:value="624.91" calcext:value-type="float">
            <text:p>624.91</text:p>
          </table:table-cell>
        </table:table-row>
        <table:table-row table:style-name="ro1">
          <table:table-cell office:value-type="float" office:value="14239683" calcext:value-type="float">
            <text:p>14239683</text:p>
          </table:table-cell>
          <table:table-cell table:formula="of:=[.A892]/1000/(60*60*24)" office:value-type="time" office:time-value="PT03H57M19.683S" calcext:value-type="time">
            <text:p>03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8.33" calcext:value-type="float">
            <text:p>498.33</text:p>
          </table:table-cell>
          <table:table-cell office:value-type="float" office:value="625.57" calcext:value-type="float">
            <text:p>625.57</text:p>
          </table:table-cell>
        </table:table-row>
        <table:table-row table:style-name="ro1">
          <table:table-cell office:value-type="float" office:value="14255683" calcext:value-type="float">
            <text:p>14255683</text:p>
          </table:table-cell>
          <table:table-cell table:formula="of:=[.A893]/1000/(60*60*24)" office:value-type="time" office:time-value="PT03H57M35.683S" calcext:value-type="time">
            <text:p>03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8.87" calcext:value-type="float">
            <text:p>498.87</text:p>
          </table:table-cell>
          <table:table-cell office:value-type="float" office:value="626.23" calcext:value-type="float">
            <text:p>626.23</text:p>
          </table:table-cell>
        </table:table-row>
        <table:table-row table:style-name="ro1">
          <table:table-cell office:value-type="float" office:value="14271683" calcext:value-type="float">
            <text:p>14271683</text:p>
          </table:table-cell>
          <table:table-cell table:formula="of:=[.A894]/1000/(60*60*24)" office:value-type="time" office:time-value="PT03H57M51.683S" calcext:value-type="time">
            <text:p>03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99.42" calcext:value-type="float">
            <text:p>499.42</text:p>
          </table:table-cell>
          <table:table-cell office:value-type="float" office:value="626.89" calcext:value-type="float">
            <text:p>626.89</text:p>
          </table:table-cell>
        </table:table-row>
        <table:table-row table:style-name="ro1">
          <table:table-cell office:value-type="float" office:value="14287683" calcext:value-type="float">
            <text:p>14287683</text:p>
          </table:table-cell>
          <table:table-cell table:formula="of:=[.A895]/1000/(60*60*24)" office:value-type="time" office:time-value="PT03H58M07.683S" calcext:value-type="time">
            <text:p>03:5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99.96" calcext:value-type="float">
            <text:p>499.96</text:p>
          </table:table-cell>
          <table:table-cell office:value-type="float" office:value="627.55" calcext:value-type="float">
            <text:p>627.55</text:p>
          </table:table-cell>
        </table:table-row>
        <table:table-row table:style-name="ro1">
          <table:table-cell office:value-type="float" office:value="14303683" calcext:value-type="float">
            <text:p>14303683</text:p>
          </table:table-cell>
          <table:table-cell table:formula="of:=[.A896]/1000/(60*60*24)" office:value-type="time" office:time-value="PT03H58M23.683S" calcext:value-type="time">
            <text:p>03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0.5" calcext:value-type="float">
            <text:p>500.5</text:p>
          </table:table-cell>
          <table:table-cell office:value-type="float" office:value="628.21" calcext:value-type="float">
            <text:p>628.21</text:p>
          </table:table-cell>
        </table:table-row>
        <table:table-row table:style-name="ro1">
          <table:table-cell office:value-type="float" office:value="14319683" calcext:value-type="float">
            <text:p>14319683</text:p>
          </table:table-cell>
          <table:table-cell table:formula="of:=[.A897]/1000/(60*60*24)" office:value-type="time" office:time-value="PT03H58M39.683S" calcext:value-type="time">
            <text:p>03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1.05" calcext:value-type="float">
            <text:p>501.05</text:p>
          </table:table-cell>
          <table:table-cell office:value-type="float" office:value="628.87" calcext:value-type="float">
            <text:p>628.87</text:p>
          </table:table-cell>
        </table:table-row>
        <table:table-row table:style-name="ro1">
          <table:table-cell office:value-type="float" office:value="14335683" calcext:value-type="float">
            <text:p>14335683</text:p>
          </table:table-cell>
          <table:table-cell table:formula="of:=[.A898]/1000/(60*60*24)" office:value-type="time" office:time-value="PT03H58M55.683S" calcext:value-type="time">
            <text:p>03:58:5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01.59" calcext:value-type="float">
            <text:p>501.59</text:p>
          </table:table-cell>
          <table:table-cell office:value-type="float" office:value="629.53" calcext:value-type="float">
            <text:p>629.53</text:p>
          </table:table-cell>
        </table:table-row>
        <table:table-row table:style-name="ro1">
          <table:table-cell office:value-type="float" office:value="14351683" calcext:value-type="float">
            <text:p>14351683</text:p>
          </table:table-cell>
          <table:table-cell table:formula="of:=[.A899]/1000/(60*60*24)" office:value-type="time" office:time-value="PT03H59M11.683S" calcext:value-type="time">
            <text:p>03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02.13" calcext:value-type="float">
            <text:p>502.13</text:p>
          </table:table-cell>
          <table:table-cell office:value-type="float" office:value="630.19" calcext:value-type="float">
            <text:p>630.19</text:p>
          </table:table-cell>
        </table:table-row>
        <table:table-row table:style-name="ro1">
          <table:table-cell office:value-type="float" office:value="14367683" calcext:value-type="float">
            <text:p>14367683</text:p>
          </table:table-cell>
          <table:table-cell table:formula="of:=[.A900]/1000/(60*60*24)" office:value-type="time" office:time-value="PT03H59M27.683S" calcext:value-type="time">
            <text:p>03:59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502.67" calcext:value-type="float">
            <text:p>502.67</text:p>
          </table:table-cell>
          <table:table-cell office:value-type="float" office:value="630.84" calcext:value-type="float">
            <text:p>630.84</text:p>
          </table:table-cell>
        </table:table-row>
        <table:table-row table:style-name="ro1">
          <table:table-cell office:value-type="float" office:value="14383683" calcext:value-type="float">
            <text:p>14383683</text:p>
          </table:table-cell>
          <table:table-cell table:formula="of:=[.A901]/1000/(60*60*24)" office:value-type="time" office:time-value="PT03H59M43.683S" calcext:value-type="time">
            <text:p>03:59:44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503.22" calcext:value-type="float">
            <text:p>503.22</text:p>
          </table:table-cell>
          <table:table-cell office:value-type="float" office:value="631.5" calcext:value-type="float">
            <text:p>631.5</text:p>
          </table:table-cell>
        </table:table-row>
        <table:table-row table:style-name="ro1">
          <table:table-cell office:value-type="float" office:value="14399683" calcext:value-type="float">
            <text:p>14399683</text:p>
          </table:table-cell>
          <table:table-cell table:formula="of:=[.A902]/1000/(60*60*24)" office:value-type="time" office:time-value="PT03H59M59.683S" calcext:value-type="time">
            <text:p>04:0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3.76" calcext:value-type="float">
            <text:p>503.76</text:p>
          </table:table-cell>
          <table:table-cell office:value-type="float" office:value="632.16" calcext:value-type="float">
            <text:p>632.16</text:p>
          </table:table-cell>
        </table:table-row>
        <table:table-row table:style-name="ro1">
          <table:table-cell office:value-type="float" office:value="14415683" calcext:value-type="float">
            <text:p>14415683</text:p>
          </table:table-cell>
          <table:table-cell table:formula="of:=[.A903]/1000/(60*60*24)" office:value-type="time" office:time-value="PT04H00M15.683S" calcext:value-type="time">
            <text:p>04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04.3" calcext:value-type="float">
            <text:p>504.3</text:p>
          </table:table-cell>
          <table:table-cell office:value-type="float" office:value="632.82" calcext:value-type="float">
            <text:p>632.82</text:p>
          </table:table-cell>
        </table:table-row>
        <table:table-row table:style-name="ro1">
          <table:table-cell office:value-type="float" office:value="14431683" calcext:value-type="float">
            <text:p>14431683</text:p>
          </table:table-cell>
          <table:table-cell table:formula="of:=[.A904]/1000/(60*60*24)" office:value-type="time" office:time-value="PT04H00M31.683S" calcext:value-type="time">
            <text:p>04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4.84" calcext:value-type="float">
            <text:p>504.84</text:p>
          </table:table-cell>
          <table:table-cell office:value-type="float" office:value="633.48" calcext:value-type="float">
            <text:p>633.48</text:p>
          </table:table-cell>
        </table:table-row>
        <table:table-row table:style-name="ro1">
          <table:table-cell office:value-type="float" office:value="14447683" calcext:value-type="float">
            <text:p>14447683</text:p>
          </table:table-cell>
          <table:table-cell table:formula="of:=[.A905]/1000/(60*60*24)" office:value-type="time" office:time-value="PT04H00M47.683S" calcext:value-type="time">
            <text:p>04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05.39" calcext:value-type="float">
            <text:p>505.39</text:p>
          </table:table-cell>
          <table:table-cell office:value-type="float" office:value="634.14" calcext:value-type="float">
            <text:p>634.14</text:p>
          </table:table-cell>
        </table:table-row>
        <table:table-row table:style-name="ro1">
          <table:table-cell office:value-type="float" office:value="14463683" calcext:value-type="float">
            <text:p>14463683</text:p>
          </table:table-cell>
          <table:table-cell table:formula="of:=[.A906]/1000/(60*60*24)" office:value-type="time" office:time-value="PT04H01M03.683S" calcext:value-type="time">
            <text:p>04:01:04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505.93" calcext:value-type="float">
            <text:p>505.93</text:p>
          </table:table-cell>
          <table:table-cell office:value-type="float" office:value="634.8" calcext:value-type="float">
            <text:p>634.8</text:p>
          </table:table-cell>
        </table:table-row>
        <table:table-row table:style-name="ro1">
          <table:table-cell office:value-type="float" office:value="14479683" calcext:value-type="float">
            <text:p>14479683</text:p>
          </table:table-cell>
          <table:table-cell table:formula="of:=[.A907]/1000/(60*60*24)" office:value-type="time" office:time-value="PT04H01M19.683S" calcext:value-type="time">
            <text:p>04:0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06.47" calcext:value-type="float">
            <text:p>506.47</text:p>
          </table:table-cell>
          <table:table-cell office:value-type="float" office:value="635.46" calcext:value-type="float">
            <text:p>635.46</text:p>
          </table:table-cell>
        </table:table-row>
        <table:table-row table:style-name="ro1">
          <table:table-cell office:value-type="float" office:value="14495683" calcext:value-type="float">
            <text:p>14495683</text:p>
          </table:table-cell>
          <table:table-cell table:formula="of:=[.A908]/1000/(60*60*24)" office:value-type="time" office:time-value="PT04H01M35.683S" calcext:value-type="time">
            <text:p>04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507.01" calcext:value-type="float">
            <text:p>507.01</text:p>
          </table:table-cell>
          <table:table-cell office:value-type="float" office:value="636.12" calcext:value-type="float">
            <text:p>636.12</text:p>
          </table:table-cell>
        </table:table-row>
        <table:table-row table:style-name="ro1">
          <table:table-cell office:value-type="float" office:value="14511683" calcext:value-type="float">
            <text:p>14511683</text:p>
          </table:table-cell>
          <table:table-cell table:formula="of:=[.A909]/1000/(60*60*24)" office:value-type="time" office:time-value="PT04H01M51.683S" calcext:value-type="time">
            <text:p>04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07.56" calcext:value-type="float">
            <text:p>507.56</text:p>
          </table:table-cell>
          <table:table-cell office:value-type="float" office:value="636.78" calcext:value-type="float">
            <text:p>636.78</text:p>
          </table:table-cell>
        </table:table-row>
        <table:table-row table:style-name="ro1">
          <table:table-cell office:value-type="float" office:value="14527683" calcext:value-type="float">
            <text:p>14527683</text:p>
          </table:table-cell>
          <table:table-cell table:formula="of:=[.A910]/1000/(60*60*24)" office:value-type="time" office:time-value="PT04H02M07.683S" calcext:value-type="time">
            <text:p>04:02:0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08.1" calcext:value-type="float">
            <text:p>508.1</text:p>
          </table:table-cell>
          <table:table-cell office:value-type="float" office:value="637.44" calcext:value-type="float">
            <text:p>637.44</text:p>
          </table:table-cell>
        </table:table-row>
        <table:table-row table:style-name="ro1">
          <table:table-cell office:value-type="float" office:value="14543683" calcext:value-type="float">
            <text:p>14543683</text:p>
          </table:table-cell>
          <table:table-cell table:formula="of:=[.A911]/1000/(60*60*24)" office:value-type="time" office:time-value="PT04H02M23.683S" calcext:value-type="time">
            <text:p>04:02:2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08.64" calcext:value-type="float">
            <text:p>508.64</text:p>
          </table:table-cell>
          <table:table-cell office:value-type="float" office:value="638.1" calcext:value-type="float">
            <text:p>638.1</text:p>
          </table:table-cell>
        </table:table-row>
        <table:table-row table:style-name="ro1">
          <table:table-cell office:value-type="float" office:value="14559683" calcext:value-type="float">
            <text:p>14559683</text:p>
          </table:table-cell>
          <table:table-cell table:formula="of:=[.A912]/1000/(60*60*24)" office:value-type="time" office:time-value="PT04H02M39.683S" calcext:value-type="time">
            <text:p>04:02:4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09.18" calcext:value-type="float">
            <text:p>509.18</text:p>
          </table:table-cell>
          <table:table-cell office:value-type="float" office:value="638.76" calcext:value-type="float">
            <text:p>638.76</text:p>
          </table:table-cell>
        </table:table-row>
        <table:table-row table:style-name="ro1">
          <table:table-cell office:value-type="float" office:value="14575683" calcext:value-type="float">
            <text:p>14575683</text:p>
          </table:table-cell>
          <table:table-cell table:formula="of:=[.A913]/1000/(60*60*24)" office:value-type="time" office:time-value="PT04H02M55.683S" calcext:value-type="time">
            <text:p>04:02:5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09.73" calcext:value-type="float">
            <text:p>509.73</text:p>
          </table:table-cell>
          <table:table-cell office:value-type="float" office:value="639.42" calcext:value-type="float">
            <text:p>639.42</text:p>
          </table:table-cell>
        </table:table-row>
        <table:table-row table:style-name="ro1">
          <table:table-cell office:value-type="float" office:value="14591683" calcext:value-type="float">
            <text:p>14591683</text:p>
          </table:table-cell>
          <table:table-cell table:formula="of:=[.A914]/1000/(60*60*24)" office:value-type="time" office:time-value="PT04H03M11.683S" calcext:value-type="time">
            <text:p>04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0.27" calcext:value-type="float">
            <text:p>510.27</text:p>
          </table:table-cell>
          <table:table-cell office:value-type="float" office:value="640.07" calcext:value-type="float">
            <text:p>640.07</text:p>
          </table:table-cell>
        </table:table-row>
        <table:table-row table:style-name="ro1">
          <table:table-cell office:value-type="float" office:value="14607683" calcext:value-type="float">
            <text:p>14607683</text:p>
          </table:table-cell>
          <table:table-cell table:formula="of:=[.A915]/1000/(60*60*24)" office:value-type="time" office:time-value="PT04H03M27.683S" calcext:value-type="time">
            <text:p>04:03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0.81" calcext:value-type="float">
            <text:p>510.81</text:p>
          </table:table-cell>
          <table:table-cell office:value-type="float" office:value="640.73" calcext:value-type="float">
            <text:p>640.73</text:p>
          </table:table-cell>
        </table:table-row>
        <table:table-row table:style-name="ro1">
          <table:table-cell office:value-type="float" office:value="14623683" calcext:value-type="float">
            <text:p>14623683</text:p>
          </table:table-cell>
          <table:table-cell table:formula="of:=[.A916]/1000/(60*60*24)" office:value-type="time" office:time-value="PT04H03M43.683S" calcext:value-type="time">
            <text:p>04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1.35" calcext:value-type="float">
            <text:p>511.35</text:p>
          </table:table-cell>
          <table:table-cell office:value-type="float" office:value="641.39" calcext:value-type="float">
            <text:p>641.39</text:p>
          </table:table-cell>
        </table:table-row>
        <table:table-row table:style-name="ro1">
          <table:table-cell office:value-type="float" office:value="14639683" calcext:value-type="float">
            <text:p>14639683</text:p>
          </table:table-cell>
          <table:table-cell table:formula="of:=[.A917]/1000/(60*60*24)" office:value-type="time" office:time-value="PT04H03M59.683S" calcext:value-type="time">
            <text:p>04:04:0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1.9" calcext:value-type="float">
            <text:p>511.9</text:p>
          </table:table-cell>
          <table:table-cell office:value-type="float" office:value="642.05" calcext:value-type="float">
            <text:p>642.05</text:p>
          </table:table-cell>
        </table:table-row>
        <table:table-row table:style-name="ro1">
          <table:table-cell office:value-type="float" office:value="14655683" calcext:value-type="float">
            <text:p>14655683</text:p>
          </table:table-cell>
          <table:table-cell table:formula="of:=[.A918]/1000/(60*60*24)" office:value-type="time" office:time-value="PT04H04M15.683S" calcext:value-type="time">
            <text:p>04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512.44" calcext:value-type="float">
            <text:p>512.44</text:p>
          </table:table-cell>
          <table:table-cell office:value-type="float" office:value="642.71" calcext:value-type="float">
            <text:p>642.71</text:p>
          </table:table-cell>
        </table:table-row>
        <table:table-row table:style-name="ro1">
          <table:table-cell office:value-type="float" office:value="14671683" calcext:value-type="float">
            <text:p>14671683</text:p>
          </table:table-cell>
          <table:table-cell table:formula="of:=[.A919]/1000/(60*60*24)" office:value-type="time" office:time-value="PT04H04M31.683S" calcext:value-type="time">
            <text:p>04:04:32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2.98" calcext:value-type="float">
            <text:p>512.98</text:p>
          </table:table-cell>
          <table:table-cell office:value-type="float" office:value="643.37" calcext:value-type="float">
            <text:p>643.37</text:p>
          </table:table-cell>
        </table:table-row>
        <table:table-row table:style-name="ro1">
          <table:table-cell office:value-type="float" office:value="14687683" calcext:value-type="float">
            <text:p>14687683</text:p>
          </table:table-cell>
          <table:table-cell table:formula="of:=[.A920]/1000/(60*60*24)" office:value-type="time" office:time-value="PT04H04M47.683S" calcext:value-type="time">
            <text:p>04:04:4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3.53" calcext:value-type="float">
            <text:p>513.53</text:p>
          </table:table-cell>
          <table:table-cell office:value-type="float" office:value="644.03" calcext:value-type="float">
            <text:p>644.03</text:p>
          </table:table-cell>
        </table:table-row>
        <table:table-row table:style-name="ro1">
          <table:table-cell office:value-type="float" office:value="14703683" calcext:value-type="float">
            <text:p>14703683</text:p>
          </table:table-cell>
          <table:table-cell table:formula="of:=[.A921]/1000/(60*60*24)" office:value-type="time" office:time-value="PT04H05M03.683S" calcext:value-type="time">
            <text:p>04:05:0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4.07" calcext:value-type="float">
            <text:p>514.07</text:p>
          </table:table-cell>
          <table:table-cell office:value-type="float" office:value="644.69" calcext:value-type="float">
            <text:p>644.69</text:p>
          </table:table-cell>
        </table:table-row>
        <table:table-row table:style-name="ro1">
          <table:table-cell office:value-type="float" office:value="14719683" calcext:value-type="float">
            <text:p>14719683</text:p>
          </table:table-cell>
          <table:table-cell table:formula="of:=[.A922]/1000/(60*60*24)" office:value-type="time" office:time-value="PT04H05M19.683S" calcext:value-type="time">
            <text:p>04:05:2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14.61" calcext:value-type="float">
            <text:p>514.61</text:p>
          </table:table-cell>
          <table:table-cell office:value-type="float" office:value="645.35" calcext:value-type="float">
            <text:p>645.35</text:p>
          </table:table-cell>
        </table:table-row>
        <table:table-row table:style-name="ro1">
          <table:table-cell office:value-type="float" office:value="14735683" calcext:value-type="float">
            <text:p>14735683</text:p>
          </table:table-cell>
          <table:table-cell table:formula="of:=[.A923]/1000/(60*60*24)" office:value-type="time" office:time-value="PT04H05M35.683S" calcext:value-type="time">
            <text:p>04:05:3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5.15" calcext:value-type="float">
            <text:p>515.15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4751683" calcext:value-type="float">
            <text:p>14751683</text:p>
          </table:table-cell>
          <table:table-cell table:formula="of:=[.A924]/1000/(60*60*24)" office:value-type="time" office:time-value="PT04H05M51.683S" calcext:value-type="time">
            <text:p>04:05:5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15.7" calcext:value-type="float">
            <text:p>515.7</text:p>
          </table:table-cell>
          <table:table-cell office:value-type="float" office:value="646.66" calcext:value-type="float">
            <text:p>646.66</text:p>
          </table:table-cell>
        </table:table-row>
        <table:table-row table:style-name="ro1">
          <table:table-cell office:value-type="float" office:value="14767683" calcext:value-type="float">
            <text:p>14767683</text:p>
          </table:table-cell>
          <table:table-cell table:formula="of:=[.A925]/1000/(60*60*24)" office:value-type="time" office:time-value="PT04H06M07.683S" calcext:value-type="time">
            <text:p>04:06:0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6.24" calcext:value-type="float">
            <text:p>516.24</text:p>
          </table:table-cell>
          <table:table-cell office:value-type="float" office:value="647.32" calcext:value-type="float">
            <text:p>647.32</text:p>
          </table:table-cell>
        </table:table-row>
        <table:table-row table:style-name="ro1">
          <table:table-cell office:value-type="float" office:value="14783683" calcext:value-type="float">
            <text:p>14783683</text:p>
          </table:table-cell>
          <table:table-cell table:formula="of:=[.A926]/1000/(60*60*24)" office:value-type="time" office:time-value="PT04H06M23.683S" calcext:value-type="time">
            <text:p>04:06:2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16.78" calcext:value-type="float">
            <text:p>516.78</text:p>
          </table:table-cell>
          <table:table-cell office:value-type="float" office:value="647.98" calcext:value-type="float">
            <text:p>647.98</text:p>
          </table:table-cell>
        </table:table-row>
        <table:table-row table:style-name="ro1">
          <table:table-cell office:value-type="float" office:value="14799683" calcext:value-type="float">
            <text:p>14799683</text:p>
          </table:table-cell>
          <table:table-cell table:formula="of:=[.A927]/1000/(60*60*24)" office:value-type="time" office:time-value="PT04H06M39.683S" calcext:value-type="time">
            <text:p>04:06:4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7.32" calcext:value-type="float">
            <text:p>517.32</text:p>
          </table:table-cell>
          <table:table-cell office:value-type="float" office:value="648.64" calcext:value-type="float">
            <text:p>648.64</text:p>
          </table:table-cell>
        </table:table-row>
        <table:table-row table:style-name="ro1">
          <table:table-cell office:value-type="float" office:value="14815683" calcext:value-type="float">
            <text:p>14815683</text:p>
          </table:table-cell>
          <table:table-cell table:formula="of:=[.A928]/1000/(60*60*24)" office:value-type="time" office:time-value="PT04H06M55.683S" calcext:value-type="time">
            <text:p>04:06:5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7.87" calcext:value-type="float">
            <text:p>517.87</text:p>
          </table:table-cell>
          <table:table-cell office:value-type="float" office:value="649.3" calcext:value-type="float">
            <text:p>649.3</text:p>
          </table:table-cell>
        </table:table-row>
        <table:table-row table:style-name="ro1">
          <table:table-cell office:value-type="float" office:value="14831683" calcext:value-type="float">
            <text:p>14831683</text:p>
          </table:table-cell>
          <table:table-cell table:formula="of:=[.A929]/1000/(60*60*24)" office:value-type="time" office:time-value="PT04H07M11.683S" calcext:value-type="time">
            <text:p>04:07:12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8.41" calcext:value-type="float">
            <text:p>518.41</text:p>
          </table:table-cell>
          <table:table-cell office:value-type="float" office:value="649.95" calcext:value-type="float">
            <text:p>649.95</text:p>
          </table:table-cell>
        </table:table-row>
        <table:table-row table:style-name="ro1">
          <table:table-cell office:value-type="float" office:value="14847683" calcext:value-type="float">
            <text:p>14847683</text:p>
          </table:table-cell>
          <table:table-cell table:formula="of:=[.A930]/1000/(60*60*24)" office:value-type="time" office:time-value="PT04H07M27.683S" calcext:value-type="time">
            <text:p>04:07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18.95" calcext:value-type="float">
            <text:p>518.95</text:p>
          </table:table-cell>
          <table:table-cell office:value-type="float" office:value="650.61" calcext:value-type="float">
            <text:p>650.61</text:p>
          </table:table-cell>
        </table:table-row>
        <table:table-row table:style-name="ro1">
          <table:table-cell office:value-type="float" office:value="14863683" calcext:value-type="float">
            <text:p>14863683</text:p>
          </table:table-cell>
          <table:table-cell table:formula="of:=[.A931]/1000/(60*60*24)" office:value-type="time" office:time-value="PT04H07M43.683S" calcext:value-type="time">
            <text:p>04:07:4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19.49" calcext:value-type="float">
            <text:p>519.49</text:p>
          </table:table-cell>
          <table:table-cell office:value-type="float" office:value="651.27" calcext:value-type="float">
            <text:p>651.27</text:p>
          </table:table-cell>
        </table:table-row>
        <table:table-row table:style-name="ro1">
          <table:table-cell office:value-type="float" office:value="14879683" calcext:value-type="float">
            <text:p>14879683</text:p>
          </table:table-cell>
          <table:table-cell table:formula="of:=[.A932]/1000/(60*60*24)" office:value-type="time" office:time-value="PT04H07M59.683S" calcext:value-type="time">
            <text:p>04:08:0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0.04" calcext:value-type="float">
            <text:p>520.04</text:p>
          </table:table-cell>
          <table:table-cell office:value-type="float" office:value="651.93" calcext:value-type="float">
            <text:p>651.93</text:p>
          </table:table-cell>
        </table:table-row>
        <table:table-row table:style-name="ro1">
          <table:table-cell office:value-type="float" office:value="14895683" calcext:value-type="float">
            <text:p>14895683</text:p>
          </table:table-cell>
          <table:table-cell table:formula="of:=[.A933]/1000/(60*60*24)" office:value-type="time" office:time-value="PT04H08M15.683S" calcext:value-type="time">
            <text:p>04:08:1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0.58" calcext:value-type="float">
            <text:p>520.58</text:p>
          </table:table-cell>
          <table:table-cell office:value-type="float" office:value="652.59" calcext:value-type="float">
            <text:p>652.59</text:p>
          </table:table-cell>
        </table:table-row>
        <table:table-row table:style-name="ro1">
          <table:table-cell office:value-type="float" office:value="14911683" calcext:value-type="float">
            <text:p>14911683</text:p>
          </table:table-cell>
          <table:table-cell table:formula="of:=[.A934]/1000/(60*60*24)" office:value-type="time" office:time-value="PT04H08M31.683S" calcext:value-type="time">
            <text:p>04:08:3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1.12" calcext:value-type="float">
            <text:p>521.12</text:p>
          </table:table-cell>
          <table:table-cell office:value-type="float" office:value="653.24" calcext:value-type="float">
            <text:p>653.24</text:p>
          </table:table-cell>
        </table:table-row>
        <table:table-row table:style-name="ro1">
          <table:table-cell office:value-type="float" office:value="14927683" calcext:value-type="float">
            <text:p>14927683</text:p>
          </table:table-cell>
          <table:table-cell table:formula="of:=[.A935]/1000/(60*60*24)" office:value-type="time" office:time-value="PT04H08M47.683S" calcext:value-type="time">
            <text:p>04:08:4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1.66" calcext:value-type="float">
            <text:p>521.66</text:p>
          </table:table-cell>
          <table:table-cell office:value-type="float" office:value="653.9" calcext:value-type="float">
            <text:p>653.9</text:p>
          </table:table-cell>
        </table:table-row>
        <table:table-row table:style-name="ro1">
          <table:table-cell office:value-type="float" office:value="14943683" calcext:value-type="float">
            <text:p>14943683</text:p>
          </table:table-cell>
          <table:table-cell table:formula="of:=[.A936]/1000/(60*60*24)" office:value-type="time" office:time-value="PT04H09M03.683S" calcext:value-type="time">
            <text:p>04:09:0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22.21" calcext:value-type="float">
            <text:p>522.21</text:p>
          </table:table-cell>
          <table:table-cell office:value-type="float" office:value="654.56" calcext:value-type="float">
            <text:p>654.56</text:p>
          </table:table-cell>
        </table:table-row>
        <table:table-row table:style-name="ro1">
          <table:table-cell office:value-type="float" office:value="14959683" calcext:value-type="float">
            <text:p>14959683</text:p>
          </table:table-cell>
          <table:table-cell table:formula="of:=[.A937]/1000/(60*60*24)" office:value-type="time" office:time-value="PT04H09M19.683S" calcext:value-type="time">
            <text:p>04:09:2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2.75" calcext:value-type="float">
            <text:p>522.75</text:p>
          </table:table-cell>
          <table:table-cell office:value-type="float" office:value="655.22" calcext:value-type="float">
            <text:p>655.22</text:p>
          </table:table-cell>
        </table:table-row>
        <table:table-row table:style-name="ro1">
          <table:table-cell office:value-type="float" office:value="14975683" calcext:value-type="float">
            <text:p>14975683</text:p>
          </table:table-cell>
          <table:table-cell table:formula="of:=[.A938]/1000/(60*60*24)" office:value-type="time" office:time-value="PT04H09M35.683S" calcext:value-type="time">
            <text:p>04:09:3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3.29" calcext:value-type="float">
            <text:p>523.29</text:p>
          </table:table-cell>
          <table:table-cell office:value-type="float" office:value="655.87" calcext:value-type="float">
            <text:p>655.87</text:p>
          </table:table-cell>
        </table:table-row>
        <table:table-row table:style-name="ro1">
          <table:table-cell office:value-type="float" office:value="14991683" calcext:value-type="float">
            <text:p>14991683</text:p>
          </table:table-cell>
          <table:table-cell table:formula="of:=[.A939]/1000/(60*60*24)" office:value-type="time" office:time-value="PT04H09M51.683S" calcext:value-type="time">
            <text:p>04:09:5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3.83" calcext:value-type="float">
            <text:p>523.83</text:p>
          </table:table-cell>
          <table:table-cell office:value-type="float" office:value="656.53" calcext:value-type="float">
            <text:p>656.53</text:p>
          </table:table-cell>
        </table:table-row>
        <table:table-row table:style-name="ro1">
          <table:table-cell office:value-type="float" office:value="15007683" calcext:value-type="float">
            <text:p>15007683</text:p>
          </table:table-cell>
          <table:table-cell table:formula="of:=[.A940]/1000/(60*60*24)" office:value-type="time" office:time-value="PT04H10M07.683S" calcext:value-type="time">
            <text:p>04:10:0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24.37" calcext:value-type="float">
            <text:p>524.37</text:p>
          </table:table-cell>
          <table:table-cell office:value-type="float" office:value="657.19" calcext:value-type="float">
            <text:p>657.19</text:p>
          </table:table-cell>
        </table:table-row>
        <table:table-row table:style-name="ro1">
          <table:table-cell office:value-type="float" office:value="15023683" calcext:value-type="float">
            <text:p>15023683</text:p>
          </table:table-cell>
          <table:table-cell table:formula="of:=[.A941]/1000/(60*60*24)" office:value-type="time" office:time-value="PT04H10M23.683S" calcext:value-type="time">
            <text:p>04:10:2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4.92" calcext:value-type="float">
            <text:p>524.92</text:p>
          </table:table-cell>
          <table:table-cell office:value-type="float" office:value="657.85" calcext:value-type="float">
            <text:p>657.85</text:p>
          </table:table-cell>
        </table:table-row>
        <table:table-row table:style-name="ro1">
          <table:table-cell office:value-type="float" office:value="15039683" calcext:value-type="float">
            <text:p>15039683</text:p>
          </table:table-cell>
          <table:table-cell table:formula="of:=[.A942]/1000/(60*60*24)" office:value-type="time" office:time-value="PT04H10M39.683S" calcext:value-type="time">
            <text:p>04:10:4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5.46" calcext:value-type="float">
            <text:p>525.46</text:p>
          </table:table-cell>
          <table:table-cell office:value-type="float" office:value="658.5" calcext:value-type="float">
            <text:p>658.5</text:p>
          </table:table-cell>
        </table:table-row>
        <table:table-row table:style-name="ro1">
          <table:table-cell office:value-type="float" office:value="15055683" calcext:value-type="float">
            <text:p>15055683</text:p>
          </table:table-cell>
          <table:table-cell table:formula="of:=[.A943]/1000/(60*60*24)" office:value-type="time" office:time-value="PT04H10M55.683S" calcext:value-type="time">
            <text:p>04:10:5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6" calcext:value-type="float">
            <text:p>526</text:p>
          </table:table-cell>
          <table:table-cell office:value-type="float" office:value="659.16" calcext:value-type="float">
            <text:p>659.16</text:p>
          </table:table-cell>
        </table:table-row>
        <table:table-row table:style-name="ro1">
          <table:table-cell office:value-type="float" office:value="15071682" calcext:value-type="float">
            <text:p>15071682</text:p>
          </table:table-cell>
          <table:table-cell table:formula="of:=[.A944]/1000/(60*60*24)" office:value-type="time" office:time-value="PT04H11M11.682S" calcext:value-type="time">
            <text:p>04:11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26.54" calcext:value-type="float">
            <text:p>526.54</text:p>
          </table:table-cell>
          <table:table-cell office:value-type="float" office:value="659.82" calcext:value-type="float">
            <text:p>659.82</text:p>
          </table:table-cell>
        </table:table-row>
        <table:table-row table:style-name="ro1">
          <table:table-cell office:value-type="float" office:value="15087683" calcext:value-type="float">
            <text:p>15087683</text:p>
          </table:table-cell>
          <table:table-cell table:formula="of:=[.A945]/1000/(60*60*24)" office:value-type="time" office:time-value="PT04H11M27.683S" calcext:value-type="time">
            <text:p>04:11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7.09" calcext:value-type="float">
            <text:p>527.09</text:p>
          </table:table-cell>
          <table:table-cell office:value-type="float" office:value="660.48" calcext:value-type="float">
            <text:p>660.48</text:p>
          </table:table-cell>
        </table:table-row>
        <table:table-row table:style-name="ro1">
          <table:table-cell office:value-type="float" office:value="15103683" calcext:value-type="float">
            <text:p>15103683</text:p>
          </table:table-cell>
          <table:table-cell table:formula="of:=[.A946]/1000/(60*60*24)" office:value-type="time" office:time-value="PT04H11M43.683S" calcext:value-type="time">
            <text:p>04:11:4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7.63" calcext:value-type="float">
            <text:p>527.63</text:p>
          </table:table-cell>
          <table:table-cell office:value-type="float" office:value="661.13" calcext:value-type="float">
            <text:p>661.13</text:p>
          </table:table-cell>
        </table:table-row>
        <table:table-row table:style-name="ro1">
          <table:table-cell office:value-type="float" office:value="15119683" calcext:value-type="float">
            <text:p>15119683</text:p>
          </table:table-cell>
          <table:table-cell table:formula="of:=[.A947]/1000/(60*60*24)" office:value-type="time" office:time-value="PT04H11M59.683S" calcext:value-type="time">
            <text:p>04:12:0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8.17" calcext:value-type="float">
            <text:p>528.17</text:p>
          </table:table-cell>
          <table:table-cell office:value-type="float" office:value="661.79" calcext:value-type="float">
            <text:p>661.79</text:p>
          </table:table-cell>
        </table:table-row>
        <table:table-row table:style-name="ro1">
          <table:table-cell office:value-type="float" office:value="15135683" calcext:value-type="float">
            <text:p>15135683</text:p>
          </table:table-cell>
          <table:table-cell table:formula="of:=[.A948]/1000/(60*60*24)" office:value-type="time" office:time-value="PT04H12M15.683S" calcext:value-type="time">
            <text:p>04:12:1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28.71" calcext:value-type="float">
            <text:p>528.71</text:p>
          </table:table-cell>
          <table:table-cell office:value-type="float" office:value="662.45" calcext:value-type="float">
            <text:p>662.45</text:p>
          </table:table-cell>
        </table:table-row>
        <table:table-row table:style-name="ro1">
          <table:table-cell office:value-type="float" office:value="15151683" calcext:value-type="float">
            <text:p>15151683</text:p>
          </table:table-cell>
          <table:table-cell table:formula="of:=[.A949]/1000/(60*60*24)" office:value-type="time" office:time-value="PT04H12M31.683S" calcext:value-type="time">
            <text:p>04:12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29.25" calcext:value-type="float">
            <text:p>529.25</text:p>
          </table:table-cell>
          <table:table-cell office:value-type="float" office:value="663.1" calcext:value-type="float">
            <text:p>663.1</text:p>
          </table:table-cell>
        </table:table-row>
        <table:table-row table:style-name="ro1">
          <table:table-cell office:value-type="float" office:value="15167683" calcext:value-type="float">
            <text:p>15167683</text:p>
          </table:table-cell>
          <table:table-cell table:formula="of:=[.A950]/1000/(60*60*24)" office:value-type="time" office:time-value="PT04H12M47.683S" calcext:value-type="time">
            <text:p>04:12:4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529.8" calcext:value-type="float">
            <text:p>529.8</text:p>
          </table:table-cell>
          <table:table-cell office:value-type="float" office:value="663.76" calcext:value-type="float">
            <text:p>663.76</text:p>
          </table:table-cell>
        </table:table-row>
        <table:table-row table:style-name="ro1">
          <table:table-cell office:value-type="float" office:value="15183683" calcext:value-type="float">
            <text:p>15183683</text:p>
          </table:table-cell>
          <table:table-cell table:formula="of:=[.A951]/1000/(60*60*24)" office:value-type="time" office:time-value="PT04H13M03.683S" calcext:value-type="time">
            <text:p>04:13:0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0.34" calcext:value-type="float">
            <text:p>530.34</text:p>
          </table:table-cell>
          <table:table-cell office:value-type="float" office:value="664.42" calcext:value-type="float">
            <text:p>664.42</text:p>
          </table:table-cell>
        </table:table-row>
        <table:table-row table:style-name="ro1">
          <table:table-cell office:value-type="float" office:value="15199683" calcext:value-type="float">
            <text:p>15199683</text:p>
          </table:table-cell>
          <table:table-cell table:formula="of:=[.A952]/1000/(60*60*24)" office:value-type="time" office:time-value="PT04H13M19.683S" calcext:value-type="time">
            <text:p>04:13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0.88" calcext:value-type="float">
            <text:p>530.88</text:p>
          </table:table-cell>
          <table:table-cell office:value-type="float" office:value="665.08" calcext:value-type="float">
            <text:p>665.08</text:p>
          </table:table-cell>
        </table:table-row>
        <table:table-row table:style-name="ro1">
          <table:table-cell office:value-type="float" office:value="15215683" calcext:value-type="float">
            <text:p>15215683</text:p>
          </table:table-cell>
          <table:table-cell table:formula="of:=[.A953]/1000/(60*60*24)" office:value-type="time" office:time-value="PT04H13M35.683S" calcext:value-type="time">
            <text:p>04:13:3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1.42" calcext:value-type="float">
            <text:p>531.42</text:p>
          </table:table-cell>
          <table:table-cell office:value-type="float" office:value="665.73" calcext:value-type="float">
            <text:p>665.73</text:p>
          </table:table-cell>
        </table:table-row>
        <table:table-row table:style-name="ro1">
          <table:table-cell office:value-type="float" office:value="15231683" calcext:value-type="float">
            <text:p>15231683</text:p>
          </table:table-cell>
          <table:table-cell table:formula="of:=[.A954]/1000/(60*60*24)" office:value-type="time" office:time-value="PT04H13M51.683S" calcext:value-type="time">
            <text:p>04:13:5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1.96" calcext:value-type="float">
            <text:p>531.96</text:p>
          </table:table-cell>
          <table:table-cell office:value-type="float" office:value="666.39" calcext:value-type="float">
            <text:p>666.39</text:p>
          </table:table-cell>
        </table:table-row>
        <table:table-row table:style-name="ro1">
          <table:table-cell office:value-type="float" office:value="15247683" calcext:value-type="float">
            <text:p>15247683</text:p>
          </table:table-cell>
          <table:table-cell table:formula="of:=[.A955]/1000/(60*60*24)" office:value-type="time" office:time-value="PT04H14M07.683S" calcext:value-type="time">
            <text:p>04:14:0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532.51" calcext:value-type="float">
            <text:p>532.51</text:p>
          </table:table-cell>
          <table:table-cell office:value-type="float" office:value="667.05" calcext:value-type="float">
            <text:p>667.05</text:p>
          </table:table-cell>
        </table:table-row>
        <table:table-row table:style-name="ro1">
          <table:table-cell office:value-type="float" office:value="15263683" calcext:value-type="float">
            <text:p>15263683</text:p>
          </table:table-cell>
          <table:table-cell table:formula="of:=[.A956]/1000/(60*60*24)" office:value-type="time" office:time-value="PT04H14M23.683S" calcext:value-type="time">
            <text:p>04:14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3.05" calcext:value-type="float">
            <text:p>533.05</text:p>
          </table:table-cell>
          <table:table-cell office:value-type="float" office:value="667.7" calcext:value-type="float">
            <text:p>667.7</text:p>
          </table:table-cell>
        </table:table-row>
        <table:table-row table:style-name="ro1">
          <table:table-cell office:value-type="float" office:value="15279683" calcext:value-type="float">
            <text:p>15279683</text:p>
          </table:table-cell>
          <table:table-cell table:formula="of:=[.A957]/1000/(60*60*24)" office:value-type="time" office:time-value="PT04H14M39.683S" calcext:value-type="time">
            <text:p>04:14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3.59" calcext:value-type="float">
            <text:p>533.59</text:p>
          </table:table-cell>
          <table:table-cell office:value-type="float" office:value="668.36" calcext:value-type="float">
            <text:p>668.36</text:p>
          </table:table-cell>
        </table:table-row>
        <table:table-row table:style-name="ro1">
          <table:table-cell office:value-type="float" office:value="15295683" calcext:value-type="float">
            <text:p>15295683</text:p>
          </table:table-cell>
          <table:table-cell table:formula="of:=[.A958]/1000/(60*60*24)" office:value-type="time" office:time-value="PT04H14M55.683S" calcext:value-type="time">
            <text:p>04:14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4.13" calcext:value-type="float">
            <text:p>534.13</text:p>
          </table:table-cell>
          <table:table-cell office:value-type="float" office:value="669.02" calcext:value-type="float">
            <text:p>669.02</text:p>
          </table:table-cell>
        </table:table-row>
        <table:table-row table:style-name="ro1">
          <table:table-cell office:value-type="float" office:value="15311683" calcext:value-type="float">
            <text:p>15311683</text:p>
          </table:table-cell>
          <table:table-cell table:formula="of:=[.A959]/1000/(60*60*24)" office:value-type="time" office:time-value="PT04H15M11.683S" calcext:value-type="time">
            <text:p>04:15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4.67" calcext:value-type="float">
            <text:p>534.67</text:p>
          </table:table-cell>
          <table:table-cell office:value-type="float" office:value="669.67" calcext:value-type="float">
            <text:p>669.67</text:p>
          </table:table-cell>
        </table:table-row>
        <table:table-row table:style-name="ro1">
          <table:table-cell office:value-type="float" office:value="15327683" calcext:value-type="float">
            <text:p>15327683</text:p>
          </table:table-cell>
          <table:table-cell table:formula="of:=[.A960]/1000/(60*60*24)" office:value-type="time" office:time-value="PT04H15M27.683S" calcext:value-type="time">
            <text:p>04:15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5.22" calcext:value-type="float">
            <text:p>535.22</text:p>
          </table:table-cell>
          <table:table-cell office:value-type="float" office:value="670.33" calcext:value-type="float">
            <text:p>670.33</text:p>
          </table:table-cell>
        </table:table-row>
        <table:table-row table:style-name="ro1">
          <table:table-cell office:value-type="float" office:value="15343683" calcext:value-type="float">
            <text:p>15343683</text:p>
          </table:table-cell>
          <table:table-cell table:formula="of:=[.A961]/1000/(60*60*24)" office:value-type="time" office:time-value="PT04H15M43.683S" calcext:value-type="time">
            <text:p>04:15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5.76" calcext:value-type="float">
            <text:p>535.76</text:p>
          </table:table-cell>
          <table:table-cell office:value-type="float" office:value="670.99" calcext:value-type="float">
            <text:p>670.99</text:p>
          </table:table-cell>
        </table:table-row>
        <table:table-row table:style-name="ro1">
          <table:table-cell office:value-type="float" office:value="15359683" calcext:value-type="float">
            <text:p>15359683</text:p>
          </table:table-cell>
          <table:table-cell table:formula="of:=[.A962]/1000/(60*60*24)" office:value-type="time" office:time-value="PT04H15M59.683S" calcext:value-type="time">
            <text:p>04:16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6.3" calcext:value-type="float">
            <text:p>536.3</text:p>
          </table:table-cell>
          <table:table-cell office:value-type="float" office:value="671.65" calcext:value-type="float">
            <text:p>671.65</text:p>
          </table:table-cell>
        </table:table-row>
        <table:table-row table:style-name="ro1">
          <table:table-cell office:value-type="float" office:value="15375683" calcext:value-type="float">
            <text:p>15375683</text:p>
          </table:table-cell>
          <table:table-cell table:formula="of:=[.A963]/1000/(60*60*24)" office:value-type="time" office:time-value="PT04H16M15.683S" calcext:value-type="time">
            <text:p>04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536.84" calcext:value-type="float">
            <text:p>536.84</text:p>
          </table:table-cell>
          <table:table-cell office:value-type="float" office:value="672.3" calcext:value-type="float">
            <text:p>672.3</text:p>
          </table:table-cell>
        </table:table-row>
        <table:table-row table:style-name="ro1">
          <table:table-cell office:value-type="float" office:value="15391683" calcext:value-type="float">
            <text:p>15391683</text:p>
          </table:table-cell>
          <table:table-cell table:formula="of:=[.A964]/1000/(60*60*24)" office:value-type="time" office:time-value="PT04H16M31.683S" calcext:value-type="time">
            <text:p>04:16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7.38" calcext:value-type="float">
            <text:p>537.38</text:p>
          </table:table-cell>
          <table:table-cell office:value-type="float" office:value="672.96" calcext:value-type="float">
            <text:p>672.96</text:p>
          </table:table-cell>
        </table:table-row>
        <table:table-row table:style-name="ro1">
          <table:table-cell office:value-type="float" office:value="15407683" calcext:value-type="float">
            <text:p>15407683</text:p>
          </table:table-cell>
          <table:table-cell table:formula="of:=[.A965]/1000/(60*60*24)" office:value-type="time" office:time-value="PT04H16M47.683S" calcext:value-type="time">
            <text:p>04:16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7.93" calcext:value-type="float">
            <text:p>537.93</text:p>
          </table:table-cell>
          <table:table-cell office:value-type="float" office:value="673.62" calcext:value-type="float">
            <text:p>673.62</text:p>
          </table:table-cell>
        </table:table-row>
        <table:table-row table:style-name="ro1">
          <table:table-cell office:value-type="float" office:value="15423683" calcext:value-type="float">
            <text:p>15423683</text:p>
          </table:table-cell>
          <table:table-cell table:formula="of:=[.A966]/1000/(60*60*24)" office:value-type="time" office:time-value="PT04H17M03.683S" calcext:value-type="time">
            <text:p>04:17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8.47" calcext:value-type="float">
            <text:p>538.47</text:p>
          </table:table-cell>
          <table:table-cell office:value-type="float" office:value="674.27" calcext:value-type="float">
            <text:p>674.27</text:p>
          </table:table-cell>
        </table:table-row>
        <table:table-row table:style-name="ro1">
          <table:table-cell office:value-type="float" office:value="15439683" calcext:value-type="float">
            <text:p>15439683</text:p>
          </table:table-cell>
          <table:table-cell table:formula="of:=[.A967]/1000/(60*60*24)" office:value-type="time" office:time-value="PT04H17M19.683S" calcext:value-type="time">
            <text:p>04:17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9.01" calcext:value-type="float">
            <text:p>539.01</text:p>
          </table:table-cell>
          <table:table-cell office:value-type="float" office:value="674.93" calcext:value-type="float">
            <text:p>674.93</text:p>
          </table:table-cell>
        </table:table-row>
        <table:table-row table:style-name="ro1">
          <table:table-cell office:value-type="float" office:value="15455683" calcext:value-type="float">
            <text:p>15455683</text:p>
          </table:table-cell>
          <table:table-cell table:formula="of:=[.A968]/1000/(60*60*24)" office:value-type="time" office:time-value="PT04H17M35.683S" calcext:value-type="time">
            <text:p>04:17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39.55" calcext:value-type="float">
            <text:p>539.55</text:p>
          </table:table-cell>
          <table:table-cell office:value-type="float" office:value="675.58" calcext:value-type="float">
            <text:p>675.58</text:p>
          </table:table-cell>
        </table:table-row>
        <table:table-row table:style-name="ro1">
          <table:table-cell office:value-type="float" office:value="15471683" calcext:value-type="float">
            <text:p>15471683</text:p>
          </table:table-cell>
          <table:table-cell table:formula="of:=[.A969]/1000/(60*60*24)" office:value-type="time" office:time-value="PT04H17M51.683S" calcext:value-type="time">
            <text:p>04:17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0.09" calcext:value-type="float">
            <text:p>540.09</text:p>
          </table:table-cell>
          <table:table-cell office:value-type="float" office:value="676.24" calcext:value-type="float">
            <text:p>676.24</text:p>
          </table:table-cell>
        </table:table-row>
        <table:table-row table:style-name="ro1">
          <table:table-cell office:value-type="float" office:value="15487683" calcext:value-type="float">
            <text:p>15487683</text:p>
          </table:table-cell>
          <table:table-cell table:formula="of:=[.A970]/1000/(60*60*24)" office:value-type="time" office:time-value="PT04H18M07.683S" calcext:value-type="time">
            <text:p>04:18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0.63" calcext:value-type="float">
            <text:p>540.63</text:p>
          </table:table-cell>
          <table:table-cell office:value-type="float" office:value="676.9" calcext:value-type="float">
            <text:p>676.9</text:p>
          </table:table-cell>
        </table:table-row>
        <table:table-row table:style-name="ro1">
          <table:table-cell office:value-type="float" office:value="15503683" calcext:value-type="float">
            <text:p>15503683</text:p>
          </table:table-cell>
          <table:table-cell table:formula="of:=[.A971]/1000/(60*60*24)" office:value-type="time" office:time-value="PT04H18M23.683S" calcext:value-type="time">
            <text:p>04:18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1.18" calcext:value-type="float">
            <text:p>541.18</text:p>
          </table:table-cell>
          <table:table-cell office:value-type="float" office:value="677.55" calcext:value-type="float">
            <text:p>677.55</text:p>
          </table:table-cell>
        </table:table-row>
        <table:table-row table:style-name="ro1">
          <table:table-cell office:value-type="float" office:value="15519683" calcext:value-type="float">
            <text:p>15519683</text:p>
          </table:table-cell>
          <table:table-cell table:formula="of:=[.A972]/1000/(60*60*24)" office:value-type="time" office:time-value="PT04H18M39.683S" calcext:value-type="time">
            <text:p>04:18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1.72" calcext:value-type="float">
            <text:p>541.72</text:p>
          </table:table-cell>
          <table:table-cell office:value-type="float" office:value="678.21" calcext:value-type="float">
            <text:p>678.21</text:p>
          </table:table-cell>
        </table:table-row>
        <table:table-row table:style-name="ro1">
          <table:table-cell office:value-type="float" office:value="15535683" calcext:value-type="float">
            <text:p>15535683</text:p>
          </table:table-cell>
          <table:table-cell table:formula="of:=[.A973]/1000/(60*60*24)" office:value-type="time" office:time-value="PT04H18M55.683S" calcext:value-type="time">
            <text:p>04:18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2.26" calcext:value-type="float">
            <text:p>542.26</text:p>
          </table:table-cell>
          <table:table-cell office:value-type="float" office:value="678.87" calcext:value-type="float">
            <text:p>678.87</text:p>
          </table:table-cell>
        </table:table-row>
        <table:table-row table:style-name="ro1">
          <table:table-cell office:value-type="float" office:value="15551683" calcext:value-type="float">
            <text:p>15551683</text:p>
          </table:table-cell>
          <table:table-cell table:formula="of:=[.A974]/1000/(60*60*24)" office:value-type="time" office:time-value="PT04H19M11.683S" calcext:value-type="time">
            <text:p>04:19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2.8" calcext:value-type="float">
            <text:p>542.8</text:p>
          </table:table-cell>
          <table:table-cell office:value-type="float" office:value="679.52" calcext:value-type="float">
            <text:p>679.52</text:p>
          </table:table-cell>
        </table:table-row>
        <table:table-row table:style-name="ro1">
          <table:table-cell office:value-type="float" office:value="15567683" calcext:value-type="float">
            <text:p>15567683</text:p>
          </table:table-cell>
          <table:table-cell table:formula="of:=[.A975]/1000/(60*60*24)" office:value-type="time" office:time-value="PT04H19M27.683S" calcext:value-type="time">
            <text:p>04:19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3.34" calcext:value-type="float">
            <text:p>543.34</text:p>
          </table:table-cell>
          <table:table-cell office:value-type="float" office:value="680.18" calcext:value-type="float">
            <text:p>680.18</text:p>
          </table:table-cell>
        </table:table-row>
        <table:table-row table:style-name="ro1">
          <table:table-cell office:value-type="float" office:value="15583683" calcext:value-type="float">
            <text:p>15583683</text:p>
          </table:table-cell>
          <table:table-cell table:formula="of:=[.A976]/1000/(60*60*24)" office:value-type="time" office:time-value="PT04H19M43.683S" calcext:value-type="time">
            <text:p>04:19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3.89" calcext:value-type="float">
            <text:p>543.89</text:p>
          </table:table-cell>
          <table:table-cell office:value-type="float" office:value="680.84" calcext:value-type="float">
            <text:p>680.84</text:p>
          </table:table-cell>
        </table:table-row>
        <table:table-row table:style-name="ro1">
          <table:table-cell office:value-type="float" office:value="15599683" calcext:value-type="float">
            <text:p>15599683</text:p>
          </table:table-cell>
          <table:table-cell table:formula="of:=[.A977]/1000/(60*60*24)" office:value-type="time" office:time-value="PT04H19M59.683S" calcext:value-type="time">
            <text:p>04:20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4.43" calcext:value-type="float">
            <text:p>544.43</text:p>
          </table:table-cell>
          <table:table-cell office:value-type="float" office:value="681.49" calcext:value-type="float">
            <text:p>681.49</text:p>
          </table:table-cell>
        </table:table-row>
        <table:table-row table:style-name="ro1">
          <table:table-cell office:value-type="float" office:value="15615683" calcext:value-type="float">
            <text:p>15615683</text:p>
          </table:table-cell>
          <table:table-cell table:formula="of:=[.A978]/1000/(60*60*24)" office:value-type="time" office:time-value="PT04H20M15.683S" calcext:value-type="time">
            <text:p>04:20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4.97" calcext:value-type="float">
            <text:p>544.97</text:p>
          </table:table-cell>
          <table:table-cell office:value-type="float" office:value="682.15" calcext:value-type="float">
            <text:p>682.15</text:p>
          </table:table-cell>
        </table:table-row>
        <table:table-row table:style-name="ro1">
          <table:table-cell office:value-type="float" office:value="15631683" calcext:value-type="float">
            <text:p>15631683</text:p>
          </table:table-cell>
          <table:table-cell table:formula="of:=[.A979]/1000/(60*60*24)" office:value-type="time" office:time-value="PT04H20M31.683S" calcext:value-type="time">
            <text:p>04:20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45.51" calcext:value-type="float">
            <text:p>545.51</text:p>
          </table:table-cell>
          <table:table-cell office:value-type="float" office:value="682.8" calcext:value-type="float">
            <text:p>682.8</text:p>
          </table:table-cell>
        </table:table-row>
        <table:table-row table:style-name="ro1">
          <table:table-cell office:value-type="float" office:value="15647683" calcext:value-type="float">
            <text:p>15647683</text:p>
          </table:table-cell>
          <table:table-cell table:formula="of:=[.A980]/1000/(60*60*24)" office:value-type="time" office:time-value="PT04H20M47.683S" calcext:value-type="time">
            <text:p>04:20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46.05" calcext:value-type="float">
            <text:p>546.05</text:p>
          </table:table-cell>
          <table:table-cell office:value-type="float" office:value="683.46" calcext:value-type="float">
            <text:p>683.46</text:p>
          </table:table-cell>
        </table:table-row>
        <table:table-row table:style-name="ro1">
          <table:table-cell office:value-type="float" office:value="15663683" calcext:value-type="float">
            <text:p>15663683</text:p>
          </table:table-cell>
          <table:table-cell table:formula="of:=[.A981]/1000/(60*60*24)" office:value-type="time" office:time-value="PT04H21M03.683S" calcext:value-type="time">
            <text:p>04:21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46.59" calcext:value-type="float">
            <text:p>546.59</text:p>
          </table:table-cell>
          <table:table-cell office:value-type="float" office:value="684.12" calcext:value-type="float">
            <text:p>684.12</text:p>
          </table:table-cell>
        </table:table-row>
        <table:table-row table:style-name="ro1">
          <table:table-cell office:value-type="float" office:value="15679683" calcext:value-type="float">
            <text:p>15679683</text:p>
          </table:table-cell>
          <table:table-cell table:formula="of:=[.A982]/1000/(60*60*24)" office:value-type="time" office:time-value="PT04H21M19.683S" calcext:value-type="time">
            <text:p>04:21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7.13" calcext:value-type="float">
            <text:p>547.13</text:p>
          </table:table-cell>
          <table:table-cell office:value-type="float" office:value="684.77" calcext:value-type="float">
            <text:p>684.77</text:p>
          </table:table-cell>
        </table:table-row>
        <table:table-row table:style-name="ro1">
          <table:table-cell office:value-type="float" office:value="15695683" calcext:value-type="float">
            <text:p>15695683</text:p>
          </table:table-cell>
          <table:table-cell table:formula="of:=[.A983]/1000/(60*60*24)" office:value-type="time" office:time-value="PT04H21M35.683S" calcext:value-type="time">
            <text:p>04:21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547.68" calcext:value-type="float">
            <text:p>547.68</text:p>
          </table:table-cell>
          <table:table-cell office:value-type="float" office:value="685.43" calcext:value-type="float">
            <text:p>685.43</text:p>
          </table:table-cell>
        </table:table-row>
        <table:table-row table:style-name="ro1">
          <table:table-cell office:value-type="float" office:value="15711683" calcext:value-type="float">
            <text:p>15711683</text:p>
          </table:table-cell>
          <table:table-cell table:formula="of:=[.A984]/1000/(60*60*24)" office:value-type="time" office:time-value="PT04H21M51.683S" calcext:value-type="time">
            <text:p>04:21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48.22" calcext:value-type="float">
            <text:p>548.22</text:p>
          </table:table-cell>
          <table:table-cell office:value-type="float" office:value="686.09" calcext:value-type="float">
            <text:p>686.09</text:p>
          </table:table-cell>
        </table:table-row>
        <table:table-row table:style-name="ro1">
          <table:table-cell office:value-type="float" office:value="15727683" calcext:value-type="float">
            <text:p>15727683</text:p>
          </table:table-cell>
          <table:table-cell table:formula="of:=[.A985]/1000/(60*60*24)" office:value-type="time" office:time-value="PT04H22M07.683S" calcext:value-type="time">
            <text:p>04:22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48.76" calcext:value-type="float">
            <text:p>548.76</text:p>
          </table:table-cell>
          <table:table-cell office:value-type="float" office:value="686.74" calcext:value-type="float">
            <text:p>686.74</text:p>
          </table:table-cell>
        </table:table-row>
        <table:table-row table:style-name="ro1">
          <table:table-cell office:value-type="float" office:value="15743683" calcext:value-type="float">
            <text:p>15743683</text:p>
          </table:table-cell>
          <table:table-cell table:formula="of:=[.A986]/1000/(60*60*24)" office:value-type="time" office:time-value="PT04H22M23.683S" calcext:value-type="time">
            <text:p>04:22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49.3" calcext:value-type="float">
            <text:p>549.3</text:p>
          </table:table-cell>
          <table:table-cell office:value-type="float" office:value="687.4" calcext:value-type="float">
            <text:p>687.4</text:p>
          </table:table-cell>
        </table:table-row>
        <table:table-row table:style-name="ro1">
          <table:table-cell office:value-type="float" office:value="15759683" calcext:value-type="float">
            <text:p>15759683</text:p>
          </table:table-cell>
          <table:table-cell table:formula="of:=[.A987]/1000/(60*60*24)" office:value-type="time" office:time-value="PT04H22M39.683S" calcext:value-type="time">
            <text:p>04:22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49.84" calcext:value-type="float">
            <text:p>549.84</text:p>
          </table:table-cell>
          <table:table-cell office:value-type="float" office:value="688.05" calcext:value-type="float">
            <text:p>688.05</text:p>
          </table:table-cell>
        </table:table-row>
        <table:table-row table:style-name="ro1">
          <table:table-cell office:value-type="float" office:value="15775683" calcext:value-type="float">
            <text:p>15775683</text:p>
          </table:table-cell>
          <table:table-cell table:formula="of:=[.A988]/1000/(60*60*24)" office:value-type="time" office:time-value="PT04H22M55.683S" calcext:value-type="time">
            <text:p>04:22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0.38" calcext:value-type="float">
            <text:p>550.38</text:p>
          </table:table-cell>
          <table:table-cell office:value-type="float" office:value="688.71" calcext:value-type="float">
            <text:p>688.71</text:p>
          </table:table-cell>
        </table:table-row>
        <table:table-row table:style-name="ro1">
          <table:table-cell office:value-type="float" office:value="15791683" calcext:value-type="float">
            <text:p>15791683</text:p>
          </table:table-cell>
          <table:table-cell table:formula="of:=[.A989]/1000/(60*60*24)" office:value-type="time" office:time-value="PT04H23M11.683S" calcext:value-type="time">
            <text:p>04:23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0.92" calcext:value-type="float">
            <text:p>550.92</text:p>
          </table:table-cell>
          <table:table-cell office:value-type="float" office:value="689.37" calcext:value-type="float">
            <text:p>689.37</text:p>
          </table:table-cell>
        </table:table-row>
        <table:table-row table:style-name="ro1">
          <table:table-cell office:value-type="float" office:value="15807683" calcext:value-type="float">
            <text:p>15807683</text:p>
          </table:table-cell>
          <table:table-cell table:formula="of:=[.A990]/1000/(60*60*24)" office:value-type="time" office:time-value="PT04H23M27.683S" calcext:value-type="time">
            <text:p>04:23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1.47" calcext:value-type="float">
            <text:p>551.47</text:p>
          </table:table-cell>
          <table:table-cell office:value-type="float" office:value="690.02" calcext:value-type="float">
            <text:p>690.02</text:p>
          </table:table-cell>
        </table:table-row>
        <table:table-row table:style-name="ro1">
          <table:table-cell office:value-type="float" office:value="15823683" calcext:value-type="float">
            <text:p>15823683</text:p>
          </table:table-cell>
          <table:table-cell table:formula="of:=[.A991]/1000/(60*60*24)" office:value-type="time" office:time-value="PT04H23M43.683S" calcext:value-type="time">
            <text:p>04:23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2.01" calcext:value-type="float">
            <text:p>552.01</text:p>
          </table:table-cell>
          <table:table-cell office:value-type="float" office:value="690.68" calcext:value-type="float">
            <text:p>690.68</text:p>
          </table:table-cell>
        </table:table-row>
        <table:table-row table:style-name="ro1">
          <table:table-cell office:value-type="float" office:value="15839683" calcext:value-type="float">
            <text:p>15839683</text:p>
          </table:table-cell>
          <table:table-cell table:formula="of:=[.A992]/1000/(60*60*24)" office:value-type="time" office:time-value="PT04H23M59.683S" calcext:value-type="time">
            <text:p>04:24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552.55" calcext:value-type="float">
            <text:p>552.55</text:p>
          </table:table-cell>
          <table:table-cell office:value-type="float" office:value="691.34" calcext:value-type="float">
            <text:p>691.34</text:p>
          </table:table-cell>
        </table:table-row>
        <table:table-row table:style-name="ro1">
          <table:table-cell office:value-type="float" office:value="15855683" calcext:value-type="float">
            <text:p>15855683</text:p>
          </table:table-cell>
          <table:table-cell table:formula="of:=[.A993]/1000/(60*60*24)" office:value-type="time" office:time-value="PT04H24M15.683S" calcext:value-type="time">
            <text:p>04:24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53.09" calcext:value-type="float">
            <text:p>553.09</text:p>
          </table:table-cell>
          <table:table-cell office:value-type="float" office:value="691.99" calcext:value-type="float">
            <text:p>691.99</text:p>
          </table:table-cell>
        </table:table-row>
        <table:table-row table:style-name="ro1">
          <table:table-cell office:value-type="float" office:value="15871683" calcext:value-type="float">
            <text:p>15871683</text:p>
          </table:table-cell>
          <table:table-cell table:formula="of:=[.A994]/1000/(60*60*24)" office:value-type="time" office:time-value="PT04H24M31.683S" calcext:value-type="time">
            <text:p>04:24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3.63" calcext:value-type="float">
            <text:p>553.63</text:p>
          </table:table-cell>
          <table:table-cell office:value-type="float" office:value="692.65" calcext:value-type="float">
            <text:p>692.65</text:p>
          </table:table-cell>
        </table:table-row>
        <table:table-row table:style-name="ro1">
          <table:table-cell office:value-type="float" office:value="15887683" calcext:value-type="float">
            <text:p>15887683</text:p>
          </table:table-cell>
          <table:table-cell table:formula="of:=[.A995]/1000/(60*60*24)" office:value-type="time" office:time-value="PT04H24M47.683S" calcext:value-type="time">
            <text:p>04:24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4.17" calcext:value-type="float">
            <text:p>554.17</text:p>
          </table:table-cell>
          <table:table-cell office:value-type="float" office:value="693.3" calcext:value-type="float">
            <text:p>693.3</text:p>
          </table:table-cell>
        </table:table-row>
        <table:table-row table:style-name="ro1">
          <table:table-cell office:value-type="float" office:value="15903683" calcext:value-type="float">
            <text:p>15903683</text:p>
          </table:table-cell>
          <table:table-cell table:formula="of:=[.A996]/1000/(60*60*24)" office:value-type="time" office:time-value="PT04H25M03.683S" calcext:value-type="time">
            <text:p>04:25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4.71" calcext:value-type="float">
            <text:p>554.71</text:p>
          </table:table-cell>
          <table:table-cell office:value-type="float" office:value="693.96" calcext:value-type="float">
            <text:p>693.96</text:p>
          </table:table-cell>
        </table:table-row>
        <table:table-row table:style-name="ro1">
          <table:table-cell office:value-type="float" office:value="15919683" calcext:value-type="float">
            <text:p>15919683</text:p>
          </table:table-cell>
          <table:table-cell table:formula="of:=[.A997]/1000/(60*60*24)" office:value-type="time" office:time-value="PT04H25M19.683S" calcext:value-type="time">
            <text:p>04:25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5.25" calcext:value-type="float">
            <text:p>555.25</text:p>
          </table:table-cell>
          <table:table-cell office:value-type="float" office:value="694.62" calcext:value-type="float">
            <text:p>694.62</text:p>
          </table:table-cell>
        </table:table-row>
        <table:table-row table:style-name="ro1">
          <table:table-cell office:value-type="float" office:value="15935682" calcext:value-type="float">
            <text:p>15935682</text:p>
          </table:table-cell>
          <table:table-cell table:formula="of:=[.A998]/1000/(60*60*24)" office:value-type="time" office:time-value="PT04H25M35.682S" calcext:value-type="time">
            <text:p>04:25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5.8" calcext:value-type="float">
            <text:p>555.8</text:p>
          </table:table-cell>
          <table:table-cell office:value-type="float" office:value="695.27" calcext:value-type="float">
            <text:p>695.27</text:p>
          </table:table-cell>
        </table:table-row>
        <table:table-row table:style-name="ro1">
          <table:table-cell office:value-type="float" office:value="15951683" calcext:value-type="float">
            <text:p>15951683</text:p>
          </table:table-cell>
          <table:table-cell table:formula="of:=[.A999]/1000/(60*60*24)" office:value-type="time" office:time-value="PT04H25M51.683S" calcext:value-type="time">
            <text:p>04:25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56.34" calcext:value-type="float">
            <text:p>556.34</text:p>
          </table:table-cell>
          <table:table-cell office:value-type="float" office:value="695.93" calcext:value-type="float">
            <text:p>695.93</text:p>
          </table:table-cell>
        </table:table-row>
        <table:table-row table:style-name="ro1">
          <table:table-cell office:value-type="float" office:value="15967683" calcext:value-type="float">
            <text:p>15967683</text:p>
          </table:table-cell>
          <table:table-cell table:formula="of:=[.A1000]/1000/(60*60*24)" office:value-type="time" office:time-value="PT04H26M07.683S" calcext:value-type="time">
            <text:p>04:26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6.88" calcext:value-type="float">
            <text:p>556.88</text:p>
          </table:table-cell>
          <table:table-cell office:value-type="float" office:value="696.58" calcext:value-type="float">
            <text:p>696.58</text:p>
          </table:table-cell>
        </table:table-row>
        <table:table-row table:style-name="ro1">
          <table:table-cell office:value-type="float" office:value="15983683" calcext:value-type="float">
            <text:p>15983683</text:p>
          </table:table-cell>
          <table:table-cell table:formula="of:=[.A1001]/1000/(60*60*24)" office:value-type="time" office:time-value="PT04H26M23.683S" calcext:value-type="time">
            <text:p>04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7.42" calcext:value-type="float">
            <text:p>557.42</text:p>
          </table:table-cell>
          <table:table-cell office:value-type="float" office:value="697.24" calcext:value-type="float">
            <text:p>697.24</text:p>
          </table:table-cell>
        </table:table-row>
        <table:table-row table:style-name="ro1">
          <table:table-cell office:value-type="float" office:value="15999683" calcext:value-type="float">
            <text:p>15999683</text:p>
          </table:table-cell>
          <table:table-cell table:formula="of:=[.A1002]/1000/(60*60*24)" office:value-type="time" office:time-value="PT04H26M39.683S" calcext:value-type="time">
            <text:p>04:26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7.96" calcext:value-type="float">
            <text:p>557.96</text:p>
          </table:table-cell>
          <table:table-cell office:value-type="float" office:value="697.9" calcext:value-type="float">
            <text:p>697.9</text:p>
          </table:table-cell>
        </table:table-row>
        <table:table-row table:style-name="ro1">
          <table:table-cell office:value-type="float" office:value="16015683" calcext:value-type="float">
            <text:p>16015683</text:p>
          </table:table-cell>
          <table:table-cell table:formula="of:=[.A1003]/1000/(60*60*24)" office:value-type="time" office:time-value="PT04H26M55.683S" calcext:value-type="time">
            <text:p>04:26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8.5" calcext:value-type="float">
            <text:p>558.5</text:p>
          </table:table-cell>
          <table:table-cell office:value-type="float" office:value="698.55" calcext:value-type="float">
            <text:p>698.55</text:p>
          </table:table-cell>
        </table:table-row>
        <table:table-row table:style-name="ro1">
          <table:table-cell office:value-type="float" office:value="16031683" calcext:value-type="float">
            <text:p>16031683</text:p>
          </table:table-cell>
          <table:table-cell table:formula="of:=[.A1004]/1000/(60*60*24)" office:value-type="time" office:time-value="PT04H27M11.683S" calcext:value-type="time">
            <text:p>04:27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9.04" calcext:value-type="float">
            <text:p>559.04</text:p>
          </table:table-cell>
          <table:table-cell office:value-type="float" office:value="699.21" calcext:value-type="float">
            <text:p>699.21</text:p>
          </table:table-cell>
        </table:table-row>
        <table:table-row table:style-name="ro1">
          <table:table-cell office:value-type="float" office:value="16047683" calcext:value-type="float">
            <text:p>16047683</text:p>
          </table:table-cell>
          <table:table-cell table:formula="of:=[.A1005]/1000/(60*60*24)" office:value-type="time" office:time-value="PT04H27M27.683S" calcext:value-type="time">
            <text:p>04:27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59.58" calcext:value-type="float">
            <text:p>559.58</text:p>
          </table:table-cell>
          <table:table-cell office:value-type="float" office:value="699.86" calcext:value-type="float">
            <text:p>699.86</text:p>
          </table:table-cell>
        </table:table-row>
        <table:table-row table:style-name="ro1">
          <table:table-cell office:value-type="float" office:value="16063682" calcext:value-type="float">
            <text:p>16063682</text:p>
          </table:table-cell>
          <table:table-cell table:formula="of:=[.A1006]/1000/(60*60*24)" office:value-type="time" office:time-value="PT04H27M43.682S" calcext:value-type="time">
            <text:p>04:27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0.12" calcext:value-type="float">
            <text:p>560.12</text:p>
          </table:table-cell>
          <table:table-cell office:value-type="float" office:value="700.52" calcext:value-type="float">
            <text:p>700.52</text:p>
          </table:table-cell>
        </table:table-row>
        <table:table-row table:style-name="ro1">
          <table:table-cell office:value-type="float" office:value="16079683" calcext:value-type="float">
            <text:p>16079683</text:p>
          </table:table-cell>
          <table:table-cell table:formula="of:=[.A1007]/1000/(60*60*24)" office:value-type="time" office:time-value="PT04H27M59.683S" calcext:value-type="time">
            <text:p>04:28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0.67" calcext:value-type="float">
            <text:p>560.67</text:p>
          </table:table-cell>
          <table:table-cell office:value-type="float" office:value="701.17" calcext:value-type="float">
            <text:p>701.17</text:p>
          </table:table-cell>
        </table:table-row>
        <table:table-row table:style-name="ro1">
          <table:table-cell office:value-type="float" office:value="16095683" calcext:value-type="float">
            <text:p>16095683</text:p>
          </table:table-cell>
          <table:table-cell table:formula="of:=[.A1008]/1000/(60*60*24)" office:value-type="time" office:time-value="PT04H28M15.683S" calcext:value-type="time">
            <text:p>04:28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61.21" calcext:value-type="float">
            <text:p>561.21</text:p>
          </table:table-cell>
          <table:table-cell office:value-type="float" office:value="701.83" calcext:value-type="float">
            <text:p>701.83</text:p>
          </table:table-cell>
        </table:table-row>
        <table:table-row table:style-name="ro1">
          <table:table-cell office:value-type="float" office:value="16111683" calcext:value-type="float">
            <text:p>16111683</text:p>
          </table:table-cell>
          <table:table-cell table:formula="of:=[.A1009]/1000/(60*60*24)" office:value-type="time" office:time-value="PT04H28M31.683S" calcext:value-type="time">
            <text:p>04:28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61.75" calcext:value-type="float">
            <text:p>561.75</text:p>
          </table:table-cell>
          <table:table-cell office:value-type="float" office:value="702.48" calcext:value-type="float">
            <text:p>702.48</text:p>
          </table:table-cell>
        </table:table-row>
        <table:table-row table:style-name="ro1">
          <table:table-cell office:value-type="float" office:value="16127683" calcext:value-type="float">
            <text:p>16127683</text:p>
          </table:table-cell>
          <table:table-cell table:formula="of:=[.A1010]/1000/(60*60*24)" office:value-type="time" office:time-value="PT04H28M47.683S" calcext:value-type="time">
            <text:p>04:28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62.29" calcext:value-type="float">
            <text:p>562.29</text:p>
          </table:table-cell>
          <table:table-cell office:value-type="float" office:value="703.14" calcext:value-type="float">
            <text:p>703.14</text:p>
          </table:table-cell>
        </table:table-row>
        <table:table-row table:style-name="ro1">
          <table:table-cell office:value-type="float" office:value="16143683" calcext:value-type="float">
            <text:p>16143683</text:p>
          </table:table-cell>
          <table:table-cell table:formula="of:=[.A1011]/1000/(60*60*24)" office:value-type="time" office:time-value="PT04H29M03.683S" calcext:value-type="time">
            <text:p>04:29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2.83" calcext:value-type="float">
            <text:p>562.83</text:p>
          </table:table-cell>
          <table:table-cell office:value-type="float" office:value="703.79" calcext:value-type="float">
            <text:p>703.79</text:p>
          </table:table-cell>
        </table:table-row>
        <table:table-row table:style-name="ro1">
          <table:table-cell office:value-type="float" office:value="16159683" calcext:value-type="float">
            <text:p>16159683</text:p>
          </table:table-cell>
          <table:table-cell table:formula="of:=[.A1012]/1000/(60*60*24)" office:value-type="time" office:time-value="PT04H29M19.683S" calcext:value-type="time">
            <text:p>04:29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63.37" calcext:value-type="float">
            <text:p>563.37</text:p>
          </table:table-cell>
          <table:table-cell office:value-type="float" office:value="704.45" calcext:value-type="float">
            <text:p>704.45</text:p>
          </table:table-cell>
        </table:table-row>
        <table:table-row table:style-name="ro1">
          <table:table-cell office:value-type="float" office:value="16175683" calcext:value-type="float">
            <text:p>16175683</text:p>
          </table:table-cell>
          <table:table-cell table:formula="of:=[.A1013]/1000/(60*60*24)" office:value-type="time" office:time-value="PT04H29M35.683S" calcext:value-type="time">
            <text:p>04:29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4" calcext:value-type="float">
            <text:p>147.04</text:p>
          </table:table-cell>
          <table:table-cell office:value-type="float" office:value="563.91" calcext:value-type="float">
            <text:p>563.91</text:p>
          </table:table-cell>
          <table:table-cell office:value-type="float" office:value="705.1" calcext:value-type="float">
            <text:p>705.1</text:p>
          </table:table-cell>
        </table:table-row>
        <table:table-row table:style-name="ro1">
          <table:table-cell office:value-type="float" office:value="16191683" calcext:value-type="float">
            <text:p>16191683</text:p>
          </table:table-cell>
          <table:table-cell table:formula="of:=[.A1014]/1000/(60*60*24)" office:value-type="time" office:time-value="PT04H29M51.683S" calcext:value-type="time">
            <text:p>04:29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4.45" calcext:value-type="float">
            <text:p>564.45</text:p>
          </table:table-cell>
          <table:table-cell office:value-type="float" office:value="705.76" calcext:value-type="float">
            <text:p>705.76</text:p>
          </table:table-cell>
        </table:table-row>
        <table:table-row table:style-name="ro1">
          <table:table-cell office:value-type="float" office:value="16207683" calcext:value-type="float">
            <text:p>16207683</text:p>
          </table:table-cell>
          <table:table-cell table:formula="of:=[.A1015]/1000/(60*60*24)" office:value-type="time" office:time-value="PT04H30M07.683S" calcext:value-type="time">
            <text:p>04:30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4.99" calcext:value-type="float">
            <text:p>564.99</text:p>
          </table:table-cell>
          <table:table-cell office:value-type="float" office:value="706.41" calcext:value-type="float">
            <text:p>706.41</text:p>
          </table:table-cell>
        </table:table-row>
        <table:table-row table:style-name="ro1">
          <table:table-cell office:value-type="float" office:value="16223683" calcext:value-type="float">
            <text:p>16223683</text:p>
          </table:table-cell>
          <table:table-cell table:formula="of:=[.A1016]/1000/(60*60*24)" office:value-type="time" office:time-value="PT04H30M23.683S" calcext:value-type="time">
            <text:p>04:30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5.53" calcext:value-type="float">
            <text:p>565.53</text:p>
          </table:table-cell>
          <table:table-cell office:value-type="float" office:value="707.07" calcext:value-type="float">
            <text:p>707.07</text:p>
          </table:table-cell>
        </table:table-row>
        <table:table-row table:style-name="ro1">
          <table:table-cell office:value-type="float" office:value="16239683" calcext:value-type="float">
            <text:p>16239683</text:p>
          </table:table-cell>
          <table:table-cell table:formula="of:=[.A1017]/1000/(60*60*24)" office:value-type="time" office:time-value="PT04H30M39.683S" calcext:value-type="time">
            <text:p>04:30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566.08" calcext:value-type="float">
            <text:p>566.08</text:p>
          </table:table-cell>
          <table:table-cell office:value-type="float" office:value="707.72" calcext:value-type="float">
            <text:p>707.72</text:p>
          </table:table-cell>
        </table:table-row>
        <table:table-row table:style-name="ro1">
          <table:table-cell office:value-type="float" office:value="16255683" calcext:value-type="float">
            <text:p>16255683</text:p>
          </table:table-cell>
          <table:table-cell table:formula="of:=[.A1018]/1000/(60*60*24)" office:value-type="time" office:time-value="PT04H30M55.683S" calcext:value-type="time">
            <text:p>04:30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66.62" calcext:value-type="float">
            <text:p>566.62</text:p>
          </table:table-cell>
          <table:table-cell office:value-type="float" office:value="708.38" calcext:value-type="float">
            <text:p>708.38</text:p>
          </table:table-cell>
        </table:table-row>
        <table:table-row table:style-name="ro1">
          <table:table-cell office:value-type="float" office:value="16271683" calcext:value-type="float">
            <text:p>16271683</text:p>
          </table:table-cell>
          <table:table-cell table:formula="of:=[.A1019]/1000/(60*60*24)" office:value-type="time" office:time-value="PT04H31M11.683S" calcext:value-type="time">
            <text:p>04:31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7.16" calcext:value-type="float">
            <text:p>567.16</text:p>
          </table:table-cell>
          <table:table-cell office:value-type="float" office:value="709.03" calcext:value-type="float">
            <text:p>709.03</text:p>
          </table:table-cell>
        </table:table-row>
        <table:table-row table:style-name="ro1">
          <table:table-cell office:value-type="float" office:value="16287683" calcext:value-type="float">
            <text:p>16287683</text:p>
          </table:table-cell>
          <table:table-cell table:formula="of:=[.A1020]/1000/(60*60*24)" office:value-type="time" office:time-value="PT04H31M27.683S" calcext:value-type="time">
            <text:p>04:31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567.7" calcext:value-type="float">
            <text:p>567.7</text:p>
          </table:table-cell>
          <table:table-cell office:value-type="float" office:value="709.69" calcext:value-type="float">
            <text:p>709.69</text:p>
          </table:table-cell>
        </table:table-row>
        <table:table-row table:style-name="ro1">
          <table:table-cell office:value-type="float" office:value="16303683" calcext:value-type="float">
            <text:p>16303683</text:p>
          </table:table-cell>
          <table:table-cell table:formula="of:=[.A1021]/1000/(60*60*24)" office:value-type="time" office:time-value="PT04H31M43.683S" calcext:value-type="time">
            <text:p>04:31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68.24" calcext:value-type="float">
            <text:p>568.24</text:p>
          </table:table-cell>
          <table:table-cell office:value-type="float" office:value="710.34" calcext:value-type="float">
            <text:p>710.34</text:p>
          </table:table-cell>
        </table:table-row>
        <table:table-row table:style-name="ro1">
          <table:table-cell office:value-type="float" office:value="16319683" calcext:value-type="float">
            <text:p>16319683</text:p>
          </table:table-cell>
          <table:table-cell table:formula="of:=[.A1022]/1000/(60*60*24)" office:value-type="time" office:time-value="PT04H31M59.683S" calcext:value-type="time">
            <text:p>04:32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68.78" calcext:value-type="float">
            <text:p>568.7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6335683" calcext:value-type="float">
            <text:p>16335683</text:p>
          </table:table-cell>
          <table:table-cell table:formula="of:=[.A1023]/1000/(60*60*24)" office:value-type="time" office:time-value="PT04H32M15.683S" calcext:value-type="time">
            <text:p>04:32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69.32" calcext:value-type="float">
            <text:p>569.32</text:p>
          </table:table-cell>
          <table:table-cell office:value-type="float" office:value="711.65" calcext:value-type="float">
            <text:p>711.65</text:p>
          </table:table-cell>
        </table:table-row>
        <table:table-row table:style-name="ro1">
          <table:table-cell office:value-type="float" office:value="16351683" calcext:value-type="float">
            <text:p>16351683</text:p>
          </table:table-cell>
          <table:table-cell table:formula="of:=[.A1024]/1000/(60*60*24)" office:value-type="time" office:time-value="PT04H32M31.683S" calcext:value-type="time">
            <text:p>04:32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69.86" calcext:value-type="float">
            <text:p>569.86</text:p>
          </table:table-cell>
          <table:table-cell office:value-type="float" office:value="712.3" calcext:value-type="float">
            <text:p>712.3</text:p>
          </table:table-cell>
        </table:table-row>
        <table:table-row table:style-name="ro1">
          <table:table-cell office:value-type="float" office:value="16367683" calcext:value-type="float">
            <text:p>16367683</text:p>
          </table:table-cell>
          <table:table-cell table:formula="of:=[.A1025]/1000/(60*60*24)" office:value-type="time" office:time-value="PT04H32M47.683S" calcext:value-type="time">
            <text:p>04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70.4" calcext:value-type="float">
            <text:p>570.4</text:p>
          </table:table-cell>
          <table:table-cell office:value-type="float" office:value="712.96" calcext:value-type="float">
            <text:p>712.96</text:p>
          </table:table-cell>
        </table:table-row>
        <table:table-row table:style-name="ro1">
          <table:table-cell office:value-type="float" office:value="16383683" calcext:value-type="float">
            <text:p>16383683</text:p>
          </table:table-cell>
          <table:table-cell table:formula="of:=[.A1026]/1000/(60*60*24)" office:value-type="time" office:time-value="PT04H33M03.683S" calcext:value-type="time">
            <text:p>04:33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70.94" calcext:value-type="float">
            <text:p>570.94</text:p>
          </table:table-cell>
          <table:table-cell office:value-type="float" office:value="713.61" calcext:value-type="float">
            <text:p>713.61</text:p>
          </table:table-cell>
        </table:table-row>
        <table:table-row table:style-name="ro1">
          <table:table-cell office:value-type="float" office:value="16399683" calcext:value-type="float">
            <text:p>16399683</text:p>
          </table:table-cell>
          <table:table-cell table:formula="of:=[.A1027]/1000/(60*60*24)" office:value-type="time" office:time-value="PT04H33M19.683S" calcext:value-type="time">
            <text:p>04:33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71.48" calcext:value-type="float">
            <text:p>571.48</text:p>
          </table:table-cell>
          <table:table-cell office:value-type="float" office:value="714.27" calcext:value-type="float">
            <text:p>714.27</text:p>
          </table:table-cell>
        </table:table-row>
        <table:table-row table:style-name="ro1">
          <table:table-cell office:value-type="float" office:value="16415683" calcext:value-type="float">
            <text:p>16415683</text:p>
          </table:table-cell>
          <table:table-cell table:formula="of:=[.A1028]/1000/(60*60*24)" office:value-type="time" office:time-value="PT04H33M35.683S" calcext:value-type="time">
            <text:p>04:33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72.02" calcext:value-type="float">
            <text:p>572.02</text:p>
          </table:table-cell>
          <table:table-cell office:value-type="float" office:value="714.92" calcext:value-type="float">
            <text:p>714.92</text:p>
          </table:table-cell>
        </table:table-row>
        <table:table-row table:style-name="ro1">
          <table:table-cell office:value-type="float" office:value="16431683" calcext:value-type="float">
            <text:p>16431683</text:p>
          </table:table-cell>
          <table:table-cell table:formula="of:=[.A1029]/1000/(60*60*24)" office:value-type="time" office:time-value="PT04H33M51.683S" calcext:value-type="time">
            <text:p>04:33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72.56" calcext:value-type="float">
            <text:p>572.56</text:p>
          </table:table-cell>
          <table:table-cell office:value-type="float" office:value="715.57" calcext:value-type="float">
            <text:p>715.57</text:p>
          </table:table-cell>
        </table:table-row>
        <table:table-row table:style-name="ro1">
          <table:table-cell office:value-type="float" office:value="16447683" calcext:value-type="float">
            <text:p>16447683</text:p>
          </table:table-cell>
          <table:table-cell table:formula="of:=[.A1030]/1000/(60*60*24)" office:value-type="time" office:time-value="PT04H34M07.683S" calcext:value-type="time">
            <text:p>04:34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73.11" calcext:value-type="float">
            <text:p>573.11</text:p>
          </table:table-cell>
          <table:table-cell office:value-type="float" office:value="716.23" calcext:value-type="float">
            <text:p>716.23</text:p>
          </table:table-cell>
        </table:table-row>
        <table:table-row table:style-name="ro1">
          <table:table-cell office:value-type="float" office:value="16463683" calcext:value-type="float">
            <text:p>16463683</text:p>
          </table:table-cell>
          <table:table-cell table:formula="of:=[.A1031]/1000/(60*60*24)" office:value-type="time" office:time-value="PT04H34M23.683S" calcext:value-type="time">
            <text:p>04:34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573.65" calcext:value-type="float">
            <text:p>573.65</text:p>
          </table:table-cell>
          <table:table-cell office:value-type="float" office:value="716.88" calcext:value-type="float">
            <text:p>716.88</text:p>
          </table:table-cell>
        </table:table-row>
        <table:table-row table:style-name="ro1">
          <table:table-cell office:value-type="float" office:value="16479683" calcext:value-type="float">
            <text:p>16479683</text:p>
          </table:table-cell>
          <table:table-cell table:formula="of:=[.A1032]/1000/(60*60*24)" office:value-type="time" office:time-value="PT04H34M39.683S" calcext:value-type="time">
            <text:p>04:34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74.19" calcext:value-type="float">
            <text:p>574.19</text:p>
          </table:table-cell>
          <table:table-cell office:value-type="float" office:value="717.54" calcext:value-type="float">
            <text:p>717.54</text:p>
          </table:table-cell>
        </table:table-row>
        <table:table-row table:style-name="ro1">
          <table:table-cell office:value-type="float" office:value="16495683" calcext:value-type="float">
            <text:p>16495683</text:p>
          </table:table-cell>
          <table:table-cell table:formula="of:=[.A1033]/1000/(60*60*24)" office:value-type="time" office:time-value="PT04H34M55.683S" calcext:value-type="time">
            <text:p>04:34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74.73" calcext:value-type="float">
            <text:p>574.73</text:p>
          </table:table-cell>
          <table:table-cell office:value-type="float" office:value="718.19" calcext:value-type="float">
            <text:p>718.19</text:p>
          </table:table-cell>
        </table:table-row>
        <table:table-row table:style-name="ro1">
          <table:table-cell office:value-type="float" office:value="16511683" calcext:value-type="float">
            <text:p>16511683</text:p>
          </table:table-cell>
          <table:table-cell table:formula="of:=[.A1034]/1000/(60*60*24)" office:value-type="time" office:time-value="PT04H35M11.683S" calcext:value-type="time">
            <text:p>04:35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75.27" calcext:value-type="float">
            <text:p>575.27</text:p>
          </table:table-cell>
          <table:table-cell office:value-type="float" office:value="718.84" calcext:value-type="float">
            <text:p>718.84</text:p>
          </table:table-cell>
        </table:table-row>
        <table:table-row table:style-name="ro1">
          <table:table-cell office:value-type="float" office:value="16527683" calcext:value-type="float">
            <text:p>16527683</text:p>
          </table:table-cell>
          <table:table-cell table:formula="of:=[.A1035]/1000/(60*60*24)" office:value-type="time" office:time-value="PT04H35M27.683S" calcext:value-type="time">
            <text:p>04:35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75.81" calcext:value-type="float">
            <text:p>575.81</text:p>
          </table:table-cell>
          <table:table-cell office:value-type="float" office:value="719.5" calcext:value-type="float">
            <text:p>719.5</text:p>
          </table:table-cell>
        </table:table-row>
        <table:table-row table:style-name="ro1">
          <table:table-cell office:value-type="float" office:value="16543683" calcext:value-type="float">
            <text:p>16543683</text:p>
          </table:table-cell>
          <table:table-cell table:formula="of:=[.A1036]/1000/(60*60*24)" office:value-type="time" office:time-value="PT04H35M43.683S" calcext:value-type="time">
            <text:p>04:35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76.35" calcext:value-type="float">
            <text:p>576.35</text:p>
          </table:table-cell>
          <table:table-cell office:value-type="float" office:value="720.15" calcext:value-type="float">
            <text:p>720.15</text:p>
          </table:table-cell>
        </table:table-row>
        <table:table-row table:style-name="ro1">
          <table:table-cell office:value-type="float" office:value="16559683" calcext:value-type="float">
            <text:p>16559683</text:p>
          </table:table-cell>
          <table:table-cell table:formula="of:=[.A1037]/1000/(60*60*24)" office:value-type="time" office:time-value="PT04H35M59.683S" calcext:value-type="time">
            <text:p>04:36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76.89" calcext:value-type="float">
            <text:p>576.89</text:p>
          </table:table-cell>
          <table:table-cell office:value-type="float" office:value="720.8" calcext:value-type="float">
            <text:p>720.8</text:p>
          </table:table-cell>
        </table:table-row>
        <table:table-row table:style-name="ro1">
          <table:table-cell office:value-type="float" office:value="16575683" calcext:value-type="float">
            <text:p>16575683</text:p>
          </table:table-cell>
          <table:table-cell table:formula="of:=[.A1038]/1000/(60*60*24)" office:value-type="time" office:time-value="PT04H36M15.683S" calcext:value-type="time">
            <text:p>04:36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77.43" calcext:value-type="float">
            <text:p>577.43</text:p>
          </table:table-cell>
          <table:table-cell office:value-type="float" office:value="721.46" calcext:value-type="float">
            <text:p>721.46</text:p>
          </table:table-cell>
        </table:table-row>
        <table:table-row table:style-name="ro1">
          <table:table-cell office:value-type="float" office:value="16591683" calcext:value-type="float">
            <text:p>16591683</text:p>
          </table:table-cell>
          <table:table-cell table:formula="of:=[.A1039]/1000/(60*60*24)" office:value-type="time" office:time-value="PT04H36M31.683S" calcext:value-type="time">
            <text:p>04:36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77.97" calcext:value-type="float">
            <text:p>577.97</text:p>
          </table:table-cell>
          <table:table-cell office:value-type="float" office:value="722.11" calcext:value-type="float">
            <text:p>722.11</text:p>
          </table:table-cell>
        </table:table-row>
        <table:table-row table:style-name="ro1">
          <table:table-cell office:value-type="float" office:value="16607683" calcext:value-type="float">
            <text:p>16607683</text:p>
          </table:table-cell>
          <table:table-cell table:formula="of:=[.A1040]/1000/(60*60*24)" office:value-type="time" office:time-value="PT04H36M47.683S" calcext:value-type="time">
            <text:p>04:36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78.51" calcext:value-type="float">
            <text:p>578.51</text:p>
          </table:table-cell>
          <table:table-cell office:value-type="float" office:value="722.76" calcext:value-type="float">
            <text:p>722.76</text:p>
          </table:table-cell>
        </table:table-row>
        <table:table-row table:style-name="ro1">
          <table:table-cell office:value-type="float" office:value="16623683" calcext:value-type="float">
            <text:p>16623683</text:p>
          </table:table-cell>
          <table:table-cell table:formula="of:=[.A1041]/1000/(60*60*24)" office:value-type="time" office:time-value="PT04H37M03.683S" calcext:value-type="time">
            <text:p>04:37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579.05" calcext:value-type="float">
            <text:p>579.05</text:p>
          </table:table-cell>
          <table:table-cell office:value-type="float" office:value="723.42" calcext:value-type="float">
            <text:p>723.42</text:p>
          </table:table-cell>
        </table:table-row>
        <table:table-row table:style-name="ro1">
          <table:table-cell office:value-type="float" office:value="16639683" calcext:value-type="float">
            <text:p>16639683</text:p>
          </table:table-cell>
          <table:table-cell table:formula="of:=[.A1042]/1000/(60*60*24)" office:value-type="time" office:time-value="PT04H37M19.683S" calcext:value-type="time">
            <text:p>04:37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79.59" calcext:value-type="float">
            <text:p>579.59</text:p>
          </table:table-cell>
          <table:table-cell office:value-type="float" office:value="724.07" calcext:value-type="float">
            <text:p>724.07</text:p>
          </table:table-cell>
        </table:table-row>
        <table:table-row table:style-name="ro1">
          <table:table-cell office:value-type="float" office:value="16655683" calcext:value-type="float">
            <text:p>16655683</text:p>
          </table:table-cell>
          <table:table-cell table:formula="of:=[.A1043]/1000/(60*60*24)" office:value-type="time" office:time-value="PT04H37M35.683S" calcext:value-type="time">
            <text:p>04:37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0.13" calcext:value-type="float">
            <text:p>580.13</text:p>
          </table:table-cell>
          <table:table-cell office:value-type="float" office:value="724.72" calcext:value-type="float">
            <text:p>724.72</text:p>
          </table:table-cell>
        </table:table-row>
        <table:table-row table:style-name="ro1">
          <table:table-cell office:value-type="float" office:value="16671683" calcext:value-type="float">
            <text:p>16671683</text:p>
          </table:table-cell>
          <table:table-cell table:formula="of:=[.A1044]/1000/(60*60*24)" office:value-type="time" office:time-value="PT04H37M51.683S" calcext:value-type="time">
            <text:p>04:37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0.67" calcext:value-type="float">
            <text:p>580.67</text:p>
          </table:table-cell>
          <table:table-cell office:value-type="float" office:value="725.38" calcext:value-type="float">
            <text:p>725.38</text:p>
          </table:table-cell>
        </table:table-row>
        <table:table-row table:style-name="ro1">
          <table:table-cell office:value-type="float" office:value="16687683" calcext:value-type="float">
            <text:p>16687683</text:p>
          </table:table-cell>
          <table:table-cell table:formula="of:=[.A1045]/1000/(60*60*24)" office:value-type="time" office:time-value="PT04H38M07.683S" calcext:value-type="time">
            <text:p>04:38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1.21" calcext:value-type="float">
            <text:p>581.21</text:p>
          </table:table-cell>
          <table:table-cell office:value-type="float" office:value="726.03" calcext:value-type="float">
            <text:p>726.03</text:p>
          </table:table-cell>
        </table:table-row>
        <table:table-row table:style-name="ro1">
          <table:table-cell office:value-type="float" office:value="16703683" calcext:value-type="float">
            <text:p>16703683</text:p>
          </table:table-cell>
          <table:table-cell table:formula="of:=[.A1046]/1000/(60*60*24)" office:value-type="time" office:time-value="PT04H38M23.683S" calcext:value-type="time">
            <text:p>04:38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1.75" calcext:value-type="float">
            <text:p>581.75</text:p>
          </table:table-cell>
          <table:table-cell office:value-type="float" office:value="726.68" calcext:value-type="float">
            <text:p>726.68</text:p>
          </table:table-cell>
        </table:table-row>
        <table:table-row table:style-name="ro1">
          <table:table-cell office:value-type="float" office:value="16719683" calcext:value-type="float">
            <text:p>16719683</text:p>
          </table:table-cell>
          <table:table-cell table:formula="of:=[.A1047]/1000/(60*60*24)" office:value-type="time" office:time-value="PT04H38M39.683S" calcext:value-type="time">
            <text:p>04:38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2.29" calcext:value-type="float">
            <text:p>582.29</text:p>
          </table:table-cell>
          <table:table-cell office:value-type="float" office:value="727.34" calcext:value-type="float">
            <text:p>727.34</text:p>
          </table:table-cell>
        </table:table-row>
        <table:table-row table:style-name="ro1">
          <table:table-cell office:value-type="float" office:value="16735683" calcext:value-type="float">
            <text:p>16735683</text:p>
          </table:table-cell>
          <table:table-cell table:formula="of:=[.A1048]/1000/(60*60*24)" office:value-type="time" office:time-value="PT04H38M55.683S" calcext:value-type="time">
            <text:p>04:38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82.83" calcext:value-type="float">
            <text:p>582.83</text:p>
          </table:table-cell>
          <table:table-cell office:value-type="float" office:value="727.99" calcext:value-type="float">
            <text:p>727.99</text:p>
          </table:table-cell>
        </table:table-row>
        <table:table-row table:style-name="ro1">
          <table:table-cell office:value-type="float" office:value="16751683" calcext:value-type="float">
            <text:p>16751683</text:p>
          </table:table-cell>
          <table:table-cell table:formula="of:=[.A1049]/1000/(60*60*24)" office:value-type="time" office:time-value="PT04H39M11.683S" calcext:value-type="time">
            <text:p>04:39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3.37" calcext:value-type="float">
            <text:p>583.37</text:p>
          </table:table-cell>
          <table:table-cell office:value-type="float" office:value="728.64" calcext:value-type="float">
            <text:p>728.64</text:p>
          </table:table-cell>
        </table:table-row>
        <table:table-row table:style-name="ro1">
          <table:table-cell office:value-type="float" office:value="16767683" calcext:value-type="float">
            <text:p>16767683</text:p>
          </table:table-cell>
          <table:table-cell table:formula="of:=[.A1050]/1000/(60*60*24)" office:value-type="time" office:time-value="PT04H39M27.683S" calcext:value-type="time">
            <text:p>04:39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3.91" calcext:value-type="float">
            <text:p>583.91</text:p>
          </table:table-cell>
          <table:table-cell office:value-type="float" office:value="729.3" calcext:value-type="float">
            <text:p>729.3</text:p>
          </table:table-cell>
        </table:table-row>
        <table:table-row table:style-name="ro1">
          <table:table-cell office:value-type="float" office:value="16783683" calcext:value-type="float">
            <text:p>16783683</text:p>
          </table:table-cell>
          <table:table-cell table:formula="of:=[.A1051]/1000/(60*60*24)" office:value-type="time" office:time-value="PT04H39M43.683S" calcext:value-type="time">
            <text:p>04:39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84.45" calcext:value-type="float">
            <text:p>584.45</text:p>
          </table:table-cell>
          <table:table-cell office:value-type="float" office:value="729.95" calcext:value-type="float">
            <text:p>729.95</text:p>
          </table:table-cell>
        </table:table-row>
        <table:table-row table:style-name="ro1">
          <table:table-cell office:value-type="float" office:value="16799683" calcext:value-type="float">
            <text:p>16799683</text:p>
          </table:table-cell>
          <table:table-cell table:formula="of:=[.A1052]/1000/(60*60*24)" office:value-type="time" office:time-value="PT04H39M59.683S" calcext:value-type="time">
            <text:p>04:40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4.99" calcext:value-type="float">
            <text:p>584.99</text:p>
          </table:table-cell>
          <table:table-cell office:value-type="float" office:value="730.6" calcext:value-type="float">
            <text:p>730.6</text:p>
          </table:table-cell>
        </table:table-row>
        <table:table-row table:style-name="ro1">
          <table:table-cell office:value-type="float" office:value="16815683" calcext:value-type="float">
            <text:p>16815683</text:p>
          </table:table-cell>
          <table:table-cell table:formula="of:=[.A1053]/1000/(60*60*24)" office:value-type="time" office:time-value="PT04H40M15.683S" calcext:value-type="time">
            <text:p>04:40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85.53" calcext:value-type="float">
            <text:p>585.53</text:p>
          </table:table-cell>
          <table:table-cell office:value-type="float" office:value="731.26" calcext:value-type="float">
            <text:p>731.26</text:p>
          </table:table-cell>
        </table:table-row>
        <table:table-row table:style-name="ro1">
          <table:table-cell office:value-type="float" office:value="16831683" calcext:value-type="float">
            <text:p>16831683</text:p>
          </table:table-cell>
          <table:table-cell table:formula="of:=[.A1054]/1000/(60*60*24)" office:value-type="time" office:time-value="PT04H40M31.683S" calcext:value-type="time">
            <text:p>04:40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6.07" calcext:value-type="float">
            <text:p>586.07</text:p>
          </table:table-cell>
          <table:table-cell office:value-type="float" office:value="731.91" calcext:value-type="float">
            <text:p>731.91</text:p>
          </table:table-cell>
        </table:table-row>
        <table:table-row table:style-name="ro1">
          <table:table-cell office:value-type="float" office:value="16847683" calcext:value-type="float">
            <text:p>16847683</text:p>
          </table:table-cell>
          <table:table-cell table:formula="of:=[.A1055]/1000/(60*60*24)" office:value-type="time" office:time-value="PT04H40M47.683S" calcext:value-type="time">
            <text:p>04:40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86.61" calcext:value-type="float">
            <text:p>586.61</text:p>
          </table:table-cell>
          <table:table-cell office:value-type="float" office:value="732.56" calcext:value-type="float">
            <text:p>732.56</text:p>
          </table:table-cell>
        </table:table-row>
        <table:table-row table:style-name="ro1">
          <table:table-cell office:value-type="float" office:value="16863683" calcext:value-type="float">
            <text:p>16863683</text:p>
          </table:table-cell>
          <table:table-cell table:formula="of:=[.A1056]/1000/(60*60*24)" office:value-type="time" office:time-value="PT04H41M03.683S" calcext:value-type="time">
            <text:p>04:41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7.15" calcext:value-type="float">
            <text:p>587.15</text:p>
          </table:table-cell>
          <table:table-cell office:value-type="float" office:value="733.21" calcext:value-type="float">
            <text:p>733.21</text:p>
          </table:table-cell>
        </table:table-row>
        <table:table-row table:style-name="ro1">
          <table:table-cell office:value-type="float" office:value="16879683" calcext:value-type="float">
            <text:p>16879683</text:p>
          </table:table-cell>
          <table:table-cell table:formula="of:=[.A1057]/1000/(60*60*24)" office:value-type="time" office:time-value="PT04H41M19.683S" calcext:value-type="time">
            <text:p>04:41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7.69" calcext:value-type="float">
            <text:p>587.69</text:p>
          </table:table-cell>
          <table:table-cell office:value-type="float" office:value="733.87" calcext:value-type="float">
            <text:p>733.87</text:p>
          </table:table-cell>
        </table:table-row>
        <table:table-row table:style-name="ro1">
          <table:table-cell office:value-type="float" office:value="16895683" calcext:value-type="float">
            <text:p>16895683</text:p>
          </table:table-cell>
          <table:table-cell table:formula="of:=[.A1058]/1000/(60*60*24)" office:value-type="time" office:time-value="PT04H41M35.683S" calcext:value-type="time">
            <text:p>04:41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88.23" calcext:value-type="float">
            <text:p>588.23</text:p>
          </table:table-cell>
          <table:table-cell office:value-type="float" office:value="734.52" calcext:value-type="float">
            <text:p>734.52</text:p>
          </table:table-cell>
        </table:table-row>
        <table:table-row table:style-name="ro1">
          <table:table-cell office:value-type="float" office:value="16911683" calcext:value-type="float">
            <text:p>16911683</text:p>
          </table:table-cell>
          <table:table-cell table:formula="of:=[.A1059]/1000/(60*60*24)" office:value-type="time" office:time-value="PT04H41M51.683S" calcext:value-type="time">
            <text:p>04:41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88.77" calcext:value-type="float">
            <text:p>588.77</text:p>
          </table:table-cell>
          <table:table-cell office:value-type="float" office:value="735.17" calcext:value-type="float">
            <text:p>735.17</text:p>
          </table:table-cell>
        </table:table-row>
        <table:table-row table:style-name="ro1">
          <table:table-cell office:value-type="float" office:value="16927683" calcext:value-type="float">
            <text:p>16927683</text:p>
          </table:table-cell>
          <table:table-cell table:formula="of:=[.A1060]/1000/(60*60*24)" office:value-type="time" office:time-value="PT04H42M07.683S" calcext:value-type="time">
            <text:p>04:42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589.31" calcext:value-type="float">
            <text:p>589.31</text:p>
          </table:table-cell>
          <table:table-cell office:value-type="float" office:value="735.82" calcext:value-type="float">
            <text:p>735.82</text:p>
          </table:table-cell>
        </table:table-row>
        <table:table-row table:style-name="ro1">
          <table:table-cell office:value-type="float" office:value="16943683" calcext:value-type="float">
            <text:p>16943683</text:p>
          </table:table-cell>
          <table:table-cell table:formula="of:=[.A1061]/1000/(60*60*24)" office:value-type="time" office:time-value="PT04H42M23.683S" calcext:value-type="time">
            <text:p>04:42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89.85" calcext:value-type="float">
            <text:p>589.85</text:p>
          </table:table-cell>
          <table:table-cell office:value-type="float" office:value="736.48" calcext:value-type="float">
            <text:p>736.48</text:p>
          </table:table-cell>
        </table:table-row>
        <table:table-row table:style-name="ro1">
          <table:table-cell office:value-type="float" office:value="16959683" calcext:value-type="float">
            <text:p>16959683</text:p>
          </table:table-cell>
          <table:table-cell table:formula="of:=[.A1062]/1000/(60*60*24)" office:value-type="time" office:time-value="PT04H42M39.683S" calcext:value-type="time">
            <text:p>04:42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0.39" calcext:value-type="float">
            <text:p>590.39</text:p>
          </table:table-cell>
          <table:table-cell office:value-type="float" office:value="737.13" calcext:value-type="float">
            <text:p>737.13</text:p>
          </table:table-cell>
        </table:table-row>
        <table:table-row table:style-name="ro1">
          <table:table-cell office:value-type="float" office:value="16975683" calcext:value-type="float">
            <text:p>16975683</text:p>
          </table:table-cell>
          <table:table-cell table:formula="of:=[.A1063]/1000/(60*60*24)" office:value-type="time" office:time-value="PT04H42M55.683S" calcext:value-type="time">
            <text:p>04:42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0.93" calcext:value-type="float">
            <text:p>590.93</text:p>
          </table:table-cell>
          <table:table-cell office:value-type="float" office:value="737.78" calcext:value-type="float">
            <text:p>737.78</text:p>
          </table:table-cell>
        </table:table-row>
        <table:table-row table:style-name="ro1">
          <table:table-cell office:value-type="float" office:value="16991683" calcext:value-type="float">
            <text:p>16991683</text:p>
          </table:table-cell>
          <table:table-cell table:formula="of:=[.A1064]/1000/(60*60*24)" office:value-type="time" office:time-value="PT04H43M11.683S" calcext:value-type="time">
            <text:p>04:43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1.47" calcext:value-type="float">
            <text:p>591.47</text:p>
          </table:table-cell>
          <table:table-cell office:value-type="float" office:value="738.43" calcext:value-type="float">
            <text:p>738.43</text:p>
          </table:table-cell>
        </table:table-row>
        <table:table-row table:style-name="ro1">
          <table:table-cell office:value-type="float" office:value="17007683" calcext:value-type="float">
            <text:p>17007683</text:p>
          </table:table-cell>
          <table:table-cell table:formula="of:=[.A1065]/1000/(60*60*24)" office:value-type="time" office:time-value="PT04H43M27.683S" calcext:value-type="time">
            <text:p>04:43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2.01" calcext:value-type="float">
            <text:p>592.01</text:p>
          </table:table-cell>
          <table:table-cell office:value-type="float" office:value="739.09" calcext:value-type="float">
            <text:p>739.09</text:p>
          </table:table-cell>
        </table:table-row>
        <table:table-row table:style-name="ro1">
          <table:table-cell office:value-type="float" office:value="17023683" calcext:value-type="float">
            <text:p>17023683</text:p>
          </table:table-cell>
          <table:table-cell table:formula="of:=[.A1066]/1000/(60*60*24)" office:value-type="time" office:time-value="PT04H43M43.683S" calcext:value-type="time">
            <text:p>04:43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2.55" calcext:value-type="float">
            <text:p>592.55</text:p>
          </table:table-cell>
          <table:table-cell office:value-type="float" office:value="739.74" calcext:value-type="float">
            <text:p>739.74</text:p>
          </table:table-cell>
        </table:table-row>
        <table:table-row table:style-name="ro1">
          <table:table-cell office:value-type="float" office:value="17039683" calcext:value-type="float">
            <text:p>17039683</text:p>
          </table:table-cell>
          <table:table-cell table:formula="of:=[.A1067]/1000/(60*60*24)" office:value-type="time" office:time-value="PT04H43M59.683S" calcext:value-type="time">
            <text:p>04:44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3.09" calcext:value-type="float">
            <text:p>593.09</text:p>
          </table:table-cell>
          <table:table-cell office:value-type="float" office:value="740.39" calcext:value-type="float">
            <text:p>740.39</text:p>
          </table:table-cell>
        </table:table-row>
        <table:table-row table:style-name="ro1">
          <table:table-cell office:value-type="float" office:value="17055683" calcext:value-type="float">
            <text:p>17055683</text:p>
          </table:table-cell>
          <table:table-cell table:formula="of:=[.A1068]/1000/(60*60*24)" office:value-type="time" office:time-value="PT04H44M15.683S" calcext:value-type="time">
            <text:p>04:44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3.63" calcext:value-type="float">
            <text:p>593.63</text:p>
          </table:table-cell>
          <table:table-cell office:value-type="float" office:value="741.04" calcext:value-type="float">
            <text:p>741.04</text:p>
          </table:table-cell>
        </table:table-row>
        <table:table-row table:style-name="ro1">
          <table:table-cell office:value-type="float" office:value="17071683" calcext:value-type="float">
            <text:p>17071683</text:p>
          </table:table-cell>
          <table:table-cell table:formula="of:=[.A1069]/1000/(60*60*24)" office:value-type="time" office:time-value="PT04H44M31.683S" calcext:value-type="time">
            <text:p>04:44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4.17" calcext:value-type="float">
            <text:p>594.17</text:p>
          </table:table-cell>
          <table:table-cell office:value-type="float" office:value="741.7" calcext:value-type="float">
            <text:p>741.7</text:p>
          </table:table-cell>
        </table:table-row>
        <table:table-row table:style-name="ro1">
          <table:table-cell office:value-type="float" office:value="17087683" calcext:value-type="float">
            <text:p>17087683</text:p>
          </table:table-cell>
          <table:table-cell table:formula="of:=[.A1070]/1000/(60*60*24)" office:value-type="time" office:time-value="PT04H44M47.683S" calcext:value-type="time">
            <text:p>04:44:48</text:p>
          </table:table-cell>
          <table:table-cell office:value-type="float" office:value="1.2" calcext:value-type="float">
            <text:p>1.2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3" calcext:value-type="float">
            <text:p>146.3</text:p>
          </table:table-cell>
          <table:table-cell office:value-type="float" office:value="594.71" calcext:value-type="float">
            <text:p>594.71</text:p>
          </table:table-cell>
          <table:table-cell office:value-type="float" office:value="742.35" calcext:value-type="float">
            <text:p>742.35</text:p>
          </table:table-cell>
        </table:table-row>
        <table:table-row table:style-name="ro1">
          <table:table-cell office:value-type="float" office:value="17103683" calcext:value-type="float">
            <text:p>17103683</text:p>
          </table:table-cell>
          <table:table-cell table:formula="of:=[.A1071]/1000/(60*60*24)" office:value-type="time" office:time-value="PT04H45M03.683S" calcext:value-type="time">
            <text:p>04:45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5.25" calcext:value-type="float">
            <text:p>595.25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7119683" calcext:value-type="float">
            <text:p>17119683</text:p>
          </table:table-cell>
          <table:table-cell table:formula="of:=[.A1072]/1000/(60*60*24)" office:value-type="time" office:time-value="PT04H45M19.683S" calcext:value-type="time">
            <text:p>04:45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5.79" calcext:value-type="float">
            <text:p>595.79</text:p>
          </table:table-cell>
          <table:table-cell office:value-type="float" office:value="743.65" calcext:value-type="float">
            <text:p>743.65</text:p>
          </table:table-cell>
        </table:table-row>
        <table:table-row table:style-name="ro1">
          <table:table-cell office:value-type="float" office:value="17135683" calcext:value-type="float">
            <text:p>17135683</text:p>
          </table:table-cell>
          <table:table-cell table:formula="of:=[.A1073]/1000/(60*60*24)" office:value-type="time" office:time-value="PT04H45M35.683S" calcext:value-type="time">
            <text:p>04:45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6.33" calcext:value-type="float">
            <text:p>596.33</text:p>
          </table:table-cell>
          <table:table-cell office:value-type="float" office:value="744.31" calcext:value-type="float">
            <text:p>744.31</text:p>
          </table:table-cell>
        </table:table-row>
        <table:table-row table:style-name="ro1">
          <table:table-cell office:value-type="float" office:value="17151683" calcext:value-type="float">
            <text:p>17151683</text:p>
          </table:table-cell>
          <table:table-cell table:formula="of:=[.A1074]/1000/(60*60*24)" office:value-type="time" office:time-value="PT04H45M51.683S" calcext:value-type="time">
            <text:p>04:45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96.87" calcext:value-type="float">
            <text:p>596.87</text:p>
          </table:table-cell>
          <table:table-cell office:value-type="float" office:value="744.96" calcext:value-type="float">
            <text:p>744.96</text:p>
          </table:table-cell>
        </table:table-row>
        <table:table-row table:style-name="ro1">
          <table:table-cell office:value-type="float" office:value="17167683" calcext:value-type="float">
            <text:p>17167683</text:p>
          </table:table-cell>
          <table:table-cell table:formula="of:=[.A1075]/1000/(60*60*24)" office:value-type="time" office:time-value="PT04H46M07.683S" calcext:value-type="time">
            <text:p>04:46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597.41" calcext:value-type="float">
            <text:p>597.41</text:p>
          </table:table-cell>
          <table:table-cell office:value-type="float" office:value="745.61" calcext:value-type="float">
            <text:p>745.61</text:p>
          </table:table-cell>
        </table:table-row>
        <table:table-row table:style-name="ro1">
          <table:table-cell office:value-type="float" office:value="17183683" calcext:value-type="float">
            <text:p>17183683</text:p>
          </table:table-cell>
          <table:table-cell table:formula="of:=[.A1076]/1000/(60*60*24)" office:value-type="time" office:time-value="PT04H46M23.683S" calcext:value-type="time">
            <text:p>04:46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7.95" calcext:value-type="float">
            <text:p>597.95</text:p>
          </table:table-cell>
          <table:table-cell office:value-type="float" office:value="746.26" calcext:value-type="float">
            <text:p>746.26</text:p>
          </table:table-cell>
        </table:table-row>
        <table:table-row table:style-name="ro1">
          <table:table-cell office:value-type="float" office:value="17199683" calcext:value-type="float">
            <text:p>17199683</text:p>
          </table:table-cell>
          <table:table-cell table:formula="of:=[.A1077]/1000/(60*60*24)" office:value-type="time" office:time-value="PT04H46M39.683S" calcext:value-type="time">
            <text:p>04:46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8.49" calcext:value-type="float">
            <text:p>598.49</text:p>
          </table:table-cell>
          <table:table-cell office:value-type="float" office:value="746.91" calcext:value-type="float">
            <text:p>746.91</text:p>
          </table:table-cell>
        </table:table-row>
        <table:table-row table:style-name="ro1">
          <table:table-cell office:value-type="float" office:value="17215683" calcext:value-type="float">
            <text:p>17215683</text:p>
          </table:table-cell>
          <table:table-cell table:formula="of:=[.A1078]/1000/(60*60*24)" office:value-type="time" office:time-value="PT04H46M55.683S" calcext:value-type="time">
            <text:p>04:46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9.03" calcext:value-type="float">
            <text:p>599.03</text:p>
          </table:table-cell>
          <table:table-cell office:value-type="float" office:value="747.57" calcext:value-type="float">
            <text:p>747.57</text:p>
          </table:table-cell>
        </table:table-row>
        <table:table-row table:style-name="ro1">
          <table:table-cell office:value-type="float" office:value="17231683" calcext:value-type="float">
            <text:p>17231683</text:p>
          </table:table-cell>
          <table:table-cell table:formula="of:=[.A1079]/1000/(60*60*24)" office:value-type="time" office:time-value="PT04H47M11.683S" calcext:value-type="time">
            <text:p>04:47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599.57" calcext:value-type="float">
            <text:p>599.57</text:p>
          </table:table-cell>
          <table:table-cell office:value-type="float" office:value="748.22" calcext:value-type="float">
            <text:p>748.22</text:p>
          </table:table-cell>
        </table:table-row>
        <table:table-row table:style-name="ro1">
          <table:table-cell office:value-type="float" office:value="17247683" calcext:value-type="float">
            <text:p>17247683</text:p>
          </table:table-cell>
          <table:table-cell table:formula="of:=[.A1080]/1000/(60*60*24)" office:value-type="time" office:time-value="PT04H47M27.683S" calcext:value-type="time">
            <text:p>04:47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0.11" calcext:value-type="float">
            <text:p>600.11</text:p>
          </table:table-cell>
          <table:table-cell office:value-type="float" office:value="748.87" calcext:value-type="float">
            <text:p>748.87</text:p>
          </table:table-cell>
        </table:table-row>
        <table:table-row table:style-name="ro1">
          <table:table-cell office:value-type="float" office:value="17263683" calcext:value-type="float">
            <text:p>17263683</text:p>
          </table:table-cell>
          <table:table-cell table:formula="of:=[.A1081]/1000/(60*60*24)" office:value-type="time" office:time-value="PT04H47M43.683S" calcext:value-type="time">
            <text:p>04:47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0.65" calcext:value-type="float">
            <text:p>600.65</text:p>
          </table:table-cell>
          <table:table-cell office:value-type="float" office:value="749.52" calcext:value-type="float">
            <text:p>749.52</text:p>
          </table:table-cell>
        </table:table-row>
        <table:table-row table:style-name="ro1">
          <table:table-cell office:value-type="float" office:value="17279683" calcext:value-type="float">
            <text:p>17279683</text:p>
          </table:table-cell>
          <table:table-cell table:formula="of:=[.A1082]/1000/(60*60*24)" office:value-type="time" office:time-value="PT04H47M59.683S" calcext:value-type="time">
            <text:p>04:48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1.19" calcext:value-type="float">
            <text:p>601.19</text:p>
          </table:table-cell>
          <table:table-cell office:value-type="float" office:value="750.18" calcext:value-type="float">
            <text:p>750.18</text:p>
          </table:table-cell>
        </table:table-row>
        <table:table-row table:style-name="ro1">
          <table:table-cell office:value-type="float" office:value="17295683" calcext:value-type="float">
            <text:p>17295683</text:p>
          </table:table-cell>
          <table:table-cell table:formula="of:=[.A1083]/1000/(60*60*24)" office:value-type="time" office:time-value="PT04H48M15.683S" calcext:value-type="time">
            <text:p>04:48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1.73" calcext:value-type="float">
            <text:p>601.73</text:p>
          </table:table-cell>
          <table:table-cell office:value-type="float" office:value="750.83" calcext:value-type="float">
            <text:p>750.83</text:p>
          </table:table-cell>
        </table:table-row>
        <table:table-row table:style-name="ro1">
          <table:table-cell office:value-type="float" office:value="17311683" calcext:value-type="float">
            <text:p>17311683</text:p>
          </table:table-cell>
          <table:table-cell table:formula="of:=[.A1084]/1000/(60*60*24)" office:value-type="time" office:time-value="PT04H48M31.683S" calcext:value-type="time">
            <text:p>04:48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2.27" calcext:value-type="float">
            <text:p>602.27</text:p>
          </table:table-cell>
          <table:table-cell office:value-type="float" office:value="751.48" calcext:value-type="float">
            <text:p>751.48</text:p>
          </table:table-cell>
        </table:table-row>
        <table:table-row table:style-name="ro1">
          <table:table-cell office:value-type="float" office:value="17327683" calcext:value-type="float">
            <text:p>17327683</text:p>
          </table:table-cell>
          <table:table-cell table:formula="of:=[.A1085]/1000/(60*60*24)" office:value-type="time" office:time-value="PT04H48M47.683S" calcext:value-type="time">
            <text:p>04:48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2.81" calcext:value-type="float">
            <text:p>602.81</text:p>
          </table:table-cell>
          <table:table-cell office:value-type="float" office:value="752.13" calcext:value-type="float">
            <text:p>752.13</text:p>
          </table:table-cell>
        </table:table-row>
        <table:table-row table:style-name="ro1">
          <table:table-cell office:value-type="float" office:value="17343683" calcext:value-type="float">
            <text:p>17343683</text:p>
          </table:table-cell>
          <table:table-cell table:formula="of:=[.A1086]/1000/(60*60*24)" office:value-type="time" office:time-value="PT04H49M03.683S" calcext:value-type="time">
            <text:p>04:49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3.35" calcext:value-type="float">
            <text:p>603.35</text:p>
          </table:table-cell>
          <table:table-cell office:value-type="float" office:value="752.78" calcext:value-type="float">
            <text:p>752.78</text:p>
          </table:table-cell>
        </table:table-row>
        <table:table-row table:style-name="ro1">
          <table:table-cell office:value-type="float" office:value="17359683" calcext:value-type="float">
            <text:p>17359683</text:p>
          </table:table-cell>
          <table:table-cell table:formula="of:=[.A1087]/1000/(60*60*24)" office:value-type="time" office:time-value="PT04H49M19.683S" calcext:value-type="time">
            <text:p>04:49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3.89" calcext:value-type="float">
            <text:p>603.89</text:p>
          </table:table-cell>
          <table:table-cell office:value-type="float" office:value="753.44" calcext:value-type="float">
            <text:p>753.44</text:p>
          </table:table-cell>
        </table:table-row>
        <table:table-row table:style-name="ro1">
          <table:table-cell office:value-type="float" office:value="17375683" calcext:value-type="float">
            <text:p>17375683</text:p>
          </table:table-cell>
          <table:table-cell table:formula="of:=[.A1088]/1000/(60*60*24)" office:value-type="time" office:time-value="PT04H49M35.683S" calcext:value-type="time">
            <text:p>04:49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604.43" calcext:value-type="float">
            <text:p>604.43</text:p>
          </table:table-cell>
          <table:table-cell office:value-type="float" office:value="754.09" calcext:value-type="float">
            <text:p>754.09</text:p>
          </table:table-cell>
        </table:table-row>
        <table:table-row table:style-name="ro1">
          <table:table-cell office:value-type="float" office:value="17391683" calcext:value-type="float">
            <text:p>17391683</text:p>
          </table:table-cell>
          <table:table-cell table:formula="of:=[.A1089]/1000/(60*60*24)" office:value-type="time" office:time-value="PT04H49M51.683S" calcext:value-type="time">
            <text:p>04:49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4.97" calcext:value-type="float">
            <text:p>604.97</text:p>
          </table:table-cell>
          <table:table-cell office:value-type="float" office:value="754.74" calcext:value-type="float">
            <text:p>754.74</text:p>
          </table:table-cell>
        </table:table-row>
        <table:table-row table:style-name="ro1">
          <table:table-cell office:value-type="float" office:value="17407683" calcext:value-type="float">
            <text:p>17407683</text:p>
          </table:table-cell>
          <table:table-cell table:formula="of:=[.A1090]/1000/(60*60*24)" office:value-type="time" office:time-value="PT04H50M07.683S" calcext:value-type="time">
            <text:p>04:50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5.51" calcext:value-type="float">
            <text:p>605.51</text:p>
          </table:table-cell>
          <table:table-cell office:value-type="float" office:value="755.39" calcext:value-type="float">
            <text:p>755.39</text:p>
          </table:table-cell>
        </table:table-row>
        <table:table-row table:style-name="ro1">
          <table:table-cell office:value-type="float" office:value="17423683" calcext:value-type="float">
            <text:p>17423683</text:p>
          </table:table-cell>
          <table:table-cell table:formula="of:=[.A1091]/1000/(60*60*24)" office:value-type="time" office:time-value="PT04H50M23.683S" calcext:value-type="time">
            <text:p>04:50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6.05" calcext:value-type="float">
            <text:p>606.05</text:p>
          </table:table-cell>
          <table:table-cell office:value-type="float" office:value="756.04" calcext:value-type="float">
            <text:p>756.04</text:p>
          </table:table-cell>
        </table:table-row>
        <table:table-row table:style-name="ro1">
          <table:table-cell office:value-type="float" office:value="17439683" calcext:value-type="float">
            <text:p>17439683</text:p>
          </table:table-cell>
          <table:table-cell table:formula="of:=[.A1092]/1000/(60*60*24)" office:value-type="time" office:time-value="PT04H50M39.683S" calcext:value-type="time">
            <text:p>04:50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6.59" calcext:value-type="float">
            <text:p>606.59</text:p>
          </table:table-cell>
          <table:table-cell office:value-type="float" office:value="756.69" calcext:value-type="float">
            <text:p>756.69</text:p>
          </table:table-cell>
        </table:table-row>
        <table:table-row table:style-name="ro1">
          <table:table-cell office:value-type="float" office:value="17455683" calcext:value-type="float">
            <text:p>17455683</text:p>
          </table:table-cell>
          <table:table-cell table:formula="of:=[.A1093]/1000/(60*60*24)" office:value-type="time" office:time-value="PT04H50M55.683S" calcext:value-type="time">
            <text:p>04:50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07.13" calcext:value-type="float">
            <text:p>607.13</text:p>
          </table:table-cell>
          <table:table-cell office:value-type="float" office:value="757.35" calcext:value-type="float">
            <text:p>757.35</text:p>
          </table:table-cell>
        </table:table-row>
        <table:table-row table:style-name="ro1">
          <table:table-cell office:value-type="float" office:value="17471683" calcext:value-type="float">
            <text:p>17471683</text:p>
          </table:table-cell>
          <table:table-cell table:formula="of:=[.A1094]/1000/(60*60*24)" office:value-type="time" office:time-value="PT04H51M11.683S" calcext:value-type="time">
            <text:p>04:51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7.67" calcext:value-type="float">
            <text:p>607.67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7487683" calcext:value-type="float">
            <text:p>17487683</text:p>
          </table:table-cell>
          <table:table-cell table:formula="of:=[.A1095]/1000/(60*60*24)" office:value-type="time" office:time-value="PT04H51M27.683S" calcext:value-type="time">
            <text:p>04:51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8.21" calcext:value-type="float">
            <text:p>608.21</text:p>
          </table:table-cell>
          <table:table-cell office:value-type="float" office:value="758.65" calcext:value-type="float">
            <text:p>758.65</text:p>
          </table:table-cell>
        </table:table-row>
        <table:table-row table:style-name="ro1">
          <table:table-cell office:value-type="float" office:value="17503683" calcext:value-type="float">
            <text:p>17503683</text:p>
          </table:table-cell>
          <table:table-cell table:formula="of:=[.A1096]/1000/(60*60*24)" office:value-type="time" office:time-value="PT04H51M43.683S" calcext:value-type="time">
            <text:p>04:51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8.75" calcext:value-type="float">
            <text:p>608.75</text:p>
          </table:table-cell>
          <table:table-cell office:value-type="float" office:value="759.3" calcext:value-type="float">
            <text:p>759.3</text:p>
          </table:table-cell>
        </table:table-row>
        <table:table-row table:style-name="ro1">
          <table:table-cell office:value-type="float" office:value="17519683" calcext:value-type="float">
            <text:p>17519683</text:p>
          </table:table-cell>
          <table:table-cell table:formula="of:=[.A1097]/1000/(60*60*24)" office:value-type="time" office:time-value="PT04H51M59.683S" calcext:value-type="time">
            <text:p>04:52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9.29" calcext:value-type="float">
            <text:p>609.29</text:p>
          </table:table-cell>
          <table:table-cell office:value-type="float" office:value="759.95" calcext:value-type="float">
            <text:p>759.95</text:p>
          </table:table-cell>
        </table:table-row>
        <table:table-row table:style-name="ro1">
          <table:table-cell office:value-type="float" office:value="17535683" calcext:value-type="float">
            <text:p>17535683</text:p>
          </table:table-cell>
          <table:table-cell table:formula="of:=[.A1098]/1000/(60*60*24)" office:value-type="time" office:time-value="PT04H52M15.683S" calcext:value-type="time">
            <text:p>04:52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09.83" calcext:value-type="float">
            <text:p>609.83</text:p>
          </table:table-cell>
          <table:table-cell office:value-type="float" office:value="760.6" calcext:value-type="float">
            <text:p>760.6</text:p>
          </table:table-cell>
        </table:table-row>
        <table:table-row table:style-name="ro1">
          <table:table-cell office:value-type="float" office:value="17551682" calcext:value-type="float">
            <text:p>17551682</text:p>
          </table:table-cell>
          <table:table-cell table:formula="of:=[.A1099]/1000/(60*60*24)" office:value-type="time" office:time-value="PT04H52M31.682S" calcext:value-type="time">
            <text:p>04:52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0.37" calcext:value-type="float">
            <text:p>610.37</text:p>
          </table:table-cell>
          <table:table-cell office:value-type="float" office:value="761.25" calcext:value-type="float">
            <text:p>761.25</text:p>
          </table:table-cell>
        </table:table-row>
        <table:table-row table:style-name="ro1">
          <table:table-cell office:value-type="float" office:value="17567682" calcext:value-type="float">
            <text:p>17567682</text:p>
          </table:table-cell>
          <table:table-cell table:formula="of:=[.A1100]/1000/(60*60*24)" office:value-type="time" office:time-value="PT04H52M47.682S" calcext:value-type="time">
            <text:p>04:52:48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610.91" calcext:value-type="float">
            <text:p>610.91</text:p>
          </table:table-cell>
          <table:table-cell office:value-type="float" office:value="761.91" calcext:value-type="float">
            <text:p>761.91</text:p>
          </table:table-cell>
        </table:table-row>
        <table:table-row table:style-name="ro1">
          <table:table-cell office:value-type="float" office:value="17583683" calcext:value-type="float">
            <text:p>17583683</text:p>
          </table:table-cell>
          <table:table-cell table:formula="of:=[.A1101]/1000/(60*60*24)" office:value-type="time" office:time-value="PT04H53M03.683S" calcext:value-type="time">
            <text:p>04:53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11.45" calcext:value-type="float">
            <text:p>611.45</text:p>
          </table:table-cell>
          <table:table-cell office:value-type="float" office:value="762.56" calcext:value-type="float">
            <text:p>762.56</text:p>
          </table:table-cell>
        </table:table-row>
        <table:table-row table:style-name="ro1">
          <table:table-cell office:value-type="float" office:value="17599683" calcext:value-type="float">
            <text:p>17599683</text:p>
          </table:table-cell>
          <table:table-cell table:formula="of:=[.A1102]/1000/(60*60*24)" office:value-type="time" office:time-value="PT04H53M19.683S" calcext:value-type="time">
            <text:p>04:53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11.99" calcext:value-type="float">
            <text:p>611.99</text:p>
          </table:table-cell>
          <table:table-cell office:value-type="float" office:value="763.21" calcext:value-type="float">
            <text:p>763.21</text:p>
          </table:table-cell>
        </table:table-row>
        <table:table-row table:style-name="ro1">
          <table:table-cell office:value-type="float" office:value="17615683" calcext:value-type="float">
            <text:p>17615683</text:p>
          </table:table-cell>
          <table:table-cell table:formula="of:=[.A1103]/1000/(60*60*24)" office:value-type="time" office:time-value="PT04H53M35.683S" calcext:value-type="time">
            <text:p>04:53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2.53" calcext:value-type="float">
            <text:p>612.53</text:p>
          </table:table-cell>
          <table:table-cell office:value-type="float" office:value="763.86" calcext:value-type="float">
            <text:p>763.86</text:p>
          </table:table-cell>
        </table:table-row>
        <table:table-row table:style-name="ro1">
          <table:table-cell office:value-type="float" office:value="17631683" calcext:value-type="float">
            <text:p>17631683</text:p>
          </table:table-cell>
          <table:table-cell table:formula="of:=[.A1104]/1000/(60*60*24)" office:value-type="time" office:time-value="PT04H53M51.683S" calcext:value-type="time">
            <text:p>04:53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613.07" calcext:value-type="float">
            <text:p>613.07</text:p>
          </table:table-cell>
          <table:table-cell office:value-type="float" office:value="764.51" calcext:value-type="float">
            <text:p>764.51</text:p>
          </table:table-cell>
        </table:table-row>
        <table:table-row table:style-name="ro1">
          <table:table-cell office:value-type="float" office:value="17647683" calcext:value-type="float">
            <text:p>17647683</text:p>
          </table:table-cell>
          <table:table-cell table:formula="of:=[.A1105]/1000/(60*60*24)" office:value-type="time" office:time-value="PT04H54M07.683S" calcext:value-type="time">
            <text:p>04:54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13.61" calcext:value-type="float">
            <text:p>613.61</text:p>
          </table:table-cell>
          <table:table-cell office:value-type="float" office:value="765.16" calcext:value-type="float">
            <text:p>765.16</text:p>
          </table:table-cell>
        </table:table-row>
        <table:table-row table:style-name="ro1">
          <table:table-cell office:value-type="float" office:value="17663683" calcext:value-type="float">
            <text:p>17663683</text:p>
          </table:table-cell>
          <table:table-cell table:formula="of:=[.A1106]/1000/(60*60*24)" office:value-type="time" office:time-value="PT04H54M23.683S" calcext:value-type="time">
            <text:p>04:54:24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14.15" calcext:value-type="float">
            <text:p>614.15</text:p>
          </table:table-cell>
          <table:table-cell office:value-type="float" office:value="765.81" calcext:value-type="float">
            <text:p>765.81</text:p>
          </table:table-cell>
        </table:table-row>
        <table:table-row table:style-name="ro1">
          <table:table-cell office:value-type="float" office:value="17679683" calcext:value-type="float">
            <text:p>17679683</text:p>
          </table:table-cell>
          <table:table-cell table:formula="of:=[.A1107]/1000/(60*60*24)" office:value-type="time" office:time-value="PT04H54M39.683S" calcext:value-type="time">
            <text:p>04:54:4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14.69" calcext:value-type="float">
            <text:p>614.69</text:p>
          </table:table-cell>
          <table:table-cell office:value-type="float" office:value="766.46" calcext:value-type="float">
            <text:p>766.46</text:p>
          </table:table-cell>
        </table:table-row>
        <table:table-row table:style-name="ro1">
          <table:table-cell office:value-type="float" office:value="17695683" calcext:value-type="float">
            <text:p>17695683</text:p>
          </table:table-cell>
          <table:table-cell table:formula="of:=[.A1108]/1000/(60*60*24)" office:value-type="time" office:time-value="PT04H54M55.683S" calcext:value-type="time">
            <text:p>04:54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15.23" calcext:value-type="float">
            <text:p>615.23</text:p>
          </table:table-cell>
          <table:table-cell office:value-type="float" office:value="767.11" calcext:value-type="float">
            <text:p>767.11</text:p>
          </table:table-cell>
        </table:table-row>
        <table:table-row table:style-name="ro1">
          <table:table-cell office:value-type="float" office:value="17711683" calcext:value-type="float">
            <text:p>17711683</text:p>
          </table:table-cell>
          <table:table-cell table:formula="of:=[.A1109]/1000/(60*60*24)" office:value-type="time" office:time-value="PT04H55M11.683S" calcext:value-type="time">
            <text:p>04:55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15.76" calcext:value-type="float">
            <text:p>615.76</text:p>
          </table:table-cell>
          <table:table-cell office:value-type="float" office:value="767.76" calcext:value-type="float">
            <text:p>767.76</text:p>
          </table:table-cell>
        </table:table-row>
        <table:table-row table:style-name="ro1">
          <table:table-cell office:value-type="float" office:value="17727683" calcext:value-type="float">
            <text:p>17727683</text:p>
          </table:table-cell>
          <table:table-cell table:formula="of:=[.A1110]/1000/(60*60*24)" office:value-type="time" office:time-value="PT04H55M27.683S" calcext:value-type="time">
            <text:p>04:55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16.3" calcext:value-type="float">
            <text:p>616.3</text:p>
          </table:table-cell>
          <table:table-cell office:value-type="float" office:value="768.41" calcext:value-type="float">
            <text:p>768.41</text:p>
          </table:table-cell>
        </table:table-row>
        <table:table-row table:style-name="ro1">
          <table:table-cell office:value-type="float" office:value="17743683" calcext:value-type="float">
            <text:p>17743683</text:p>
          </table:table-cell>
          <table:table-cell table:formula="of:=[.A1111]/1000/(60*60*24)" office:value-type="time" office:time-value="PT04H55M43.683S" calcext:value-type="time">
            <text:p>04:55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16.84" calcext:value-type="float">
            <text:p>616.84</text:p>
          </table:table-cell>
          <table:table-cell office:value-type="float" office:value="769.06" calcext:value-type="float">
            <text:p>769.06</text:p>
          </table:table-cell>
        </table:table-row>
        <table:table-row table:style-name="ro1">
          <table:table-cell office:value-type="float" office:value="17759683" calcext:value-type="float">
            <text:p>17759683</text:p>
          </table:table-cell>
          <table:table-cell table:formula="of:=[.A1112]/1000/(60*60*24)" office:value-type="time" office:time-value="PT04H55M59.683S" calcext:value-type="time">
            <text:p>04:56:0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17.38" calcext:value-type="float">
            <text:p>617.38</text:p>
          </table:table-cell>
          <table:table-cell office:value-type="float" office:value="769.71" calcext:value-type="float">
            <text:p>769.71</text:p>
          </table:table-cell>
        </table:table-row>
        <table:table-row table:style-name="ro1">
          <table:table-cell office:value-type="float" office:value="17775683" calcext:value-type="float">
            <text:p>17775683</text:p>
          </table:table-cell>
          <table:table-cell table:formula="of:=[.A1113]/1000/(60*60*24)" office:value-type="time" office:time-value="PT04H56M15.683S" calcext:value-type="time">
            <text:p>04:56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17.92" calcext:value-type="float">
            <text:p>617.92</text:p>
          </table:table-cell>
          <table:table-cell office:value-type="float" office:value="770.36" calcext:value-type="float">
            <text:p>770.36</text:p>
          </table:table-cell>
        </table:table-row>
        <table:table-row table:style-name="ro1">
          <table:table-cell office:value-type="float" office:value="17791683" calcext:value-type="float">
            <text:p>17791683</text:p>
          </table:table-cell>
          <table:table-cell table:formula="of:=[.A1114]/1000/(60*60*24)" office:value-type="time" office:time-value="PT04H56M31.683S" calcext:value-type="time">
            <text:p>04:56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18.46" calcext:value-type="float">
            <text:p>618.46</text:p>
          </table:table-cell>
          <table:table-cell office:value-type="float" office:value="771.01" calcext:value-type="float">
            <text:p>771.01</text:p>
          </table:table-cell>
        </table:table-row>
        <table:table-row table:style-name="ro1">
          <table:table-cell office:value-type="float" office:value="17807683" calcext:value-type="float">
            <text:p>17807683</text:p>
          </table:table-cell>
          <table:table-cell table:formula="of:=[.A1115]/1000/(60*60*24)" office:value-type="time" office:time-value="PT04H56M47.683S" calcext:value-type="time">
            <text:p>04:56:48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19" calcext:value-type="float">
            <text:p>619</text:p>
          </table:table-cell>
          <table:table-cell office:value-type="float" office:value="771.66" calcext:value-type="float">
            <text:p>771.66</text:p>
          </table:table-cell>
        </table:table-row>
        <table:table-row table:style-name="ro1">
          <table:table-cell office:value-type="float" office:value="17823683" calcext:value-type="float">
            <text:p>17823683</text:p>
          </table:table-cell>
          <table:table-cell table:formula="of:=[.A1116]/1000/(60*60*24)" office:value-type="time" office:time-value="PT04H57M03.683S" calcext:value-type="time">
            <text:p>04:57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19.54" calcext:value-type="float">
            <text:p>619.54</text:p>
          </table:table-cell>
          <table:table-cell office:value-type="float" office:value="772.31" calcext:value-type="float">
            <text:p>772.31</text:p>
          </table:table-cell>
        </table:table-row>
        <table:table-row table:style-name="ro1">
          <table:table-cell office:value-type="float" office:value="17839683" calcext:value-type="float">
            <text:p>17839683</text:p>
          </table:table-cell>
          <table:table-cell table:formula="of:=[.A1117]/1000/(60*60*24)" office:value-type="time" office:time-value="PT04H57M19.683S" calcext:value-type="time">
            <text:p>04:57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620.08" calcext:value-type="float">
            <text:p>620.08</text:p>
          </table:table-cell>
          <table:table-cell office:value-type="float" office:value="772.96" calcext:value-type="float">
            <text:p>772.96</text:p>
          </table:table-cell>
        </table:table-row>
        <table:table-row table:style-name="ro1">
          <table:table-cell office:value-type="float" office:value="17855683" calcext:value-type="float">
            <text:p>17855683</text:p>
          </table:table-cell>
          <table:table-cell table:formula="of:=[.A1118]/1000/(60*60*24)" office:value-type="time" office:time-value="PT04H57M35.683S" calcext:value-type="time">
            <text:p>04:57:36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20.62" calcext:value-type="float">
            <text:p>620.62</text:p>
          </table:table-cell>
          <table:table-cell office:value-type="float" office:value="773.6" calcext:value-type="float">
            <text:p>773.6</text:p>
          </table:table-cell>
        </table:table-row>
        <table:table-row table:style-name="ro1">
          <table:table-cell office:value-type="float" office:value="17871683" calcext:value-type="float">
            <text:p>17871683</text:p>
          </table:table-cell>
          <table:table-cell table:formula="of:=[.A1119]/1000/(60*60*24)" office:value-type="time" office:time-value="PT04H57M51.683S" calcext:value-type="time">
            <text:p>04:57:5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1.16" calcext:value-type="float">
            <text:p>621.16</text:p>
          </table:table-cell>
          <table:table-cell office:value-type="float" office:value="774.25" calcext:value-type="float">
            <text:p>774.25</text:p>
          </table:table-cell>
        </table:table-row>
        <table:table-row table:style-name="ro1">
          <table:table-cell office:value-type="float" office:value="17887683" calcext:value-type="float">
            <text:p>17887683</text:p>
          </table:table-cell>
          <table:table-cell table:formula="of:=[.A1120]/1000/(60*60*24)" office:value-type="time" office:time-value="PT04H58M07.683S" calcext:value-type="time">
            <text:p>04:58:0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1.69" calcext:value-type="float">
            <text:p>621.69</text:p>
          </table:table-cell>
          <table:table-cell office:value-type="float" office:value="774.9" calcext:value-type="float">
            <text:p>774.9</text:p>
          </table:table-cell>
        </table:table-row>
        <table:table-row table:style-name="ro1">
          <table:table-cell office:value-type="float" office:value="17903683" calcext:value-type="float">
            <text:p>17903683</text:p>
          </table:table-cell>
          <table:table-cell table:formula="of:=[.A1121]/1000/(60*60*24)" office:value-type="time" office:time-value="PT04H58M23.683S" calcext:value-type="time">
            <text:p>04:58:24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22.23" calcext:value-type="float">
            <text:p>622.23</text:p>
          </table:table-cell>
          <table:table-cell office:value-type="float" office:value="775.55" calcext:value-type="float">
            <text:p>775.55</text:p>
          </table:table-cell>
        </table:table-row>
        <table:table-row table:style-name="ro1">
          <table:table-cell office:value-type="float" office:value="17919683" calcext:value-type="float">
            <text:p>17919683</text:p>
          </table:table-cell>
          <table:table-cell table:formula="of:=[.A1122]/1000/(60*60*24)" office:value-type="time" office:time-value="PT04H58M39.683S" calcext:value-type="time">
            <text:p>04:58:4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2.77" calcext:value-type="float">
            <text:p>622.77</text:p>
          </table:table-cell>
          <table:table-cell office:value-type="float" office:value="776.2" calcext:value-type="float">
            <text:p>776.2</text:p>
          </table:table-cell>
        </table:table-row>
        <table:table-row table:style-name="ro1">
          <table:table-cell office:value-type="float" office:value="17935683" calcext:value-type="float">
            <text:p>17935683</text:p>
          </table:table-cell>
          <table:table-cell table:formula="of:=[.A1123]/1000/(60*60*24)" office:value-type="time" office:time-value="PT04H58M55.683S" calcext:value-type="time">
            <text:p>04:58:5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3.31" calcext:value-type="float">
            <text:p>623.31</text:p>
          </table:table-cell>
          <table:table-cell office:value-type="float" office:value="776.85" calcext:value-type="float">
            <text:p>776.85</text:p>
          </table:table-cell>
        </table:table-row>
        <table:table-row table:style-name="ro1">
          <table:table-cell office:value-type="float" office:value="17951683" calcext:value-type="float">
            <text:p>17951683</text:p>
          </table:table-cell>
          <table:table-cell table:formula="of:=[.A1124]/1000/(60*60*24)" office:value-type="time" office:time-value="PT04H59M11.683S" calcext:value-type="time">
            <text:p>04:59:1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3.85" calcext:value-type="float">
            <text:p>623.85</text:p>
          </table:table-cell>
          <table:table-cell office:value-type="float" office:value="777.5" calcext:value-type="float">
            <text:p>777.5</text:p>
          </table:table-cell>
        </table:table-row>
        <table:table-row table:style-name="ro1">
          <table:table-cell office:value-type="float" office:value="17967683" calcext:value-type="float">
            <text:p>17967683</text:p>
          </table:table-cell>
          <table:table-cell table:formula="of:=[.A1125]/1000/(60*60*24)" office:value-type="time" office:time-value="PT04H59M27.683S" calcext:value-type="time">
            <text:p>04:59:2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4.39" calcext:value-type="float">
            <text:p>624.39</text:p>
          </table:table-cell>
          <table:table-cell office:value-type="float" office:value="778.15" calcext:value-type="float">
            <text:p>778.15</text:p>
          </table:table-cell>
        </table:table-row>
        <table:table-row table:style-name="ro1">
          <table:table-cell office:value-type="float" office:value="17983683" calcext:value-type="float">
            <text:p>17983683</text:p>
          </table:table-cell>
          <table:table-cell table:formula="of:=[.A1126]/1000/(60*60*24)" office:value-type="time" office:time-value="PT04H59M43.683S" calcext:value-type="time">
            <text:p>04:59:44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624.93" calcext:value-type="float">
            <text:p>624.93</text:p>
          </table:table-cell>
          <table:table-cell office:value-type="float" office:value="778.8" calcext:value-type="float">
            <text:p>778.8</text:p>
          </table:table-cell>
        </table:table-row>
        <table:table-row table:style-name="ro1">
          <table:table-cell office:value-type="float" office:value="17999683" calcext:value-type="float">
            <text:p>17999683</text:p>
          </table:table-cell>
          <table:table-cell table:formula="of:=[.A1127]/1000/(60*60*24)" office:value-type="time" office:time-value="PT04H59M59.683S" calcext:value-type="time">
            <text:p>05:00:0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5.47" calcext:value-type="float">
            <text:p>625.47</text:p>
          </table:table-cell>
          <table:table-cell office:value-type="float" office:value="779.45" calcext:value-type="float">
            <text:p>779.45</text:p>
          </table:table-cell>
        </table:table-row>
        <table:table-row table:style-name="ro1">
          <table:table-cell office:value-type="float" office:value="18015683" calcext:value-type="float">
            <text:p>18015683</text:p>
          </table:table-cell>
          <table:table-cell table:formula="of:=[.A1128]/1000/(60*60*24)" office:value-type="time" office:time-value="PT05H00M15.683S" calcext:value-type="time">
            <text:p>05:00:1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6.01" calcext:value-type="float">
            <text:p>626.01</text:p>
          </table:table-cell>
          <table:table-cell office:value-type="float" office:value="780.1" calcext:value-type="float">
            <text:p>780.1</text:p>
          </table:table-cell>
        </table:table-row>
        <table:table-row table:style-name="ro1">
          <table:table-cell office:value-type="float" office:value="18031683" calcext:value-type="float">
            <text:p>18031683</text:p>
          </table:table-cell>
          <table:table-cell table:formula="of:=[.A1129]/1000/(60*60*24)" office:value-type="time" office:time-value="PT05H00M31.683S" calcext:value-type="time">
            <text:p>05:00:3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6.55" calcext:value-type="float">
            <text:p>626.55</text:p>
          </table:table-cell>
          <table:table-cell office:value-type="float" office:value="780.74" calcext:value-type="float">
            <text:p>780.74</text:p>
          </table:table-cell>
        </table:table-row>
        <table:table-row table:style-name="ro1">
          <table:table-cell office:value-type="float" office:value="18047683" calcext:value-type="float">
            <text:p>18047683</text:p>
          </table:table-cell>
          <table:table-cell table:formula="of:=[.A1130]/1000/(60*60*24)" office:value-type="time" office:time-value="PT05H00M47.683S" calcext:value-type="time">
            <text:p>05:00:4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7.08" calcext:value-type="float">
            <text:p>627.08</text:p>
          </table:table-cell>
          <table:table-cell office:value-type="float" office:value="781.39" calcext:value-type="float">
            <text:p>781.39</text:p>
          </table:table-cell>
        </table:table-row>
        <table:table-row table:style-name="ro1">
          <table:table-cell office:value-type="float" office:value="18063683" calcext:value-type="float">
            <text:p>18063683</text:p>
          </table:table-cell>
          <table:table-cell table:formula="of:=[.A1131]/1000/(60*60*24)" office:value-type="time" office:time-value="PT05H01M03.683S" calcext:value-type="time">
            <text:p>05:01:0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7.62" calcext:value-type="float">
            <text:p>627.62</text:p>
          </table:table-cell>
          <table:table-cell office:value-type="float" office:value="782.04" calcext:value-type="float">
            <text:p>782.04</text:p>
          </table:table-cell>
        </table:table-row>
        <table:table-row table:style-name="ro1">
          <table:table-cell office:value-type="float" office:value="18079683" calcext:value-type="float">
            <text:p>18079683</text:p>
          </table:table-cell>
          <table:table-cell table:formula="of:=[.A1132]/1000/(60*60*24)" office:value-type="time" office:time-value="PT05H01M19.683S" calcext:value-type="time">
            <text:p>05:01:2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8.16" calcext:value-type="float">
            <text:p>628.16</text:p>
          </table:table-cell>
          <table:table-cell office:value-type="float" office:value="782.69" calcext:value-type="float">
            <text:p>782.69</text:p>
          </table:table-cell>
        </table:table-row>
        <table:table-row table:style-name="ro1">
          <table:table-cell office:value-type="float" office:value="18095683" calcext:value-type="float">
            <text:p>18095683</text:p>
          </table:table-cell>
          <table:table-cell table:formula="of:=[.A1133]/1000/(60*60*24)" office:value-type="time" office:time-value="PT05H01M35.683S" calcext:value-type="time">
            <text:p>05:01:3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8.7" calcext:value-type="float">
            <text:p>628.7</text:p>
          </table:table-cell>
          <table:table-cell office:value-type="float" office:value="783.34" calcext:value-type="float">
            <text:p>783.34</text:p>
          </table:table-cell>
        </table:table-row>
        <table:table-row table:style-name="ro1">
          <table:table-cell office:value-type="float" office:value="18111683" calcext:value-type="float">
            <text:p>18111683</text:p>
          </table:table-cell>
          <table:table-cell table:formula="of:=[.A1134]/1000/(60*60*24)" office:value-type="time" office:time-value="PT05H01M51.683S" calcext:value-type="time">
            <text:p>05:01:5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29.24" calcext:value-type="float">
            <text:p>629.24</text:p>
          </table:table-cell>
          <table:table-cell office:value-type="float" office:value="783.99" calcext:value-type="float">
            <text:p>783.99</text:p>
          </table:table-cell>
        </table:table-row>
        <table:table-row table:style-name="ro1">
          <table:table-cell office:value-type="float" office:value="18127683" calcext:value-type="float">
            <text:p>18127683</text:p>
          </table:table-cell>
          <table:table-cell table:formula="of:=[.A1135]/1000/(60*60*24)" office:value-type="time" office:time-value="PT05H02M07.683S" calcext:value-type="time">
            <text:p>05:02:0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29.78" calcext:value-type="float">
            <text:p>629.78</text:p>
          </table:table-cell>
          <table:table-cell office:value-type="float" office:value="784.64" calcext:value-type="float">
            <text:p>784.64</text:p>
          </table:table-cell>
        </table:table-row>
        <table:table-row table:style-name="ro1">
          <table:table-cell office:value-type="float" office:value="18143683" calcext:value-type="float">
            <text:p>18143683</text:p>
          </table:table-cell>
          <table:table-cell table:formula="of:=[.A1136]/1000/(60*60*24)" office:value-type="time" office:time-value="PT05H02M23.683S" calcext:value-type="time">
            <text:p>05:02:2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30.32" calcext:value-type="float">
            <text:p>630.32</text:p>
          </table:table-cell>
          <table:table-cell office:value-type="float" office:value="785.29" calcext:value-type="float">
            <text:p>785.29</text:p>
          </table:table-cell>
        </table:table-row>
        <table:table-row table:style-name="ro1">
          <table:table-cell office:value-type="float" office:value="18159683" calcext:value-type="float">
            <text:p>18159683</text:p>
          </table:table-cell>
          <table:table-cell table:formula="of:=[.A1137]/1000/(60*60*24)" office:value-type="time" office:time-value="PT05H02M39.683S" calcext:value-type="time">
            <text:p>05:02:4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0.86" calcext:value-type="float">
            <text:p>630.86</text:p>
          </table:table-cell>
          <table:table-cell office:value-type="float" office:value="785.93" calcext:value-type="float">
            <text:p>785.93</text:p>
          </table:table-cell>
        </table:table-row>
        <table:table-row table:style-name="ro1">
          <table:table-cell office:value-type="float" office:value="18175683" calcext:value-type="float">
            <text:p>18175683</text:p>
          </table:table-cell>
          <table:table-cell table:formula="of:=[.A1138]/1000/(60*60*24)" office:value-type="time" office:time-value="PT05H02M55.683S" calcext:value-type="time">
            <text:p>05:02:5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1.39" calcext:value-type="float">
            <text:p>631.39</text:p>
          </table:table-cell>
          <table:table-cell office:value-type="float" office:value="786.58" calcext:value-type="float">
            <text:p>786.58</text:p>
          </table:table-cell>
        </table:table-row>
        <table:table-row table:style-name="ro1">
          <table:table-cell office:value-type="float" office:value="18191683" calcext:value-type="float">
            <text:p>18191683</text:p>
          </table:table-cell>
          <table:table-cell table:formula="of:=[.A1139]/1000/(60*60*24)" office:value-type="time" office:time-value="PT05H03M11.683S" calcext:value-type="time">
            <text:p>05:03:1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31.93" calcext:value-type="float">
            <text:p>631.93</text:p>
          </table:table-cell>
          <table:table-cell office:value-type="float" office:value="787.23" calcext:value-type="float">
            <text:p>787.23</text:p>
          </table:table-cell>
        </table:table-row>
        <table:table-row table:style-name="ro1">
          <table:table-cell office:value-type="float" office:value="18207683" calcext:value-type="float">
            <text:p>18207683</text:p>
          </table:table-cell>
          <table:table-cell table:formula="of:=[.A1140]/1000/(60*60*24)" office:value-type="time" office:time-value="PT05H03M27.683S" calcext:value-type="time">
            <text:p>05:03:2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32.47" calcext:value-type="float">
            <text:p>632.47</text:p>
          </table:table-cell>
          <table:table-cell office:value-type="float" office:value="787.88" calcext:value-type="float">
            <text:p>787.88</text:p>
          </table:table-cell>
        </table:table-row>
        <table:table-row table:style-name="ro1">
          <table:table-cell office:value-type="float" office:value="18223683" calcext:value-type="float">
            <text:p>18223683</text:p>
          </table:table-cell>
          <table:table-cell table:formula="of:=[.A1141]/1000/(60*60*24)" office:value-type="time" office:time-value="PT05H03M43.683S" calcext:value-type="time">
            <text:p>05:03:4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3.01" calcext:value-type="float">
            <text:p>633.01</text:p>
          </table:table-cell>
          <table:table-cell office:value-type="float" office:value="788.53" calcext:value-type="float">
            <text:p>788.53</text:p>
          </table:table-cell>
        </table:table-row>
        <table:table-row table:style-name="ro1">
          <table:table-cell office:value-type="float" office:value="18239683" calcext:value-type="float">
            <text:p>18239683</text:p>
          </table:table-cell>
          <table:table-cell table:formula="of:=[.A1142]/1000/(60*60*24)" office:value-type="time" office:time-value="PT05H03M59.683S" calcext:value-type="time">
            <text:p>05:04:0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3.55" calcext:value-type="float">
            <text:p>633.55</text:p>
          </table:table-cell>
          <table:table-cell office:value-type="float" office:value="789.18" calcext:value-type="float">
            <text:p>789.18</text:p>
          </table:table-cell>
        </table:table-row>
        <table:table-row table:style-name="ro1">
          <table:table-cell office:value-type="float" office:value="18255683" calcext:value-type="float">
            <text:p>18255683</text:p>
          </table:table-cell>
          <table:table-cell table:formula="of:=[.A1143]/1000/(60*60*24)" office:value-type="time" office:time-value="PT05H04M15.683S" calcext:value-type="time">
            <text:p>05:04:1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4.09" calcext:value-type="float">
            <text:p>634.09</text:p>
          </table:table-cell>
          <table:table-cell office:value-type="float" office:value="789.82" calcext:value-type="float">
            <text:p>789.82</text:p>
          </table:table-cell>
        </table:table-row>
        <table:table-row table:style-name="ro1">
          <table:table-cell office:value-type="float" office:value="18271683" calcext:value-type="float">
            <text:p>18271683</text:p>
          </table:table-cell>
          <table:table-cell table:formula="of:=[.A1144]/1000/(60*60*24)" office:value-type="time" office:time-value="PT05H04M31.683S" calcext:value-type="time">
            <text:p>05:04:3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4.63" calcext:value-type="float">
            <text:p>634.63</text:p>
          </table:table-cell>
          <table:table-cell office:value-type="float" office:value="790.47" calcext:value-type="float">
            <text:p>790.47</text:p>
          </table:table-cell>
        </table:table-row>
        <table:table-row table:style-name="ro1">
          <table:table-cell office:value-type="float" office:value="18287683" calcext:value-type="float">
            <text:p>18287683</text:p>
          </table:table-cell>
          <table:table-cell table:formula="of:=[.A1145]/1000/(60*60*24)" office:value-type="time" office:time-value="PT05H04M47.683S" calcext:value-type="time">
            <text:p>05:04:4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5.16" calcext:value-type="float">
            <text:p>635.16</text:p>
          </table:table-cell>
          <table:table-cell office:value-type="float" office:value="791.12" calcext:value-type="float">
            <text:p>791.12</text:p>
          </table:table-cell>
        </table:table-row>
        <table:table-row table:style-name="ro1">
          <table:table-cell office:value-type="float" office:value="18303683" calcext:value-type="float">
            <text:p>18303683</text:p>
          </table:table-cell>
          <table:table-cell table:formula="of:=[.A1146]/1000/(60*60*24)" office:value-type="time" office:time-value="PT05H05M03.683S" calcext:value-type="time">
            <text:p>05:05:0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635.7" calcext:value-type="float">
            <text:p>635.7</text:p>
          </table:table-cell>
          <table:table-cell office:value-type="float" office:value="791.77" calcext:value-type="float">
            <text:p>791.77</text:p>
          </table:table-cell>
        </table:table-row>
        <table:table-row table:style-name="ro1">
          <table:table-cell office:value-type="float" office:value="18319683" calcext:value-type="float">
            <text:p>18319683</text:p>
          </table:table-cell>
          <table:table-cell table:formula="of:=[.A1147]/1000/(60*60*24)" office:value-type="time" office:time-value="PT05H05M19.683S" calcext:value-type="time">
            <text:p>05:05:2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6.24" calcext:value-type="float">
            <text:p>636.24</text:p>
          </table:table-cell>
          <table:table-cell office:value-type="float" office:value="792.42" calcext:value-type="float">
            <text:p>792.42</text:p>
          </table:table-cell>
        </table:table-row>
        <table:table-row table:style-name="ro1">
          <table:table-cell office:value-type="float" office:value="18335683" calcext:value-type="float">
            <text:p>18335683</text:p>
          </table:table-cell>
          <table:table-cell table:formula="of:=[.A1148]/1000/(60*60*24)" office:value-type="time" office:time-value="PT05H05M35.683S" calcext:value-type="time">
            <text:p>05:05:3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6.78" calcext:value-type="float">
            <text:p>636.78</text:p>
          </table:table-cell>
          <table:table-cell office:value-type="float" office:value="793.07" calcext:value-type="float">
            <text:p>793.07</text:p>
          </table:table-cell>
        </table:table-row>
        <table:table-row table:style-name="ro1">
          <table:table-cell office:value-type="float" office:value="18351683" calcext:value-type="float">
            <text:p>18351683</text:p>
          </table:table-cell>
          <table:table-cell table:formula="of:=[.A1149]/1000/(60*60*24)" office:value-type="time" office:time-value="PT05H05M51.683S" calcext:value-type="time">
            <text:p>05:05:5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7.32" calcext:value-type="float">
            <text:p>637.32</text:p>
          </table:table-cell>
          <table:table-cell office:value-type="float" office:value="793.71" calcext:value-type="float">
            <text:p>793.71</text:p>
          </table:table-cell>
        </table:table-row>
        <table:table-row table:style-name="ro1">
          <table:table-cell office:value-type="float" office:value="18367683" calcext:value-type="float">
            <text:p>18367683</text:p>
          </table:table-cell>
          <table:table-cell table:formula="of:=[.A1150]/1000/(60*60*24)" office:value-type="time" office:time-value="PT05H06M07.683S" calcext:value-type="time">
            <text:p>05:06:0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7.86" calcext:value-type="float">
            <text:p>637.86</text:p>
          </table:table-cell>
          <table:table-cell office:value-type="float" office:value="794.36" calcext:value-type="float">
            <text:p>794.36</text:p>
          </table:table-cell>
        </table:table-row>
        <table:table-row table:style-name="ro1">
          <table:table-cell office:value-type="float" office:value="18383683" calcext:value-type="float">
            <text:p>18383683</text:p>
          </table:table-cell>
          <table:table-cell table:formula="of:=[.A1151]/1000/(60*60*24)" office:value-type="time" office:time-value="PT05H06M23.683S" calcext:value-type="time">
            <text:p>05:06:2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8.39" calcext:value-type="float">
            <text:p>638.39</text:p>
          </table:table-cell>
          <table:table-cell office:value-type="float" office:value="795.01" calcext:value-type="float">
            <text:p>795.01</text:p>
          </table:table-cell>
        </table:table-row>
        <table:table-row table:style-name="ro1">
          <table:table-cell office:value-type="float" office:value="18399683" calcext:value-type="float">
            <text:p>18399683</text:p>
          </table:table-cell>
          <table:table-cell table:formula="of:=[.A1152]/1000/(60*60*24)" office:value-type="time" office:time-value="PT05H06M39.683S" calcext:value-type="time">
            <text:p>05:06:4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8.93" calcext:value-type="float">
            <text:p>638.93</text:p>
          </table:table-cell>
          <table:table-cell office:value-type="float" office:value="795.66" calcext:value-type="float">
            <text:p>795.66</text:p>
          </table:table-cell>
        </table:table-row>
        <table:table-row table:style-name="ro1">
          <table:table-cell office:value-type="float" office:value="18415683" calcext:value-type="float">
            <text:p>18415683</text:p>
          </table:table-cell>
          <table:table-cell table:formula="of:=[.A1153]/1000/(60*60*24)" office:value-type="time" office:time-value="PT05H06M55.683S" calcext:value-type="time">
            <text:p>05:06:5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39.47" calcext:value-type="float">
            <text:p>639.47</text:p>
          </table:table-cell>
          <table:table-cell office:value-type="float" office:value="796.31" calcext:value-type="float">
            <text:p>796.31</text:p>
          </table:table-cell>
        </table:table-row>
        <table:table-row table:style-name="ro1">
          <table:table-cell office:value-type="float" office:value="18431683" calcext:value-type="float">
            <text:p>18431683</text:p>
          </table:table-cell>
          <table:table-cell table:formula="of:=[.A1154]/1000/(60*60*24)" office:value-type="time" office:time-value="PT05H07M11.683S" calcext:value-type="time">
            <text:p>05:07:1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0.01" calcext:value-type="float">
            <text:p>640.01</text:p>
          </table:table-cell>
          <table:table-cell office:value-type="float" office:value="796.96" calcext:value-type="float">
            <text:p>796.96</text:p>
          </table:table-cell>
        </table:table-row>
        <table:table-row table:style-name="ro1">
          <table:table-cell office:value-type="float" office:value="18447683" calcext:value-type="float">
            <text:p>18447683</text:p>
          </table:table-cell>
          <table:table-cell table:formula="of:=[.A1155]/1000/(60*60*24)" office:value-type="time" office:time-value="PT05H07M27.683S" calcext:value-type="time">
            <text:p>05:07:2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0.55" calcext:value-type="float">
            <text:p>640.55</text:p>
          </table:table-cell>
          <table:table-cell office:value-type="float" office:value="797.6" calcext:value-type="float">
            <text:p>797.6</text:p>
          </table:table-cell>
        </table:table-row>
        <table:table-row table:style-name="ro1">
          <table:table-cell office:value-type="float" office:value="18463683" calcext:value-type="float">
            <text:p>18463683</text:p>
          </table:table-cell>
          <table:table-cell table:formula="of:=[.A1156]/1000/(60*60*24)" office:value-type="time" office:time-value="PT05H07M43.683S" calcext:value-type="time">
            <text:p>05:07:4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41.08" calcext:value-type="float">
            <text:p>641.08</text:p>
          </table:table-cell>
          <table:table-cell office:value-type="float" office:value="798.25" calcext:value-type="float">
            <text:p>798.25</text:p>
          </table:table-cell>
        </table:table-row>
        <table:table-row table:style-name="ro1">
          <table:table-cell office:value-type="float" office:value="18479683" calcext:value-type="float">
            <text:p>18479683</text:p>
          </table:table-cell>
          <table:table-cell table:formula="of:=[.A1157]/1000/(60*60*24)" office:value-type="time" office:time-value="PT05H07M59.683S" calcext:value-type="time">
            <text:p>05:08:0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41.62" calcext:value-type="float">
            <text:p>641.62</text:p>
          </table:table-cell>
          <table:table-cell office:value-type="float" office:value="798.9" calcext:value-type="float">
            <text:p>798.9</text:p>
          </table:table-cell>
        </table:table-row>
        <table:table-row table:style-name="ro1">
          <table:table-cell office:value-type="float" office:value="18495683" calcext:value-type="float">
            <text:p>18495683</text:p>
          </table:table-cell>
          <table:table-cell table:formula="of:=[.A1158]/1000/(60*60*24)" office:value-type="time" office:time-value="PT05H08M15.683S" calcext:value-type="time">
            <text:p>05:08:1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42.16" calcext:value-type="float">
            <text:p>642.16</text:p>
          </table:table-cell>
          <table:table-cell office:value-type="float" office:value="799.55" calcext:value-type="float">
            <text:p>799.55</text:p>
          </table:table-cell>
        </table:table-row>
        <table:table-row table:style-name="ro1">
          <table:table-cell office:value-type="float" office:value="18511683" calcext:value-type="float">
            <text:p>18511683</text:p>
          </table:table-cell>
          <table:table-cell table:formula="of:=[.A1159]/1000/(60*60*24)" office:value-type="time" office:time-value="PT05H08M31.683S" calcext:value-type="time">
            <text:p>05:08:3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42.7" calcext:value-type="float">
            <text:p>642.7</text:p>
          </table:table-cell>
          <table:table-cell office:value-type="float" office:value="800.19" calcext:value-type="float">
            <text:p>800.19</text:p>
          </table:table-cell>
        </table:table-row>
        <table:table-row table:style-name="ro1">
          <table:table-cell office:value-type="float" office:value="18527683" calcext:value-type="float">
            <text:p>18527683</text:p>
          </table:table-cell>
          <table:table-cell table:formula="of:=[.A1160]/1000/(60*60*24)" office:value-type="time" office:time-value="PT05H08M47.683S" calcext:value-type="time">
            <text:p>05:08:4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43.24" calcext:value-type="float">
            <text:p>643.24</text:p>
          </table:table-cell>
          <table:table-cell office:value-type="float" office:value="800.84" calcext:value-type="float">
            <text:p>800.84</text:p>
          </table:table-cell>
        </table:table-row>
        <table:table-row table:style-name="ro1">
          <table:table-cell office:value-type="float" office:value="18543683" calcext:value-type="float">
            <text:p>18543683</text:p>
          </table:table-cell>
          <table:table-cell table:formula="of:=[.A1161]/1000/(60*60*24)" office:value-type="time" office:time-value="PT05H09M03.683S" calcext:value-type="time">
            <text:p>05:09:0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43.78" calcext:value-type="float">
            <text:p>643.78</text:p>
          </table:table-cell>
          <table:table-cell office:value-type="float" office:value="801.49" calcext:value-type="float">
            <text:p>801.49</text:p>
          </table:table-cell>
        </table:table-row>
        <table:table-row table:style-name="ro1">
          <table:table-cell office:value-type="float" office:value="18559683" calcext:value-type="float">
            <text:p>18559683</text:p>
          </table:table-cell>
          <table:table-cell table:formula="of:=[.A1162]/1000/(60*60*24)" office:value-type="time" office:time-value="PT05H09M19.683S" calcext:value-type="time">
            <text:p>05:09:2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644.31" calcext:value-type="float">
            <text:p>644.31</text:p>
          </table:table-cell>
          <table:table-cell office:value-type="float" office:value="802.14" calcext:value-type="float">
            <text:p>802.14</text:p>
          </table:table-cell>
        </table:table-row>
        <table:table-row table:style-name="ro1">
          <table:table-cell office:value-type="float" office:value="18575683" calcext:value-type="float">
            <text:p>18575683</text:p>
          </table:table-cell>
          <table:table-cell table:formula="of:=[.A1163]/1000/(60*60*24)" office:value-type="time" office:time-value="PT05H09M35.683S" calcext:value-type="time">
            <text:p>05:09:3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44.85" calcext:value-type="float">
            <text:p>644.85</text:p>
          </table:table-cell>
          <table:table-cell office:value-type="float" office:value="802.78" calcext:value-type="float">
            <text:p>802.78</text:p>
          </table:table-cell>
        </table:table-row>
        <table:table-row table:style-name="ro1">
          <table:table-cell office:value-type="float" office:value="18591683" calcext:value-type="float">
            <text:p>18591683</text:p>
          </table:table-cell>
          <table:table-cell table:formula="of:=[.A1164]/1000/(60*60*24)" office:value-type="time" office:time-value="PT05H09M51.683S" calcext:value-type="time">
            <text:p>05:09:5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45.39" calcext:value-type="float">
            <text:p>645.39</text:p>
          </table:table-cell>
          <table:table-cell office:value-type="float" office:value="803.43" calcext:value-type="float">
            <text:p>803.43</text:p>
          </table:table-cell>
        </table:table-row>
        <table:table-row table:style-name="ro1">
          <table:table-cell office:value-type="float" office:value="18607683" calcext:value-type="float">
            <text:p>18607683</text:p>
          </table:table-cell>
          <table:table-cell table:formula="of:=[.A1165]/1000/(60*60*24)" office:value-type="time" office:time-value="PT05H10M07.683S" calcext:value-type="time">
            <text:p>05:10:0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45.93" calcext:value-type="float">
            <text:p>645.93</text:p>
          </table:table-cell>
          <table:table-cell office:value-type="float" office:value="804.08" calcext:value-type="float">
            <text:p>804.08</text:p>
          </table:table-cell>
        </table:table-row>
        <table:table-row table:style-name="ro1">
          <table:table-cell office:value-type="float" office:value="18623683" calcext:value-type="float">
            <text:p>18623683</text:p>
          </table:table-cell>
          <table:table-cell table:formula="of:=[.A1166]/1000/(60*60*24)" office:value-type="time" office:time-value="PT05H10M23.683S" calcext:value-type="time">
            <text:p>05:10:2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646.46" calcext:value-type="float">
            <text:p>646.46</text:p>
          </table:table-cell>
          <table:table-cell office:value-type="float" office:value="804.73" calcext:value-type="float">
            <text:p>804.73</text:p>
          </table:table-cell>
        </table:table-row>
        <table:table-row table:style-name="ro1">
          <table:table-cell office:value-type="float" office:value="18639683" calcext:value-type="float">
            <text:p>18639683</text:p>
          </table:table-cell>
          <table:table-cell table:formula="of:=[.A1167]/1000/(60*60*24)" office:value-type="time" office:time-value="PT05H10M39.683S" calcext:value-type="time">
            <text:p>05:10:4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47" calcext:value-type="float">
            <text:p>647</text:p>
          </table:table-cell>
          <table:table-cell office:value-type="float" office:value="805.37" calcext:value-type="float">
            <text:p>805.37</text:p>
          </table:table-cell>
        </table:table-row>
        <table:table-row table:style-name="ro1">
          <table:table-cell office:value-type="float" office:value="18655683" calcext:value-type="float">
            <text:p>18655683</text:p>
          </table:table-cell>
          <table:table-cell table:formula="of:=[.A1168]/1000/(60*60*24)" office:value-type="time" office:time-value="PT05H10M55.683S" calcext:value-type="time">
            <text:p>05:10:5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647.54" calcext:value-type="float">
            <text:p>647.54</text:p>
          </table:table-cell>
          <table:table-cell office:value-type="float" office:value="806.02" calcext:value-type="float">
            <text:p>806.02</text:p>
          </table:table-cell>
        </table:table-row>
        <table:table-row table:style-name="ro1">
          <table:table-cell office:value-type="float" office:value="18671683" calcext:value-type="float">
            <text:p>18671683</text:p>
          </table:table-cell>
          <table:table-cell table:formula="of:=[.A1169]/1000/(60*60*24)" office:value-type="time" office:time-value="PT05H11M11.683S" calcext:value-type="time">
            <text:p>05:11:1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48.08" calcext:value-type="float">
            <text:p>648.08</text:p>
          </table:table-cell>
          <table:table-cell office:value-type="float" office:value="806.67" calcext:value-type="float">
            <text:p>806.67</text:p>
          </table:table-cell>
        </table:table-row>
        <table:table-row table:style-name="ro1">
          <table:table-cell office:value-type="float" office:value="18687683" calcext:value-type="float">
            <text:p>18687683</text:p>
          </table:table-cell>
          <table:table-cell table:formula="of:=[.A1170]/1000/(60*60*24)" office:value-type="time" office:time-value="PT05H11M27.683S" calcext:value-type="time">
            <text:p>05:11:2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48.62" calcext:value-type="float">
            <text:p>648.62</text:p>
          </table:table-cell>
          <table:table-cell office:value-type="float" office:value="807.31" calcext:value-type="float">
            <text:p>807.31</text:p>
          </table:table-cell>
        </table:table-row>
        <table:table-row table:style-name="ro1">
          <table:table-cell office:value-type="float" office:value="18703683" calcext:value-type="float">
            <text:p>18703683</text:p>
          </table:table-cell>
          <table:table-cell table:formula="of:=[.A1171]/1000/(60*60*24)" office:value-type="time" office:time-value="PT05H11M43.683S" calcext:value-type="time">
            <text:p>05:11:4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649.15" calcext:value-type="float">
            <text:p>649.15</text:p>
          </table:table-cell>
          <table:table-cell office:value-type="float" office:value="807.96" calcext:value-type="float">
            <text:p>807.96</text:p>
          </table:table-cell>
        </table:table-row>
        <table:table-row table:style-name="ro1">
          <table:table-cell office:value-type="float" office:value="18719683" calcext:value-type="float">
            <text:p>18719683</text:p>
          </table:table-cell>
          <table:table-cell table:formula="of:=[.A1172]/1000/(60*60*24)" office:value-type="time" office:time-value="PT05H11M59.683S" calcext:value-type="time">
            <text:p>05:12:0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49.69" calcext:value-type="float">
            <text:p>649.69</text:p>
          </table:table-cell>
          <table:table-cell office:value-type="float" office:value="808.61" calcext:value-type="float">
            <text:p>808.61</text:p>
          </table:table-cell>
        </table:table-row>
        <table:table-row table:style-name="ro1">
          <table:table-cell office:value-type="float" office:value="18735683" calcext:value-type="float">
            <text:p>18735683</text:p>
          </table:table-cell>
          <table:table-cell table:formula="of:=[.A1173]/1000/(60*60*24)" office:value-type="time" office:time-value="PT05H12M15.683S" calcext:value-type="time">
            <text:p>05:12:1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650.23" calcext:value-type="float">
            <text:p>650.23</text:p>
          </table:table-cell>
          <table:table-cell office:value-type="float" office:value="809.26" calcext:value-type="float">
            <text:p>809.26</text:p>
          </table:table-cell>
        </table:table-row>
        <table:table-row table:style-name="ro1">
          <table:table-cell office:value-type="float" office:value="18751683" calcext:value-type="float">
            <text:p>18751683</text:p>
          </table:table-cell>
          <table:table-cell table:formula="of:=[.A1174]/1000/(60*60*24)" office:value-type="time" office:time-value="PT05H12M31.683S" calcext:value-type="time">
            <text:p>05:12:3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650.77" calcext:value-type="float">
            <text:p>650.77</text:p>
          </table:table-cell>
          <table:table-cell office:value-type="float" office:value="809.9" calcext:value-type="float">
            <text:p>809.9</text:p>
          </table:table-cell>
        </table:table-row>
        <table:table-row table:style-name="ro1">
          <table:table-cell office:value-type="float" office:value="18767683" calcext:value-type="float">
            <text:p>18767683</text:p>
          </table:table-cell>
          <table:table-cell table:formula="of:=[.A1175]/1000/(60*60*24)" office:value-type="time" office:time-value="PT05H12M47.683S" calcext:value-type="time">
            <text:p>05:12:4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51.3" calcext:value-type="float">
            <text:p>651.3</text:p>
          </table:table-cell>
          <table:table-cell office:value-type="float" office:value="810.55" calcext:value-type="float">
            <text:p>810.55</text:p>
          </table:table-cell>
        </table:table-row>
        <table:table-row table:style-name="ro1">
          <table:table-cell office:value-type="float" office:value="18783683" calcext:value-type="float">
            <text:p>18783683</text:p>
          </table:table-cell>
          <table:table-cell table:formula="of:=[.A1176]/1000/(60*60*24)" office:value-type="time" office:time-value="PT05H13M03.683S" calcext:value-type="time">
            <text:p>05:13:0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51.84" calcext:value-type="float">
            <text:p>651.84</text:p>
          </table:table-cell>
          <table:table-cell office:value-type="float" office:value="811.2" calcext:value-type="float">
            <text:p>811.2</text:p>
          </table:table-cell>
        </table:table-row>
        <table:table-row table:style-name="ro1">
          <table:table-cell office:value-type="float" office:value="18799683" calcext:value-type="float">
            <text:p>18799683</text:p>
          </table:table-cell>
          <table:table-cell table:formula="of:=[.A1177]/1000/(60*60*24)" office:value-type="time" office:time-value="PT05H13M19.683S" calcext:value-type="time">
            <text:p>05:13:2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652.38" calcext:value-type="float">
            <text:p>652.38</text:p>
          </table:table-cell>
          <table:table-cell office:value-type="float" office:value="811.84" calcext:value-type="float">
            <text:p>811.84</text:p>
          </table:table-cell>
        </table:table-row>
        <table:table-row table:style-name="ro1">
          <table:table-cell office:value-type="float" office:value="18815683" calcext:value-type="float">
            <text:p>18815683</text:p>
          </table:table-cell>
          <table:table-cell table:formula="of:=[.A1178]/1000/(60*60*24)" office:value-type="time" office:time-value="PT05H13M35.683S" calcext:value-type="time">
            <text:p>05:13:3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652.92" calcext:value-type="float">
            <text:p>652.92</text:p>
          </table:table-cell>
          <table:table-cell office:value-type="float" office:value="812.49" calcext:value-type="float">
            <text:p>812.49</text:p>
          </table:table-cell>
        </table:table-row>
        <table:table-row table:style-name="ro1">
          <table:table-cell office:value-type="float" office:value="18831683" calcext:value-type="float">
            <text:p>18831683</text:p>
          </table:table-cell>
          <table:table-cell table:formula="of:=[.A1179]/1000/(60*60*24)" office:value-type="time" office:time-value="PT05H13M51.683S" calcext:value-type="time">
            <text:p>05:13:5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53.45" calcext:value-type="float">
            <text:p>653.45</text:p>
          </table:table-cell>
          <table:table-cell office:value-type="float" office:value="813.14" calcext:value-type="float">
            <text:p>813.14</text:p>
          </table:table-cell>
        </table:table-row>
        <table:table-row table:style-name="ro1">
          <table:table-cell office:value-type="float" office:value="18847683" calcext:value-type="float">
            <text:p>18847683</text:p>
          </table:table-cell>
          <table:table-cell table:formula="of:=[.A1180]/1000/(60*60*24)" office:value-type="time" office:time-value="PT05H14M07.683S" calcext:value-type="time">
            <text:p>05:14:0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53.99" calcext:value-type="float">
            <text:p>653.99</text:p>
          </table:table-cell>
          <table:table-cell office:value-type="float" office:value="813.78" calcext:value-type="float">
            <text:p>813.78</text:p>
          </table:table-cell>
        </table:table-row>
        <table:table-row table:style-name="ro1">
          <table:table-cell office:value-type="float" office:value="18863683" calcext:value-type="float">
            <text:p>18863683</text:p>
          </table:table-cell>
          <table:table-cell table:formula="of:=[.A1181]/1000/(60*60*24)" office:value-type="time" office:time-value="PT05H14M23.683S" calcext:value-type="time">
            <text:p>05:14:2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54.53" calcext:value-type="float">
            <text:p>654.53</text:p>
          </table:table-cell>
          <table:table-cell office:value-type="float" office:value="814.43" calcext:value-type="float">
            <text:p>814.43</text:p>
          </table:table-cell>
        </table:table-row>
        <table:table-row table:style-name="ro1">
          <table:table-cell office:value-type="float" office:value="18879683" calcext:value-type="float">
            <text:p>18879683</text:p>
          </table:table-cell>
          <table:table-cell table:formula="of:=[.A1182]/1000/(60*60*24)" office:value-type="time" office:time-value="PT05H14M39.683S" calcext:value-type="time">
            <text:p>05:14:4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55.07" calcext:value-type="float">
            <text:p>655.07</text:p>
          </table:table-cell>
          <table:table-cell office:value-type="float" office:value="815.07" calcext:value-type="float">
            <text:p>815.07</text:p>
          </table:table-cell>
        </table:table-row>
        <table:table-row table:style-name="ro1">
          <table:table-cell office:value-type="float" office:value="18895683" calcext:value-type="float">
            <text:p>18895683</text:p>
          </table:table-cell>
          <table:table-cell table:formula="of:=[.A1183]/1000/(60*60*24)" office:value-type="time" office:time-value="PT05H14M55.683S" calcext:value-type="time">
            <text:p>05:14:5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55.6" calcext:value-type="float">
            <text:p>655.6</text:p>
          </table:table-cell>
          <table:table-cell office:value-type="float" office:value="815.72" calcext:value-type="float">
            <text:p>815.72</text:p>
          </table:table-cell>
        </table:table-row>
        <table:table-row table:style-name="ro1">
          <table:table-cell office:value-type="float" office:value="18911683" calcext:value-type="float">
            <text:p>18911683</text:p>
          </table:table-cell>
          <table:table-cell table:formula="of:=[.A1184]/1000/(60*60*24)" office:value-type="time" office:time-value="PT05H15M11.683S" calcext:value-type="time">
            <text:p>05:15:1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56.14" calcext:value-type="float">
            <text:p>656.14</text:p>
          </table:table-cell>
          <table:table-cell office:value-type="float" office:value="816.37" calcext:value-type="float">
            <text:p>816.37</text:p>
          </table:table-cell>
        </table:table-row>
        <table:table-row table:style-name="ro1">
          <table:table-cell office:value-type="float" office:value="18927683" calcext:value-type="float">
            <text:p>18927683</text:p>
          </table:table-cell>
          <table:table-cell table:formula="of:=[.A1185]/1000/(60*60*24)" office:value-type="time" office:time-value="PT05H15M27.683S" calcext:value-type="time">
            <text:p>05:15:2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56.68" calcext:value-type="float">
            <text:p>656.68</text:p>
          </table:table-cell>
          <table:table-cell office:value-type="float" office:value="817.01" calcext:value-type="float">
            <text:p>817.01</text:p>
          </table:table-cell>
        </table:table-row>
        <table:table-row table:style-name="ro1">
          <table:table-cell office:value-type="float" office:value="18943683" calcext:value-type="float">
            <text:p>18943683</text:p>
          </table:table-cell>
          <table:table-cell table:formula="of:=[.A1186]/1000/(60*60*24)" office:value-type="time" office:time-value="PT05H15M43.683S" calcext:value-type="time">
            <text:p>05:15:4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57.22" calcext:value-type="float">
            <text:p>657.22</text:p>
          </table:table-cell>
          <table:table-cell office:value-type="float" office:value="817.66" calcext:value-type="float">
            <text:p>817.66</text:p>
          </table:table-cell>
        </table:table-row>
        <table:table-row table:style-name="ro1">
          <table:table-cell office:value-type="float" office:value="18959683" calcext:value-type="float">
            <text:p>18959683</text:p>
          </table:table-cell>
          <table:table-cell table:formula="of:=[.A1187]/1000/(60*60*24)" office:value-type="time" office:time-value="PT05H15M59.683S" calcext:value-type="time">
            <text:p>05:16:0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57.75" calcext:value-type="float">
            <text:p>657.75</text:p>
          </table:table-cell>
          <table:table-cell office:value-type="float" office:value="818.3" calcext:value-type="float">
            <text:p>818.3</text:p>
          </table:table-cell>
        </table:table-row>
        <table:table-row table:style-name="ro1">
          <table:table-cell office:value-type="float" office:value="18975683" calcext:value-type="float">
            <text:p>18975683</text:p>
          </table:table-cell>
          <table:table-cell table:formula="of:=[.A1188]/1000/(60*60*24)" office:value-type="time" office:time-value="PT05H16M15.683S" calcext:value-type="time">
            <text:p>05:16:1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58.29" calcext:value-type="float">
            <text:p>658.29</text:p>
          </table:table-cell>
          <table:table-cell office:value-type="float" office:value="818.95" calcext:value-type="float">
            <text:p>818.95</text:p>
          </table:table-cell>
        </table:table-row>
        <table:table-row table:style-name="ro1">
          <table:table-cell office:value-type="float" office:value="18991683" calcext:value-type="float">
            <text:p>18991683</text:p>
          </table:table-cell>
          <table:table-cell table:formula="of:=[.A1189]/1000/(60*60*24)" office:value-type="time" office:time-value="PT05H16M31.683S" calcext:value-type="time">
            <text:p>05:16:3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58.83" calcext:value-type="float">
            <text:p>658.83</text:p>
          </table:table-cell>
          <table:table-cell office:value-type="float" office:value="819.59" calcext:value-type="float">
            <text:p>819.59</text:p>
          </table:table-cell>
        </table:table-row>
        <table:table-row table:style-name="ro1">
          <table:table-cell office:value-type="float" office:value="19007683" calcext:value-type="float">
            <text:p>19007683</text:p>
          </table:table-cell>
          <table:table-cell table:formula="of:=[.A1190]/1000/(60*60*24)" office:value-type="time" office:time-value="PT05H16M47.683S" calcext:value-type="time">
            <text:p>05:16:4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659.36" calcext:value-type="float">
            <text:p>659.36</text:p>
          </table:table-cell>
          <table:table-cell office:value-type="float" office:value="820.24" calcext:value-type="float">
            <text:p>820.24</text:p>
          </table:table-cell>
        </table:table-row>
        <table:table-row table:style-name="ro1">
          <table:table-cell office:value-type="float" office:value="19023683" calcext:value-type="float">
            <text:p>19023683</text:p>
          </table:table-cell>
          <table:table-cell table:formula="of:=[.A1191]/1000/(60*60*24)" office:value-type="time" office:time-value="PT05H17M03.683S" calcext:value-type="time">
            <text:p>05:17:0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59.9" calcext:value-type="float">
            <text:p>659.9</text:p>
          </table:table-cell>
          <table:table-cell office:value-type="float" office:value="820.88" calcext:value-type="float">
            <text:p>820.88</text:p>
          </table:table-cell>
        </table:table-row>
        <table:table-row table:style-name="ro1">
          <table:table-cell office:value-type="float" office:value="19039683" calcext:value-type="float">
            <text:p>19039683</text:p>
          </table:table-cell>
          <table:table-cell table:formula="of:=[.A1192]/1000/(60*60*24)" office:value-type="time" office:time-value="PT05H17M19.683S" calcext:value-type="time">
            <text:p>05:17:2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60.44" calcext:value-type="float">
            <text:p>660.44</text:p>
          </table:table-cell>
          <table:table-cell office:value-type="float" office:value="821.53" calcext:value-type="float">
            <text:p>821.53</text:p>
          </table:table-cell>
        </table:table-row>
        <table:table-row table:style-name="ro1">
          <table:table-cell office:value-type="float" office:value="19055683" calcext:value-type="float">
            <text:p>19055683</text:p>
          </table:table-cell>
          <table:table-cell table:formula="of:=[.A1193]/1000/(60*60*24)" office:value-type="time" office:time-value="PT05H17M35.683S" calcext:value-type="time">
            <text:p>05:17:3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60.98" calcext:value-type="float">
            <text:p>660.98</text:p>
          </table:table-cell>
          <table:table-cell office:value-type="float" office:value="822.17" calcext:value-type="float">
            <text:p>822.17</text:p>
          </table:table-cell>
        </table:table-row>
        <table:table-row table:style-name="ro1">
          <table:table-cell office:value-type="float" office:value="19071683" calcext:value-type="float">
            <text:p>19071683</text:p>
          </table:table-cell>
          <table:table-cell table:formula="of:=[.A1194]/1000/(60*60*24)" office:value-type="time" office:time-value="PT05H17M51.683S" calcext:value-type="time">
            <text:p>05:17:5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61.51" calcext:value-type="float">
            <text:p>661.51</text:p>
          </table:table-cell>
          <table:table-cell office:value-type="float" office:value="822.82" calcext:value-type="float">
            <text:p>822.82</text:p>
          </table:table-cell>
        </table:table-row>
        <table:table-row table:style-name="ro1">
          <table:table-cell office:value-type="float" office:value="19087683" calcext:value-type="float">
            <text:p>19087683</text:p>
          </table:table-cell>
          <table:table-cell table:formula="of:=[.A1195]/1000/(60*60*24)" office:value-type="time" office:time-value="PT05H18M07.683S" calcext:value-type="time">
            <text:p>05:18:0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62.05" calcext:value-type="float">
            <text:p>662.05</text:p>
          </table:table-cell>
          <table:table-cell office:value-type="float" office:value="823.46" calcext:value-type="float">
            <text:p>823.46</text:p>
          </table:table-cell>
        </table:table-row>
        <table:table-row table:style-name="ro1">
          <table:table-cell office:value-type="float" office:value="19103682" calcext:value-type="float">
            <text:p>19103682</text:p>
          </table:table-cell>
          <table:table-cell table:formula="of:=[.A1196]/1000/(60*60*24)" office:value-type="time" office:time-value="PT05H18M23.682S" calcext:value-type="time">
            <text:p>05:18:2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662.59" calcext:value-type="float">
            <text:p>662.59</text:p>
          </table:table-cell>
          <table:table-cell office:value-type="float" office:value="824.11" calcext:value-type="float">
            <text:p>824.11</text:p>
          </table:table-cell>
        </table:table-row>
        <table:table-row table:style-name="ro1">
          <table:table-cell office:value-type="float" office:value="19119683" calcext:value-type="float">
            <text:p>19119683</text:p>
          </table:table-cell>
          <table:table-cell table:formula="of:=[.A1197]/1000/(60*60*24)" office:value-type="time" office:time-value="PT05H18M39.683S" calcext:value-type="time">
            <text:p>05:18:4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63.12" calcext:value-type="float">
            <text:p>663.12</text:p>
          </table:table-cell>
          <table:table-cell office:value-type="float" office:value="824.75" calcext:value-type="float">
            <text:p>824.75</text:p>
          </table:table-cell>
        </table:table-row>
        <table:table-row table:style-name="ro1">
          <table:table-cell office:value-type="float" office:value="19135683" calcext:value-type="float">
            <text:p>19135683</text:p>
          </table:table-cell>
          <table:table-cell table:formula="of:=[.A1198]/1000/(60*60*24)" office:value-type="time" office:time-value="PT05H18M55.683S" calcext:value-type="time">
            <text:p>05:18:5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63.66" calcext:value-type="float">
            <text:p>663.66</text:p>
          </table:table-cell>
          <table:table-cell office:value-type="float" office:value="825.4" calcext:value-type="float">
            <text:p>825.4</text:p>
          </table:table-cell>
        </table:table-row>
        <table:table-row table:style-name="ro1">
          <table:table-cell office:value-type="float" office:value="19151683" calcext:value-type="float">
            <text:p>19151683</text:p>
          </table:table-cell>
          <table:table-cell table:formula="of:=[.A1199]/1000/(60*60*24)" office:value-type="time" office:time-value="PT05H19M11.683S" calcext:value-type="time">
            <text:p>05:19:1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64.2" calcext:value-type="float">
            <text:p>664.2</text:p>
          </table:table-cell>
          <table:table-cell office:value-type="float" office:value="826.04" calcext:value-type="float">
            <text:p>826.04</text:p>
          </table:table-cell>
        </table:table-row>
        <table:table-row table:style-name="ro1">
          <table:table-cell office:value-type="float" office:value="19167683" calcext:value-type="float">
            <text:p>19167683</text:p>
          </table:table-cell>
          <table:table-cell table:formula="of:=[.A1200]/1000/(60*60*24)" office:value-type="time" office:time-value="PT05H19M27.683S" calcext:value-type="time">
            <text:p>05:19:2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64.73" calcext:value-type="float">
            <text:p>664.73</text:p>
          </table:table-cell>
          <table:table-cell office:value-type="float" office:value="826.69" calcext:value-type="float">
            <text:p>826.69</text:p>
          </table:table-cell>
        </table:table-row>
        <table:table-row table:style-name="ro1">
          <table:table-cell office:value-type="float" office:value="19183683" calcext:value-type="float">
            <text:p>19183683</text:p>
          </table:table-cell>
          <table:table-cell table:formula="of:=[.A1201]/1000/(60*60*24)" office:value-type="time" office:time-value="PT05H19M43.683S" calcext:value-type="time">
            <text:p>05:19:4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65.27" calcext:value-type="float">
            <text:p>665.27</text:p>
          </table:table-cell>
          <table:table-cell office:value-type="float" office:value="827.33" calcext:value-type="float">
            <text:p>827.33</text:p>
          </table:table-cell>
        </table:table-row>
        <table:table-row table:style-name="ro1">
          <table:table-cell office:value-type="float" office:value="19199683" calcext:value-type="float">
            <text:p>19199683</text:p>
          </table:table-cell>
          <table:table-cell table:formula="of:=[.A1202]/1000/(60*60*24)" office:value-type="time" office:time-value="PT05H19M59.683S" calcext:value-type="time">
            <text:p>05:20:0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65.81" calcext:value-type="float">
            <text:p>665.81</text:p>
          </table:table-cell>
          <table:table-cell office:value-type="float" office:value="827.97" calcext:value-type="float">
            <text:p>827.97</text:p>
          </table:table-cell>
        </table:table-row>
        <table:table-row table:style-name="ro1">
          <table:table-cell office:value-type="float" office:value="19215683" calcext:value-type="float">
            <text:p>19215683</text:p>
          </table:table-cell>
          <table:table-cell table:formula="of:=[.A1203]/1000/(60*60*24)" office:value-type="time" office:time-value="PT05H20M15.683S" calcext:value-type="time">
            <text:p>05:20:1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66.35" calcext:value-type="float">
            <text:p>666.35</text:p>
          </table:table-cell>
          <table:table-cell office:value-type="float" office:value="828.62" calcext:value-type="float">
            <text:p>828.62</text:p>
          </table:table-cell>
        </table:table-row>
        <table:table-row table:style-name="ro1">
          <table:table-cell office:value-type="float" office:value="19231683" calcext:value-type="float">
            <text:p>19231683</text:p>
          </table:table-cell>
          <table:table-cell table:formula="of:=[.A1204]/1000/(60*60*24)" office:value-type="time" office:time-value="PT05H20M31.683S" calcext:value-type="time">
            <text:p>05:20:3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66.88" calcext:value-type="float">
            <text:p>666.88</text:p>
          </table:table-cell>
          <table:table-cell office:value-type="float" office:value="829.26" calcext:value-type="float">
            <text:p>829.26</text:p>
          </table:table-cell>
        </table:table-row>
        <table:table-row table:style-name="ro1">
          <table:table-cell office:value-type="float" office:value="19247683" calcext:value-type="float">
            <text:p>19247683</text:p>
          </table:table-cell>
          <table:table-cell table:formula="of:=[.A1205]/1000/(60*60*24)" office:value-type="time" office:time-value="PT05H20M47.683S" calcext:value-type="time">
            <text:p>05:20:4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67.42" calcext:value-type="float">
            <text:p>667.42</text:p>
          </table:table-cell>
          <table:table-cell office:value-type="float" office:value="829.91" calcext:value-type="float">
            <text:p>829.91</text:p>
          </table:table-cell>
        </table:table-row>
        <table:table-row table:style-name="ro1">
          <table:table-cell office:value-type="float" office:value="19263683" calcext:value-type="float">
            <text:p>19263683</text:p>
          </table:table-cell>
          <table:table-cell table:formula="of:=[.A1206]/1000/(60*60*24)" office:value-type="time" office:time-value="PT05H21M03.683S" calcext:value-type="time">
            <text:p>05:21:0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67.95" calcext:value-type="float">
            <text:p>667.95</text:p>
          </table:table-cell>
          <table:table-cell office:value-type="float" office:value="830.55" calcext:value-type="float">
            <text:p>830.55</text:p>
          </table:table-cell>
        </table:table-row>
        <table:table-row table:style-name="ro1">
          <table:table-cell office:value-type="float" office:value="19279683" calcext:value-type="float">
            <text:p>19279683</text:p>
          </table:table-cell>
          <table:table-cell table:formula="of:=[.A1207]/1000/(60*60*24)" office:value-type="time" office:time-value="PT05H21M19.683S" calcext:value-type="time">
            <text:p>05:21:2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68.49" calcext:value-type="float">
            <text:p>668.49</text:p>
          </table:table-cell>
          <table:table-cell office:value-type="float" office:value="831.19" calcext:value-type="float">
            <text:p>831.19</text:p>
          </table:table-cell>
        </table:table-row>
        <table:table-row table:style-name="ro1">
          <table:table-cell office:value-type="float" office:value="19295683" calcext:value-type="float">
            <text:p>19295683</text:p>
          </table:table-cell>
          <table:table-cell table:formula="of:=[.A1208]/1000/(60*60*24)" office:value-type="time" office:time-value="PT05H21M35.683S" calcext:value-type="time">
            <text:p>05:21:3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669.03" calcext:value-type="float">
            <text:p>669.03</text:p>
          </table:table-cell>
          <table:table-cell office:value-type="float" office:value="831.84" calcext:value-type="float">
            <text:p>831.84</text:p>
          </table:table-cell>
        </table:table-row>
        <table:table-row table:style-name="ro1">
          <table:table-cell office:value-type="float" office:value="19311683" calcext:value-type="float">
            <text:p>19311683</text:p>
          </table:table-cell>
          <table:table-cell table:formula="of:=[.A1209]/1000/(60*60*24)" office:value-type="time" office:time-value="PT05H21M51.683S" calcext:value-type="time">
            <text:p>05:21:5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69.56" calcext:value-type="float">
            <text:p>669.56</text:p>
          </table:table-cell>
          <table:table-cell office:value-type="float" office:value="832.48" calcext:value-type="float">
            <text:p>832.48</text:p>
          </table:table-cell>
        </table:table-row>
        <table:table-row table:style-name="ro1">
          <table:table-cell office:value-type="float" office:value="19327683" calcext:value-type="float">
            <text:p>19327683</text:p>
          </table:table-cell>
          <table:table-cell table:formula="of:=[.A1210]/1000/(60*60*24)" office:value-type="time" office:time-value="PT05H22M07.683S" calcext:value-type="time">
            <text:p>05:22:0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0.1" calcext:value-type="float">
            <text:p>670.1</text:p>
          </table:table-cell>
          <table:table-cell office:value-type="float" office:value="833.13" calcext:value-type="float">
            <text:p>833.13</text:p>
          </table:table-cell>
        </table:table-row>
        <table:table-row table:style-name="ro1">
          <table:table-cell office:value-type="float" office:value="19343682" calcext:value-type="float">
            <text:p>19343682</text:p>
          </table:table-cell>
          <table:table-cell table:formula="of:=[.A1211]/1000/(60*60*24)" office:value-type="time" office:time-value="PT05H22M23.682S" calcext:value-type="time">
            <text:p>05:22:2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0.64" calcext:value-type="float">
            <text:p>670.64</text:p>
          </table:table-cell>
          <table:table-cell office:value-type="float" office:value="833.77" calcext:value-type="float">
            <text:p>833.77</text:p>
          </table:table-cell>
        </table:table-row>
        <table:table-row table:style-name="ro1">
          <table:table-cell office:value-type="float" office:value="19359683" calcext:value-type="float">
            <text:p>19359683</text:p>
          </table:table-cell>
          <table:table-cell table:formula="of:=[.A1212]/1000/(60*60*24)" office:value-type="time" office:time-value="PT05H22M39.683S" calcext:value-type="time">
            <text:p>05:22:4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1.17" calcext:value-type="float">
            <text:p>671.17</text:p>
          </table:table-cell>
          <table:table-cell office:value-type="float" office:value="834.41" calcext:value-type="float">
            <text:p>834.41</text:p>
          </table:table-cell>
        </table:table-row>
        <table:table-row table:style-name="ro1">
          <table:table-cell office:value-type="float" office:value="19375683" calcext:value-type="float">
            <text:p>19375683</text:p>
          </table:table-cell>
          <table:table-cell table:formula="of:=[.A1213]/1000/(60*60*24)" office:value-type="time" office:time-value="PT05H22M55.683S" calcext:value-type="time">
            <text:p>05:22:5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1.71" calcext:value-type="float">
            <text:p>671.71</text:p>
          </table:table-cell>
          <table:table-cell office:value-type="float" office:value="835.06" calcext:value-type="float">
            <text:p>835.06</text:p>
          </table:table-cell>
        </table:table-row>
        <table:table-row table:style-name="ro1">
          <table:table-cell office:value-type="float" office:value="19391683" calcext:value-type="float">
            <text:p>19391683</text:p>
          </table:table-cell>
          <table:table-cell table:formula="of:=[.A1214]/1000/(60*60*24)" office:value-type="time" office:time-value="PT05H23M11.683S" calcext:value-type="time">
            <text:p>05:23:1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2.25" calcext:value-type="float">
            <text:p>672.25</text:p>
          </table:table-cell>
          <table:table-cell office:value-type="float" office:value="835.7" calcext:value-type="float">
            <text:p>835.7</text:p>
          </table:table-cell>
        </table:table-row>
        <table:table-row table:style-name="ro1">
          <table:table-cell office:value-type="float" office:value="19407683" calcext:value-type="float">
            <text:p>19407683</text:p>
          </table:table-cell>
          <table:table-cell table:formula="of:=[.A1215]/1000/(60*60*24)" office:value-type="time" office:time-value="PT05H23M27.683S" calcext:value-type="time">
            <text:p>05:23:2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72.78" calcext:value-type="float">
            <text:p>672.78</text:p>
          </table:table-cell>
          <table:table-cell office:value-type="float" office:value="836.34" calcext:value-type="float">
            <text:p>836.34</text:p>
          </table:table-cell>
        </table:table-row>
        <table:table-row table:style-name="ro1">
          <table:table-cell office:value-type="float" office:value="19423683" calcext:value-type="float">
            <text:p>19423683</text:p>
          </table:table-cell>
          <table:table-cell table:formula="of:=[.A1216]/1000/(60*60*24)" office:value-type="time" office:time-value="PT05H23M43.683S" calcext:value-type="time">
            <text:p>05:23:4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3.32" calcext:value-type="float">
            <text:p>673.32</text:p>
          </table:table-cell>
          <table:table-cell office:value-type="float" office:value="836.99" calcext:value-type="float">
            <text:p>836.99</text:p>
          </table:table-cell>
        </table:table-row>
        <table:table-row table:style-name="ro1">
          <table:table-cell office:value-type="float" office:value="19439683" calcext:value-type="float">
            <text:p>19439683</text:p>
          </table:table-cell>
          <table:table-cell table:formula="of:=[.A1217]/1000/(60*60*24)" office:value-type="time" office:time-value="PT05H23M59.683S" calcext:value-type="time">
            <text:p>05:24:0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3.85" calcext:value-type="float">
            <text:p>673.85</text:p>
          </table:table-cell>
          <table:table-cell office:value-type="float" office:value="837.63" calcext:value-type="float">
            <text:p>837.63</text:p>
          </table:table-cell>
        </table:table-row>
        <table:table-row table:style-name="ro1">
          <table:table-cell office:value-type="float" office:value="19455683" calcext:value-type="float">
            <text:p>19455683</text:p>
          </table:table-cell>
          <table:table-cell table:formula="of:=[.A1218]/1000/(60*60*24)" office:value-type="time" office:time-value="PT05H24M15.683S" calcext:value-type="time">
            <text:p>05:24:1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4.39" calcext:value-type="float">
            <text:p>674.39</text:p>
          </table:table-cell>
          <table:table-cell office:value-type="float" office:value="838.28" calcext:value-type="float">
            <text:p>838.28</text:p>
          </table:table-cell>
        </table:table-row>
        <table:table-row table:style-name="ro1">
          <table:table-cell office:value-type="float" office:value="19471683" calcext:value-type="float">
            <text:p>19471683</text:p>
          </table:table-cell>
          <table:table-cell table:formula="of:=[.A1219]/1000/(60*60*24)" office:value-type="time" office:time-value="PT05H24M31.683S" calcext:value-type="time">
            <text:p>05:24:3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4.93" calcext:value-type="float">
            <text:p>674.93</text:p>
          </table:table-cell>
          <table:table-cell office:value-type="float" office:value="838.92" calcext:value-type="float">
            <text:p>838.92</text:p>
          </table:table-cell>
        </table:table-row>
        <table:table-row table:style-name="ro1">
          <table:table-cell office:value-type="float" office:value="19487683" calcext:value-type="float">
            <text:p>19487683</text:p>
          </table:table-cell>
          <table:table-cell table:formula="of:=[.A1220]/1000/(60*60*24)" office:value-type="time" office:time-value="PT05H24M47.683S" calcext:value-type="time">
            <text:p>05:24:4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5.46" calcext:value-type="float">
            <text:p>675.46</text:p>
          </table:table-cell>
          <table:table-cell office:value-type="float" office:value="839.56" calcext:value-type="float">
            <text:p>839.56</text:p>
          </table:table-cell>
        </table:table-row>
        <table:table-row table:style-name="ro1">
          <table:table-cell office:value-type="float" office:value="19503683" calcext:value-type="float">
            <text:p>19503683</text:p>
          </table:table-cell>
          <table:table-cell table:formula="of:=[.A1221]/1000/(60*60*24)" office:value-type="time" office:time-value="PT05H25M03.683S" calcext:value-type="time">
            <text:p>05:25:0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36" calcext:value-type="float">
            <text:p>144.36</text:p>
          </table:table-cell>
          <table:table-cell office:value-type="float" office:value="676" calcext:value-type="float">
            <text:p>676</text:p>
          </table:table-cell>
          <table:table-cell office:value-type="float" office:value="840.21" calcext:value-type="float">
            <text:p>840.21</text:p>
          </table:table-cell>
        </table:table-row>
        <table:table-row table:style-name="ro1">
          <table:table-cell office:value-type="float" office:value="19519683" calcext:value-type="float">
            <text:p>19519683</text:p>
          </table:table-cell>
          <table:table-cell table:formula="of:=[.A1222]/1000/(60*60*24)" office:value-type="time" office:time-value="PT05H25M19.683S" calcext:value-type="time">
            <text:p>05:25:2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76.54" calcext:value-type="float">
            <text:p>676.54</text:p>
          </table:table-cell>
          <table:table-cell office:value-type="float" office:value="840.85" calcext:value-type="float">
            <text:p>840.85</text:p>
          </table:table-cell>
        </table:table-row>
        <table:table-row table:style-name="ro1">
          <table:table-cell office:value-type="float" office:value="19535683" calcext:value-type="float">
            <text:p>19535683</text:p>
          </table:table-cell>
          <table:table-cell table:formula="of:=[.A1223]/1000/(60*60*24)" office:value-type="time" office:time-value="PT05H25M35.683S" calcext:value-type="time">
            <text:p>05:25:3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677.07" calcext:value-type="float">
            <text:p>677.07</text:p>
          </table:table-cell>
          <table:table-cell office:value-type="float" office:value="841.49" calcext:value-type="float">
            <text:p>841.49</text:p>
          </table:table-cell>
        </table:table-row>
        <table:table-row table:style-name="ro1">
          <table:table-cell office:value-type="float" office:value="19551683" calcext:value-type="float">
            <text:p>19551683</text:p>
          </table:table-cell>
          <table:table-cell table:formula="of:=[.A1224]/1000/(60*60*24)" office:value-type="time" office:time-value="PT05H25M51.683S" calcext:value-type="time">
            <text:p>05:25:5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77.61" calcext:value-type="float">
            <text:p>677.61</text:p>
          </table:table-cell>
          <table:table-cell office:value-type="float" office:value="842.13" calcext:value-type="float">
            <text:p>842.13</text:p>
          </table:table-cell>
        </table:table-row>
        <table:table-row table:style-name="ro1">
          <table:table-cell office:value-type="float" office:value="19567683" calcext:value-type="float">
            <text:p>19567683</text:p>
          </table:table-cell>
          <table:table-cell table:formula="of:=[.A1225]/1000/(60*60*24)" office:value-type="time" office:time-value="PT05H26M07.683S" calcext:value-type="time">
            <text:p>05:26:0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78.14" calcext:value-type="float">
            <text:p>678.14</text:p>
          </table:table-cell>
          <table:table-cell office:value-type="float" office:value="842.78" calcext:value-type="float">
            <text:p>842.78</text:p>
          </table:table-cell>
        </table:table-row>
        <table:table-row table:style-name="ro1">
          <table:table-cell office:value-type="float" office:value="19583683" calcext:value-type="float">
            <text:p>19583683</text:p>
          </table:table-cell>
          <table:table-cell table:formula="of:=[.A1226]/1000/(60*60*24)" office:value-type="time" office:time-value="PT05H26M23.683S" calcext:value-type="time">
            <text:p>05:26:2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78.68" calcext:value-type="float">
            <text:p>678.68</text:p>
          </table:table-cell>
          <table:table-cell office:value-type="float" office:value="843.42" calcext:value-type="float">
            <text:p>843.42</text:p>
          </table:table-cell>
        </table:table-row>
        <table:table-row table:style-name="ro1">
          <table:table-cell office:value-type="float" office:value="19599683" calcext:value-type="float">
            <text:p>19599683</text:p>
          </table:table-cell>
          <table:table-cell table:formula="of:=[.A1227]/1000/(60*60*24)" office:value-type="time" office:time-value="PT05H26M39.683S" calcext:value-type="time">
            <text:p>05:26:4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79.22" calcext:value-type="float">
            <text:p>679.22</text:p>
          </table:table-cell>
          <table:table-cell office:value-type="float" office:value="844.06" calcext:value-type="float">
            <text:p>844.06</text:p>
          </table:table-cell>
        </table:table-row>
        <table:table-row table:style-name="ro1">
          <table:table-cell office:value-type="float" office:value="19615683" calcext:value-type="float">
            <text:p>19615683</text:p>
          </table:table-cell>
          <table:table-cell table:formula="of:=[.A1228]/1000/(60*60*24)" office:value-type="time" office:time-value="PT05H26M55.683S" calcext:value-type="time">
            <text:p>05:26:5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79.75" calcext:value-type="float">
            <text:p>679.75</text:p>
          </table:table-cell>
          <table:table-cell office:value-type="float" office:value="844.71" calcext:value-type="float">
            <text:p>844.71</text:p>
          </table:table-cell>
        </table:table-row>
        <table:table-row table:style-name="ro1">
          <table:table-cell office:value-type="float" office:value="19631683" calcext:value-type="float">
            <text:p>19631683</text:p>
          </table:table-cell>
          <table:table-cell table:formula="of:=[.A1229]/1000/(60*60*24)" office:value-type="time" office:time-value="PT05H27M11.683S" calcext:value-type="time">
            <text:p>05:27:1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680.29" calcext:value-type="float">
            <text:p>680.29</text:p>
          </table:table-cell>
          <table:table-cell office:value-type="float" office:value="845.35" calcext:value-type="float">
            <text:p>845.35</text:p>
          </table:table-cell>
        </table:table-row>
        <table:table-row table:style-name="ro1">
          <table:table-cell office:value-type="float" office:value="19647683" calcext:value-type="float">
            <text:p>19647683</text:p>
          </table:table-cell>
          <table:table-cell table:formula="of:=[.A1230]/1000/(60*60*24)" office:value-type="time" office:time-value="PT05H27M27.683S" calcext:value-type="time">
            <text:p>05:27:2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80.82" calcext:value-type="float">
            <text:p>680.82</text:p>
          </table:table-cell>
          <table:table-cell office:value-type="float" office:value="845.99" calcext:value-type="float">
            <text:p>845.99</text:p>
          </table:table-cell>
        </table:table-row>
        <table:table-row table:style-name="ro1">
          <table:table-cell office:value-type="float" office:value="19663683" calcext:value-type="float">
            <text:p>19663683</text:p>
          </table:table-cell>
          <table:table-cell table:formula="of:=[.A1231]/1000/(60*60*24)" office:value-type="time" office:time-value="PT05H27M43.683S" calcext:value-type="time">
            <text:p>05:27:4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681.36" calcext:value-type="float">
            <text:p>681.36</text:p>
          </table:table-cell>
          <table:table-cell office:value-type="float" office:value="846.63" calcext:value-type="float">
            <text:p>846.63</text:p>
          </table:table-cell>
        </table:table-row>
        <table:table-row table:style-name="ro1">
          <table:table-cell office:value-type="float" office:value="19679683" calcext:value-type="float">
            <text:p>19679683</text:p>
          </table:table-cell>
          <table:table-cell table:formula="of:=[.A1232]/1000/(60*60*24)" office:value-type="time" office:time-value="PT05H27M59.683S" calcext:value-type="time">
            <text:p>05:28:0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681.89" calcext:value-type="float">
            <text:p>681.89</text:p>
          </table:table-cell>
          <table:table-cell office:value-type="float" office:value="847.28" calcext:value-type="float">
            <text:p>847.28</text:p>
          </table:table-cell>
        </table:table-row>
        <table:table-row table:style-name="ro1">
          <table:table-cell office:value-type="float" office:value="19695683" calcext:value-type="float">
            <text:p>19695683</text:p>
          </table:table-cell>
          <table:table-cell table:formula="of:=[.A1233]/1000/(60*60*24)" office:value-type="time" office:time-value="PT05H28M15.683S" calcext:value-type="time">
            <text:p>05:28:1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82.43" calcext:value-type="float">
            <text:p>682.43</text:p>
          </table:table-cell>
          <table:table-cell office:value-type="float" office:value="847.92" calcext:value-type="float">
            <text:p>847.92</text:p>
          </table:table-cell>
        </table:table-row>
        <table:table-row table:style-name="ro1">
          <table:table-cell office:value-type="float" office:value="19711683" calcext:value-type="float">
            <text:p>19711683</text:p>
          </table:table-cell>
          <table:table-cell table:formula="of:=[.A1234]/1000/(60*60*24)" office:value-type="time" office:time-value="PT05H28M31.683S" calcext:value-type="time">
            <text:p>05:28:3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82.97" calcext:value-type="float">
            <text:p>682.97</text:p>
          </table:table-cell>
          <table:table-cell office:value-type="float" office:value="848.56" calcext:value-type="float">
            <text:p>848.56</text:p>
          </table:table-cell>
        </table:table-row>
        <table:table-row table:style-name="ro1">
          <table:table-cell office:value-type="float" office:value="19727683" calcext:value-type="float">
            <text:p>19727683</text:p>
          </table:table-cell>
          <table:table-cell table:formula="of:=[.A1235]/1000/(60*60*24)" office:value-type="time" office:time-value="PT05H28M47.683S" calcext:value-type="time">
            <text:p>05:28:4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83.5" calcext:value-type="float">
            <text:p>683.5</text:p>
          </table:table-cell>
          <table:table-cell office:value-type="float" office:value="849.2" calcext:value-type="float">
            <text:p>849.2</text:p>
          </table:table-cell>
        </table:table-row>
        <table:table-row table:style-name="ro1">
          <table:table-cell office:value-type="float" office:value="19743683" calcext:value-type="float">
            <text:p>19743683</text:p>
          </table:table-cell>
          <table:table-cell table:formula="of:=[.A1236]/1000/(60*60*24)" office:value-type="time" office:time-value="PT05H29M03.683S" calcext:value-type="time">
            <text:p>05:29:0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84.04" calcext:value-type="float">
            <text:p>684.04</text:p>
          </table:table-cell>
          <table:table-cell office:value-type="float" office:value="849.84" calcext:value-type="float">
            <text:p>849.84</text:p>
          </table:table-cell>
        </table:table-row>
        <table:table-row table:style-name="ro1">
          <table:table-cell office:value-type="float" office:value="19759683" calcext:value-type="float">
            <text:p>19759683</text:p>
          </table:table-cell>
          <table:table-cell table:formula="of:=[.A1237]/1000/(60*60*24)" office:value-type="time" office:time-value="PT05H29M19.683S" calcext:value-type="time">
            <text:p>05:29:2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84.57" calcext:value-type="float">
            <text:p>684.57</text:p>
          </table:table-cell>
          <table:table-cell office:value-type="float" office:value="850.49" calcext:value-type="float">
            <text:p>850.49</text:p>
          </table:table-cell>
        </table:table-row>
        <table:table-row table:style-name="ro1">
          <table:table-cell office:value-type="float" office:value="19775683" calcext:value-type="float">
            <text:p>19775683</text:p>
          </table:table-cell>
          <table:table-cell table:formula="of:=[.A1238]/1000/(60*60*24)" office:value-type="time" office:time-value="PT05H29M35.683S" calcext:value-type="time">
            <text:p>05:29:3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3" calcext:value-type="float">
            <text:p>144.13</text:p>
          </table:table-cell>
          <table:table-cell office:value-type="float" office:value="685.11" calcext:value-type="float">
            <text:p>685.11</text:p>
          </table:table-cell>
          <table:table-cell office:value-type="float" office:value="851.13" calcext:value-type="float">
            <text:p>851.13</text:p>
          </table:table-cell>
        </table:table-row>
        <table:table-row table:style-name="ro1">
          <table:table-cell office:value-type="float" office:value="19791683" calcext:value-type="float">
            <text:p>19791683</text:p>
          </table:table-cell>
          <table:table-cell table:formula="of:=[.A1239]/1000/(60*60*24)" office:value-type="time" office:time-value="PT05H29M51.683S" calcext:value-type="time">
            <text:p>05:29:5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85.64" calcext:value-type="float">
            <text:p>685.64</text:p>
          </table:table-cell>
          <table:table-cell office:value-type="float" office:value="851.77" calcext:value-type="float">
            <text:p>851.77</text:p>
          </table:table-cell>
        </table:table-row>
        <table:table-row table:style-name="ro1">
          <table:table-cell office:value-type="float" office:value="19807683" calcext:value-type="float">
            <text:p>19807683</text:p>
          </table:table-cell>
          <table:table-cell table:formula="of:=[.A1240]/1000/(60*60*24)" office:value-type="time" office:time-value="PT05H30M07.683S" calcext:value-type="time">
            <text:p>05:30:0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86.18" calcext:value-type="float">
            <text:p>686.18</text:p>
          </table:table-cell>
          <table:table-cell office:value-type="float" office:value="852.41" calcext:value-type="float">
            <text:p>852.41</text:p>
          </table:table-cell>
        </table:table-row>
        <table:table-row table:style-name="ro1">
          <table:table-cell office:value-type="float" office:value="19823683" calcext:value-type="float">
            <text:p>19823683</text:p>
          </table:table-cell>
          <table:table-cell table:formula="of:=[.A1241]/1000/(60*60*24)" office:value-type="time" office:time-value="PT05H30M23.683S" calcext:value-type="time">
            <text:p>05:30:2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686.71" calcext:value-type="float">
            <text:p>686.71</text:p>
          </table:table-cell>
          <table:table-cell office:value-type="float" office:value="853.05" calcext:value-type="float">
            <text:p>853.05</text:p>
          </table:table-cell>
        </table:table-row>
        <table:table-row table:style-name="ro1">
          <table:table-cell office:value-type="float" office:value="19839683" calcext:value-type="float">
            <text:p>19839683</text:p>
          </table:table-cell>
          <table:table-cell table:formula="of:=[.A1242]/1000/(60*60*24)" office:value-type="time" office:time-value="PT05H30M39.683S" calcext:value-type="time">
            <text:p>05:30:4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87.25" calcext:value-type="float">
            <text:p>687.25</text:p>
          </table:table-cell>
          <table:table-cell office:value-type="float" office:value="853.69" calcext:value-type="float">
            <text:p>853.69</text:p>
          </table:table-cell>
        </table:table-row>
        <table:table-row table:style-name="ro1">
          <table:table-cell office:value-type="float" office:value="19855683" calcext:value-type="float">
            <text:p>19855683</text:p>
          </table:table-cell>
          <table:table-cell table:formula="of:=[.A1243]/1000/(60*60*24)" office:value-type="time" office:time-value="PT05H30M55.683S" calcext:value-type="time">
            <text:p>05:30:5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87.78" calcext:value-type="float">
            <text:p>687.78</text:p>
          </table:table-cell>
          <table:table-cell office:value-type="float" office:value="854.33" calcext:value-type="float">
            <text:p>854.33</text:p>
          </table:table-cell>
        </table:table-row>
        <table:table-row table:style-name="ro1">
          <table:table-cell office:value-type="float" office:value="19871682" calcext:value-type="float">
            <text:p>19871682</text:p>
          </table:table-cell>
          <table:table-cell table:formula="of:=[.A1244]/1000/(60*60*24)" office:value-type="time" office:time-value="PT05H31M11.682S" calcext:value-type="time">
            <text:p>05:31:1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88.32" calcext:value-type="float">
            <text:p>688.32</text:p>
          </table:table-cell>
          <table:table-cell office:value-type="float" office:value="854.97" calcext:value-type="float">
            <text:p>854.97</text:p>
          </table:table-cell>
        </table:table-row>
        <table:table-row table:style-name="ro1">
          <table:table-cell office:value-type="float" office:value="19887683" calcext:value-type="float">
            <text:p>19887683</text:p>
          </table:table-cell>
          <table:table-cell table:formula="of:=[.A1245]/1000/(60*60*24)" office:value-type="time" office:time-value="PT05H31M27.683S" calcext:value-type="time">
            <text:p>05:31:2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88.86" calcext:value-type="float">
            <text:p>688.86</text:p>
          </table:table-cell>
          <table:table-cell office:value-type="float" office:value="855.61" calcext:value-type="float">
            <text:p>855.61</text:p>
          </table:table-cell>
        </table:table-row>
        <table:table-row table:style-name="ro1">
          <table:table-cell office:value-type="float" office:value="19903683" calcext:value-type="float">
            <text:p>19903683</text:p>
          </table:table-cell>
          <table:table-cell table:formula="of:=[.A1246]/1000/(60*60*24)" office:value-type="time" office:time-value="PT05H31M43.683S" calcext:value-type="time">
            <text:p>05:31:4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89.39" calcext:value-type="float">
            <text:p>689.39</text:p>
          </table:table-cell>
          <table:table-cell office:value-type="float" office:value="856.25" calcext:value-type="float">
            <text:p>856.25</text:p>
          </table:table-cell>
        </table:table-row>
        <table:table-row table:style-name="ro1">
          <table:table-cell office:value-type="float" office:value="19919683" calcext:value-type="float">
            <text:p>19919683</text:p>
          </table:table-cell>
          <table:table-cell table:formula="of:=[.A1247]/1000/(60*60*24)" office:value-type="time" office:time-value="PT05H31M59.683S" calcext:value-type="time">
            <text:p>05:32:0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89.93" calcext:value-type="float">
            <text:p>689.93</text:p>
          </table:table-cell>
          <table:table-cell office:value-type="float" office:value="856.9" calcext:value-type="float">
            <text:p>856.9</text:p>
          </table:table-cell>
        </table:table-row>
        <table:table-row table:style-name="ro1">
          <table:table-cell office:value-type="float" office:value="19935683" calcext:value-type="float">
            <text:p>19935683</text:p>
          </table:table-cell>
          <table:table-cell table:formula="of:=[.A1248]/1000/(60*60*24)" office:value-type="time" office:time-value="PT05H32M15.683S" calcext:value-type="time">
            <text:p>05:32:1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90.46" calcext:value-type="float">
            <text:p>690.46</text:p>
          </table:table-cell>
          <table:table-cell office:value-type="float" office:value="857.54" calcext:value-type="float">
            <text:p>857.54</text:p>
          </table:table-cell>
        </table:table-row>
        <table:table-row table:style-name="ro1">
          <table:table-cell office:value-type="float" office:value="19951683" calcext:value-type="float">
            <text:p>19951683</text:p>
          </table:table-cell>
          <table:table-cell table:formula="of:=[.A1249]/1000/(60*60*24)" office:value-type="time" office:time-value="PT05H32M31.683S" calcext:value-type="time">
            <text:p>05:32:3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691" calcext:value-type="float">
            <text:p>691</text:p>
          </table:table-cell>
          <table:table-cell office:value-type="float" office:value="858.18" calcext:value-type="float">
            <text:p>858.18</text:p>
          </table:table-cell>
        </table:table-row>
        <table:table-row table:style-name="ro1">
          <table:table-cell office:value-type="float" office:value="19967683" calcext:value-type="float">
            <text:p>19967683</text:p>
          </table:table-cell>
          <table:table-cell table:formula="of:=[.A1250]/1000/(60*60*24)" office:value-type="time" office:time-value="PT05H32M47.683S" calcext:value-type="time">
            <text:p>05:32:4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91.53" calcext:value-type="float">
            <text:p>691.53</text:p>
          </table:table-cell>
          <table:table-cell office:value-type="float" office:value="858.82" calcext:value-type="float">
            <text:p>858.82</text:p>
          </table:table-cell>
        </table:table-row>
        <table:table-row table:style-name="ro1">
          <table:table-cell office:value-type="float" office:value="19983683" calcext:value-type="float">
            <text:p>19983683</text:p>
          </table:table-cell>
          <table:table-cell table:formula="of:=[.A1251]/1000/(60*60*24)" office:value-type="time" office:time-value="PT05H33M03.683S" calcext:value-type="time">
            <text:p>05:33:0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692.07" calcext:value-type="float">
            <text:p>692.07</text:p>
          </table:table-cell>
          <table:table-cell office:value-type="float" office:value="859.46" calcext:value-type="float">
            <text:p>859.46</text:p>
          </table:table-cell>
        </table:table-row>
        <table:table-row table:style-name="ro1">
          <table:table-cell office:value-type="float" office:value="19999683" calcext:value-type="float">
            <text:p>19999683</text:p>
          </table:table-cell>
          <table:table-cell table:formula="of:=[.A1252]/1000/(60*60*24)" office:value-type="time" office:time-value="PT05H33M19.683S" calcext:value-type="time">
            <text:p>05:33:2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92.6" calcext:value-type="float">
            <text:p>692.6</text:p>
          </table:table-cell>
          <table:table-cell office:value-type="float" office:value="860.1" calcext:value-type="float">
            <text:p>860.1</text:p>
          </table:table-cell>
        </table:table-row>
        <table:table-row table:style-name="ro1">
          <table:table-cell office:value-type="float" office:value="20015683" calcext:value-type="float">
            <text:p>20015683</text:p>
          </table:table-cell>
          <table:table-cell table:formula="of:=[.A1253]/1000/(60*60*24)" office:value-type="time" office:time-value="PT05H33M35.683S" calcext:value-type="time">
            <text:p>05:33:3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93.14" calcext:value-type="float">
            <text:p>693.14</text:p>
          </table:table-cell>
          <table:table-cell office:value-type="float" office:value="860.74" calcext:value-type="float">
            <text:p>860.74</text:p>
          </table:table-cell>
        </table:table-row>
        <table:table-row table:style-name="ro1">
          <table:table-cell office:value-type="float" office:value="20031683" calcext:value-type="float">
            <text:p>20031683</text:p>
          </table:table-cell>
          <table:table-cell table:formula="of:=[.A1254]/1000/(60*60*24)" office:value-type="time" office:time-value="PT05H33M51.683S" calcext:value-type="time">
            <text:p>05:33:5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93.67" calcext:value-type="float">
            <text:p>693.67</text:p>
          </table:table-cell>
          <table:table-cell office:value-type="float" office:value="861.38" calcext:value-type="float">
            <text:p>861.38</text:p>
          </table:table-cell>
        </table:table-row>
        <table:table-row table:style-name="ro1">
          <table:table-cell office:value-type="float" office:value="20047683" calcext:value-type="float">
            <text:p>20047683</text:p>
          </table:table-cell>
          <table:table-cell table:formula="of:=[.A1255]/1000/(60*60*24)" office:value-type="time" office:time-value="PT05H34M07.683S" calcext:value-type="time">
            <text:p>05:34:0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94.21" calcext:value-type="float">
            <text:p>694.21</text:p>
          </table:table-cell>
          <table:table-cell office:value-type="float" office:value="862.02" calcext:value-type="float">
            <text:p>862.02</text:p>
          </table:table-cell>
        </table:table-row>
        <table:table-row table:style-name="ro1">
          <table:table-cell office:value-type="float" office:value="20063683" calcext:value-type="float">
            <text:p>20063683</text:p>
          </table:table-cell>
          <table:table-cell table:formula="of:=[.A1256]/1000/(60*60*24)" office:value-type="time" office:time-value="PT05H34M23.683S" calcext:value-type="time">
            <text:p>05:34:2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94.74" calcext:value-type="float">
            <text:p>694.74</text:p>
          </table:table-cell>
          <table:table-cell office:value-type="float" office:value="862.66" calcext:value-type="float">
            <text:p>862.66</text:p>
          </table:table-cell>
        </table:table-row>
        <table:table-row table:style-name="ro1">
          <table:table-cell office:value-type="float" office:value="20079683" calcext:value-type="float">
            <text:p>20079683</text:p>
          </table:table-cell>
          <table:table-cell table:formula="of:=[.A1257]/1000/(60*60*24)" office:value-type="time" office:time-value="PT05H34M39.683S" calcext:value-type="time">
            <text:p>05:34:4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95.28" calcext:value-type="float">
            <text:p>695.28</text:p>
          </table:table-cell>
          <table:table-cell office:value-type="float" office:value="863.3" calcext:value-type="float">
            <text:p>863.3</text:p>
          </table:table-cell>
        </table:table-row>
        <table:table-row table:style-name="ro1">
          <table:table-cell office:value-type="float" office:value="20095683" calcext:value-type="float">
            <text:p>20095683</text:p>
          </table:table-cell>
          <table:table-cell table:formula="of:=[.A1258]/1000/(60*60*24)" office:value-type="time" office:time-value="PT05H34M55.683S" calcext:value-type="time">
            <text:p>05:34:5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695.81" calcext:value-type="float">
            <text:p>695.81</text:p>
          </table:table-cell>
          <table:table-cell office:value-type="float" office:value="863.94" calcext:value-type="float">
            <text:p>863.94</text:p>
          </table:table-cell>
        </table:table-row>
        <table:table-row table:style-name="ro1">
          <table:table-cell office:value-type="float" office:value="20111683" calcext:value-type="float">
            <text:p>20111683</text:p>
          </table:table-cell>
          <table:table-cell table:formula="of:=[.A1259]/1000/(60*60*24)" office:value-type="time" office:time-value="PT05H35M11.683S" calcext:value-type="time">
            <text:p>05:35:1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96.35" calcext:value-type="float">
            <text:p>696.35</text:p>
          </table:table-cell>
          <table:table-cell office:value-type="float" office:value="864.58" calcext:value-type="float">
            <text:p>864.58</text:p>
          </table:table-cell>
        </table:table-row>
        <table:table-row table:style-name="ro1">
          <table:table-cell office:value-type="float" office:value="20127683" calcext:value-type="float">
            <text:p>20127683</text:p>
          </table:table-cell>
          <table:table-cell table:formula="of:=[.A1260]/1000/(60*60*24)" office:value-type="time" office:time-value="PT05H35M27.683S" calcext:value-type="time">
            <text:p>05:35:2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96.88" calcext:value-type="float">
            <text:p>696.88</text:p>
          </table:table-cell>
          <table:table-cell office:value-type="float" office:value="865.22" calcext:value-type="float">
            <text:p>865.22</text:p>
          </table:table-cell>
        </table:table-row>
        <table:table-row table:style-name="ro1">
          <table:table-cell office:value-type="float" office:value="20143683" calcext:value-type="float">
            <text:p>20143683</text:p>
          </table:table-cell>
          <table:table-cell table:formula="of:=[.A1261]/1000/(60*60*24)" office:value-type="time" office:time-value="PT05H35M43.683S" calcext:value-type="time">
            <text:p>05:35:4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97.42" calcext:value-type="float">
            <text:p>697.42</text:p>
          </table:table-cell>
          <table:table-cell office:value-type="float" office:value="865.86" calcext:value-type="float">
            <text:p>865.86</text:p>
          </table:table-cell>
        </table:table-row>
        <table:table-row table:style-name="ro1">
          <table:table-cell office:value-type="float" office:value="20159683" calcext:value-type="float">
            <text:p>20159683</text:p>
          </table:table-cell>
          <table:table-cell table:formula="of:=[.A1262]/1000/(60*60*24)" office:value-type="time" office:time-value="PT05H35M59.683S" calcext:value-type="time">
            <text:p>05:36:0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97.95" calcext:value-type="float">
            <text:p>697.95</text:p>
          </table:table-cell>
          <table:table-cell office:value-type="float" office:value="866.5" calcext:value-type="float">
            <text:p>866.5</text:p>
          </table:table-cell>
        </table:table-row>
        <table:table-row table:style-name="ro1">
          <table:table-cell office:value-type="float" office:value="20175683" calcext:value-type="float">
            <text:p>20175683</text:p>
          </table:table-cell>
          <table:table-cell table:formula="of:=[.A1263]/1000/(60*60*24)" office:value-type="time" office:time-value="PT05H36M15.683S" calcext:value-type="time">
            <text:p>05:36:1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98.48" calcext:value-type="float">
            <text:p>698.48</text:p>
          </table:table-cell>
          <table:table-cell office:value-type="float" office:value="867.13" calcext:value-type="float">
            <text:p>867.13</text:p>
          </table:table-cell>
        </table:table-row>
        <table:table-row table:style-name="ro1">
          <table:table-cell office:value-type="float" office:value="20191682" calcext:value-type="float">
            <text:p>20191682</text:p>
          </table:table-cell>
          <table:table-cell table:formula="of:=[.A1264]/1000/(60*60*24)" office:value-type="time" office:time-value="PT05H36M31.682S" calcext:value-type="time">
            <text:p>05:36:3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99.02" calcext:value-type="float">
            <text:p>699.02</text:p>
          </table:table-cell>
          <table:table-cell office:value-type="float" office:value="867.77" calcext:value-type="float">
            <text:p>867.77</text:p>
          </table:table-cell>
        </table:table-row>
        <table:table-row table:style-name="ro1">
          <table:table-cell office:value-type="float" office:value="20207683" calcext:value-type="float">
            <text:p>20207683</text:p>
          </table:table-cell>
          <table:table-cell table:formula="of:=[.A1265]/1000/(60*60*24)" office:value-type="time" office:time-value="PT05H36M47.683S" calcext:value-type="time">
            <text:p>05:36:4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699.55" calcext:value-type="float">
            <text:p>699.55</text:p>
          </table:table-cell>
          <table:table-cell office:value-type="float" office:value="868.41" calcext:value-type="float">
            <text:p>868.41</text:p>
          </table:table-cell>
        </table:table-row>
        <table:table-row table:style-name="ro1">
          <table:table-cell office:value-type="float" office:value="20223683" calcext:value-type="float">
            <text:p>20223683</text:p>
          </table:table-cell>
          <table:table-cell table:formula="of:=[.A1266]/1000/(60*60*24)" office:value-type="time" office:time-value="PT05H37M03.683S" calcext:value-type="time">
            <text:p>05:37:0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00.09" calcext:value-type="float">
            <text:p>700.09</text:p>
          </table:table-cell>
          <table:table-cell office:value-type="float" office:value="869.05" calcext:value-type="float">
            <text:p>869.05</text:p>
          </table:table-cell>
        </table:table-row>
        <table:table-row table:style-name="ro1">
          <table:table-cell office:value-type="float" office:value="20239683" calcext:value-type="float">
            <text:p>20239683</text:p>
          </table:table-cell>
          <table:table-cell table:formula="of:=[.A1267]/1000/(60*60*24)" office:value-type="time" office:time-value="PT05H37M19.683S" calcext:value-type="time">
            <text:p>05:37:2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00.62" calcext:value-type="float">
            <text:p>700.62</text:p>
          </table:table-cell>
          <table:table-cell office:value-type="float" office:value="869.69" calcext:value-type="float">
            <text:p>869.69</text:p>
          </table:table-cell>
        </table:table-row>
        <table:table-row table:style-name="ro1">
          <table:table-cell office:value-type="float" office:value="20255683" calcext:value-type="float">
            <text:p>20255683</text:p>
          </table:table-cell>
          <table:table-cell table:formula="of:=[.A1268]/1000/(60*60*24)" office:value-type="time" office:time-value="PT05H37M35.683S" calcext:value-type="time">
            <text:p>05:37:3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01.16" calcext:value-type="float">
            <text:p>701.16</text:p>
          </table:table-cell>
          <table:table-cell office:value-type="float" office:value="870.33" calcext:value-type="float">
            <text:p>870.33</text:p>
          </table:table-cell>
        </table:table-row>
        <table:table-row table:style-name="ro1">
          <table:table-cell office:value-type="float" office:value="20271683" calcext:value-type="float">
            <text:p>20271683</text:p>
          </table:table-cell>
          <table:table-cell table:formula="of:=[.A1269]/1000/(60*60*24)" office:value-type="time" office:time-value="PT05H37M51.683S" calcext:value-type="time">
            <text:p>05:37:5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01.69" calcext:value-type="float">
            <text:p>701.69</text:p>
          </table:table-cell>
          <table:table-cell office:value-type="float" office:value="870.97" calcext:value-type="float">
            <text:p>870.97</text:p>
          </table:table-cell>
        </table:table-row>
        <table:table-row table:style-name="ro1">
          <table:table-cell office:value-type="float" office:value="20287683" calcext:value-type="float">
            <text:p>20287683</text:p>
          </table:table-cell>
          <table:table-cell table:formula="of:=[.A1270]/1000/(60*60*24)" office:value-type="time" office:time-value="PT05H38M07.683S" calcext:value-type="time">
            <text:p>05:38:08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702.23" calcext:value-type="float">
            <text:p>702.23</text:p>
          </table:table-cell>
          <table:table-cell office:value-type="float" office:value="871.61" calcext:value-type="float">
            <text:p>871.61</text:p>
          </table:table-cell>
        </table:table-row>
        <table:table-row table:style-name="ro1">
          <table:table-cell office:value-type="float" office:value="20303683" calcext:value-type="float">
            <text:p>20303683</text:p>
          </table:table-cell>
          <table:table-cell table:formula="of:=[.A1271]/1000/(60*60*24)" office:value-type="time" office:time-value="PT05H38M23.683S" calcext:value-type="time">
            <text:p>05:38:2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02.76" calcext:value-type="float">
            <text:p>702.76</text:p>
          </table:table-cell>
          <table:table-cell office:value-type="float" office:value="872.25" calcext:value-type="float">
            <text:p>872.25</text:p>
          </table:table-cell>
        </table:table-row>
        <table:table-row table:style-name="ro1">
          <table:table-cell office:value-type="float" office:value="20319683" calcext:value-type="float">
            <text:p>20319683</text:p>
          </table:table-cell>
          <table:table-cell table:formula="of:=[.A1272]/1000/(60*60*24)" office:value-type="time" office:time-value="PT05H38M39.683S" calcext:value-type="time">
            <text:p>05:38:4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03.29" calcext:value-type="float">
            <text:p>703.29</text:p>
          </table:table-cell>
          <table:table-cell office:value-type="float" office:value="872.89" calcext:value-type="float">
            <text:p>872.89</text:p>
          </table:table-cell>
        </table:table-row>
        <table:table-row table:style-name="ro1">
          <table:table-cell office:value-type="float" office:value="20335683" calcext:value-type="float">
            <text:p>20335683</text:p>
          </table:table-cell>
          <table:table-cell table:formula="of:=[.A1273]/1000/(60*60*24)" office:value-type="time" office:time-value="PT05H38M55.683S" calcext:value-type="time">
            <text:p>05:38:5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03.83" calcext:value-type="float">
            <text:p>703.83</text:p>
          </table:table-cell>
          <table:table-cell office:value-type="float" office:value="873.53" calcext:value-type="float">
            <text:p>873.53</text:p>
          </table:table-cell>
        </table:table-row>
        <table:table-row table:style-name="ro1">
          <table:table-cell office:value-type="float" office:value="20351683" calcext:value-type="float">
            <text:p>20351683</text:p>
          </table:table-cell>
          <table:table-cell table:formula="of:=[.A1274]/1000/(60*60*24)" office:value-type="time" office:time-value="PT05H39M11.683S" calcext:value-type="time">
            <text:p>05:39:1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704.36" calcext:value-type="float">
            <text:p>704.36</text:p>
          </table:table-cell>
          <table:table-cell office:value-type="float" office:value="874.17" calcext:value-type="float">
            <text:p>874.17</text:p>
          </table:table-cell>
        </table:table-row>
        <table:table-row table:style-name="ro1">
          <table:table-cell office:value-type="float" office:value="20367683" calcext:value-type="float">
            <text:p>20367683</text:p>
          </table:table-cell>
          <table:table-cell table:formula="of:=[.A1275]/1000/(60*60*24)" office:value-type="time" office:time-value="PT05H39M27.683S" calcext:value-type="time">
            <text:p>05:39:2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04.9" calcext:value-type="float">
            <text:p>704.9</text:p>
          </table:table-cell>
          <table:table-cell office:value-type="float" office:value="874.8" calcext:value-type="float">
            <text:p>874.8</text:p>
          </table:table-cell>
        </table:table-row>
        <table:table-row table:style-name="ro1">
          <table:table-cell office:value-type="float" office:value="20383683" calcext:value-type="float">
            <text:p>20383683</text:p>
          </table:table-cell>
          <table:table-cell table:formula="of:=[.A1276]/1000/(60*60*24)" office:value-type="time" office:time-value="PT05H39M43.683S" calcext:value-type="time">
            <text:p>05:39:4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05.43" calcext:value-type="float">
            <text:p>705.43</text:p>
          </table:table-cell>
          <table:table-cell office:value-type="float" office:value="875.44" calcext:value-type="float">
            <text:p>875.44</text:p>
          </table:table-cell>
        </table:table-row>
        <table:table-row table:style-name="ro1">
          <table:table-cell office:value-type="float" office:value="20399683" calcext:value-type="float">
            <text:p>20399683</text:p>
          </table:table-cell>
          <table:table-cell table:formula="of:=[.A1277]/1000/(60*60*24)" office:value-type="time" office:time-value="PT05H39M59.683S" calcext:value-type="time">
            <text:p>05:40:0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05.96" calcext:value-type="float">
            <text:p>705.96</text:p>
          </table:table-cell>
          <table:table-cell office:value-type="float" office:value="876.08" calcext:value-type="float">
            <text:p>876.08</text:p>
          </table:table-cell>
        </table:table-row>
        <table:table-row table:style-name="ro1">
          <table:table-cell office:value-type="float" office:value="20415682" calcext:value-type="float">
            <text:p>20415682</text:p>
          </table:table-cell>
          <table:table-cell table:formula="of:=[.A1278]/1000/(60*60*24)" office:value-type="time" office:time-value="PT05H40M15.682S" calcext:value-type="time">
            <text:p>05:40:1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06.5" calcext:value-type="float">
            <text:p>706.5</text:p>
          </table:table-cell>
          <table:table-cell office:value-type="float" office:value="876.72" calcext:value-type="float">
            <text:p>876.72</text:p>
          </table:table-cell>
        </table:table-row>
        <table:table-row table:style-name="ro1">
          <table:table-cell office:value-type="float" office:value="20431683" calcext:value-type="float">
            <text:p>20431683</text:p>
          </table:table-cell>
          <table:table-cell table:formula="of:=[.A1279]/1000/(60*60*24)" office:value-type="time" office:time-value="PT05H40M31.683S" calcext:value-type="time">
            <text:p>05:40:3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07.03" calcext:value-type="float">
            <text:p>707.03</text:p>
          </table:table-cell>
          <table:table-cell office:value-type="float" office:value="877.36" calcext:value-type="float">
            <text:p>877.36</text:p>
          </table:table-cell>
        </table:table-row>
        <table:table-row table:style-name="ro1">
          <table:table-cell office:value-type="float" office:value="20447683" calcext:value-type="float">
            <text:p>20447683</text:p>
          </table:table-cell>
          <table:table-cell table:formula="of:=[.A1280]/1000/(60*60*24)" office:value-type="time" office:time-value="PT05H40M47.683S" calcext:value-type="time">
            <text:p>05:40:4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07.57" calcext:value-type="float">
            <text:p>707.57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20463683" calcext:value-type="float">
            <text:p>20463683</text:p>
          </table:table-cell>
          <table:table-cell table:formula="of:=[.A1281]/1000/(60*60*24)" office:value-type="time" office:time-value="PT05H41M03.683S" calcext:value-type="time">
            <text:p>05:41:0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08.1" calcext:value-type="float">
            <text:p>708.1</text:p>
          </table:table-cell>
          <table:table-cell office:value-type="float" office:value="878.64" calcext:value-type="float">
            <text:p>878.64</text:p>
          </table:table-cell>
        </table:table-row>
        <table:table-row table:style-name="ro1">
          <table:table-cell office:value-type="float" office:value="20479683" calcext:value-type="float">
            <text:p>20479683</text:p>
          </table:table-cell>
          <table:table-cell table:formula="of:=[.A1282]/1000/(60*60*24)" office:value-type="time" office:time-value="PT05H41M19.683S" calcext:value-type="time">
            <text:p>05:41:2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08.64" calcext:value-type="float">
            <text:p>708.64</text:p>
          </table:table-cell>
          <table:table-cell office:value-type="float" office:value="879.27" calcext:value-type="float">
            <text:p>879.27</text:p>
          </table:table-cell>
        </table:table-row>
        <table:table-row table:style-name="ro1">
          <table:table-cell office:value-type="float" office:value="20495683" calcext:value-type="float">
            <text:p>20495683</text:p>
          </table:table-cell>
          <table:table-cell table:formula="of:=[.A1283]/1000/(60*60*24)" office:value-type="time" office:time-value="PT05H41M35.683S" calcext:value-type="time">
            <text:p>05:41:36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709.17" calcext:value-type="float">
            <text:p>709.17</text:p>
          </table:table-cell>
          <table:table-cell office:value-type="float" office:value="879.91" calcext:value-type="float">
            <text:p>879.91</text:p>
          </table:table-cell>
        </table:table-row>
        <table:table-row table:style-name="ro1">
          <table:table-cell office:value-type="float" office:value="20511683" calcext:value-type="float">
            <text:p>20511683</text:p>
          </table:table-cell>
          <table:table-cell table:formula="of:=[.A1284]/1000/(60*60*24)" office:value-type="time" office:time-value="PT05H41M51.683S" calcext:value-type="time">
            <text:p>05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09.7" calcext:value-type="float">
            <text:p>709.7</text:p>
          </table:table-cell>
          <table:table-cell office:value-type="float" office:value="880.55" calcext:value-type="float">
            <text:p>880.55</text:p>
          </table:table-cell>
        </table:table-row>
        <table:table-row table:style-name="ro1">
          <table:table-cell office:value-type="float" office:value="20527683" calcext:value-type="float">
            <text:p>20527683</text:p>
          </table:table-cell>
          <table:table-cell table:formula="of:=[.A1285]/1000/(60*60*24)" office:value-type="time" office:time-value="PT05H42M07.683S" calcext:value-type="time">
            <text:p>05:42:08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10.24" calcext:value-type="float">
            <text:p>710.24</text:p>
          </table:table-cell>
          <table:table-cell office:value-type="float" office:value="881.19" calcext:value-type="float">
            <text:p>881.19</text:p>
          </table:table-cell>
        </table:table-row>
        <table:table-row table:style-name="ro1">
          <table:table-cell office:value-type="float" office:value="20543683" calcext:value-type="float">
            <text:p>20543683</text:p>
          </table:table-cell>
          <table:table-cell table:formula="of:=[.A1286]/1000/(60*60*24)" office:value-type="time" office:time-value="PT05H42M23.683S" calcext:value-type="time">
            <text:p>05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10.77" calcext:value-type="float">
            <text:p>710.77</text:p>
          </table:table-cell>
          <table:table-cell office:value-type="float" office:value="881.82" calcext:value-type="float">
            <text:p>881.82</text:p>
          </table:table-cell>
        </table:table-row>
        <table:table-row table:style-name="ro1">
          <table:table-cell office:value-type="float" office:value="20559683" calcext:value-type="float">
            <text:p>20559683</text:p>
          </table:table-cell>
          <table:table-cell table:formula="of:=[.A1287]/1000/(60*60*24)" office:value-type="time" office:time-value="PT05H42M39.683S" calcext:value-type="time">
            <text:p>05:42:4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711.31" calcext:value-type="float">
            <text:p>711.31</text:p>
          </table:table-cell>
          <table:table-cell office:value-type="float" office:value="882.46" calcext:value-type="float">
            <text:p>882.46</text:p>
          </table:table-cell>
        </table:table-row>
        <table:table-row table:style-name="ro1">
          <table:table-cell office:value-type="float" office:value="20575683" calcext:value-type="float">
            <text:p>20575683</text:p>
          </table:table-cell>
          <table:table-cell table:formula="of:=[.A1288]/1000/(60*60*24)" office:value-type="time" office:time-value="PT05H42M55.683S" calcext:value-type="time">
            <text:p>05:42:56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711.84" calcext:value-type="float">
            <text:p>711.84</text:p>
          </table:table-cell>
          <table:table-cell office:value-type="float" office:value="883.1" calcext:value-type="float">
            <text:p>883.1</text:p>
          </table:table-cell>
        </table:table-row>
        <table:table-row table:style-name="ro1">
          <table:table-cell office:value-type="float" office:value="20591683" calcext:value-type="float">
            <text:p>20591683</text:p>
          </table:table-cell>
          <table:table-cell table:formula="of:=[.A1289]/1000/(60*60*24)" office:value-type="time" office:time-value="PT05H43M11.683S" calcext:value-type="time">
            <text:p>05:43:12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12.37" calcext:value-type="float">
            <text:p>712.37</text:p>
          </table:table-cell>
          <table:table-cell office:value-type="float" office:value="883.74" calcext:value-type="float">
            <text:p>883.74</text:p>
          </table:table-cell>
        </table:table-row>
        <table:table-row table:style-name="ro1">
          <table:table-cell office:value-type="float" office:value="20607683" calcext:value-type="float">
            <text:p>20607683</text:p>
          </table:table-cell>
          <table:table-cell table:formula="of:=[.A1290]/1000/(60*60*24)" office:value-type="time" office:time-value="PT05H43M27.683S" calcext:value-type="time">
            <text:p>05:43:28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712.91" calcext:value-type="float">
            <text:p>712.91</text:p>
          </table:table-cell>
          <table:table-cell office:value-type="float" office:value="884.38" calcext:value-type="float">
            <text:p>884.38</text:p>
          </table:table-cell>
        </table:table-row>
        <table:table-row table:style-name="ro1">
          <table:table-cell office:value-type="float" office:value="20623683" calcext:value-type="float">
            <text:p>20623683</text:p>
          </table:table-cell>
          <table:table-cell table:formula="of:=[.A1291]/1000/(60*60*24)" office:value-type="time" office:time-value="PT05H43M43.683S" calcext:value-type="time">
            <text:p>05:43:4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13.44" calcext:value-type="float">
            <text:p>713.44</text:p>
          </table:table-cell>
          <table:table-cell office:value-type="float" office:value="885.01" calcext:value-type="float">
            <text:p>885.01</text:p>
          </table:table-cell>
        </table:table-row>
        <table:table-row table:style-name="ro1">
          <table:table-cell office:value-type="float" office:value="20639683" calcext:value-type="float">
            <text:p>20639683</text:p>
          </table:table-cell>
          <table:table-cell table:formula="of:=[.A1292]/1000/(60*60*24)" office:value-type="time" office:time-value="PT05H43M59.683S" calcext:value-type="time">
            <text:p>05:44:0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13.98" calcext:value-type="float">
            <text:p>713.98</text:p>
          </table:table-cell>
          <table:table-cell office:value-type="float" office:value="885.65" calcext:value-type="float">
            <text:p>885.65</text:p>
          </table:table-cell>
        </table:table-row>
        <table:table-row table:style-name="ro1">
          <table:table-cell office:value-type="float" office:value="20655683" calcext:value-type="float">
            <text:p>20655683</text:p>
          </table:table-cell>
          <table:table-cell table:formula="of:=[.A1293]/1000/(60*60*24)" office:value-type="time" office:time-value="PT05H44M15.683S" calcext:value-type="time">
            <text:p>05:44:1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14.51" calcext:value-type="float">
            <text:p>714.51</text:p>
          </table:table-cell>
          <table:table-cell office:value-type="float" office:value="886.29" calcext:value-type="float">
            <text:p>886.29</text:p>
          </table:table-cell>
        </table:table-row>
        <table:table-row table:style-name="ro1">
          <table:table-cell office:value-type="float" office:value="20671683" calcext:value-type="float">
            <text:p>20671683</text:p>
          </table:table-cell>
          <table:table-cell table:formula="of:=[.A1294]/1000/(60*60*24)" office:value-type="time" office:time-value="PT05H44M31.683S" calcext:value-type="time">
            <text:p>05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15.04" calcext:value-type="float">
            <text:p>715.04</text:p>
          </table:table-cell>
          <table:table-cell office:value-type="float" office:value="886.92" calcext:value-type="float">
            <text:p>886.92</text:p>
          </table:table-cell>
        </table:table-row>
        <table:table-row table:style-name="ro1">
          <table:table-cell office:value-type="float" office:value="20687683" calcext:value-type="float">
            <text:p>20687683</text:p>
          </table:table-cell>
          <table:table-cell table:formula="of:=[.A1295]/1000/(60*60*24)" office:value-type="time" office:time-value="PT05H44M47.683S" calcext:value-type="time">
            <text:p>05:44:48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715.58" calcext:value-type="float">
            <text:p>715.58</text:p>
          </table:table-cell>
          <table:table-cell office:value-type="float" office:value="887.56" calcext:value-type="float">
            <text:p>887.56</text:p>
          </table:table-cell>
        </table:table-row>
        <table:table-row table:style-name="ro1">
          <table:table-cell office:value-type="float" office:value="20703683" calcext:value-type="float">
            <text:p>20703683</text:p>
          </table:table-cell>
          <table:table-cell table:formula="of:=[.A1296]/1000/(60*60*24)" office:value-type="time" office:time-value="PT05H45M03.683S" calcext:value-type="time">
            <text:p>05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16.11" calcext:value-type="float">
            <text:p>716.11</text:p>
          </table:table-cell>
          <table:table-cell office:value-type="float" office:value="888.2" calcext:value-type="float">
            <text:p>888.2</text:p>
          </table:table-cell>
        </table:table-row>
        <table:table-row table:style-name="ro1">
          <table:table-cell office:value-type="float" office:value="20719683" calcext:value-type="float">
            <text:p>20719683</text:p>
          </table:table-cell>
          <table:table-cell table:formula="of:=[.A1297]/1000/(60*60*24)" office:value-type="time" office:time-value="PT05H45M19.683S" calcext:value-type="time">
            <text:p>05:45:2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716.65" calcext:value-type="float">
            <text:p>716.65</text:p>
          </table:table-cell>
          <table:table-cell office:value-type="float" office:value="888.83" calcext:value-type="float">
            <text:p>888.83</text:p>
          </table:table-cell>
        </table:table-row>
        <table:table-row table:style-name="ro1">
          <table:table-cell office:value-type="float" office:value="20735683" calcext:value-type="float">
            <text:p>20735683</text:p>
          </table:table-cell>
          <table:table-cell table:formula="of:=[.A1298]/1000/(60*60*24)" office:value-type="time" office:time-value="PT05H45M35.683S" calcext:value-type="time">
            <text:p>05:45:3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17.18" calcext:value-type="float">
            <text:p>717.18</text:p>
          </table:table-cell>
          <table:table-cell office:value-type="float" office:value="889.47" calcext:value-type="float">
            <text:p>889.47</text:p>
          </table:table-cell>
        </table:table-row>
        <table:table-row table:style-name="ro1">
          <table:table-cell office:value-type="float" office:value="20751683" calcext:value-type="float">
            <text:p>20751683</text:p>
          </table:table-cell>
          <table:table-cell table:formula="of:=[.A1299]/1000/(60*60*24)" office:value-type="time" office:time-value="PT05H45M51.683S" calcext:value-type="time">
            <text:p>05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17.71" calcext:value-type="float">
            <text:p>717.71</text:p>
          </table:table-cell>
          <table:table-cell office:value-type="float" office:value="890.1" calcext:value-type="float">
            <text:p>890.1</text:p>
          </table:table-cell>
        </table:table-row>
        <table:table-row table:style-name="ro1">
          <table:table-cell office:value-type="float" office:value="20767683" calcext:value-type="float">
            <text:p>20767683</text:p>
          </table:table-cell>
          <table:table-cell table:formula="of:=[.A1300]/1000/(60*60*24)" office:value-type="time" office:time-value="PT05H46M07.683S" calcext:value-type="time">
            <text:p>05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18.25" calcext:value-type="float">
            <text:p>718.25</text:p>
          </table:table-cell>
          <table:table-cell office:value-type="float" office:value="890.74" calcext:value-type="float">
            <text:p>890.74</text:p>
          </table:table-cell>
        </table:table-row>
        <table:table-row table:style-name="ro1">
          <table:table-cell office:value-type="float" office:value="20783683" calcext:value-type="float">
            <text:p>20783683</text:p>
          </table:table-cell>
          <table:table-cell table:formula="of:=[.A1301]/1000/(60*60*24)" office:value-type="time" office:time-value="PT05H46M23.683S" calcext:value-type="time">
            <text:p>05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18.78" calcext:value-type="float">
            <text:p>718.78</text:p>
          </table:table-cell>
          <table:table-cell office:value-type="float" office:value="891.38" calcext:value-type="float">
            <text:p>891.38</text:p>
          </table:table-cell>
        </table:table-row>
        <table:table-row table:style-name="ro1">
          <table:table-cell office:value-type="float" office:value="20799683" calcext:value-type="float">
            <text:p>20799683</text:p>
          </table:table-cell>
          <table:table-cell table:formula="of:=[.A1302]/1000/(60*60*24)" office:value-type="time" office:time-value="PT05H46M39.683S" calcext:value-type="time">
            <text:p>05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19.31" calcext:value-type="float">
            <text:p>719.31</text:p>
          </table:table-cell>
          <table:table-cell office:value-type="float" office:value="892.01" calcext:value-type="float">
            <text:p>892.01</text:p>
          </table:table-cell>
        </table:table-row>
        <table:table-row table:style-name="ro1">
          <table:table-cell office:value-type="float" office:value="20815683" calcext:value-type="float">
            <text:p>20815683</text:p>
          </table:table-cell>
          <table:table-cell table:formula="of:=[.A1303]/1000/(60*60*24)" office:value-type="time" office:time-value="PT05H46M55.683S" calcext:value-type="time">
            <text:p>05:46:5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19.85" calcext:value-type="float">
            <text:p>719.85</text:p>
          </table:table-cell>
          <table:table-cell office:value-type="float" office:value="892.65" calcext:value-type="float">
            <text:p>892.65</text:p>
          </table:table-cell>
        </table:table-row>
        <table:table-row table:style-name="ro1">
          <table:table-cell office:value-type="float" office:value="20831683" calcext:value-type="float">
            <text:p>20831683</text:p>
          </table:table-cell>
          <table:table-cell table:formula="of:=[.A1304]/1000/(60*60*24)" office:value-type="time" office:time-value="PT05H47M11.683S" calcext:value-type="time">
            <text:p>05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20.38" calcext:value-type="float">
            <text:p>720.38</text:p>
          </table:table-cell>
          <table:table-cell office:value-type="float" office:value="893.28" calcext:value-type="float">
            <text:p>893.28</text:p>
          </table:table-cell>
        </table:table-row>
        <table:table-row table:style-name="ro1">
          <table:table-cell office:value-type="float" office:value="20847683" calcext:value-type="float">
            <text:p>20847683</text:p>
          </table:table-cell>
          <table:table-cell table:formula="of:=[.A1305]/1000/(60*60*24)" office:value-type="time" office:time-value="PT05H47M27.683S" calcext:value-type="time">
            <text:p>05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20.91" calcext:value-type="float">
            <text:p>720.91</text:p>
          </table:table-cell>
          <table:table-cell office:value-type="float" office:value="893.92" calcext:value-type="float">
            <text:p>893.92</text:p>
          </table:table-cell>
        </table:table-row>
        <table:table-row table:style-name="ro1">
          <table:table-cell office:value-type="float" office:value="20863683" calcext:value-type="float">
            <text:p>20863683</text:p>
          </table:table-cell>
          <table:table-cell table:formula="of:=[.A1306]/1000/(60*60*24)" office:value-type="time" office:time-value="PT05H47M43.683S" calcext:value-type="time">
            <text:p>05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21.44" calcext:value-type="float">
            <text:p>721.44</text:p>
          </table:table-cell>
          <table:table-cell office:value-type="float" office:value="894.55" calcext:value-type="float">
            <text:p>894.55</text:p>
          </table:table-cell>
        </table:table-row>
        <table:table-row table:style-name="ro1">
          <table:table-cell office:value-type="float" office:value="20879683" calcext:value-type="float">
            <text:p>20879683</text:p>
          </table:table-cell>
          <table:table-cell table:formula="of:=[.A1307]/1000/(60*60*24)" office:value-type="time" office:time-value="PT05H47M59.683S" calcext:value-type="time">
            <text:p>05:48:0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21.98" calcext:value-type="float">
            <text:p>721.98</text:p>
          </table:table-cell>
          <table:table-cell office:value-type="float" office:value="895.19" calcext:value-type="float">
            <text:p>895.19</text:p>
          </table:table-cell>
        </table:table-row>
        <table:table-row table:style-name="ro1">
          <table:table-cell office:value-type="float" office:value="20895683" calcext:value-type="float">
            <text:p>20895683</text:p>
          </table:table-cell>
          <table:table-cell table:formula="of:=[.A1308]/1000/(60*60*24)" office:value-type="time" office:time-value="PT05H48M15.683S" calcext:value-type="time">
            <text:p>05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22.51" calcext:value-type="float">
            <text:p>722.51</text:p>
          </table:table-cell>
          <table:table-cell office:value-type="float" office:value="895.83" calcext:value-type="float">
            <text:p>895.83</text:p>
          </table:table-cell>
        </table:table-row>
        <table:table-row table:style-name="ro1">
          <table:table-cell office:value-type="float" office:value="20911683" calcext:value-type="float">
            <text:p>20911683</text:p>
          </table:table-cell>
          <table:table-cell table:formula="of:=[.A1309]/1000/(60*60*24)" office:value-type="time" office:time-value="PT05H48M31.683S" calcext:value-type="time">
            <text:p>05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23.04" calcext:value-type="float">
            <text:p>723.04</text:p>
          </table:table-cell>
          <table:table-cell office:value-type="float" office:value="896.46" calcext:value-type="float">
            <text:p>896.46</text:p>
          </table:table-cell>
        </table:table-row>
        <table:table-row table:style-name="ro1">
          <table:table-cell office:value-type="float" office:value="20927683" calcext:value-type="float">
            <text:p>20927683</text:p>
          </table:table-cell>
          <table:table-cell table:formula="of:=[.A1310]/1000/(60*60*24)" office:value-type="time" office:time-value="PT05H48M47.683S" calcext:value-type="time">
            <text:p>05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723.58" calcext:value-type="float">
            <text:p>723.58</text:p>
          </table:table-cell>
          <table:table-cell office:value-type="float" office:value="897.1" calcext:value-type="float">
            <text:p>897.1</text:p>
          </table:table-cell>
        </table:table-row>
        <table:table-row table:style-name="ro1">
          <table:table-cell office:value-type="float" office:value="20943683" calcext:value-type="float">
            <text:p>20943683</text:p>
          </table:table-cell>
          <table:table-cell table:formula="of:=[.A1311]/1000/(60*60*24)" office:value-type="time" office:time-value="PT05H49M03.683S" calcext:value-type="time">
            <text:p>05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24.11" calcext:value-type="float">
            <text:p>724.11</text:p>
          </table:table-cell>
          <table:table-cell office:value-type="float" office:value="897.73" calcext:value-type="float">
            <text:p>897.73</text:p>
          </table:table-cell>
        </table:table-row>
        <table:table-row table:style-name="ro1">
          <table:table-cell office:value-type="float" office:value="20959683" calcext:value-type="float">
            <text:p>20959683</text:p>
          </table:table-cell>
          <table:table-cell table:formula="of:=[.A1312]/1000/(60*60*24)" office:value-type="time" office:time-value="PT05H49M19.683S" calcext:value-type="time">
            <text:p>05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24.64" calcext:value-type="float">
            <text:p>724.64</text:p>
          </table:table-cell>
          <table:table-cell office:value-type="float" office:value="898.37" calcext:value-type="float">
            <text:p>898.37</text:p>
          </table:table-cell>
        </table:table-row>
        <table:table-row table:style-name="ro1">
          <table:table-cell office:value-type="float" office:value="20975683" calcext:value-type="float">
            <text:p>20975683</text:p>
          </table:table-cell>
          <table:table-cell table:formula="of:=[.A1313]/1000/(60*60*24)" office:value-type="time" office:time-value="PT05H49M35.683S" calcext:value-type="time">
            <text:p>05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25.18" calcext:value-type="float">
            <text:p>725.18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20991683" calcext:value-type="float">
            <text:p>20991683</text:p>
          </table:table-cell>
          <table:table-cell table:formula="of:=[.A1314]/1000/(60*60*24)" office:value-type="time" office:time-value="PT05H49M51.683S" calcext:value-type="time">
            <text:p>05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725.71" calcext:value-type="float">
            <text:p>725.71</text:p>
          </table:table-cell>
          <table:table-cell office:value-type="float" office:value="899.63" calcext:value-type="float">
            <text:p>899.63</text:p>
          </table:table-cell>
        </table:table-row>
        <table:table-row table:style-name="ro1">
          <table:table-cell office:value-type="float" office:value="21007683" calcext:value-type="float">
            <text:p>21007683</text:p>
          </table:table-cell>
          <table:table-cell table:formula="of:=[.A1315]/1000/(60*60*24)" office:value-type="time" office:time-value="PT05H50M07.683S" calcext:value-type="time">
            <text:p>05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44" calcext:value-type="float">
            <text:p>142.44</text:p>
          </table:table-cell>
          <table:table-cell office:value-type="float" office:value="726.24" calcext:value-type="float">
            <text:p>726.24</text:p>
          </table:table-cell>
          <table:table-cell office:value-type="float" office:value="900.27" calcext:value-type="float">
            <text:p>900.27</text:p>
          </table:table-cell>
        </table:table-row>
        <table:table-row table:style-name="ro1">
          <table:table-cell office:value-type="float" office:value="21023683" calcext:value-type="float">
            <text:p>21023683</text:p>
          </table:table-cell>
          <table:table-cell table:formula="of:=[.A1316]/1000/(60*60*24)" office:value-type="time" office:time-value="PT05H50M23.683S" calcext:value-type="time">
            <text:p>05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26.78" calcext:value-type="float">
            <text:p>726.78</text:p>
          </table:table-cell>
          <table:table-cell office:value-type="float" office:value="900.9" calcext:value-type="float">
            <text:p>900.9</text:p>
          </table:table-cell>
        </table:table-row>
        <table:table-row table:style-name="ro1">
          <table:table-cell office:value-type="float" office:value="21039683" calcext:value-type="float">
            <text:p>21039683</text:p>
          </table:table-cell>
          <table:table-cell table:formula="of:=[.A1317]/1000/(60*60*24)" office:value-type="time" office:time-value="PT05H50M39.683S" calcext:value-type="time">
            <text:p>05:50:4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27.31" calcext:value-type="float">
            <text:p>727.31</text:p>
          </table:table-cell>
          <table:table-cell office:value-type="float" office:value="901.54" calcext:value-type="float">
            <text:p>901.54</text:p>
          </table:table-cell>
        </table:table-row>
        <table:table-row table:style-name="ro1">
          <table:table-cell office:value-type="float" office:value="21055683" calcext:value-type="float">
            <text:p>21055683</text:p>
          </table:table-cell>
          <table:table-cell table:formula="of:=[.A1318]/1000/(60*60*24)" office:value-type="time" office:time-value="PT05H50M55.683S" calcext:value-type="time">
            <text:p>05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27.84" calcext:value-type="float">
            <text:p>727.84</text:p>
          </table:table-cell>
          <table:table-cell office:value-type="float" office:value="902.17" calcext:value-type="float">
            <text:p>902.17</text:p>
          </table:table-cell>
        </table:table-row>
        <table:table-row table:style-name="ro1">
          <table:table-cell office:value-type="float" office:value="21071683" calcext:value-type="float">
            <text:p>21071683</text:p>
          </table:table-cell>
          <table:table-cell table:formula="of:=[.A1319]/1000/(60*60*24)" office:value-type="time" office:time-value="PT05H51M11.683S" calcext:value-type="time">
            <text:p>05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28.37" calcext:value-type="float">
            <text:p>728.37</text:p>
          </table:table-cell>
          <table:table-cell office:value-type="float" office:value="902.81" calcext:value-type="float">
            <text:p>902.81</text:p>
          </table:table-cell>
        </table:table-row>
        <table:table-row table:style-name="ro1">
          <table:table-cell office:value-type="float" office:value="21087683" calcext:value-type="float">
            <text:p>21087683</text:p>
          </table:table-cell>
          <table:table-cell table:formula="of:=[.A1320]/1000/(60*60*24)" office:value-type="time" office:time-value="PT05H51M27.683S" calcext:value-type="time">
            <text:p>05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28.91" calcext:value-type="float">
            <text:p>728.91</text:p>
          </table:table-cell>
          <table:table-cell office:value-type="float" office:value="903.44" calcext:value-type="float">
            <text:p>903.44</text:p>
          </table:table-cell>
        </table:table-row>
        <table:table-row table:style-name="ro1">
          <table:table-cell office:value-type="float" office:value="21103683" calcext:value-type="float">
            <text:p>21103683</text:p>
          </table:table-cell>
          <table:table-cell table:formula="of:=[.A1321]/1000/(60*60*24)" office:value-type="time" office:time-value="PT05H51M43.683S" calcext:value-type="time">
            <text:p>05:51:4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29.44" calcext:value-type="float">
            <text:p>729.44</text:p>
          </table:table-cell>
          <table:table-cell office:value-type="float" office:value="904.08" calcext:value-type="float">
            <text:p>904.08</text:p>
          </table:table-cell>
        </table:table-row>
        <table:table-row table:style-name="ro1">
          <table:table-cell office:value-type="float" office:value="21119683" calcext:value-type="float">
            <text:p>21119683</text:p>
          </table:table-cell>
          <table:table-cell table:formula="of:=[.A1322]/1000/(60*60*24)" office:value-type="time" office:time-value="PT05H51M59.683S" calcext:value-type="time">
            <text:p>05:52:0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29.97" calcext:value-type="float">
            <text:p>729.97</text:p>
          </table:table-cell>
          <table:table-cell office:value-type="float" office:value="904.71" calcext:value-type="float">
            <text:p>904.71</text:p>
          </table:table-cell>
        </table:table-row>
        <table:table-row table:style-name="ro1">
          <table:table-cell office:value-type="float" office:value="21135683" calcext:value-type="float">
            <text:p>21135683</text:p>
          </table:table-cell>
          <table:table-cell table:formula="of:=[.A1323]/1000/(60*60*24)" office:value-type="time" office:time-value="PT05H52M15.683S" calcext:value-type="time">
            <text:p>05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30.5" calcext:value-type="float">
            <text:p>730.5</text:p>
          </table:table-cell>
          <table:table-cell office:value-type="float" office:value="905.35" calcext:value-type="float">
            <text:p>905.35</text:p>
          </table:table-cell>
        </table:table-row>
        <table:table-row table:style-name="ro1">
          <table:table-cell office:value-type="float" office:value="21151683" calcext:value-type="float">
            <text:p>21151683</text:p>
          </table:table-cell>
          <table:table-cell table:formula="of:=[.A1324]/1000/(60*60*24)" office:value-type="time" office:time-value="PT05H52M31.683S" calcext:value-type="time">
            <text:p>05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31.03" calcext:value-type="float">
            <text:p>731.03</text:p>
          </table:table-cell>
          <table:table-cell office:value-type="float" office:value="905.98" calcext:value-type="float">
            <text:p>905.98</text:p>
          </table:table-cell>
        </table:table-row>
        <table:table-row table:style-name="ro1">
          <table:table-cell office:value-type="float" office:value="21167683" calcext:value-type="float">
            <text:p>21167683</text:p>
          </table:table-cell>
          <table:table-cell table:formula="of:=[.A1325]/1000/(60*60*24)" office:value-type="time" office:time-value="PT05H52M47.683S" calcext:value-type="time">
            <text:p>05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31.57" calcext:value-type="float">
            <text:p>731.57</text:p>
          </table:table-cell>
          <table:table-cell office:value-type="float" office:value="906.62" calcext:value-type="float">
            <text:p>906.62</text:p>
          </table:table-cell>
        </table:table-row>
        <table:table-row table:style-name="ro1">
          <table:table-cell office:value-type="float" office:value="21183683" calcext:value-type="float">
            <text:p>21183683</text:p>
          </table:table-cell>
          <table:table-cell table:formula="of:=[.A1326]/1000/(60*60*24)" office:value-type="time" office:time-value="PT05H53M03.683S" calcext:value-type="time">
            <text:p>05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732.1" calcext:value-type="float">
            <text:p>732.1</text:p>
          </table:table-cell>
          <table:table-cell office:value-type="float" office:value="907.25" calcext:value-type="float">
            <text:p>907.25</text:p>
          </table:table-cell>
        </table:table-row>
        <table:table-row table:style-name="ro1">
          <table:table-cell office:value-type="float" office:value="21199683" calcext:value-type="float">
            <text:p>21199683</text:p>
          </table:table-cell>
          <table:table-cell table:formula="of:=[.A1327]/1000/(60*60*24)" office:value-type="time" office:time-value="PT05H53M19.683S" calcext:value-type="time">
            <text:p>05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732.63" calcext:value-type="float">
            <text:p>732.63</text:p>
          </table:table-cell>
          <table:table-cell office:value-type="float" office:value="907.88" calcext:value-type="float">
            <text:p>907.88</text:p>
          </table:table-cell>
        </table:table-row>
        <table:table-row table:style-name="ro1">
          <table:table-cell office:value-type="float" office:value="21215683" calcext:value-type="float">
            <text:p>21215683</text:p>
          </table:table-cell>
          <table:table-cell table:formula="of:=[.A1328]/1000/(60*60*24)" office:value-type="time" office:time-value="PT05H53M35.683S" calcext:value-type="time">
            <text:p>05:53:3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733.16" calcext:value-type="float">
            <text:p>733.16</text:p>
          </table:table-cell>
          <table:table-cell office:value-type="float" office:value="908.52" calcext:value-type="float">
            <text:p>908.52</text:p>
          </table:table-cell>
        </table:table-row>
        <table:table-row table:style-name="ro1">
          <table:table-cell office:value-type="float" office:value="21231683" calcext:value-type="float">
            <text:p>21231683</text:p>
          </table:table-cell>
          <table:table-cell table:formula="of:=[.A1329]/1000/(60*60*24)" office:value-type="time" office:time-value="PT05H53M51.683S" calcext:value-type="time">
            <text:p>05:53:5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733.7" calcext:value-type="float">
            <text:p>733.7</text:p>
          </table:table-cell>
          <table:table-cell office:value-type="float" office:value="909.15" calcext:value-type="float">
            <text:p>909.15</text:p>
          </table:table-cell>
        </table:table-row>
        <table:table-row table:style-name="ro1">
          <table:table-cell office:value-type="float" office:value="21247683" calcext:value-type="float">
            <text:p>21247683</text:p>
          </table:table-cell>
          <table:table-cell table:formula="of:=[.A1330]/1000/(60*60*24)" office:value-type="time" office:time-value="PT05H54M07.683S" calcext:value-type="time">
            <text:p>05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734.23" calcext:value-type="float">
            <text:p>734.23</text:p>
          </table:table-cell>
          <table:table-cell office:value-type="float" office:value="909.78" calcext:value-type="float">
            <text:p>909.78</text:p>
          </table:table-cell>
        </table:table-row>
        <table:table-row table:style-name="ro1">
          <table:table-cell office:value-type="float" office:value="21263683" calcext:value-type="float">
            <text:p>21263683</text:p>
          </table:table-cell>
          <table:table-cell table:formula="of:=[.A1331]/1000/(60*60*24)" office:value-type="time" office:time-value="PT05H54M23.683S" calcext:value-type="time">
            <text:p>05:54:2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734.76" calcext:value-type="float">
            <text:p>734.76</text:p>
          </table:table-cell>
          <table:table-cell office:value-type="float" office:value="910.42" calcext:value-type="float">
            <text:p>910.42</text:p>
          </table:table-cell>
        </table:table-row>
        <table:table-row table:style-name="ro1">
          <table:table-cell office:value-type="float" office:value="21279683" calcext:value-type="float">
            <text:p>21279683</text:p>
          </table:table-cell>
          <table:table-cell table:formula="of:=[.A1332]/1000/(60*60*24)" office:value-type="time" office:time-value="PT05H54M39.683S" calcext:value-type="time">
            <text:p>05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735.29" calcext:value-type="float">
            <text:p>735.29</text:p>
          </table:table-cell>
          <table:table-cell office:value-type="float" office:value="911.05" calcext:value-type="float">
            <text:p>911.05</text:p>
          </table:table-cell>
        </table:table-row>
        <table:table-row table:style-name="ro1">
          <table:table-cell office:value-type="float" office:value="21295683" calcext:value-type="float">
            <text:p>21295683</text:p>
          </table:table-cell>
          <table:table-cell table:formula="of:=[.A1333]/1000/(60*60*24)" office:value-type="time" office:time-value="PT05H54M55.683S" calcext:value-type="time">
            <text:p>05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735.82" calcext:value-type="float">
            <text:p>735.82</text:p>
          </table:table-cell>
          <table:table-cell office:value-type="float" office:value="911.68" calcext:value-type="float">
            <text:p>911.68</text:p>
          </table:table-cell>
        </table:table-row>
        <table:table-row table:style-name="ro1">
          <table:table-cell office:value-type="float" office:value="21311683" calcext:value-type="float">
            <text:p>21311683</text:p>
          </table:table-cell>
          <table:table-cell table:formula="of:=[.A1334]/1000/(60*60*24)" office:value-type="time" office:time-value="PT05H55M11.683S" calcext:value-type="time">
            <text:p>05:55:1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736.36" calcext:value-type="float">
            <text:p>736.36</text:p>
          </table:table-cell>
          <table:table-cell office:value-type="float" office:value="912.31" calcext:value-type="float">
            <text:p>912.31</text:p>
          </table:table-cell>
        </table:table-row>
        <table:table-row table:style-name="ro1">
          <table:table-cell office:value-type="float" office:value="21327683" calcext:value-type="float">
            <text:p>21327683</text:p>
          </table:table-cell>
          <table:table-cell table:formula="of:=[.A1335]/1000/(60*60*24)" office:value-type="time" office:time-value="PT05H55M27.683S" calcext:value-type="time">
            <text:p>05:55:2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736.89" calcext:value-type="float">
            <text:p>736.89</text:p>
          </table:table-cell>
          <table:table-cell office:value-type="float" office:value="912.94" calcext:value-type="float">
            <text:p>912.94</text:p>
          </table:table-cell>
        </table:table-row>
        <table:table-row table:style-name="ro1">
          <table:table-cell office:value-type="float" office:value="21343683" calcext:value-type="float">
            <text:p>21343683</text:p>
          </table:table-cell>
          <table:table-cell table:formula="of:=[.A1336]/1000/(60*60*24)" office:value-type="time" office:time-value="PT05H55M43.683S" calcext:value-type="time">
            <text:p>05:55:4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737.42" calcext:value-type="float">
            <text:p>737.42</text:p>
          </table:table-cell>
          <table:table-cell office:value-type="float" office:value="913.58" calcext:value-type="float">
            <text:p>913.58</text:p>
          </table:table-cell>
        </table:table-row>
        <table:table-row table:style-name="ro1">
          <table:table-cell office:value-type="float" office:value="21359683" calcext:value-type="float">
            <text:p>21359683</text:p>
          </table:table-cell>
          <table:table-cell table:formula="of:=[.A1337]/1000/(60*60*24)" office:value-type="time" office:time-value="PT05H55M59.683S" calcext:value-type="time">
            <text:p>05:56:0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37.95" calcext:value-type="float">
            <text:p>737.95</text:p>
          </table:table-cell>
          <table:table-cell office:value-type="float" office:value="914.21" calcext:value-type="float">
            <text:p>914.21</text:p>
          </table:table-cell>
        </table:table-row>
        <table:table-row table:style-name="ro1">
          <table:table-cell office:value-type="float" office:value="21375683" calcext:value-type="float">
            <text:p>21375683</text:p>
          </table:table-cell>
          <table:table-cell table:formula="of:=[.A1338]/1000/(60*60*24)" office:value-type="time" office:time-value="PT05H56M15.683S" calcext:value-type="time">
            <text:p>05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38.48" calcext:value-type="float">
            <text:p>738.48</text:p>
          </table:table-cell>
          <table:table-cell office:value-type="float" office:value="914.84" calcext:value-type="float">
            <text:p>914.84</text:p>
          </table:table-cell>
        </table:table-row>
        <table:table-row table:style-name="ro1">
          <table:table-cell office:value-type="float" office:value="21391683" calcext:value-type="float">
            <text:p>21391683</text:p>
          </table:table-cell>
          <table:table-cell table:formula="of:=[.A1339]/1000/(60*60*24)" office:value-type="time" office:time-value="PT05H56M31.683S" calcext:value-type="time">
            <text:p>05:56:3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39.02" calcext:value-type="float">
            <text:p>739.02</text:p>
          </table:table-cell>
          <table:table-cell office:value-type="float" office:value="915.47" calcext:value-type="float">
            <text:p>915.47</text:p>
          </table:table-cell>
        </table:table-row>
        <table:table-row table:style-name="ro1">
          <table:table-cell office:value-type="float" office:value="21407683" calcext:value-type="float">
            <text:p>21407683</text:p>
          </table:table-cell>
          <table:table-cell table:formula="of:=[.A1340]/1000/(60*60*24)" office:value-type="time" office:time-value="PT05H56M47.683S" calcext:value-type="time">
            <text:p>05:56:4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39.55" calcext:value-type="float">
            <text:p>739.55</text:p>
          </table:table-cell>
          <table:table-cell office:value-type="float" office:value="916.1" calcext:value-type="float">
            <text:p>916.1</text:p>
          </table:table-cell>
        </table:table-row>
        <table:table-row table:style-name="ro1">
          <table:table-cell office:value-type="float" office:value="21423683" calcext:value-type="float">
            <text:p>21423683</text:p>
          </table:table-cell>
          <table:table-cell table:formula="of:=[.A1341]/1000/(60*60*24)" office:value-type="time" office:time-value="PT05H57M03.683S" calcext:value-type="time">
            <text:p>05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40.08" calcext:value-type="float">
            <text:p>740.08</text:p>
          </table:table-cell>
          <table:table-cell office:value-type="float" office:value="916.74" calcext:value-type="float">
            <text:p>916.74</text:p>
          </table:table-cell>
        </table:table-row>
        <table:table-row table:style-name="ro1">
          <table:table-cell office:value-type="float" office:value="21439683" calcext:value-type="float">
            <text:p>21439683</text:p>
          </table:table-cell>
          <table:table-cell table:formula="of:=[.A1342]/1000/(60*60*24)" office:value-type="time" office:time-value="PT05H57M19.683S" calcext:value-type="time">
            <text:p>05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40.61" calcext:value-type="float">
            <text:p>740.61</text:p>
          </table:table-cell>
          <table:table-cell office:value-type="float" office:value="917.37" calcext:value-type="float">
            <text:p>917.37</text:p>
          </table:table-cell>
        </table:table-row>
        <table:table-row table:style-name="ro1">
          <table:table-cell office:value-type="float" office:value="21455683" calcext:value-type="float">
            <text:p>21455683</text:p>
          </table:table-cell>
          <table:table-cell table:formula="of:=[.A1343]/1000/(60*60*24)" office:value-type="time" office:time-value="PT05H57M35.683S" calcext:value-type="time">
            <text:p>05:57:3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41.14" calcext:value-type="float">
            <text:p>741.1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21471682" calcext:value-type="float">
            <text:p>21471682</text:p>
          </table:table-cell>
          <table:table-cell table:formula="of:=[.A1344]/1000/(60*60*24)" office:value-type="time" office:time-value="PT05H57M51.682S" calcext:value-type="time">
            <text:p>05:57:5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41.67" calcext:value-type="float">
            <text:p>741.67</text:p>
          </table:table-cell>
          <table:table-cell office:value-type="float" office:value="918.63" calcext:value-type="float">
            <text:p>918.63</text:p>
          </table:table-cell>
        </table:table-row>
        <table:table-row table:style-name="ro1">
          <table:table-cell office:value-type="float" office:value="21487683" calcext:value-type="float">
            <text:p>21487683</text:p>
          </table:table-cell>
          <table:table-cell table:formula="of:=[.A1345]/1000/(60*60*24)" office:value-type="time" office:time-value="PT05H58M07.683S" calcext:value-type="time">
            <text:p>05:58:0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42.2" calcext:value-type="float">
            <text:p>742.2</text:p>
          </table:table-cell>
          <table:table-cell office:value-type="float" office:value="919.26" calcext:value-type="float">
            <text:p>919.26</text:p>
          </table:table-cell>
        </table:table-row>
        <table:table-row table:style-name="ro1">
          <table:table-cell office:value-type="float" office:value="21503683" calcext:value-type="float">
            <text:p>21503683</text:p>
          </table:table-cell>
          <table:table-cell table:formula="of:=[.A1346]/1000/(60*60*24)" office:value-type="time" office:time-value="PT05H58M23.683S" calcext:value-type="time">
            <text:p>05:58:24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742.74" calcext:value-type="float">
            <text:p>742.74</text:p>
          </table:table-cell>
          <table:table-cell office:value-type="float" office:value="919.89" calcext:value-type="float">
            <text:p>919.89</text:p>
          </table:table-cell>
        </table:table-row>
        <table:table-row table:style-name="ro1">
          <table:table-cell office:value-type="float" office:value="21519683" calcext:value-type="float">
            <text:p>21519683</text:p>
          </table:table-cell>
          <table:table-cell table:formula="of:=[.A1347]/1000/(60*60*24)" office:value-type="time" office:time-value="PT05H58M39.683S" calcext:value-type="time">
            <text:p>05:58:4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43.27" calcext:value-type="float">
            <text:p>743.27</text:p>
          </table:table-cell>
          <table:table-cell office:value-type="float" office:value="920.53" calcext:value-type="float">
            <text:p>920.53</text:p>
          </table:table-cell>
        </table:table-row>
        <table:table-row table:style-name="ro1">
          <table:table-cell office:value-type="float" office:value="21535683" calcext:value-type="float">
            <text:p>21535683</text:p>
          </table:table-cell>
          <table:table-cell table:formula="of:=[.A1348]/1000/(60*60*24)" office:value-type="time" office:time-value="PT05H58M55.683S" calcext:value-type="time">
            <text:p>05:58:56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43.8" calcext:value-type="float">
            <text:p>743.8</text:p>
          </table:table-cell>
          <table:table-cell office:value-type="float" office:value="921.16" calcext:value-type="float">
            <text:p>921.16</text:p>
          </table:table-cell>
        </table:table-row>
        <table:table-row table:style-name="ro1">
          <table:table-cell office:value-type="float" office:value="21551683" calcext:value-type="float">
            <text:p>21551683</text:p>
          </table:table-cell>
          <table:table-cell table:formula="of:=[.A1349]/1000/(60*60*24)" office:value-type="time" office:time-value="PT05H59M11.683S" calcext:value-type="time">
            <text:p>05:59:12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44.33" calcext:value-type="float">
            <text:p>744.33</text:p>
          </table:table-cell>
          <table:table-cell office:value-type="float" office:value="921.79" calcext:value-type="float">
            <text:p>921.79</text:p>
          </table:table-cell>
        </table:table-row>
        <table:table-row table:style-name="ro1">
          <table:table-cell office:value-type="float" office:value="21567683" calcext:value-type="float">
            <text:p>21567683</text:p>
          </table:table-cell>
          <table:table-cell table:formula="of:=[.A1350]/1000/(60*60*24)" office:value-type="time" office:time-value="PT05H59M27.683S" calcext:value-type="time">
            <text:p>05:59:28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44.86" calcext:value-type="float">
            <text:p>744.86</text:p>
          </table:table-cell>
          <table:table-cell office:value-type="float" office:value="922.42" calcext:value-type="float">
            <text:p>922.42</text:p>
          </table:table-cell>
        </table:table-row>
        <table:table-row table:style-name="ro1">
          <table:table-cell office:value-type="float" office:value="21583683" calcext:value-type="float">
            <text:p>21583683</text:p>
          </table:table-cell>
          <table:table-cell table:formula="of:=[.A1351]/1000/(60*60*24)" office:value-type="time" office:time-value="PT05H59M43.683S" calcext:value-type="time">
            <text:p>05:59:4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45.39" calcext:value-type="float">
            <text:p>745.39</text:p>
          </table:table-cell>
          <table:table-cell office:value-type="float" office:value="923.05" calcext:value-type="float">
            <text:p>923.05</text:p>
          </table:table-cell>
        </table:table-row>
        <table:table-row table:style-name="ro1">
          <table:table-cell office:value-type="float" office:value="21599683" calcext:value-type="float">
            <text:p>21599683</text:p>
          </table:table-cell>
          <table:table-cell table:formula="of:=[.A1352]/1000/(60*60*24)" office:value-type="time" office:time-value="PT05H59M59.683S" calcext:value-type="time">
            <text:p>06:00:0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45.92" calcext:value-type="float">
            <text:p>745.92</text:p>
          </table:table-cell>
          <table:table-cell office:value-type="float" office:value="923.68" calcext:value-type="float">
            <text:p>923.68</text:p>
          </table:table-cell>
        </table:table-row>
        <table:table-row table:style-name="ro1">
          <table:table-cell office:value-type="float" office:value="21615683" calcext:value-type="float">
            <text:p>21615683</text:p>
          </table:table-cell>
          <table:table-cell table:formula="of:=[.A1353]/1000/(60*60*24)" office:value-type="time" office:time-value="PT06H00M15.683S" calcext:value-type="time">
            <text:p>06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46.45" calcext:value-type="float">
            <text:p>746.45</text:p>
          </table:table-cell>
          <table:table-cell office:value-type="float" office:value="924.31" calcext:value-type="float">
            <text:p>924.31</text:p>
          </table:table-cell>
        </table:table-row>
        <table:table-row table:style-name="ro1">
          <table:table-cell office:value-type="float" office:value="21631683" calcext:value-type="float">
            <text:p>21631683</text:p>
          </table:table-cell>
          <table:table-cell table:formula="of:=[.A1354]/1000/(60*60*24)" office:value-type="time" office:time-value="PT06H00M31.683S" calcext:value-type="time">
            <text:p>06:00:3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46.98" calcext:value-type="float">
            <text:p>746.98</text:p>
          </table:table-cell>
          <table:table-cell office:value-type="float" office:value="924.94" calcext:value-type="float">
            <text:p>924.94</text:p>
          </table:table-cell>
        </table:table-row>
        <table:table-row table:style-name="ro1">
          <table:table-cell office:value-type="float" office:value="21647683" calcext:value-type="float">
            <text:p>21647683</text:p>
          </table:table-cell>
          <table:table-cell table:formula="of:=[.A1355]/1000/(60*60*24)" office:value-type="time" office:time-value="PT06H00M47.683S" calcext:value-type="time">
            <text:p>06:00:48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47.51" calcext:value-type="float">
            <text:p>747.51</text:p>
          </table:table-cell>
          <table:table-cell office:value-type="float" office:value="925.57" calcext:value-type="float">
            <text:p>925.57</text:p>
          </table:table-cell>
        </table:table-row>
        <table:table-row table:style-name="ro1">
          <table:table-cell office:value-type="float" office:value="21663683" calcext:value-type="float">
            <text:p>21663683</text:p>
          </table:table-cell>
          <table:table-cell table:formula="of:=[.A1356]/1000/(60*60*24)" office:value-type="time" office:time-value="PT06H01M03.683S" calcext:value-type="time">
            <text:p>06:01:04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48.05" calcext:value-type="float">
            <text:p>748.05</text:p>
          </table:table-cell>
          <table:table-cell office:value-type="float" office:value="926.2" calcext:value-type="float">
            <text:p>926.2</text:p>
          </table:table-cell>
        </table:table-row>
        <table:table-row table:style-name="ro1">
          <table:table-cell office:value-type="float" office:value="21679683" calcext:value-type="float">
            <text:p>21679683</text:p>
          </table:table-cell>
          <table:table-cell table:formula="of:=[.A1357]/1000/(60*60*24)" office:value-type="time" office:time-value="PT06H01M19.683S" calcext:value-type="time">
            <text:p>06:01:20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748.58" calcext:value-type="float">
            <text:p>748.58</text:p>
          </table:table-cell>
          <table:table-cell office:value-type="float" office:value="926.83" calcext:value-type="float">
            <text:p>926.83</text:p>
          </table:table-cell>
        </table:table-row>
        <table:table-row table:style-name="ro1">
          <table:table-cell office:value-type="float" office:value="21695683" calcext:value-type="float">
            <text:p>21695683</text:p>
          </table:table-cell>
          <table:table-cell table:formula="of:=[.A1358]/1000/(60*60*24)" office:value-type="time" office:time-value="PT06H01M35.683S" calcext:value-type="time">
            <text:p>06:01:36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749.11" calcext:value-type="float">
            <text:p>749.11</text:p>
          </table:table-cell>
          <table:table-cell office:value-type="float" office:value="927.46" calcext:value-type="float">
            <text:p>927.46</text:p>
          </table:table-cell>
        </table:table-row>
        <table:table-row table:style-name="ro1">
          <table:table-cell office:value-type="float" office:value="21711683" calcext:value-type="float">
            <text:p>21711683</text:p>
          </table:table-cell>
          <table:table-cell table:formula="of:=[.A1359]/1000/(60*60*24)" office:value-type="time" office:time-value="PT06H01M51.683S" calcext:value-type="time">
            <text:p>06:01:5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49.64" calcext:value-type="float">
            <text:p>749.64</text:p>
          </table:table-cell>
          <table:table-cell office:value-type="float" office:value="928.1" calcext:value-type="float">
            <text:p>928.1</text:p>
          </table:table-cell>
        </table:table-row>
        <table:table-row table:style-name="ro1">
          <table:table-cell office:value-type="float" office:value="21727683" calcext:value-type="float">
            <text:p>21727683</text:p>
          </table:table-cell>
          <table:table-cell table:formula="of:=[.A1360]/1000/(60*60*24)" office:value-type="time" office:time-value="PT06H02M07.683S" calcext:value-type="time">
            <text:p>06:02:08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50.17" calcext:value-type="float">
            <text:p>750.17</text:p>
          </table:table-cell>
          <table:table-cell office:value-type="float" office:value="928.73" calcext:value-type="float">
            <text:p>928.73</text:p>
          </table:table-cell>
        </table:table-row>
        <table:table-row table:style-name="ro1">
          <table:table-cell office:value-type="float" office:value="21743683" calcext:value-type="float">
            <text:p>21743683</text:p>
          </table:table-cell>
          <table:table-cell table:formula="of:=[.A1361]/1000/(60*60*24)" office:value-type="time" office:time-value="PT06H02M23.683S" calcext:value-type="time">
            <text:p>06:02:24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750.7" calcext:value-type="float">
            <text:p>750.7</text:p>
          </table:table-cell>
          <table:table-cell office:value-type="float" office:value="929.36" calcext:value-type="float">
            <text:p>929.36</text:p>
          </table:table-cell>
        </table:table-row>
        <table:table-row table:style-name="ro1">
          <table:table-cell office:value-type="float" office:value="21759683" calcext:value-type="float">
            <text:p>21759683</text:p>
          </table:table-cell>
          <table:table-cell table:formula="of:=[.A1362]/1000/(60*60*24)" office:value-type="time" office:time-value="PT06H02M39.683S" calcext:value-type="time">
            <text:p>06:02:40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51.23" calcext:value-type="float">
            <text:p>751.23</text:p>
          </table:table-cell>
          <table:table-cell office:value-type="float" office:value="929.99" calcext:value-type="float">
            <text:p>929.99</text:p>
          </table:table-cell>
        </table:table-row>
        <table:table-row table:style-name="ro1">
          <table:table-cell office:value-type="float" office:value="21775683" calcext:value-type="float">
            <text:p>21775683</text:p>
          </table:table-cell>
          <table:table-cell table:formula="of:=[.A1363]/1000/(60*60*24)" office:value-type="time" office:time-value="PT06H02M55.683S" calcext:value-type="time">
            <text:p>06:02:56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51.76" calcext:value-type="float">
            <text:p>751.76</text:p>
          </table:table-cell>
          <table:table-cell office:value-type="float" office:value="930.62" calcext:value-type="float">
            <text:p>930.62</text:p>
          </table:table-cell>
        </table:table-row>
        <table:table-row table:style-name="ro1">
          <table:table-cell office:value-type="float" office:value="21791683" calcext:value-type="float">
            <text:p>21791683</text:p>
          </table:table-cell>
          <table:table-cell table:formula="of:=[.A1364]/1000/(60*60*24)" office:value-type="time" office:time-value="PT06H03M11.683S" calcext:value-type="time">
            <text:p>06:03:1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752.29" calcext:value-type="float">
            <text:p>752.29</text:p>
          </table:table-cell>
          <table:table-cell office:value-type="float" office:value="931.25" calcext:value-type="float">
            <text:p>931.25</text:p>
          </table:table-cell>
        </table:table-row>
        <table:table-row table:style-name="ro1">
          <table:table-cell office:value-type="float" office:value="21807683" calcext:value-type="float">
            <text:p>21807683</text:p>
          </table:table-cell>
          <table:table-cell table:formula="of:=[.A1365]/1000/(60*60*24)" office:value-type="time" office:time-value="PT06H03M27.683S" calcext:value-type="time">
            <text:p>06:03:28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752.82" calcext:value-type="float">
            <text:p>752.82</text:p>
          </table:table-cell>
          <table:table-cell office:value-type="float" office:value="931.88" calcext:value-type="float">
            <text:p>931.88</text:p>
          </table:table-cell>
        </table:table-row>
        <table:table-row table:style-name="ro1">
          <table:table-cell office:value-type="float" office:value="21823683" calcext:value-type="float">
            <text:p>21823683</text:p>
          </table:table-cell>
          <table:table-cell table:formula="of:=[.A1366]/1000/(60*60*24)" office:value-type="time" office:time-value="PT06H03M43.683S" calcext:value-type="time">
            <text:p>06:03:44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753.35" calcext:value-type="float">
            <text:p>753.35</text:p>
          </table:table-cell>
          <table:table-cell office:value-type="float" office:value="932.51" calcext:value-type="float">
            <text:p>932.51</text:p>
          </table:table-cell>
        </table:table-row>
        <table:table-row table:style-name="ro1">
          <table:table-cell office:value-type="float" office:value="21839683" calcext:value-type="float">
            <text:p>21839683</text:p>
          </table:table-cell>
          <table:table-cell table:formula="of:=[.A1367]/1000/(60*60*24)" office:value-type="time" office:time-value="PT06H03M59.683S" calcext:value-type="time">
            <text:p>06:04:00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753.88" calcext:value-type="float">
            <text:p>753.88</text:p>
          </table:table-cell>
          <table:table-cell office:value-type="float" office:value="933.14" calcext:value-type="float">
            <text:p>933.14</text:p>
          </table:table-cell>
        </table:table-row>
        <table:table-row table:style-name="ro1">
          <table:table-cell office:value-type="float" office:value="21855682" calcext:value-type="float">
            <text:p>21855682</text:p>
          </table:table-cell>
          <table:table-cell table:formula="of:=[.A1368]/1000/(60*60*24)" office:value-type="time" office:time-value="PT06H04M15.682S" calcext:value-type="time">
            <text:p>06:04:16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754.41" calcext:value-type="float">
            <text:p>754.41</text:p>
          </table:table-cell>
          <table:table-cell office:value-type="float" office:value="933.76" calcext:value-type="float">
            <text:p>933.76</text:p>
          </table:table-cell>
        </table:table-row>
        <table:table-row table:style-name="ro1">
          <table:table-cell office:value-type="float" office:value="21871683" calcext:value-type="float">
            <text:p>21871683</text:p>
          </table:table-cell>
          <table:table-cell table:formula="of:=[.A1369]/1000/(60*60*24)" office:value-type="time" office:time-value="PT06H04M31.683S" calcext:value-type="time">
            <text:p>06:04:32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754.94" calcext:value-type="float">
            <text:p>754.94</text:p>
          </table:table-cell>
          <table:table-cell office:value-type="float" office:value="934.39" calcext:value-type="float">
            <text:p>934.39</text:p>
          </table:table-cell>
        </table:table-row>
        <table:table-row table:style-name="ro1">
          <table:table-cell office:value-type="float" office:value="21887683" calcext:value-type="float">
            <text:p>21887683</text:p>
          </table:table-cell>
          <table:table-cell table:formula="of:=[.A1370]/1000/(60*60*24)" office:value-type="time" office:time-value="PT06H04M47.683S" calcext:value-type="time">
            <text:p>06:04:48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755.47" calcext:value-type="float">
            <text:p>755.47</text:p>
          </table:table-cell>
          <table:table-cell office:value-type="float" office:value="935.02" calcext:value-type="float">
            <text:p>935.02</text:p>
          </table:table-cell>
        </table:table-row>
        <table:table-row table:style-name="ro1">
          <table:table-cell office:value-type="float" office:value="21903683" calcext:value-type="float">
            <text:p>21903683</text:p>
          </table:table-cell>
          <table:table-cell table:formula="of:=[.A1371]/1000/(60*60*24)" office:value-type="time" office:time-value="PT06H05M03.683S" calcext:value-type="time">
            <text:p>06:05:04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756" calcext:value-type="float">
            <text:p>756</text:p>
          </table:table-cell>
          <table:table-cell office:value-type="float" office:value="935.65" calcext:value-type="float">
            <text:p>935.65</text:p>
          </table:table-cell>
        </table:table-row>
        <table:table-row table:style-name="ro1">
          <table:table-cell office:value-type="float" office:value="21919683" calcext:value-type="float">
            <text:p>21919683</text:p>
          </table:table-cell>
          <table:table-cell table:formula="of:=[.A1372]/1000/(60*60*24)" office:value-type="time" office:time-value="PT06H05M19.683S" calcext:value-type="time">
            <text:p>06:05:20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756.53" calcext:value-type="float">
            <text:p>756.53</text:p>
          </table:table-cell>
          <table:table-cell office:value-type="float" office:value="936.28" calcext:value-type="float">
            <text:p>936.28</text:p>
          </table:table-cell>
        </table:table-row>
        <table:table-row table:style-name="ro1">
          <table:table-cell office:value-type="float" office:value="21935683" calcext:value-type="float">
            <text:p>21935683</text:p>
          </table:table-cell>
          <table:table-cell table:formula="of:=[.A1373]/1000/(60*60*24)" office:value-type="time" office:time-value="PT06H05M35.683S" calcext:value-type="time">
            <text:p>06:05:36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757.06" calcext:value-type="float">
            <text:p>757.06</text:p>
          </table:table-cell>
          <table:table-cell office:value-type="float" office:value="936.91" calcext:value-type="float">
            <text:p>936.91</text:p>
          </table:table-cell>
        </table:table-row>
        <table:table-row table:style-name="ro1">
          <table:table-cell office:value-type="float" office:value="21951683" calcext:value-type="float">
            <text:p>21951683</text:p>
          </table:table-cell>
          <table:table-cell table:formula="of:=[.A1374]/1000/(60*60*24)" office:value-type="time" office:time-value="PT06H05M51.683S" calcext:value-type="time">
            <text:p>06:05:52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757.59" calcext:value-type="float">
            <text:p>757.59</text:p>
          </table:table-cell>
          <table:table-cell office:value-type="float" office:value="937.54" calcext:value-type="float">
            <text:p>937.54</text:p>
          </table:table-cell>
        </table:table-row>
        <table:table-row table:style-name="ro1">
          <table:table-cell office:value-type="float" office:value="21967683" calcext:value-type="float">
            <text:p>21967683</text:p>
          </table:table-cell>
          <table:table-cell table:formula="of:=[.A1375]/1000/(60*60*24)" office:value-type="time" office:time-value="PT06H06M07.683S" calcext:value-type="time">
            <text:p>06:06:08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758.12" calcext:value-type="float">
            <text:p>758.12</text:p>
          </table:table-cell>
          <table:table-cell office:value-type="float" office:value="938.16" calcext:value-type="float">
            <text:p>938.16</text:p>
          </table:table-cell>
        </table:table-row>
        <table:table-row table:style-name="ro1">
          <table:table-cell office:value-type="float" office:value="21983683" calcext:value-type="float">
            <text:p>21983683</text:p>
          </table:table-cell>
          <table:table-cell table:formula="of:=[.A1376]/1000/(60*60*24)" office:value-type="time" office:time-value="PT06H06M23.683S" calcext:value-type="time">
            <text:p>06:06:24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758.65" calcext:value-type="float">
            <text:p>758.65</text:p>
          </table:table-cell>
          <table:table-cell office:value-type="float" office:value="938.79" calcext:value-type="float">
            <text:p>938.79</text:p>
          </table:table-cell>
        </table:table-row>
        <table:table-row table:style-name="ro1">
          <table:table-cell office:value-type="float" office:value="21999683" calcext:value-type="float">
            <text:p>21999683</text:p>
          </table:table-cell>
          <table:table-cell table:formula="of:=[.A1377]/1000/(60*60*24)" office:value-type="time" office:time-value="PT06H06M39.683S" calcext:value-type="time">
            <text:p>06:06:40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759.18" calcext:value-type="float">
            <text:p>759.18</text:p>
          </table:table-cell>
          <table:table-cell office:value-type="float" office:value="939.42" calcext:value-type="float">
            <text:p>939.42</text:p>
          </table:table-cell>
        </table:table-row>
        <table:table-row table:style-name="ro1">
          <table:table-cell office:value-type="float" office:value="22015683" calcext:value-type="float">
            <text:p>22015683</text:p>
          </table:table-cell>
          <table:table-cell table:formula="of:=[.A1378]/1000/(60*60*24)" office:value-type="time" office:time-value="PT06H06M55.683S" calcext:value-type="time">
            <text:p>06:06:56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759.71" calcext:value-type="float">
            <text:p>759.71</text:p>
          </table:table-cell>
          <table:table-cell office:value-type="float" office:value="940.05" calcext:value-type="float">
            <text:p>940.05</text:p>
          </table:table-cell>
        </table:table-row>
        <table:table-row table:style-name="ro1">
          <table:table-cell office:value-type="float" office:value="22031683" calcext:value-type="float">
            <text:p>22031683</text:p>
          </table:table-cell>
          <table:table-cell table:formula="of:=[.A1379]/1000/(60*60*24)" office:value-type="time" office:time-value="PT06H07M11.683S" calcext:value-type="time">
            <text:p>06:07:12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760.24" calcext:value-type="float">
            <text:p>760.24</text:p>
          </table:table-cell>
          <table:table-cell office:value-type="float" office:value="940.67" calcext:value-type="float">
            <text:p>940.67</text:p>
          </table:table-cell>
        </table:table-row>
        <table:table-row table:style-name="ro1">
          <table:table-cell office:value-type="float" office:value="22047683" calcext:value-type="float">
            <text:p>22047683</text:p>
          </table:table-cell>
          <table:table-cell table:formula="of:=[.A1380]/1000/(60*60*24)" office:value-type="time" office:time-value="PT06H07M27.683S" calcext:value-type="time">
            <text:p>06:07:28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760.77" calcext:value-type="float">
            <text:p>760.77</text:p>
          </table:table-cell>
          <table:table-cell office:value-type="float" office:value="941.3" calcext:value-type="float">
            <text:p>941.3</text:p>
          </table:table-cell>
        </table:table-row>
        <table:table-row table:style-name="ro1">
          <table:table-cell office:value-type="float" office:value="22063683" calcext:value-type="float">
            <text:p>22063683</text:p>
          </table:table-cell>
          <table:table-cell table:formula="of:=[.A1381]/1000/(60*60*24)" office:value-type="time" office:time-value="PT06H07M43.683S" calcext:value-type="time">
            <text:p>06:07:4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61.3" calcext:value-type="float">
            <text:p>761.3</text:p>
          </table:table-cell>
          <table:table-cell office:value-type="float" office:value="941.93" calcext:value-type="float">
            <text:p>941.93</text:p>
          </table:table-cell>
        </table:table-row>
        <table:table-row table:style-name="ro1">
          <table:table-cell office:value-type="float" office:value="22079683" calcext:value-type="float">
            <text:p>22079683</text:p>
          </table:table-cell>
          <table:table-cell table:formula="of:=[.A1382]/1000/(60*60*24)" office:value-type="time" office:time-value="PT06H07M59.683S" calcext:value-type="time">
            <text:p>06:08:00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61.83" calcext:value-type="float">
            <text:p>761.83</text:p>
          </table:table-cell>
          <table:table-cell office:value-type="float" office:value="942.55" calcext:value-type="float">
            <text:p>942.55</text:p>
          </table:table-cell>
        </table:table-row>
        <table:table-row table:style-name="ro1">
          <table:table-cell office:value-type="float" office:value="22095683" calcext:value-type="float">
            <text:p>22095683</text:p>
          </table:table-cell>
          <table:table-cell table:formula="of:=[.A1383]/1000/(60*60*24)" office:value-type="time" office:time-value="PT06H08M15.683S" calcext:value-type="time">
            <text:p>06:08:16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62.35" calcext:value-type="float">
            <text:p>762.35</text:p>
          </table:table-cell>
          <table:table-cell office:value-type="float" office:value="943.18" calcext:value-type="float">
            <text:p>943.18</text:p>
          </table:table-cell>
        </table:table-row>
        <table:table-row table:style-name="ro1">
          <table:table-cell office:value-type="float" office:value="22111683" calcext:value-type="float">
            <text:p>22111683</text:p>
          </table:table-cell>
          <table:table-cell table:formula="of:=[.A1384]/1000/(60*60*24)" office:value-type="time" office:time-value="PT06H08M31.683S" calcext:value-type="time">
            <text:p>06:08:3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62.88" calcext:value-type="float">
            <text:p>762.88</text:p>
          </table:table-cell>
          <table:table-cell office:value-type="float" office:value="943.81" calcext:value-type="float">
            <text:p>943.81</text:p>
          </table:table-cell>
        </table:table-row>
        <table:table-row table:style-name="ro1">
          <table:table-cell office:value-type="float" office:value="22127683" calcext:value-type="float">
            <text:p>22127683</text:p>
          </table:table-cell>
          <table:table-cell table:formula="of:=[.A1385]/1000/(60*60*24)" office:value-type="time" office:time-value="PT06H08M47.683S" calcext:value-type="time">
            <text:p>06:08:48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63.41" calcext:value-type="float">
            <text:p>763.41</text:p>
          </table:table-cell>
          <table:table-cell office:value-type="float" office:value="944.43" calcext:value-type="float">
            <text:p>944.43</text:p>
          </table:table-cell>
        </table:table-row>
        <table:table-row table:style-name="ro1">
          <table:table-cell office:value-type="float" office:value="22143683" calcext:value-type="float">
            <text:p>22143683</text:p>
          </table:table-cell>
          <table:table-cell table:formula="of:=[.A1386]/1000/(60*60*24)" office:value-type="time" office:time-value="PT06H09M03.683S" calcext:value-type="time">
            <text:p>06:09:0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63.94" calcext:value-type="float">
            <text:p>763.94</text:p>
          </table:table-cell>
          <table:table-cell office:value-type="float" office:value="945.06" calcext:value-type="float">
            <text:p>945.06</text:p>
          </table:table-cell>
        </table:table-row>
        <table:table-row table:style-name="ro1">
          <table:table-cell office:value-type="float" office:value="22159683" calcext:value-type="float">
            <text:p>22159683</text:p>
          </table:table-cell>
          <table:table-cell table:formula="of:=[.A1387]/1000/(60*60*24)" office:value-type="time" office:time-value="PT06H09M19.683S" calcext:value-type="time">
            <text:p>06:09:20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64.47" calcext:value-type="float">
            <text:p>764.47</text:p>
          </table:table-cell>
          <table:table-cell office:value-type="float" office:value="945.69" calcext:value-type="float">
            <text:p>945.69</text:p>
          </table:table-cell>
        </table:table-row>
        <table:table-row table:style-name="ro1">
          <table:table-cell office:value-type="float" office:value="22175683" calcext:value-type="float">
            <text:p>22175683</text:p>
          </table:table-cell>
          <table:table-cell table:formula="of:=[.A1388]/1000/(60*60*24)" office:value-type="time" office:time-value="PT06H09M35.683S" calcext:value-type="time">
            <text:p>06:09:3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765" calcext:value-type="float">
            <text:p>765</text:p>
          </table:table-cell>
          <table:table-cell office:value-type="float" office:value="946.32" calcext:value-type="float">
            <text:p>946.32</text:p>
          </table:table-cell>
        </table:table-row>
        <table:table-row table:style-name="ro1">
          <table:table-cell office:value-type="float" office:value="22191683" calcext:value-type="float">
            <text:p>22191683</text:p>
          </table:table-cell>
          <table:table-cell table:formula="of:=[.A1389]/1000/(60*60*24)" office:value-type="time" office:time-value="PT06H09M51.683S" calcext:value-type="time">
            <text:p>06:09:5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65.53" calcext:value-type="float">
            <text:p>765.53</text:p>
          </table:table-cell>
          <table:table-cell office:value-type="float" office:value="946.94" calcext:value-type="float">
            <text:p>946.94</text:p>
          </table:table-cell>
        </table:table-row>
        <table:table-row table:style-name="ro1">
          <table:table-cell office:value-type="float" office:value="22207683" calcext:value-type="float">
            <text:p>22207683</text:p>
          </table:table-cell>
          <table:table-cell table:formula="of:=[.A1390]/1000/(60*60*24)" office:value-type="time" office:time-value="PT06H10M07.683S" calcext:value-type="time">
            <text:p>06:10:08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766.06" calcext:value-type="float">
            <text:p>766.06</text:p>
          </table:table-cell>
          <table:table-cell office:value-type="float" office:value="947.57" calcext:value-type="float">
            <text:p>947.57</text:p>
          </table:table-cell>
        </table:table-row>
        <table:table-row table:style-name="ro1">
          <table:table-cell office:value-type="float" office:value="22223683" calcext:value-type="float">
            <text:p>22223683</text:p>
          </table:table-cell>
          <table:table-cell table:formula="of:=[.A1391]/1000/(60*60*24)" office:value-type="time" office:time-value="PT06H10M23.683S" calcext:value-type="time">
            <text:p>06:10:24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66.59" calcext:value-type="float">
            <text:p>766.59</text:p>
          </table:table-cell>
          <table:table-cell office:value-type="float" office:value="948.2" calcext:value-type="float">
            <text:p>948.2</text:p>
          </table:table-cell>
        </table:table-row>
        <table:table-row table:style-name="ro1">
          <table:table-cell office:value-type="float" office:value="22239683" calcext:value-type="float">
            <text:p>22239683</text:p>
          </table:table-cell>
          <table:table-cell table:formula="of:=[.A1392]/1000/(60*60*24)" office:value-type="time" office:time-value="PT06H10M39.683S" calcext:value-type="time">
            <text:p>06:10:40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67.12" calcext:value-type="float">
            <text:p>767.12</text:p>
          </table:table-cell>
          <table:table-cell office:value-type="float" office:value="948.82" calcext:value-type="float">
            <text:p>948.82</text:p>
          </table:table-cell>
        </table:table-row>
        <table:table-row table:style-name="ro1">
          <table:table-cell office:value-type="float" office:value="22255683" calcext:value-type="float">
            <text:p>22255683</text:p>
          </table:table-cell>
          <table:table-cell table:formula="of:=[.A1393]/1000/(60*60*24)" office:value-type="time" office:time-value="PT06H10M55.683S" calcext:value-type="time">
            <text:p>06:10:5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67.65" calcext:value-type="float">
            <text:p>767.65</text:p>
          </table:table-cell>
          <table:table-cell office:value-type="float" office:value="949.45" calcext:value-type="float">
            <text:p>949.45</text:p>
          </table:table-cell>
        </table:table-row>
        <table:table-row table:style-name="ro1">
          <table:table-cell office:value-type="float" office:value="22271683" calcext:value-type="float">
            <text:p>22271683</text:p>
          </table:table-cell>
          <table:table-cell table:formula="of:=[.A1394]/1000/(60*60*24)" office:value-type="time" office:time-value="PT06H11M11.683S" calcext:value-type="time">
            <text:p>06:11:12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768.18" calcext:value-type="float">
            <text:p>768.18</text:p>
          </table:table-cell>
          <table:table-cell office:value-type="float" office:value="950.07" calcext:value-type="float">
            <text:p>950.07</text:p>
          </table:table-cell>
        </table:table-row>
        <table:table-row table:style-name="ro1">
          <table:table-cell office:value-type="float" office:value="22287683" calcext:value-type="float">
            <text:p>22287683</text:p>
          </table:table-cell>
          <table:table-cell table:formula="of:=[.A1395]/1000/(60*60*24)" office:value-type="time" office:time-value="PT06H11M27.683S" calcext:value-type="time">
            <text:p>06:11:28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68.71" calcext:value-type="float">
            <text:p>768.71</text:p>
          </table:table-cell>
          <table:table-cell office:value-type="float" office:value="950.7" calcext:value-type="float">
            <text:p>950.7</text:p>
          </table:table-cell>
        </table:table-row>
        <table:table-row table:style-name="ro1">
          <table:table-cell office:value-type="float" office:value="22303683" calcext:value-type="float">
            <text:p>22303683</text:p>
          </table:table-cell>
          <table:table-cell table:formula="of:=[.A1396]/1000/(60*60*24)" office:value-type="time" office:time-value="PT06H11M43.683S" calcext:value-type="time">
            <text:p>06:11:44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769.23" calcext:value-type="float">
            <text:p>769.23</text:p>
          </table:table-cell>
          <table:table-cell office:value-type="float" office:value="951.33" calcext:value-type="float">
            <text:p>951.33</text:p>
          </table:table-cell>
        </table:table-row>
        <table:table-row table:style-name="ro1">
          <table:table-cell office:value-type="float" office:value="22319683" calcext:value-type="float">
            <text:p>22319683</text:p>
          </table:table-cell>
          <table:table-cell table:formula="of:=[.A1397]/1000/(60*60*24)" office:value-type="time" office:time-value="PT06H11M59.683S" calcext:value-type="time">
            <text:p>06:12:0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769.76" calcext:value-type="float">
            <text:p>769.76</text:p>
          </table:table-cell>
          <table:table-cell office:value-type="float" office:value="951.95" calcext:value-type="float">
            <text:p>951.95</text:p>
          </table:table-cell>
        </table:table-row>
        <table:table-row table:style-name="ro1">
          <table:table-cell office:value-type="float" office:value="22335682" calcext:value-type="float">
            <text:p>22335682</text:p>
          </table:table-cell>
          <table:table-cell table:formula="of:=[.A1398]/1000/(60*60*24)" office:value-type="time" office:time-value="PT06H12M15.682S" calcext:value-type="time">
            <text:p>06:12:1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770.29" calcext:value-type="float">
            <text:p>770.29</text:p>
          </table:table-cell>
          <table:table-cell office:value-type="float" office:value="952.58" calcext:value-type="float">
            <text:p>952.58</text:p>
          </table:table-cell>
        </table:table-row>
        <table:table-row table:style-name="ro1">
          <table:table-cell office:value-type="float" office:value="22351683" calcext:value-type="float">
            <text:p>22351683</text:p>
          </table:table-cell>
          <table:table-cell table:formula="of:=[.A1399]/1000/(60*60*24)" office:value-type="time" office:time-value="PT06H12M31.683S" calcext:value-type="time">
            <text:p>06:12:3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70.82" calcext:value-type="float">
            <text:p>770.82</text:p>
          </table:table-cell>
          <table:table-cell office:value-type="float" office:value="953.2" calcext:value-type="float">
            <text:p>953.2</text:p>
          </table:table-cell>
        </table:table-row>
        <table:table-row table:style-name="ro1">
          <table:table-cell office:value-type="float" office:value="22367683" calcext:value-type="float">
            <text:p>22367683</text:p>
          </table:table-cell>
          <table:table-cell table:formula="of:=[.A1400]/1000/(60*60*24)" office:value-type="time" office:time-value="PT06H12M47.683S" calcext:value-type="time">
            <text:p>06:12:48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71.35" calcext:value-type="float">
            <text:p>771.35</text:p>
          </table:table-cell>
          <table:table-cell office:value-type="float" office:value="953.83" calcext:value-type="float">
            <text:p>953.83</text:p>
          </table:table-cell>
        </table:table-row>
        <table:table-row table:style-name="ro1">
          <table:table-cell office:value-type="float" office:value="22383683" calcext:value-type="float">
            <text:p>22383683</text:p>
          </table:table-cell>
          <table:table-cell table:formula="of:=[.A1401]/1000/(60*60*24)" office:value-type="time" office:time-value="PT06H13M03.683S" calcext:value-type="time">
            <text:p>06:13:04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771.88" calcext:value-type="float">
            <text:p>771.88</text:p>
          </table:table-cell>
          <table:table-cell office:value-type="float" office:value="954.45" calcext:value-type="float">
            <text:p>954.45</text:p>
          </table:table-cell>
        </table:table-row>
        <table:table-row table:style-name="ro1">
          <table:table-cell office:value-type="float" office:value="22399683" calcext:value-type="float">
            <text:p>22399683</text:p>
          </table:table-cell>
          <table:table-cell table:formula="of:=[.A1402]/1000/(60*60*24)" office:value-type="time" office:time-value="PT06H13M19.683S" calcext:value-type="time">
            <text:p>06:13:2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72.41" calcext:value-type="float">
            <text:p>772.41</text:p>
          </table:table-cell>
          <table:table-cell office:value-type="float" office:value="955.08" calcext:value-type="float">
            <text:p>955.08</text:p>
          </table:table-cell>
        </table:table-row>
        <table:table-row table:style-name="ro1">
          <table:table-cell office:value-type="float" office:value="22415683" calcext:value-type="float">
            <text:p>22415683</text:p>
          </table:table-cell>
          <table:table-cell table:formula="of:=[.A1403]/1000/(60*60*24)" office:value-type="time" office:time-value="PT06H13M35.683S" calcext:value-type="time">
            <text:p>06:13:36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72.94" calcext:value-type="float">
            <text:p>772.94</text:p>
          </table:table-cell>
          <table:table-cell office:value-type="float" office:value="955.7" calcext:value-type="float">
            <text:p>955.7</text:p>
          </table:table-cell>
        </table:table-row>
        <table:table-row table:style-name="ro1">
          <table:table-cell office:value-type="float" office:value="22431683" calcext:value-type="float">
            <text:p>22431683</text:p>
          </table:table-cell>
          <table:table-cell table:formula="of:=[.A1404]/1000/(60*60*24)" office:value-type="time" office:time-value="PT06H13M51.683S" calcext:value-type="time">
            <text:p>06:13:5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73.46" calcext:value-type="float">
            <text:p>773.46</text:p>
          </table:table-cell>
          <table:table-cell office:value-type="float" office:value="956.33" calcext:value-type="float">
            <text:p>956.33</text:p>
          </table:table-cell>
        </table:table-row>
        <table:table-row table:style-name="ro1">
          <table:table-cell office:value-type="float" office:value="22447683" calcext:value-type="float">
            <text:p>22447683</text:p>
          </table:table-cell>
          <table:table-cell table:formula="of:=[.A1405]/1000/(60*60*24)" office:value-type="time" office:time-value="PT06H14M07.683S" calcext:value-type="time">
            <text:p>06:14:08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773.99" calcext:value-type="float">
            <text:p>773.99</text:p>
          </table:table-cell>
          <table:table-cell office:value-type="float" office:value="956.95" calcext:value-type="float">
            <text:p>956.95</text:p>
          </table:table-cell>
        </table:table-row>
        <table:table-row table:style-name="ro1">
          <table:table-cell office:value-type="float" office:value="22463683" calcext:value-type="float">
            <text:p>22463683</text:p>
          </table:table-cell>
          <table:table-cell table:formula="of:=[.A1406]/1000/(60*60*24)" office:value-type="time" office:time-value="PT06H14M23.683S" calcext:value-type="time">
            <text:p>06:14:24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74.52" calcext:value-type="float">
            <text:p>774.52</text:p>
          </table:table-cell>
          <table:table-cell office:value-type="float" office:value="957.57" calcext:value-type="float">
            <text:p>957.57</text:p>
          </table:table-cell>
        </table:table-row>
        <table:table-row table:style-name="ro1">
          <table:table-cell office:value-type="float" office:value="22479683" calcext:value-type="float">
            <text:p>22479683</text:p>
          </table:table-cell>
          <table:table-cell table:formula="of:=[.A1407]/1000/(60*60*24)" office:value-type="time" office:time-value="PT06H14M39.683S" calcext:value-type="time">
            <text:p>06:14:4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75.05" calcext:value-type="float">
            <text:p>775.05</text:p>
          </table:table-cell>
          <table:table-cell office:value-type="float" office:value="958.2" calcext:value-type="float">
            <text:p>958.2</text:p>
          </table:table-cell>
        </table:table-row>
        <table:table-row table:style-name="ro1">
          <table:table-cell office:value-type="float" office:value="22495683" calcext:value-type="float">
            <text:p>22495683</text:p>
          </table:table-cell>
          <table:table-cell table:formula="of:=[.A1408]/1000/(60*60*24)" office:value-type="time" office:time-value="PT06H14M55.683S" calcext:value-type="time">
            <text:p>06:14:56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75.58" calcext:value-type="float">
            <text:p>775.58</text:p>
          </table:table-cell>
          <table:table-cell office:value-type="float" office:value="958.82" calcext:value-type="float">
            <text:p>958.82</text:p>
          </table:table-cell>
        </table:table-row>
        <table:table-row table:style-name="ro1">
          <table:table-cell office:value-type="float" office:value="22511683" calcext:value-type="float">
            <text:p>22511683</text:p>
          </table:table-cell>
          <table:table-cell table:formula="of:=[.A1409]/1000/(60*60*24)" office:value-type="time" office:time-value="PT06H15M11.683S" calcext:value-type="time">
            <text:p>06:15:1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776.11" calcext:value-type="float">
            <text:p>776.11</text:p>
          </table:table-cell>
          <table:table-cell office:value-type="float" office:value="959.45" calcext:value-type="float">
            <text:p>959.45</text:p>
          </table:table-cell>
        </table:table-row>
        <table:table-row table:style-name="ro1">
          <table:table-cell office:value-type="float" office:value="22527683" calcext:value-type="float">
            <text:p>22527683</text:p>
          </table:table-cell>
          <table:table-cell table:formula="of:=[.A1410]/1000/(60*60*24)" office:value-type="time" office:time-value="PT06H15M27.683S" calcext:value-type="time">
            <text:p>06:15:28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76.63" calcext:value-type="float">
            <text:p>776.63</text:p>
          </table:table-cell>
          <table:table-cell office:value-type="float" office:value="960.07" calcext:value-type="float">
            <text:p>960.07</text:p>
          </table:table-cell>
        </table:table-row>
        <table:table-row table:style-name="ro1">
          <table:table-cell office:value-type="float" office:value="22543683" calcext:value-type="float">
            <text:p>22543683</text:p>
          </table:table-cell>
          <table:table-cell table:formula="of:=[.A1411]/1000/(60*60*24)" office:value-type="time" office:time-value="PT06H15M43.683S" calcext:value-type="time">
            <text:p>06:15:44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77.16" calcext:value-type="float">
            <text:p>777.16</text:p>
          </table:table-cell>
          <table:table-cell office:value-type="float" office:value="960.69" calcext:value-type="float">
            <text:p>960.69</text:p>
          </table:table-cell>
        </table:table-row>
        <table:table-row table:style-name="ro1">
          <table:table-cell office:value-type="float" office:value="22559683" calcext:value-type="float">
            <text:p>22559683</text:p>
          </table:table-cell>
          <table:table-cell table:formula="of:=[.A1412]/1000/(60*60*24)" office:value-type="time" office:time-value="PT06H15M59.683S" calcext:value-type="time">
            <text:p>06:16:00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77.69" calcext:value-type="float">
            <text:p>777.69</text:p>
          </table:table-cell>
          <table:table-cell office:value-type="float" office:value="961.32" calcext:value-type="float">
            <text:p>961.32</text:p>
          </table:table-cell>
        </table:table-row>
        <table:table-row table:style-name="ro1">
          <table:table-cell office:value-type="float" office:value="22575683" calcext:value-type="float">
            <text:p>22575683</text:p>
          </table:table-cell>
          <table:table-cell table:formula="of:=[.A1413]/1000/(60*60*24)" office:value-type="time" office:time-value="PT06H16M15.683S" calcext:value-type="time">
            <text:p>06:16:16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78.22" calcext:value-type="float">
            <text:p>778.22</text:p>
          </table:table-cell>
          <table:table-cell office:value-type="float" office:value="961.94" calcext:value-type="float">
            <text:p>961.94</text:p>
          </table:table-cell>
        </table:table-row>
        <table:table-row table:style-name="ro1">
          <table:table-cell office:value-type="float" office:value="22591683" calcext:value-type="float">
            <text:p>22591683</text:p>
          </table:table-cell>
          <table:table-cell table:formula="of:=[.A1414]/1000/(60*60*24)" office:value-type="time" office:time-value="PT06H16M31.683S" calcext:value-type="time">
            <text:p>06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78.75" calcext:value-type="float">
            <text:p>778.75</text:p>
          </table:table-cell>
          <table:table-cell office:value-type="float" office:value="962.56" calcext:value-type="float">
            <text:p>962.56</text:p>
          </table:table-cell>
        </table:table-row>
        <table:table-row table:style-name="ro1">
          <table:table-cell office:value-type="float" office:value="22607683" calcext:value-type="float">
            <text:p>22607683</text:p>
          </table:table-cell>
          <table:table-cell table:formula="of:=[.A1415]/1000/(60*60*24)" office:value-type="time" office:time-value="PT06H16M47.683S" calcext:value-type="time">
            <text:p>06:16:48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79.28" calcext:value-type="float">
            <text:p>779.28</text:p>
          </table:table-cell>
          <table:table-cell office:value-type="float" office:value="963.18" calcext:value-type="float">
            <text:p>963.18</text:p>
          </table:table-cell>
        </table:table-row>
        <table:table-row table:style-name="ro1">
          <table:table-cell office:value-type="float" office:value="22623683" calcext:value-type="float">
            <text:p>22623683</text:p>
          </table:table-cell>
          <table:table-cell table:formula="of:=[.A1416]/1000/(60*60*24)" office:value-type="time" office:time-value="PT06H17M03.683S" calcext:value-type="time">
            <text:p>06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79.8" calcext:value-type="float">
            <text:p>779.8</text:p>
          </table:table-cell>
          <table:table-cell office:value-type="float" office:value="963.81" calcext:value-type="float">
            <text:p>963.81</text:p>
          </table:table-cell>
        </table:table-row>
        <table:table-row table:style-name="ro1">
          <table:table-cell office:value-type="float" office:value="22639683" calcext:value-type="float">
            <text:p>22639683</text:p>
          </table:table-cell>
          <table:table-cell table:formula="of:=[.A1417]/1000/(60*60*24)" office:value-type="time" office:time-value="PT06H17M19.683S" calcext:value-type="time">
            <text:p>06:17:20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780.33" calcext:value-type="float">
            <text:p>780.33</text:p>
          </table:table-cell>
          <table:table-cell office:value-type="float" office:value="964.43" calcext:value-type="float">
            <text:p>964.43</text:p>
          </table:table-cell>
        </table:table-row>
        <table:table-row table:style-name="ro1">
          <table:table-cell office:value-type="float" office:value="22655683" calcext:value-type="float">
            <text:p>22655683</text:p>
          </table:table-cell>
          <table:table-cell table:formula="of:=[.A1418]/1000/(60*60*24)" office:value-type="time" office:time-value="PT06H17M35.683S" calcext:value-type="time">
            <text:p>06:17:36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80.86" calcext:value-type="float">
            <text:p>780.86</text:p>
          </table:table-cell>
          <table:table-cell office:value-type="float" office:value="965.05" calcext:value-type="float">
            <text:p>965.05</text:p>
          </table:table-cell>
        </table:table-row>
        <table:table-row table:style-name="ro1">
          <table:table-cell office:value-type="float" office:value="22671683" calcext:value-type="float">
            <text:p>22671683</text:p>
          </table:table-cell>
          <table:table-cell table:formula="of:=[.A1419]/1000/(60*60*24)" office:value-type="time" office:time-value="PT06H17M51.683S" calcext:value-type="time">
            <text:p>06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81.39" calcext:value-type="float">
            <text:p>781.39</text:p>
          </table:table-cell>
          <table:table-cell office:value-type="float" office:value="965.67" calcext:value-type="float">
            <text:p>965.67</text:p>
          </table:table-cell>
        </table:table-row>
        <table:table-row table:style-name="ro1">
          <table:table-cell office:value-type="float" office:value="22687683" calcext:value-type="float">
            <text:p>22687683</text:p>
          </table:table-cell>
          <table:table-cell table:formula="of:=[.A1420]/1000/(60*60*24)" office:value-type="time" office:time-value="PT06H18M07.683S" calcext:value-type="time">
            <text:p>06:18:08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81.91" calcext:value-type="float">
            <text:p>781.91</text:p>
          </table:table-cell>
          <table:table-cell office:value-type="float" office:value="966.3" calcext:value-type="float">
            <text:p>966.3</text:p>
          </table:table-cell>
        </table:table-row>
        <table:table-row table:style-name="ro1">
          <table:table-cell office:value-type="float" office:value="22703682" calcext:value-type="float">
            <text:p>22703682</text:p>
          </table:table-cell>
          <table:table-cell table:formula="of:=[.A1421]/1000/(60*60*24)" office:value-type="time" office:time-value="PT06H18M23.682S" calcext:value-type="time">
            <text:p>06:18:24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82.44" calcext:value-type="float">
            <text:p>782.44</text:p>
          </table:table-cell>
          <table:table-cell office:value-type="float" office:value="966.92" calcext:value-type="float">
            <text:p>966.92</text:p>
          </table:table-cell>
        </table:table-row>
        <table:table-row table:style-name="ro1">
          <table:table-cell office:value-type="float" office:value="22719683" calcext:value-type="float">
            <text:p>22719683</text:p>
          </table:table-cell>
          <table:table-cell table:formula="of:=[.A1422]/1000/(60*60*24)" office:value-type="time" office:time-value="PT06H18M39.683S" calcext:value-type="time">
            <text:p>06:18:40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82.97" calcext:value-type="float">
            <text:p>782.97</text:p>
          </table:table-cell>
          <table:table-cell office:value-type="float" office:value="967.54" calcext:value-type="float">
            <text:p>967.54</text:p>
          </table:table-cell>
        </table:table-row>
        <table:table-row table:style-name="ro1">
          <table:table-cell office:value-type="float" office:value="22735683" calcext:value-type="float">
            <text:p>22735683</text:p>
          </table:table-cell>
          <table:table-cell table:formula="of:=[.A1423]/1000/(60*60*24)" office:value-type="time" office:time-value="PT06H18M55.683S" calcext:value-type="time">
            <text:p>06:18:56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783.5" calcext:value-type="float">
            <text:p>783.5</text:p>
          </table:table-cell>
          <table:table-cell office:value-type="float" office:value="968.16" calcext:value-type="float">
            <text:p>968.16</text:p>
          </table:table-cell>
        </table:table-row>
        <table:table-row table:style-name="ro1">
          <table:table-cell office:value-type="float" office:value="22751683" calcext:value-type="float">
            <text:p>22751683</text:p>
          </table:table-cell>
          <table:table-cell table:formula="of:=[.A1424]/1000/(60*60*24)" office:value-type="time" office:time-value="PT06H19M11.683S" calcext:value-type="time">
            <text:p>06:19:12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84.02" calcext:value-type="float">
            <text:p>784.02</text:p>
          </table:table-cell>
          <table:table-cell office:value-type="float" office:value="968.78" calcext:value-type="float">
            <text:p>968.78</text:p>
          </table:table-cell>
        </table:table-row>
        <table:table-row table:style-name="ro1">
          <table:table-cell office:value-type="float" office:value="22767683" calcext:value-type="float">
            <text:p>22767683</text:p>
          </table:table-cell>
          <table:table-cell table:formula="of:=[.A1425]/1000/(60*60*24)" office:value-type="time" office:time-value="PT06H19M27.683S" calcext:value-type="time">
            <text:p>06:19:28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84.55" calcext:value-type="float">
            <text:p>784.55</text:p>
          </table:table-cell>
          <table:table-cell office:value-type="float" office:value="969.41" calcext:value-type="float">
            <text:p>969.41</text:p>
          </table:table-cell>
        </table:table-row>
        <table:table-row table:style-name="ro1">
          <table:table-cell office:value-type="float" office:value="22783683" calcext:value-type="float">
            <text:p>22783683</text:p>
          </table:table-cell>
          <table:table-cell table:formula="of:=[.A1426]/1000/(60*60*24)" office:value-type="time" office:time-value="PT06H19M43.683S" calcext:value-type="time">
            <text:p>06:19:44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85.08" calcext:value-type="float">
            <text:p>785.08</text:p>
          </table:table-cell>
          <table:table-cell office:value-type="float" office:value="970.03" calcext:value-type="float">
            <text:p>970.03</text:p>
          </table:table-cell>
        </table:table-row>
        <table:table-row table:style-name="ro1">
          <table:table-cell office:value-type="float" office:value="22799683" calcext:value-type="float">
            <text:p>22799683</text:p>
          </table:table-cell>
          <table:table-cell table:formula="of:=[.A1427]/1000/(60*60*24)" office:value-type="time" office:time-value="PT06H19M59.683S" calcext:value-type="time">
            <text:p>06:20:00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85.6" calcext:value-type="float">
            <text:p>785.6</text:p>
          </table:table-cell>
          <table:table-cell office:value-type="float" office:value="970.65" calcext:value-type="float">
            <text:p>970.65</text:p>
          </table:table-cell>
        </table:table-row>
        <table:table-row table:style-name="ro1">
          <table:table-cell office:value-type="float" office:value="22815683" calcext:value-type="float">
            <text:p>22815683</text:p>
          </table:table-cell>
          <table:table-cell table:formula="of:=[.A1428]/1000/(60*60*24)" office:value-type="time" office:time-value="PT06H20M15.683S" calcext:value-type="time">
            <text:p>06:20:16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86.13" calcext:value-type="float">
            <text:p>786.13</text:p>
          </table:table-cell>
          <table:table-cell office:value-type="float" office:value="971.27" calcext:value-type="float">
            <text:p>971.27</text:p>
          </table:table-cell>
        </table:table-row>
        <table:table-row table:style-name="ro1">
          <table:table-cell office:value-type="float" office:value="22831683" calcext:value-type="float">
            <text:p>22831683</text:p>
          </table:table-cell>
          <table:table-cell table:formula="of:=[.A1429]/1000/(60*60*24)" office:value-type="time" office:time-value="PT06H20M31.683S" calcext:value-type="time">
            <text:p>06:20:32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86.66" calcext:value-type="float">
            <text:p>786.66</text:p>
          </table:table-cell>
          <table:table-cell office:value-type="float" office:value="971.89" calcext:value-type="float">
            <text:p>971.89</text:p>
          </table:table-cell>
        </table:table-row>
        <table:table-row table:style-name="ro1">
          <table:table-cell office:value-type="float" office:value="22847683" calcext:value-type="float">
            <text:p>22847683</text:p>
          </table:table-cell>
          <table:table-cell table:formula="of:=[.A1430]/1000/(60*60*24)" office:value-type="time" office:time-value="PT06H20M47.683S" calcext:value-type="time">
            <text:p>06:20:4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787.19" calcext:value-type="float">
            <text:p>787.19</text:p>
          </table:table-cell>
          <table:table-cell office:value-type="float" office:value="972.51" calcext:value-type="float">
            <text:p>972.51</text:p>
          </table:table-cell>
        </table:table-row>
        <table:table-row table:style-name="ro1">
          <table:table-cell office:value-type="float" office:value="22863683" calcext:value-type="float">
            <text:p>22863683</text:p>
          </table:table-cell>
          <table:table-cell table:formula="of:=[.A1431]/1000/(60*60*24)" office:value-type="time" office:time-value="PT06H21M03.683S" calcext:value-type="time">
            <text:p>06:21:04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787.71" calcext:value-type="float">
            <text:p>787.71</text:p>
          </table:table-cell>
          <table:table-cell office:value-type="float" office:value="973.13" calcext:value-type="float">
            <text:p>973.13</text:p>
          </table:table-cell>
        </table:table-row>
        <table:table-row table:style-name="ro1">
          <table:table-cell office:value-type="float" office:value="22879683" calcext:value-type="float">
            <text:p>22879683</text:p>
          </table:table-cell>
          <table:table-cell table:formula="of:=[.A1432]/1000/(60*60*24)" office:value-type="time" office:time-value="PT06H21M19.683S" calcext:value-type="time">
            <text:p>06:21:20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788.24" calcext:value-type="float">
            <text:p>788.24</text:p>
          </table:table-cell>
          <table:table-cell office:value-type="float" office:value="973.75" calcext:value-type="float">
            <text:p>973.75</text:p>
          </table:table-cell>
        </table:table-row>
        <table:table-row table:style-name="ro1">
          <table:table-cell office:value-type="float" office:value="22895682" calcext:value-type="float">
            <text:p>22895682</text:p>
          </table:table-cell>
          <table:table-cell table:formula="of:=[.A1433]/1000/(60*60*24)" office:value-type="time" office:time-value="PT06H21M35.682S" calcext:value-type="time">
            <text:p>06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788.77" calcext:value-type="float">
            <text:p>788.77</text:p>
          </table:table-cell>
          <table:table-cell office:value-type="float" office:value="974.37" calcext:value-type="float">
            <text:p>974.37</text:p>
          </table:table-cell>
        </table:table-row>
        <table:table-row table:style-name="ro1">
          <table:table-cell office:value-type="float" office:value="22911683" calcext:value-type="float">
            <text:p>22911683</text:p>
          </table:table-cell>
          <table:table-cell table:formula="of:=[.A1434]/1000/(60*60*24)" office:value-type="time" office:time-value="PT06H21M51.683S" calcext:value-type="time">
            <text:p>06:21:52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89.29" calcext:value-type="float">
            <text:p>789.29</text:p>
          </table:table-cell>
          <table:table-cell office:value-type="float" office:value="974.99" calcext:value-type="float">
            <text:p>974.99</text:p>
          </table:table-cell>
        </table:table-row>
        <table:table-row table:style-name="ro1">
          <table:table-cell office:value-type="float" office:value="22927683" calcext:value-type="float">
            <text:p>22927683</text:p>
          </table:table-cell>
          <table:table-cell table:formula="of:=[.A1435]/1000/(60*60*24)" office:value-type="time" office:time-value="PT06H22M07.683S" calcext:value-type="time">
            <text:p>06:22:0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789.82" calcext:value-type="float">
            <text:p>789.82</text:p>
          </table:table-cell>
          <table:table-cell office:value-type="float" office:value="975.61" calcext:value-type="float">
            <text:p>975.61</text:p>
          </table:table-cell>
        </table:table-row>
        <table:table-row table:style-name="ro1">
          <table:table-cell office:value-type="float" office:value="22943683" calcext:value-type="float">
            <text:p>22943683</text:p>
          </table:table-cell>
          <table:table-cell table:formula="of:=[.A1436]/1000/(60*60*24)" office:value-type="time" office:time-value="PT06H22M23.683S" calcext:value-type="time">
            <text:p>06:22:24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90.35" calcext:value-type="float">
            <text:p>790.35</text:p>
          </table:table-cell>
          <table:table-cell office:value-type="float" office:value="976.23" calcext:value-type="float">
            <text:p>976.23</text:p>
          </table:table-cell>
        </table:table-row>
        <table:table-row table:style-name="ro1">
          <table:table-cell office:value-type="float" office:value="22959683" calcext:value-type="float">
            <text:p>22959683</text:p>
          </table:table-cell>
          <table:table-cell table:formula="of:=[.A1437]/1000/(60*60*24)" office:value-type="time" office:time-value="PT06H22M39.683S" calcext:value-type="time">
            <text:p>06:22:40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90.87" calcext:value-type="float">
            <text:p>790.87</text:p>
          </table:table-cell>
          <table:table-cell office:value-type="float" office:value="976.85" calcext:value-type="float">
            <text:p>976.85</text:p>
          </table:table-cell>
        </table:table-row>
        <table:table-row table:style-name="ro1">
          <table:table-cell office:value-type="float" office:value="22975683" calcext:value-type="float">
            <text:p>22975683</text:p>
          </table:table-cell>
          <table:table-cell table:formula="of:=[.A1438]/1000/(60*60*24)" office:value-type="time" office:time-value="PT06H22M55.683S" calcext:value-type="time">
            <text:p>06:22:56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791.4" calcext:value-type="float">
            <text:p>791.4</text:p>
          </table:table-cell>
          <table:table-cell office:value-type="float" office:value="977.47" calcext:value-type="float">
            <text:p>977.47</text:p>
          </table:table-cell>
        </table:table-row>
        <table:table-row table:style-name="ro1">
          <table:table-cell office:value-type="float" office:value="22991683" calcext:value-type="float">
            <text:p>22991683</text:p>
          </table:table-cell>
          <table:table-cell table:formula="of:=[.A1439]/1000/(60*60*24)" office:value-type="time" office:time-value="PT06H23M11.683S" calcext:value-type="time">
            <text:p>06:23:12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91.92" calcext:value-type="float">
            <text:p>791.92</text:p>
          </table:table-cell>
          <table:table-cell office:value-type="float" office:value="978.09" calcext:value-type="float">
            <text:p>978.09</text:p>
          </table:table-cell>
        </table:table-row>
        <table:table-row table:style-name="ro1">
          <table:table-cell office:value-type="float" office:value="23007683" calcext:value-type="float">
            <text:p>23007683</text:p>
          </table:table-cell>
          <table:table-cell table:formula="of:=[.A1440]/1000/(60*60*24)" office:value-type="time" office:time-value="PT06H23M27.683S" calcext:value-type="time">
            <text:p>06:23:2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792.45" calcext:value-type="float">
            <text:p>792.45</text:p>
          </table:table-cell>
          <table:table-cell office:value-type="float" office:value="978.71" calcext:value-type="float">
            <text:p>978.71</text:p>
          </table:table-cell>
        </table:table-row>
        <table:table-row table:style-name="ro1">
          <table:table-cell office:value-type="float" office:value="23023683" calcext:value-type="float">
            <text:p>23023683</text:p>
          </table:table-cell>
          <table:table-cell table:formula="of:=[.A1441]/1000/(60*60*24)" office:value-type="time" office:time-value="PT06H23M43.683S" calcext:value-type="time">
            <text:p>06:23:44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92.98" calcext:value-type="float">
            <text:p>792.98</text:p>
          </table:table-cell>
          <table:table-cell office:value-type="float" office:value="979.33" calcext:value-type="float">
            <text:p>979.33</text:p>
          </table:table-cell>
        </table:table-row>
        <table:table-row table:style-name="ro1">
          <table:table-cell office:value-type="float" office:value="23039683" calcext:value-type="float">
            <text:p>23039683</text:p>
          </table:table-cell>
          <table:table-cell table:formula="of:=[.A1442]/1000/(60*60*24)" office:value-type="time" office:time-value="PT06H23M59.683S" calcext:value-type="time">
            <text:p>06:24:00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93.5" calcext:value-type="float">
            <text:p>793.5</text:p>
          </table:table-cell>
          <table:table-cell office:value-type="float" office:value="979.95" calcext:value-type="float">
            <text:p>979.95</text:p>
          </table:table-cell>
        </table:table-row>
        <table:table-row table:style-name="ro1">
          <table:table-cell office:value-type="float" office:value="23055683" calcext:value-type="float">
            <text:p>23055683</text:p>
          </table:table-cell>
          <table:table-cell table:formula="of:=[.A1443]/1000/(60*60*24)" office:value-type="time" office:time-value="PT06H24M15.683S" calcext:value-type="time">
            <text:p>06:24:16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94.03" calcext:value-type="float">
            <text:p>794.03</text:p>
          </table:table-cell>
          <table:table-cell office:value-type="float" office:value="980.57" calcext:value-type="float">
            <text:p>980.57</text:p>
          </table:table-cell>
        </table:table-row>
        <table:table-row table:style-name="ro1">
          <table:table-cell office:value-type="float" office:value="23071683" calcext:value-type="float">
            <text:p>23071683</text:p>
          </table:table-cell>
          <table:table-cell table:formula="of:=[.A1444]/1000/(60*60*24)" office:value-type="time" office:time-value="PT06H24M31.683S" calcext:value-type="time">
            <text:p>06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94.56" calcext:value-type="float">
            <text:p>794.56</text:p>
          </table:table-cell>
          <table:table-cell office:value-type="float" office:value="981.19" calcext:value-type="float">
            <text:p>981.19</text:p>
          </table:table-cell>
        </table:table-row>
        <table:table-row table:style-name="ro1">
          <table:table-cell office:value-type="float" office:value="23087683" calcext:value-type="float">
            <text:p>23087683</text:p>
          </table:table-cell>
          <table:table-cell table:formula="of:=[.A1445]/1000/(60*60*24)" office:value-type="time" office:time-value="PT06H24M47.683S" calcext:value-type="time">
            <text:p>06:24:48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95.08" calcext:value-type="float">
            <text:p>795.08</text:p>
          </table:table-cell>
          <table:table-cell office:value-type="float" office:value="981.8" calcext:value-type="float">
            <text:p>981.8</text:p>
          </table:table-cell>
        </table:table-row>
        <table:table-row table:style-name="ro1">
          <table:table-cell office:value-type="float" office:value="23103683" calcext:value-type="float">
            <text:p>23103683</text:p>
          </table:table-cell>
          <table:table-cell table:formula="of:=[.A1446]/1000/(60*60*24)" office:value-type="time" office:time-value="PT06H25M03.683S" calcext:value-type="time">
            <text:p>06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795.61" calcext:value-type="float">
            <text:p>795.61</text:p>
          </table:table-cell>
          <table:table-cell office:value-type="float" office:value="982.42" calcext:value-type="float">
            <text:p>982.42</text:p>
          </table:table-cell>
        </table:table-row>
        <table:table-row table:style-name="ro1">
          <table:table-cell office:value-type="float" office:value="23119683" calcext:value-type="float">
            <text:p>23119683</text:p>
          </table:table-cell>
          <table:table-cell table:formula="of:=[.A1447]/1000/(60*60*24)" office:value-type="time" office:time-value="PT06H25M19.683S" calcext:value-type="time">
            <text:p>06:25:20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96.13" calcext:value-type="float">
            <text:p>796.13</text:p>
          </table:table-cell>
          <table:table-cell office:value-type="float" office:value="983.04" calcext:value-type="float">
            <text:p>983.04</text:p>
          </table:table-cell>
        </table:table-row>
        <table:table-row table:style-name="ro1">
          <table:table-cell office:value-type="float" office:value="23135683" calcext:value-type="float">
            <text:p>23135683</text:p>
          </table:table-cell>
          <table:table-cell table:formula="of:=[.A1448]/1000/(60*60*24)" office:value-type="time" office:time-value="PT06H25M35.683S" calcext:value-type="time">
            <text:p>06:25:36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96.66" calcext:value-type="float">
            <text:p>796.66</text:p>
          </table:table-cell>
          <table:table-cell office:value-type="float" office:value="983.66" calcext:value-type="float">
            <text:p>983.66</text:p>
          </table:table-cell>
        </table:table-row>
        <table:table-row table:style-name="ro1">
          <table:table-cell office:value-type="float" office:value="23151683" calcext:value-type="float">
            <text:p>23151683</text:p>
          </table:table-cell>
          <table:table-cell table:formula="of:=[.A1449]/1000/(60*60*24)" office:value-type="time" office:time-value="PT06H25M51.683S" calcext:value-type="time">
            <text:p>06:25:52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97.18" calcext:value-type="float">
            <text:p>797.18</text:p>
          </table:table-cell>
          <table:table-cell office:value-type="float" office:value="984.28" calcext:value-type="float">
            <text:p>984.28</text:p>
          </table:table-cell>
        </table:table-row>
        <table:table-row table:style-name="ro1">
          <table:table-cell office:value-type="float" office:value="23167683" calcext:value-type="float">
            <text:p>23167683</text:p>
          </table:table-cell>
          <table:table-cell table:formula="of:=[.A1450]/1000/(60*60*24)" office:value-type="time" office:time-value="PT06H26M07.683S" calcext:value-type="time">
            <text:p>06:26:08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97.71" calcext:value-type="float">
            <text:p>797.71</text:p>
          </table:table-cell>
          <table:table-cell office:value-type="float" office:value="984.9" calcext:value-type="float">
            <text:p>984.9</text:p>
          </table:table-cell>
        </table:table-row>
        <table:table-row table:style-name="ro1">
          <table:table-cell office:value-type="float" office:value="23183683" calcext:value-type="float">
            <text:p>23183683</text:p>
          </table:table-cell>
          <table:table-cell table:formula="of:=[.A1451]/1000/(60*60*24)" office:value-type="time" office:time-value="PT06H26M23.683S" calcext:value-type="time">
            <text:p>06:26:24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98.24" calcext:value-type="float">
            <text:p>798.24</text:p>
          </table:table-cell>
          <table:table-cell office:value-type="float" office:value="985.51" calcext:value-type="float">
            <text:p>985.51</text:p>
          </table:table-cell>
        </table:table-row>
        <table:table-row table:style-name="ro1">
          <table:table-cell office:value-type="float" office:value="23199683" calcext:value-type="float">
            <text:p>23199683</text:p>
          </table:table-cell>
          <table:table-cell table:formula="of:=[.A1452]/1000/(60*60*24)" office:value-type="time" office:time-value="PT06H26M39.683S" calcext:value-type="time">
            <text:p>06:26:40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98.76" calcext:value-type="float">
            <text:p>798.76</text:p>
          </table:table-cell>
          <table:table-cell office:value-type="float" office:value="986.13" calcext:value-type="float">
            <text:p>986.13</text:p>
          </table:table-cell>
        </table:table-row>
        <table:table-row table:style-name="ro1">
          <table:table-cell office:value-type="float" office:value="23215683" calcext:value-type="float">
            <text:p>23215683</text:p>
          </table:table-cell>
          <table:table-cell table:formula="of:=[.A1453]/1000/(60*60*24)" office:value-type="time" office:time-value="PT06H26M55.683S" calcext:value-type="time">
            <text:p>06:26:56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799.29" calcext:value-type="float">
            <text:p>799.29</text:p>
          </table:table-cell>
          <table:table-cell office:value-type="float" office:value="986.75" calcext:value-type="float">
            <text:p>986.75</text:p>
          </table:table-cell>
        </table:table-row>
        <table:table-row table:style-name="ro1">
          <table:table-cell office:value-type="float" office:value="23231683" calcext:value-type="float">
            <text:p>23231683</text:p>
          </table:table-cell>
          <table:table-cell table:formula="of:=[.A1454]/1000/(60*60*24)" office:value-type="time" office:time-value="PT06H27M11.683S" calcext:value-type="time">
            <text:p>06:27:12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799.81" calcext:value-type="float">
            <text:p>799.81</text:p>
          </table:table-cell>
          <table:table-cell office:value-type="float" office:value="987.37" calcext:value-type="float">
            <text:p>987.37</text:p>
          </table:table-cell>
        </table:table-row>
        <table:table-row table:style-name="ro1">
          <table:table-cell office:value-type="float" office:value="23247683" calcext:value-type="float">
            <text:p>23247683</text:p>
          </table:table-cell>
          <table:table-cell table:formula="of:=[.A1455]/1000/(60*60*24)" office:value-type="time" office:time-value="PT06H27M27.683S" calcext:value-type="time">
            <text:p>06:27:28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800.34" calcext:value-type="float">
            <text:p>800.34</text:p>
          </table:table-cell>
          <table:table-cell office:value-type="float" office:value="987.99" calcext:value-type="float">
            <text:p>987.99</text:p>
          </table:table-cell>
        </table:table-row>
        <table:table-row table:style-name="ro1">
          <table:table-cell office:value-type="float" office:value="23263683" calcext:value-type="float">
            <text:p>23263683</text:p>
          </table:table-cell>
          <table:table-cell table:formula="of:=[.A1456]/1000/(60*60*24)" office:value-type="time" office:time-value="PT06H27M43.683S" calcext:value-type="time">
            <text:p>06:27:44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800.86" calcext:value-type="float">
            <text:p>800.86</text:p>
          </table:table-cell>
          <table:table-cell office:value-type="float" office:value="988.6" calcext:value-type="float">
            <text:p>988.6</text:p>
          </table:table-cell>
        </table:table-row>
        <table:table-row table:style-name="ro1">
          <table:table-cell office:value-type="float" office:value="23279683" calcext:value-type="float">
            <text:p>23279683</text:p>
          </table:table-cell>
          <table:table-cell table:formula="of:=[.A1457]/1000/(60*60*24)" office:value-type="time" office:time-value="PT06H27M59.683S" calcext:value-type="time">
            <text:p>06:28:00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801.39" calcext:value-type="float">
            <text:p>801.39</text:p>
          </table:table-cell>
          <table:table-cell office:value-type="float" office:value="989.22" calcext:value-type="float">
            <text:p>989.22</text:p>
          </table:table-cell>
        </table:table-row>
        <table:table-row table:style-name="ro1">
          <table:table-cell office:value-type="float" office:value="23295683" calcext:value-type="float">
            <text:p>23295683</text:p>
          </table:table-cell>
          <table:table-cell table:formula="of:=[.A1458]/1000/(60*60*24)" office:value-type="time" office:time-value="PT06H28M15.683S" calcext:value-type="time">
            <text:p>06:28:16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801.91" calcext:value-type="float">
            <text:p>801.91</text:p>
          </table:table-cell>
          <table:table-cell office:value-type="float" office:value="989.84" calcext:value-type="float">
            <text:p>989.84</text:p>
          </table:table-cell>
        </table:table-row>
        <table:table-row table:style-name="ro1">
          <table:table-cell office:value-type="float" office:value="23311683" calcext:value-type="float">
            <text:p>23311683</text:p>
          </table:table-cell>
          <table:table-cell table:formula="of:=[.A1459]/1000/(60*60*24)" office:value-type="time" office:time-value="PT06H28M31.683S" calcext:value-type="time">
            <text:p>06:28:32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802.44" calcext:value-type="float">
            <text:p>802.44</text:p>
          </table:table-cell>
          <table:table-cell office:value-type="float" office:value="990.46" calcext:value-type="float">
            <text:p>990.46</text:p>
          </table:table-cell>
        </table:table-row>
        <table:table-row table:style-name="ro1">
          <table:table-cell office:value-type="float" office:value="23327683" calcext:value-type="float">
            <text:p>23327683</text:p>
          </table:table-cell>
          <table:table-cell table:formula="of:=[.A1460]/1000/(60*60*24)" office:value-type="time" office:time-value="PT06H28M47.683S" calcext:value-type="time">
            <text:p>06:28:48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802.96" calcext:value-type="float">
            <text:p>802.96</text:p>
          </table:table-cell>
          <table:table-cell office:value-type="float" office:value="991.07" calcext:value-type="float">
            <text:p>991.07</text:p>
          </table:table-cell>
        </table:table-row>
        <table:table-row table:style-name="ro1">
          <table:table-cell office:value-type="float" office:value="23343683" calcext:value-type="float">
            <text:p>23343683</text:p>
          </table:table-cell>
          <table:table-cell table:formula="of:=[.A1461]/1000/(60*60*24)" office:value-type="time" office:time-value="PT06H29M03.683S" calcext:value-type="time">
            <text:p>06:29:04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803.49" calcext:value-type="float">
            <text:p>803.49</text:p>
          </table:table-cell>
          <table:table-cell office:value-type="float" office:value="991.69" calcext:value-type="float">
            <text:p>991.69</text:p>
          </table:table-cell>
        </table:table-row>
        <table:table-row table:style-name="ro1">
          <table:table-cell office:value-type="float" office:value="23359683" calcext:value-type="float">
            <text:p>23359683</text:p>
          </table:table-cell>
          <table:table-cell table:formula="of:=[.A1462]/1000/(60*60*24)" office:value-type="time" office:time-value="PT06H29M19.683S" calcext:value-type="time">
            <text:p>06:29:20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804.01" calcext:value-type="float">
            <text:p>804.01</text:p>
          </table:table-cell>
          <table:table-cell office:value-type="float" office:value="992.31" calcext:value-type="float">
            <text:p>992.31</text:p>
          </table:table-cell>
        </table:table-row>
        <table:table-row table:style-name="ro1">
          <table:table-cell office:value-type="float" office:value="23375683" calcext:value-type="float">
            <text:p>23375683</text:p>
          </table:table-cell>
          <table:table-cell table:formula="of:=[.A1463]/1000/(60*60*24)" office:value-type="time" office:time-value="PT06H29M35.683S" calcext:value-type="time">
            <text:p>06:29:36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804.54" calcext:value-type="float">
            <text:p>804.54</text:p>
          </table:table-cell>
          <table:table-cell office:value-type="float" office:value="992.92" calcext:value-type="float">
            <text:p>992.92</text:p>
          </table:table-cell>
        </table:table-row>
        <table:table-row table:style-name="ro1">
          <table:table-cell office:value-type="float" office:value="23391683" calcext:value-type="float">
            <text:p>23391683</text:p>
          </table:table-cell>
          <table:table-cell table:formula="of:=[.A1464]/1000/(60*60*24)" office:value-type="time" office:time-value="PT06H29M51.683S" calcext:value-type="time">
            <text:p>06:29:52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805.06" calcext:value-type="float">
            <text:p>805.06</text:p>
          </table:table-cell>
          <table:table-cell office:value-type="float" office:value="993.54" calcext:value-type="float">
            <text:p>993.54</text:p>
          </table:table-cell>
        </table:table-row>
        <table:table-row table:style-name="ro1">
          <table:table-cell office:value-type="float" office:value="23407683" calcext:value-type="float">
            <text:p>23407683</text:p>
          </table:table-cell>
          <table:table-cell table:formula="of:=[.A1465]/1000/(60*60*24)" office:value-type="time" office:time-value="PT06H30M07.683S" calcext:value-type="time">
            <text:p>06:30:08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805.59" calcext:value-type="float">
            <text:p>805.59</text:p>
          </table:table-cell>
          <table:table-cell office:value-type="float" office:value="994.16" calcext:value-type="float">
            <text:p>994.16</text:p>
          </table:table-cell>
        </table:table-row>
        <table:table-row table:style-name="ro1">
          <table:table-cell office:value-type="float" office:value="23423683" calcext:value-type="float">
            <text:p>23423683</text:p>
          </table:table-cell>
          <table:table-cell table:formula="of:=[.A1466]/1000/(60*60*24)" office:value-type="time" office:time-value="PT06H30M23.683S" calcext:value-type="time">
            <text:p>06:30:24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806.11" calcext:value-type="float">
            <text:p>806.11</text:p>
          </table:table-cell>
          <table:table-cell office:value-type="float" office:value="994.77" calcext:value-type="float">
            <text:p>994.77</text:p>
          </table:table-cell>
        </table:table-row>
        <table:table-row table:style-name="ro1">
          <table:table-cell office:value-type="float" office:value="23439683" calcext:value-type="float">
            <text:p>23439683</text:p>
          </table:table-cell>
          <table:table-cell table:formula="of:=[.A1467]/1000/(60*60*24)" office:value-type="time" office:time-value="PT06H30M39.683S" calcext:value-type="time">
            <text:p>06:30:40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806.63" calcext:value-type="float">
            <text:p>806.63</text:p>
          </table:table-cell>
          <table:table-cell office:value-type="float" office:value="995.39" calcext:value-type="float">
            <text:p>995.39</text:p>
          </table:table-cell>
        </table:table-row>
        <table:table-row table:style-name="ro1">
          <table:table-cell office:value-type="float" office:value="23455683" calcext:value-type="float">
            <text:p>23455683</text:p>
          </table:table-cell>
          <table:table-cell table:formula="of:=[.A1468]/1000/(60*60*24)" office:value-type="time" office:time-value="PT06H30M55.683S" calcext:value-type="time">
            <text:p>06:30:56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807.16" calcext:value-type="float">
            <text:p>807.16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3471683" calcext:value-type="float">
            <text:p>23471683</text:p>
          </table:table-cell>
          <table:table-cell table:formula="of:=[.A1469]/1000/(60*60*24)" office:value-type="time" office:time-value="PT06H31M11.683S" calcext:value-type="time">
            <text:p>06:31:12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807.68" calcext:value-type="float">
            <text:p>807.68</text:p>
          </table:table-cell>
          <table:table-cell office:value-type="float" office:value="996.62" calcext:value-type="float">
            <text:p>996.62</text:p>
          </table:table-cell>
        </table:table-row>
        <table:table-row table:style-name="ro1">
          <table:table-cell office:value-type="float" office:value="23487683" calcext:value-type="float">
            <text:p>23487683</text:p>
          </table:table-cell>
          <table:table-cell table:formula="of:=[.A1470]/1000/(60*60*24)" office:value-type="time" office:time-value="PT06H31M27.683S" calcext:value-type="time">
            <text:p>06:31:28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808.21" calcext:value-type="float">
            <text:p>808.21</text:p>
          </table:table-cell>
          <table:table-cell office:value-type="float" office:value="997.23" calcext:value-type="float">
            <text:p>997.23</text:p>
          </table:table-cell>
        </table:table-row>
        <table:table-row table:style-name="ro1">
          <table:table-cell office:value-type="float" office:value="23503683" calcext:value-type="float">
            <text:p>23503683</text:p>
          </table:table-cell>
          <table:table-cell table:formula="of:=[.A1471]/1000/(60*60*24)" office:value-type="time" office:time-value="PT06H31M43.683S" calcext:value-type="time">
            <text:p>06:31:44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808.73" calcext:value-type="float">
            <text:p>808.73</text:p>
          </table:table-cell>
          <table:table-cell office:value-type="float" office:value="997.85" calcext:value-type="float">
            <text:p>997.85</text:p>
          </table:table-cell>
        </table:table-row>
        <table:table-row table:style-name="ro1">
          <table:table-cell office:value-type="float" office:value="23519683" calcext:value-type="float">
            <text:p>23519683</text:p>
          </table:table-cell>
          <table:table-cell table:formula="of:=[.A1472]/1000/(60*60*24)" office:value-type="time" office:time-value="PT06H31M59.683S" calcext:value-type="time">
            <text:p>06:32:00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809.26" calcext:value-type="float">
            <text:p>809.26</text:p>
          </table:table-cell>
          <table:table-cell office:value-type="float" office:value="998.46" calcext:value-type="float">
            <text:p>998.46</text:p>
          </table:table-cell>
        </table:table-row>
        <table:table-row table:style-name="ro1">
          <table:table-cell office:value-type="float" office:value="23535683" calcext:value-type="float">
            <text:p>23535683</text:p>
          </table:table-cell>
          <table:table-cell table:formula="of:=[.A1473]/1000/(60*60*24)" office:value-type="time" office:time-value="PT06H32M15.683S" calcext:value-type="time">
            <text:p>06:32:16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809.78" calcext:value-type="float">
            <text:p>809.78</text:p>
          </table:table-cell>
          <table:table-cell office:value-type="float" office:value="999.07" calcext:value-type="float">
            <text:p>999.07</text:p>
          </table:table-cell>
        </table:table-row>
        <table:table-row table:style-name="ro1">
          <table:table-cell office:value-type="float" office:value="23551683" calcext:value-type="float">
            <text:p>23551683</text:p>
          </table:table-cell>
          <table:table-cell table:formula="of:=[.A1474]/1000/(60*60*24)" office:value-type="time" office:time-value="PT06H32M31.683S" calcext:value-type="time">
            <text:p>06:32:32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810.31" calcext:value-type="float">
            <text:p>810.31</text:p>
          </table:table-cell>
          <table:table-cell office:value-type="float" office:value="999.69" calcext:value-type="float">
            <text:p>999.69</text:p>
          </table:table-cell>
        </table:table-row>
        <table:table-row table:style-name="ro1">
          <table:table-cell office:value-type="float" office:value="23567683" calcext:value-type="float">
            <text:p>23567683</text:p>
          </table:table-cell>
          <table:table-cell table:formula="of:=[.A1475]/1000/(60*60*24)" office:value-type="time" office:time-value="PT06H32M47.683S" calcext:value-type="time">
            <text:p>06:32:48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810.83" calcext:value-type="float">
            <text:p>810.83</text:p>
          </table:table-cell>
          <table:table-cell office:value-type="float" office:value="1000.3" calcext:value-type="float">
            <text:p>1000.3</text:p>
          </table:table-cell>
        </table:table-row>
        <table:table-row table:style-name="ro1">
          <table:table-cell office:value-type="float" office:value="23583683" calcext:value-type="float">
            <text:p>23583683</text:p>
          </table:table-cell>
          <table:table-cell table:formula="of:=[.A1476]/1000/(60*60*24)" office:value-type="time" office:time-value="PT06H33M03.683S" calcext:value-type="time">
            <text:p>06:33:04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811.35" calcext:value-type="float">
            <text:p>811.35</text:p>
          </table:table-cell>
          <table:table-cell office:value-type="float" office:value="1000.92" calcext:value-type="float">
            <text:p>1000.92</text:p>
          </table:table-cell>
        </table:table-row>
        <table:table-row table:style-name="ro1">
          <table:table-cell office:value-type="float" office:value="23599683" calcext:value-type="float">
            <text:p>23599683</text:p>
          </table:table-cell>
          <table:table-cell table:formula="of:=[.A1477]/1000/(60*60*24)" office:value-type="time" office:time-value="PT06H33M19.683S" calcext:value-type="time">
            <text:p>06:33:20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811.88" calcext:value-type="float">
            <text:p>811.88</text:p>
          </table:table-cell>
          <table:table-cell office:value-type="float" office:value="1001.53" calcext:value-type="float">
            <text:p>1001.53</text:p>
          </table:table-cell>
        </table:table-row>
        <table:table-row table:style-name="ro1">
          <table:table-cell office:value-type="float" office:value="23615683" calcext:value-type="float">
            <text:p>23615683</text:p>
          </table:table-cell>
          <table:table-cell table:formula="of:=[.A1478]/1000/(60*60*24)" office:value-type="time" office:time-value="PT06H33M35.683S" calcext:value-type="time">
            <text:p>06:33:36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812.4" calcext:value-type="float">
            <text:p>812.4</text:p>
          </table:table-cell>
          <table:table-cell office:value-type="float" office:value="1002.14" calcext:value-type="float">
            <text:p>1002.14</text:p>
          </table:table-cell>
        </table:table-row>
        <table:table-row table:style-name="ro1">
          <table:table-cell office:value-type="float" office:value="23631683" calcext:value-type="float">
            <text:p>23631683</text:p>
          </table:table-cell>
          <table:table-cell table:formula="of:=[.A1479]/1000/(60*60*24)" office:value-type="time" office:time-value="PT06H33M51.683S" calcext:value-type="time">
            <text:p>06:33:52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812.93" calcext:value-type="float">
            <text:p>812.93</text:p>
          </table:table-cell>
          <table:table-cell office:value-type="float" office:value="1002.76" calcext:value-type="float">
            <text:p>1002.76</text:p>
          </table:table-cell>
        </table:table-row>
        <table:table-row table:style-name="ro1">
          <table:table-cell office:value-type="float" office:value="23647683" calcext:value-type="float">
            <text:p>23647683</text:p>
          </table:table-cell>
          <table:table-cell table:formula="of:=[.A1480]/1000/(60*60*24)" office:value-type="time" office:time-value="PT06H34M07.683S" calcext:value-type="time">
            <text:p>06:34:08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813.45" calcext:value-type="float">
            <text:p>813.45</text:p>
          </table:table-cell>
          <table:table-cell office:value-type="float" office:value="1003.37" calcext:value-type="float">
            <text:p>1003.37</text:p>
          </table:table-cell>
        </table:table-row>
        <table:table-row table:style-name="ro1">
          <table:table-cell office:value-type="float" office:value="23663683" calcext:value-type="float">
            <text:p>23663683</text:p>
          </table:table-cell>
          <table:table-cell table:formula="of:=[.A1481]/1000/(60*60*24)" office:value-type="time" office:time-value="PT06H34M23.683S" calcext:value-type="time">
            <text:p>06:34:24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813.97" calcext:value-type="float">
            <text:p>813.97</text:p>
          </table:table-cell>
          <table:table-cell office:value-type="float" office:value="1003.99" calcext:value-type="float">
            <text:p>1003.99</text:p>
          </table:table-cell>
        </table:table-row>
        <table:table-row table:style-name="ro1">
          <table:table-cell office:value-type="float" office:value="23679683" calcext:value-type="float">
            <text:p>23679683</text:p>
          </table:table-cell>
          <table:table-cell table:formula="of:=[.A1482]/1000/(60*60*24)" office:value-type="time" office:time-value="PT06H34M39.683S" calcext:value-type="time">
            <text:p>06:34:40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814.5" calcext:value-type="float">
            <text:p>814.5</text:p>
          </table:table-cell>
          <table:table-cell office:value-type="float" office:value="1004.6" calcext:value-type="float">
            <text:p>1004.6</text:p>
          </table:table-cell>
        </table:table-row>
        <table:table-row table:style-name="ro1">
          <table:table-cell office:value-type="float" office:value="23695683" calcext:value-type="float">
            <text:p>23695683</text:p>
          </table:table-cell>
          <table:table-cell table:formula="of:=[.A1483]/1000/(60*60*24)" office:value-type="time" office:time-value="PT06H34M55.683S" calcext:value-type="time">
            <text:p>06:34:56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815.02" calcext:value-type="float">
            <text:p>815.02</text:p>
          </table:table-cell>
          <table:table-cell office:value-type="float" office:value="1005.21" calcext:value-type="float">
            <text:p>1005.21</text:p>
          </table:table-cell>
        </table:table-row>
        <table:table-row table:style-name="ro1">
          <table:table-cell office:value-type="float" office:value="23711683" calcext:value-type="float">
            <text:p>23711683</text:p>
          </table:table-cell>
          <table:table-cell table:formula="of:=[.A1484]/1000/(60*60*24)" office:value-type="time" office:time-value="PT06H35M11.683S" calcext:value-type="time">
            <text:p>06:35:12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815.54" calcext:value-type="float">
            <text:p>815.54</text:p>
          </table:table-cell>
          <table:table-cell office:value-type="float" office:value="1005.82" calcext:value-type="float">
            <text:p>1005.82</text:p>
          </table:table-cell>
        </table:table-row>
        <table:table-row table:style-name="ro1">
          <table:table-cell office:value-type="float" office:value="23727683" calcext:value-type="float">
            <text:p>23727683</text:p>
          </table:table-cell>
          <table:table-cell table:formula="of:=[.A1485]/1000/(60*60*24)" office:value-type="time" office:time-value="PT06H35M27.683S" calcext:value-type="time">
            <text:p>06:35:28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3" calcext:value-type="float">
            <text:p>138.03</text:p>
          </table:table-cell>
          <table:table-cell office:value-type="float" office:value="816.07" calcext:value-type="float">
            <text:p>816.07</text:p>
          </table:table-cell>
          <table:table-cell office:value-type="float" office:value="1006.44" calcext:value-type="float">
            <text:p>1006.44</text:p>
          </table:table-cell>
        </table:table-row>
        <table:table-row table:style-name="ro1">
          <table:table-cell office:value-type="float" office:value="23743683" calcext:value-type="float">
            <text:p>23743683</text:p>
          </table:table-cell>
          <table:table-cell table:formula="of:=[.A1486]/1000/(60*60*24)" office:value-type="time" office:time-value="PT06H35M43.683S" calcext:value-type="time">
            <text:p>06:35:44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816.59" calcext:value-type="float">
            <text:p>816.59</text:p>
          </table:table-cell>
          <table:table-cell office:value-type="float" office:value="1007.05" calcext:value-type="float">
            <text:p>1007.05</text:p>
          </table:table-cell>
        </table:table-row>
        <table:table-row table:style-name="ro1">
          <table:table-cell office:value-type="float" office:value="23759682" calcext:value-type="float">
            <text:p>23759682</text:p>
          </table:table-cell>
          <table:table-cell table:formula="of:=[.A1487]/1000/(60*60*24)" office:value-type="time" office:time-value="PT06H35M59.682S" calcext:value-type="time">
            <text:p>06:36:00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817.12" calcext:value-type="float">
            <text:p>817.12</text:p>
          </table:table-cell>
          <table:table-cell office:value-type="float" office:value="1007.66" calcext:value-type="float">
            <text:p>1007.66</text:p>
          </table:table-cell>
        </table:table-row>
        <table:table-row table:style-name="ro1">
          <table:table-cell office:value-type="float" office:value="23775683" calcext:value-type="float">
            <text:p>23775683</text:p>
          </table:table-cell>
          <table:table-cell table:formula="of:=[.A1488]/1000/(60*60*24)" office:value-type="time" office:time-value="PT06H36M15.683S" calcext:value-type="time">
            <text:p>06:36:16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817.64" calcext:value-type="float">
            <text:p>817.64</text:p>
          </table:table-cell>
          <table:table-cell office:value-type="float" office:value="1008.27" calcext:value-type="float">
            <text:p>1008.27</text:p>
          </table:table-cell>
        </table:table-row>
        <table:table-row table:style-name="ro1">
          <table:table-cell office:value-type="float" office:value="23791683" calcext:value-type="float">
            <text:p>23791683</text:p>
          </table:table-cell>
          <table:table-cell table:formula="of:=[.A1489]/1000/(60*60*24)" office:value-type="time" office:time-value="PT06H36M31.683S" calcext:value-type="time">
            <text:p>06:36:32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818.16" calcext:value-type="float">
            <text:p>818.16</text:p>
          </table:table-cell>
          <table:table-cell office:value-type="float" office:value="1008.89" calcext:value-type="float">
            <text:p>1008.89</text:p>
          </table:table-cell>
        </table:table-row>
        <table:table-row table:style-name="ro1">
          <table:table-cell office:value-type="float" office:value="23807683" calcext:value-type="float">
            <text:p>23807683</text:p>
          </table:table-cell>
          <table:table-cell table:formula="of:=[.A1490]/1000/(60*60*24)" office:value-type="time" office:time-value="PT06H36M47.683S" calcext:value-type="time">
            <text:p>06:36:48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818.69" calcext:value-type="float">
            <text:p>818.69</text:p>
          </table:table-cell>
          <table:table-cell office:value-type="float" office:value="1009.5" calcext:value-type="float">
            <text:p>1009.5</text:p>
          </table:table-cell>
        </table:table-row>
        <table:table-row table:style-name="ro1">
          <table:table-cell office:value-type="float" office:value="23823683" calcext:value-type="float">
            <text:p>23823683</text:p>
          </table:table-cell>
          <table:table-cell table:formula="of:=[.A1491]/1000/(60*60*24)" office:value-type="time" office:time-value="PT06H37M03.683S" calcext:value-type="time">
            <text:p>06:37:04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819.21" calcext:value-type="float">
            <text:p>819.21</text:p>
          </table:table-cell>
          <table:table-cell office:value-type="float" office:value="1010.11" calcext:value-type="float">
            <text:p>1010.11</text:p>
          </table:table-cell>
        </table:table-row>
        <table:table-row table:style-name="ro1">
          <table:table-cell office:value-type="float" office:value="23839683" calcext:value-type="float">
            <text:p>23839683</text:p>
          </table:table-cell>
          <table:table-cell table:formula="of:=[.A1492]/1000/(60*60*24)" office:value-type="time" office:time-value="PT06H37M19.683S" calcext:value-type="time">
            <text:p>06:37:20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819.73" calcext:value-type="float">
            <text:p>819.73</text:p>
          </table:table-cell>
          <table:table-cell office:value-type="float" office:value="1010.72" calcext:value-type="float">
            <text:p>1010.72</text:p>
          </table:table-cell>
        </table:table-row>
        <table:table-row table:style-name="ro1">
          <table:table-cell office:value-type="float" office:value="23855683" calcext:value-type="float">
            <text:p>23855683</text:p>
          </table:table-cell>
          <table:table-cell table:formula="of:=[.A1493]/1000/(60*60*24)" office:value-type="time" office:time-value="PT06H37M35.683S" calcext:value-type="time">
            <text:p>06:37:36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820.25" calcext:value-type="float">
            <text:p>820.25</text:p>
          </table:table-cell>
          <table:table-cell office:value-type="float" office:value="1011.33" calcext:value-type="float">
            <text:p>1011.33</text:p>
          </table:table-cell>
        </table:table-row>
        <table:table-row table:style-name="ro1">
          <table:table-cell office:value-type="float" office:value="23871683" calcext:value-type="float">
            <text:p>23871683</text:p>
          </table:table-cell>
          <table:table-cell table:formula="of:=[.A1494]/1000/(60*60*24)" office:value-type="time" office:time-value="PT06H37M51.683S" calcext:value-type="time">
            <text:p>06:37:52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820.78" calcext:value-type="float">
            <text:p>820.78</text:p>
          </table:table-cell>
          <table:table-cell office:value-type="float" office:value="1011.94" calcext:value-type="float">
            <text:p>1011.94</text:p>
          </table:table-cell>
        </table:table-row>
        <table:table-row table:style-name="ro1">
          <table:table-cell office:value-type="float" office:value="23887683" calcext:value-type="float">
            <text:p>23887683</text:p>
          </table:table-cell>
          <table:table-cell table:formula="of:=[.A1495]/1000/(60*60*24)" office:value-type="time" office:time-value="PT06H38M07.683S" calcext:value-type="time">
            <text:p>06:38:08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821.3" calcext:value-type="float">
            <text:p>821.3</text:p>
          </table:table-cell>
          <table:table-cell office:value-type="float" office:value="1012.55" calcext:value-type="float">
            <text:p>1012.55</text:p>
          </table:table-cell>
        </table:table-row>
        <table:table-row table:style-name="ro1">
          <table:table-cell office:value-type="float" office:value="23903683" calcext:value-type="float">
            <text:p>23903683</text:p>
          </table:table-cell>
          <table:table-cell table:formula="of:=[.A1496]/1000/(60*60*24)" office:value-type="time" office:time-value="PT06H38M23.683S" calcext:value-type="time">
            <text:p>06:38:24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821.82" calcext:value-type="float">
            <text:p>821.82</text:p>
          </table:table-cell>
          <table:table-cell office:value-type="float" office:value="1013.16" calcext:value-type="float">
            <text:p>1013.16</text:p>
          </table:table-cell>
        </table:table-row>
        <table:table-row table:style-name="ro1">
          <table:table-cell office:value-type="float" office:value="23919683" calcext:value-type="float">
            <text:p>23919683</text:p>
          </table:table-cell>
          <table:table-cell table:formula="of:=[.A1497]/1000/(60*60*24)" office:value-type="time" office:time-value="PT06H38M39.683S" calcext:value-type="time">
            <text:p>06:38:40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822.35" calcext:value-type="float">
            <text:p>822.35</text:p>
          </table:table-cell>
          <table:table-cell office:value-type="float" office:value="1013.77" calcext:value-type="float">
            <text:p>1013.77</text:p>
          </table:table-cell>
        </table:table-row>
        <table:table-row table:style-name="ro1">
          <table:table-cell office:value-type="float" office:value="23935683" calcext:value-type="float">
            <text:p>23935683</text:p>
          </table:table-cell>
          <table:table-cell table:formula="of:=[.A1498]/1000/(60*60*24)" office:value-type="time" office:time-value="PT06H38M55.683S" calcext:value-type="time">
            <text:p>06:38:56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822.87" calcext:value-type="float">
            <text:p>822.87</text:p>
          </table:table-cell>
          <table:table-cell office:value-type="float" office:value="1014.38" calcext:value-type="float">
            <text:p>1014.38</text:p>
          </table:table-cell>
        </table:table-row>
        <table:table-row table:style-name="ro1">
          <table:table-cell office:value-type="float" office:value="23951683" calcext:value-type="float">
            <text:p>23951683</text:p>
          </table:table-cell>
          <table:table-cell table:formula="of:=[.A1499]/1000/(60*60*24)" office:value-type="time" office:time-value="PT06H39M11.683S" calcext:value-type="time">
            <text:p>06:39:12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823.39" calcext:value-type="float">
            <text:p>823.39</text:p>
          </table:table-cell>
          <table:table-cell office:value-type="float" office:value="1014.99" calcext:value-type="float">
            <text:p>1014.99</text:p>
          </table:table-cell>
        </table:table-row>
        <table:table-row table:style-name="ro1">
          <table:table-cell office:value-type="float" office:value="23967683" calcext:value-type="float">
            <text:p>23967683</text:p>
          </table:table-cell>
          <table:table-cell table:formula="of:=[.A1500]/1000/(60*60*24)" office:value-type="time" office:time-value="PT06H39M27.683S" calcext:value-type="time">
            <text:p>06:39:28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823.91" calcext:value-type="float">
            <text:p>823.91</text:p>
          </table:table-cell>
          <table:table-cell office:value-type="float" office:value="1015.6" calcext:value-type="float">
            <text:p>1015.6</text:p>
          </table:table-cell>
        </table:table-row>
        <table:table-row table:style-name="ro1">
          <table:table-cell office:value-type="float" office:value="23983683" calcext:value-type="float">
            <text:p>23983683</text:p>
          </table:table-cell>
          <table:table-cell table:formula="of:=[.A1501]/1000/(60*60*24)" office:value-type="time" office:time-value="PT06H39M43.683S" calcext:value-type="time">
            <text:p>06:39:44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824.44" calcext:value-type="float">
            <text:p>824.44</text:p>
          </table:table-cell>
          <table:table-cell office:value-type="float" office:value="1016.21" calcext:value-type="float">
            <text:p>1016.21</text:p>
          </table:table-cell>
        </table:table-row>
        <table:table-row table:style-name="ro1">
          <table:table-cell office:value-type="float" office:value="23999683" calcext:value-type="float">
            <text:p>23999683</text:p>
          </table:table-cell>
          <table:table-cell table:formula="of:=[.A1502]/1000/(60*60*24)" office:value-type="time" office:time-value="PT06H39M59.683S" calcext:value-type="time">
            <text:p>06:40:00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824.96" calcext:value-type="float">
            <text:p>824.96</text:p>
          </table:table-cell>
          <table:table-cell office:value-type="float" office:value="1016.82" calcext:value-type="float">
            <text:p>1016.82</text:p>
          </table:table-cell>
        </table:table-row>
        <table:table-row table:style-name="ro1">
          <table:table-cell office:value-type="float" office:value="24015683" calcext:value-type="float">
            <text:p>24015683</text:p>
          </table:table-cell>
          <table:table-cell table:formula="of:=[.A1503]/1000/(60*60*24)" office:value-type="time" office:time-value="PT06H40M15.683S" calcext:value-type="time">
            <text:p>06:40:16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825.48" calcext:value-type="float">
            <text:p>825.48</text:p>
          </table:table-cell>
          <table:table-cell office:value-type="float" office:value="1017.43" calcext:value-type="float">
            <text:p>1017.43</text:p>
          </table:table-cell>
        </table:table-row>
        <table:table-row table:style-name="ro1">
          <table:table-cell office:value-type="float" office:value="24031683" calcext:value-type="float">
            <text:p>24031683</text:p>
          </table:table-cell>
          <table:table-cell table:formula="of:=[.A1504]/1000/(60*60*24)" office:value-type="time" office:time-value="PT06H40M31.683S" calcext:value-type="time">
            <text:p>06:40:32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826" calcext:value-type="float">
            <text:p>826</text:p>
          </table:table-cell>
          <table:table-cell office:value-type="float" office:value="1018.04" calcext:value-type="float">
            <text:p>1018.04</text:p>
          </table:table-cell>
        </table:table-row>
        <table:table-row table:style-name="ro1">
          <table:table-cell office:value-type="float" office:value="24047683" calcext:value-type="float">
            <text:p>24047683</text:p>
          </table:table-cell>
          <table:table-cell table:formula="of:=[.A1505]/1000/(60*60*24)" office:value-type="time" office:time-value="PT06H40M47.683S" calcext:value-type="time">
            <text:p>06:40:48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26.52" calcext:value-type="float">
            <text:p>826.52</text:p>
          </table:table-cell>
          <table:table-cell office:value-type="float" office:value="1018.65" calcext:value-type="float">
            <text:p>1018.65</text:p>
          </table:table-cell>
        </table:table-row>
        <table:table-row table:style-name="ro1">
          <table:table-cell office:value-type="float" office:value="24063682" calcext:value-type="float">
            <text:p>24063682</text:p>
          </table:table-cell>
          <table:table-cell table:formula="of:=[.A1506]/1000/(60*60*24)" office:value-type="time" office:time-value="PT06H41M03.682S" calcext:value-type="time">
            <text:p>06:41:04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27.05" calcext:value-type="float">
            <text:p>827.05</text:p>
          </table:table-cell>
          <table:table-cell office:value-type="float" office:value="1019.26" calcext:value-type="float">
            <text:p>1019.26</text:p>
          </table:table-cell>
        </table:table-row>
        <table:table-row table:style-name="ro1">
          <table:table-cell office:value-type="float" office:value="24079683" calcext:value-type="float">
            <text:p>24079683</text:p>
          </table:table-cell>
          <table:table-cell table:formula="of:=[.A1507]/1000/(60*60*24)" office:value-type="time" office:time-value="PT06H41M19.683S" calcext:value-type="time">
            <text:p>06:41:20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27.57" calcext:value-type="float">
            <text:p>827.57</text:p>
          </table:table-cell>
          <table:table-cell office:value-type="float" office:value="1019.87" calcext:value-type="float">
            <text:p>1019.87</text:p>
          </table:table-cell>
        </table:table-row>
        <table:table-row table:style-name="ro1">
          <table:table-cell office:value-type="float" office:value="24095683" calcext:value-type="float">
            <text:p>24095683</text:p>
          </table:table-cell>
          <table:table-cell table:formula="of:=[.A1508]/1000/(60*60*24)" office:value-type="time" office:time-value="PT06H41M35.683S" calcext:value-type="time">
            <text:p>06:41:36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8" calcext:value-type="float">
            <text:p>136.98</text:p>
          </table:table-cell>
          <table:table-cell office:value-type="float" office:value="828.09" calcext:value-type="float">
            <text:p>828.09</text:p>
          </table:table-cell>
          <table:table-cell office:value-type="float" office:value="1020.48" calcext:value-type="float">
            <text:p>1020.48</text:p>
          </table:table-cell>
        </table:table-row>
        <table:table-row table:style-name="ro1">
          <table:table-cell office:value-type="float" office:value="24111683" calcext:value-type="float">
            <text:p>24111683</text:p>
          </table:table-cell>
          <table:table-cell table:formula="of:=[.A1509]/1000/(60*60*24)" office:value-type="time" office:time-value="PT06H41M51.683S" calcext:value-type="time">
            <text:p>06:41:52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28.61" calcext:value-type="float">
            <text:p>828.61</text:p>
          </table:table-cell>
          <table:table-cell office:value-type="float" office:value="1021.09" calcext:value-type="float">
            <text:p>1021.09</text:p>
          </table:table-cell>
        </table:table-row>
        <table:table-row table:style-name="ro1">
          <table:table-cell office:value-type="float" office:value="24127683" calcext:value-type="float">
            <text:p>24127683</text:p>
          </table:table-cell>
          <table:table-cell table:formula="of:=[.A1510]/1000/(60*60*24)" office:value-type="time" office:time-value="PT06H42M07.683S" calcext:value-type="time">
            <text:p>06:42:08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829.13" calcext:value-type="float">
            <text:p>829.13</text:p>
          </table:table-cell>
          <table:table-cell office:value-type="float" office:value="1021.69" calcext:value-type="float">
            <text:p>1021.69</text:p>
          </table:table-cell>
        </table:table-row>
        <table:table-row table:style-name="ro1">
          <table:table-cell office:value-type="float" office:value="24143683" calcext:value-type="float">
            <text:p>24143683</text:p>
          </table:table-cell>
          <table:table-cell table:formula="of:=[.A1511]/1000/(60*60*24)" office:value-type="time" office:time-value="PT06H42M23.683S" calcext:value-type="time">
            <text:p>06:42:24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829.65" calcext:value-type="float">
            <text:p>829.65</text:p>
          </table:table-cell>
          <table:table-cell office:value-type="float" office:value="1022.3" calcext:value-type="float">
            <text:p>1022.3</text:p>
          </table:table-cell>
        </table:table-row>
        <table:table-row table:style-name="ro1">
          <table:table-cell office:value-type="float" office:value="24159683" calcext:value-type="float">
            <text:p>24159683</text:p>
          </table:table-cell>
          <table:table-cell table:formula="of:=[.A1512]/1000/(60*60*24)" office:value-type="time" office:time-value="PT06H42M39.683S" calcext:value-type="time">
            <text:p>06:42:40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830.17" calcext:value-type="float">
            <text:p>830.17</text:p>
          </table:table-cell>
          <table:table-cell office:value-type="float" office:value="1022.91" calcext:value-type="float">
            <text:p>1022.91</text:p>
          </table:table-cell>
        </table:table-row>
        <table:table-row table:style-name="ro1">
          <table:table-cell office:value-type="float" office:value="24175683" calcext:value-type="float">
            <text:p>24175683</text:p>
          </table:table-cell>
          <table:table-cell table:formula="of:=[.A1513]/1000/(60*60*24)" office:value-type="time" office:time-value="PT06H42M55.683S" calcext:value-type="time">
            <text:p>06:42:56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830.7" calcext:value-type="float">
            <text:p>830.7</text:p>
          </table:table-cell>
          <table:table-cell office:value-type="float" office:value="1023.52" calcext:value-type="float">
            <text:p>1023.52</text:p>
          </table:table-cell>
        </table:table-row>
        <table:table-row table:style-name="ro1">
          <table:table-cell office:value-type="float" office:value="24191683" calcext:value-type="float">
            <text:p>24191683</text:p>
          </table:table-cell>
          <table:table-cell table:formula="of:=[.A1514]/1000/(60*60*24)" office:value-type="time" office:time-value="PT06H43M11.683S" calcext:value-type="time">
            <text:p>06:43:12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831.22" calcext:value-type="float">
            <text:p>831.22</text:p>
          </table:table-cell>
          <table:table-cell office:value-type="float" office:value="1024.12" calcext:value-type="float">
            <text:p>1024.12</text:p>
          </table:table-cell>
        </table:table-row>
        <table:table-row table:style-name="ro1">
          <table:table-cell office:value-type="float" office:value="24207683" calcext:value-type="float">
            <text:p>24207683</text:p>
          </table:table-cell>
          <table:table-cell table:formula="of:=[.A1515]/1000/(60*60*24)" office:value-type="time" office:time-value="PT06H43M27.683S" calcext:value-type="time">
            <text:p>06:43:28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831.74" calcext:value-type="float">
            <text:p>831.74</text:p>
          </table:table-cell>
          <table:table-cell office:value-type="float" office:value="1024.73" calcext:value-type="float">
            <text:p>1024.73</text:p>
          </table:table-cell>
        </table:table-row>
        <table:table-row table:style-name="ro1">
          <table:table-cell office:value-type="float" office:value="24223683" calcext:value-type="float">
            <text:p>24223683</text:p>
          </table:table-cell>
          <table:table-cell table:formula="of:=[.A1516]/1000/(60*60*24)" office:value-type="time" office:time-value="PT06H43M43.683S" calcext:value-type="time">
            <text:p>06:43:44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832.26" calcext:value-type="float">
            <text:p>832.26</text:p>
          </table:table-cell>
          <table:table-cell office:value-type="float" office:value="1025.34" calcext:value-type="float">
            <text:p>1025.34</text:p>
          </table:table-cell>
        </table:table-row>
        <table:table-row table:style-name="ro1">
          <table:table-cell office:value-type="float" office:value="24239683" calcext:value-type="float">
            <text:p>24239683</text:p>
          </table:table-cell>
          <table:table-cell table:formula="of:=[.A1517]/1000/(60*60*24)" office:value-type="time" office:time-value="PT06H43M59.683S" calcext:value-type="time">
            <text:p>06:44:00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832.78" calcext:value-type="float">
            <text:p>832.78</text:p>
          </table:table-cell>
          <table:table-cell office:value-type="float" office:value="1025.94" calcext:value-type="float">
            <text:p>1025.94</text:p>
          </table:table-cell>
        </table:table-row>
        <table:table-row table:style-name="ro1">
          <table:table-cell office:value-type="float" office:value="24255683" calcext:value-type="float">
            <text:p>24255683</text:p>
          </table:table-cell>
          <table:table-cell table:formula="of:=[.A1518]/1000/(60*60*24)" office:value-type="time" office:time-value="PT06H44M15.683S" calcext:value-type="time">
            <text:p>06:44:16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833.3" calcext:value-type="float">
            <text:p>833.3</text:p>
          </table:table-cell>
          <table:table-cell office:value-type="float" office:value="1026.55" calcext:value-type="float">
            <text:p>1026.55</text:p>
          </table:table-cell>
        </table:table-row>
        <table:table-row table:style-name="ro1">
          <table:table-cell office:value-type="float" office:value="24271683" calcext:value-type="float">
            <text:p>24271683</text:p>
          </table:table-cell>
          <table:table-cell table:formula="of:=[.A1519]/1000/(60*60*24)" office:value-type="time" office:time-value="PT06H44M31.683S" calcext:value-type="time">
            <text:p>06:44:32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833.82" calcext:value-type="float">
            <text:p>833.82</text:p>
          </table:table-cell>
          <table:table-cell office:value-type="float" office:value="1027.16" calcext:value-type="float">
            <text:p>1027.16</text:p>
          </table:table-cell>
        </table:table-row>
        <table:table-row table:style-name="ro1">
          <table:table-cell office:value-type="float" office:value="24287683" calcext:value-type="float">
            <text:p>24287683</text:p>
          </table:table-cell>
          <table:table-cell table:formula="of:=[.A1520]/1000/(60*60*24)" office:value-type="time" office:time-value="PT06H44M47.683S" calcext:value-type="time">
            <text:p>06:44:48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834.34" calcext:value-type="float">
            <text:p>834.34</text:p>
          </table:table-cell>
          <table:table-cell office:value-type="float" office:value="1027.76" calcext:value-type="float">
            <text:p>1027.76</text:p>
          </table:table-cell>
        </table:table-row>
        <table:table-row table:style-name="ro1">
          <table:table-cell office:value-type="float" office:value="24303683" calcext:value-type="float">
            <text:p>24303683</text:p>
          </table:table-cell>
          <table:table-cell table:formula="of:=[.A1521]/1000/(60*60*24)" office:value-type="time" office:time-value="PT06H45M03.683S" calcext:value-type="time">
            <text:p>06:45:04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834.86" calcext:value-type="float">
            <text:p>834.86</text:p>
          </table:table-cell>
          <table:table-cell office:value-type="float" office:value="1028.37" calcext:value-type="float">
            <text:p>1028.37</text:p>
          </table:table-cell>
        </table:table-row>
        <table:table-row table:style-name="ro1">
          <table:table-cell office:value-type="float" office:value="24319683" calcext:value-type="float">
            <text:p>24319683</text:p>
          </table:table-cell>
          <table:table-cell table:formula="of:=[.A1522]/1000/(60*60*24)" office:value-type="time" office:time-value="PT06H45M19.683S" calcext:value-type="time">
            <text:p>06:45:20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835.38" calcext:value-type="float">
            <text:p>835.38</text:p>
          </table:table-cell>
          <table:table-cell office:value-type="float" office:value="1028.97" calcext:value-type="float">
            <text:p>1028.97</text:p>
          </table:table-cell>
        </table:table-row>
        <table:table-row table:style-name="ro1">
          <table:table-cell office:value-type="float" office:value="24335683" calcext:value-type="float">
            <text:p>24335683</text:p>
          </table:table-cell>
          <table:table-cell table:formula="of:=[.A1523]/1000/(60*60*24)" office:value-type="time" office:time-value="PT06H45M35.683S" calcext:value-type="time">
            <text:p>06:45:36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835.9" calcext:value-type="float">
            <text:p>835.9</text:p>
          </table:table-cell>
          <table:table-cell office:value-type="float" office:value="1029.58" calcext:value-type="float">
            <text:p>1029.58</text:p>
          </table:table-cell>
        </table:table-row>
        <table:table-row table:style-name="ro1">
          <table:table-cell office:value-type="float" office:value="24351683" calcext:value-type="float">
            <text:p>24351683</text:p>
          </table:table-cell>
          <table:table-cell table:formula="of:=[.A1524]/1000/(60*60*24)" office:value-type="time" office:time-value="PT06H45M51.683S" calcext:value-type="time">
            <text:p>06:45:52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836.43" calcext:value-type="float">
            <text:p>836.43</text:p>
          </table:table-cell>
          <table:table-cell office:value-type="float" office:value="1030.18" calcext:value-type="float">
            <text:p>1030.18</text:p>
          </table:table-cell>
        </table:table-row>
        <table:table-row table:style-name="ro1">
          <table:table-cell office:value-type="float" office:value="24367683" calcext:value-type="float">
            <text:p>24367683</text:p>
          </table:table-cell>
          <table:table-cell table:formula="of:=[.A1525]/1000/(60*60*24)" office:value-type="time" office:time-value="PT06H46M07.683S" calcext:value-type="time">
            <text:p>06:46:08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836.95" calcext:value-type="float">
            <text:p>836.95</text:p>
          </table:table-cell>
          <table:table-cell office:value-type="float" office:value="1030.79" calcext:value-type="float">
            <text:p>1030.79</text:p>
          </table:table-cell>
        </table:table-row>
        <table:table-row table:style-name="ro1">
          <table:table-cell office:value-type="float" office:value="24383683" calcext:value-type="float">
            <text:p>24383683</text:p>
          </table:table-cell>
          <table:table-cell table:formula="of:=[.A1526]/1000/(60*60*24)" office:value-type="time" office:time-value="PT06H46M23.683S" calcext:value-type="time">
            <text:p>06:46:24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5.8" calcext:value-type="float">
            <text:p>135.8</text:p>
          </table:table-cell>
          <table:table-cell office:value-type="float" office:value="837.47" calcext:value-type="float">
            <text:p>837.47</text:p>
          </table:table-cell>
          <table:table-cell office:value-type="float" office:value="1031.39" calcext:value-type="float">
            <text:p>1031.39</text:p>
          </table:table-cell>
        </table:table-row>
        <table:table-row table:style-name="ro1">
          <table:table-cell office:value-type="float" office:value="24399683" calcext:value-type="float">
            <text:p>24399683</text:p>
          </table:table-cell>
          <table:table-cell table:formula="of:=[.A1527]/1000/(60*60*24)" office:value-type="time" office:time-value="PT06H46M39.683S" calcext:value-type="time">
            <text:p>06:46:40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837.99" calcext:value-type="float">
            <text:p>837.99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4415683" calcext:value-type="float">
            <text:p>24415683</text:p>
          </table:table-cell>
          <table:table-cell table:formula="of:=[.A1528]/1000/(60*60*24)" office:value-type="time" office:time-value="PT06H46M55.683S" calcext:value-type="time">
            <text:p>06:46:56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838.51" calcext:value-type="float">
            <text:p>838.51</text:p>
          </table:table-cell>
          <table:table-cell office:value-type="float" office:value="1032.61" calcext:value-type="float">
            <text:p>1032.61</text:p>
          </table:table-cell>
        </table:table-row>
        <table:table-row table:style-name="ro1">
          <table:table-cell office:value-type="float" office:value="24431683" calcext:value-type="float">
            <text:p>24431683</text:p>
          </table:table-cell>
          <table:table-cell table:formula="of:=[.A1529]/1000/(60*60*24)" office:value-type="time" office:time-value="PT06H47M11.683S" calcext:value-type="time">
            <text:p>06:47:12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839.03" calcext:value-type="float">
            <text:p>839.03</text:p>
          </table:table-cell>
          <table:table-cell office:value-type="float" office:value="1033.21" calcext:value-type="float">
            <text:p>1033.21</text:p>
          </table:table-cell>
        </table:table-row>
        <table:table-row table:style-name="ro1">
          <table:table-cell office:value-type="float" office:value="24447683" calcext:value-type="float">
            <text:p>24447683</text:p>
          </table:table-cell>
          <table:table-cell table:formula="of:=[.A1530]/1000/(60*60*24)" office:value-type="time" office:time-value="PT06H47M27.683S" calcext:value-type="time">
            <text:p>06:47:28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839.55" calcext:value-type="float">
            <text:p>839.55</text:p>
          </table:table-cell>
          <table:table-cell office:value-type="float" office:value="1033.82" calcext:value-type="float">
            <text:p>1033.82</text:p>
          </table:table-cell>
        </table:table-row>
        <table:table-row table:style-name="ro1">
          <table:table-cell office:value-type="float" office:value="24463683" calcext:value-type="float">
            <text:p>24463683</text:p>
          </table:table-cell>
          <table:table-cell table:formula="of:=[.A1531]/1000/(60*60*24)" office:value-type="time" office:time-value="PT06H47M43.683S" calcext:value-type="time">
            <text:p>06:47:44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840.06" calcext:value-type="float">
            <text:p>840.06</text:p>
          </table:table-cell>
          <table:table-cell office:value-type="float" office:value="1034.42" calcext:value-type="float">
            <text:p>1034.42</text:p>
          </table:table-cell>
        </table:table-row>
        <table:table-row table:style-name="ro1">
          <table:table-cell office:value-type="float" office:value="24479683" calcext:value-type="float">
            <text:p>24479683</text:p>
          </table:table-cell>
          <table:table-cell table:formula="of:=[.A1532]/1000/(60*60*24)" office:value-type="time" office:time-value="PT06H47M59.683S" calcext:value-type="time">
            <text:p>06:48:00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5.68" calcext:value-type="float">
            <text:p>135.68</text:p>
          </table:table-cell>
          <table:table-cell office:value-type="float" office:value="840.58" calcext:value-type="float">
            <text:p>840.58</text:p>
          </table:table-cell>
          <table:table-cell office:value-type="float" office:value="1035.03" calcext:value-type="float">
            <text:p>1035.03</text:p>
          </table:table-cell>
        </table:table-row>
        <table:table-row table:style-name="ro1">
          <table:table-cell office:value-type="float" office:value="24495683" calcext:value-type="float">
            <text:p>24495683</text:p>
          </table:table-cell>
          <table:table-cell table:formula="of:=[.A1533]/1000/(60*60*24)" office:value-type="time" office:time-value="PT06H48M15.683S" calcext:value-type="time">
            <text:p>06:48:16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841.1" calcext:value-type="float">
            <text:p>841.1</text:p>
          </table:table-cell>
          <table:table-cell office:value-type="float" office:value="1035.63" calcext:value-type="float">
            <text:p>1035.63</text:p>
          </table:table-cell>
        </table:table-row>
        <table:table-row table:style-name="ro1">
          <table:table-cell office:value-type="float" office:value="24511683" calcext:value-type="float">
            <text:p>24511683</text:p>
          </table:table-cell>
          <table:table-cell table:formula="of:=[.A1534]/1000/(60*60*24)" office:value-type="time" office:time-value="PT06H48M31.683S" calcext:value-type="time">
            <text:p>06:48:32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841.62" calcext:value-type="float">
            <text:p>841.62</text:p>
          </table:table-cell>
          <table:table-cell office:value-type="float" office:value="1036.24" calcext:value-type="float">
            <text:p>1036.24</text:p>
          </table:table-cell>
        </table:table-row>
        <table:table-row table:style-name="ro1">
          <table:table-cell office:value-type="float" office:value="24527683" calcext:value-type="float">
            <text:p>24527683</text:p>
          </table:table-cell>
          <table:table-cell table:formula="of:=[.A1535]/1000/(60*60*24)" office:value-type="time" office:time-value="PT06H48M47.683S" calcext:value-type="time">
            <text:p>06:48:48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842.14" calcext:value-type="float">
            <text:p>842.14</text:p>
          </table:table-cell>
          <table:table-cell office:value-type="float" office:value="1036.84" calcext:value-type="float">
            <text:p>1036.84</text:p>
          </table:table-cell>
        </table:table-row>
        <table:table-row table:style-name="ro1">
          <table:table-cell office:value-type="float" office:value="24543683" calcext:value-type="float">
            <text:p>24543683</text:p>
          </table:table-cell>
          <table:table-cell table:formula="of:=[.A1536]/1000/(60*60*24)" office:value-type="time" office:time-value="PT06H49M03.683S" calcext:value-type="time">
            <text:p>06:49:04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842.66" calcext:value-type="float">
            <text:p>842.66</text:p>
          </table:table-cell>
          <table:table-cell office:value-type="float" office:value="1037.44" calcext:value-type="float">
            <text:p>1037.44</text:p>
          </table:table-cell>
        </table:table-row>
        <table:table-row table:style-name="ro1">
          <table:table-cell office:value-type="float" office:value="24559683" calcext:value-type="float">
            <text:p>24559683</text:p>
          </table:table-cell>
          <table:table-cell table:formula="of:=[.A1537]/1000/(60*60*24)" office:value-type="time" office:time-value="PT06H49M19.683S" calcext:value-type="time">
            <text:p>06:49:20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843.18" calcext:value-type="float">
            <text:p>843.18</text:p>
          </table:table-cell>
          <table:table-cell office:value-type="float" office:value="1038.05" calcext:value-type="float">
            <text:p>1038.05</text:p>
          </table:table-cell>
        </table:table-row>
        <table:table-row table:style-name="ro1">
          <table:table-cell office:value-type="float" office:value="24575683" calcext:value-type="float">
            <text:p>24575683</text:p>
          </table:table-cell>
          <table:table-cell table:formula="of:=[.A1538]/1000/(60*60*24)" office:value-type="time" office:time-value="PT06H49M35.683S" calcext:value-type="time">
            <text:p>06:49:36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843.7" calcext:value-type="float">
            <text:p>843.7</text:p>
          </table:table-cell>
          <table:table-cell office:value-type="float" office:value="1038.65" calcext:value-type="float">
            <text:p>1038.65</text:p>
          </table:table-cell>
        </table:table-row>
        <table:table-row table:style-name="ro1">
          <table:table-cell office:value-type="float" office:value="24591683" calcext:value-type="float">
            <text:p>24591683</text:p>
          </table:table-cell>
          <table:table-cell table:formula="of:=[.A1539]/1000/(60*60*24)" office:value-type="time" office:time-value="PT06H49M51.683S" calcext:value-type="time">
            <text:p>06:49:52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844.22" calcext:value-type="float">
            <text:p>844.22</text:p>
          </table:table-cell>
          <table:table-cell office:value-type="float" office:value="1039.25" calcext:value-type="float">
            <text:p>1039.25</text:p>
          </table:table-cell>
        </table:table-row>
        <table:table-row table:style-name="ro1">
          <table:table-cell office:value-type="float" office:value="24607683" calcext:value-type="float">
            <text:p>24607683</text:p>
          </table:table-cell>
          <table:table-cell table:formula="of:=[.A1540]/1000/(60*60*24)" office:value-type="time" office:time-value="PT06H50M07.683S" calcext:value-type="time">
            <text:p>06:50:08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844.74" calcext:value-type="float">
            <text:p>844.74</text:p>
          </table:table-cell>
          <table:table-cell office:value-type="float" office:value="1039.85" calcext:value-type="float">
            <text:p>1039.85</text:p>
          </table:table-cell>
        </table:table-row>
        <table:table-row table:style-name="ro1">
          <table:table-cell office:value-type="float" office:value="24623683" calcext:value-type="float">
            <text:p>24623683</text:p>
          </table:table-cell>
          <table:table-cell table:formula="of:=[.A1541]/1000/(60*60*24)" office:value-type="time" office:time-value="PT06H50M23.683S" calcext:value-type="time">
            <text:p>06:50:24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845.26" calcext:value-type="float">
            <text:p>845.26</text:p>
          </table:table-cell>
          <table:table-cell office:value-type="float" office:value="1040.45" calcext:value-type="float">
            <text:p>1040.45</text:p>
          </table:table-cell>
        </table:table-row>
        <table:table-row table:style-name="ro1">
          <table:table-cell office:value-type="float" office:value="24639683" calcext:value-type="float">
            <text:p>24639683</text:p>
          </table:table-cell>
          <table:table-cell table:formula="of:=[.A1542]/1000/(60*60*24)" office:value-type="time" office:time-value="PT06H50M39.683S" calcext:value-type="time">
            <text:p>06:50:40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845.78" calcext:value-type="float">
            <text:p>845.78</text:p>
          </table:table-cell>
          <table:table-cell office:value-type="float" office:value="1041.06" calcext:value-type="float">
            <text:p>1041.06</text:p>
          </table:table-cell>
        </table:table-row>
        <table:table-row table:style-name="ro1">
          <table:table-cell office:value-type="float" office:value="24655683" calcext:value-type="float">
            <text:p>24655683</text:p>
          </table:table-cell>
          <table:table-cell table:formula="of:=[.A1543]/1000/(60*60*24)" office:value-type="time" office:time-value="PT06H50M55.683S" calcext:value-type="time">
            <text:p>06:50:56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846.3" calcext:value-type="float">
            <text:p>846.3</text:p>
          </table:table-cell>
          <table:table-cell office:value-type="float" office:value="1041.66" calcext:value-type="float">
            <text:p>1041.66</text:p>
          </table:table-cell>
        </table:table-row>
        <table:table-row table:style-name="ro1">
          <table:table-cell office:value-type="float" office:value="24671683" calcext:value-type="float">
            <text:p>24671683</text:p>
          </table:table-cell>
          <table:table-cell table:formula="of:=[.A1544]/1000/(60*60*24)" office:value-type="time" office:time-value="PT06H51M11.683S" calcext:value-type="time">
            <text:p>06:51:12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846.82" calcext:value-type="float">
            <text:p>846.82</text:p>
          </table:table-cell>
          <table:table-cell office:value-type="float" office:value="1042.26" calcext:value-type="float">
            <text:p>1042.26</text:p>
          </table:table-cell>
        </table:table-row>
        <table:table-row table:style-name="ro1">
          <table:table-cell office:value-type="float" office:value="24687683" calcext:value-type="float">
            <text:p>24687683</text:p>
          </table:table-cell>
          <table:table-cell table:formula="of:=[.A1545]/1000/(60*60*24)" office:value-type="time" office:time-value="PT06H51M27.683S" calcext:value-type="time">
            <text:p>06:51:28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847.34" calcext:value-type="float">
            <text:p>847.34</text:p>
          </table:table-cell>
          <table:table-cell office:value-type="float" office:value="1042.86" calcext:value-type="float">
            <text:p>1042.86</text:p>
          </table:table-cell>
        </table:table-row>
        <table:table-row table:style-name="ro1">
          <table:table-cell office:value-type="float" office:value="24703683" calcext:value-type="float">
            <text:p>24703683</text:p>
          </table:table-cell>
          <table:table-cell table:formula="of:=[.A1546]/1000/(60*60*24)" office:value-type="time" office:time-value="PT06H51M43.683S" calcext:value-type="time">
            <text:p>06:51:44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847.86" calcext:value-type="float">
            <text:p>847.86</text:p>
          </table:table-cell>
          <table:table-cell office:value-type="float" office:value="1043.46" calcext:value-type="float">
            <text:p>1043.46</text:p>
          </table:table-cell>
        </table:table-row>
        <table:table-row table:style-name="ro1">
          <table:table-cell office:value-type="float" office:value="24719683" calcext:value-type="float">
            <text:p>24719683</text:p>
          </table:table-cell>
          <table:table-cell table:formula="of:=[.A1547]/1000/(60*60*24)" office:value-type="time" office:time-value="PT06H51M59.683S" calcext:value-type="time">
            <text:p>06:52:00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848.37" calcext:value-type="float">
            <text:p>848.37</text:p>
          </table:table-cell>
          <table:table-cell office:value-type="float" office:value="1044.06" calcext:value-type="float">
            <text:p>1044.06</text:p>
          </table:table-cell>
        </table:table-row>
        <table:table-row table:style-name="ro1">
          <table:table-cell office:value-type="float" office:value="24735683" calcext:value-type="float">
            <text:p>24735683</text:p>
          </table:table-cell>
          <table:table-cell table:formula="of:=[.A1548]/1000/(60*60*24)" office:value-type="time" office:time-value="PT06H52M15.683S" calcext:value-type="time">
            <text:p>06:52:16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848.89" calcext:value-type="float">
            <text:p>848.89</text:p>
          </table:table-cell>
          <table:table-cell office:value-type="float" office:value="1044.67" calcext:value-type="float">
            <text:p>1044.67</text:p>
          </table:table-cell>
        </table:table-row>
        <table:table-row table:style-name="ro1">
          <table:table-cell office:value-type="float" office:value="24751683" calcext:value-type="float">
            <text:p>24751683</text:p>
          </table:table-cell>
          <table:table-cell table:formula="of:=[.A1549]/1000/(60*60*24)" office:value-type="time" office:time-value="PT06H52M31.683S" calcext:value-type="time">
            <text:p>06:52:32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849.41" calcext:value-type="float">
            <text:p>849.41</text:p>
          </table:table-cell>
          <table:table-cell office:value-type="float" office:value="1045.27" calcext:value-type="float">
            <text:p>1045.27</text:p>
          </table:table-cell>
        </table:table-row>
        <table:table-row table:style-name="ro1">
          <table:table-cell office:value-type="float" office:value="24767683" calcext:value-type="float">
            <text:p>24767683</text:p>
          </table:table-cell>
          <table:table-cell table:formula="of:=[.A1550]/1000/(60*60*24)" office:value-type="time" office:time-value="PT06H52M47.683S" calcext:value-type="time">
            <text:p>06:52:48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849.93" calcext:value-type="float">
            <text:p>849.93</text:p>
          </table:table-cell>
          <table:table-cell office:value-type="float" office:value="1045.87" calcext:value-type="float">
            <text:p>1045.87</text:p>
          </table:table-cell>
        </table:table-row>
        <table:table-row table:style-name="ro1">
          <table:table-cell office:value-type="float" office:value="24783683" calcext:value-type="float">
            <text:p>24783683</text:p>
          </table:table-cell>
          <table:table-cell table:formula="of:=[.A1551]/1000/(60*60*24)" office:value-type="time" office:time-value="PT06H53M03.683S" calcext:value-type="time">
            <text:p>06:53:04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850.45" calcext:value-type="float">
            <text:p>850.45</text:p>
          </table:table-cell>
          <table:table-cell office:value-type="float" office:value="1046.47" calcext:value-type="float">
            <text:p>1046.47</text:p>
          </table:table-cell>
        </table:table-row>
        <table:table-row table:style-name="ro1">
          <table:table-cell office:value-type="float" office:value="24799683" calcext:value-type="float">
            <text:p>24799683</text:p>
          </table:table-cell>
          <table:table-cell table:formula="of:=[.A1552]/1000/(60*60*24)" office:value-type="time" office:time-value="PT06H53M19.683S" calcext:value-type="time">
            <text:p>06:53:20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850.97" calcext:value-type="float">
            <text:p>850.97</text:p>
          </table:table-cell>
          <table:table-cell office:value-type="float" office:value="1047.07" calcext:value-type="float">
            <text:p>1047.07</text:p>
          </table:table-cell>
        </table:table-row>
        <table:table-row table:style-name="ro1">
          <table:table-cell office:value-type="float" office:value="24815683" calcext:value-type="float">
            <text:p>24815683</text:p>
          </table:table-cell>
          <table:table-cell table:formula="of:=[.A1553]/1000/(60*60*24)" office:value-type="time" office:time-value="PT06H53M35.683S" calcext:value-type="time">
            <text:p>06:53:36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851.48" calcext:value-type="float">
            <text:p>851.48</text:p>
          </table:table-cell>
          <table:table-cell office:value-type="float" office:value="1047.67" calcext:value-type="float">
            <text:p>1047.67</text:p>
          </table:table-cell>
        </table:table-row>
        <table:table-row table:style-name="ro1">
          <table:table-cell office:value-type="float" office:value="24831683" calcext:value-type="float">
            <text:p>24831683</text:p>
          </table:table-cell>
          <table:table-cell table:formula="of:=[.A1554]/1000/(60*60*24)" office:value-type="time" office:time-value="PT06H53M51.683S" calcext:value-type="time">
            <text:p>06:53:52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852" calcext:value-type="float">
            <text:p>852</text:p>
          </table:table-cell>
          <table:table-cell office:value-type="float" office:value="1048.27" calcext:value-type="float">
            <text:p>1048.27</text:p>
          </table:table-cell>
        </table:table-row>
        <table:table-row table:style-name="ro1">
          <table:table-cell office:value-type="float" office:value="24847683" calcext:value-type="float">
            <text:p>24847683</text:p>
          </table:table-cell>
          <table:table-cell table:formula="of:=[.A1555]/1000/(60*60*24)" office:value-type="time" office:time-value="PT06H54M07.683S" calcext:value-type="time">
            <text:p>06:54:08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852.52" calcext:value-type="float">
            <text:p>852.52</text:p>
          </table:table-cell>
          <table:table-cell office:value-type="float" office:value="1048.87" calcext:value-type="float">
            <text:p>1048.87</text:p>
          </table:table-cell>
        </table:table-row>
        <table:table-row table:style-name="ro1">
          <table:table-cell office:value-type="float" office:value="24863683" calcext:value-type="float">
            <text:p>24863683</text:p>
          </table:table-cell>
          <table:table-cell table:formula="of:=[.A1556]/1000/(60*60*24)" office:value-type="time" office:time-value="PT06H54M23.683S" calcext:value-type="time">
            <text:p>06:54:24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853.04" calcext:value-type="float">
            <text:p>853.04</text:p>
          </table:table-cell>
          <table:table-cell office:value-type="float" office:value="1049.47" calcext:value-type="float">
            <text:p>1049.47</text:p>
          </table:table-cell>
        </table:table-row>
        <table:table-row table:style-name="ro1">
          <table:table-cell office:value-type="float" office:value="24879683" calcext:value-type="float">
            <text:p>24879683</text:p>
          </table:table-cell>
          <table:table-cell table:formula="of:=[.A1557]/1000/(60*60*24)" office:value-type="time" office:time-value="PT06H54M39.683S" calcext:value-type="time">
            <text:p>06:54:40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853.56" calcext:value-type="float">
            <text:p>853.56</text:p>
          </table:table-cell>
          <table:table-cell office:value-type="float" office:value="1050.07" calcext:value-type="float">
            <text:p>1050.07</text:p>
          </table:table-cell>
        </table:table-row>
        <table:table-row table:style-name="ro1">
          <table:table-cell office:value-type="float" office:value="24895683" calcext:value-type="float">
            <text:p>24895683</text:p>
          </table:table-cell>
          <table:table-cell table:formula="of:=[.A1558]/1000/(60*60*24)" office:value-type="time" office:time-value="PT06H54M55.683S" calcext:value-type="time">
            <text:p>06:54:56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854.07" calcext:value-type="float">
            <text:p>854.07</text:p>
          </table:table-cell>
          <table:table-cell office:value-type="float" office:value="1050.67" calcext:value-type="float">
            <text:p>1050.67</text:p>
          </table:table-cell>
        </table:table-row>
        <table:table-row table:style-name="ro1">
          <table:table-cell office:value-type="float" office:value="24911683" calcext:value-type="float">
            <text:p>24911683</text:p>
          </table:table-cell>
          <table:table-cell table:formula="of:=[.A1559]/1000/(60*60*24)" office:value-type="time" office:time-value="PT06H55M11.683S" calcext:value-type="time">
            <text:p>06:55:12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54.59" calcext:value-type="float">
            <text:p>854.59</text:p>
          </table:table-cell>
          <table:table-cell office:value-type="float" office:value="1051.27" calcext:value-type="float">
            <text:p>1051.27</text:p>
          </table:table-cell>
        </table:table-row>
        <table:table-row table:style-name="ro1">
          <table:table-cell office:value-type="float" office:value="24927683" calcext:value-type="float">
            <text:p>24927683</text:p>
          </table:table-cell>
          <table:table-cell table:formula="of:=[.A1560]/1000/(60*60*24)" office:value-type="time" office:time-value="PT06H55M27.683S" calcext:value-type="time">
            <text:p>06:55:28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55.11" calcext:value-type="float">
            <text:p>855.11</text:p>
          </table:table-cell>
          <table:table-cell office:value-type="float" office:value="1051.86" calcext:value-type="float">
            <text:p>1051.86</text:p>
          </table:table-cell>
        </table:table-row>
        <table:table-row table:style-name="ro1">
          <table:table-cell office:value-type="float" office:value="24943683" calcext:value-type="float">
            <text:p>24943683</text:p>
          </table:table-cell>
          <table:table-cell table:formula="of:=[.A1561]/1000/(60*60*24)" office:value-type="time" office:time-value="PT06H55M43.683S" calcext:value-type="time">
            <text:p>06:55:44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55.63" calcext:value-type="float">
            <text:p>855.63</text:p>
          </table:table-cell>
          <table:table-cell office:value-type="float" office:value="1052.46" calcext:value-type="float">
            <text:p>1052.46</text:p>
          </table:table-cell>
        </table:table-row>
        <table:table-row table:style-name="ro1">
          <table:table-cell office:value-type="float" office:value="24959683" calcext:value-type="float">
            <text:p>24959683</text:p>
          </table:table-cell>
          <table:table-cell table:formula="of:=[.A1562]/1000/(60*60*24)" office:value-type="time" office:time-value="PT06H55M59.683S" calcext:value-type="time">
            <text:p>06:56:00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56.14" calcext:value-type="float">
            <text:p>856.14</text:p>
          </table:table-cell>
          <table:table-cell office:value-type="float" office:value="1053.06" calcext:value-type="float">
            <text:p>1053.06</text:p>
          </table:table-cell>
        </table:table-row>
        <table:table-row table:style-name="ro1">
          <table:table-cell office:value-type="float" office:value="24975683" calcext:value-type="float">
            <text:p>24975683</text:p>
          </table:table-cell>
          <table:table-cell table:formula="of:=[.A1563]/1000/(60*60*24)" office:value-type="time" office:time-value="PT06H56M15.683S" calcext:value-type="time">
            <text:p>06:56:16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56.66" calcext:value-type="float">
            <text:p>856.66</text:p>
          </table:table-cell>
          <table:table-cell office:value-type="float" office:value="1053.66" calcext:value-type="float">
            <text:p>1053.66</text:p>
          </table:table-cell>
        </table:table-row>
        <table:table-row table:style-name="ro1">
          <table:table-cell office:value-type="float" office:value="24991683" calcext:value-type="float">
            <text:p>24991683</text:p>
          </table:table-cell>
          <table:table-cell table:formula="of:=[.A1564]/1000/(60*60*24)" office:value-type="time" office:time-value="PT06H56M31.683S" calcext:value-type="time">
            <text:p>06:56:32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857.18" calcext:value-type="float">
            <text:p>857.18</text:p>
          </table:table-cell>
          <table:table-cell office:value-type="float" office:value="1054.26" calcext:value-type="float">
            <text:p>1054.26</text:p>
          </table:table-cell>
        </table:table-row>
        <table:table-row table:style-name="ro1">
          <table:table-cell office:value-type="float" office:value="25007683" calcext:value-type="float">
            <text:p>25007683</text:p>
          </table:table-cell>
          <table:table-cell table:formula="of:=[.A1565]/1000/(60*60*24)" office:value-type="time" office:time-value="PT06H56M47.683S" calcext:value-type="time">
            <text:p>06:56:48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57.7" calcext:value-type="float">
            <text:p>857.7</text:p>
          </table:table-cell>
          <table:table-cell office:value-type="float" office:value="1054.85" calcext:value-type="float">
            <text:p>1054.85</text:p>
          </table:table-cell>
        </table:table-row>
        <table:table-row table:style-name="ro1">
          <table:table-cell office:value-type="float" office:value="25023683" calcext:value-type="float">
            <text:p>25023683</text:p>
          </table:table-cell>
          <table:table-cell table:formula="of:=[.A1566]/1000/(60*60*24)" office:value-type="time" office:time-value="PT06H57M03.683S" calcext:value-type="time">
            <text:p>06:57:04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58.21" calcext:value-type="float">
            <text:p>858.21</text:p>
          </table:table-cell>
          <table:table-cell office:value-type="float" office:value="1055.45" calcext:value-type="float">
            <text:p>1055.45</text:p>
          </table:table-cell>
        </table:table-row>
        <table:table-row table:style-name="ro1">
          <table:table-cell office:value-type="float" office:value="25039683" calcext:value-type="float">
            <text:p>25039683</text:p>
          </table:table-cell>
          <table:table-cell table:formula="of:=[.A1567]/1000/(60*60*24)" office:value-type="time" office:time-value="PT06H57M19.683S" calcext:value-type="time">
            <text:p>06:57:20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58.73" calcext:value-type="float">
            <text:p>858.73</text:p>
          </table:table-cell>
          <table:table-cell office:value-type="float" office:value="1056.05" calcext:value-type="float">
            <text:p>1056.05</text:p>
          </table:table-cell>
        </table:table-row>
        <table:table-row table:style-name="ro1">
          <table:table-cell office:value-type="float" office:value="25055683" calcext:value-type="float">
            <text:p>25055683</text:p>
          </table:table-cell>
          <table:table-cell table:formula="of:=[.A1568]/1000/(60*60*24)" office:value-type="time" office:time-value="PT06H57M35.683S" calcext:value-type="time">
            <text:p>06:57:36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859.25" calcext:value-type="float">
            <text:p>859.25</text:p>
          </table:table-cell>
          <table:table-cell office:value-type="float" office:value="1056.65" calcext:value-type="float">
            <text:p>1056.65</text:p>
          </table:table-cell>
        </table:table-row>
        <table:table-row table:style-name="ro1">
          <table:table-cell office:value-type="float" office:value="25071683" calcext:value-type="float">
            <text:p>25071683</text:p>
          </table:table-cell>
          <table:table-cell table:formula="of:=[.A1569]/1000/(60*60*24)" office:value-type="time" office:time-value="PT06H57M51.683S" calcext:value-type="time">
            <text:p>06:57:52</text:p>
          </table:table-cell>
          <table:table-cell office:value-type="float" office:value="1.15" calcext:value-type="float">
            <text:p>1.15</text:p>
          </table:table-cell>
          <table:table-cell office:value-type="float" office:value="116.2" calcext:value-type="float">
            <text:p>116.2</text:p>
          </table:table-cell>
          <table:table-cell office:value-type="float" office:value="133.82" calcext:value-type="float">
            <text:p>133.82</text:p>
          </table:table-cell>
          <table:table-cell office:value-type="float" office:value="859.76" calcext:value-type="float">
            <text:p>859.76</text:p>
          </table:table-cell>
          <table:table-cell office:value-type="float" office:value="1057.24" calcext:value-type="float">
            <text:p>1057.24</text:p>
          </table:table-cell>
        </table:table-row>
        <table:table-row table:style-name="ro1">
          <table:table-cell office:value-type="float" office:value="25087683" calcext:value-type="float">
            <text:p>25087683</text:p>
          </table:table-cell>
          <table:table-cell table:formula="of:=[.A1570]/1000/(60*60*24)" office:value-type="time" office:time-value="PT06H58M07.683S" calcext:value-type="time">
            <text:p>06:58:08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60.28" calcext:value-type="float">
            <text:p>860.28</text:p>
          </table:table-cell>
          <table:table-cell office:value-type="float" office:value="1057.84" calcext:value-type="float">
            <text:p>1057.84</text:p>
          </table:table-cell>
        </table:table-row>
        <table:table-row table:style-name="ro1">
          <table:table-cell office:value-type="float" office:value="25103683" calcext:value-type="float">
            <text:p>25103683</text:p>
          </table:table-cell>
          <table:table-cell table:formula="of:=[.A1571]/1000/(60*60*24)" office:value-type="time" office:time-value="PT06H58M23.683S" calcext:value-type="time">
            <text:p>06:58:24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60.8" calcext:value-type="float">
            <text:p>860.8</text:p>
          </table:table-cell>
          <table:table-cell office:value-type="float" office:value="1058.44" calcext:value-type="float">
            <text:p>1058.44</text:p>
          </table:table-cell>
        </table:table-row>
        <table:table-row table:style-name="ro1">
          <table:table-cell office:value-type="float" office:value="25119683" calcext:value-type="float">
            <text:p>25119683</text:p>
          </table:table-cell>
          <table:table-cell table:formula="of:=[.A1572]/1000/(60*60*24)" office:value-type="time" office:time-value="PT06H58M39.683S" calcext:value-type="time">
            <text:p>06:58:40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861.31" calcext:value-type="float">
            <text:p>861.31</text:p>
          </table:table-cell>
          <table:table-cell office:value-type="float" office:value="1059.03" calcext:value-type="float">
            <text:p>1059.03</text:p>
          </table:table-cell>
        </table:table-row>
        <table:table-row table:style-name="ro1">
          <table:table-cell office:value-type="float" office:value="25135683" calcext:value-type="float">
            <text:p>25135683</text:p>
          </table:table-cell>
          <table:table-cell table:formula="of:=[.A1573]/1000/(60*60*24)" office:value-type="time" office:time-value="PT06H58M55.683S" calcext:value-type="time">
            <text:p>06:58:56</text:p>
          </table:table-cell>
          <table:table-cell office:value-type="float" office:value="1.15" calcext:value-type="float">
            <text:p>1.15</text:p>
          </table:table-cell>
          <table:table-cell office:value-type="float" office:value="116.2" calcext:value-type="float">
            <text:p>116.2</text:p>
          </table:table-cell>
          <table:table-cell office:value-type="float" office:value="133.82" calcext:value-type="float">
            <text:p>133.82</text:p>
          </table:table-cell>
          <table:table-cell office:value-type="float" office:value="861.83" calcext:value-type="float">
            <text:p>861.83</text:p>
          </table:table-cell>
          <table:table-cell office:value-type="float" office:value="1059.63" calcext:value-type="float">
            <text:p>1059.63</text:p>
          </table:table-cell>
        </table:table-row>
        <table:table-row table:style-name="ro1">
          <table:table-cell office:value-type="float" office:value="25151683" calcext:value-type="float">
            <text:p>25151683</text:p>
          </table:table-cell>
          <table:table-cell table:formula="of:=[.A1574]/1000/(60*60*24)" office:value-type="time" office:time-value="PT06H59M11.683S" calcext:value-type="time">
            <text:p>06:59:12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62.35" calcext:value-type="float">
            <text:p>862.35</text:p>
          </table:table-cell>
          <table:table-cell office:value-type="float" office:value="1060.23" calcext:value-type="float">
            <text:p>1060.23</text:p>
          </table:table-cell>
        </table:table-row>
        <table:table-row table:style-name="ro1">
          <table:table-cell office:value-type="float" office:value="25167683" calcext:value-type="float">
            <text:p>25167683</text:p>
          </table:table-cell>
          <table:table-cell table:formula="of:=[.A1575]/1000/(60*60*24)" office:value-type="time" office:time-value="PT06H59M27.683S" calcext:value-type="time">
            <text:p>06:59:28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62.86" calcext:value-type="float">
            <text:p>862.86</text:p>
          </table:table-cell>
          <table:table-cell office:value-type="float" office:value="1060.82" calcext:value-type="float">
            <text:p>1060.82</text:p>
          </table:table-cell>
        </table:table-row>
        <table:table-row table:style-name="ro1">
          <table:table-cell office:value-type="float" office:value="25183683" calcext:value-type="float">
            <text:p>25183683</text:p>
          </table:table-cell>
          <table:table-cell table:formula="of:=[.A1576]/1000/(60*60*24)" office:value-type="time" office:time-value="PT06H59M43.683S" calcext:value-type="time">
            <text:p>06:59:44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863.38" calcext:value-type="float">
            <text:p>863.38</text:p>
          </table:table-cell>
          <table:table-cell office:value-type="float" office:value="1061.42" calcext:value-type="float">
            <text:p>1061.42</text:p>
          </table:table-cell>
        </table:table-row>
        <table:table-row table:style-name="ro1">
          <table:table-cell office:value-type="float" office:value="25199683" calcext:value-type="float">
            <text:p>25199683</text:p>
          </table:table-cell>
          <table:table-cell table:formula="of:=[.A1577]/1000/(60*60*24)" office:value-type="time" office:time-value="PT06H59M59.683S" calcext:value-type="time">
            <text:p>07:00:00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63.89" calcext:value-type="float">
            <text:p>863.89</text:p>
          </table:table-cell>
          <table:table-cell office:value-type="float" office:value="1062.01" calcext:value-type="float">
            <text:p>1062.01</text:p>
          </table:table-cell>
        </table:table-row>
        <table:table-row table:style-name="ro1">
          <table:table-cell office:value-type="float" office:value="25215683" calcext:value-type="float">
            <text:p>25215683</text:p>
          </table:table-cell>
          <table:table-cell table:formula="of:=[.A1578]/1000/(60*60*24)" office:value-type="time" office:time-value="PT07H00M15.683S" calcext:value-type="time">
            <text:p>07:00:16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864.41" calcext:value-type="float">
            <text:p>864.41</text:p>
          </table:table-cell>
          <table:table-cell office:value-type="float" office:value="1062.61" calcext:value-type="float">
            <text:p>1062.61</text:p>
          </table:table-cell>
        </table:table-row>
        <table:table-row table:style-name="ro1">
          <table:table-cell office:value-type="float" office:value="25231683" calcext:value-type="float">
            <text:p>25231683</text:p>
          </table:table-cell>
          <table:table-cell table:formula="of:=[.A1579]/1000/(60*60*24)" office:value-type="time" office:time-value="PT07H00M31.683S" calcext:value-type="time">
            <text:p>07:00:32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864.92" calcext:value-type="float">
            <text:p>864.92</text:p>
          </table:table-cell>
          <table:table-cell office:value-type="float" office:value="1063.2" calcext:value-type="float">
            <text:p>1063.2</text:p>
          </table:table-cell>
        </table:table-row>
        <table:table-row table:style-name="ro1">
          <table:table-cell office:value-type="float" office:value="25247683" calcext:value-type="float">
            <text:p>25247683</text:p>
          </table:table-cell>
          <table:table-cell table:formula="of:=[.A1580]/1000/(60*60*24)" office:value-type="time" office:time-value="PT07H00M47.683S" calcext:value-type="time">
            <text:p>07:00:48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65.44" calcext:value-type="float">
            <text:p>865.44</text:p>
          </table:table-cell>
          <table:table-cell office:value-type="float" office:value="1063.8" calcext:value-type="float">
            <text:p>1063.8</text:p>
          </table:table-cell>
        </table:table-row>
        <table:table-row table:style-name="ro1">
          <table:table-cell office:value-type="float" office:value="25263683" calcext:value-type="float">
            <text:p>25263683</text:p>
          </table:table-cell>
          <table:table-cell table:formula="of:=[.A1581]/1000/(60*60*24)" office:value-type="time" office:time-value="PT07H01M03.683S" calcext:value-type="time">
            <text:p>07:01:04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865.96" calcext:value-type="float">
            <text:p>865.96</text:p>
          </table:table-cell>
          <table:table-cell office:value-type="float" office:value="1064.39" calcext:value-type="float">
            <text:p>1064.39</text:p>
          </table:table-cell>
        </table:table-row>
        <table:table-row table:style-name="ro1">
          <table:table-cell office:value-type="float" office:value="25279683" calcext:value-type="float">
            <text:p>25279683</text:p>
          </table:table-cell>
          <table:table-cell table:formula="of:=[.A1582]/1000/(60*60*24)" office:value-type="time" office:time-value="PT07H01M19.683S" calcext:value-type="time">
            <text:p>07:01:20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866.47" calcext:value-type="float">
            <text:p>866.47</text:p>
          </table:table-cell>
          <table:table-cell office:value-type="float" office:value="1064.98" calcext:value-type="float">
            <text:p>1064.98</text:p>
          </table:table-cell>
        </table:table-row>
        <table:table-row table:style-name="ro1">
          <table:table-cell office:value-type="float" office:value="25295683" calcext:value-type="float">
            <text:p>25295683</text:p>
          </table:table-cell>
          <table:table-cell table:formula="of:=[.A1583]/1000/(60*60*24)" office:value-type="time" office:time-value="PT07H01M35.683S" calcext:value-type="time">
            <text:p>07:01:36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66.99" calcext:value-type="float">
            <text:p>866.99</text:p>
          </table:table-cell>
          <table:table-cell office:value-type="float" office:value="1065.58" calcext:value-type="float">
            <text:p>1065.58</text:p>
          </table:table-cell>
        </table:table-row>
        <table:table-row table:style-name="ro1">
          <table:table-cell office:value-type="float" office:value="25311683" calcext:value-type="float">
            <text:p>25311683</text:p>
          </table:table-cell>
          <table:table-cell table:formula="of:=[.A1584]/1000/(60*60*24)" office:value-type="time" office:time-value="PT07H01M51.683S" calcext:value-type="time">
            <text:p>07:01:52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67.5" calcext:value-type="float">
            <text:p>867.5</text:p>
          </table:table-cell>
          <table:table-cell office:value-type="float" office:value="1066.17" calcext:value-type="float">
            <text:p>1066.17</text:p>
          </table:table-cell>
        </table:table-row>
        <table:table-row table:style-name="ro1">
          <table:table-cell office:value-type="float" office:value="25327683" calcext:value-type="float">
            <text:p>25327683</text:p>
          </table:table-cell>
          <table:table-cell table:formula="of:=[.A1585]/1000/(60*60*24)" office:value-type="time" office:time-value="PT07H02M07.683S" calcext:value-type="time">
            <text:p>07:02:08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68.02" calcext:value-type="float">
            <text:p>868.02</text:p>
          </table:table-cell>
          <table:table-cell office:value-type="float" office:value="1066.76" calcext:value-type="float">
            <text:p>1066.76</text:p>
          </table:table-cell>
        </table:table-row>
        <table:table-row table:style-name="ro1">
          <table:table-cell office:value-type="float" office:value="25343683" calcext:value-type="float">
            <text:p>25343683</text:p>
          </table:table-cell>
          <table:table-cell table:formula="of:=[.A1586]/1000/(60*60*24)" office:value-type="time" office:time-value="PT07H02M23.683S" calcext:value-type="time">
            <text:p>07:02:24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68.53" calcext:value-type="float">
            <text:p>868.53</text:p>
          </table:table-cell>
          <table:table-cell office:value-type="float" office:value="1067.36" calcext:value-type="float">
            <text:p>1067.36</text:p>
          </table:table-cell>
        </table:table-row>
        <table:table-row table:style-name="ro1">
          <table:table-cell office:value-type="float" office:value="25359683" calcext:value-type="float">
            <text:p>25359683</text:p>
          </table:table-cell>
          <table:table-cell table:formula="of:=[.A1587]/1000/(60*60*24)" office:value-type="time" office:time-value="PT07H02M39.683S" calcext:value-type="time">
            <text:p>07:02:40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869.05" calcext:value-type="float">
            <text:p>869.05</text:p>
          </table:table-cell>
          <table:table-cell office:value-type="float" office:value="1067.95" calcext:value-type="float">
            <text:p>1067.95</text:p>
          </table:table-cell>
        </table:table-row>
        <table:table-row table:style-name="ro1">
          <table:table-cell office:value-type="float" office:value="25375683" calcext:value-type="float">
            <text:p>25375683</text:p>
          </table:table-cell>
          <table:table-cell table:formula="of:=[.A1588]/1000/(60*60*24)" office:value-type="time" office:time-value="PT07H02M55.683S" calcext:value-type="time">
            <text:p>07:02:56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69.56" calcext:value-type="float">
            <text:p>869.56</text:p>
          </table:table-cell>
          <table:table-cell office:value-type="float" office:value="1068.54" calcext:value-type="float">
            <text:p>1068.54</text:p>
          </table:table-cell>
        </table:table-row>
        <table:table-row table:style-name="ro1">
          <table:table-cell office:value-type="float" office:value="25391683" calcext:value-type="float">
            <text:p>25391683</text:p>
          </table:table-cell>
          <table:table-cell table:formula="of:=[.A1589]/1000/(60*60*24)" office:value-type="time" office:time-value="PT07H03M11.683S" calcext:value-type="time">
            <text:p>07:03:12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70.08" calcext:value-type="float">
            <text:p>870.08</text:p>
          </table:table-cell>
          <table:table-cell office:value-type="float" office:value="1069.14" calcext:value-type="float">
            <text:p>1069.14</text:p>
          </table:table-cell>
        </table:table-row>
        <table:table-row table:style-name="ro1">
          <table:table-cell office:value-type="float" office:value="25407683" calcext:value-type="float">
            <text:p>25407683</text:p>
          </table:table-cell>
          <table:table-cell table:formula="of:=[.A1590]/1000/(60*60*24)" office:value-type="time" office:time-value="PT07H03M27.683S" calcext:value-type="time">
            <text:p>07:03:28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70.59" calcext:value-type="float">
            <text:p>870.59</text:p>
          </table:table-cell>
          <table:table-cell office:value-type="float" office:value="1069.73" calcext:value-type="float">
            <text:p>1069.73</text:p>
          </table:table-cell>
        </table:table-row>
        <table:table-row table:style-name="ro1">
          <table:table-cell office:value-type="float" office:value="25423683" calcext:value-type="float">
            <text:p>25423683</text:p>
          </table:table-cell>
          <table:table-cell table:formula="of:=[.A1591]/1000/(60*60*24)" office:value-type="time" office:time-value="PT07H03M43.683S" calcext:value-type="time">
            <text:p>07:03:44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871.1" calcext:value-type="float">
            <text:p>871.1</text:p>
          </table:table-cell>
          <table:table-cell office:value-type="float" office:value="1070.32" calcext:value-type="float">
            <text:p>1070.32</text:p>
          </table:table-cell>
        </table:table-row>
        <table:table-row table:style-name="ro1">
          <table:table-cell office:value-type="float" office:value="25439683" calcext:value-type="float">
            <text:p>25439683</text:p>
          </table:table-cell>
          <table:table-cell table:formula="of:=[.A1592]/1000/(60*60*24)" office:value-type="time" office:time-value="PT07H03M59.683S" calcext:value-type="time">
            <text:p>07:04:00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871.62" calcext:value-type="float">
            <text:p>871.62</text:p>
          </table:table-cell>
          <table:table-cell office:value-type="float" office:value="1070.91" calcext:value-type="float">
            <text:p>1070.91</text:p>
          </table:table-cell>
        </table:table-row>
        <table:table-row table:style-name="ro1">
          <table:table-cell office:value-type="float" office:value="25455683" calcext:value-type="float">
            <text:p>25455683</text:p>
          </table:table-cell>
          <table:table-cell table:formula="of:=[.A1593]/1000/(60*60*24)" office:value-type="time" office:time-value="PT07H04M15.683S" calcext:value-type="time">
            <text:p>07:04:16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872.13" calcext:value-type="float">
            <text:p>872.13</text:p>
          </table:table-cell>
          <table:table-cell office:value-type="float" office:value="1071.5" calcext:value-type="float">
            <text:p>1071.5</text:p>
          </table:table-cell>
        </table:table-row>
        <table:table-row table:style-name="ro1">
          <table:table-cell office:value-type="float" office:value="25471683" calcext:value-type="float">
            <text:p>25471683</text:p>
          </table:table-cell>
          <table:table-cell table:formula="of:=[.A1594]/1000/(60*60*24)" office:value-type="time" office:time-value="PT07H04M31.683S" calcext:value-type="time">
            <text:p>07:04:32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72.65" calcext:value-type="float">
            <text:p>872.65</text:p>
          </table:table-cell>
          <table:table-cell office:value-type="float" office:value="1072.09" calcext:value-type="float">
            <text:p>1072.09</text:p>
          </table:table-cell>
        </table:table-row>
        <table:table-row table:style-name="ro1">
          <table:table-cell office:value-type="float" office:value="25487683" calcext:value-type="float">
            <text:p>25487683</text:p>
          </table:table-cell>
          <table:table-cell table:formula="of:=[.A1595]/1000/(60*60*24)" office:value-type="time" office:time-value="PT07H04M47.683S" calcext:value-type="time">
            <text:p>07:04:48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873.16" calcext:value-type="float">
            <text:p>873.16</text:p>
          </table:table-cell>
          <table:table-cell office:value-type="float" office:value="1072.68" calcext:value-type="float">
            <text:p>1072.68</text:p>
          </table:table-cell>
        </table:table-row>
        <table:table-row table:style-name="ro1">
          <table:table-cell office:value-type="float" office:value="25503683" calcext:value-type="float">
            <text:p>25503683</text:p>
          </table:table-cell>
          <table:table-cell table:formula="of:=[.A1596]/1000/(60*60*24)" office:value-type="time" office:time-value="PT07H05M03.683S" calcext:value-type="time">
            <text:p>07:05:04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73.68" calcext:value-type="float">
            <text:p>873.68</text:p>
          </table:table-cell>
          <table:table-cell office:value-type="float" office:value="1073.27" calcext:value-type="float">
            <text:p>1073.27</text:p>
          </table:table-cell>
        </table:table-row>
        <table:table-row table:style-name="ro1">
          <table:table-cell office:value-type="float" office:value="25519683" calcext:value-type="float">
            <text:p>25519683</text:p>
          </table:table-cell>
          <table:table-cell table:formula="of:=[.A1597]/1000/(60*60*24)" office:value-type="time" office:time-value="PT07H05M19.683S" calcext:value-type="time">
            <text:p>07:05:20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74.19" calcext:value-type="float">
            <text:p>874.19</text:p>
          </table:table-cell>
          <table:table-cell office:value-type="float" office:value="1073.86" calcext:value-type="float">
            <text:p>1073.86</text:p>
          </table:table-cell>
        </table:table-row>
        <table:table-row table:style-name="ro1">
          <table:table-cell office:value-type="float" office:value="25535683" calcext:value-type="float">
            <text:p>25535683</text:p>
          </table:table-cell>
          <table:table-cell table:formula="of:=[.A1598]/1000/(60*60*24)" office:value-type="time" office:time-value="PT07H05M35.683S" calcext:value-type="time">
            <text:p>07:05:36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74.7" calcext:value-type="float">
            <text:p>874.7</text:p>
          </table:table-cell>
          <table:table-cell office:value-type="float" office:value="1074.45" calcext:value-type="float">
            <text:p>1074.45</text:p>
          </table:table-cell>
        </table:table-row>
        <table:table-row table:style-name="ro1">
          <table:table-cell office:value-type="float" office:value="25551683" calcext:value-type="float">
            <text:p>25551683</text:p>
          </table:table-cell>
          <table:table-cell table:formula="of:=[.A1599]/1000/(60*60*24)" office:value-type="time" office:time-value="PT07H05M51.683S" calcext:value-type="time">
            <text:p>07:05:52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75.22" calcext:value-type="float">
            <text:p>875.22</text:p>
          </table:table-cell>
          <table:table-cell office:value-type="float" office:value="1075.04" calcext:value-type="float">
            <text:p>1075.04</text:p>
          </table:table-cell>
        </table:table-row>
        <table:table-row table:style-name="ro1">
          <table:table-cell office:value-type="float" office:value="25567683" calcext:value-type="float">
            <text:p>25567683</text:p>
          </table:table-cell>
          <table:table-cell table:formula="of:=[.A1600]/1000/(60*60*24)" office:value-type="time" office:time-value="PT07H06M07.683S" calcext:value-type="time">
            <text:p>07:06:08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75.73" calcext:value-type="float">
            <text:p>875.73</text:p>
          </table:table-cell>
          <table:table-cell office:value-type="float" office:value="1075.63" calcext:value-type="float">
            <text:p>1075.63</text:p>
          </table:table-cell>
        </table:table-row>
        <table:table-row table:style-name="ro1">
          <table:table-cell office:value-type="float" office:value="25583683" calcext:value-type="float">
            <text:p>25583683</text:p>
          </table:table-cell>
          <table:table-cell table:formula="of:=[.A1601]/1000/(60*60*24)" office:value-type="time" office:time-value="PT07H06M23.683S" calcext:value-type="time">
            <text:p>07:06:24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876.25" calcext:value-type="float">
            <text:p>876.25</text:p>
          </table:table-cell>
          <table:table-cell office:value-type="float" office:value="1076.22" calcext:value-type="float">
            <text:p>1076.22</text:p>
          </table:table-cell>
        </table:table-row>
        <table:table-row table:style-name="ro1">
          <table:table-cell office:value-type="float" office:value="25599683" calcext:value-type="float">
            <text:p>25599683</text:p>
          </table:table-cell>
          <table:table-cell table:formula="of:=[.A1602]/1000/(60*60*24)" office:value-type="time" office:time-value="PT07H06M39.683S" calcext:value-type="time">
            <text:p>07:06:40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76.76" calcext:value-type="float">
            <text:p>876.76</text:p>
          </table:table-cell>
          <table:table-cell office:value-type="float" office:value="1076.81" calcext:value-type="float">
            <text:p>1076.81</text:p>
          </table:table-cell>
        </table:table-row>
        <table:table-row table:style-name="ro1">
          <table:table-cell office:value-type="float" office:value="25615683" calcext:value-type="float">
            <text:p>25615683</text:p>
          </table:table-cell>
          <table:table-cell table:formula="of:=[.A1603]/1000/(60*60*24)" office:value-type="time" office:time-value="PT07H06M55.683S" calcext:value-type="time">
            <text:p>07:06:56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77.27" calcext:value-type="float">
            <text:p>877.27</text:p>
          </table:table-cell>
          <table:table-cell office:value-type="float" office:value="1077.4" calcext:value-type="float">
            <text:p>1077.4</text:p>
          </table:table-cell>
        </table:table-row>
        <table:table-row table:style-name="ro1">
          <table:table-cell office:value-type="float" office:value="25631683" calcext:value-type="float">
            <text:p>25631683</text:p>
          </table:table-cell>
          <table:table-cell table:formula="of:=[.A1604]/1000/(60*60*24)" office:value-type="time" office:time-value="PT07H07M11.683S" calcext:value-type="time">
            <text:p>07:07:12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77.79" calcext:value-type="float">
            <text:p>877.79</text:p>
          </table:table-cell>
          <table:table-cell office:value-type="float" office:value="1077.99" calcext:value-type="float">
            <text:p>1077.99</text:p>
          </table:table-cell>
        </table:table-row>
        <table:table-row table:style-name="ro1">
          <table:table-cell office:value-type="float" office:value="25647683" calcext:value-type="float">
            <text:p>25647683</text:p>
          </table:table-cell>
          <table:table-cell table:formula="of:=[.A1605]/1000/(60*60*24)" office:value-type="time" office:time-value="PT07H07M27.683S" calcext:value-type="time">
            <text:p>07:07:28</text:p>
          </table:table-cell>
          <table:table-cell office:value-type="float" office:value="1.14" calcext:value-type="float">
            <text:p>1.14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08" calcext:value-type="float">
            <text:p>132.08</text:p>
          </table:table-cell>
          <table:table-cell office:value-type="float" office:value="878.3" calcext:value-type="float">
            <text:p>878.3</text:p>
          </table:table-cell>
          <table:table-cell office:value-type="float" office:value="1078.58" calcext:value-type="float">
            <text:p>1078.58</text:p>
          </table:table-cell>
        </table:table-row>
        <table:table-row table:style-name="ro1">
          <table:table-cell office:value-type="float" office:value="25663683" calcext:value-type="float">
            <text:p>25663683</text:p>
          </table:table-cell>
          <table:table-cell table:formula="of:=[.A1606]/1000/(60*60*24)" office:value-type="time" office:time-value="PT07H07M43.683S" calcext:value-type="time">
            <text:p>07:07:44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878.81" calcext:value-type="float">
            <text:p>878.81</text:p>
          </table:table-cell>
          <table:table-cell office:value-type="float" office:value="1079.17" calcext:value-type="float">
            <text:p>1079.17</text:p>
          </table:table-cell>
        </table:table-row>
        <table:table-row table:style-name="ro1">
          <table:table-cell office:value-type="float" office:value="25679683" calcext:value-type="float">
            <text:p>25679683</text:p>
          </table:table-cell>
          <table:table-cell table:formula="of:=[.A1607]/1000/(60*60*24)" office:value-type="time" office:time-value="PT07H07M59.683S" calcext:value-type="time">
            <text:p>07:08:00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879.33" calcext:value-type="float">
            <text:p>879.33</text:p>
          </table:table-cell>
          <table:table-cell office:value-type="float" office:value="1079.75" calcext:value-type="float">
            <text:p>1079.75</text:p>
          </table:table-cell>
        </table:table-row>
        <table:table-row table:style-name="ro1">
          <table:table-cell office:value-type="float" office:value="25695683" calcext:value-type="float">
            <text:p>25695683</text:p>
          </table:table-cell>
          <table:table-cell table:formula="of:=[.A1608]/1000/(60*60*24)" office:value-type="time" office:time-value="PT07H08M15.683S" calcext:value-type="time">
            <text:p>07:08:16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879.84" calcext:value-type="float">
            <text:p>879.84</text:p>
          </table:table-cell>
          <table:table-cell office:value-type="float" office:value="1080.34" calcext:value-type="float">
            <text:p>1080.34</text:p>
          </table:table-cell>
        </table:table-row>
        <table:table-row table:style-name="ro1">
          <table:table-cell office:value-type="float" office:value="25711683" calcext:value-type="float">
            <text:p>25711683</text:p>
          </table:table-cell>
          <table:table-cell table:formula="of:=[.A1609]/1000/(60*60*24)" office:value-type="time" office:time-value="PT07H08M31.683S" calcext:value-type="time">
            <text:p>07:08:32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880.35" calcext:value-type="float">
            <text:p>880.35</text:p>
          </table:table-cell>
          <table:table-cell office:value-type="float" office:value="1080.93" calcext:value-type="float">
            <text:p>1080.93</text:p>
          </table:table-cell>
        </table:table-row>
        <table:table-row table:style-name="ro1">
          <table:table-cell office:value-type="float" office:value="25727683" calcext:value-type="float">
            <text:p>25727683</text:p>
          </table:table-cell>
          <table:table-cell table:formula="of:=[.A1610]/1000/(60*60*24)" office:value-type="time" office:time-value="PT07H08M47.683S" calcext:value-type="time">
            <text:p>07:08:48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80.87" calcext:value-type="float">
            <text:p>880.87</text:p>
          </table:table-cell>
          <table:table-cell office:value-type="float" office:value="1081.52" calcext:value-type="float">
            <text:p>1081.52</text:p>
          </table:table-cell>
        </table:table-row>
        <table:table-row table:style-name="ro1">
          <table:table-cell office:value-type="float" office:value="25743683" calcext:value-type="float">
            <text:p>25743683</text:p>
          </table:table-cell>
          <table:table-cell table:formula="of:=[.A1611]/1000/(60*60*24)" office:value-type="time" office:time-value="PT07H09M03.683S" calcext:value-type="time">
            <text:p>07:09:04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881.38" calcext:value-type="float">
            <text:p>881.38</text:p>
          </table:table-cell>
          <table:table-cell office:value-type="float" office:value="1082.1" calcext:value-type="float">
            <text:p>1082.1</text:p>
          </table:table-cell>
        </table:table-row>
        <table:table-row table:style-name="ro1">
          <table:table-cell office:value-type="float" office:value="25759683" calcext:value-type="float">
            <text:p>25759683</text:p>
          </table:table-cell>
          <table:table-cell table:formula="of:=[.A1612]/1000/(60*60*24)" office:value-type="time" office:time-value="PT07H09M19.683S" calcext:value-type="time">
            <text:p>07:09:20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81.89" calcext:value-type="float">
            <text:p>881.89</text:p>
          </table:table-cell>
          <table:table-cell office:value-type="float" office:value="1082.69" calcext:value-type="float">
            <text:p>1082.69</text:p>
          </table:table-cell>
        </table:table-row>
        <table:table-row table:style-name="ro1">
          <table:table-cell office:value-type="float" office:value="25775683" calcext:value-type="float">
            <text:p>25775683</text:p>
          </table:table-cell>
          <table:table-cell table:formula="of:=[.A1613]/1000/(60*60*24)" office:value-type="time" office:time-value="PT07H09M35.683S" calcext:value-type="time">
            <text:p>07:09:36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882.4" calcext:value-type="float">
            <text:p>882.4</text:p>
          </table:table-cell>
          <table:table-cell office:value-type="float" office:value="1083.28" calcext:value-type="float">
            <text:p>1083.28</text:p>
          </table:table-cell>
        </table:table-row>
        <table:table-row table:style-name="ro1">
          <table:table-cell office:value-type="float" office:value="25791683" calcext:value-type="float">
            <text:p>25791683</text:p>
          </table:table-cell>
          <table:table-cell table:formula="of:=[.A1614]/1000/(60*60*24)" office:value-type="time" office:time-value="PT07H09M51.683S" calcext:value-type="time">
            <text:p>07:09:52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82.92" calcext:value-type="float">
            <text:p>882.92</text:p>
          </table:table-cell>
          <table:table-cell office:value-type="float" office:value="1083.86" calcext:value-type="float">
            <text:p>1083.86</text:p>
          </table:table-cell>
        </table:table-row>
        <table:table-row table:style-name="ro1">
          <table:table-cell office:value-type="float" office:value="25807683" calcext:value-type="float">
            <text:p>25807683</text:p>
          </table:table-cell>
          <table:table-cell table:formula="of:=[.A1615]/1000/(60*60*24)" office:value-type="time" office:time-value="PT07H10M07.683S" calcext:value-type="time">
            <text:p>07:10:08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83.43" calcext:value-type="float">
            <text:p>883.43</text:p>
          </table:table-cell>
          <table:table-cell office:value-type="float" office:value="1084.45" calcext:value-type="float">
            <text:p>1084.45</text:p>
          </table:table-cell>
        </table:table-row>
        <table:table-row table:style-name="ro1">
          <table:table-cell office:value-type="float" office:value="25823683" calcext:value-type="float">
            <text:p>25823683</text:p>
          </table:table-cell>
          <table:table-cell table:formula="of:=[.A1616]/1000/(60*60*24)" office:value-type="time" office:time-value="PT07H10M23.683S" calcext:value-type="time">
            <text:p>07:10:24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883.94" calcext:value-type="float">
            <text:p>883.94</text:p>
          </table:table-cell>
          <table:table-cell office:value-type="float" office:value="1085.03" calcext:value-type="float">
            <text:p>1085.03</text:p>
          </table:table-cell>
        </table:table-row>
        <table:table-row table:style-name="ro1">
          <table:table-cell office:value-type="float" office:value="25839683" calcext:value-type="float">
            <text:p>25839683</text:p>
          </table:table-cell>
          <table:table-cell table:formula="of:=[.A1617]/1000/(60*60*24)" office:value-type="time" office:time-value="PT07H10M39.683S" calcext:value-type="time">
            <text:p>07:10:40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84.45" calcext:value-type="float">
            <text:p>884.45</text:p>
          </table:table-cell>
          <table:table-cell office:value-type="float" office:value="1085.62" calcext:value-type="float">
            <text:p>1085.62</text:p>
          </table:table-cell>
        </table:table-row>
        <table:table-row table:style-name="ro1">
          <table:table-cell office:value-type="float" office:value="25855683" calcext:value-type="float">
            <text:p>25855683</text:p>
          </table:table-cell>
          <table:table-cell table:formula="of:=[.A1618]/1000/(60*60*24)" office:value-type="time" office:time-value="PT07H10M55.683S" calcext:value-type="time">
            <text:p>07:10:56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84.96" calcext:value-type="float">
            <text:p>884.96</text:p>
          </table:table-cell>
          <table:table-cell office:value-type="float" office:value="1086.21" calcext:value-type="float">
            <text:p>1086.21</text:p>
          </table:table-cell>
        </table:table-row>
        <table:table-row table:style-name="ro1">
          <table:table-cell office:value-type="float" office:value="25871683" calcext:value-type="float">
            <text:p>25871683</text:p>
          </table:table-cell>
          <table:table-cell table:formula="of:=[.A1619]/1000/(60*60*24)" office:value-type="time" office:time-value="PT07H11M11.683S" calcext:value-type="time">
            <text:p>07:11:12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85.47" calcext:value-type="float">
            <text:p>885.47</text:p>
          </table:table-cell>
          <table:table-cell office:value-type="float" office:value="1086.79" calcext:value-type="float">
            <text:p>1086.79</text:p>
          </table:table-cell>
        </table:table-row>
        <table:table-row table:style-name="ro1">
          <table:table-cell office:value-type="float" office:value="25887683" calcext:value-type="float">
            <text:p>25887683</text:p>
          </table:table-cell>
          <table:table-cell table:formula="of:=[.A1620]/1000/(60*60*24)" office:value-type="time" office:time-value="PT07H11M27.683S" calcext:value-type="time">
            <text:p>07:11:28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85.99" calcext:value-type="float">
            <text:p>885.99</text:p>
          </table:table-cell>
          <table:table-cell office:value-type="float" office:value="1087.38" calcext:value-type="float">
            <text:p>1087.38</text:p>
          </table:table-cell>
        </table:table-row>
        <table:table-row table:style-name="ro1">
          <table:table-cell office:value-type="float" office:value="25903683" calcext:value-type="float">
            <text:p>25903683</text:p>
          </table:table-cell>
          <table:table-cell table:formula="of:=[.A1621]/1000/(60*60*24)" office:value-type="time" office:time-value="PT07H11M43.683S" calcext:value-type="time">
            <text:p>07:11:44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86.5" calcext:value-type="float">
            <text:p>886.5</text:p>
          </table:table-cell>
          <table:table-cell office:value-type="float" office:value="1087.96" calcext:value-type="float">
            <text:p>1087.96</text:p>
          </table:table-cell>
        </table:table-row>
        <table:table-row table:style-name="ro1">
          <table:table-cell office:value-type="float" office:value="25919683" calcext:value-type="float">
            <text:p>25919683</text:p>
          </table:table-cell>
          <table:table-cell table:formula="of:=[.A1622]/1000/(60*60*24)" office:value-type="time" office:time-value="PT07H11M59.683S" calcext:value-type="time">
            <text:p>07:12:00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887.01" calcext:value-type="float">
            <text:p>887.01</text:p>
          </table:table-cell>
          <table:table-cell office:value-type="float" office:value="1088.54" calcext:value-type="float">
            <text:p>1088.54</text:p>
          </table:table-cell>
        </table:table-row>
        <table:table-row table:style-name="ro1">
          <table:table-cell office:value-type="float" office:value="25935683" calcext:value-type="float">
            <text:p>25935683</text:p>
          </table:table-cell>
          <table:table-cell table:formula="of:=[.A1623]/1000/(60*60*24)" office:value-type="time" office:time-value="PT07H12M15.683S" calcext:value-type="time">
            <text:p>07:12:16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887.52" calcext:value-type="float">
            <text:p>887.52</text:p>
          </table:table-cell>
          <table:table-cell office:value-type="float" office:value="1089.13" calcext:value-type="float">
            <text:p>1089.13</text:p>
          </table:table-cell>
        </table:table-row>
        <table:table-row table:style-name="ro1">
          <table:table-cell office:value-type="float" office:value="25951683" calcext:value-type="float">
            <text:p>25951683</text:p>
          </table:table-cell>
          <table:table-cell table:formula="of:=[.A1624]/1000/(60*60*24)" office:value-type="time" office:time-value="PT07H12M31.683S" calcext:value-type="time">
            <text:p>07:12:32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888.03" calcext:value-type="float">
            <text:p>888.03</text:p>
          </table:table-cell>
          <table:table-cell office:value-type="float" office:value="1089.71" calcext:value-type="float">
            <text:p>1089.71</text:p>
          </table:table-cell>
        </table:table-row>
        <table:table-row table:style-name="ro1">
          <table:table-cell office:value-type="float" office:value="25967683" calcext:value-type="float">
            <text:p>25967683</text:p>
          </table:table-cell>
          <table:table-cell table:formula="of:=[.A1625]/1000/(60*60*24)" office:value-type="time" office:time-value="PT07H12M47.683S" calcext:value-type="time">
            <text:p>07:12:48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888.54" calcext:value-type="float">
            <text:p>888.54</text:p>
          </table:table-cell>
          <table:table-cell office:value-type="float" office:value="1090.3" calcext:value-type="float">
            <text:p>1090.3</text:p>
          </table:table-cell>
        </table:table-row>
        <table:table-row table:style-name="ro1">
          <table:table-cell office:value-type="float" office:value="25983683" calcext:value-type="float">
            <text:p>25983683</text:p>
          </table:table-cell>
          <table:table-cell table:formula="of:=[.A1626]/1000/(60*60*24)" office:value-type="time" office:time-value="PT07H13M03.683S" calcext:value-type="time">
            <text:p>07:13:04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89.05" calcext:value-type="float">
            <text:p>889.05</text:p>
          </table:table-cell>
          <table:table-cell office:value-type="float" office:value="1090.88" calcext:value-type="float">
            <text:p>1090.88</text:p>
          </table:table-cell>
        </table:table-row>
        <table:table-row table:style-name="ro1">
          <table:table-cell office:value-type="float" office:value="25999683" calcext:value-type="float">
            <text:p>25999683</text:p>
          </table:table-cell>
          <table:table-cell table:formula="of:=[.A1627]/1000/(60*60*24)" office:value-type="time" office:time-value="PT07H13M19.683S" calcext:value-type="time">
            <text:p>07:13:20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89.56" calcext:value-type="float">
            <text:p>889.56</text:p>
          </table:table-cell>
          <table:table-cell office:value-type="float" office:value="1091.46" calcext:value-type="float">
            <text:p>1091.46</text:p>
          </table:table-cell>
        </table:table-row>
        <table:table-row table:style-name="ro1">
          <table:table-cell office:value-type="float" office:value="26015683" calcext:value-type="float">
            <text:p>26015683</text:p>
          </table:table-cell>
          <table:table-cell table:formula="of:=[.A1628]/1000/(60*60*24)" office:value-type="time" office:time-value="PT07H13M35.683S" calcext:value-type="time">
            <text:p>07:13:36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890.07" calcext:value-type="float">
            <text:p>890.07</text:p>
          </table:table-cell>
          <table:table-cell office:value-type="float" office:value="1092.05" calcext:value-type="float">
            <text:p>1092.05</text:p>
          </table:table-cell>
        </table:table-row>
        <table:table-row table:style-name="ro1">
          <table:table-cell office:value-type="float" office:value="26031683" calcext:value-type="float">
            <text:p>26031683</text:p>
          </table:table-cell>
          <table:table-cell table:formula="of:=[.A1629]/1000/(60*60*24)" office:value-type="time" office:time-value="PT07H13M51.683S" calcext:value-type="time">
            <text:p>07:13:52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90.58" calcext:value-type="float">
            <text:p>890.58</text:p>
          </table:table-cell>
          <table:table-cell office:value-type="float" office:value="1092.63" calcext:value-type="float">
            <text:p>1092.63</text:p>
          </table:table-cell>
        </table:table-row>
        <table:table-row table:style-name="ro1">
          <table:table-cell office:value-type="float" office:value="26047683" calcext:value-type="float">
            <text:p>26047683</text:p>
          </table:table-cell>
          <table:table-cell table:formula="of:=[.A1630]/1000/(60*60*24)" office:value-type="time" office:time-value="PT07H14M07.683S" calcext:value-type="time">
            <text:p>07:14:08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91.09" calcext:value-type="float">
            <text:p>891.09</text:p>
          </table:table-cell>
          <table:table-cell office:value-type="float" office:value="1093.21" calcext:value-type="float">
            <text:p>1093.21</text:p>
          </table:table-cell>
        </table:table-row>
        <table:table-row table:style-name="ro1">
          <table:table-cell office:value-type="float" office:value="26063683" calcext:value-type="float">
            <text:p>26063683</text:p>
          </table:table-cell>
          <table:table-cell table:formula="of:=[.A1631]/1000/(60*60*24)" office:value-type="time" office:time-value="PT07H14M23.683S" calcext:value-type="time">
            <text:p>07:14:24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91.6" calcext:value-type="float">
            <text:p>891.6</text:p>
          </table:table-cell>
          <table:table-cell office:value-type="float" office:value="1093.79" calcext:value-type="float">
            <text:p>1093.79</text:p>
          </table:table-cell>
        </table:table-row>
        <table:table-row table:style-name="ro1">
          <table:table-cell office:value-type="float" office:value="26079683" calcext:value-type="float">
            <text:p>26079683</text:p>
          </table:table-cell>
          <table:table-cell table:formula="of:=[.A1632]/1000/(60*60*24)" office:value-type="time" office:time-value="PT07H14M39.683S" calcext:value-type="time">
            <text:p>07:14:40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92.11" calcext:value-type="float">
            <text:p>892.11</text:p>
          </table:table-cell>
          <table:table-cell office:value-type="float" office:value="1094.37" calcext:value-type="float">
            <text:p>1094.37</text:p>
          </table:table-cell>
        </table:table-row>
        <table:table-row table:style-name="ro1">
          <table:table-cell office:value-type="float" office:value="26095683" calcext:value-type="float">
            <text:p>26095683</text:p>
          </table:table-cell>
          <table:table-cell table:formula="of:=[.A1633]/1000/(60*60*24)" office:value-type="time" office:time-value="PT07H14M55.683S" calcext:value-type="time">
            <text:p>07:14:56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892.62" calcext:value-type="float">
            <text:p>892.62</text:p>
          </table:table-cell>
          <table:table-cell office:value-type="float" office:value="1094.95" calcext:value-type="float">
            <text:p>1094.95</text:p>
          </table:table-cell>
        </table:table-row>
        <table:table-row table:style-name="ro1">
          <table:table-cell office:value-type="float" office:value="26111683" calcext:value-type="float">
            <text:p>26111683</text:p>
          </table:table-cell>
          <table:table-cell table:formula="of:=[.A1634]/1000/(60*60*24)" office:value-type="time" office:time-value="PT07H15M11.683S" calcext:value-type="time">
            <text:p>07:15:12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93.13" calcext:value-type="float">
            <text:p>893.13</text:p>
          </table:table-cell>
          <table:table-cell office:value-type="float" office:value="1095.53" calcext:value-type="float">
            <text:p>1095.53</text:p>
          </table:table-cell>
        </table:table-row>
        <table:table-row table:style-name="ro1">
          <table:table-cell office:value-type="float" office:value="26127683" calcext:value-type="float">
            <text:p>26127683</text:p>
          </table:table-cell>
          <table:table-cell table:formula="of:=[.A1635]/1000/(60*60*24)" office:value-type="time" office:time-value="PT07H15M27.683S" calcext:value-type="time">
            <text:p>07:15:28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93.64" calcext:value-type="float">
            <text:p>893.64</text:p>
          </table:table-cell>
          <table:table-cell office:value-type="float" office:value="1096.11" calcext:value-type="float">
            <text:p>1096.11</text:p>
          </table:table-cell>
        </table:table-row>
        <table:table-row table:style-name="ro1">
          <table:table-cell office:value-type="float" office:value="26143683" calcext:value-type="float">
            <text:p>26143683</text:p>
          </table:table-cell>
          <table:table-cell table:formula="of:=[.A1636]/1000/(60*60*24)" office:value-type="time" office:time-value="PT07H15M43.683S" calcext:value-type="time">
            <text:p>07:15:44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894.15" calcext:value-type="float">
            <text:p>894.15</text:p>
          </table:table-cell>
          <table:table-cell office:value-type="float" office:value="1096.69" calcext:value-type="float">
            <text:p>1096.69</text:p>
          </table:table-cell>
        </table:table-row>
        <table:table-row table:style-name="ro1">
          <table:table-cell office:value-type="float" office:value="26159683" calcext:value-type="float">
            <text:p>26159683</text:p>
          </table:table-cell>
          <table:table-cell table:formula="of:=[.A1637]/1000/(60*60*24)" office:value-type="time" office:time-value="PT07H15M59.683S" calcext:value-type="time">
            <text:p>07:16:00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94.66" calcext:value-type="float">
            <text:p>894.66</text:p>
          </table:table-cell>
          <table:table-cell office:value-type="float" office:value="1097.27" calcext:value-type="float">
            <text:p>1097.27</text:p>
          </table:table-cell>
        </table:table-row>
        <table:table-row table:style-name="ro1">
          <table:table-cell office:value-type="float" office:value="26175683" calcext:value-type="float">
            <text:p>26175683</text:p>
          </table:table-cell>
          <table:table-cell table:formula="of:=[.A1638]/1000/(60*60*24)" office:value-type="time" office:time-value="PT07H16M15.683S" calcext:value-type="time">
            <text:p>07:16:16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95.17" calcext:value-type="float">
            <text:p>895.17</text:p>
          </table:table-cell>
          <table:table-cell office:value-type="float" office:value="1097.85" calcext:value-type="float">
            <text:p>1097.85</text:p>
          </table:table-cell>
        </table:table-row>
        <table:table-row table:style-name="ro1">
          <table:table-cell office:value-type="float" office:value="26191683" calcext:value-type="float">
            <text:p>26191683</text:p>
          </table:table-cell>
          <table:table-cell table:formula="of:=[.A1639]/1000/(60*60*24)" office:value-type="time" office:time-value="PT07H16M31.683S" calcext:value-type="time">
            <text:p>07:16:32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895.68" calcext:value-type="float">
            <text:p>895.68</text:p>
          </table:table-cell>
          <table:table-cell office:value-type="float" office:value="1098.43" calcext:value-type="float">
            <text:p>1098.43</text:p>
          </table:table-cell>
        </table:table-row>
        <table:table-row table:style-name="ro1">
          <table:table-cell office:value-type="float" office:value="26207683" calcext:value-type="float">
            <text:p>26207683</text:p>
          </table:table-cell>
          <table:table-cell table:formula="of:=[.A1640]/1000/(60*60*24)" office:value-type="time" office:time-value="PT07H16M47.683S" calcext:value-type="time">
            <text:p>07:16:48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896.19" calcext:value-type="float">
            <text:p>896.19</text:p>
          </table:table-cell>
          <table:table-cell office:value-type="float" office:value="1099.01" calcext:value-type="float">
            <text:p>1099.01</text:p>
          </table:table-cell>
        </table:table-row>
        <table:table-row table:style-name="ro1">
          <table:table-cell office:value-type="float" office:value="26223683" calcext:value-type="float">
            <text:p>26223683</text:p>
          </table:table-cell>
          <table:table-cell table:formula="of:=[.A1641]/1000/(60*60*24)" office:value-type="time" office:time-value="PT07H17M03.683S" calcext:value-type="time">
            <text:p>07:17:04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896.7" calcext:value-type="float">
            <text:p>896.7</text:p>
          </table:table-cell>
          <table:table-cell office:value-type="float" office:value="1099.59" calcext:value-type="float">
            <text:p>1099.59</text:p>
          </table:table-cell>
        </table:table-row>
        <table:table-row table:style-name="ro1">
          <table:table-cell office:value-type="float" office:value="26239683" calcext:value-type="float">
            <text:p>26239683</text:p>
          </table:table-cell>
          <table:table-cell table:formula="of:=[.A1642]/1000/(60*60*24)" office:value-type="time" office:time-value="PT07H17M19.683S" calcext:value-type="time">
            <text:p>07:17:20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897.21" calcext:value-type="float">
            <text:p>897.21</text:p>
          </table:table-cell>
          <table:table-cell office:value-type="float" office:value="1100.17" calcext:value-type="float">
            <text:p>1100.17</text:p>
          </table:table-cell>
        </table:table-row>
        <table:table-row table:style-name="ro1">
          <table:table-cell office:value-type="float" office:value="26255683" calcext:value-type="float">
            <text:p>26255683</text:p>
          </table:table-cell>
          <table:table-cell table:formula="of:=[.A1643]/1000/(60*60*24)" office:value-type="time" office:time-value="PT07H17M35.683S" calcext:value-type="time">
            <text:p>07:17:36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97.72" calcext:value-type="float">
            <text:p>897.72</text:p>
          </table:table-cell>
          <table:table-cell office:value-type="float" office:value="1100.75" calcext:value-type="float">
            <text:p>1100.75</text:p>
          </table:table-cell>
        </table:table-row>
        <table:table-row table:style-name="ro1">
          <table:table-cell office:value-type="float" office:value="26271683" calcext:value-type="float">
            <text:p>26271683</text:p>
          </table:table-cell>
          <table:table-cell table:formula="of:=[.A1644]/1000/(60*60*24)" office:value-type="time" office:time-value="PT07H17M51.683S" calcext:value-type="time">
            <text:p>07:17:52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98.23" calcext:value-type="float">
            <text:p>898.23</text:p>
          </table:table-cell>
          <table:table-cell office:value-type="float" office:value="1101.33" calcext:value-type="float">
            <text:p>1101.33</text:p>
          </table:table-cell>
        </table:table-row>
        <table:table-row table:style-name="ro1">
          <table:table-cell office:value-type="float" office:value="26287683" calcext:value-type="float">
            <text:p>26287683</text:p>
          </table:table-cell>
          <table:table-cell table:formula="of:=[.A1645]/1000/(60*60*24)" office:value-type="time" office:time-value="PT07H18M07.683S" calcext:value-type="time">
            <text:p>07:18:08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98.73" calcext:value-type="float">
            <text:p>898.73</text:p>
          </table:table-cell>
          <table:table-cell office:value-type="float" office:value="1101.9" calcext:value-type="float">
            <text:p>1101.9</text:p>
          </table:table-cell>
        </table:table-row>
        <table:table-row table:style-name="ro1">
          <table:table-cell office:value-type="float" office:value="26303683" calcext:value-type="float">
            <text:p>26303683</text:p>
          </table:table-cell>
          <table:table-cell table:formula="of:=[.A1646]/1000/(60*60*24)" office:value-type="time" office:time-value="PT07H18M23.683S" calcext:value-type="time">
            <text:p>07:18:24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99.24" calcext:value-type="float">
            <text:p>899.24</text:p>
          </table:table-cell>
          <table:table-cell office:value-type="float" office:value="1102.48" calcext:value-type="float">
            <text:p>1102.48</text:p>
          </table:table-cell>
        </table:table-row>
        <table:table-row table:style-name="ro1">
          <table:table-cell office:value-type="float" office:value="26319683" calcext:value-type="float">
            <text:p>26319683</text:p>
          </table:table-cell>
          <table:table-cell table:formula="of:=[.A1647]/1000/(60*60*24)" office:value-type="time" office:time-value="PT07H18M39.683S" calcext:value-type="time">
            <text:p>07:18:40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99.75" calcext:value-type="float">
            <text:p>899.75</text:p>
          </table:table-cell>
          <table:table-cell office:value-type="float" office:value="1103.06" calcext:value-type="float">
            <text:p>1103.06</text:p>
          </table:table-cell>
        </table:table-row>
        <table:table-row table:style-name="ro1">
          <table:table-cell office:value-type="float" office:value="26335683" calcext:value-type="float">
            <text:p>26335683</text:p>
          </table:table-cell>
          <table:table-cell table:formula="of:=[.A1648]/1000/(60*60*24)" office:value-type="time" office:time-value="PT07H18M55.683S" calcext:value-type="time">
            <text:p>07:18:56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900.26" calcext:value-type="float">
            <text:p>900.26</text:p>
          </table:table-cell>
          <table:table-cell office:value-type="float" office:value="1103.63" calcext:value-type="float">
            <text:p>1103.63</text:p>
          </table:table-cell>
        </table:table-row>
        <table:table-row table:style-name="ro1">
          <table:table-cell office:value-type="float" office:value="26351683" calcext:value-type="float">
            <text:p>26351683</text:p>
          </table:table-cell>
          <table:table-cell table:formula="of:=[.A1649]/1000/(60*60*24)" office:value-type="time" office:time-value="PT07H19M11.683S" calcext:value-type="time">
            <text:p>07:19:12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900.77" calcext:value-type="float">
            <text:p>900.77</text:p>
          </table:table-cell>
          <table:table-cell office:value-type="float" office:value="1104.21" calcext:value-type="float">
            <text:p>1104.21</text:p>
          </table:table-cell>
        </table:table-row>
        <table:table-row table:style-name="ro1">
          <table:table-cell office:value-type="float" office:value="26367683" calcext:value-type="float">
            <text:p>26367683</text:p>
          </table:table-cell>
          <table:table-cell table:formula="of:=[.A1650]/1000/(60*60*24)" office:value-type="time" office:time-value="PT07H19M27.683S" calcext:value-type="time">
            <text:p>07:19:28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901.27" calcext:value-type="float">
            <text:p>901.27</text:p>
          </table:table-cell>
          <table:table-cell office:value-type="float" office:value="1104.79" calcext:value-type="float">
            <text:p>1104.79</text:p>
          </table:table-cell>
        </table:table-row>
        <table:table-row table:style-name="ro1">
          <table:table-cell office:value-type="float" office:value="26383683" calcext:value-type="float">
            <text:p>26383683</text:p>
          </table:table-cell>
          <table:table-cell table:formula="of:=[.A1651]/1000/(60*60*24)" office:value-type="time" office:time-value="PT07H19M43.683S" calcext:value-type="time">
            <text:p>07:19:44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901.78" calcext:value-type="float">
            <text:p>901.78</text:p>
          </table:table-cell>
          <table:table-cell office:value-type="float" office:value="1105.36" calcext:value-type="float">
            <text:p>1105.36</text:p>
          </table:table-cell>
        </table:table-row>
        <table:table-row table:style-name="ro1">
          <table:table-cell office:value-type="float" office:value="26399683" calcext:value-type="float">
            <text:p>26399683</text:p>
          </table:table-cell>
          <table:table-cell table:formula="of:=[.A1652]/1000/(60*60*24)" office:value-type="time" office:time-value="PT07H19M59.683S" calcext:value-type="time">
            <text:p>07:20:00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902.29" calcext:value-type="float">
            <text:p>902.29</text:p>
          </table:table-cell>
          <table:table-cell office:value-type="float" office:value="1105.94" calcext:value-type="float">
            <text:p>1105.94</text:p>
          </table:table-cell>
        </table:table-row>
        <table:table-row table:style-name="ro1">
          <table:table-cell office:value-type="float" office:value="26415683" calcext:value-type="float">
            <text:p>26415683</text:p>
          </table:table-cell>
          <table:table-cell table:formula="of:=[.A1653]/1000/(60*60*24)" office:value-type="time" office:time-value="PT07H20M15.683S" calcext:value-type="time">
            <text:p>07:20:16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902.8" calcext:value-type="float">
            <text:p>902.8</text:p>
          </table:table-cell>
          <table:table-cell office:value-type="float" office:value="1106.51" calcext:value-type="float">
            <text:p>1106.51</text:p>
          </table:table-cell>
        </table:table-row>
        <table:table-row table:style-name="ro1">
          <table:table-cell office:value-type="float" office:value="26431683" calcext:value-type="float">
            <text:p>26431683</text:p>
          </table:table-cell>
          <table:table-cell table:formula="of:=[.A1654]/1000/(60*60*24)" office:value-type="time" office:time-value="PT07H20M31.683S" calcext:value-type="time">
            <text:p>07:20:32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903.3" calcext:value-type="float">
            <text:p>903.3</text:p>
          </table:table-cell>
          <table:table-cell office:value-type="float" office:value="1107.09" calcext:value-type="float">
            <text:p>1107.09</text:p>
          </table:table-cell>
        </table:table-row>
        <table:table-row table:style-name="ro1">
          <table:table-cell office:value-type="float" office:value="26447683" calcext:value-type="float">
            <text:p>26447683</text:p>
          </table:table-cell>
          <table:table-cell table:formula="of:=[.A1655]/1000/(60*60*24)" office:value-type="time" office:time-value="PT07H20M47.683S" calcext:value-type="time">
            <text:p>07:20:48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903.81" calcext:value-type="float">
            <text:p>903.81</text:p>
          </table:table-cell>
          <table:table-cell office:value-type="float" office:value="1107.66" calcext:value-type="float">
            <text:p>1107.66</text:p>
          </table:table-cell>
        </table:table-row>
        <table:table-row table:style-name="ro1">
          <table:table-cell office:value-type="float" office:value="26463683" calcext:value-type="float">
            <text:p>26463683</text:p>
          </table:table-cell>
          <table:table-cell table:formula="of:=[.A1656]/1000/(60*60*24)" office:value-type="time" office:time-value="PT07H21M03.683S" calcext:value-type="time">
            <text:p>07:21:04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904.32" calcext:value-type="float">
            <text:p>904.32</text:p>
          </table:table-cell>
          <table:table-cell office:value-type="float" office:value="1108.23" calcext:value-type="float">
            <text:p>1108.23</text:p>
          </table:table-cell>
        </table:table-row>
        <table:table-row table:style-name="ro1">
          <table:table-cell office:value-type="float" office:value="26479683" calcext:value-type="float">
            <text:p>26479683</text:p>
          </table:table-cell>
          <table:table-cell table:formula="of:=[.A1657]/1000/(60*60*24)" office:value-type="time" office:time-value="PT07H21M19.683S" calcext:value-type="time">
            <text:p>07:21:20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904.82" calcext:value-type="float">
            <text:p>904.82</text:p>
          </table:table-cell>
          <table:table-cell office:value-type="float" office:value="1108.81" calcext:value-type="float">
            <text:p>1108.81</text:p>
          </table:table-cell>
        </table:table-row>
        <table:table-row table:style-name="ro1">
          <table:table-cell office:value-type="float" office:value="26495683" calcext:value-type="float">
            <text:p>26495683</text:p>
          </table:table-cell>
          <table:table-cell table:formula="of:=[.A1658]/1000/(60*60*24)" office:value-type="time" office:time-value="PT07H21M35.683S" calcext:value-type="time">
            <text:p>07:21:36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905.33" calcext:value-type="float">
            <text:p>905.33</text:p>
          </table:table-cell>
          <table:table-cell office:value-type="float" office:value="1109.38" calcext:value-type="float">
            <text:p>1109.38</text:p>
          </table:table-cell>
        </table:table-row>
        <table:table-row table:style-name="ro1">
          <table:table-cell office:value-type="float" office:value="26511683" calcext:value-type="float">
            <text:p>26511683</text:p>
          </table:table-cell>
          <table:table-cell table:formula="of:=[.A1659]/1000/(60*60*24)" office:value-type="time" office:time-value="PT07H21M51.683S" calcext:value-type="time">
            <text:p>07:21:52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905.84" calcext:value-type="float">
            <text:p>905.84</text:p>
          </table:table-cell>
          <table:table-cell office:value-type="float" office:value="1109.96" calcext:value-type="float">
            <text:p>1109.96</text:p>
          </table:table-cell>
        </table:table-row>
        <table:table-row table:style-name="ro1">
          <table:table-cell office:value-type="float" office:value="26527683" calcext:value-type="float">
            <text:p>26527683</text:p>
          </table:table-cell>
          <table:table-cell table:formula="of:=[.A1660]/1000/(60*60*24)" office:value-type="time" office:time-value="PT07H22M07.683S" calcext:value-type="time">
            <text:p>07:22:08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906.34" calcext:value-type="float">
            <text:p>906.34</text:p>
          </table:table-cell>
          <table:table-cell office:value-type="float" office:value="1110.53" calcext:value-type="float">
            <text:p>1110.53</text:p>
          </table:table-cell>
        </table:table-row>
        <table:table-row table:style-name="ro1">
          <table:table-cell office:value-type="float" office:value="26543683" calcext:value-type="float">
            <text:p>26543683</text:p>
          </table:table-cell>
          <table:table-cell table:formula="of:=[.A1661]/1000/(60*60*24)" office:value-type="time" office:time-value="PT07H22M23.683S" calcext:value-type="time">
            <text:p>07:22:24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906.85" calcext:value-type="float">
            <text:p>906.85</text:p>
          </table:table-cell>
          <table:table-cell office:value-type="float" office:value="1111.1" calcext:value-type="float">
            <text:p>1111.1</text:p>
          </table:table-cell>
        </table:table-row>
        <table:table-row table:style-name="ro1">
          <table:table-cell office:value-type="float" office:value="26559683" calcext:value-type="float">
            <text:p>26559683</text:p>
          </table:table-cell>
          <table:table-cell table:formula="of:=[.A1662]/1000/(60*60*24)" office:value-type="time" office:time-value="PT07H22M39.683S" calcext:value-type="time">
            <text:p>07:22:40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907.36" calcext:value-type="float">
            <text:p>907.36</text:p>
          </table:table-cell>
          <table:table-cell office:value-type="float" office:value="1111.67" calcext:value-type="float">
            <text:p>1111.67</text:p>
          </table:table-cell>
        </table:table-row>
        <table:table-row table:style-name="ro1">
          <table:table-cell office:value-type="float" office:value="26575683" calcext:value-type="float">
            <text:p>26575683</text:p>
          </table:table-cell>
          <table:table-cell table:formula="of:=[.A1663]/1000/(60*60*24)" office:value-type="time" office:time-value="PT07H22M55.683S" calcext:value-type="time">
            <text:p>07:22:56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3" calcext:value-type="float">
            <text:p>128.3</text:p>
          </table:table-cell>
          <table:table-cell office:value-type="float" office:value="907.86" calcext:value-type="float">
            <text:p>907.86</text:p>
          </table:table-cell>
          <table:table-cell office:value-type="float" office:value="1112.24" calcext:value-type="float">
            <text:p>1112.24</text:p>
          </table:table-cell>
        </table:table-row>
        <table:table-row table:style-name="ro1">
          <table:table-cell office:value-type="float" office:value="26591683" calcext:value-type="float">
            <text:p>26591683</text:p>
          </table:table-cell>
          <table:table-cell table:formula="of:=[.A1664]/1000/(60*60*24)" office:value-type="time" office:time-value="PT07H23M11.683S" calcext:value-type="time">
            <text:p>07:23:12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29" calcext:value-type="float">
            <text:p>128.29</text:p>
          </table:table-cell>
          <table:table-cell office:value-type="float" office:value="908.37" calcext:value-type="float">
            <text:p>908.37</text:p>
          </table:table-cell>
          <table:table-cell office:value-type="float" office:value="1112.82" calcext:value-type="float">
            <text:p>1112.82</text:p>
          </table:table-cell>
        </table:table-row>
        <table:table-row table:style-name="ro1">
          <table:table-cell office:value-type="float" office:value="26607683" calcext:value-type="float">
            <text:p>26607683</text:p>
          </table:table-cell>
          <table:table-cell table:formula="of:=[.A1665]/1000/(60*60*24)" office:value-type="time" office:time-value="PT07H23M27.683S" calcext:value-type="time">
            <text:p>07:23:28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908.87" calcext:value-type="float">
            <text:p>908.87</text:p>
          </table:table-cell>
          <table:table-cell office:value-type="float" office:value="1113.39" calcext:value-type="float">
            <text:p>1113.39</text:p>
          </table:table-cell>
        </table:table-row>
        <table:table-row table:style-name="ro1">
          <table:table-cell office:value-type="float" office:value="26623683" calcext:value-type="float">
            <text:p>26623683</text:p>
          </table:table-cell>
          <table:table-cell table:formula="of:=[.A1666]/1000/(60*60*24)" office:value-type="time" office:time-value="PT07H23M43.683S" calcext:value-type="time">
            <text:p>07:23:44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909.38" calcext:value-type="float">
            <text:p>909.38</text:p>
          </table:table-cell>
          <table:table-cell office:value-type="float" office:value="1113.96" calcext:value-type="float">
            <text:p>1113.96</text:p>
          </table:table-cell>
        </table:table-row>
        <table:table-row table:style-name="ro1">
          <table:table-cell office:value-type="float" office:value="26639683" calcext:value-type="float">
            <text:p>26639683</text:p>
          </table:table-cell>
          <table:table-cell table:formula="of:=[.A1667]/1000/(60*60*24)" office:value-type="time" office:time-value="PT07H23M59.683S" calcext:value-type="time">
            <text:p>07:24:00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909.88" calcext:value-type="float">
            <text:p>909.88</text:p>
          </table:table-cell>
          <table:table-cell office:value-type="float" office:value="1114.53" calcext:value-type="float">
            <text:p>1114.53</text:p>
          </table:table-cell>
        </table:table-row>
        <table:table-row table:style-name="ro1">
          <table:table-cell office:value-type="float" office:value="26655683" calcext:value-type="float">
            <text:p>26655683</text:p>
          </table:table-cell>
          <table:table-cell table:formula="of:=[.A1668]/1000/(60*60*24)" office:value-type="time" office:time-value="PT07H24M15.683S" calcext:value-type="time">
            <text:p>07:24:16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910.39" calcext:value-type="float">
            <text:p>910.39</text:p>
          </table:table-cell>
          <table:table-cell office:value-type="float" office:value="1115.1" calcext:value-type="float">
            <text:p>1115.1</text:p>
          </table:table-cell>
        </table:table-row>
        <table:table-row table:style-name="ro1">
          <table:table-cell office:value-type="float" office:value="26671683" calcext:value-type="float">
            <text:p>26671683</text:p>
          </table:table-cell>
          <table:table-cell table:formula="of:=[.A1669]/1000/(60*60*24)" office:value-type="time" office:time-value="PT07H24M31.683S" calcext:value-type="time">
            <text:p>07:24:32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6" calcext:value-type="float">
            <text:p>127.96</text:p>
          </table:table-cell>
          <table:table-cell office:value-type="float" office:value="910.89" calcext:value-type="float">
            <text:p>910.89</text:p>
          </table:table-cell>
          <table:table-cell office:value-type="float" office:value="1115.66" calcext:value-type="float">
            <text:p>1115.66</text:p>
          </table:table-cell>
        </table:table-row>
        <table:table-row table:style-name="ro1">
          <table:table-cell office:value-type="float" office:value="26687683" calcext:value-type="float">
            <text:p>26687683</text:p>
          </table:table-cell>
          <table:table-cell table:formula="of:=[.A1670]/1000/(60*60*24)" office:value-type="time" office:time-value="PT07H24M47.683S" calcext:value-type="time">
            <text:p>07:24:48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911.4" calcext:value-type="float">
            <text:p>911.4</text:p>
          </table:table-cell>
          <table:table-cell office:value-type="float" office:value="1116.23" calcext:value-type="float">
            <text:p>1116.23</text:p>
          </table:table-cell>
        </table:table-row>
        <table:table-row table:style-name="ro1">
          <table:table-cell office:value-type="float" office:value="26703683" calcext:value-type="float">
            <text:p>26703683</text:p>
          </table:table-cell>
          <table:table-cell table:formula="of:=[.A1671]/1000/(60*60*24)" office:value-type="time" office:time-value="PT07H25M03.683S" calcext:value-type="time">
            <text:p>07:25:04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911.9" calcext:value-type="float">
            <text:p>911.9</text:p>
          </table:table-cell>
          <table:table-cell office:value-type="float" office:value="1116.8" calcext:value-type="float">
            <text:p>1116.8</text:p>
          </table:table-cell>
        </table:table-row>
        <table:table-row table:style-name="ro1">
          <table:table-cell office:value-type="float" office:value="26719683" calcext:value-type="float">
            <text:p>26719683</text:p>
          </table:table-cell>
          <table:table-cell table:formula="of:=[.A1672]/1000/(60*60*24)" office:value-type="time" office:time-value="PT07H25M19.683S" calcext:value-type="time">
            <text:p>07:25:20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912.41" calcext:value-type="float">
            <text:p>912.41</text:p>
          </table:table-cell>
          <table:table-cell office:value-type="float" office:value="1117.37" calcext:value-type="float">
            <text:p>1117.37</text:p>
          </table:table-cell>
        </table:table-row>
        <table:table-row table:style-name="ro1">
          <table:table-cell office:value-type="float" office:value="26735683" calcext:value-type="float">
            <text:p>26735683</text:p>
          </table:table-cell>
          <table:table-cell table:formula="of:=[.A1673]/1000/(60*60*24)" office:value-type="time" office:time-value="PT07H25M35.683S" calcext:value-type="time">
            <text:p>07:25:36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912.91" calcext:value-type="float">
            <text:p>912.91</text:p>
          </table:table-cell>
          <table:table-cell office:value-type="float" office:value="1117.94" calcext:value-type="float">
            <text:p>1117.94</text:p>
          </table:table-cell>
        </table:table-row>
        <table:table-row table:style-name="ro1">
          <table:table-cell office:value-type="float" office:value="26751683" calcext:value-type="float">
            <text:p>26751683</text:p>
          </table:table-cell>
          <table:table-cell table:formula="of:=[.A1674]/1000/(60*60*24)" office:value-type="time" office:time-value="PT07H25M51.683S" calcext:value-type="time">
            <text:p>07:25:52</text:p>
          </table:table-cell>
          <table:table-cell office:value-type="float" office:value="1.12" calcext:value-type="float">
            <text:p>1.12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39" calcext:value-type="float">
            <text:p>127.39</text:p>
          </table:table-cell>
          <table:table-cell office:value-type="float" office:value="913.42" calcext:value-type="float">
            <text:p>913.42</text:p>
          </table:table-cell>
          <table:table-cell office:value-type="float" office:value="1118.51" calcext:value-type="float">
            <text:p>1118.51</text:p>
          </table:table-cell>
        </table:table-row>
        <table:table-row table:style-name="ro1">
          <table:table-cell office:value-type="float" office:value="26767683" calcext:value-type="float">
            <text:p>26767683</text:p>
          </table:table-cell>
          <table:table-cell table:formula="of:=[.A1675]/1000/(60*60*24)" office:value-type="time" office:time-value="PT07H26M07.683S" calcext:value-type="time">
            <text:p>07:26:08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913.92" calcext:value-type="float">
            <text:p>913.92</text:p>
          </table:table-cell>
          <table:table-cell office:value-type="float" office:value="1119.07" calcext:value-type="float">
            <text:p>1119.07</text:p>
          </table:table-cell>
        </table:table-row>
        <table:table-row table:style-name="ro1">
          <table:table-cell office:value-type="float" office:value="26783683" calcext:value-type="float">
            <text:p>26783683</text:p>
          </table:table-cell>
          <table:table-cell table:formula="of:=[.A1676]/1000/(60*60*24)" office:value-type="time" office:time-value="PT07H26M23.683S" calcext:value-type="time">
            <text:p>07:26:24</text:p>
          </table:table-cell>
          <table:table-cell office:value-type="float" office:value="1.12" calcext:value-type="float">
            <text:p>1.12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39" calcext:value-type="float">
            <text:p>127.39</text:p>
          </table:table-cell>
          <table:table-cell office:value-type="float" office:value="914.42" calcext:value-type="float">
            <text:p>914.42</text:p>
          </table:table-cell>
          <table:table-cell office:value-type="float" office:value="1119.64" calcext:value-type="float">
            <text:p>1119.64</text:p>
          </table:table-cell>
        </table:table-row>
        <table:table-row table:style-name="ro1">
          <table:table-cell office:value-type="float" office:value="26799683" calcext:value-type="float">
            <text:p>26799683</text:p>
          </table:table-cell>
          <table:table-cell table:formula="of:=[.A1677]/1000/(60*60*24)" office:value-type="time" office:time-value="PT07H26M39.683S" calcext:value-type="time">
            <text:p>07:26:40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914.93" calcext:value-type="float">
            <text:p>914.93</text:p>
          </table:table-cell>
          <table:table-cell office:value-type="float" office:value="1120.21" calcext:value-type="float">
            <text:p>1120.21</text:p>
          </table:table-cell>
        </table:table-row>
        <table:table-row table:style-name="ro1">
          <table:table-cell office:value-type="float" office:value="26815683" calcext:value-type="float">
            <text:p>26815683</text:p>
          </table:table-cell>
          <table:table-cell table:formula="of:=[.A1678]/1000/(60*60*24)" office:value-type="time" office:time-value="PT07H26M55.683S" calcext:value-type="time">
            <text:p>07:26:56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915.43" calcext:value-type="float">
            <text:p>915.43</text:p>
          </table:table-cell>
          <table:table-cell office:value-type="float" office:value="1120.77" calcext:value-type="float">
            <text:p>1120.77</text:p>
          </table:table-cell>
        </table:table-row>
        <table:table-row table:style-name="ro1">
          <table:table-cell office:value-type="float" office:value="26831683" calcext:value-type="float">
            <text:p>26831683</text:p>
          </table:table-cell>
          <table:table-cell table:formula="of:=[.A1679]/1000/(60*60*24)" office:value-type="time" office:time-value="PT07H27M11.683S" calcext:value-type="time">
            <text:p>07:27:12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915.93" calcext:value-type="float">
            <text:p>915.93</text:p>
          </table:table-cell>
          <table:table-cell office:value-type="float" office:value="1121.34" calcext:value-type="float">
            <text:p>1121.34</text:p>
          </table:table-cell>
        </table:table-row>
        <table:table-row table:style-name="ro1">
          <table:table-cell office:value-type="float" office:value="26847683" calcext:value-type="float">
            <text:p>26847683</text:p>
          </table:table-cell>
          <table:table-cell table:formula="of:=[.A1680]/1000/(60*60*24)" office:value-type="time" office:time-value="PT07H27M27.683S" calcext:value-type="time">
            <text:p>07:27:28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916.44" calcext:value-type="float">
            <text:p>916.44</text:p>
          </table:table-cell>
          <table:table-cell office:value-type="float" office:value="1121.9" calcext:value-type="float">
            <text:p>1121.9</text:p>
          </table:table-cell>
        </table:table-row>
        <table:table-row table:style-name="ro1">
          <table:table-cell office:value-type="float" office:value="26863683" calcext:value-type="float">
            <text:p>26863683</text:p>
          </table:table-cell>
          <table:table-cell table:formula="of:=[.A1681]/1000/(60*60*24)" office:value-type="time" office:time-value="PT07H27M43.683S" calcext:value-type="time">
            <text:p>07:27:44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916.94" calcext:value-type="float">
            <text:p>916.94</text:p>
          </table:table-cell>
          <table:table-cell office:value-type="float" office:value="1122.47" calcext:value-type="float">
            <text:p>1122.47</text:p>
          </table:table-cell>
        </table:table-row>
        <table:table-row table:style-name="ro1">
          <table:table-cell office:value-type="float" office:value="26879683" calcext:value-type="float">
            <text:p>26879683</text:p>
          </table:table-cell>
          <table:table-cell table:formula="of:=[.A1682]/1000/(60*60*24)" office:value-type="time" office:time-value="PT07H27M59.683S" calcext:value-type="time">
            <text:p>07:28:00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917.44" calcext:value-type="float">
            <text:p>917.44</text:p>
          </table:table-cell>
          <table:table-cell office:value-type="float" office:value="1123.03" calcext:value-type="float">
            <text:p>1123.03</text:p>
          </table:table-cell>
        </table:table-row>
        <table:table-row table:style-name="ro1">
          <table:table-cell office:value-type="float" office:value="26895683" calcext:value-type="float">
            <text:p>26895683</text:p>
          </table:table-cell>
          <table:table-cell table:formula="of:=[.A1683]/1000/(60*60*24)" office:value-type="time" office:time-value="PT07H28M15.683S" calcext:value-type="time">
            <text:p>07:28:16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6.59" calcext:value-type="float">
            <text:p>126.59</text:p>
          </table:table-cell>
          <table:table-cell office:value-type="float" office:value="917.95" calcext:value-type="float">
            <text:p>917.95</text:p>
          </table:table-cell>
          <table:table-cell office:value-type="float" office:value="1123.6" calcext:value-type="float">
            <text:p>1123.6</text:p>
          </table:table-cell>
        </table:table-row>
        <table:table-row table:style-name="ro1">
          <table:table-cell office:value-type="float" office:value="26911683" calcext:value-type="float">
            <text:p>26911683</text:p>
          </table:table-cell>
          <table:table-cell table:formula="of:=[.A1684]/1000/(60*60*24)" office:value-type="time" office:time-value="PT07H28M31.683S" calcext:value-type="time">
            <text:p>07:28:32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6.59" calcext:value-type="float">
            <text:p>126.59</text:p>
          </table:table-cell>
          <table:table-cell office:value-type="float" office:value="918.45" calcext:value-type="float">
            <text:p>918.45</text:p>
          </table:table-cell>
          <table:table-cell office:value-type="float" office:value="1124.16" calcext:value-type="float">
            <text:p>1124.16</text:p>
          </table:table-cell>
        </table:table-row>
        <table:table-row table:style-name="ro1">
          <table:table-cell office:value-type="float" office:value="26927683" calcext:value-type="float">
            <text:p>26927683</text:p>
          </table:table-cell>
          <table:table-cell table:formula="of:=[.A1685]/1000/(60*60*24)" office:value-type="time" office:time-value="PT07H28M47.683S" calcext:value-type="time">
            <text:p>07:28:48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918.95" calcext:value-type="float">
            <text:p>918.95</text:p>
          </table:table-cell>
          <table:table-cell office:value-type="float" office:value="1124.73" calcext:value-type="float">
            <text:p>1124.73</text:p>
          </table:table-cell>
        </table:table-row>
        <table:table-row table:style-name="ro1">
          <table:table-cell office:value-type="float" office:value="26943683" calcext:value-type="float">
            <text:p>26943683</text:p>
          </table:table-cell>
          <table:table-cell table:formula="of:=[.A1686]/1000/(60*60*24)" office:value-type="time" office:time-value="PT07H29M03.683S" calcext:value-type="time">
            <text:p>07:29:04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919.45" calcext:value-type="float">
            <text:p>919.45</text:p>
          </table:table-cell>
          <table:table-cell office:value-type="float" office:value="1125.29" calcext:value-type="float">
            <text:p>1125.29</text:p>
          </table:table-cell>
        </table:table-row>
        <table:table-row table:style-name="ro1">
          <table:table-cell office:value-type="float" office:value="26959683" calcext:value-type="float">
            <text:p>26959683</text:p>
          </table:table-cell>
          <table:table-cell table:formula="of:=[.A1687]/1000/(60*60*24)" office:value-type="time" office:time-value="PT07H29M19.683S" calcext:value-type="time">
            <text:p>07:29:20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919.96" calcext:value-type="float">
            <text:p>919.96</text:p>
          </table:table-cell>
          <table:table-cell office:value-type="float" office:value="1125.85" calcext:value-type="float">
            <text:p>1125.85</text:p>
          </table:table-cell>
        </table:table-row>
        <table:table-row table:style-name="ro1">
          <table:table-cell office:value-type="float" office:value="26975683" calcext:value-type="float">
            <text:p>26975683</text:p>
          </table:table-cell>
          <table:table-cell table:formula="of:=[.A1688]/1000/(60*60*24)" office:value-type="time" office:time-value="PT07H29M35.683S" calcext:value-type="time">
            <text:p>07:29:36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920.46" calcext:value-type="float">
            <text:p>920.46</text:p>
          </table:table-cell>
          <table:table-cell office:value-type="float" office:value="1126.42" calcext:value-type="float">
            <text:p>1126.42</text:p>
          </table:table-cell>
        </table:table-row>
        <table:table-row table:style-name="ro1">
          <table:table-cell office:value-type="float" office:value="26991683" calcext:value-type="float">
            <text:p>26991683</text:p>
          </table:table-cell>
          <table:table-cell table:formula="of:=[.A1689]/1000/(60*60*24)" office:value-type="time" office:time-value="PT07H29M51.683S" calcext:value-type="time">
            <text:p>07:29:52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920.96" calcext:value-type="float">
            <text:p>920.96</text:p>
          </table:table-cell>
          <table:table-cell office:value-type="float" office:value="1126.98" calcext:value-type="float">
            <text:p>1126.98</text:p>
          </table:table-cell>
        </table:table-row>
        <table:table-row table:style-name="ro1">
          <table:table-cell office:value-type="float" office:value="27007683" calcext:value-type="float">
            <text:p>27007683</text:p>
          </table:table-cell>
          <table:table-cell table:formula="of:=[.A1690]/1000/(60*60*24)" office:value-type="time" office:time-value="PT07H30M07.683S" calcext:value-type="time">
            <text:p>07:30:08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921.46" calcext:value-type="float">
            <text:p>921.46</text:p>
          </table:table-cell>
          <table:table-cell office:value-type="float" office:value="1127.54" calcext:value-type="float">
            <text:p>1127.54</text:p>
          </table:table-cell>
        </table:table-row>
        <table:table-row table:style-name="ro1">
          <table:table-cell office:value-type="float" office:value="27023683" calcext:value-type="float">
            <text:p>27023683</text:p>
          </table:table-cell>
          <table:table-cell table:formula="of:=[.A1691]/1000/(60*60*24)" office:value-type="time" office:time-value="PT07H30M23.683S" calcext:value-type="time">
            <text:p>07:30:24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921.96" calcext:value-type="float">
            <text:p>921.96</text:p>
          </table:table-cell>
          <table:table-cell office:value-type="float" office:value="1128.1" calcext:value-type="float">
            <text:p>1128.1</text:p>
          </table:table-cell>
        </table:table-row>
        <table:table-row table:style-name="ro1">
          <table:table-cell office:value-type="float" office:value="27039683" calcext:value-type="float">
            <text:p>27039683</text:p>
          </table:table-cell>
          <table:table-cell table:formula="of:=[.A1692]/1000/(60*60*24)" office:value-type="time" office:time-value="PT07H30M39.683S" calcext:value-type="time">
            <text:p>07:30:40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922.46" calcext:value-type="float">
            <text:p>922.46</text:p>
          </table:table-cell>
          <table:table-cell office:value-type="float" office:value="1128.66" calcext:value-type="float">
            <text:p>1128.66</text:p>
          </table:table-cell>
        </table:table-row>
        <table:table-row table:style-name="ro1">
          <table:table-cell office:value-type="float" office:value="27055683" calcext:value-type="float">
            <text:p>27055683</text:p>
          </table:table-cell>
          <table:table-cell table:formula="of:=[.A1693]/1000/(60*60*24)" office:value-type="time" office:time-value="PT07H30M55.683S" calcext:value-type="time">
            <text:p>07:30:56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922.97" calcext:value-type="float">
            <text:p>922.97</text:p>
          </table:table-cell>
          <table:table-cell office:value-type="float" office:value="1129.22" calcext:value-type="float">
            <text:p>1129.22</text:p>
          </table:table-cell>
        </table:table-row>
        <table:table-row table:style-name="ro1">
          <table:table-cell office:value-type="float" office:value="27071683" calcext:value-type="float">
            <text:p>27071683</text:p>
          </table:table-cell>
          <table:table-cell table:formula="of:=[.A1694]/1000/(60*60*24)" office:value-type="time" office:time-value="PT07H31M11.683S" calcext:value-type="time">
            <text:p>07:31:12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923.47" calcext:value-type="float">
            <text:p>923.47</text:p>
          </table:table-cell>
          <table:table-cell office:value-type="float" office:value="1129.78" calcext:value-type="float">
            <text:p>1129.78</text:p>
          </table:table-cell>
        </table:table-row>
        <table:table-row table:style-name="ro1">
          <table:table-cell office:value-type="float" office:value="27087683" calcext:value-type="float">
            <text:p>27087683</text:p>
          </table:table-cell>
          <table:table-cell table:formula="of:=[.A1695]/1000/(60*60*24)" office:value-type="time" office:time-value="PT07H31M27.683S" calcext:value-type="time">
            <text:p>07:31:28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923.97" calcext:value-type="float">
            <text:p>923.97</text:p>
          </table:table-cell>
          <table:table-cell office:value-type="float" office:value="1130.35" calcext:value-type="float">
            <text:p>1130.35</text:p>
          </table:table-cell>
        </table:table-row>
        <table:table-row table:style-name="ro1">
          <table:table-cell office:value-type="float" office:value="27103683" calcext:value-type="float">
            <text:p>27103683</text:p>
          </table:table-cell>
          <table:table-cell table:formula="of:=[.A1696]/1000/(60*60*24)" office:value-type="time" office:time-value="PT07H31M43.683S" calcext:value-type="time">
            <text:p>07:31:44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924.47" calcext:value-type="float">
            <text:p>924.47</text:p>
          </table:table-cell>
          <table:table-cell office:value-type="float" office:value="1130.91" calcext:value-type="float">
            <text:p>1130.91</text:p>
          </table:table-cell>
        </table:table-row>
        <table:table-row table:style-name="ro1">
          <table:table-cell office:value-type="float" office:value="27119683" calcext:value-type="float">
            <text:p>27119683</text:p>
          </table:table-cell>
          <table:table-cell table:formula="of:=[.A1697]/1000/(60*60*24)" office:value-type="time" office:time-value="PT07H31M59.683S" calcext:value-type="time">
            <text:p>07:32:00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924.97" calcext:value-type="float">
            <text:p>924.97</text:p>
          </table:table-cell>
          <table:table-cell office:value-type="float" office:value="1131.47" calcext:value-type="float">
            <text:p>1131.47</text:p>
          </table:table-cell>
        </table:table-row>
        <table:table-row table:style-name="ro1">
          <table:table-cell office:value-type="float" office:value="27135683" calcext:value-type="float">
            <text:p>27135683</text:p>
          </table:table-cell>
          <table:table-cell table:formula="of:=[.A1698]/1000/(60*60*24)" office:value-type="time" office:time-value="PT07H32M15.683S" calcext:value-type="time">
            <text:p>07:32:16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925.47" calcext:value-type="float">
            <text:p>925.47</text:p>
          </table:table-cell>
          <table:table-cell office:value-type="float" office:value="1132.03" calcext:value-type="float">
            <text:p>1132.03</text:p>
          </table:table-cell>
        </table:table-row>
        <table:table-row table:style-name="ro1">
          <table:table-cell office:value-type="float" office:value="27151683" calcext:value-type="float">
            <text:p>27151683</text:p>
          </table:table-cell>
          <table:table-cell table:formula="of:=[.A1699]/1000/(60*60*24)" office:value-type="time" office:time-value="PT07H32M31.683S" calcext:value-type="time">
            <text:p>07:32:32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925.97" calcext:value-type="float">
            <text:p>925.97</text:p>
          </table:table-cell>
          <table:table-cell office:value-type="float" office:value="1132.58" calcext:value-type="float">
            <text:p>1132.58</text:p>
          </table:table-cell>
        </table:table-row>
        <table:table-row table:style-name="ro1">
          <table:table-cell office:value-type="float" office:value="27167683" calcext:value-type="float">
            <text:p>27167683</text:p>
          </table:table-cell>
          <table:table-cell table:formula="of:=[.A1700]/1000/(60*60*24)" office:value-type="time" office:time-value="PT07H32M47.683S" calcext:value-type="time">
            <text:p>07:32:48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926.47" calcext:value-type="float">
            <text:p>926.47</text:p>
          </table:table-cell>
          <table:table-cell office:value-type="float" office:value="1133.14" calcext:value-type="float">
            <text:p>1133.14</text:p>
          </table:table-cell>
        </table:table-row>
        <table:table-row table:style-name="ro1">
          <table:table-cell office:value-type="float" office:value="27183683" calcext:value-type="float">
            <text:p>27183683</text:p>
          </table:table-cell>
          <table:table-cell table:formula="of:=[.A1701]/1000/(60*60*24)" office:value-type="time" office:time-value="PT07H33M03.683S" calcext:value-type="time">
            <text:p>07:33:04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926.97" calcext:value-type="float">
            <text:p>926.97</text:p>
          </table:table-cell>
          <table:table-cell office:value-type="float" office:value="1133.7" calcext:value-type="float">
            <text:p>1133.7</text:p>
          </table:table-cell>
        </table:table-row>
        <table:table-row table:style-name="ro1">
          <table:table-cell office:value-type="float" office:value="27199683" calcext:value-type="float">
            <text:p>27199683</text:p>
          </table:table-cell>
          <table:table-cell table:formula="of:=[.A1702]/1000/(60*60*24)" office:value-type="time" office:time-value="PT07H33M19.683S" calcext:value-type="time">
            <text:p>07:33:20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927.47" calcext:value-type="float">
            <text:p>927.47</text:p>
          </table:table-cell>
          <table:table-cell office:value-type="float" office:value="1134.26" calcext:value-type="float">
            <text:p>1134.26</text:p>
          </table:table-cell>
        </table:table-row>
        <table:table-row table:style-name="ro1">
          <table:table-cell office:value-type="float" office:value="27215683" calcext:value-type="float">
            <text:p>27215683</text:p>
          </table:table-cell>
          <table:table-cell table:formula="of:=[.A1703]/1000/(60*60*24)" office:value-type="time" office:time-value="PT07H33M35.683S" calcext:value-type="time">
            <text:p>07:33:36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927.97" calcext:value-type="float">
            <text:p>927.97</text:p>
          </table:table-cell>
          <table:table-cell office:value-type="float" office:value="1134.81" calcext:value-type="float">
            <text:p>1134.81</text:p>
          </table:table-cell>
        </table:table-row>
        <table:table-row table:style-name="ro1">
          <table:table-cell office:value-type="float" office:value="27231683" calcext:value-type="float">
            <text:p>27231683</text:p>
          </table:table-cell>
          <table:table-cell table:formula="of:=[.A1704]/1000/(60*60*24)" office:value-type="time" office:time-value="PT07H33M51.683S" calcext:value-type="time">
            <text:p>07:33:52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928.46" calcext:value-type="float">
            <text:p>928.46</text:p>
          </table:table-cell>
          <table:table-cell office:value-type="float" office:value="1135.37" calcext:value-type="float">
            <text:p>1135.37</text:p>
          </table:table-cell>
        </table:table-row>
        <table:table-row table:style-name="ro1">
          <table:table-cell office:value-type="float" office:value="27247683" calcext:value-type="float">
            <text:p>27247683</text:p>
          </table:table-cell>
          <table:table-cell table:formula="of:=[.A1705]/1000/(60*60*24)" office:value-type="time" office:time-value="PT07H34M07.683S" calcext:value-type="time">
            <text:p>07:34:08</text:p>
          </table:table-cell>
          <table:table-cell office:value-type="float" office:value="1.11" calcext:value-type="float">
            <text:p>1.11</text:p>
          </table:table-cell>
          <table:table-cell office:value-type="float" office:value="112.2" calcext:value-type="float">
            <text:p>112.2</text:p>
          </table:table-cell>
          <table:table-cell office:value-type="float" office:value="124.68" calcext:value-type="float">
            <text:p>124.68</text:p>
          </table:table-cell>
          <table:table-cell office:value-type="float" office:value="928.96" calcext:value-type="float">
            <text:p>928.96</text:p>
          </table:table-cell>
          <table:table-cell office:value-type="float" office:value="1135.93" calcext:value-type="float">
            <text:p>1135.93</text:p>
          </table:table-cell>
        </table:table-row>
        <table:table-row table:style-name="ro1">
          <table:table-cell office:value-type="float" office:value="27263683" calcext:value-type="float">
            <text:p>27263683</text:p>
          </table:table-cell>
          <table:table-cell table:formula="of:=[.A1706]/1000/(60*60*24)" office:value-type="time" office:time-value="PT07H34M23.683S" calcext:value-type="time">
            <text:p>07:34:24</text:p>
          </table:table-cell>
          <table:table-cell office:value-type="float" office:value="1.11" calcext:value-type="float">
            <text:p>1.11</text:p>
          </table:table-cell>
          <table:table-cell office:value-type="float" office:value="112.2" calcext:value-type="float">
            <text:p>112.2</text:p>
          </table:table-cell>
          <table:table-cell office:value-type="float" office:value="124.68" calcext:value-type="float">
            <text:p>124.68</text:p>
          </table:table-cell>
          <table:table-cell office:value-type="float" office:value="929.46" calcext:value-type="float">
            <text:p>929.46</text:p>
          </table:table-cell>
          <table:table-cell office:value-type="float" office:value="1136.48" calcext:value-type="float">
            <text:p>1136.48</text:p>
          </table:table-cell>
        </table:table-row>
        <table:table-row table:style-name="ro1">
          <table:table-cell office:value-type="float" office:value="27279683" calcext:value-type="float">
            <text:p>27279683</text:p>
          </table:table-cell>
          <table:table-cell table:formula="of:=[.A1707]/1000/(60*60*24)" office:value-type="time" office:time-value="PT07H34M39.683S" calcext:value-type="time">
            <text:p>07:34:40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929.96" calcext:value-type="float">
            <text:p>929.96</text:p>
          </table:table-cell>
          <table:table-cell office:value-type="float" office:value="1137.04" calcext:value-type="float">
            <text:p>1137.04</text:p>
          </table:table-cell>
        </table:table-row>
        <table:table-row table:style-name="ro1">
          <table:table-cell office:value-type="float" office:value="27295683" calcext:value-type="float">
            <text:p>27295683</text:p>
          </table:table-cell>
          <table:table-cell table:formula="of:=[.A1708]/1000/(60*60*24)" office:value-type="time" office:time-value="PT07H34M55.683S" calcext:value-type="time">
            <text:p>07:34:56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930.46" calcext:value-type="float">
            <text:p>930.46</text:p>
          </table:table-cell>
          <table:table-cell office:value-type="float" office:value="1137.59" calcext:value-type="float">
            <text:p>1137.59</text:p>
          </table:table-cell>
        </table:table-row>
        <table:table-row table:style-name="ro1">
          <table:table-cell office:value-type="float" office:value="27311683" calcext:value-type="float">
            <text:p>27311683</text:p>
          </table:table-cell>
          <table:table-cell table:formula="of:=[.A1709]/1000/(60*60*24)" office:value-type="time" office:time-value="PT07H35M11.683S" calcext:value-type="time">
            <text:p>07:35:12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930.96" calcext:value-type="float">
            <text:p>930.96</text:p>
          </table:table-cell>
          <table:table-cell office:value-type="float" office:value="1138.14" calcext:value-type="float">
            <text:p>1138.14</text:p>
          </table:table-cell>
        </table:table-row>
        <table:table-row table:style-name="ro1">
          <table:table-cell office:value-type="float" office:value="27327683" calcext:value-type="float">
            <text:p>27327683</text:p>
          </table:table-cell>
          <table:table-cell table:formula="of:=[.A1710]/1000/(60*60*24)" office:value-type="time" office:time-value="PT07H35M27.683S" calcext:value-type="time">
            <text:p>07:35:28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931.46" calcext:value-type="float">
            <text:p>931.46</text:p>
          </table:table-cell>
          <table:table-cell office:value-type="float" office:value="1138.7" calcext:value-type="float">
            <text:p>1138.7</text:p>
          </table:table-cell>
        </table:table-row>
        <table:table-row table:style-name="ro1">
          <table:table-cell office:value-type="float" office:value="27343683" calcext:value-type="float">
            <text:p>27343683</text:p>
          </table:table-cell>
          <table:table-cell table:formula="of:=[.A1711]/1000/(60*60*24)" office:value-type="time" office:time-value="PT07H35M43.683S" calcext:value-type="time">
            <text:p>07:35:44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931.95" calcext:value-type="float">
            <text:p>931.95</text:p>
          </table:table-cell>
          <table:table-cell office:value-type="float" office:value="1139.25" calcext:value-type="float">
            <text:p>1139.25</text:p>
          </table:table-cell>
        </table:table-row>
        <table:table-row table:style-name="ro1">
          <table:table-cell office:value-type="float" office:value="27359683" calcext:value-type="float">
            <text:p>27359683</text:p>
          </table:table-cell>
          <table:table-cell table:formula="of:=[.A1712]/1000/(60*60*24)" office:value-type="time" office:time-value="PT07H35M59.683S" calcext:value-type="time">
            <text:p>07:36:00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932.45" calcext:value-type="float">
            <text:p>932.45</text:p>
          </table:table-cell>
          <table:table-cell office:value-type="float" office:value="1139.8" calcext:value-type="float">
            <text:p>1139.8</text:p>
          </table:table-cell>
        </table:table-row>
        <table:table-row table:style-name="ro1">
          <table:table-cell office:value-type="float" office:value="27375683" calcext:value-type="float">
            <text:p>27375683</text:p>
          </table:table-cell>
          <table:table-cell table:formula="of:=[.A1713]/1000/(60*60*24)" office:value-type="time" office:time-value="PT07H36M15.683S" calcext:value-type="time">
            <text:p>07:36:16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932.95" calcext:value-type="float">
            <text:p>932.95</text:p>
          </table:table-cell>
          <table:table-cell office:value-type="float" office:value="1140.35" calcext:value-type="float">
            <text:p>1140.35</text:p>
          </table:table-cell>
        </table:table-row>
        <table:table-row table:style-name="ro1">
          <table:table-cell office:value-type="float" office:value="27391683" calcext:value-type="float">
            <text:p>27391683</text:p>
          </table:table-cell>
          <table:table-cell table:formula="of:=[.A1714]/1000/(60*60*24)" office:value-type="time" office:time-value="PT07H36M31.683S" calcext:value-type="time">
            <text:p>07:36:32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933.44" calcext:value-type="float">
            <text:p>933.44</text:p>
          </table:table-cell>
          <table:table-cell office:value-type="float" office:value="1140.91" calcext:value-type="float">
            <text:p>1140.91</text:p>
          </table:table-cell>
        </table:table-row>
        <table:table-row table:style-name="ro1">
          <table:table-cell office:value-type="float" office:value="27407683" calcext:value-type="float">
            <text:p>27407683</text:p>
          </table:table-cell>
          <table:table-cell table:formula="of:=[.A1715]/1000/(60*60*24)" office:value-type="time" office:time-value="PT07H36M47.683S" calcext:value-type="time">
            <text:p>07:36:48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933.94" calcext:value-type="float">
            <text:p>933.94</text:p>
          </table:table-cell>
          <table:table-cell office:value-type="float" office:value="1141.46" calcext:value-type="float">
            <text:p>1141.46</text:p>
          </table:table-cell>
        </table:table-row>
        <table:table-row table:style-name="ro1">
          <table:table-cell office:value-type="float" office:value="27423683" calcext:value-type="float">
            <text:p>27423683</text:p>
          </table:table-cell>
          <table:table-cell table:formula="of:=[.A1716]/1000/(60*60*24)" office:value-type="time" office:time-value="PT07H37M03.683S" calcext:value-type="time">
            <text:p>07:37:04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934.44" calcext:value-type="float">
            <text:p>934.44</text:p>
          </table:table-cell>
          <table:table-cell office:value-type="float" office:value="1142.01" calcext:value-type="float">
            <text:p>1142.01</text:p>
          </table:table-cell>
        </table:table-row>
        <table:table-row table:style-name="ro1">
          <table:table-cell office:value-type="float" office:value="27439683" calcext:value-type="float">
            <text:p>27439683</text:p>
          </table:table-cell>
          <table:table-cell table:formula="of:=[.A1717]/1000/(60*60*24)" office:value-type="time" office:time-value="PT07H37M19.683S" calcext:value-type="time">
            <text:p>07:37:20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934.93" calcext:value-type="float">
            <text:p>934.93</text:p>
          </table:table-cell>
          <table:table-cell office:value-type="float" office:value="1142.56" calcext:value-type="float">
            <text:p>1142.56</text:p>
          </table:table-cell>
        </table:table-row>
        <table:table-row table:style-name="ro1">
          <table:table-cell office:value-type="float" office:value="27455683" calcext:value-type="float">
            <text:p>27455683</text:p>
          </table:table-cell>
          <table:table-cell table:formula="of:=[.A1718]/1000/(60*60*24)" office:value-type="time" office:time-value="PT07H37M35.683S" calcext:value-type="time">
            <text:p>07:37:36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935.43" calcext:value-type="float">
            <text:p>935.43</text:p>
          </table:table-cell>
          <table:table-cell office:value-type="float" office:value="1143.11" calcext:value-type="float">
            <text:p>1143.11</text:p>
          </table:table-cell>
        </table:table-row>
        <table:table-row table:style-name="ro1">
          <table:table-cell office:value-type="float" office:value="27471683" calcext:value-type="float">
            <text:p>27471683</text:p>
          </table:table-cell>
          <table:table-cell table:formula="of:=[.A1719]/1000/(60*60*24)" office:value-type="time" office:time-value="PT07H37M51.683S" calcext:value-type="time">
            <text:p>07:37:52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935.93" calcext:value-type="float">
            <text:p>935.93</text:p>
          </table:table-cell>
          <table:table-cell office:value-type="float" office:value="1143.65" calcext:value-type="float">
            <text:p>1143.65</text:p>
          </table:table-cell>
        </table:table-row>
        <table:table-row table:style-name="ro1">
          <table:table-cell office:value-type="float" office:value="27487683" calcext:value-type="float">
            <text:p>27487683</text:p>
          </table:table-cell>
          <table:table-cell table:formula="of:=[.A1720]/1000/(60*60*24)" office:value-type="time" office:time-value="PT07H38M07.683S" calcext:value-type="time">
            <text:p>07:38:08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936.42" calcext:value-type="float">
            <text:p>936.42</text:p>
          </table:table-cell>
          <table:table-cell office:value-type="float" office:value="1144.2" calcext:value-type="float">
            <text:p>1144.2</text:p>
          </table:table-cell>
        </table:table-row>
        <table:table-row table:style-name="ro1">
          <table:table-cell office:value-type="float" office:value="27503683" calcext:value-type="float">
            <text:p>27503683</text:p>
          </table:table-cell>
          <table:table-cell table:formula="of:=[.A1721]/1000/(60*60*24)" office:value-type="time" office:time-value="PT07H38M23.683S" calcext:value-type="time">
            <text:p>07:38:24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936.92" calcext:value-type="float">
            <text:p>936.92</text:p>
          </table:table-cell>
          <table:table-cell office:value-type="float" office:value="1144.75" calcext:value-type="float">
            <text:p>1144.75</text:p>
          </table:table-cell>
        </table:table-row>
        <table:table-row table:style-name="ro1">
          <table:table-cell office:value-type="float" office:value="27519683" calcext:value-type="float">
            <text:p>27519683</text:p>
          </table:table-cell>
          <table:table-cell table:formula="of:=[.A1722]/1000/(60*60*24)" office:value-type="time" office:time-value="PT07H38M39.683S" calcext:value-type="time">
            <text:p>07:38:40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937.41" calcext:value-type="float">
            <text:p>937.41</text:p>
          </table:table-cell>
          <table:table-cell office:value-type="float" office:value="1145.3" calcext:value-type="float">
            <text:p>1145.3</text:p>
          </table:table-cell>
        </table:table-row>
        <table:table-row table:style-name="ro1">
          <table:table-cell office:value-type="float" office:value="27535683" calcext:value-type="float">
            <text:p>27535683</text:p>
          </table:table-cell>
          <table:table-cell table:formula="of:=[.A1723]/1000/(60*60*24)" office:value-type="time" office:time-value="PT07H38M55.683S" calcext:value-type="time">
            <text:p>07:38:56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937.91" calcext:value-type="float">
            <text:p>937.91</text:p>
          </table:table-cell>
          <table:table-cell office:value-type="float" office:value="1145.85" calcext:value-type="float">
            <text:p>1145.85</text:p>
          </table:table-cell>
        </table:table-row>
        <table:table-row table:style-name="ro1">
          <table:table-cell office:value-type="float" office:value="27551683" calcext:value-type="float">
            <text:p>27551683</text:p>
          </table:table-cell>
          <table:table-cell table:formula="of:=[.A1724]/1000/(60*60*24)" office:value-type="time" office:time-value="PT07H39M11.683S" calcext:value-type="time">
            <text:p>07:39:12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938.4" calcext:value-type="float">
            <text:p>938.4</text:p>
          </table:table-cell>
          <table:table-cell office:value-type="float" office:value="1146.4" calcext:value-type="float">
            <text:p>1146.4</text:p>
          </table:table-cell>
        </table:table-row>
        <table:table-row table:style-name="ro1">
          <table:table-cell office:value-type="float" office:value="27567683" calcext:value-type="float">
            <text:p>27567683</text:p>
          </table:table-cell>
          <table:table-cell table:formula="of:=[.A1725]/1000/(60*60*24)" office:value-type="time" office:time-value="PT07H39M27.683S" calcext:value-type="time">
            <text:p>07:39:28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938.9" calcext:value-type="float">
            <text:p>938.9</text:p>
          </table:table-cell>
          <table:table-cell office:value-type="float" office:value="1146.94" calcext:value-type="float">
            <text:p>1146.94</text:p>
          </table:table-cell>
        </table:table-row>
        <table:table-row table:style-name="ro1">
          <table:table-cell office:value-type="float" office:value="27583683" calcext:value-type="float">
            <text:p>27583683</text:p>
          </table:table-cell>
          <table:table-cell table:formula="of:=[.A1726]/1000/(60*60*24)" office:value-type="time" office:time-value="PT07H39M43.683S" calcext:value-type="time">
            <text:p>07:39:44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939.39" calcext:value-type="float">
            <text:p>939.39</text:p>
          </table:table-cell>
          <table:table-cell office:value-type="float" office:value="1147.49" calcext:value-type="float">
            <text:p>1147.49</text:p>
          </table:table-cell>
        </table:table-row>
        <table:table-row table:style-name="ro1">
          <table:table-cell office:value-type="float" office:value="27599683" calcext:value-type="float">
            <text:p>27599683</text:p>
          </table:table-cell>
          <table:table-cell table:formula="of:=[.A1727]/1000/(60*60*24)" office:value-type="time" office:time-value="PT07H39M59.683S" calcext:value-type="time">
            <text:p>07:40:00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939.89" calcext:value-type="float">
            <text:p>939.89</text:p>
          </table:table-cell>
          <table:table-cell office:value-type="float" office:value="1148.03" calcext:value-type="float">
            <text:p>1148.03</text:p>
          </table:table-cell>
        </table:table-row>
        <table:table-row table:style-name="ro1">
          <table:table-cell office:value-type="float" office:value="27615683" calcext:value-type="float">
            <text:p>27615683</text:p>
          </table:table-cell>
          <table:table-cell table:formula="of:=[.A1728]/1000/(60*60*24)" office:value-type="time" office:time-value="PT07H40M15.683S" calcext:value-type="time">
            <text:p>07:40:16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940.38" calcext:value-type="float">
            <text:p>940.38</text:p>
          </table:table-cell>
          <table:table-cell office:value-type="float" office:value="1148.58" calcext:value-type="float">
            <text:p>1148.58</text:p>
          </table:table-cell>
        </table:table-row>
        <table:table-row table:style-name="ro1">
          <table:table-cell office:value-type="float" office:value="27631683" calcext:value-type="float">
            <text:p>27631683</text:p>
          </table:table-cell>
          <table:table-cell table:formula="of:=[.A1729]/1000/(60*60*24)" office:value-type="time" office:time-value="PT07H40M31.683S" calcext:value-type="time">
            <text:p>07:40:32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5" calcext:value-type="float">
            <text:p>122.45</text:p>
          </table:table-cell>
          <table:table-cell office:value-type="float" office:value="940.87" calcext:value-type="float">
            <text:p>940.87</text:p>
          </table:table-cell>
          <table:table-cell office:value-type="float" office:value="1149.12" calcext:value-type="float">
            <text:p>1149.12</text:p>
          </table:table-cell>
        </table:table-row>
        <table:table-row table:style-name="ro1">
          <table:table-cell office:value-type="float" office:value="27647683" calcext:value-type="float">
            <text:p>27647683</text:p>
          </table:table-cell>
          <table:table-cell table:formula="of:=[.A1730]/1000/(60*60*24)" office:value-type="time" office:time-value="PT07H40M47.683S" calcext:value-type="time">
            <text:p>07:40:48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941.37" calcext:value-type="float">
            <text:p>941.37</text:p>
          </table:table-cell>
          <table:table-cell office:value-type="float" office:value="1149.66" calcext:value-type="float">
            <text:p>1149.66</text:p>
          </table:table-cell>
        </table:table-row>
        <table:table-row table:style-name="ro1">
          <table:table-cell office:value-type="float" office:value="27663683" calcext:value-type="float">
            <text:p>27663683</text:p>
          </table:table-cell>
          <table:table-cell table:formula="of:=[.A1731]/1000/(60*60*24)" office:value-type="time" office:time-value="PT07H41M03.683S" calcext:value-type="time">
            <text:p>07:41:04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941.86" calcext:value-type="float">
            <text:p>941.86</text:p>
          </table:table-cell>
          <table:table-cell office:value-type="float" office:value="1150.21" calcext:value-type="float">
            <text:p>1150.21</text:p>
          </table:table-cell>
        </table:table-row>
        <table:table-row table:style-name="ro1">
          <table:table-cell office:value-type="float" office:value="27679683" calcext:value-type="float">
            <text:p>27679683</text:p>
          </table:table-cell>
          <table:table-cell table:formula="of:=[.A1732]/1000/(60*60*24)" office:value-type="time" office:time-value="PT07H41M19.683S" calcext:value-type="time">
            <text:p>07:41:20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942.35" calcext:value-type="float">
            <text:p>942.35</text:p>
          </table:table-cell>
          <table:table-cell office:value-type="float" office:value="1150.75" calcext:value-type="float">
            <text:p>1150.75</text:p>
          </table:table-cell>
        </table:table-row>
        <table:table-row table:style-name="ro1">
          <table:table-cell office:value-type="float" office:value="27695683" calcext:value-type="float">
            <text:p>27695683</text:p>
          </table:table-cell>
          <table:table-cell table:formula="of:=[.A1733]/1000/(60*60*24)" office:value-type="time" office:time-value="PT07H41M35.683S" calcext:value-type="time">
            <text:p>07:41:36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2.22" calcext:value-type="float">
            <text:p>122.22</text:p>
          </table:table-cell>
          <table:table-cell office:value-type="float" office:value="942.85" calcext:value-type="float">
            <text:p>942.85</text:p>
          </table:table-cell>
          <table:table-cell office:value-type="float" office:value="1151.29" calcext:value-type="float">
            <text:p>1151.29</text:p>
          </table:table-cell>
        </table:table-row>
        <table:table-row table:style-name="ro1">
          <table:table-cell office:value-type="float" office:value="27711683" calcext:value-type="float">
            <text:p>27711683</text:p>
          </table:table-cell>
          <table:table-cell table:formula="of:=[.A1734]/1000/(60*60*24)" office:value-type="time" office:time-value="PT07H41M51.683S" calcext:value-type="time">
            <text:p>07:41:52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943.34" calcext:value-type="float">
            <text:p>943.34</text:p>
          </table:table-cell>
          <table:table-cell office:value-type="float" office:value="1151.83" calcext:value-type="float">
            <text:p>1151.83</text:p>
          </table:table-cell>
        </table:table-row>
        <table:table-row table:style-name="ro1">
          <table:table-cell office:value-type="float" office:value="27727683" calcext:value-type="float">
            <text:p>27727683</text:p>
          </table:table-cell>
          <table:table-cell table:formula="of:=[.A1735]/1000/(60*60*24)" office:value-type="time" office:time-value="PT07H42M07.683S" calcext:value-type="time">
            <text:p>07:42:08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943.83" calcext:value-type="float">
            <text:p>943.83</text:p>
          </table:table-cell>
          <table:table-cell office:value-type="float" office:value="1152.37" calcext:value-type="float">
            <text:p>1152.37</text:p>
          </table:table-cell>
        </table:table-row>
        <table:table-row table:style-name="ro1">
          <table:table-cell office:value-type="float" office:value="27743683" calcext:value-type="float">
            <text:p>27743683</text:p>
          </table:table-cell>
          <table:table-cell table:formula="of:=[.A1736]/1000/(60*60*24)" office:value-type="time" office:time-value="PT07H42M23.683S" calcext:value-type="time">
            <text:p>07:42:24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944.32" calcext:value-type="float">
            <text:p>944.32</text:p>
          </table:table-cell>
          <table:table-cell office:value-type="float" office:value="1152.91" calcext:value-type="float">
            <text:p>1152.91</text:p>
          </table:table-cell>
        </table:table-row>
        <table:table-row table:style-name="ro1">
          <table:table-cell office:value-type="float" office:value="27759683" calcext:value-type="float">
            <text:p>27759683</text:p>
          </table:table-cell>
          <table:table-cell table:formula="of:=[.A1737]/1000/(60*60*24)" office:value-type="time" office:time-value="PT07H42M39.683S" calcext:value-type="time">
            <text:p>07:42:40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11" calcext:value-type="float">
            <text:p>121.11</text:p>
          </table:table-cell>
          <table:table-cell office:value-type="float" office:value="944.81" calcext:value-type="float">
            <text:p>944.81</text:p>
          </table:table-cell>
          <table:table-cell office:value-type="float" office:value="1153.45" calcext:value-type="float">
            <text:p>1153.45</text:p>
          </table:table-cell>
        </table:table-row>
        <table:table-row table:style-name="ro1">
          <table:table-cell office:value-type="float" office:value="27775683" calcext:value-type="float">
            <text:p>27775683</text:p>
          </table:table-cell>
          <table:table-cell table:formula="of:=[.A1738]/1000/(60*60*24)" office:value-type="time" office:time-value="PT07H42M55.683S" calcext:value-type="time">
            <text:p>07:42:56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11" calcext:value-type="float">
            <text:p>121.11</text:p>
          </table:table-cell>
          <table:table-cell office:value-type="float" office:value="945.31" calcext:value-type="float">
            <text:p>945.31</text:p>
          </table:table-cell>
          <table:table-cell office:value-type="float" office:value="1153.99" calcext:value-type="float">
            <text:p>1153.99</text:p>
          </table:table-cell>
        </table:table-row>
        <table:table-row table:style-name="ro1">
          <table:table-cell office:value-type="float" office:value="27791683" calcext:value-type="float">
            <text:p>27791683</text:p>
          </table:table-cell>
          <table:table-cell table:formula="of:=[.A1739]/1000/(60*60*24)" office:value-type="time" office:time-value="PT07H43M11.683S" calcext:value-type="time">
            <text:p>07:43:12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945.8" calcext:value-type="float">
            <text:p>945.8</text:p>
          </table:table-cell>
          <table:table-cell office:value-type="float" office:value="1154.53" calcext:value-type="float">
            <text:p>1154.53</text:p>
          </table:table-cell>
        </table:table-row>
        <table:table-row table:style-name="ro1">
          <table:table-cell office:value-type="float" office:value="27807683" calcext:value-type="float">
            <text:p>27807683</text:p>
          </table:table-cell>
          <table:table-cell table:formula="of:=[.A1740]/1000/(60*60*24)" office:value-type="time" office:time-value="PT07H43M27.683S" calcext:value-type="time">
            <text:p>07:43:28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946.29" calcext:value-type="float">
            <text:p>946.29</text:p>
          </table:table-cell>
          <table:table-cell office:value-type="float" office:value="1155.07" calcext:value-type="float">
            <text:p>1155.07</text:p>
          </table:table-cell>
        </table:table-row>
        <table:table-row table:style-name="ro1">
          <table:table-cell office:value-type="float" office:value="27823683" calcext:value-type="float">
            <text:p>27823683</text:p>
          </table:table-cell>
          <table:table-cell table:formula="of:=[.A1741]/1000/(60*60*24)" office:value-type="time" office:time-value="PT07H43M43.683S" calcext:value-type="time">
            <text:p>07:43:44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946.78" calcext:value-type="float">
            <text:p>946.78</text:p>
          </table:table-cell>
          <table:table-cell office:value-type="float" office:value="1155.61" calcext:value-type="float">
            <text:p>1155.61</text:p>
          </table:table-cell>
        </table:table-row>
        <table:table-row table:style-name="ro1">
          <table:table-cell office:value-type="float" office:value="27839683" calcext:value-type="float">
            <text:p>27839683</text:p>
          </table:table-cell>
          <table:table-cell table:formula="of:=[.A1742]/1000/(60*60*24)" office:value-type="time" office:time-value="PT07H43M59.683S" calcext:value-type="time">
            <text:p>07:44:00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947.27" calcext:value-type="float">
            <text:p>947.27</text:p>
          </table:table-cell>
          <table:table-cell office:value-type="float" office:value="1156.14" calcext:value-type="float">
            <text:p>1156.14</text:p>
          </table:table-cell>
        </table:table-row>
        <table:table-row table:style-name="ro1">
          <table:table-cell office:value-type="float" office:value="27855683" calcext:value-type="float">
            <text:p>27855683</text:p>
          </table:table-cell>
          <table:table-cell table:formula="of:=[.A1743]/1000/(60*60*24)" office:value-type="time" office:time-value="PT07H44M15.683S" calcext:value-type="time">
            <text:p>07:44:16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947.76" calcext:value-type="float">
            <text:p>947.76</text:p>
          </table:table-cell>
          <table:table-cell office:value-type="float" office:value="1156.68" calcext:value-type="float">
            <text:p>1156.68</text:p>
          </table:table-cell>
        </table:table-row>
        <table:table-row table:style-name="ro1">
          <table:table-cell office:value-type="float" office:value="27871683" calcext:value-type="float">
            <text:p>27871683</text:p>
          </table:table-cell>
          <table:table-cell table:formula="of:=[.A1744]/1000/(60*60*24)" office:value-type="time" office:time-value="PT07H44M31.683S" calcext:value-type="time">
            <text:p>07:44:32</text:p>
          </table:table-cell>
          <table:table-cell office:value-type="float" office:value="1.09" calcext:value-type="float">
            <text:p>1.09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23" calcext:value-type="float">
            <text:p>120.23</text:p>
          </table:table-cell>
          <table:table-cell office:value-type="float" office:value="948.25" calcext:value-type="float">
            <text:p>948.25</text:p>
          </table:table-cell>
          <table:table-cell office:value-type="float" office:value="1157.21" calcext:value-type="float">
            <text:p>1157.21</text:p>
          </table:table-cell>
        </table:table-row>
        <table:table-row table:style-name="ro1">
          <table:table-cell office:value-type="float" office:value="27887683" calcext:value-type="float">
            <text:p>27887683</text:p>
          </table:table-cell>
          <table:table-cell table:formula="of:=[.A1745]/1000/(60*60*24)" office:value-type="time" office:time-value="PT07H44M47.683S" calcext:value-type="time">
            <text:p>07:44:48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948.74" calcext:value-type="float">
            <text:p>948.74</text:p>
          </table:table-cell>
          <table:table-cell office:value-type="float" office:value="1157.75" calcext:value-type="float">
            <text:p>1157.75</text:p>
          </table:table-cell>
        </table:table-row>
        <table:table-row table:style-name="ro1">
          <table:table-cell office:value-type="float" office:value="27903682" calcext:value-type="float">
            <text:p>27903682</text:p>
          </table:table-cell>
          <table:table-cell table:formula="of:=[.A1746]/1000/(60*60*24)" office:value-type="time" office:time-value="PT07H45M03.682S" calcext:value-type="time">
            <text:p>07:45:04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949.23" calcext:value-type="float">
            <text:p>949.23</text:p>
          </table:table-cell>
          <table:table-cell office:value-type="float" office:value="1158.28" calcext:value-type="float">
            <text:p>1158.28</text:p>
          </table:table-cell>
        </table:table-row>
        <table:table-row table:style-name="ro1">
          <table:table-cell office:value-type="float" office:value="27919683" calcext:value-type="float">
            <text:p>27919683</text:p>
          </table:table-cell>
          <table:table-cell table:formula="of:=[.A1747]/1000/(60*60*24)" office:value-type="time" office:time-value="PT07H45M19.683S" calcext:value-type="time">
            <text:p>07:45:20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949.72" calcext:value-type="float">
            <text:p>949.72</text:p>
          </table:table-cell>
          <table:table-cell office:value-type="float" office:value="1158.82" calcext:value-type="float">
            <text:p>1158.82</text:p>
          </table:table-cell>
        </table:table-row>
        <table:table-row table:style-name="ro1">
          <table:table-cell office:value-type="float" office:value="27935683" calcext:value-type="float">
            <text:p>27935683</text:p>
          </table:table-cell>
          <table:table-cell table:formula="of:=[.A1748]/1000/(60*60*24)" office:value-type="time" office:time-value="PT07H45M35.683S" calcext:value-type="time">
            <text:p>07:45:36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950.2" calcext:value-type="float">
            <text:p>950.2</text:p>
          </table:table-cell>
          <table:table-cell office:value-type="float" office:value="1159.35" calcext:value-type="float">
            <text:p>1159.35</text:p>
          </table:table-cell>
        </table:table-row>
        <table:table-row table:style-name="ro1">
          <table:table-cell office:value-type="float" office:value="27951683" calcext:value-type="float">
            <text:p>27951683</text:p>
          </table:table-cell>
          <table:table-cell table:formula="of:=[.A1749]/1000/(60*60*24)" office:value-type="time" office:time-value="PT07H45M51.683S" calcext:value-type="time">
            <text:p>07:45:52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950.69" calcext:value-type="float">
            <text:p>950.69</text:p>
          </table:table-cell>
          <table:table-cell office:value-type="float" office:value="1159.88" calcext:value-type="float">
            <text:p>1159.88</text:p>
          </table:table-cell>
        </table:table-row>
        <table:table-row table:style-name="ro1">
          <table:table-cell office:value-type="float" office:value="27967683" calcext:value-type="float">
            <text:p>27967683</text:p>
          </table:table-cell>
          <table:table-cell table:formula="of:=[.A1750]/1000/(60*60*24)" office:value-type="time" office:time-value="PT07H46M07.683S" calcext:value-type="time">
            <text:p>07:46:08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951.18" calcext:value-type="float">
            <text:p>951.18</text:p>
          </table:table-cell>
          <table:table-cell office:value-type="float" office:value="1160.41" calcext:value-type="float">
            <text:p>1160.41</text:p>
          </table:table-cell>
        </table:table-row>
        <table:table-row table:style-name="ro1">
          <table:table-cell office:value-type="float" office:value="27983683" calcext:value-type="float">
            <text:p>27983683</text:p>
          </table:table-cell>
          <table:table-cell table:formula="of:=[.A1751]/1000/(60*60*24)" office:value-type="time" office:time-value="PT07H46M23.683S" calcext:value-type="time">
            <text:p>07:46:24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951.67" calcext:value-type="float">
            <text:p>951.67</text:p>
          </table:table-cell>
          <table:table-cell office:value-type="float" office:value="1160.94" calcext:value-type="float">
            <text:p>1160.94</text:p>
          </table:table-cell>
        </table:table-row>
        <table:table-row table:style-name="ro1">
          <table:table-cell office:value-type="float" office:value="27999683" calcext:value-type="float">
            <text:p>27999683</text:p>
          </table:table-cell>
          <table:table-cell table:formula="of:=[.A1752]/1000/(60*60*24)" office:value-type="time" office:time-value="PT07H46M39.683S" calcext:value-type="time">
            <text:p>07:46:40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952.16" calcext:value-type="float">
            <text:p>952.16</text:p>
          </table:table-cell>
          <table:table-cell office:value-type="float" office:value="1161.47" calcext:value-type="float">
            <text:p>1161.47</text:p>
          </table:table-cell>
        </table:table-row>
        <table:table-row table:style-name="ro1">
          <table:table-cell office:value-type="float" office:value="28015683" calcext:value-type="float">
            <text:p>28015683</text:p>
          </table:table-cell>
          <table:table-cell table:formula="of:=[.A1753]/1000/(60*60*24)" office:value-type="time" office:time-value="PT07H46M55.683S" calcext:value-type="time">
            <text:p>07:46:56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952.64" calcext:value-type="float">
            <text:p>952.64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28031683" calcext:value-type="float">
            <text:p>28031683</text:p>
          </table:table-cell>
          <table:table-cell table:formula="of:=[.A1754]/1000/(60*60*24)" office:value-type="time" office:time-value="PT07H47M11.683S" calcext:value-type="time">
            <text:p>07:47:12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953.13" calcext:value-type="float">
            <text:p>953.13</text:p>
          </table:table-cell>
          <table:table-cell office:value-type="float" office:value="1162.53" calcext:value-type="float">
            <text:p>1162.53</text:p>
          </table:table-cell>
        </table:table-row>
        <table:table-row table:style-name="ro1">
          <table:table-cell office:value-type="float" office:value="28047683" calcext:value-type="float">
            <text:p>28047683</text:p>
          </table:table-cell>
          <table:table-cell table:formula="of:=[.A1755]/1000/(60*60*24)" office:value-type="time" office:time-value="PT07H47M27.683S" calcext:value-type="time">
            <text:p>07:47:28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953.62" calcext:value-type="float">
            <text:p>953.62</text:p>
          </table:table-cell>
          <table:table-cell office:value-type="float" office:value="1163.06" calcext:value-type="float">
            <text:p>1163.06</text:p>
          </table:table-cell>
        </table:table-row>
        <table:table-row table:style-name="ro1">
          <table:table-cell office:value-type="float" office:value="28063683" calcext:value-type="float">
            <text:p>28063683</text:p>
          </table:table-cell>
          <table:table-cell table:formula="of:=[.A1756]/1000/(60*60*24)" office:value-type="time" office:time-value="PT07H47M43.683S" calcext:value-type="time">
            <text:p>07:47:44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954.1" calcext:value-type="float">
            <text:p>954.1</text:p>
          </table:table-cell>
          <table:table-cell office:value-type="float" office:value="1163.59" calcext:value-type="float">
            <text:p>1163.59</text:p>
          </table:table-cell>
        </table:table-row>
        <table:table-row table:style-name="ro1">
          <table:table-cell office:value-type="float" office:value="28079683" calcext:value-type="float">
            <text:p>28079683</text:p>
          </table:table-cell>
          <table:table-cell table:formula="of:=[.A1757]/1000/(60*60*24)" office:value-type="time" office:time-value="PT07H47M59.683S" calcext:value-type="time">
            <text:p>07:48:00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954.59" calcext:value-type="float">
            <text:p>954.59</text:p>
          </table:table-cell>
          <table:table-cell office:value-type="float" office:value="1164.11" calcext:value-type="float">
            <text:p>1164.11</text:p>
          </table:table-cell>
        </table:table-row>
        <table:table-row table:style-name="ro1">
          <table:table-cell office:value-type="float" office:value="28095683" calcext:value-type="float">
            <text:p>28095683</text:p>
          </table:table-cell>
          <table:table-cell table:formula="of:=[.A1758]/1000/(60*60*24)" office:value-type="time" office:time-value="PT07H48M15.683S" calcext:value-type="time">
            <text:p>07:48:16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955.07" calcext:value-type="float">
            <text:p>955.07</text:p>
          </table:table-cell>
          <table:table-cell office:value-type="float" office:value="1164.64" calcext:value-type="float">
            <text:p>1164.64</text:p>
          </table:table-cell>
        </table:table-row>
        <table:table-row table:style-name="ro1">
          <table:table-cell office:value-type="float" office:value="28111683" calcext:value-type="float">
            <text:p>28111683</text:p>
          </table:table-cell>
          <table:table-cell table:formula="of:=[.A1759]/1000/(60*60*24)" office:value-type="time" office:time-value="PT07H48M31.683S" calcext:value-type="time">
            <text:p>07:48:32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4" calcext:value-type="float">
            <text:p>118.14</text:p>
          </table:table-cell>
          <table:table-cell office:value-type="float" office:value="955.56" calcext:value-type="float">
            <text:p>955.56</text:p>
          </table:table-cell>
          <table:table-cell office:value-type="float" office:value="1165.16" calcext:value-type="float">
            <text:p>1165.16</text:p>
          </table:table-cell>
        </table:table-row>
        <table:table-row table:style-name="ro1">
          <table:table-cell office:value-type="float" office:value="28127683" calcext:value-type="float">
            <text:p>28127683</text:p>
          </table:table-cell>
          <table:table-cell table:formula="of:=[.A1760]/1000/(60*60*24)" office:value-type="time" office:time-value="PT07H48M47.683S" calcext:value-type="time">
            <text:p>07:48:48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956.04" calcext:value-type="float">
            <text:p>956.04</text:p>
          </table:table-cell>
          <table:table-cell office:value-type="float" office:value="1165.69" calcext:value-type="float">
            <text:p>1165.69</text:p>
          </table:table-cell>
        </table:table-row>
        <table:table-row table:style-name="ro1">
          <table:table-cell office:value-type="float" office:value="28143683" calcext:value-type="float">
            <text:p>28143683</text:p>
          </table:table-cell>
          <table:table-cell table:formula="of:=[.A1761]/1000/(60*60*24)" office:value-type="time" office:time-value="PT07H49M03.683S" calcext:value-type="time">
            <text:p>07:49:04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956.53" calcext:value-type="float">
            <text:p>956.53</text:p>
          </table:table-cell>
          <table:table-cell office:value-type="float" office:value="1166.21" calcext:value-type="float">
            <text:p>1166.21</text:p>
          </table:table-cell>
        </table:table-row>
        <table:table-row table:style-name="ro1">
          <table:table-cell office:value-type="float" office:value="28159683" calcext:value-type="float">
            <text:p>28159683</text:p>
          </table:table-cell>
          <table:table-cell table:formula="of:=[.A1762]/1000/(60*60*24)" office:value-type="time" office:time-value="PT07H49M19.683S" calcext:value-type="time">
            <text:p>07:49:20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957.01" calcext:value-type="float">
            <text:p>957.01</text:p>
          </table:table-cell>
          <table:table-cell office:value-type="float" office:value="1166.73" calcext:value-type="float">
            <text:p>1166.73</text:p>
          </table:table-cell>
        </table:table-row>
        <table:table-row table:style-name="ro1">
          <table:table-cell office:value-type="float" office:value="28175683" calcext:value-type="float">
            <text:p>28175683</text:p>
          </table:table-cell>
          <table:table-cell table:formula="of:=[.A1763]/1000/(60*60*24)" office:value-type="time" office:time-value="PT07H49M35.683S" calcext:value-type="time">
            <text:p>07:49:36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957.49" calcext:value-type="float">
            <text:p>957.49</text:p>
          </table:table-cell>
          <table:table-cell office:value-type="float" office:value="1167.25" calcext:value-type="float">
            <text:p>1167.25</text:p>
          </table:table-cell>
        </table:table-row>
        <table:table-row table:style-name="ro1">
          <table:table-cell office:value-type="float" office:value="28191683" calcext:value-type="float">
            <text:p>28191683</text:p>
          </table:table-cell>
          <table:table-cell table:formula="of:=[.A1764]/1000/(60*60*24)" office:value-type="time" office:time-value="PT07H49M51.683S" calcext:value-type="time">
            <text:p>07:49:52</text:p>
          </table:table-cell>
          <table:table-cell office:value-type="float" office:value="1.08" calcext:value-type="float">
            <text:p>1.08</text:p>
          </table:table-cell>
          <table:table-cell office:value-type="float" office:value="108.6" calcext:value-type="float">
            <text:p>108.6</text:p>
          </table:table-cell>
          <table:table-cell office:value-type="float" office:value="117.17" calcext:value-type="float">
            <text:p>117.17</text:p>
          </table:table-cell>
          <table:table-cell office:value-type="float" office:value="957.98" calcext:value-type="float">
            <text:p>957.98</text:p>
          </table:table-cell>
          <table:table-cell office:value-type="float" office:value="1167.77" calcext:value-type="float">
            <text:p>1167.77</text:p>
          </table:table-cell>
        </table:table-row>
        <table:table-row table:style-name="ro1">
          <table:table-cell office:value-type="float" office:value="28207683" calcext:value-type="float">
            <text:p>28207683</text:p>
          </table:table-cell>
          <table:table-cell table:formula="of:=[.A1765]/1000/(60*60*24)" office:value-type="time" office:time-value="PT07H50M07.683S" calcext:value-type="time">
            <text:p>07:50:08</text:p>
          </table:table-cell>
          <table:table-cell office:value-type="float" office:value="1.08" calcext:value-type="float">
            <text:p>1.08</text:p>
          </table:table-cell>
          <table:table-cell office:value-type="float" office:value="108.5" calcext:value-type="float">
            <text:p>108.5</text:p>
          </table:table-cell>
          <table:table-cell office:value-type="float" office:value="117.06" calcext:value-type="float">
            <text:p>117.06</text:p>
          </table:table-cell>
          <table:table-cell office:value-type="float" office:value="958.46" calcext:value-type="float">
            <text:p>958.46</text:p>
          </table:table-cell>
          <table:table-cell office:value-type="float" office:value="1168.29" calcext:value-type="float">
            <text:p>1168.29</text:p>
          </table:table-cell>
        </table:table-row>
        <table:table-row table:style-name="ro1">
          <table:table-cell office:value-type="float" office:value="28223683" calcext:value-type="float">
            <text:p>28223683</text:p>
          </table:table-cell>
          <table:table-cell table:formula="of:=[.A1766]/1000/(60*60*24)" office:value-type="time" office:time-value="PT07H50M23.683S" calcext:value-type="time">
            <text:p>07:50:24</text:p>
          </table:table-cell>
          <table:table-cell office:value-type="float" office:value="1.07" calcext:value-type="float">
            <text:p>1.07</text:p>
          </table:table-cell>
          <table:table-cell office:value-type="float" office:value="108.5" calcext:value-type="float">
            <text:p>108.5</text:p>
          </table:table-cell>
          <table:table-cell office:value-type="float" office:value="116.62" calcext:value-type="float">
            <text:p>116.62</text:p>
          </table:table-cell>
          <table:table-cell office:value-type="float" office:value="958.94" calcext:value-type="float">
            <text:p>958.94</text:p>
          </table:table-cell>
          <table:table-cell office:value-type="float" office:value="1168.81" calcext:value-type="float">
            <text:p>1168.81</text:p>
          </table:table-cell>
        </table:table-row>
        <table:table-row table:style-name="ro1">
          <table:table-cell office:value-type="float" office:value="28239683" calcext:value-type="float">
            <text:p>28239683</text:p>
          </table:table-cell>
          <table:table-cell table:formula="of:=[.A1767]/1000/(60*60*24)" office:value-type="time" office:time-value="PT07H50M39.683S" calcext:value-type="time">
            <text:p>07:50:40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959.42" calcext:value-type="float">
            <text:p>959.42</text:p>
          </table:table-cell>
          <table:table-cell office:value-type="float" office:value="1169.33" calcext:value-type="float">
            <text:p>1169.33</text:p>
          </table:table-cell>
        </table:table-row>
        <table:table-row table:style-name="ro1">
          <table:table-cell office:value-type="float" office:value="28255683" calcext:value-type="float">
            <text:p>28255683</text:p>
          </table:table-cell>
          <table:table-cell table:formula="of:=[.A1768]/1000/(60*60*24)" office:value-type="time" office:time-value="PT07H50M55.683S" calcext:value-type="time">
            <text:p>07:50:56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959.9" calcext:value-type="float">
            <text:p>959.9</text:p>
          </table:table-cell>
          <table:table-cell office:value-type="float" office:value="1169.84" calcext:value-type="float">
            <text:p>1169.84</text:p>
          </table:table-cell>
        </table:table-row>
        <table:table-row table:style-name="ro1">
          <table:table-cell office:value-type="float" office:value="28271683" calcext:value-type="float">
            <text:p>28271683</text:p>
          </table:table-cell>
          <table:table-cell table:formula="of:=[.A1769]/1000/(60*60*24)" office:value-type="time" office:time-value="PT07H51M11.683S" calcext:value-type="time">
            <text:p>07:51:12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6.19" calcext:value-type="float">
            <text:p>116.19</text:p>
          </table:table-cell>
          <table:table-cell office:value-type="float" office:value="960.38" calcext:value-type="float">
            <text:p>960.38</text:p>
          </table:table-cell>
          <table:table-cell office:value-type="float" office:value="1170.36" calcext:value-type="float">
            <text:p>1170.36</text:p>
          </table:table-cell>
        </table:table-row>
        <table:table-row table:style-name="ro1">
          <table:table-cell office:value-type="float" office:value="28287683" calcext:value-type="float">
            <text:p>28287683</text:p>
          </table:table-cell>
          <table:table-cell table:formula="of:=[.A1770]/1000/(60*60*24)" office:value-type="time" office:time-value="PT07H51M27.683S" calcext:value-type="time">
            <text:p>07:51:28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960.86" calcext:value-type="float">
            <text:p>960.86</text:p>
          </table:table-cell>
          <table:table-cell office:value-type="float" office:value="1170.87" calcext:value-type="float">
            <text:p>1170.87</text:p>
          </table:table-cell>
        </table:table-row>
        <table:table-row table:style-name="ro1">
          <table:table-cell office:value-type="float" office:value="28303683" calcext:value-type="float">
            <text:p>28303683</text:p>
          </table:table-cell>
          <table:table-cell table:formula="of:=[.A1771]/1000/(60*60*24)" office:value-type="time" office:time-value="PT07H51M43.683S" calcext:value-type="time">
            <text:p>07:51:44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961.34" calcext:value-type="float">
            <text:p>961.34</text:p>
          </table:table-cell>
          <table:table-cell office:value-type="float" office:value="1171.39" calcext:value-type="float">
            <text:p>1171.39</text:p>
          </table:table-cell>
        </table:table-row>
        <table:table-row table:style-name="ro1">
          <table:table-cell office:value-type="float" office:value="28319683" calcext:value-type="float">
            <text:p>28319683</text:p>
          </table:table-cell>
          <table:table-cell table:formula="of:=[.A1772]/1000/(60*60*24)" office:value-type="time" office:time-value="PT07H51M59.683S" calcext:value-type="time">
            <text:p>07:52:00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" calcext:value-type="float">
            <text:p>115</text:p>
          </table:table-cell>
          <table:table-cell office:value-type="float" office:value="961.82" calcext:value-type="float">
            <text:p>961.82</text:p>
          </table:table-cell>
          <table:table-cell office:value-type="float" office:value="1171.9" calcext:value-type="float">
            <text:p>1171.9</text:p>
          </table:table-cell>
        </table:table-row>
        <table:table-row table:style-name="ro1">
          <table:table-cell office:value-type="float" office:value="28335683" calcext:value-type="float">
            <text:p>28335683</text:p>
          </table:table-cell>
          <table:table-cell table:formula="of:=[.A1773]/1000/(60*60*24)" office:value-type="time" office:time-value="PT07H52M15.683S" calcext:value-type="time">
            <text:p>07:52:16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5.32" calcext:value-type="float">
            <text:p>115.32</text:p>
          </table:table-cell>
          <table:table-cell office:value-type="float" office:value="962.3" calcext:value-type="float">
            <text:p>962.3</text:p>
          </table:table-cell>
          <table:table-cell office:value-type="float" office:value="1172.41" calcext:value-type="float">
            <text:p>1172.41</text:p>
          </table:table-cell>
        </table:table-row>
        <table:table-row table:style-name="ro1">
          <table:table-cell office:value-type="float" office:value="28351683" calcext:value-type="float">
            <text:p>28351683</text:p>
          </table:table-cell>
          <table:table-cell table:formula="of:=[.A1774]/1000/(60*60*24)" office:value-type="time" office:time-value="PT07H52M31.683S" calcext:value-type="time">
            <text:p>07:52:32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962.78" calcext:value-type="float">
            <text:p>962.78</text:p>
          </table:table-cell>
          <table:table-cell office:value-type="float" office:value="1172.92" calcext:value-type="float">
            <text:p>1172.92</text:p>
          </table:table-cell>
        </table:table-row>
        <table:table-row table:style-name="ro1">
          <table:table-cell office:value-type="float" office:value="28367683" calcext:value-type="float">
            <text:p>28367683</text:p>
          </table:table-cell>
          <table:table-cell table:formula="of:=[.A1775]/1000/(60*60*24)" office:value-type="time" office:time-value="PT07H52M47.683S" calcext:value-type="time">
            <text:p>07:52:48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963.26" calcext:value-type="float">
            <text:p>963.26</text:p>
          </table:table-cell>
          <table:table-cell office:value-type="float" office:value="1173.43" calcext:value-type="float">
            <text:p>1173.43</text:p>
          </table:table-cell>
        </table:table-row>
        <table:table-row table:style-name="ro1">
          <table:table-cell office:value-type="float" office:value="28383683" calcext:value-type="float">
            <text:p>28383683</text:p>
          </table:table-cell>
          <table:table-cell table:formula="of:=[.A1776]/1000/(60*60*24)" office:value-type="time" office:time-value="PT07H53M03.683S" calcext:value-type="time">
            <text:p>07:53:04</text:p>
          </table:table-cell>
          <table:table-cell office:value-type="float" office:value="1.07" calcext:value-type="float">
            <text:p>1.07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46" calcext:value-type="float">
            <text:p>114.46</text:p>
          </table:table-cell>
          <table:table-cell office:value-type="float" office:value="963.74" calcext:value-type="float">
            <text:p>963.74</text:p>
          </table:table-cell>
          <table:table-cell office:value-type="float" office:value="1173.94" calcext:value-type="float">
            <text:p>1173.94</text:p>
          </table:table-cell>
        </table:table-row>
        <table:table-row table:style-name="ro1">
          <table:table-cell office:value-type="float" office:value="28399683" calcext:value-type="float">
            <text:p>28399683</text:p>
          </table:table-cell>
          <table:table-cell table:formula="of:=[.A1777]/1000/(60*60*24)" office:value-type="time" office:time-value="PT07H53M19.683S" calcext:value-type="time">
            <text:p>07:53:20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92" calcext:value-type="float">
            <text:p>113.92</text:p>
          </table:table-cell>
          <table:table-cell office:value-type="float" office:value="964.21" calcext:value-type="float">
            <text:p>964.21</text:p>
          </table:table-cell>
          <table:table-cell office:value-type="float" office:value="1174.45" calcext:value-type="float">
            <text:p>1174.45</text:p>
          </table:table-cell>
        </table:table-row>
        <table:table-row table:style-name="ro1">
          <table:table-cell office:value-type="float" office:value="28415683" calcext:value-type="float">
            <text:p>28415683</text:p>
          </table:table-cell>
          <table:table-cell table:formula="of:=[.A1778]/1000/(60*60*24)" office:value-type="time" office:time-value="PT07H53M35.683S" calcext:value-type="time">
            <text:p>07:53:36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964.69" calcext:value-type="float">
            <text:p>964.69</text:p>
          </table:table-cell>
          <table:table-cell office:value-type="float" office:value="1174.95" calcext:value-type="float">
            <text:p>1174.95</text:p>
          </table:table-cell>
        </table:table-row>
        <table:table-row table:style-name="ro1">
          <table:table-cell office:value-type="float" office:value="28431683" calcext:value-type="float">
            <text:p>28431683</text:p>
          </table:table-cell>
          <table:table-cell table:formula="of:=[.A1779]/1000/(60*60*24)" office:value-type="time" office:time-value="PT07H53M51.683S" calcext:value-type="time">
            <text:p>07:53:52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8" calcext:value-type="float">
            <text:p>113.18</text:p>
          </table:table-cell>
          <table:table-cell office:value-type="float" office:value="965.16" calcext:value-type="float">
            <text:p>965.16</text:p>
          </table:table-cell>
          <table:table-cell office:value-type="float" office:value="1175.46" calcext:value-type="float">
            <text:p>1175.46</text:p>
          </table:table-cell>
        </table:table-row>
        <table:table-row table:style-name="ro1">
          <table:table-cell office:value-type="float" office:value="28447683" calcext:value-type="float">
            <text:p>28447683</text:p>
          </table:table-cell>
          <table:table-cell table:formula="of:=[.A1780]/1000/(60*60*24)" office:value-type="time" office:time-value="PT07H54M07.683S" calcext:value-type="time">
            <text:p>07:54:08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7" calcext:value-type="float">
            <text:p>113.17</text:p>
          </table:table-cell>
          <table:table-cell office:value-type="float" office:value="965.64" calcext:value-type="float">
            <text:p>965.64</text:p>
          </table:table-cell>
          <table:table-cell office:value-type="float" office:value="1175.96" calcext:value-type="float">
            <text:p>1175.96</text:p>
          </table:table-cell>
        </table:table-row>
        <table:table-row table:style-name="ro1">
          <table:table-cell office:value-type="float" office:value="28463683" calcext:value-type="float">
            <text:p>28463683</text:p>
          </table:table-cell>
          <table:table-cell table:formula="of:=[.A1781]/1000/(60*60*24)" office:value-type="time" office:time-value="PT07H54M23.683S" calcext:value-type="time">
            <text:p>07:54:24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6" calcext:value-type="float">
            <text:p>112.96</text:p>
          </table:table-cell>
          <table:table-cell office:value-type="float" office:value="966.11" calcext:value-type="float">
            <text:p>966.11</text:p>
          </table:table-cell>
          <table:table-cell office:value-type="float" office:value="1176.46" calcext:value-type="float">
            <text:p>1176.46</text:p>
          </table:table-cell>
        </table:table-row>
        <table:table-row table:style-name="ro1">
          <table:table-cell office:value-type="float" office:value="28479683" calcext:value-type="float">
            <text:p>28479683</text:p>
          </table:table-cell>
          <table:table-cell table:formula="of:=[.A1782]/1000/(60*60*24)" office:value-type="time" office:time-value="PT07H54M39.683S" calcext:value-type="time">
            <text:p>07:54:40</text:p>
          </table:table-cell>
          <table:table-cell office:value-type="float" office:value="1.06" calcext:value-type="float">
            <text:p>1.06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85" calcext:value-type="float">
            <text:p>112.85</text:p>
          </table:table-cell>
          <table:table-cell office:value-type="float" office:value="966.59" calcext:value-type="float">
            <text:p>966.59</text:p>
          </table:table-cell>
          <table:table-cell office:value-type="float" office:value="1176.97" calcext:value-type="float">
            <text:p>1176.97</text:p>
          </table:table-cell>
        </table:table-row>
        <table:table-row table:style-name="ro1">
          <table:table-cell office:value-type="float" office:value="28495683" calcext:value-type="float">
            <text:p>28495683</text:p>
          </table:table-cell>
          <table:table-cell table:formula="of:=[.A1783]/1000/(60*60*24)" office:value-type="time" office:time-value="PT07H54M55.683S" calcext:value-type="time">
            <text:p>07:54:56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967.06" calcext:value-type="float">
            <text:p>967.06</text:p>
          </table:table-cell>
          <table:table-cell office:value-type="float" office:value="1177.47" calcext:value-type="float">
            <text:p>1177.47</text:p>
          </table:table-cell>
        </table:table-row>
        <table:table-row table:style-name="ro1">
          <table:table-cell office:value-type="float" office:value="28511683" calcext:value-type="float">
            <text:p>28511683</text:p>
          </table:table-cell>
          <table:table-cell table:formula="of:=[.A1784]/1000/(60*60*24)" office:value-type="time" office:time-value="PT07H55M11.683S" calcext:value-type="time">
            <text:p>07:55:12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967.54" calcext:value-type="float">
            <text:p>967.54</text:p>
          </table:table-cell>
          <table:table-cell office:value-type="float" office:value="1177.96" calcext:value-type="float">
            <text:p>1177.96</text:p>
          </table:table-cell>
        </table:table-row>
        <table:table-row table:style-name="ro1">
          <table:table-cell office:value-type="float" office:value="28527683" calcext:value-type="float">
            <text:p>28527683</text:p>
          </table:table-cell>
          <table:table-cell table:formula="of:=[.A1785]/1000/(60*60*24)" office:value-type="time" office:time-value="PT07H55M27.683S" calcext:value-type="time">
            <text:p>07:55:28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9" calcext:value-type="float">
            <text:p>111.9</text:p>
          </table:table-cell>
          <table:table-cell office:value-type="float" office:value="968.01" calcext:value-type="float">
            <text:p>968.01</text:p>
          </table:table-cell>
          <table:table-cell office:value-type="float" office:value="1178.46" calcext:value-type="float">
            <text:p>1178.46</text:p>
          </table:table-cell>
        </table:table-row>
        <table:table-row table:style-name="ro1">
          <table:table-cell office:value-type="float" office:value="28543683" calcext:value-type="float">
            <text:p>28543683</text:p>
          </table:table-cell>
          <table:table-cell table:formula="of:=[.A1786]/1000/(60*60*24)" office:value-type="time" office:time-value="PT07H55M43.683S" calcext:value-type="time">
            <text:p>07:55:44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36" calcext:value-type="float">
            <text:p>111.36</text:p>
          </table:table-cell>
          <table:table-cell office:value-type="float" office:value="968.48" calcext:value-type="float">
            <text:p>968.48</text:p>
          </table:table-cell>
          <table:table-cell office:value-type="float" office:value="1178.96" calcext:value-type="float">
            <text:p>1178.96</text:p>
          </table:table-cell>
        </table:table-row>
        <table:table-row table:style-name="ro1">
          <table:table-cell office:value-type="float" office:value="28559683" calcext:value-type="float">
            <text:p>28559683</text:p>
          </table:table-cell>
          <table:table-cell table:formula="of:=[.A1787]/1000/(60*60*24)" office:value-type="time" office:time-value="PT07H55M59.683S" calcext:value-type="time">
            <text:p>07:56:00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968.95" calcext:value-type="float">
            <text:p>968.95</text:p>
          </table:table-cell>
          <table:table-cell office:value-type="float" office:value="1179.45" calcext:value-type="float">
            <text:p>1179.45</text:p>
          </table:table-cell>
        </table:table-row>
        <table:table-row table:style-name="ro1">
          <table:table-cell office:value-type="float" office:value="28575683" calcext:value-type="float">
            <text:p>28575683</text:p>
          </table:table-cell>
          <table:table-cell table:formula="of:=[.A1788]/1000/(60*60*24)" office:value-type="time" office:time-value="PT07H56M15.683S" calcext:value-type="time">
            <text:p>07:56:16</text:p>
          </table:table-cell>
          <table:table-cell office:value-type="float" office:value="1.05" calcext:value-type="float">
            <text:p>1.0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62" calcext:value-type="float">
            <text:p>110.62</text:p>
          </table:table-cell>
          <table:table-cell office:value-type="float" office:value="969.42" calcext:value-type="float">
            <text:p>969.42</text:p>
          </table:table-cell>
          <table:table-cell office:value-type="float" office:value="1179.94" calcext:value-type="float">
            <text:p>1179.94</text:p>
          </table:table-cell>
        </table:table-row>
        <table:table-row table:style-name="ro1">
          <table:table-cell office:value-type="float" office:value="28591683" calcext:value-type="float">
            <text:p>28591683</text:p>
          </table:table-cell>
          <table:table-cell table:formula="of:=[.A1789]/1000/(60*60*24)" office:value-type="time" office:time-value="PT07H56M31.683S" calcext:value-type="time">
            <text:p>07:56:32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969.89" calcext:value-type="float">
            <text:p>969.89</text:p>
          </table:table-cell>
          <table:table-cell office:value-type="float" office:value="1180.44" calcext:value-type="float">
            <text:p>1180.44</text:p>
          </table:table-cell>
        </table:table-row>
        <table:table-row table:style-name="ro1">
          <table:table-cell office:value-type="float" office:value="28607683" calcext:value-type="float">
            <text:p>28607683</text:p>
          </table:table-cell>
          <table:table-cell table:formula="of:=[.A1790]/1000/(60*60*24)" office:value-type="time" office:time-value="PT07H56M47.683S" calcext:value-type="time">
            <text:p>07:56:48</text:p>
          </table:table-cell>
          <table:table-cell office:value-type="float" office:value="1.04" calcext:value-type="float">
            <text:p>1.04</text:p>
          </table:table-cell>
          <table:table-cell office:value-type="float" office:value="105.4" calcext:value-type="float">
            <text:p>105.4</text:p>
          </table:table-cell>
          <table:table-cell office:value-type="float" office:value="109.88" calcext:value-type="float">
            <text:p>109.88</text:p>
          </table:table-cell>
          <table:table-cell office:value-type="float" office:value="970.36" calcext:value-type="float">
            <text:p>970.36</text:p>
          </table:table-cell>
          <table:table-cell office:value-type="float" office:value="1180.92" calcext:value-type="float">
            <text:p>1180.92</text:p>
          </table:table-cell>
        </table:table-row>
        <table:table-row table:style-name="ro1">
          <table:table-cell office:value-type="float" office:value="28623683" calcext:value-type="float">
            <text:p>28623683</text:p>
          </table:table-cell>
          <table:table-cell table:formula="of:=[.A1791]/1000/(60*60*24)" office:value-type="time" office:time-value="PT07H57M03.683S" calcext:value-type="time">
            <text:p>07:57:04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970.83" calcext:value-type="float">
            <text:p>970.83</text:p>
          </table:table-cell>
          <table:table-cell office:value-type="float" office:value="1181.41" calcext:value-type="float">
            <text:p>1181.41</text:p>
          </table:table-cell>
        </table:table-row>
        <table:table-row table:style-name="ro1">
          <table:table-cell office:value-type="float" office:value="28639683" calcext:value-type="float">
            <text:p>28639683</text:p>
          </table:table-cell>
          <table:table-cell table:formula="of:=[.A1792]/1000/(60*60*24)" office:value-type="time" office:time-value="PT07H57M19.683S" calcext:value-type="time">
            <text:p>07:57:20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46" calcext:value-type="float">
            <text:p>109.46</text:p>
          </table:table-cell>
          <table:table-cell office:value-type="float" office:value="971.29" calcext:value-type="float">
            <text:p>971.29</text:p>
          </table:table-cell>
          <table:table-cell office:value-type="float" office:value="1181.9" calcext:value-type="float">
            <text:p>1181.9</text:p>
          </table:table-cell>
        </table:table-row>
        <table:table-row table:style-name="ro1">
          <table:table-cell office:value-type="float" office:value="28655683" calcext:value-type="float">
            <text:p>28655683</text:p>
          </table:table-cell>
          <table:table-cell table:formula="of:=[.A1793]/1000/(60*60*24)" office:value-type="time" office:time-value="PT07H57M35.683S" calcext:value-type="time">
            <text:p>07:57:36</text:p>
          </table:table-cell>
          <table:table-cell office:value-type="float" office:value="1.04" calcext:value-type="float">
            <text:p>1.04</text:p>
          </table:table-cell>
          <table:table-cell office:value-type="float" office:value="104.8" calcext:value-type="float">
            <text:p>104.8</text:p>
          </table:table-cell>
          <table:table-cell office:value-type="float" office:value="108.83" calcext:value-type="float">
            <text:p>108.83</text:p>
          </table:table-cell>
          <table:table-cell office:value-type="float" office:value="971.76" calcext:value-type="float">
            <text:p>971.76</text:p>
          </table:table-cell>
          <table:table-cell office:value-type="float" office:value="1182.38" calcext:value-type="float">
            <text:p>1182.38</text:p>
          </table:table-cell>
        </table:table-row>
        <table:table-row table:style-name="ro1">
          <table:table-cell office:value-type="float" office:value="28671683" calcext:value-type="float">
            <text:p>28671683</text:p>
          </table:table-cell>
          <table:table-cell table:formula="of:=[.A1794]/1000/(60*60*24)" office:value-type="time" office:time-value="PT07H57M51.683S" calcext:value-type="time">
            <text:p>07:57:52</text:p>
          </table:table-cell>
          <table:table-cell office:value-type="float" office:value="1.03" calcext:value-type="float">
            <text:p>1.03</text:p>
          </table:table-cell>
          <table:table-cell office:value-type="float" office:value="104.7" calcext:value-type="float">
            <text:p>104.7</text:p>
          </table:table-cell>
          <table:table-cell office:value-type="float" office:value="108.31" calcext:value-type="float">
            <text:p>108.31</text:p>
          </table:table-cell>
          <table:table-cell office:value-type="float" office:value="972.22" calcext:value-type="float">
            <text:p>972.22</text:p>
          </table:table-cell>
          <table:table-cell office:value-type="float" office:value="1182.87" calcext:value-type="float">
            <text:p>1182.87</text:p>
          </table:table-cell>
        </table:table-row>
        <table:table-row table:style-name="ro1">
          <table:table-cell office:value-type="float" office:value="28687683" calcext:value-type="float">
            <text:p>28687683</text:p>
          </table:table-cell>
          <table:table-cell table:formula="of:=[.A1795]/1000/(60*60*24)" office:value-type="time" office:time-value="PT07H58M07.683S" calcext:value-type="time">
            <text:p>07:58:08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8" calcext:value-type="float">
            <text:p>108</text:p>
          </table:table-cell>
          <table:table-cell office:value-type="float" office:value="972.69" calcext:value-type="float">
            <text:p>972.69</text:p>
          </table:table-cell>
          <table:table-cell office:value-type="float" office:value="1183.35" calcext:value-type="float">
            <text:p>1183.35</text:p>
          </table:table-cell>
        </table:table-row>
        <table:table-row table:style-name="ro1">
          <table:table-cell office:value-type="float" office:value="28703683" calcext:value-type="float">
            <text:p>28703683</text:p>
          </table:table-cell>
          <table:table-cell table:formula="of:=[.A1796]/1000/(60*60*24)" office:value-type="time" office:time-value="PT07H58M23.683S" calcext:value-type="time">
            <text:p>07:58:24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37" calcext:value-type="float">
            <text:p>107.37</text:p>
          </table:table-cell>
          <table:table-cell office:value-type="float" office:value="973.15" calcext:value-type="float">
            <text:p>973.15</text:p>
          </table:table-cell>
          <table:table-cell office:value-type="float" office:value="1183.83" calcext:value-type="float">
            <text:p>1183.83</text:p>
          </table:table-cell>
        </table:table-row>
        <table:table-row table:style-name="ro1">
          <table:table-cell office:value-type="float" office:value="28719683" calcext:value-type="float">
            <text:p>28719683</text:p>
          </table:table-cell>
          <table:table-cell table:formula="of:=[.A1797]/1000/(60*60*24)" office:value-type="time" office:time-value="PT07H58M39.683S" calcext:value-type="time">
            <text:p>07:58:40</text:p>
          </table:table-cell>
          <table:table-cell office:value-type="float" office:value="1.03" calcext:value-type="float">
            <text:p>1.03</text:p>
          </table:table-cell>
          <table:table-cell office:value-type="float" office:value="104" calcext:value-type="float">
            <text:p>104</text:p>
          </table:table-cell>
          <table:table-cell office:value-type="float" office:value="107.16" calcext:value-type="float">
            <text:p>107.16</text:p>
          </table:table-cell>
          <table:table-cell office:value-type="float" office:value="973.62" calcext:value-type="float">
            <text:p>973.62</text:p>
          </table:table-cell>
          <table:table-cell office:value-type="float" office:value="1184.3" calcext:value-type="float">
            <text:p>1184.3</text:p>
          </table:table-cell>
        </table:table-row>
        <table:table-row table:style-name="ro1">
          <table:table-cell office:value-type="float" office:value="28735683" calcext:value-type="float">
            <text:p>28735683</text:p>
          </table:table-cell>
          <table:table-cell table:formula="of:=[.A1798]/1000/(60*60*24)" office:value-type="time" office:time-value="PT07H58M55.683S" calcext:value-type="time">
            <text:p>07:58:56</text:p>
          </table:table-cell>
          <table:table-cell office:value-type="float" office:value="1.03" calcext:value-type="float">
            <text:p>1.03</text:p>
          </table:table-cell>
          <table:table-cell office:value-type="float" office:value="103.8" calcext:value-type="float">
            <text:p>103.8</text:p>
          </table:table-cell>
          <table:table-cell office:value-type="float" office:value="106.54" calcext:value-type="float">
            <text:p>106.54</text:p>
          </table:table-cell>
          <table:table-cell office:value-type="float" office:value="974.08" calcext:value-type="float">
            <text:p>974.08</text:p>
          </table:table-cell>
          <table:table-cell office:value-type="float" office:value="1184.78" calcext:value-type="float">
            <text:p>1184.78</text:p>
          </table:table-cell>
        </table:table-row>
        <table:table-row table:style-name="ro1">
          <table:table-cell office:value-type="float" office:value="28751683" calcext:value-type="float">
            <text:p>28751683</text:p>
          </table:table-cell>
          <table:table-cell table:formula="of:=[.A1799]/1000/(60*60*24)" office:value-type="time" office:time-value="PT07H59M11.683S" calcext:value-type="time">
            <text:p>07:59:12</text:p>
          </table:table-cell>
          <table:table-cell office:value-type="float" office:value="1.03" calcext:value-type="float">
            <text:p>1.03</text:p>
          </table:table-cell>
          <table:table-cell office:value-type="float" office:value="103.5" calcext:value-type="float">
            <text:p>103.5</text:p>
          </table:table-cell>
          <table:table-cell office:value-type="float" office:value="106.23" calcext:value-type="float">
            <text:p>106.23</text:p>
          </table:table-cell>
          <table:table-cell office:value-type="float" office:value="974.54" calcext:value-type="float">
            <text:p>974.54</text:p>
          </table:table-cell>
          <table:table-cell office:value-type="float" office:value="1185.25" calcext:value-type="float">
            <text:p>1185.25</text:p>
          </table:table-cell>
        </table:table-row>
        <table:table-row table:style-name="ro1">
          <table:table-cell office:value-type="float" office:value="28767683" calcext:value-type="float">
            <text:p>28767683</text:p>
          </table:table-cell>
          <table:table-cell table:formula="of:=[.A1800]/1000/(60*60*24)" office:value-type="time" office:time-value="PT07H59M27.683S" calcext:value-type="time">
            <text:p>07:59:28</text:p>
          </table:table-cell>
          <table:table-cell office:value-type="float" office:value="1.02" calcext:value-type="float">
            <text:p>1.02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61" calcext:value-type="float">
            <text:p>105.61</text:p>
          </table:table-cell>
          <table:table-cell office:value-type="float" office:value="975" calcext:value-type="float">
            <text:p>975</text:p>
          </table:table-cell>
          <table:table-cell office:value-type="float" office:value="1185.72" calcext:value-type="float">
            <text:p>1185.72</text:p>
          </table:table-cell>
        </table:table-row>
        <table:table-row table:style-name="ro1">
          <table:table-cell office:value-type="float" office:value="28783683" calcext:value-type="float">
            <text:p>28783683</text:p>
          </table:table-cell>
          <table:table-cell table:formula="of:=[.A1801]/1000/(60*60*24)" office:value-type="time" office:time-value="PT07H59M43.683S" calcext:value-type="time">
            <text:p>07:59:44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5.3" calcext:value-type="float">
            <text:p>105.3</text:p>
          </table:table-cell>
          <table:table-cell office:value-type="float" office:value="975.46" calcext:value-type="float">
            <text:p>975.46</text:p>
          </table:table-cell>
          <table:table-cell office:value-type="float" office:value="1186.19" calcext:value-type="float">
            <text:p>1186.19</text:p>
          </table:table-cell>
        </table:table-row>
        <table:table-row table:style-name="ro1">
          <table:table-cell office:value-type="float" office:value="28799683" calcext:value-type="float">
            <text:p>28799683</text:p>
          </table:table-cell>
          <table:table-cell table:formula="of:=[.A1802]/1000/(60*60*24)" office:value-type="time" office:time-value="PT07H59M59.683S" calcext:value-type="time">
            <text:p>08:00:00</text:p>
          </table:table-cell>
          <table:table-cell office:value-type="float" office:value="1.02" calcext:value-type="float">
            <text:p>1.02</text:p>
          </table:table-cell>
          <table:table-cell office:value-type="float" office:value="102.7" calcext:value-type="float">
            <text:p>102.7</text:p>
          </table:table-cell>
          <table:table-cell office:value-type="float" office:value="104.58" calcext:value-type="float">
            <text:p>104.58</text:p>
          </table:table-cell>
          <table:table-cell office:value-type="float" office:value="975.91" calcext:value-type="float">
            <text:p>975.91</text:p>
          </table:table-cell>
          <table:table-cell office:value-type="float" office:value="1186.66" calcext:value-type="float">
            <text:p>1186.66</text:p>
          </table:table-cell>
        </table:table-row>
        <table:table-row table:style-name="ro1">
          <table:table-cell office:value-type="float" office:value="28815683" calcext:value-type="float">
            <text:p>28815683</text:p>
          </table:table-cell>
          <table:table-cell table:formula="of:=[.A1803]/1000/(60*60*24)" office:value-type="time" office:time-value="PT08H00M15.683S" calcext:value-type="time">
            <text:p>08:00:16</text:p>
          </table:table-cell>
          <table:table-cell office:value-type="float" office:value="1.01" calcext:value-type="float">
            <text:p>1.01</text:p>
          </table:table-cell>
          <table:table-cell office:value-type="float" office:value="102.5" calcext:value-type="float">
            <text:p>102.5</text:p>
          </table:table-cell>
          <table:table-cell office:value-type="float" office:value="103.96" calcext:value-type="float">
            <text:p>103.96</text:p>
          </table:table-cell>
          <table:table-cell office:value-type="float" office:value="976.37" calcext:value-type="float">
            <text:p>976.37</text:p>
          </table:table-cell>
          <table:table-cell office:value-type="float" office:value="1187.12" calcext:value-type="float">
            <text:p>1187.12</text:p>
          </table:table-cell>
        </table:table-row>
        <table:table-row table:style-name="ro1">
          <table:table-cell office:value-type="float" office:value="28831683" calcext:value-type="float">
            <text:p>28831683</text:p>
          </table:table-cell>
          <table:table-cell table:formula="of:=[.A1804]/1000/(60*60*24)" office:value-type="time" office:time-value="PT08H00M31.683S" calcext:value-type="time">
            <text:p>08:00:32</text:p>
          </table:table-cell>
          <table:table-cell office:value-type="float" office:value="1.01" calcext:value-type="float">
            <text:p>1.01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65" calcext:value-type="float">
            <text:p>103.65</text:p>
          </table:table-cell>
          <table:table-cell office:value-type="float" office:value="976.82" calcext:value-type="float">
            <text:p>976.82</text:p>
          </table:table-cell>
          <table:table-cell office:value-type="float" office:value="1187.58" calcext:value-type="float">
            <text:p>1187.58</text:p>
          </table:table-cell>
        </table:table-row>
        <table:table-row table:style-name="ro1">
          <table:table-cell office:value-type="float" office:value="28847683" calcext:value-type="float">
            <text:p>28847683</text:p>
          </table:table-cell>
          <table:table-cell table:formula="of:=[.A1805]/1000/(60*60*24)" office:value-type="time" office:time-value="PT08H00M47.683S" calcext:value-type="time">
            <text:p>08:00:48</text:p>
          </table:table-cell>
          <table:table-cell office:value-type="float" office:value="1.01" calcext:value-type="float">
            <text:p>1.01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53" calcext:value-type="float">
            <text:p>102.53</text:p>
          </table:table-cell>
          <table:table-cell office:value-type="float" office:value="977.28" calcext:value-type="float">
            <text:p>977.28</text:p>
          </table:table-cell>
          <table:table-cell office:value-type="float" office:value="1188.04" calcext:value-type="float">
            <text:p>1188.04</text:p>
          </table:table-cell>
        </table:table-row>
        <table:table-row table:style-name="ro1">
          <table:table-cell office:value-type="float" office:value="28863683" calcext:value-type="float">
            <text:p>28863683</text:p>
          </table:table-cell>
          <table:table-cell table:formula="of:=[.A1806]/1000/(60*60*24)" office:value-type="time" office:time-value="PT08H01M03.683S" calcext:value-type="time">
            <text:p>08:01:04</text:p>
          </table:table-cell>
          <table:table-cell office:value-type="float" office:value="1.01" calcext:value-type="float">
            <text:p>1.01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13" calcext:value-type="float">
            <text:p>102.13</text:p>
          </table:table-cell>
          <table:table-cell office:value-type="float" office:value="977.73" calcext:value-type="float">
            <text:p>977.73</text:p>
          </table:table-cell>
          <table:table-cell office:value-type="float" office:value="1188.49" calcext:value-type="float">
            <text:p>1188.49</text:p>
          </table:table-cell>
        </table:table-row>
        <table:table-row table:style-name="ro1">
          <table:table-cell office:value-type="float" office:value="28879683" calcext:value-type="float">
            <text:p>28879683</text:p>
          </table:table-cell>
          <table:table-cell table:formula="of:=[.A1807]/1000/(60*60*24)" office:value-type="time" office:time-value="PT08H01M19.683S" calcext:value-type="time">
            <text:p>08:01:20</text:p>
          </table:table-cell>
          <table:table-cell office:value-type="float" office:value="1" calcext:value-type="float">
            <text:p>1</text:p>
          </table:table-cell>
          <table:table-cell office:value-type="float" office:value="101.2" calcext:value-type="float">
            <text:p>101.2</text:p>
          </table:table-cell>
          <table:table-cell office:value-type="float" office:value="101.41" calcext:value-type="float">
            <text:p>101.41</text:p>
          </table:table-cell>
          <table:table-cell office:value-type="float" office:value="978.18" calcext:value-type="float">
            <text:p>978.18</text:p>
          </table:table-cell>
          <table:table-cell office:value-type="float" office:value="1188.95" calcext:value-type="float">
            <text:p>1188.95</text:p>
          </table:table-cell>
        </table:table-row>
        <table:table-row table:style-name="ro1">
          <table:table-cell office:value-type="float" office:value="28882684" calcext:value-type="float">
            <text:p>28882684</text:p>
          </table:table-cell>
          <table:table-cell table:formula="of:=[.A1808]/1000/(60*60*24)" office:value-type="time" office:time-value="PT08H01M22.684S" calcext:value-type="time">
            <text:p>08:01:23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91" calcext:value-type="float">
            <text:p>100.91</text:p>
          </table:table-cell>
          <table:table-cell office:value-type="float" office:value="978.26" calcext:value-type="float">
            <text:p>978.26</text:p>
          </table:table-cell>
          <table:table-cell office:value-type="float" office:value="1189.03" calcext:value-type="float">
            <text:p>1189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1T00:49:20.291000000</dc:date>
    <meta:editing-duration>PT6M27S</meta:editing-duration>
    <meta:editing-cycles>1</meta:editing-cycles>
    <meta:document-statistic meta:table-count="1" meta:cell-count="12656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3cm" svg:height="15.2cm" xlink:href=".." xlink:type="simple" chart:class="chart:line" chart:style-name="ch1">
        <chart:title svg:x="10.187cm" svg:y="0.44cm" chart:style-name="ch2">
          <text:p>Conrad AAA (ooc) @ 10 Ohm #2</text:p>
        </chart:title>
        <chart:legend chart:legend-position="end" svg:x="24.568cm" svg:y="7.301cm" style:legend-expansion="high" chart:style-name="ch3"/>
        <chart:plot-area chart:style-name="ch4" table:cell-range-address="LOGGER01.B1:LOGGER01.C1808" chart:data-source-has-labels="both" svg:x="0.54cm" svg:y="1.523cm" svg:width="23.488cm" svg:height="13.373cm">
          <chartooo:coordinate-region svg:x="1.452cm" svg:y="1.523cm" svg:width="22.576cm" svg:height="12.044cm"/>
          <chart:axis chart:dimension="x" chart:name="primary-x" chart:style-name="ch5" chartooo:axis-type="auto">
            <chartooo:date-scale/>
            <chart:categories table:cell-range-address="LOGGER01.B2:LOGGER01.B180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1808" chart:label-cell-address="LOGGER01.C1:LOGGER01.C1" chart:class="chart:line">
            <chart:data-point chart:repeated="180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1808</svg:desc>
                </draw:g>
              </table:table-cell>
              <table:table-cell office:value-type="float" office:value="1.41">
                <text:p>1.41</text:p>
                <draw:g>
                  <svg:desc>LOGGER01.C2:LOGGER01.C1808</svg:desc>
                </draw:g>
              </table:table-cell>
            </table:table-row>
            <table:table-row>
              <table:table-cell office:value-type="float" office:value="0.000181516203703704">
                <text:p>0.00018151620370370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0366701388888889">
                <text:p>0.00036670138888888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0.000551886574074074">
                <text:p>0.00055188657407407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737071759259259">
                <text:p>0.00073707175925925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922256944444444">
                <text:p>0.00092225694444444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110744212962963">
                <text:p>0.0011074421296296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129262731481481">
                <text:p>0.0012926273148148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14778125">
                <text:p>0.001477812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166299768518519">
                <text:p>0.0016629976851851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84818287037037">
                <text:p>0.0018481828703703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03336805555556">
                <text:p>0.0020333680555555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21855324074074">
                <text:p>0.0022185532407407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40373842592593">
                <text:p>0.0024037384259259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58892361111111">
                <text:p>0.0025889236111111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7741087962963">
                <text:p>0.002774108796296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95929398148148">
                <text:p>0.0029592939814814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14447916666667">
                <text:p>0.0031444791666666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32966435185185">
                <text:p>0.00332966435185185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351484953703704">
                <text:p>0.0035148495370370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70003472222222">
                <text:p>0.0037000347222222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88521990740741">
                <text:p>0.0038852199074074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07040509259259">
                <text:p>0.0040704050925925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25559027777778">
                <text:p>0.0042555902777777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44077546296296">
                <text:p>0.0044407754629629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62596064814815">
                <text:p>0.0046259606481481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81114583333333">
                <text:p>0.0048111458333333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499633101851852">
                <text:p>0.0049963310185185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51815162037037">
                <text:p>0.005181516203703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36670138888889">
                <text:p>0.0053667013888888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55188657407407">
                <text:p>0.0055518865740740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73707175925926">
                <text:p>0.0057370717592592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92225694444444">
                <text:p>0.0059222569444444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10744212962963">
                <text:p>0.0061074421296296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29262731481481">
                <text:p>0.0062926273148148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4778125">
                <text:p>0.006477812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66299768518519">
                <text:p>0.0066629976851851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84818287037037">
                <text:p>0.0068481828703703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03336805555556">
                <text:p>0.0070333680555555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21855324074074">
                <text:p>0.0072185532407407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40373842592593">
                <text:p>0.0074037384259259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58892361111111">
                <text:p>0.0075889236111111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7741087962963">
                <text:p>0.007774108796296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95929398148148">
                <text:p>0.0079592939814814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14447916666667">
                <text:p>0.0081444791666666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32966435185185">
                <text:p>0.0083296643518518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51484953703704">
                <text:p>0.0085148495370370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70003472222222">
                <text:p>0.0087000347222222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88521990740741">
                <text:p>0.0088852199074074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07040509259259">
                <text:p>0.0090704050925925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25559027777778">
                <text:p>0.0092555902777777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44077546296296">
                <text:p>0.0094407754629629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62596064814815">
                <text:p>0.0096259606481481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81114583333333">
                <text:p>0.0098111458333333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99633101851852">
                <text:p>0.0099963310185185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1815162037037">
                <text:p>0.0101815162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3667013888889">
                <text:p>0.010366701388888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5518865740741">
                <text:p>0.010551886574074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7370717592593">
                <text:p>0.010737071759259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9222569444444">
                <text:p>0.010922256944444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1074421296296">
                <text:p>0.011107442129629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2926273148148">
                <text:p>0.011292627314814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4778125">
                <text:p>0.011477812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6629976851852">
                <text:p>0.011662997685185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8481712962963">
                <text:p>0.01184817129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0333680555556">
                <text:p>0.012033368055555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2185532407407">
                <text:p>0.012218553240740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4037384259259">
                <text:p>0.012403738425925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588912037037">
                <text:p>0.01258891203703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7741087962963">
                <text:p>0.01277410879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9592939814815">
                <text:p>0.012959293981481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1444791666667">
                <text:p>0.013144479166666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3296643518519">
                <text:p>0.013329664351851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514849537037">
                <text:p>0.01351484953703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7000347222222">
                <text:p>0.013700034722222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8852199074074">
                <text:p>0.013885219907407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0704050925926">
                <text:p>0.014070405092592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2555902777778">
                <text:p>0.014255590277777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440775462963">
                <text:p>0.01444077546296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6259606481481">
                <text:p>0.014625960648148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8111342592593">
                <text:p>0.014811134259259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9963310185185">
                <text:p>0.014996331018518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1815162037037">
                <text:p>0.0151815162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3667013888889">
                <text:p>0.01536670138888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5518865740741">
                <text:p>0.015551886574074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7370717592593">
                <text:p>0.015737071759259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9222569444444">
                <text:p>0.015922256944444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1074421296296">
                <text:p>0.016107442129629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2926273148148">
                <text:p>0.016292627314814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4778125">
                <text:p>0.016477812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6629976851852">
                <text:p>0.016662997685185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8481828703704">
                <text:p>0.016848182870370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0333680555556">
                <text:p>0.017033368055555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2185532407407">
                <text:p>0.017218553240740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4037384259259">
                <text:p>0.017403738425925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5889236111111">
                <text:p>0.017588923611111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7741087962963">
                <text:p>0.0177741087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79592939814815">
                <text:p>0.01795929398148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1444675925926">
                <text:p>0.01814446759259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3296643518519">
                <text:p>0.018329664351851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514849537037">
                <text:p>0.0185148495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7000347222222">
                <text:p>0.01870003472222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88852199074074">
                <text:p>0.018885219907407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0704050925926">
                <text:p>0.01907040509259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2555902777778">
                <text:p>0.01925559027777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440775462963">
                <text:p>0.0194407754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6259606481481">
                <text:p>0.019625960648148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8111458333333">
                <text:p>0.019811145833333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9963310185185">
                <text:p>0.01999633101851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01815162037037">
                <text:p>0.0201815162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03667013888889">
                <text:p>0.0203667013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5518865740741">
                <text:p>0.0205518865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7370717592593">
                <text:p>0.0207370717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09222453703704">
                <text:p>0.02092224537037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11074421296296">
                <text:p>0.0211074421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2926273148148">
                <text:p>0.0212926273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4778125">
                <text:p>0.021477812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6629976851852">
                <text:p>0.0216629976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18481828703704">
                <text:p>0.0218481828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0333680555556">
                <text:p>0.0220333680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2185532407407">
                <text:p>0.0222185532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4037384259259">
                <text:p>0.0224037384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5889236111111">
                <text:p>0.0225889236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7741087962963">
                <text:p>0.0227741087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29592939814815">
                <text:p>0.0229592939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1444791666667">
                <text:p>0.0231444791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3296643518518">
                <text:p>0.023329664351851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514849537037">
                <text:p>0.0235148495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7000347222222">
                <text:p>0.0237000347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8852199074074">
                <text:p>0.0238852199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0704050925926">
                <text:p>0.0240704050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2555787037037">
                <text:p>0.024255578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440775462963">
                <text:p>0.0244407754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6259606481481">
                <text:p>0.0246259606481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8111458333333">
                <text:p>0.0248111458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49963310185185">
                <text:p>0.0249963310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1815162037037">
                <text:p>0.0251815162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3667013888889">
                <text:p>0.02536670138888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5518865740741">
                <text:p>0.0255518865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7370717592593">
                <text:p>0.0257370717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59222453703704">
                <text:p>0.025922245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1074421296296">
                <text:p>0.0261074421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2926273148148">
                <text:p>0.0262926273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4778125">
                <text:p>0.02647781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6629976851852">
                <text:p>0.0266629976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68481828703704">
                <text:p>0.0268481828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0333680555556">
                <text:p>0.027033368055555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2185532407407">
                <text:p>0.0272185532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4037384259259">
                <text:p>0.0274037384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75889236111111">
                <text:p>0.0275889236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7741087962963">
                <text:p>0.027774108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79592939814815">
                <text:p>0.0279592939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1444791666667">
                <text:p>0.0281444791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3296643518518">
                <text:p>0.028329664351851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514849537037">
                <text:p>0.0285148495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7000347222222">
                <text:p>0.0287000347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88852199074074">
                <text:p>0.0288852199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0704050925926">
                <text:p>0.0290704050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2555787037037">
                <text:p>0.02925557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440775462963">
                <text:p>0.0294407754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6259606481481">
                <text:p>0.0296259606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8111458333333">
                <text:p>0.0298111458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299963310185185">
                <text:p>0.0299963310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1815162037037">
                <text:p>0.030181516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3667013888889">
                <text:p>0.030366701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5518865740741">
                <text:p>0.0305518865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07370717592593">
                <text:p>0.0307370717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09222569444444">
                <text:p>0.0309222569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1074421296296">
                <text:p>0.0311074421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2926273148148">
                <text:p>0.0312926273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14778125">
                <text:p>0.03147781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6629976851852">
                <text:p>0.0316629976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18481828703704">
                <text:p>0.0318481828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0333680555556">
                <text:p>0.0320333680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2185532407407">
                <text:p>0.0322185532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4037384259259">
                <text:p>0.0324037384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5889236111111">
                <text:p>0.0325889236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7741087962963">
                <text:p>0.032774108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29592939814815">
                <text:p>0.0329592939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1444791666667">
                <text:p>0.033144479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3296643518519">
                <text:p>0.0333296643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514849537037">
                <text:p>0.0335148495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7000347222222">
                <text:p>0.033700034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38852199074074">
                <text:p>0.0338852199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0704050925926">
                <text:p>0.0340704050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2555902777778">
                <text:p>0.034255590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440775462963">
                <text:p>0.034440775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6259606481481">
                <text:p>0.034625960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8111458333333">
                <text:p>0.034811145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49963310185185">
                <text:p>0.034996331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1815162037037">
                <text:p>0.035181516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3667013888889">
                <text:p>0.035366701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5518865740741">
                <text:p>0.0355518865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7370717592593">
                <text:p>0.0357370717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59222569444444">
                <text:p>0.0359222569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1074305555556">
                <text:p>0.036107430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2926273148148">
                <text:p>0.0362926273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364778125">
                <text:p>0.0364778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6629976851852">
                <text:p>0.036662997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68481828703704">
                <text:p>0.036848182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0333680555556">
                <text:p>0.037033368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2185532407407">
                <text:p>0.037218553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4037384259259">
                <text:p>0.037403738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5889236111111">
                <text:p>0.037588923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7741087962963">
                <text:p>0.037774108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79592939814815">
                <text:p>0.037959293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1444791666667">
                <text:p>0.038144479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3296643518518">
                <text:p>0.03832966435185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514849537037">
                <text:p>0.038514849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7000347222222">
                <text:p>0.038700034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88852199074074">
                <text:p>0.038885219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0704050925926">
                <text:p>0.039070405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2555902777778">
                <text:p>0.039255590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440775462963">
                <text:p>0.039440775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6259606481481">
                <text:p>0.039625960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8111458333333">
                <text:p>0.039811145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399963310185185">
                <text:p>0.039996331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1815046296296">
                <text:p>0.040181504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3667013888889">
                <text:p>0.040366701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5518865740741">
                <text:p>0.040551886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7370717592593">
                <text:p>0.040737071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09222569444444">
                <text:p>0.040922256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1074421296296">
                <text:p>0.041107442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2926273148148">
                <text:p>0.041292627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4778125">
                <text:p>0.0414778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16629976851852">
                <text:p>0.041662997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18481828703704">
                <text:p>0.041848182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0333680555556">
                <text:p>0.042033368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2185532407407">
                <text:p>0.042218553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4037384259259">
                <text:p>0.042403738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5889236111111">
                <text:p>0.042588923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7741087962963">
                <text:p>0.04277410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29592939814815">
                <text:p>0.042959293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1444791666667">
                <text:p>0.043144479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3296643518518">
                <text:p>0.0433296643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514849537037">
                <text:p>0.043514849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7000231481481">
                <text:p>0.043700023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38852199074074">
                <text:p>0.043885219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0704050925926">
                <text:p>0.044070405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2555902777778">
                <text:p>0.044255590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440775462963">
                <text:p>0.044440775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6259606481481">
                <text:p>0.044625960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8111458333333">
                <text:p>0.044811145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49963310185185">
                <text:p>0.044996331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1815162037037">
                <text:p>0.04518151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3667013888889">
                <text:p>0.045366701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5518865740741">
                <text:p>0.045551886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7370717592593">
                <text:p>0.045737071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59222569444444">
                <text:p>0.045922256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1074421296296">
                <text:p>0.046107442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2926273148148">
                <text:p>0.046292627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4778125">
                <text:p>0.0464778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6629976851852">
                <text:p>0.046662997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68481828703704">
                <text:p>0.046848182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0333680555556">
                <text:p>0.047033368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2185532407407">
                <text:p>0.047218553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4037384259259">
                <text:p>0.047403738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5889236111111">
                <text:p>0.047588923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7741087962963">
                <text:p>0.04777410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79592939814815">
                <text:p>0.047959293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1444791666667">
                <text:p>0.048144479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3296643518519">
                <text:p>0.048329664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514849537037">
                <text:p>0.048514849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7000347222222">
                <text:p>0.048700034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88852199074074">
                <text:p>0.048885219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0704050925926">
                <text:p>0.049070405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2555902777778">
                <text:p>0.049255590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440775462963">
                <text:p>0.049440775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6259606481482">
                <text:p>0.0496259606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498111458333333">
                <text:p>0.049811145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99963310185185">
                <text:p>0.049996331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1815162037037">
                <text:p>0.05018151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03667013888889">
                <text:p>0.050366701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5518865740741">
                <text:p>0.050551886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7370717592593">
                <text:p>0.050737071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09222569444444">
                <text:p>0.05092225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1074421296296">
                <text:p>0.051107442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2926273148148">
                <text:p>0.051292627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4778125">
                <text:p>0.0514778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6629976851852">
                <text:p>0.051662997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18481828703704">
                <text:p>0.051848182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0333680555556">
                <text:p>0.052033368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2185416666667">
                <text:p>0.05221854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4037384259259">
                <text:p>0.05240373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5889236111111">
                <text:p>0.052588923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7741087962963">
                <text:p>0.0527741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29592939814815">
                <text:p>0.052959293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1444791666667">
                <text:p>0.053144479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3296643518519">
                <text:p>0.053329664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514849537037">
                <text:p>0.053514849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7000347222222">
                <text:p>0.053700034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38852199074074">
                <text:p>0.053885219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0704050925926">
                <text:p>0.054070405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2555902777778">
                <text:p>0.05425559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440775462963">
                <text:p>0.054440775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6259606481481">
                <text:p>0.054625960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8111458333333">
                <text:p>0.054811145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49963310185185">
                <text:p>0.054996331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1815162037037">
                <text:p>0.0551815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3667013888889">
                <text:p>0.055366701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5518865740741">
                <text:p>0.055551886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7370717592593">
                <text:p>0.055737071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59222569444444">
                <text:p>0.05592225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1074421296296">
                <text:p>0.056107442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2926273148148">
                <text:p>0.056292627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4778125">
                <text:p>0.0564778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6629976851852">
                <text:p>0.056662997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68481828703704">
                <text:p>0.056848182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0333680555556">
                <text:p>0.057033368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2185532407407">
                <text:p>0.057218553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4037384259259">
                <text:p>0.05740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5889236111111">
                <text:p>0.057588923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7741087962963">
                <text:p>0.0577741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79592939814815">
                <text:p>0.057959293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81444791666667">
                <text:p>0.05814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3296643518518">
                <text:p>0.05832966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514849537037">
                <text:p>0.05851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7000347222222">
                <text:p>0.05870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8852199074074">
                <text:p>0.058885219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590704050925926">
                <text:p>0.05907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2555902777778">
                <text:p>0.05925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440775462963">
                <text:p>0.05944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6259606481481">
                <text:p>0.05962596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8111458333333">
                <text:p>0.05981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9963310185185">
                <text:p>0.05999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1815162037037">
                <text:p>0.06018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3667013888889">
                <text:p>0.06036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5518865740741">
                <text:p>0.06055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7370717592593">
                <text:p>0.06073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9222569444444">
                <text:p>0.060922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1074421296296">
                <text:p>0.06110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2926273148148">
                <text:p>0.06129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4778125">
                <text:p>0.06147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6629976851852">
                <text:p>0.06166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8481828703704">
                <text:p>0.06184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0333680555556">
                <text:p>0.06203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2185532407407">
                <text:p>0.06221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4037384259259">
                <text:p>0.06240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5889236111111">
                <text:p>0.06258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7741087962963">
                <text:p>0.06277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9592939814815">
                <text:p>0.06295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1444791666667">
                <text:p>0.06314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3296643518518">
                <text:p>0.06332966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514849537037">
                <text:p>0.06351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7000347222222">
                <text:p>0.06370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8852199074074">
                <text:p>0.06388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0704050925926">
                <text:p>0.06407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2555902777778">
                <text:p>0.06425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440775462963">
                <text:p>0.06444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6259606481481">
                <text:p>0.06462596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8111458333333">
                <text:p>0.06481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9963310185185">
                <text:p>0.06499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1815162037037">
                <text:p>0.06518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3667013888889">
                <text:p>0.06536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5518865740741">
                <text:p>0.06555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7370717592593">
                <text:p>0.06573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9222569444444">
                <text:p>0.065922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1074421296296">
                <text:p>0.06610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2926273148148">
                <text:p>0.06629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4778125">
                <text:p>0.06647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6629976851852">
                <text:p>0.06666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8481828703704">
                <text:p>0.06684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0333680555556">
                <text:p>0.06703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2185532407408">
                <text:p>0.0672185532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4037384259259">
                <text:p>0.06740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5889236111111">
                <text:p>0.06758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7741087962963">
                <text:p>0.06777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9592939814815">
                <text:p>0.06795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1444791666667">
                <text:p>0.06814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3296643518518">
                <text:p>0.06832966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514849537037">
                <text:p>0.06851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7000347222222">
                <text:p>0.06870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8852199074074">
                <text:p>0.06888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0704050925926">
                <text:p>0.06907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2555902777778">
                <text:p>0.06925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440775462963">
                <text:p>0.06944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6259606481481">
                <text:p>0.06962596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8111458333333">
                <text:p>0.06981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9963310185185">
                <text:p>0.06999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1815162037037">
                <text:p>0.07018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3667013888889">
                <text:p>0.07036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5518865740741">
                <text:p>0.07055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7370717592593">
                <text:p>0.07073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9222569444444">
                <text:p>0.070922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1074421296296">
                <text:p>0.07110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2926273148148">
                <text:p>0.07129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4778125">
                <text:p>0.07147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6629976851852">
                <text:p>0.07166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8481828703704">
                <text:p>0.07184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0333680555556">
                <text:p>0.07203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2185532407407">
                <text:p>0.07221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4037384259259">
                <text:p>0.07240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5889236111111">
                <text:p>0.07258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7741087962963">
                <text:p>0.07277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9592939814815">
                <text:p>0.07295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1444791666667">
                <text:p>0.07314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3296643518519">
                <text:p>0.073329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514849537037">
                <text:p>0.07351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7000347222222">
                <text:p>0.07370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8852199074074">
                <text:p>0.07388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0704050925926">
                <text:p>0.07407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2555902777778">
                <text:p>0.07425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440775462963">
                <text:p>0.07444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6259606481482">
                <text:p>0.074625960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8111458333333">
                <text:p>0.07481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9963310185185">
                <text:p>0.07499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1815162037037">
                <text:p>0.07518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3667013888889">
                <text:p>0.07536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5518865740741">
                <text:p>0.07555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7370717592593">
                <text:p>0.07573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9222569444444">
                <text:p>0.075922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1074421296296">
                <text:p>0.07610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2926273148148">
                <text:p>0.07629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4778125">
                <text:p>0.07647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6629976851852">
                <text:p>0.07666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8481828703704">
                <text:p>0.07684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0333680555556">
                <text:p>0.07703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2185532407407">
                <text:p>0.07721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4037384259259">
                <text:p>0.07740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5889236111111">
                <text:p>0.07758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7741087962963">
                <text:p>0.07777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9592939814815">
                <text:p>0.07795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1444791666667">
                <text:p>0.07814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3296643518518">
                <text:p>0.07832966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514849537037">
                <text:p>0.07851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7000347222222">
                <text:p>0.07870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8852199074074">
                <text:p>0.07888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0704050925926">
                <text:p>0.07907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2555902777778">
                <text:p>0.07925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4407638888889">
                <text:p>0.07944076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6259606481481">
                <text:p>0.07962596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8111458333333">
                <text:p>0.07981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9963310185185">
                <text:p>0.07999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1815162037037">
                <text:p>0.080181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3667013888889">
                <text:p>0.08036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5518865740741">
                <text:p>0.08055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7370717592593">
                <text:p>0.08073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9222569444444">
                <text:p>0.080922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1074421296296">
                <text:p>0.08110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2926273148148">
                <text:p>0.08129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4778125">
                <text:p>0.08147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6629976851852">
                <text:p>0.081662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8481828703704">
                <text:p>0.08184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0333680555556">
                <text:p>0.082033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2185532407407">
                <text:p>0.08221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4037384259259">
                <text:p>0.082403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5889236111111">
                <text:p>0.08258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7741087962963">
                <text:p>0.08277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9592939814815">
                <text:p>0.08295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1444791666667">
                <text:p>0.08314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3296643518518">
                <text:p>0.08332966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514849537037">
                <text:p>0.08351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7000347222222">
                <text:p>0.08370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8852199074074">
                <text:p>0.08388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0704050925926">
                <text:p>0.08407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2555902777778">
                <text:p>0.08425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440775462963">
                <text:p>0.08444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6259606481481">
                <text:p>0.084625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8111458333333">
                <text:p>0.08481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9963310185185">
                <text:p>0.084996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1815162037037">
                <text:p>0.08518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3667013888889">
                <text:p>0.085366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5518865740741">
                <text:p>0.08555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7370717592593">
                <text:p>0.08573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9222569444444">
                <text:p>0.085922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1074421296296">
                <text:p>0.086107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2926273148148">
                <text:p>0.086292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4778125">
                <text:p>0.08647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6629976851852">
                <text:p>0.08666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8481828703704">
                <text:p>0.086848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0333680555556">
                <text:p>0.087033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2185532407407">
                <text:p>0.08721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4037384259259">
                <text:p>0.08740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5889236111111">
                <text:p>0.087588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7741087962963">
                <text:p>0.08777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9592939814815">
                <text:p>0.08795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1444791666667">
                <text:p>0.088144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3296643518518">
                <text:p>0.088329664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514849537037">
                <text:p>0.088514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7000347222222">
                <text:p>0.088700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8852083333333">
                <text:p>0.08888520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0703935185185">
                <text:p>0.08907039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2555902777778">
                <text:p>0.089255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440775462963">
                <text:p>0.089440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6259606481481">
                <text:p>0.089625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8111458333333">
                <text:p>0.08981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9963310185185">
                <text:p>0.089996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1815162037037">
                <text:p>0.090181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3667013888889">
                <text:p>0.090366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5518865740741">
                <text:p>0.090551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7370717592593">
                <text:p>0.090737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9222569444444">
                <text:p>0.090922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1074421296296">
                <text:p>0.091107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2926273148148">
                <text:p>0.091292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4778125">
                <text:p>0.09147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6629976851852">
                <text:p>0.091662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8481828703704">
                <text:p>0.091848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0333680555556">
                <text:p>0.092033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2185532407407">
                <text:p>0.092218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4037384259259">
                <text:p>0.092403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5889236111111">
                <text:p>0.092588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7741087962963">
                <text:p>0.092774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9592939814815">
                <text:p>0.092959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1444791666667">
                <text:p>0.093144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3296643518518">
                <text:p>0.093329664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514849537037">
                <text:p>0.093514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7000347222222">
                <text:p>0.093700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8852199074074">
                <text:p>0.093885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0704050925926">
                <text:p>0.094070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2555902777778">
                <text:p>0.094255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440775462963">
                <text:p>0.094440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6259490740741">
                <text:p>0.09462594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8111458333333">
                <text:p>0.0948111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9963310185185">
                <text:p>0.094996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1815162037037">
                <text:p>0.095181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3667013888889">
                <text:p>0.095366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5518865740741">
                <text:p>0.095551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7370717592593">
                <text:p>0.095737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9222569444444">
                <text:p>0.095922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1074421296296">
                <text:p>0.096107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2926273148148">
                <text:p>0.096292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4778125">
                <text:p>0.09647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6629976851852">
                <text:p>0.096662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8481828703704">
                <text:p>0.096848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0333680555556">
                <text:p>0.0970333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2185532407407">
                <text:p>0.097218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4037384259259">
                <text:p>0.097403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5889236111111">
                <text:p>0.097588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7741087962963">
                <text:p>0.097774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9592939814815">
                <text:p>0.097959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1444791666667">
                <text:p>0.098144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3296643518519">
                <text:p>0.0983296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514849537037">
                <text:p>0.098514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7000347222222">
                <text:p>0.098700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8852199074074">
                <text:p>0.098885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0704050925926">
                <text:p>0.099070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2555902777778">
                <text:p>0.099255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440775462963">
                <text:p>0.099440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6259606481482">
                <text:p>0.099625960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8111458333334">
                <text:p>0.099811145833333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9963310185185">
                <text:p>0.099996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181516203704">
                <text:p>0.100181516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366701388889">
                <text:p>0.100366701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551886574074">
                <text:p>0.100551886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737060185185">
                <text:p>0.1007370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922256944444">
                <text:p>0.100922256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10744212963">
                <text:p>0.101107442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292627314815">
                <text:p>0.101292627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4778125">
                <text:p>0.10147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662997685185">
                <text:p>0.101662997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84818287037">
                <text:p>0.101848182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033356481481">
                <text:p>0.10203335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218553240741">
                <text:p>0.10221855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403738425926">
                <text:p>0.102403738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588923611111">
                <text:p>0.102588923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774108796296">
                <text:p>0.102774108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959293981481">
                <text:p>0.102959293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144479166667">
                <text:p>0.103144479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329664351852">
                <text:p>0.103329664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514849537037">
                <text:p>0.103514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700034722222">
                <text:p>0.103700034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885219907407">
                <text:p>0.103885219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070405092593">
                <text:p>0.104070405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255590277778">
                <text:p>0.104255590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440775462963">
                <text:p>0.104440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625960648148">
                <text:p>0.104625960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811145833333">
                <text:p>0.104811145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996331018519">
                <text:p>0.104996331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181516203704">
                <text:p>0.105181516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366689814815">
                <text:p>0.1053666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551886574074">
                <text:p>0.105551886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737071759259">
                <text:p>0.105737071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922256944444">
                <text:p>0.105922256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107430555556">
                <text:p>0.10610743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292627314815">
                <text:p>0.106292627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4778125">
                <text:p>0.10647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662997685185">
                <text:p>0.106662997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84818287037">
                <text:p>0.106848182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033368055556">
                <text:p>0.107033368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218553240741">
                <text:p>0.10721855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403738425926">
                <text:p>0.107403738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588923611111">
                <text:p>0.107588923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774108796296">
                <text:p>0.107774108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959293981481">
                <text:p>0.107959293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144479166667">
                <text:p>0.108144479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329664351852">
                <text:p>0.108329664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514849537037">
                <text:p>0.108514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700034722222">
                <text:p>0.108700034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885208333333">
                <text:p>0.1088852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070405092593">
                <text:p>0.109070405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255590277778">
                <text:p>0.109255590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440775462963">
                <text:p>0.109440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625960648148">
                <text:p>0.109625960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811145833333">
                <text:p>0.109811145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996331018519">
                <text:p>0.109996331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18150462963">
                <text:p>0.11018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366689814815">
                <text:p>0.1103666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551886574074">
                <text:p>0.110551886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737071759259">
                <text:p>0.110737071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922256944444">
                <text:p>0.11092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10744212963">
                <text:p>0.11110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292627314815">
                <text:p>0.111292627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4778125">
                <text:p>0.11147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662997685185">
                <text:p>0.111662997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84818287037">
                <text:p>0.111848182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033368055556">
                <text:p>0.112033368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218553240741">
                <text:p>0.112218553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403738425926">
                <text:p>0.11240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588923611111">
                <text:p>0.112588923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774108796296">
                <text:p>0.112774108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959293981481">
                <text:p>0.11295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144479166667">
                <text:p>0.11314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329664351852">
                <text:p>0.113329664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514849537037">
                <text:p>0.113514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700034722222">
                <text:p>0.113700034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885219907407">
                <text:p>0.11388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070405092593">
                <text:p>0.11407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255590277778">
                <text:p>0.114255590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440775462963">
                <text:p>0.11444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625960648148">
                <text:p>0.11462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811145833333">
                <text:p>0.11481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996331018519">
                <text:p>0.11499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181516203704">
                <text:p>0.11518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366701388889">
                <text:p>0.11536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551886574074">
                <text:p>0.11555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737071759259">
                <text:p>0.11573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922256944444">
                <text:p>0.115922256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10744212963">
                <text:p>0.11610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292627314815">
                <text:p>0.116292627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4778125">
                <text:p>0.11647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662997685185">
                <text:p>0.11666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84818287037">
                <text:p>0.11684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033368055556">
                <text:p>0.11703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218553240741">
                <text:p>0.11721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403738425926">
                <text:p>0.11740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588923611111">
                <text:p>0.11758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774108796296">
                <text:p>0.11777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959293981481">
                <text:p>0.11795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144479166667">
                <text:p>0.11814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329664351852">
                <text:p>0.11832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514849537037">
                <text:p>0.11851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700034722222">
                <text:p>0.118700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885219907407">
                <text:p>0.11888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070405092593">
                <text:p>0.11907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255590277778">
                <text:p>0.11925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440775462963">
                <text:p>0.11944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625960648148">
                <text:p>0.11962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811145833333">
                <text:p>0.11981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996331018519">
                <text:p>0.11999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181516203704">
                <text:p>0.12018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366701388889">
                <text:p>0.12036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551886574074">
                <text:p>0.12055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737071759259">
                <text:p>0.12073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922256944444">
                <text:p>0.12092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107430555556">
                <text:p>0.1211074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292627314815">
                <text:p>0.12129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4778125">
                <text:p>0.12147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662997685185">
                <text:p>0.12166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84818287037">
                <text:p>0.12184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033368055556">
                <text:p>0.12203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218553240741">
                <text:p>0.12221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403738425926">
                <text:p>0.12240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588923611111">
                <text:p>0.12258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774108796296">
                <text:p>0.12277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959293981481">
                <text:p>0.12295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144479166667">
                <text:p>0.12314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329664351852">
                <text:p>0.12332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514849537037">
                <text:p>0.12351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700034722222">
                <text:p>0.123700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885219907407">
                <text:p>0.12388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070405092593">
                <text:p>0.12407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255590277778">
                <text:p>0.12425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440775462963">
                <text:p>0.12444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625960648148">
                <text:p>0.12462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811145833333">
                <text:p>0.12481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996331018519">
                <text:p>0.12499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181516203704">
                <text:p>0.12518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366701388889">
                <text:p>0.12536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551886574074">
                <text:p>0.12555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737071759259">
                <text:p>0.12573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922256944444">
                <text:p>0.12592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10744212963">
                <text:p>0.12610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292627314815">
                <text:p>0.12629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4778125">
                <text:p>0.12647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662997685185">
                <text:p>0.12666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84818287037">
                <text:p>0.12684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033368055556">
                <text:p>0.12703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218553240741">
                <text:p>0.12721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403738425926">
                <text:p>0.12740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588923611111">
                <text:p>0.12758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774108796296">
                <text:p>0.12777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959293981481">
                <text:p>0.12795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144479166667">
                <text:p>0.12814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329664351852">
                <text:p>0.12832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514849537037">
                <text:p>0.12851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700034722222">
                <text:p>0.128700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885219907407">
                <text:p>0.12888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070405092593">
                <text:p>0.12907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255590277778">
                <text:p>0.12925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440775462963">
                <text:p>0.12944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625960648148">
                <text:p>0.12962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811145833333">
                <text:p>0.12981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996331018519">
                <text:p>0.12999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181516203704">
                <text:p>0.13018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366701388889">
                <text:p>0.13036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551886574074">
                <text:p>0.13055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737071759259">
                <text:p>0.13073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922256944444">
                <text:p>0.13092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107430555556">
                <text:p>0.1311074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292627314815">
                <text:p>0.13129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4778125">
                <text:p>0.13147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662997685185">
                <text:p>0.13166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84818287037">
                <text:p>0.13184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033368055556">
                <text:p>0.13203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218553240741">
                <text:p>0.13221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403738425926">
                <text:p>0.13240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588923611111">
                <text:p>0.13258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774108796296">
                <text:p>0.13277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959293981481">
                <text:p>0.13295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144479166667">
                <text:p>0.13314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329664351852">
                <text:p>0.13332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514849537037">
                <text:p>0.13351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700034722222">
                <text:p>0.133700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885219907407">
                <text:p>0.13388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070405092593">
                <text:p>0.13407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255590277778">
                <text:p>0.13425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440775462963">
                <text:p>0.13444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625960648148">
                <text:p>0.13462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811145833333">
                <text:p>0.13481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996319444444">
                <text:p>0.1349963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181516203704">
                <text:p>0.13518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366701388889">
                <text:p>0.13536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551886574074">
                <text:p>0.13555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737071759259">
                <text:p>0.13573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922256944444">
                <text:p>0.13592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10744212963">
                <text:p>0.13610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292627314815">
                <text:p>0.13629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477800925926">
                <text:p>0.1364778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662997685185">
                <text:p>0.13666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84818287037">
                <text:p>0.13684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033368055556">
                <text:p>0.13703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218553240741">
                <text:p>0.13721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403738425926">
                <text:p>0.13740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588923611111">
                <text:p>0.13758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774108796296">
                <text:p>0.13777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959293981481">
                <text:p>0.13795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144479166667">
                <text:p>0.13814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329664351852">
                <text:p>0.13832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514849537037">
                <text:p>0.13851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700034722222">
                <text:p>0.138700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885219907407">
                <text:p>0.13888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070405092593">
                <text:p>0.13907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255590277778">
                <text:p>0.13925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440775462963">
                <text:p>0.13944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625960648148">
                <text:p>0.13962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811145833333">
                <text:p>0.13981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996331018519">
                <text:p>0.13999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181516203704">
                <text:p>0.14018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366701388889">
                <text:p>0.14036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551886574074">
                <text:p>0.14055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737071759259">
                <text:p>0.14073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922256944444">
                <text:p>0.14092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10744212963">
                <text:p>0.14110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292627314815">
                <text:p>0.14129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4778125">
                <text:p>0.14147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662997685185">
                <text:p>0.14166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84818287037">
                <text:p>0.14184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033368055556">
                <text:p>0.14203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218553240741">
                <text:p>0.14221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403738425926">
                <text:p>0.14240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588923611111">
                <text:p>0.14258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774108796296">
                <text:p>0.14277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959293981481">
                <text:p>0.14295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144479166667">
                <text:p>0.14314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329664351852">
                <text:p>0.14332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514849537037">
                <text:p>0.14351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700034722222">
                <text:p>0.143700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885219907407">
                <text:p>0.14388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070405092593">
                <text:p>0.14407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255590277778">
                <text:p>0.14425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440775462963">
                <text:p>0.14444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625960648148">
                <text:p>0.14462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811145833333">
                <text:p>0.14481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996331018519">
                <text:p>0.14499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181516203704">
                <text:p>0.14518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366701388889">
                <text:p>0.14536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551886574074">
                <text:p>0.14555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737071759259">
                <text:p>0.14573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922256944444">
                <text:p>0.14592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10744212963">
                <text:p>0.14610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292627314815">
                <text:p>0.14629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4778125">
                <text:p>0.14647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662997685185">
                <text:p>0.14666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84818287037">
                <text:p>0.14684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033368055556">
                <text:p>0.14703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218553240741">
                <text:p>0.14721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403738425926">
                <text:p>0.14740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588923611111">
                <text:p>0.14758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774108796296">
                <text:p>0.14777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959293981481">
                <text:p>0.14795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144479166667">
                <text:p>0.14814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329664351852">
                <text:p>0.14832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514849537037">
                <text:p>0.14851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700034722222">
                <text:p>0.148700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885219907407">
                <text:p>0.14888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070405092593">
                <text:p>0.14907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255590277778">
                <text:p>0.14925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440775462963">
                <text:p>0.14944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625960648148">
                <text:p>0.14962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811145833333">
                <text:p>0.14981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996331018519">
                <text:p>0.14999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181516203704">
                <text:p>0.15018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366701388889">
                <text:p>0.15036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551886574074">
                <text:p>0.15055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737071759259">
                <text:p>0.15073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922256944444">
                <text:p>0.15092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10744212963">
                <text:p>0.15110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292627314815">
                <text:p>0.15129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4778125">
                <text:p>0.15147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662997685185">
                <text:p>0.15166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84818287037">
                <text:p>0.15184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033368055556">
                <text:p>0.15203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218553240741">
                <text:p>0.15221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403738425926">
                <text:p>0.15240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588923611111">
                <text:p>0.15258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774108796296">
                <text:p>0.15277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959293981481">
                <text:p>0.15295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144479166667">
                <text:p>0.15314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329664351852">
                <text:p>0.15332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514849537037">
                <text:p>0.15351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700034722222">
                <text:p>0.153700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885219907407">
                <text:p>0.15388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070405092593">
                <text:p>0.15407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255590277778">
                <text:p>0.15425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440775462963">
                <text:p>0.15444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625960648148">
                <text:p>0.15462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811145833333">
                <text:p>0.15481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996331018519">
                <text:p>0.15499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181516203704">
                <text:p>0.15518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366701388889">
                <text:p>0.15536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551886574074">
                <text:p>0.15555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737071759259">
                <text:p>0.15573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922256944444">
                <text:p>0.15592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10744212963">
                <text:p>0.15610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292627314815">
                <text:p>0.15629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4778125">
                <text:p>0.15647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662997685185">
                <text:p>0.15666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84818287037">
                <text:p>0.15684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033368055556">
                <text:p>0.15703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218553240741">
                <text:p>0.15721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403738425926">
                <text:p>0.15740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588923611111">
                <text:p>0.15758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774108796296">
                <text:p>0.15777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959293981481">
                <text:p>0.15795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144479166667">
                <text:p>0.15814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329664351852">
                <text:p>0.15832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514849537037">
                <text:p>0.15851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700034722222">
                <text:p>0.158700034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885219907407">
                <text:p>0.15888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070405092593">
                <text:p>0.15907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255590277778">
                <text:p>0.15925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440775462963">
                <text:p>0.15944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625960648148">
                <text:p>0.15962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811145833333">
                <text:p>0.15981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996331018519">
                <text:p>0.15999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181516203704">
                <text:p>0.16018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366701388889">
                <text:p>0.16036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551886574074">
                <text:p>0.16055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737071759259">
                <text:p>0.16073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922256944444">
                <text:p>0.160922256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10744212963">
                <text:p>0.16110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292627314815">
                <text:p>0.161292627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4778125">
                <text:p>0.16147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662997685185">
                <text:p>0.16166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84818287037">
                <text:p>0.16184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033368055556">
                <text:p>0.16203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218553240741">
                <text:p>0.16221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403738425926">
                <text:p>0.162403738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588923611111">
                <text:p>0.16258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774108796296">
                <text:p>0.16277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959293981481">
                <text:p>0.16295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144479166667">
                <text:p>0.163144479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329664351852">
                <text:p>0.163329664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514849537037">
                <text:p>0.16351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700034722222">
                <text:p>0.16370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885208333333">
                <text:p>0.1638852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070405092593">
                <text:p>0.164070405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255590277778">
                <text:p>0.16425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440775462963">
                <text:p>0.16444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625960648148">
                <text:p>0.16462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811145833333">
                <text:p>0.164811145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996331018519">
                <text:p>0.164996331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181516203704">
                <text:p>0.165181516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366701388889">
                <text:p>0.165366701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551886574074">
                <text:p>0.165551886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737071759259">
                <text:p>0.165737071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922256944444">
                <text:p>0.165922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10744212963">
                <text:p>0.166107442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292627314815">
                <text:p>0.166292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4778125">
                <text:p>0.16647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662997685185">
                <text:p>0.166662997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84818287037">
                <text:p>0.166848182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033368055556">
                <text:p>0.167033368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218553240741">
                <text:p>0.167218553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403738425926">
                <text:p>0.167403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588923611111">
                <text:p>0.167588923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774108796296">
                <text:p>0.167774108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959293981481">
                <text:p>0.16795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144479166667">
                <text:p>0.168144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329664351852">
                <text:p>0.1683296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514849537037">
                <text:p>0.16851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700034722222">
                <text:p>0.16870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885219907407">
                <text:p>0.168885219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070405092593">
                <text:p>0.16907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255590277778">
                <text:p>0.169255590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440775462963">
                <text:p>0.16944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625960648148">
                <text:p>0.169625960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811145833333">
                <text:p>0.169811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996331018519">
                <text:p>0.1699963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181516203704">
                <text:p>0.170181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366701388889">
                <text:p>0.1703667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551886574074">
                <text:p>0.1705518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737071759259">
                <text:p>0.170737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922256944444">
                <text:p>0.170922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10744212963">
                <text:p>0.171107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292627314815">
                <text:p>0.171292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4778125">
                <text:p>0.17147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662997685185">
                <text:p>0.1716629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84818287037">
                <text:p>0.1718481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033368055556">
                <text:p>0.1720333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218553240741">
                <text:p>0.172218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403738425926">
                <text:p>0.172403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588923611111">
                <text:p>0.1725889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774108796296">
                <text:p>0.1727741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959293981481">
                <text:p>0.1729592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144479166667">
                <text:p>0.173144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329664351852">
                <text:p>0.1733296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514849537037">
                <text:p>0.17351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700034722222">
                <text:p>0.17370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885219907407">
                <text:p>0.173885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070405092593">
                <text:p>0.17407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255590277778">
                <text:p>0.1742555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440763888889">
                <text:p>0.1744407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625960648148">
                <text:p>0.1746259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811145833333">
                <text:p>0.174811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996331018519">
                <text:p>0.1749963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181516203704">
                <text:p>0.175181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366701388889">
                <text:p>0.1753667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551886574074">
                <text:p>0.1755518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737071759259">
                <text:p>0.175737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5922256944444">
                <text:p>0.175922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10744212963">
                <text:p>0.176107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292627314815">
                <text:p>0.176292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4778125">
                <text:p>0.17647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662997685185">
                <text:p>0.1766629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684818287037">
                <text:p>0.1768481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033368055556">
                <text:p>0.1770333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218553240741">
                <text:p>0.177218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403738425926">
                <text:p>0.177403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588923611111">
                <text:p>0.1775889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774108796296">
                <text:p>0.1777741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7959293981481">
                <text:p>0.177959293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144479166667">
                <text:p>0.178144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329664351852">
                <text:p>0.1783296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514849537037">
                <text:p>0.17851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700034722222">
                <text:p>0.17870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8885219907407">
                <text:p>0.178885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070405092593">
                <text:p>0.17907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255590277778">
                <text:p>0.1792555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440775462963">
                <text:p>0.17944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625960648148">
                <text:p>0.1796259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811145833333">
                <text:p>0.179811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9996331018519">
                <text:p>0.1799963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181516203704">
                <text:p>0.180181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366701388889">
                <text:p>0.1803667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551886574074">
                <text:p>0.1805518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737071759259">
                <text:p>0.180737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0922256944444">
                <text:p>0.180922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10744212963">
                <text:p>0.181107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292627314815">
                <text:p>0.181292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4778125">
                <text:p>0.18147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662997685185">
                <text:p>0.1816629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184818287037">
                <text:p>0.1818481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033368055556">
                <text:p>0.1820333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218553240741">
                <text:p>0.182218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403738425926">
                <text:p>0.182403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588923611111">
                <text:p>0.1825889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774108796296">
                <text:p>0.1827741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2959293981481">
                <text:p>0.1829592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144479166667">
                <text:p>0.183144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329664351852">
                <text:p>0.1833296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514849537037">
                <text:p>0.18351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700034722222">
                <text:p>0.18370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3885219907407">
                <text:p>0.183885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070405092593">
                <text:p>0.18407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255590277778">
                <text:p>0.1842555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440763888889">
                <text:p>0.1844407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625960648148">
                <text:p>0.1846259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811145833333">
                <text:p>0.184811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4996331018519">
                <text:p>0.1849963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181516203704">
                <text:p>0.185181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366701388889">
                <text:p>0.1853667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551886574074">
                <text:p>0.1855518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737071759259">
                <text:p>0.185737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592224537037">
                <text:p>0.18592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10744212963">
                <text:p>0.186107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292627314815">
                <text:p>0.186292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4778125">
                <text:p>0.18647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662997685185">
                <text:p>0.1866629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684818287037">
                <text:p>0.1868481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033368055556">
                <text:p>0.1870333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218553240741">
                <text:p>0.187218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403738425926">
                <text:p>0.187403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588923611111">
                <text:p>0.1875889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774108796296">
                <text:p>0.1877741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7959293981481">
                <text:p>0.1879592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144479166667">
                <text:p>0.188144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329664351852">
                <text:p>0.1883296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514849537037">
                <text:p>0.18851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700034722222">
                <text:p>0.18870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8885219907407">
                <text:p>0.188885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070405092593">
                <text:p>0.18907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255590277778">
                <text:p>0.1892555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440775462963">
                <text:p>0.18944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625960648148">
                <text:p>0.1896259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811145833333">
                <text:p>0.189811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89996331018519">
                <text:p>0.1899963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181516203704">
                <text:p>0.190181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366701388889">
                <text:p>0.1903667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551886574074">
                <text:p>0.1905518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737071759259">
                <text:p>0.190737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0922256944444">
                <text:p>0.190922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10744212963">
                <text:p>0.191107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292627314815">
                <text:p>0.191292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4778125">
                <text:p>0.19147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662997685185">
                <text:p>0.1916629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184818287037">
                <text:p>0.1918481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033368055556">
                <text:p>0.1920333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218553240741">
                <text:p>0.192218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403738425926">
                <text:p>0.192403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588923611111">
                <text:p>0.1925889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774108796296">
                <text:p>0.1927741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2959293981481">
                <text:p>0.1929592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144479166667">
                <text:p>0.193144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329664351852">
                <text:p>0.1933296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514849537037">
                <text:p>0.19351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700034722222">
                <text:p>0.19370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3885219907407">
                <text:p>0.193885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070405092593">
                <text:p>0.19407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255590277778">
                <text:p>0.1942555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440775462963">
                <text:p>0.19444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625960648148">
                <text:p>0.1946259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811145833333">
                <text:p>0.194811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4996331018519">
                <text:p>0.1949963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181516203704">
                <text:p>0.195181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366701388889">
                <text:p>0.1953667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551886574074">
                <text:p>0.1955518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737071759259">
                <text:p>0.195737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5922256944444">
                <text:p>0.195922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10744212963">
                <text:p>0.196107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292627314815">
                <text:p>0.196292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4778125">
                <text:p>0.19647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662997685185">
                <text:p>0.1966629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684818287037">
                <text:p>0.1968481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033368055556">
                <text:p>0.1970333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218553240741">
                <text:p>0.197218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403738425926">
                <text:p>0.197403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588923611111">
                <text:p>0.1975889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7774108796296">
                <text:p>0.19777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959293981481">
                <text:p>0.1979592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144479166667">
                <text:p>0.198144479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329664351852">
                <text:p>0.19832966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514849537037">
                <text:p>0.19851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700034722222">
                <text:p>0.19870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8885219907407">
                <text:p>0.198885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070405092593">
                <text:p>0.19907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255590277778">
                <text:p>0.1992555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440775462963">
                <text:p>0.19944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625960648148">
                <text:p>0.19962596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811145833333">
                <text:p>0.199811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99996331018519">
                <text:p>0.199996331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181516203704">
                <text:p>0.200181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366701388889">
                <text:p>0.2003667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551886574074">
                <text:p>0.200551886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737071759259">
                <text:p>0.200737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0922256944444">
                <text:p>0.200922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10744212963">
                <text:p>0.201107442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292627314815">
                <text:p>0.201292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4778125">
                <text:p>0.20147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662997685185">
                <text:p>0.201662997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184818287037">
                <text:p>0.201848182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033368055556">
                <text:p>0.20203336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218553240741">
                <text:p>0.202218553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403738425926">
                <text:p>0.202403738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588923611111">
                <text:p>0.202588923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774108796296">
                <text:p>0.202774108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2959293981481">
                <text:p>0.202959293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144467592593">
                <text:p>0.2031444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329652777778">
                <text:p>0.20332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3514849537037">
                <text:p>0.20351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700034722222">
                <text:p>0.203700034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3885219907407">
                <text:p>0.203885219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070405092593">
                <text:p>0.204070405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255590277778">
                <text:p>0.204255590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440775462963">
                <text:p>0.20444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625960648148">
                <text:p>0.20462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4811145833333">
                <text:p>0.204811145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4996331018518">
                <text:p>0.204996331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181516203704">
                <text:p>0.205181516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366701388889">
                <text:p>0.205366701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551886574074">
                <text:p>0.20555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5737071759259">
                <text:p>0.20573707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5922256944444">
                <text:p>0.205922256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10744212963">
                <text:p>0.20610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292627314815">
                <text:p>0.20629262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4778125">
                <text:p>0.20647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6662997685185">
                <text:p>0.20666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684818287037">
                <text:p>0.20684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033368055556">
                <text:p>0.20703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218553240741">
                <text:p>0.20721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403738425926">
                <text:p>0.20740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588923611111">
                <text:p>0.20758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774108796296">
                <text:p>0.20777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7959293981481">
                <text:p>0.20795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144479166667">
                <text:p>0.20814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329664351852">
                <text:p>0.20832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514849537037">
                <text:p>0.20851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700034722222">
                <text:p>0.20870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8885219907407">
                <text:p>0.20888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070405092593">
                <text:p>0.20907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255590277778">
                <text:p>0.20925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440775462963">
                <text:p>0.20944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625960648148">
                <text:p>0.20962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811145833333">
                <text:p>0.20981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9996331018519">
                <text:p>0.20999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181516203704">
                <text:p>0.21018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366701388889">
                <text:p>0.21036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551886574074">
                <text:p>0.21055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737071759259">
                <text:p>0.21073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0922256944444">
                <text:p>0.21092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10744212963">
                <text:p>0.21110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292627314815">
                <text:p>0.21129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4778125">
                <text:p>0.21147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662997685185">
                <text:p>0.21166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184818287037">
                <text:p>0.21184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033368055556">
                <text:p>0.21203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218553240741">
                <text:p>0.21221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403738425926">
                <text:p>0.21240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588923611111">
                <text:p>0.21258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774108796296">
                <text:p>0.21277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2959293981481">
                <text:p>0.21295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144479166667">
                <text:p>0.21314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329664351852">
                <text:p>0.21332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514849537037">
                <text:p>0.21351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700034722222">
                <text:p>0.21370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3885219907407">
                <text:p>0.21388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070405092593">
                <text:p>0.21407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255590277778">
                <text:p>0.21425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440775462963">
                <text:p>0.21444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625960648148">
                <text:p>0.21462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811145833333">
                <text:p>0.21481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4996331018519">
                <text:p>0.21499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181516203704">
                <text:p>0.21518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366701388889">
                <text:p>0.21536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551886574074">
                <text:p>0.21555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737071759259">
                <text:p>0.21573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5922256944444">
                <text:p>0.21592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10744212963">
                <text:p>0.21610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292627314815">
                <text:p>0.21629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4778125">
                <text:p>0.21647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662997685185">
                <text:p>0.21666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684818287037">
                <text:p>0.21684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033368055556">
                <text:p>0.21703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218553240741">
                <text:p>0.21721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403738425926">
                <text:p>0.21740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588923611111">
                <text:p>0.21758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774108796296">
                <text:p>0.21777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7959293981481">
                <text:p>0.21795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144479166667">
                <text:p>0.21814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329664351852">
                <text:p>0.21832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514849537037">
                <text:p>0.21851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700034722222">
                <text:p>0.21870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8885219907407">
                <text:p>0.21888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070405092593">
                <text:p>0.21907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255590277778">
                <text:p>0.21925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440775462963">
                <text:p>0.21944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625960648148">
                <text:p>0.21962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811145833333">
                <text:p>0.21981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19996331018519">
                <text:p>0.21999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181516203704">
                <text:p>0.22018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366701388889">
                <text:p>0.22036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551886574074">
                <text:p>0.22055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737071759259">
                <text:p>0.22073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0922256944444">
                <text:p>0.22092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107430555556">
                <text:p>0.22110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292627314815">
                <text:p>0.22129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4778125">
                <text:p>0.22147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662997685185">
                <text:p>0.22166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184818287037">
                <text:p>0.22184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033368055556">
                <text:p>0.22203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218553240741">
                <text:p>0.22221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403738425926">
                <text:p>0.22240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588923611111">
                <text:p>0.22258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774108796296">
                <text:p>0.22277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2959293981481">
                <text:p>0.22295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144479166667">
                <text:p>0.22314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329664351852">
                <text:p>0.22332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514849537037">
                <text:p>0.22351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700034722222">
                <text:p>0.22370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3885208333333">
                <text:p>0.22388520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070405092593">
                <text:p>0.22407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255590277778">
                <text:p>0.22425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440775462963">
                <text:p>0.22444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625960648148">
                <text:p>0.22462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811145833333">
                <text:p>0.22481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4996331018519">
                <text:p>0.22499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181516203704">
                <text:p>0.22518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366701388889">
                <text:p>0.22536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551886574074">
                <text:p>0.22555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737071759259">
                <text:p>0.22573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5922256944444">
                <text:p>0.22592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10744212963">
                <text:p>0.22610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292627314815">
                <text:p>0.22629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4778125">
                <text:p>0.22647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662997685185">
                <text:p>0.22666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684818287037">
                <text:p>0.22684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033368055556">
                <text:p>0.22703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218553240741">
                <text:p>0.22721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403738425926">
                <text:p>0.22740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588923611111">
                <text:p>0.22758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774108796296">
                <text:p>0.22777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7959293981481">
                <text:p>0.22795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144479166667">
                <text:p>0.22814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329664351852">
                <text:p>0.22832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514849537037">
                <text:p>0.22851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700034722222">
                <text:p>0.22870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8885219907407">
                <text:p>0.22888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070405092593">
                <text:p>0.22907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255590277778">
                <text:p>0.22925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440775462963">
                <text:p>0.22944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625960648148">
                <text:p>0.22962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811145833333">
                <text:p>0.22981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29996319444444">
                <text:p>0.22999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181516203704">
                <text:p>0.23018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366701388889">
                <text:p>0.23036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551886574074">
                <text:p>0.23055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737071759259">
                <text:p>0.23073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0922256944444">
                <text:p>0.23092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10744212963">
                <text:p>0.23110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292627314815">
                <text:p>0.23129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4778125">
                <text:p>0.23147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662997685185">
                <text:p>0.23166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184818287037">
                <text:p>0.23184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033368055556">
                <text:p>0.23203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218553240741">
                <text:p>0.23221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403738425926">
                <text:p>0.23240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588923611111">
                <text:p>0.23258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774108796296">
                <text:p>0.23277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2959293981481">
                <text:p>0.23295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144479166667">
                <text:p>0.23314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329664351852">
                <text:p>0.23332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514849537037">
                <text:p>0.23351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700023148148">
                <text:p>0.23370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3885219907407">
                <text:p>0.23388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070405092593">
                <text:p>0.23407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255590277778">
                <text:p>0.23425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440775462963">
                <text:p>0.23444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625960648148">
                <text:p>0.23462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4811145833333">
                <text:p>0.234811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4996331018518">
                <text:p>0.234996331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181516203704">
                <text:p>0.23518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366701388889">
                <text:p>0.23536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551886574074">
                <text:p>0.23555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737071759259">
                <text:p>0.23573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5922256944444">
                <text:p>0.23592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10744212963">
                <text:p>0.23610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292615740741">
                <text:p>0.23629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4778125">
                <text:p>0.23647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662997685185">
                <text:p>0.23666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684818287037">
                <text:p>0.23684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7033368055556">
                <text:p>0.237033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218553240741">
                <text:p>0.237218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403738425926">
                <text:p>0.237403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588923611111">
                <text:p>0.237588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774108796296">
                <text:p>0.237774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7959293981481">
                <text:p>0.23795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144479166667">
                <text:p>0.238144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329664351852">
                <text:p>0.238329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514849537037">
                <text:p>0.23851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8700034722222">
                <text:p>0.238700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8885219907407">
                <text:p>0.238885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070405092593">
                <text:p>0.239070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255590277778">
                <text:p>0.239255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440775462963">
                <text:p>0.23944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39625960648148">
                <text:p>0.23962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811145833333">
                <text:p>0.239811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39996331018519">
                <text:p>0.239996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181516203704">
                <text:p>0.240181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366701388889">
                <text:p>0.240366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551886574074">
                <text:p>0.240551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737071759259">
                <text:p>0.240737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0922256944444">
                <text:p>0.240922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10744212963">
                <text:p>0.241107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292627314815">
                <text:p>0.241292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4778125">
                <text:p>0.241477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662997685185">
                <text:p>0.241662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184818287037">
                <text:p>0.241848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033368055556">
                <text:p>0.242033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218553240741">
                <text:p>0.242218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403738425926">
                <text:p>0.242403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588923611111">
                <text:p>0.242588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774108796296">
                <text:p>0.242774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2959293981481">
                <text:p>0.242959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144479166667">
                <text:p>0.243144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329664351852">
                <text:p>0.243329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514849537037">
                <text:p>0.243514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700034722222">
                <text:p>0.243700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3885219907407">
                <text:p>0.243885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070405092593">
                <text:p>0.244070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255590277778">
                <text:p>0.244255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440775462963">
                <text:p>0.244440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625960648148">
                <text:p>0.24462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811145833333">
                <text:p>0.244811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4996331018518">
                <text:p>0.244996331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181516203704">
                <text:p>0.245181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366701388889">
                <text:p>0.245366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551886574074">
                <text:p>0.245551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737071759259">
                <text:p>0.245737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5922256944444">
                <text:p>0.245922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10744212963">
                <text:p>0.246107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292627314815">
                <text:p>0.246292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4778125">
                <text:p>0.246477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662997685185">
                <text:p>0.246662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684818287037">
                <text:p>0.246848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033368055556">
                <text:p>0.247033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218553240741">
                <text:p>0.247218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403738425926">
                <text:p>0.247403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588923611111">
                <text:p>0.247588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774108796296">
                <text:p>0.247774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7959293981481">
                <text:p>0.247959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144479166667">
                <text:p>0.248144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329664351852">
                <text:p>0.248329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514837962963">
                <text:p>0.24851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700034722222">
                <text:p>0.248700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8885219907407">
                <text:p>0.248885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070405092593">
                <text:p>0.249070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255590277778">
                <text:p>0.249255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440775462963">
                <text:p>0.249440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625960648148">
                <text:p>0.24962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811145833333">
                <text:p>0.249811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49996331018519">
                <text:p>0.249996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181516203704">
                <text:p>0.250181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366701388889">
                <text:p>0.250366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551886574074">
                <text:p>0.250551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737071759259">
                <text:p>0.250737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0922256944444">
                <text:p>0.250922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10744212963">
                <text:p>0.251107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292627314815">
                <text:p>0.251292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4778125">
                <text:p>0.251477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1662997685185">
                <text:p>0.251662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184818287037">
                <text:p>0.251848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033368055556">
                <text:p>0.252033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218553240741">
                <text:p>0.252218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403738425926">
                <text:p>0.252403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588923611111">
                <text:p>0.252588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2774108796296">
                <text:p>0.252774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2959282407407">
                <text:p>0.25295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3144479166667">
                <text:p>0.253144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329664351852">
                <text:p>0.253329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514849537037">
                <text:p>0.253514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700034722222">
                <text:p>0.253700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3885219907407">
                <text:p>0.253885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070405092593">
                <text:p>0.254070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255590277778">
                <text:p>0.25425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440775462963">
                <text:p>0.25444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4625960648148">
                <text:p>0.25462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811145833333">
                <text:p>0.254811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54996331018518">
                <text:p>0.2549963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181516203704">
                <text:p>0.255181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366701388889">
                <text:p>0.255366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551886574074">
                <text:p>0.255551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737071759259">
                <text:p>0.255737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5922256944444">
                <text:p>0.255922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10744212963">
                <text:p>0.256107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292627314815">
                <text:p>0.256292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4778125">
                <text:p>0.256477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662997685185">
                <text:p>0.256662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684818287037">
                <text:p>0.256848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033368055556">
                <text:p>0.257033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218553240741">
                <text:p>0.257218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403738425926">
                <text:p>0.257403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588923611111">
                <text:p>0.257588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774108796296">
                <text:p>0.257774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7959293981481">
                <text:p>0.257959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144479166667">
                <text:p>0.258144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329664351852">
                <text:p>0.258329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514837962963">
                <text:p>0.25851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700034722222">
                <text:p>0.258700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8885219907407">
                <text:p>0.258885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070405092593">
                <text:p>0.259070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255590277778">
                <text:p>0.25925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440775462963">
                <text:p>0.25944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625960648148">
                <text:p>0.259625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811145833333">
                <text:p>0.259811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59996331018519">
                <text:p>0.259996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181516203704">
                <text:p>0.260181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366701388889">
                <text:p>0.260366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551886574074">
                <text:p>0.260551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737071759259">
                <text:p>0.260737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0922256944444">
                <text:p>0.260922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10744212963">
                <text:p>0.261107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292627314815">
                <text:p>0.261292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4778125">
                <text:p>0.261477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662997685185">
                <text:p>0.261662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184818287037">
                <text:p>0.261848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033368055556">
                <text:p>0.262033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218553240741">
                <text:p>0.262218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403738425926">
                <text:p>0.262403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588923611111">
                <text:p>0.262588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774097222222">
                <text:p>0.26277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2959293981481">
                <text:p>0.262959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144479166667">
                <text:p>0.263144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329664351852">
                <text:p>0.263329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514849537037">
                <text:p>0.263514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700034722222">
                <text:p>0.263700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3885219907407">
                <text:p>0.263885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070405092593">
                <text:p>0.264070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255590277778">
                <text:p>0.26425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440775462963">
                <text:p>0.26444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625960648148">
                <text:p>0.264625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811145833333">
                <text:p>0.264811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4996319444444">
                <text:p>0.26499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181516203704">
                <text:p>0.265181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366701388889">
                <text:p>0.265366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551886574074">
                <text:p>0.265551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737071759259">
                <text:p>0.265737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5922256944444">
                <text:p>0.265922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10744212963">
                <text:p>0.266107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292627314815">
                <text:p>0.266292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4778125">
                <text:p>0.266477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662997685185">
                <text:p>0.266662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684818287037">
                <text:p>0.266848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033368055556">
                <text:p>0.267033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218553240741">
                <text:p>0.267218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403738425926">
                <text:p>0.267403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588923611111">
                <text:p>0.267588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774108796296">
                <text:p>0.267774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7959293981481">
                <text:p>0.267959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144479166667">
                <text:p>0.268144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329664351852">
                <text:p>0.268329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514849537037">
                <text:p>0.268514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700034722222">
                <text:p>0.268700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8885219907407">
                <text:p>0.268885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070405092593">
                <text:p>0.269070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255590277778">
                <text:p>0.26925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440775462963">
                <text:p>0.26944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625960648148">
                <text:p>0.269625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811145833333">
                <text:p>0.269811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69996331018519">
                <text:p>0.26999633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0181516203704">
                <text:p>0.270181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366701388889">
                <text:p>0.270366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0551886574074">
                <text:p>0.270551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0737071759259">
                <text:p>0.2707370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0922256944444">
                <text:p>0.270922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110744212963">
                <text:p>0.271107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1292627314815">
                <text:p>0.271292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14778125">
                <text:p>0.27147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1662997685185">
                <text:p>0.271662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184818287037">
                <text:p>0.271848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2033368055556">
                <text:p>0.272033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72218553240741">
                <text:p>0.272218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2403738425926">
                <text:p>0.2724037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2588923611111">
                <text:p>0.2725889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2774108796296">
                <text:p>0.2727741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2959293981481">
                <text:p>0.272959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3144479166667">
                <text:p>0.2731444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3329664351852">
                <text:p>0.2733296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3514849537037">
                <text:p>0.27351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3700034722222">
                <text:p>0.273700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3885219907407">
                <text:p>0.273885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4070405092593">
                <text:p>0.274070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4255590277778">
                <text:p>0.274255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4440775462963">
                <text:p>0.27444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4625960648148">
                <text:p>0.274625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4811145833333">
                <text:p>0.274811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4996319444444">
                <text:p>0.274996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5181516203704">
                <text:p>0.275181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5366701388889">
                <text:p>0.275366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5551886574074">
                <text:p>0.275551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5737071759259">
                <text:p>0.2757370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5922256944444">
                <text:p>0.275922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610744212963">
                <text:p>0.276107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6292627314815">
                <text:p>0.276292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64778125">
                <text:p>0.27647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6662997685185">
                <text:p>0.276662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684818287037">
                <text:p>0.276848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7033368055556">
                <text:p>0.277033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7218553240741">
                <text:p>0.277218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7403738425926">
                <text:p>0.2774037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7588923611111">
                <text:p>0.2775889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7774108796296">
                <text:p>0.2777741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7959293981481">
                <text:p>0.277959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8144479166667">
                <text:p>0.2781444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8329664351852">
                <text:p>0.2783296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8514837962963">
                <text:p>0.27851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8700034722222">
                <text:p>0.278700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8885219907407">
                <text:p>0.278885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9070405092593">
                <text:p>0.279070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9255590277778">
                <text:p>0.279255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9440775462963">
                <text:p>0.27944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79625960648148">
                <text:p>0.279625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9811145833333">
                <text:p>0.279811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79996331018518">
                <text:p>0.279996331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0181516203704">
                <text:p>0.280181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0366701388889">
                <text:p>0.280366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0551886574074">
                <text:p>0.280551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0737071759259">
                <text:p>0.28073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0922256944444">
                <text:p>0.280922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110744212963">
                <text:p>0.28110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1292627314815">
                <text:p>0.281292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14778125">
                <text:p>0.28147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1662997685185">
                <text:p>0.281662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184818287037">
                <text:p>0.28184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2033368055556">
                <text:p>0.28203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2218553240741">
                <text:p>0.282218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2403738425926">
                <text:p>0.282403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2588923611111">
                <text:p>0.282588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2774108796296">
                <text:p>0.28277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2959293981481">
                <text:p>0.282959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3144479166667">
                <text:p>0.283144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3329664351852">
                <text:p>0.28332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3514849537037">
                <text:p>0.283514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3700034722222">
                <text:p>0.283700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3885219907407">
                <text:p>0.28388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4070405092593">
                <text:p>0.284070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4255590277778">
                <text:p>0.284255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4440775462963">
                <text:p>0.28444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4625960648148">
                <text:p>0.284625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4811145833333">
                <text:p>0.284811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4996331018518">
                <text:p>0.284996331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5181516203704">
                <text:p>0.285181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5366701388889">
                <text:p>0.285366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5551886574074">
                <text:p>0.285551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5737071759259">
                <text:p>0.28573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5922256944444">
                <text:p>0.285922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610744212963">
                <text:p>0.28610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6292627314815">
                <text:p>0.286292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64778125">
                <text:p>0.28647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6662997685185">
                <text:p>0.286662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684818287037">
                <text:p>0.28684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7033368055556">
                <text:p>0.28703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7218553240741">
                <text:p>0.287218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7403738425926">
                <text:p>0.287403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7588923611111">
                <text:p>0.287588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7774108796296">
                <text:p>0.28777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7959293981481">
                <text:p>0.287959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8144479166667">
                <text:p>0.288144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8329664351852">
                <text:p>0.28832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8514849537037">
                <text:p>0.288514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8700034722222">
                <text:p>0.288700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8885219907407">
                <text:p>0.28888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9070405092593">
                <text:p>0.289070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9255590277778">
                <text:p>0.289255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9440775462963">
                <text:p>0.28944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9625960648148">
                <text:p>0.289625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9811145833333">
                <text:p>0.289811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89996331018519">
                <text:p>0.2899963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0181516203704">
                <text:p>0.290181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0366701388889">
                <text:p>0.290366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0551886574074">
                <text:p>0.290551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0737071759259">
                <text:p>0.29073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0922256944444">
                <text:p>0.290922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110744212963">
                <text:p>0.29110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1292627314815">
                <text:p>0.291292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14778125">
                <text:p>0.29147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91662997685185">
                <text:p>0.291662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184818287037">
                <text:p>0.291848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033368055556">
                <text:p>0.292033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218553240741">
                <text:p>0.292218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403738425926">
                <text:p>0.2924037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588923611111">
                <text:p>0.292588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774108796296">
                <text:p>0.292774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959293981481">
                <text:p>0.292959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3144479166667">
                <text:p>0.2931444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3329664351852">
                <text:p>0.2933296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3514849537037">
                <text:p>0.293514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3700034722222">
                <text:p>0.293700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3885219907407">
                <text:p>0.2938852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070405092593">
                <text:p>0.294070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255590277778">
                <text:p>0.294255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440775462963">
                <text:p>0.294440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625960648148">
                <text:p>0.294625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811145833333">
                <text:p>0.294811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996331018518">
                <text:p>0.294996331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5181516203704">
                <text:p>0.295181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5366701388889">
                <text:p>0.295366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5551886574074">
                <text:p>0.295551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5737071759259">
                <text:p>0.295737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5922256944444">
                <text:p>0.295922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610744212963">
                <text:p>0.296107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6292627314815">
                <text:p>0.296292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64778125">
                <text:p>0.296477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6662997685185">
                <text:p>0.296662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684818287037">
                <text:p>0.29684818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7033368055556">
                <text:p>0.297033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7218553240741">
                <text:p>0.2972185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7403738425926">
                <text:p>0.2974037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7588923611111">
                <text:p>0.2975889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7774108796296">
                <text:p>0.29777410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7959293981481">
                <text:p>0.297959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8144479166667">
                <text:p>0.298144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8329664351852">
                <text:p>0.2983296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8514849537037">
                <text:p>0.298514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8700034722222">
                <text:p>0.2987000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8885219907407">
                <text:p>0.2988852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070405092593">
                <text:p>0.2990704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255590277778">
                <text:p>0.2992555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440775462963">
                <text:p>0.299440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625960648148">
                <text:p>0.2996259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811145833333">
                <text:p>0.2998111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996331018519">
                <text:p>0.299996331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181516203704">
                <text:p>0.3001815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366701388889">
                <text:p>0.3003667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551886574074">
                <text:p>0.3005518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737071759259">
                <text:p>0.3007370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922256944444">
                <text:p>0.3009222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10744212963">
                <text:p>0.3011074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292627314815">
                <text:p>0.30129262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4778125">
                <text:p>0.301477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662997685185">
                <text:p>0.30166299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84818287037">
                <text:p>0.30184818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033368055556">
                <text:p>0.30203336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218553240741">
                <text:p>0.3022185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403738425926">
                <text:p>0.3024037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588923611111">
                <text:p>0.3025889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774108796296">
                <text:p>0.30277410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959293981481">
                <text:p>0.3029592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144479166667">
                <text:p>0.303144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329664351852">
                <text:p>0.3033296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514849537037">
                <text:p>0.303514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700034722222">
                <text:p>0.3037000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885219907407">
                <text:p>0.3038852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070405092593">
                <text:p>0.3040704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255590277778">
                <text:p>0.3042555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440775462963">
                <text:p>0.304440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625960648148">
                <text:p>0.3046259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811145833333">
                <text:p>0.3048111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996331018518">
                <text:p>0.304996331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181516203704">
                <text:p>0.3051815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366701388889">
                <text:p>0.30536670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5551886574074">
                <text:p>0.3055518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5737071759259">
                <text:p>0.3057370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5922256944444">
                <text:p>0.3059222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610744212963">
                <text:p>0.3061074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6292627314815">
                <text:p>0.3062926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64778125">
                <text:p>0.306477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6662997685185">
                <text:p>0.306662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684818287037">
                <text:p>0.306848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7033368055556">
                <text:p>0.3070333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7218553240741">
                <text:p>0.3072185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7403738425926">
                <text:p>0.307403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7588923611111">
                <text:p>0.3075889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7774108796296">
                <text:p>0.3077741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7959293981481">
                <text:p>0.30795929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8144479166667">
                <text:p>0.3081444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8329664351852">
                <text:p>0.30832966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8514849537037">
                <text:p>0.308514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8700034722222">
                <text:p>0.3087000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8885219907407">
                <text:p>0.3088852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9070405092593">
                <text:p>0.3090704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9255590277778">
                <text:p>0.3092555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9440775462963">
                <text:p>0.309440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9625960648148">
                <text:p>0.30962596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9811145833333">
                <text:p>0.3098111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09996331018519">
                <text:p>0.309996331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0181516203704">
                <text:p>0.3101815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0366701388889">
                <text:p>0.31036670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0551886574074">
                <text:p>0.31055188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0737071759259">
                <text:p>0.31073707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0922256944444">
                <text:p>0.31092225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110744212963">
                <text:p>0.31110744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1292627314815">
                <text:p>0.31129262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14778125">
                <text:p>0.3114778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1662997685185">
                <text:p>0.31166299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184818287037">
                <text:p>0.31184818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2033368055556">
                <text:p>0.31203336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2218553240741">
                <text:p>0.31221855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2403738425926">
                <text:p>0.312403738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2588923611111">
                <text:p>0.31258892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2774108796296">
                <text:p>0.31277410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2959293981481">
                <text:p>0.312959293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3144479166667">
                <text:p>0.31314447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3329664351852">
                <text:p>0.313329664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3514849537037">
                <text:p>0.3135148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3700034722222">
                <text:p>0.31370003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3885219907407">
                <text:p>0.313885219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4070405092593">
                <text:p>0.314070405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4255590277778">
                <text:p>0.314255590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4440775462963">
                <text:p>0.3144407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4625960648148">
                <text:p>0.31462596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4811145833333">
                <text:p>0.31481114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4996331018519">
                <text:p>0.314996331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5181516203704">
                <text:p>0.3151815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15366701388889">
                <text:p>0.31536670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5551886574074">
                <text:p>0.315551886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5737071759259">
                <text:p>0.315737071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5922256944444">
                <text:p>0.315922256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610744212963">
                <text:p>0.316107442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6292627314815">
                <text:p>0.316292627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64778125">
                <text:p>0.3164778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6662997685185">
                <text:p>0.316662997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684818287037">
                <text:p>0.316848182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7033368055556">
                <text:p>0.317033368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7218553240741">
                <text:p>0.31721855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7403738425926">
                <text:p>0.317403738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7588923611111">
                <text:p>0.31758892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7774108796296">
                <text:p>0.31777410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7959293981481">
                <text:p>0.31795929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8144479166667">
                <text:p>0.31814447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8329664351852">
                <text:p>0.31832966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8514849537037">
                <text:p>0.31851484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8700034722222">
                <text:p>0.31870003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8885219907407">
                <text:p>0.3188852199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9070405092593">
                <text:p>0.319070405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9255590277778">
                <text:p>0.319255590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9440775462963">
                <text:p>0.31944077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9625960648148">
                <text:p>0.319625960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9811145833333">
                <text:p>0.319811145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19996331018519">
                <text:p>0.3199963310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0181516203704">
                <text:p>0.320181516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0366701388889">
                <text:p>0.320366701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0551886574074">
                <text:p>0.32055188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0737071759259">
                <text:p>0.320737071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0922256944444">
                <text:p>0.320922256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110744212963">
                <text:p>0.32110744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1292627314815">
                <text:p>0.321292627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14778125">
                <text:p>0.3214778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1662997685185">
                <text:p>0.321662997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184818287037">
                <text:p>0.321848182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2033368055556">
                <text:p>0.322033368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2218553240741">
                <text:p>0.322218553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2403738425926">
                <text:p>0.32240373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2588923611111">
                <text:p>0.322588923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2774108796296">
                <text:p>0.32277410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2959282407407">
                <text:p>0.322959282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3144479166667">
                <text:p>0.323144479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3329664351852">
                <text:p>0.323329664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3514849537037">
                <text:p>0.323514849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3700034722222">
                <text:p>0.323700034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3885219907407">
                <text:p>0.323885219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4070405092593">
                <text:p>0.324070405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4255590277778">
                <text:p>0.324255590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4440775462963">
                <text:p>0.32444077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4625960648148">
                <text:p>0.324625960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24811145833333">
                <text:p>0.3248111458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24996331018519">
                <text:p>0.3249963310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25181516203704">
                <text:p>0.3251815162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25366701388889">
                <text:p>0.3253667013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25551886574074">
                <text:p>0.3255518865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25737071759259">
                <text:p>0.325737071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25922256944444">
                <text:p>0.325922256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2610744212963">
                <text:p>0.3261074421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26292627314815">
                <text:p>0.3262926273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264778125">
                <text:p>0.32647781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26662997685185">
                <text:p>0.326662997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2684818287037">
                <text:p>0.326848182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27033368055556">
                <text:p>0.327033368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27218553240741">
                <text:p>0.327218553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27403738425926">
                <text:p>0.3274037384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27588923611111">
                <text:p>0.3275889236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27774108796296">
                <text:p>0.327774108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27959293981481">
                <text:p>0.327959293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28144479166667">
                <text:p>0.328144479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28329664351852">
                <text:p>0.328329664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28514849537037">
                <text:p>0.328514849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28700034722222">
                <text:p>0.3287000347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28885219907407">
                <text:p>0.3288852199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29070405092593">
                <text:p>0.3290704050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29255590277778">
                <text:p>0.3292555902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29440775462963">
                <text:p>0.3294407754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29625960648148">
                <text:p>0.3296259606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29811145833333">
                <text:p>0.329811145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29996331018519">
                <text:p>0.3299963310185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30181516203704">
                <text:p>0.3301815162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30366701388889">
                <text:p>0.3303667013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30551886574074">
                <text:p>0.3305518865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30737071759259">
                <text:p>0.3307370717592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30922256944444">
                <text:p>0.3309222569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3110744212963">
                <text:p>0.3311074421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31292627314815">
                <text:p>0.3312926273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314778125">
                <text:p>0.33147781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31662997685185">
                <text:p>0.3316629976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3184818287037">
                <text:p>0.3318481828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32033368055556">
                <text:p>0.332033368055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32218553240741">
                <text:p>0.3322185532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32403738425926">
                <text:p>0.3324037384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32588923611111">
                <text:p>0.3325889236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32774108796296">
                <text:p>0.3327741087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32959293981481">
                <text:p>0.33295929398148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33144479166667">
                <text:p>0.3331444791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33329664351852">
                <text:p>0.3333296643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33514849537037">
                <text:p>0.3335148495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33700034722222">
                <text:p>0.33370003472222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33885219907407">
                <text:p>0.33388521990740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34070405092593">
                <text:p>0.3340704050925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34255590277778">
                <text:p>0.3342555902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34290324074074">
                <text:p>0.33429032407407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